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1014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THAI MONEYTEXT CHECK (first install Numbertext OpenOffice.org extension from <text:a xlink:href="http://launchpad.net/numbertext">http://launchpad.net/numbertext</text:a>)</text:p>
          </table:table-cell>
          <table:table-cell table:style-name="ce1"/>
          <table:table-cell table:style-name="ce3" table:number-columns-repeated="1021"/>
          <table:table-cell table:style-name="ce4"/>
        </table:table-row>
        <table:table-row table:style-name="ro1">
          <table:table-cell table:style-name="ce1" office:value-type="string">
            <text:p>input</text:p>
          </table:table-cell>
          <table:table-cell table:style-name="ce1"/>
          <table:table-cell table:style-name="ce3" office:value-type="string">
            <text:p>MONEYTEXT</text:p>
          </table:table-cell>
          <table:table-cell table:style-name="ce3" table:number-columns-repeated="2"/>
          <table:table-cell table:style-name="ce3" office:value-type="string">
            <text:p>BAHTTEXT</text:p>
          </table:table-cell>
          <table:table-cell table:style-name="ce3" table:number-columns-repeated="2"/>
          <table:table-cell table:style-name="ce3" office:value-type="string">
            <text:p>CHECK</text:p>
          </table:table-cell>
          <table:table-cell table:style-name="ce3" table:number-columns-repeated="1014"/>
          <table:table-cell table:style-name="ce4"/>
        </table:table-row>
        <table:table-row table:style-name="ro1">
          <table:table-cell office:value-type="float" office:value="-12.34">
            <text:p>-12,34</text:p>
          </table:table-cell>
          <table:table-cell/>
          <table:table-cell table:formula="of:=ORG.OPENOFFICE.ADDIN.SAMPLE.PYTHON.NUMBERTEXT.NUMBERTEXT.MONEYTEXT([.$A3];&quot;THB&quot;)" office:value-type="string" office:string-value="ลบสิบสองบาทสามสิบสี่สตางค์">
            <text:p>ลบสิบสองบาทสามสิบสี่สตางค์</text:p>
          </table:table-cell>
          <table:table-cell table:number-columns-repeated="2"/>
          <table:table-cell table:formula="of:=COM.MICROSOFT.BAHTTEXT([.$A3])" office:value-type="string" office:string-value="ลบสิบสองบาทสามสิบสี่สตางค์">
            <text:p>ลบสิบสองบาทสามสิบสี่สตางค์</text:p>
          </table:table-cell>
          <table:table-cell table:number-columns-repeated="2"/>
          <table:table-cell table:formula="of:=IF([.$C3]=[.$F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-2">
            <text:p>-2</text:p>
          </table:table-cell>
          <table:table-cell/>
          <table:table-cell table:formula="of:=ORG.OPENOFFICE.ADDIN.SAMPLE.PYTHON.NUMBERTEXT.NUMBERTEXT.MONEYTEXT([.$A4];&quot;THB&quot;)" office:value-type="string" office:string-value="ลบสองบาทถ้วน">
            <text:p>ลบสองบาทถ้วน</text:p>
          </table:table-cell>
          <table:table-cell table:number-columns-repeated="2"/>
          <table:table-cell table:formula="of:=COM.MICROSOFT.BAHTTEXT([.$A4])" office:value-type="string" office:string-value="ลบสองบาทถ้วน">
            <text:p>ลบสองบาทถ้วน</text:p>
          </table:table-cell>
          <table:table-cell table:number-columns-repeated="2"/>
          <table:table-cell table:formula="of:=IF([.$C4]=[.$F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-1">
            <text:p>-1</text:p>
          </table:table-cell>
          <table:table-cell/>
          <table:table-cell table:formula="of:=ORG.OPENOFFICE.ADDIN.SAMPLE.PYTHON.NUMBERTEXT.NUMBERTEXT.MONEYTEXT([.$A5];&quot;THB&quot;)" office:value-type="string" office:string-value="ลบหนึ่งบาทถ้วน">
            <text:p>ลบหนึ่งบาทถ้วน</text:p>
          </table:table-cell>
          <table:table-cell table:number-columns-repeated="2"/>
          <table:table-cell table:formula="of:=COM.MICROSOFT.BAHTTEXT([.$A5])" office:value-type="string" office:string-value="ลบหนึ่งบาทถ้วน">
            <text:p>ลบหนึ่งบาทถ้วน</text:p>
          </table:table-cell>
          <table:table-cell table:number-columns-repeated="2"/>
          <table:table-cell table:formula="of:=IF([.$C5]=[.$F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ORG.OPENOFFICE.ADDIN.SAMPLE.PYTHON.NUMBERTEXT.NUMBERTEXT.MONEYTEXT([.$A6];&quot;THB&quot;)" office:value-type="string" office:string-value="ศูนย์บาทถ้วน">
            <text:p>ศูนย์บาทถ้วน</text:p>
          </table:table-cell>
          <table:table-cell table:number-columns-repeated="2"/>
          <table:table-cell table:formula="of:=COM.MICROSOFT.BAHTTEXT([.$A6])" office:value-type="string" office:string-value="ศูนย์บาทถ้วน">
            <text:p>ศูนย์บาทถ้วน</text:p>
          </table:table-cell>
          <table:table-cell table:number-columns-repeated="2"/>
          <table:table-cell table:formula="of:=IF([.$C6]=[.$F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ORG.OPENOFFICE.ADDIN.SAMPLE.PYTHON.NUMBERTEXT.NUMBERTEXT.MONEYTEXT([.$A7];&quot;THB&quot;)" office:value-type="string" office:string-value="หนึ่งบาทถ้วน">
            <text:p>หนึ่งบาทถ้วน</text:p>
          </table:table-cell>
          <table:table-cell table:number-columns-repeated="2"/>
          <table:table-cell table:formula="of:=COM.MICROSOFT.BAHTTEXT([.$A7])" office:value-type="string" office:string-value="หนึ่งบาทถ้วน">
            <text:p>หนึ่งบาทถ้วน</text:p>
          </table:table-cell>
          <table:table-cell table:number-columns-repeated="2"/>
          <table:table-cell table:formula="of:=IF([.$C7]=[.$F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ORG.OPENOFFICE.ADDIN.SAMPLE.PYTHON.NUMBERTEXT.NUMBERTEXT.MONEYTEXT([.$A8];&quot;THB&quot;)" office:value-type="string" office:string-value="สองบาทถ้วน">
            <text:p>สองบาทถ้วน</text:p>
          </table:table-cell>
          <table:table-cell table:number-columns-repeated="2"/>
          <table:table-cell table:formula="of:=COM.MICROSOFT.BAHTTEXT([.$A8])" office:value-type="string" office:string-value="สองบาทถ้วน">
            <text:p>สองบาทถ้วน</text:p>
          </table:table-cell>
          <table:table-cell table:number-columns-repeated="2"/>
          <table:table-cell table:formula="of:=IF([.$C8]=[.$F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ORG.OPENOFFICE.ADDIN.SAMPLE.PYTHON.NUMBERTEXT.NUMBERTEXT.MONEYTEXT([.$A9];&quot;THB&quot;)" office:value-type="string" office:string-value="สามบาทถ้วน">
            <text:p>สามบาทถ้วน</text:p>
          </table:table-cell>
          <table:table-cell table:number-columns-repeated="2"/>
          <table:table-cell table:formula="of:=COM.MICROSOFT.BAHTTEXT([.$A9])" office:value-type="string" office:string-value="สามบาทถ้วน">
            <text:p>สามบาทถ้วน</text:p>
          </table:table-cell>
          <table:table-cell table:number-columns-repeated="2"/>
          <table:table-cell table:formula="of:=IF([.$C9]=[.$F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ORG.OPENOFFICE.ADDIN.SAMPLE.PYTHON.NUMBERTEXT.NUMBERTEXT.MONEYTEXT([.$A10];&quot;THB&quot;)" office:value-type="string" office:string-value="สี่บาทถ้วน">
            <text:p>สี่บาทถ้วน</text:p>
          </table:table-cell>
          <table:table-cell table:number-columns-repeated="2"/>
          <table:table-cell table:formula="of:=COM.MICROSOFT.BAHTTEXT([.$A10])" office:value-type="string" office:string-value="สี่บาทถ้วน">
            <text:p>สี่บาทถ้วน</text:p>
          </table:table-cell>
          <table:table-cell table:number-columns-repeated="2"/>
          <table:table-cell table:formula="of:=IF([.$C10]=[.$F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ORG.OPENOFFICE.ADDIN.SAMPLE.PYTHON.NUMBERTEXT.NUMBERTEXT.MONEYTEXT([.$A11];&quot;THB&quot;)" office:value-type="string" office:string-value="ห้าบาทถ้วน">
            <text:p>ห้าบาทถ้วน</text:p>
          </table:table-cell>
          <table:table-cell table:number-columns-repeated="2"/>
          <table:table-cell table:formula="of:=COM.MICROSOFT.BAHTTEXT([.$A11])" office:value-type="string" office:string-value="ห้าบาทถ้วน">
            <text:p>ห้าบาทถ้วน</text:p>
          </table:table-cell>
          <table:table-cell table:number-columns-repeated="2"/>
          <table:table-cell table:formula="of:=IF([.$C11]=[.$F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ORG.OPENOFFICE.ADDIN.SAMPLE.PYTHON.NUMBERTEXT.NUMBERTEXT.MONEYTEXT([.$A12];&quot;THB&quot;)" office:value-type="string" office:string-value="หกบาทถ้วน">
            <text:p>หกบาทถ้วน</text:p>
          </table:table-cell>
          <table:table-cell table:number-columns-repeated="2"/>
          <table:table-cell table:formula="of:=COM.MICROSOFT.BAHTTEXT([.$A12])" office:value-type="string" office:string-value="หกบาทถ้วน">
            <text:p>หกบาทถ้วน</text:p>
          </table:table-cell>
          <table:table-cell table:number-columns-repeated="2"/>
          <table:table-cell table:formula="of:=IF([.$C12]=[.$F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ORG.OPENOFFICE.ADDIN.SAMPLE.PYTHON.NUMBERTEXT.NUMBERTEXT.MONEYTEXT([.$A13];&quot;THB&quot;)" office:value-type="string" office:string-value="เจ็ดบาทถ้วน">
            <text:p>เจ็ดบาทถ้วน</text:p>
          </table:table-cell>
          <table:table-cell table:number-columns-repeated="2"/>
          <table:table-cell table:formula="of:=COM.MICROSOFT.BAHTTEXT([.$A13])" office:value-type="string" office:string-value="เจ็ดบาทถ้วน">
            <text:p>เจ็ดบาทถ้วน</text:p>
          </table:table-cell>
          <table:table-cell table:number-columns-repeated="2"/>
          <table:table-cell table:formula="of:=IF([.$C13]=[.$F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ORG.OPENOFFICE.ADDIN.SAMPLE.PYTHON.NUMBERTEXT.NUMBERTEXT.MONEYTEXT([.$A14];&quot;THB&quot;)" office:value-type="string" office:string-value="แปดบาทถ้วน">
            <text:p>แปดบาทถ้วน</text:p>
          </table:table-cell>
          <table:table-cell table:number-columns-repeated="2"/>
          <table:table-cell table:formula="of:=COM.MICROSOFT.BAHTTEXT([.$A14])" office:value-type="string" office:string-value="แปดบาทถ้วน">
            <text:p>แปดบาทถ้วน</text:p>
          </table:table-cell>
          <table:table-cell table:number-columns-repeated="2"/>
          <table:table-cell table:formula="of:=IF([.$C14]=[.$F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ORG.OPENOFFICE.ADDIN.SAMPLE.PYTHON.NUMBERTEXT.NUMBERTEXT.MONEYTEXT([.$A15];&quot;THB&quot;)" office:value-type="string" office:string-value="เก้าบาทถ้วน">
            <text:p>เก้าบาทถ้วน</text:p>
          </table:table-cell>
          <table:table-cell table:number-columns-repeated="2"/>
          <table:table-cell table:formula="of:=COM.MICROSOFT.BAHTTEXT([.$A15])" office:value-type="string" office:string-value="เก้าบาทถ้วน">
            <text:p>เก้าบาทถ้วน</text:p>
          </table:table-cell>
          <table:table-cell table:number-columns-repeated="2"/>
          <table:table-cell table:formula="of:=IF([.$C15]=[.$F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ORG.OPENOFFICE.ADDIN.SAMPLE.PYTHON.NUMBERTEXT.NUMBERTEXT.MONEYTEXT([.$A16];&quot;THB&quot;)" office:value-type="string" office:string-value="สิบบาทถ้วน">
            <text:p>สิบบาทถ้วน</text:p>
          </table:table-cell>
          <table:table-cell table:number-columns-repeated="2"/>
          <table:table-cell table:formula="of:=COM.MICROSOFT.BAHTTEXT([.$A16])" office:value-type="string" office:string-value="สิบบาทถ้วน">
            <text:p>สิบบาทถ้วน</text:p>
          </table:table-cell>
          <table:table-cell table:number-columns-repeated="2"/>
          <table:table-cell table:formula="of:=IF([.$C16]=[.$F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ORG.OPENOFFICE.ADDIN.SAMPLE.PYTHON.NUMBERTEXT.NUMBERTEXT.MONEYTEXT([.$A17];&quot;THB&quot;)" office:value-type="string" office:string-value="สิบเอ็ดบาทถ้วน">
            <text:p>สิบเอ็ดบาทถ้วน</text:p>
          </table:table-cell>
          <table:table-cell table:number-columns-repeated="2"/>
          <table:table-cell table:formula="of:=COM.MICROSOFT.BAHTTEXT([.$A17])" office:value-type="string" office:string-value="สิบเอ็ดบาทถ้วน">
            <text:p>สิบเอ็ดบาทถ้วน</text:p>
          </table:table-cell>
          <table:table-cell table:number-columns-repeated="2"/>
          <table:table-cell table:formula="of:=IF([.$C17]=[.$F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ORG.OPENOFFICE.ADDIN.SAMPLE.PYTHON.NUMBERTEXT.NUMBERTEXT.MONEYTEXT([.$A18];&quot;THB&quot;)" office:value-type="string" office:string-value="สิบสองบาทถ้วน">
            <text:p>สิบสองบาทถ้วน</text:p>
          </table:table-cell>
          <table:table-cell table:number-columns-repeated="2"/>
          <table:table-cell table:formula="of:=COM.MICROSOFT.BAHTTEXT([.$A18])" office:value-type="string" office:string-value="สิบสองบาทถ้วน">
            <text:p>สิบสองบาทถ้วน</text:p>
          </table:table-cell>
          <table:table-cell table:number-columns-repeated="2"/>
          <table:table-cell table:formula="of:=IF([.$C18]=[.$F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ORG.OPENOFFICE.ADDIN.SAMPLE.PYTHON.NUMBERTEXT.NUMBERTEXT.MONEYTEXT([.$A19];&quot;THB&quot;)" office:value-type="string" office:string-value="สิบสามบาทถ้วน">
            <text:p>สิบสามบาทถ้วน</text:p>
          </table:table-cell>
          <table:table-cell table:number-columns-repeated="2"/>
          <table:table-cell table:formula="of:=COM.MICROSOFT.BAHTTEXT([.$A19])" office:value-type="string" office:string-value="สิบสามบาทถ้วน">
            <text:p>สิบสามบาทถ้วน</text:p>
          </table:table-cell>
          <table:table-cell table:number-columns-repeated="2"/>
          <table:table-cell table:formula="of:=IF([.$C19]=[.$F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ORG.OPENOFFICE.ADDIN.SAMPLE.PYTHON.NUMBERTEXT.NUMBERTEXT.MONEYTEXT([.$A20];&quot;THB&quot;)" office:value-type="string" office:string-value="สิบสี่บาทถ้วน">
            <text:p>สิบสี่บาทถ้วน</text:p>
          </table:table-cell>
          <table:table-cell table:number-columns-repeated="2"/>
          <table:table-cell table:formula="of:=COM.MICROSOFT.BAHTTEXT([.$A20])" office:value-type="string" office:string-value="สิบสี่บาทถ้วน">
            <text:p>สิบสี่บาทถ้วน</text:p>
          </table:table-cell>
          <table:table-cell table:number-columns-repeated="2"/>
          <table:table-cell table:formula="of:=IF([.$C20]=[.$F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ORG.OPENOFFICE.ADDIN.SAMPLE.PYTHON.NUMBERTEXT.NUMBERTEXT.MONEYTEXT([.$A21];&quot;THB&quot;)" office:value-type="string" office:string-value="สิบห้าบาทถ้วน">
            <text:p>สิบห้าบาทถ้วน</text:p>
          </table:table-cell>
          <table:table-cell table:number-columns-repeated="2"/>
          <table:table-cell table:formula="of:=COM.MICROSOFT.BAHTTEXT([.$A21])" office:value-type="string" office:string-value="สิบห้าบาทถ้วน">
            <text:p>สิบห้าบาทถ้วน</text:p>
          </table:table-cell>
          <table:table-cell table:number-columns-repeated="2"/>
          <table:table-cell table:formula="of:=IF([.$C21]=[.$F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ORG.OPENOFFICE.ADDIN.SAMPLE.PYTHON.NUMBERTEXT.NUMBERTEXT.MONEYTEXT([.$A22];&quot;THB&quot;)" office:value-type="string" office:string-value="สิบหกบาทถ้วน">
            <text:p>สิบหกบาทถ้วน</text:p>
          </table:table-cell>
          <table:table-cell table:number-columns-repeated="2"/>
          <table:table-cell table:formula="of:=COM.MICROSOFT.BAHTTEXT([.$A22])" office:value-type="string" office:string-value="สิบหกบาทถ้วน">
            <text:p>สิบหกบาทถ้วน</text:p>
          </table:table-cell>
          <table:table-cell table:number-columns-repeated="2"/>
          <table:table-cell table:formula="of:=IF([.$C22]=[.$F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ORG.OPENOFFICE.ADDIN.SAMPLE.PYTHON.NUMBERTEXT.NUMBERTEXT.MONEYTEXT([.$A23];&quot;THB&quot;)" office:value-type="string" office:string-value="สิบเจ็ดบาทถ้วน">
            <text:p>สิบเจ็ดบาทถ้วน</text:p>
          </table:table-cell>
          <table:table-cell table:number-columns-repeated="2"/>
          <table:table-cell table:formula="of:=COM.MICROSOFT.BAHTTEXT([.$A23])" office:value-type="string" office:string-value="สิบเจ็ดบาทถ้วน">
            <text:p>สิบเจ็ดบาทถ้วน</text:p>
          </table:table-cell>
          <table:table-cell table:number-columns-repeated="2"/>
          <table:table-cell table:formula="of:=IF([.$C23]=[.$F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ORG.OPENOFFICE.ADDIN.SAMPLE.PYTHON.NUMBERTEXT.NUMBERTEXT.MONEYTEXT([.$A24];&quot;THB&quot;)" office:value-type="string" office:string-value="สิบแปดบาทถ้วน">
            <text:p>สิบแปดบาทถ้วน</text:p>
          </table:table-cell>
          <table:table-cell table:number-columns-repeated="2"/>
          <table:table-cell table:formula="of:=COM.MICROSOFT.BAHTTEXT([.$A24])" office:value-type="string" office:string-value="สิบแปดบาทถ้วน">
            <text:p>สิบแปดบาทถ้วน</text:p>
          </table:table-cell>
          <table:table-cell table:number-columns-repeated="2"/>
          <table:table-cell table:formula="of:=IF([.$C24]=[.$F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ORG.OPENOFFICE.ADDIN.SAMPLE.PYTHON.NUMBERTEXT.NUMBERTEXT.MONEYTEXT([.$A25];&quot;THB&quot;)" office:value-type="string" office:string-value="สิบเก้าบาทถ้วน">
            <text:p>สิบเก้าบาทถ้วน</text:p>
          </table:table-cell>
          <table:table-cell table:number-columns-repeated="2"/>
          <table:table-cell table:formula="of:=COM.MICROSOFT.BAHTTEXT([.$A25])" office:value-type="string" office:string-value="สิบเก้าบาทถ้วน">
            <text:p>สิบเก้าบาทถ้วน</text:p>
          </table:table-cell>
          <table:table-cell table:number-columns-repeated="2"/>
          <table:table-cell table:formula="of:=IF([.$C25]=[.$F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ORG.OPENOFFICE.ADDIN.SAMPLE.PYTHON.NUMBERTEXT.NUMBERTEXT.MONEYTEXT([.$A26];&quot;THB&quot;)" office:value-type="string" office:string-value="ยี่สิบบาทถ้วน">
            <text:p>ยี่สิบบาทถ้วน</text:p>
          </table:table-cell>
          <table:table-cell table:number-columns-repeated="2"/>
          <table:table-cell table:formula="of:=COM.MICROSOFT.BAHTTEXT([.$A26])" office:value-type="string" office:string-value="ยี่สิบบาทถ้วน">
            <text:p>ยี่สิบบาทถ้วน</text:p>
          </table:table-cell>
          <table:table-cell table:number-columns-repeated="2"/>
          <table:table-cell table:formula="of:=IF([.$C26]=[.$F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ORG.OPENOFFICE.ADDIN.SAMPLE.PYTHON.NUMBERTEXT.NUMBERTEXT.MONEYTEXT([.$A27];&quot;THB&quot;)" office:value-type="string" office:string-value="ยี่สิบเอ็ดบาทถ้วน">
            <text:p>ยี่สิบเอ็ดบาทถ้วน</text:p>
          </table:table-cell>
          <table:table-cell table:number-columns-repeated="2"/>
          <table:table-cell table:formula="of:=COM.MICROSOFT.BAHTTEXT([.$A27])" office:value-type="string" office:string-value="ยี่สิบเอ็ดบาทถ้วน">
            <text:p>ยี่สิบเอ็ดบาทถ้วน</text:p>
          </table:table-cell>
          <table:table-cell table:number-columns-repeated="2"/>
          <table:table-cell table:formula="of:=IF([.$C27]=[.$F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ORG.OPENOFFICE.ADDIN.SAMPLE.PYTHON.NUMBERTEXT.NUMBERTEXT.MONEYTEXT([.$A28];&quot;THB&quot;)" office:value-type="string" office:string-value="ยี่สิบสองบาทถ้วน">
            <text:p>ยี่สิบสองบาทถ้วน</text:p>
          </table:table-cell>
          <table:table-cell table:number-columns-repeated="2"/>
          <table:table-cell table:formula="of:=COM.MICROSOFT.BAHTTEXT([.$A28])" office:value-type="string" office:string-value="ยี่สิบสองบาทถ้วน">
            <text:p>ยี่สิบสองบาทถ้วน</text:p>
          </table:table-cell>
          <table:table-cell table:number-columns-repeated="2"/>
          <table:table-cell table:formula="of:=IF([.$C28]=[.$F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ORG.OPENOFFICE.ADDIN.SAMPLE.PYTHON.NUMBERTEXT.NUMBERTEXT.MONEYTEXT([.$A29];&quot;THB&quot;)" office:value-type="string" office:string-value="ยี่สิบสามบาทถ้วน">
            <text:p>ยี่สิบสามบาทถ้วน</text:p>
          </table:table-cell>
          <table:table-cell table:number-columns-repeated="2"/>
          <table:table-cell table:formula="of:=COM.MICROSOFT.BAHTTEXT([.$A29])" office:value-type="string" office:string-value="ยี่สิบสามบาทถ้วน">
            <text:p>ยี่สิบสามบาทถ้วน</text:p>
          </table:table-cell>
          <table:table-cell table:number-columns-repeated="2"/>
          <table:table-cell table:formula="of:=IF([.$C29]=[.$F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ORG.OPENOFFICE.ADDIN.SAMPLE.PYTHON.NUMBERTEXT.NUMBERTEXT.MONEYTEXT([.$A30];&quot;THB&quot;)" office:value-type="string" office:string-value="ยี่สิบสี่บาทถ้วน">
            <text:p>ยี่สิบสี่บาทถ้วน</text:p>
          </table:table-cell>
          <table:table-cell table:number-columns-repeated="2"/>
          <table:table-cell table:formula="of:=COM.MICROSOFT.BAHTTEXT([.$A30])" office:value-type="string" office:string-value="ยี่สิบสี่บาทถ้วน">
            <text:p>ยี่สิบสี่บาทถ้วน</text:p>
          </table:table-cell>
          <table:table-cell table:number-columns-repeated="2"/>
          <table:table-cell table:formula="of:=IF([.$C30]=[.$F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ORG.OPENOFFICE.ADDIN.SAMPLE.PYTHON.NUMBERTEXT.NUMBERTEXT.MONEYTEXT([.$A31];&quot;THB&quot;)" office:value-type="string" office:string-value="ยี่สิบห้าบาทถ้วน">
            <text:p>ยี่สิบห้าบาทถ้วน</text:p>
          </table:table-cell>
          <table:table-cell table:number-columns-repeated="2"/>
          <table:table-cell table:formula="of:=COM.MICROSOFT.BAHTTEXT([.$A31])" office:value-type="string" office:string-value="ยี่สิบห้าบาทถ้วน">
            <text:p>ยี่สิบห้าบาทถ้วน</text:p>
          </table:table-cell>
          <table:table-cell table:number-columns-repeated="2"/>
          <table:table-cell table:formula="of:=IF([.$C31]=[.$F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ORG.OPENOFFICE.ADDIN.SAMPLE.PYTHON.NUMBERTEXT.NUMBERTEXT.MONEYTEXT([.$A32];&quot;THB&quot;)" office:value-type="string" office:string-value="ยี่สิบหกบาทถ้วน">
            <text:p>ยี่สิบหกบาทถ้วน</text:p>
          </table:table-cell>
          <table:table-cell table:number-columns-repeated="2"/>
          <table:table-cell table:formula="of:=COM.MICROSOFT.BAHTTEXT([.$A32])" office:value-type="string" office:string-value="ยี่สิบหกบาทถ้วน">
            <text:p>ยี่สิบหกบาทถ้วน</text:p>
          </table:table-cell>
          <table:table-cell table:number-columns-repeated="2"/>
          <table:table-cell table:formula="of:=IF([.$C32]=[.$F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ORG.OPENOFFICE.ADDIN.SAMPLE.PYTHON.NUMBERTEXT.NUMBERTEXT.MONEYTEXT([.$A33];&quot;THB&quot;)" office:value-type="string" office:string-value="ยี่สิบเจ็ดบาทถ้วน">
            <text:p>ยี่สิบเจ็ดบาทถ้วน</text:p>
          </table:table-cell>
          <table:table-cell table:number-columns-repeated="2"/>
          <table:table-cell table:formula="of:=COM.MICROSOFT.BAHTTEXT([.$A33])" office:value-type="string" office:string-value="ยี่สิบเจ็ดบาทถ้วน">
            <text:p>ยี่สิบเจ็ดบาทถ้วน</text:p>
          </table:table-cell>
          <table:table-cell table:number-columns-repeated="2"/>
          <table:table-cell table:formula="of:=IF([.$C33]=[.$F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ORG.OPENOFFICE.ADDIN.SAMPLE.PYTHON.NUMBERTEXT.NUMBERTEXT.MONEYTEXT([.$A34];&quot;THB&quot;)" office:value-type="string" office:string-value="ยี่สิบแปดบาทถ้วน">
            <text:p>ยี่สิบแปดบาทถ้วน</text:p>
          </table:table-cell>
          <table:table-cell table:number-columns-repeated="2"/>
          <table:table-cell table:formula="of:=COM.MICROSOFT.BAHTTEXT([.$A34])" office:value-type="string" office:string-value="ยี่สิบแปดบาทถ้วน">
            <text:p>ยี่สิบแปดบาทถ้วน</text:p>
          </table:table-cell>
          <table:table-cell table:number-columns-repeated="2"/>
          <table:table-cell table:formula="of:=IF([.$C34]=[.$F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ORG.OPENOFFICE.ADDIN.SAMPLE.PYTHON.NUMBERTEXT.NUMBERTEXT.MONEYTEXT([.$A35];&quot;THB&quot;)" office:value-type="string" office:string-value="ยี่สิบเก้าบาทถ้วน">
            <text:p>ยี่สิบเก้าบาทถ้วน</text:p>
          </table:table-cell>
          <table:table-cell table:number-columns-repeated="2"/>
          <table:table-cell table:formula="of:=COM.MICROSOFT.BAHTTEXT([.$A35])" office:value-type="string" office:string-value="ยี่สิบเก้าบาทถ้วน">
            <text:p>ยี่สิบเก้าบาทถ้วน</text:p>
          </table:table-cell>
          <table:table-cell table:number-columns-repeated="2"/>
          <table:table-cell table:formula="of:=IF([.$C35]=[.$F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ORG.OPENOFFICE.ADDIN.SAMPLE.PYTHON.NUMBERTEXT.NUMBERTEXT.MONEYTEXT([.$A36];&quot;THB&quot;)" office:value-type="string" office:string-value="สามสิบบาทถ้วน">
            <text:p>สามสิบบาทถ้วน</text:p>
          </table:table-cell>
          <table:table-cell table:number-columns-repeated="2"/>
          <table:table-cell table:formula="of:=COM.MICROSOFT.BAHTTEXT([.$A36])" office:value-type="string" office:string-value="สามสิบบาทถ้วน">
            <text:p>สามสิบบาทถ้วน</text:p>
          </table:table-cell>
          <table:table-cell table:number-columns-repeated="2"/>
          <table:table-cell table:formula="of:=IF([.$C36]=[.$F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ORG.OPENOFFICE.ADDIN.SAMPLE.PYTHON.NUMBERTEXT.NUMBERTEXT.MONEYTEXT([.$A37];&quot;THB&quot;)" office:value-type="string" office:string-value="สามสิบเอ็ดบาทถ้วน">
            <text:p>สามสิบเอ็ดบาทถ้วน</text:p>
          </table:table-cell>
          <table:table-cell table:number-columns-repeated="2"/>
          <table:table-cell table:formula="of:=COM.MICROSOFT.BAHTTEXT([.$A37])" office:value-type="string" office:string-value="สามสิบเอ็ดบาทถ้วน">
            <text:p>สามสิบเอ็ดบาทถ้วน</text:p>
          </table:table-cell>
          <table:table-cell table:number-columns-repeated="2"/>
          <table:table-cell table:formula="of:=IF([.$C37]=[.$F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ORG.OPENOFFICE.ADDIN.SAMPLE.PYTHON.NUMBERTEXT.NUMBERTEXT.MONEYTEXT([.$A38];&quot;THB&quot;)" office:value-type="string" office:string-value="สามสิบสองบาทถ้วน">
            <text:p>สามสิบสองบาทถ้วน</text:p>
          </table:table-cell>
          <table:table-cell table:number-columns-repeated="2"/>
          <table:table-cell table:formula="of:=COM.MICROSOFT.BAHTTEXT([.$A38])" office:value-type="string" office:string-value="สามสิบสองบาทถ้วน">
            <text:p>สามสิบสองบาทถ้วน</text:p>
          </table:table-cell>
          <table:table-cell table:number-columns-repeated="2"/>
          <table:table-cell table:formula="of:=IF([.$C38]=[.$F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ORG.OPENOFFICE.ADDIN.SAMPLE.PYTHON.NUMBERTEXT.NUMBERTEXT.MONEYTEXT([.$A39];&quot;THB&quot;)" office:value-type="string" office:string-value="สามสิบสามบาทถ้วน">
            <text:p>สามสิบสามบาทถ้วน</text:p>
          </table:table-cell>
          <table:table-cell table:number-columns-repeated="2"/>
          <table:table-cell table:formula="of:=COM.MICROSOFT.BAHTTEXT([.$A39])" office:value-type="string" office:string-value="สามสิบสามบาทถ้วน">
            <text:p>สามสิบสามบาทถ้วน</text:p>
          </table:table-cell>
          <table:table-cell table:number-columns-repeated="2"/>
          <table:table-cell table:formula="of:=IF([.$C39]=[.$F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ORG.OPENOFFICE.ADDIN.SAMPLE.PYTHON.NUMBERTEXT.NUMBERTEXT.MONEYTEXT([.$A40];&quot;THB&quot;)" office:value-type="string" office:string-value="สามสิบสี่บาทถ้วน">
            <text:p>สามสิบสี่บาทถ้วน</text:p>
          </table:table-cell>
          <table:table-cell table:number-columns-repeated="2"/>
          <table:table-cell table:formula="of:=COM.MICROSOFT.BAHTTEXT([.$A40])" office:value-type="string" office:string-value="สามสิบสี่บาทถ้วน">
            <text:p>สามสิบสี่บาทถ้วน</text:p>
          </table:table-cell>
          <table:table-cell table:number-columns-repeated="2"/>
          <table:table-cell table:formula="of:=IF([.$C40]=[.$F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ORG.OPENOFFICE.ADDIN.SAMPLE.PYTHON.NUMBERTEXT.NUMBERTEXT.MONEYTEXT([.$A41];&quot;THB&quot;)" office:value-type="string" office:string-value="สามสิบห้าบาทถ้วน">
            <text:p>สามสิบห้าบาทถ้วน</text:p>
          </table:table-cell>
          <table:table-cell table:number-columns-repeated="2"/>
          <table:table-cell table:formula="of:=COM.MICROSOFT.BAHTTEXT([.$A41])" office:value-type="string" office:string-value="สามสิบห้าบาทถ้วน">
            <text:p>สามสิบห้าบาทถ้วน</text:p>
          </table:table-cell>
          <table:table-cell table:number-columns-repeated="2"/>
          <table:table-cell table:formula="of:=IF([.$C41]=[.$F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ORG.OPENOFFICE.ADDIN.SAMPLE.PYTHON.NUMBERTEXT.NUMBERTEXT.MONEYTEXT([.$A42];&quot;THB&quot;)" office:value-type="string" office:string-value="สามสิบหกบาทถ้วน">
            <text:p>สามสิบหกบาทถ้วน</text:p>
          </table:table-cell>
          <table:table-cell table:number-columns-repeated="2"/>
          <table:table-cell table:formula="of:=COM.MICROSOFT.BAHTTEXT([.$A42])" office:value-type="string" office:string-value="สามสิบหกบาทถ้วน">
            <text:p>สามสิบหกบาทถ้วน</text:p>
          </table:table-cell>
          <table:table-cell table:number-columns-repeated="2"/>
          <table:table-cell table:formula="of:=IF([.$C42]=[.$F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ORG.OPENOFFICE.ADDIN.SAMPLE.PYTHON.NUMBERTEXT.NUMBERTEXT.MONEYTEXT([.$A43];&quot;THB&quot;)" office:value-type="string" office:string-value="สามสิบเจ็ดบาทถ้วน">
            <text:p>สามสิบเจ็ดบาทถ้วน</text:p>
          </table:table-cell>
          <table:table-cell table:number-columns-repeated="2"/>
          <table:table-cell table:formula="of:=COM.MICROSOFT.BAHTTEXT([.$A43])" office:value-type="string" office:string-value="สามสิบเจ็ดบาทถ้วน">
            <text:p>สามสิบเจ็ดบาทถ้วน</text:p>
          </table:table-cell>
          <table:table-cell table:number-columns-repeated="2"/>
          <table:table-cell table:formula="of:=IF([.$C43]=[.$F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ORG.OPENOFFICE.ADDIN.SAMPLE.PYTHON.NUMBERTEXT.NUMBERTEXT.MONEYTEXT([.$A44];&quot;THB&quot;)" office:value-type="string" office:string-value="สามสิบแปดบาทถ้วน">
            <text:p>สามสิบแปดบาทถ้วน</text:p>
          </table:table-cell>
          <table:table-cell table:number-columns-repeated="2"/>
          <table:table-cell table:formula="of:=COM.MICROSOFT.BAHTTEXT([.$A44])" office:value-type="string" office:string-value="สามสิบแปดบาทถ้วน">
            <text:p>สามสิบแปดบาทถ้วน</text:p>
          </table:table-cell>
          <table:table-cell table:number-columns-repeated="2"/>
          <table:table-cell table:formula="of:=IF([.$C44]=[.$F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ORG.OPENOFFICE.ADDIN.SAMPLE.PYTHON.NUMBERTEXT.NUMBERTEXT.MONEYTEXT([.$A45];&quot;THB&quot;)" office:value-type="string" office:string-value="สามสิบเก้าบาทถ้วน">
            <text:p>สามสิบเก้าบาทถ้วน</text:p>
          </table:table-cell>
          <table:table-cell table:number-columns-repeated="2"/>
          <table:table-cell table:formula="of:=COM.MICROSOFT.BAHTTEXT([.$A45])" office:value-type="string" office:string-value="สามสิบเก้าบาทถ้วน">
            <text:p>สามสิบเก้าบาทถ้วน</text:p>
          </table:table-cell>
          <table:table-cell table:number-columns-repeated="2"/>
          <table:table-cell table:formula="of:=IF([.$C45]=[.$F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ORG.OPENOFFICE.ADDIN.SAMPLE.PYTHON.NUMBERTEXT.NUMBERTEXT.MONEYTEXT([.$A46];&quot;THB&quot;)" office:value-type="string" office:string-value="สี่สิบบาทถ้วน">
            <text:p>สี่สิบบาทถ้วน</text:p>
          </table:table-cell>
          <table:table-cell table:number-columns-repeated="2"/>
          <table:table-cell table:formula="of:=COM.MICROSOFT.BAHTTEXT([.$A46])" office:value-type="string" office:string-value="สี่สิบบาทถ้วน">
            <text:p>สี่สิบบาทถ้วน</text:p>
          </table:table-cell>
          <table:table-cell table:number-columns-repeated="2"/>
          <table:table-cell table:formula="of:=IF([.$C46]=[.$F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ORG.OPENOFFICE.ADDIN.SAMPLE.PYTHON.NUMBERTEXT.NUMBERTEXT.MONEYTEXT([.$A47];&quot;THB&quot;)" office:value-type="string" office:string-value="สี่สิบเอ็ดบาทถ้วน">
            <text:p>สี่สิบเอ็ดบาทถ้วน</text:p>
          </table:table-cell>
          <table:table-cell table:number-columns-repeated="2"/>
          <table:table-cell table:formula="of:=COM.MICROSOFT.BAHTTEXT([.$A47])" office:value-type="string" office:string-value="สี่สิบเอ็ดบาทถ้วน">
            <text:p>สี่สิบเอ็ดบาทถ้วน</text:p>
          </table:table-cell>
          <table:table-cell table:number-columns-repeated="2"/>
          <table:table-cell table:formula="of:=IF([.$C47]=[.$F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ORG.OPENOFFICE.ADDIN.SAMPLE.PYTHON.NUMBERTEXT.NUMBERTEXT.MONEYTEXT([.$A48];&quot;THB&quot;)" office:value-type="string" office:string-value="สี่สิบสองบาทถ้วน">
            <text:p>สี่สิบสองบาทถ้วน</text:p>
          </table:table-cell>
          <table:table-cell table:number-columns-repeated="2"/>
          <table:table-cell table:formula="of:=COM.MICROSOFT.BAHTTEXT([.$A48])" office:value-type="string" office:string-value="สี่สิบสองบาทถ้วน">
            <text:p>สี่สิบสองบาทถ้วน</text:p>
          </table:table-cell>
          <table:table-cell table:number-columns-repeated="2"/>
          <table:table-cell table:formula="of:=IF([.$C48]=[.$F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ORG.OPENOFFICE.ADDIN.SAMPLE.PYTHON.NUMBERTEXT.NUMBERTEXT.MONEYTEXT([.$A49];&quot;THB&quot;)" office:value-type="string" office:string-value="สี่สิบสามบาทถ้วน">
            <text:p>สี่สิบสามบาทถ้วน</text:p>
          </table:table-cell>
          <table:table-cell table:number-columns-repeated="2"/>
          <table:table-cell table:formula="of:=COM.MICROSOFT.BAHTTEXT([.$A49])" office:value-type="string" office:string-value="สี่สิบสามบาทถ้วน">
            <text:p>สี่สิบสามบาทถ้วน</text:p>
          </table:table-cell>
          <table:table-cell table:number-columns-repeated="2"/>
          <table:table-cell table:formula="of:=IF([.$C49]=[.$F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ORG.OPENOFFICE.ADDIN.SAMPLE.PYTHON.NUMBERTEXT.NUMBERTEXT.MONEYTEXT([.$A50];&quot;THB&quot;)" office:value-type="string" office:string-value="สี่สิบสี่บาทถ้วน">
            <text:p>สี่สิบสี่บาทถ้วน</text:p>
          </table:table-cell>
          <table:table-cell table:number-columns-repeated="2"/>
          <table:table-cell table:formula="of:=COM.MICROSOFT.BAHTTEXT([.$A50])" office:value-type="string" office:string-value="สี่สิบสี่บาทถ้วน">
            <text:p>สี่สิบสี่บาทถ้วน</text:p>
          </table:table-cell>
          <table:table-cell table:number-columns-repeated="2"/>
          <table:table-cell table:formula="of:=IF([.$C50]=[.$F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ORG.OPENOFFICE.ADDIN.SAMPLE.PYTHON.NUMBERTEXT.NUMBERTEXT.MONEYTEXT([.$A51];&quot;THB&quot;)" office:value-type="string" office:string-value="สี่สิบห้าบาทถ้วน">
            <text:p>สี่สิบห้าบาทถ้วน</text:p>
          </table:table-cell>
          <table:table-cell table:number-columns-repeated="2"/>
          <table:table-cell table:formula="of:=COM.MICROSOFT.BAHTTEXT([.$A51])" office:value-type="string" office:string-value="สี่สิบห้าบาทถ้วน">
            <text:p>สี่สิบห้าบาทถ้วน</text:p>
          </table:table-cell>
          <table:table-cell table:number-columns-repeated="2"/>
          <table:table-cell table:formula="of:=IF([.$C51]=[.$F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ORG.OPENOFFICE.ADDIN.SAMPLE.PYTHON.NUMBERTEXT.NUMBERTEXT.MONEYTEXT([.$A52];&quot;THB&quot;)" office:value-type="string" office:string-value="สี่สิบหกบาทถ้วน">
            <text:p>สี่สิบหกบาทถ้วน</text:p>
          </table:table-cell>
          <table:table-cell table:number-columns-repeated="2"/>
          <table:table-cell table:formula="of:=COM.MICROSOFT.BAHTTEXT([.$A52])" office:value-type="string" office:string-value="สี่สิบหกบาทถ้วน">
            <text:p>สี่สิบหกบาทถ้วน</text:p>
          </table:table-cell>
          <table:table-cell table:number-columns-repeated="2"/>
          <table:table-cell table:formula="of:=IF([.$C52]=[.$F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ORG.OPENOFFICE.ADDIN.SAMPLE.PYTHON.NUMBERTEXT.NUMBERTEXT.MONEYTEXT([.$A53];&quot;THB&quot;)" office:value-type="string" office:string-value="สี่สิบเจ็ดบาทถ้วน">
            <text:p>สี่สิบเจ็ดบาทถ้วน</text:p>
          </table:table-cell>
          <table:table-cell table:number-columns-repeated="2"/>
          <table:table-cell table:formula="of:=COM.MICROSOFT.BAHTTEXT([.$A53])" office:value-type="string" office:string-value="สี่สิบเจ็ดบาทถ้วน">
            <text:p>สี่สิบเจ็ดบาทถ้วน</text:p>
          </table:table-cell>
          <table:table-cell table:number-columns-repeated="2"/>
          <table:table-cell table:formula="of:=IF([.$C53]=[.$F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ORG.OPENOFFICE.ADDIN.SAMPLE.PYTHON.NUMBERTEXT.NUMBERTEXT.MONEYTEXT([.$A54];&quot;THB&quot;)" office:value-type="string" office:string-value="สี่สิบแปดบาทถ้วน">
            <text:p>สี่สิบแปดบาทถ้วน</text:p>
          </table:table-cell>
          <table:table-cell table:number-columns-repeated="2"/>
          <table:table-cell table:formula="of:=COM.MICROSOFT.BAHTTEXT([.$A54])" office:value-type="string" office:string-value="สี่สิบแปดบาทถ้วน">
            <text:p>สี่สิบแปดบาทถ้วน</text:p>
          </table:table-cell>
          <table:table-cell table:number-columns-repeated="2"/>
          <table:table-cell table:formula="of:=IF([.$C54]=[.$F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ORG.OPENOFFICE.ADDIN.SAMPLE.PYTHON.NUMBERTEXT.NUMBERTEXT.MONEYTEXT([.$A55];&quot;THB&quot;)" office:value-type="string" office:string-value="สี่สิบเก้าบาทถ้วน">
            <text:p>สี่สิบเก้าบาทถ้วน</text:p>
          </table:table-cell>
          <table:table-cell table:number-columns-repeated="2"/>
          <table:table-cell table:formula="of:=COM.MICROSOFT.BAHTTEXT([.$A55])" office:value-type="string" office:string-value="สี่สิบเก้าบาทถ้วน">
            <text:p>สี่สิบเก้าบาทถ้วน</text:p>
          </table:table-cell>
          <table:table-cell table:number-columns-repeated="2"/>
          <table:table-cell table:formula="of:=IF([.$C55]=[.$F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ORG.OPENOFFICE.ADDIN.SAMPLE.PYTHON.NUMBERTEXT.NUMBERTEXT.MONEYTEXT([.$A56];&quot;THB&quot;)" office:value-type="string" office:string-value="ห้าสิบบาทถ้วน">
            <text:p>ห้าสิบบาทถ้วน</text:p>
          </table:table-cell>
          <table:table-cell table:number-columns-repeated="2"/>
          <table:table-cell table:formula="of:=COM.MICROSOFT.BAHTTEXT([.$A56])" office:value-type="string" office:string-value="ห้าสิบบาทถ้วน">
            <text:p>ห้าสิบบาทถ้วน</text:p>
          </table:table-cell>
          <table:table-cell table:number-columns-repeated="2"/>
          <table:table-cell table:formula="of:=IF([.$C56]=[.$F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ORG.OPENOFFICE.ADDIN.SAMPLE.PYTHON.NUMBERTEXT.NUMBERTEXT.MONEYTEXT([.$A57];&quot;THB&quot;)" office:value-type="string" office:string-value="ห้าสิบเอ็ดบาทถ้วน">
            <text:p>ห้าสิบเอ็ดบาทถ้วน</text:p>
          </table:table-cell>
          <table:table-cell table:number-columns-repeated="2"/>
          <table:table-cell table:formula="of:=COM.MICROSOFT.BAHTTEXT([.$A57])" office:value-type="string" office:string-value="ห้าสิบเอ็ดบาทถ้วน">
            <text:p>ห้าสิบเอ็ดบาทถ้วน</text:p>
          </table:table-cell>
          <table:table-cell table:number-columns-repeated="2"/>
          <table:table-cell table:formula="of:=IF([.$C57]=[.$F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ORG.OPENOFFICE.ADDIN.SAMPLE.PYTHON.NUMBERTEXT.NUMBERTEXT.MONEYTEXT([.$A58];&quot;THB&quot;)" office:value-type="string" office:string-value="ห้าสิบสองบาทถ้วน">
            <text:p>ห้าสิบสองบาทถ้วน</text:p>
          </table:table-cell>
          <table:table-cell table:number-columns-repeated="2"/>
          <table:table-cell table:formula="of:=COM.MICROSOFT.BAHTTEXT([.$A58])" office:value-type="string" office:string-value="ห้าสิบสองบาทถ้วน">
            <text:p>ห้าสิบสองบาทถ้วน</text:p>
          </table:table-cell>
          <table:table-cell table:number-columns-repeated="2"/>
          <table:table-cell table:formula="of:=IF([.$C58]=[.$F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ORG.OPENOFFICE.ADDIN.SAMPLE.PYTHON.NUMBERTEXT.NUMBERTEXT.MONEYTEXT([.$A59];&quot;THB&quot;)" office:value-type="string" office:string-value="ห้าสิบสามบาทถ้วน">
            <text:p>ห้าสิบสามบาทถ้วน</text:p>
          </table:table-cell>
          <table:table-cell table:number-columns-repeated="2"/>
          <table:table-cell table:formula="of:=COM.MICROSOFT.BAHTTEXT([.$A59])" office:value-type="string" office:string-value="ห้าสิบสามบาทถ้วน">
            <text:p>ห้าสิบสามบาทถ้วน</text:p>
          </table:table-cell>
          <table:table-cell table:number-columns-repeated="2"/>
          <table:table-cell table:formula="of:=IF([.$C59]=[.$F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ORG.OPENOFFICE.ADDIN.SAMPLE.PYTHON.NUMBERTEXT.NUMBERTEXT.MONEYTEXT([.$A60];&quot;THB&quot;)" office:value-type="string" office:string-value="ห้าสิบสี่บาทถ้วน">
            <text:p>ห้าสิบสี่บาทถ้วน</text:p>
          </table:table-cell>
          <table:table-cell table:number-columns-repeated="2"/>
          <table:table-cell table:formula="of:=COM.MICROSOFT.BAHTTEXT([.$A60])" office:value-type="string" office:string-value="ห้าสิบสี่บาทถ้วน">
            <text:p>ห้าสิบสี่บาทถ้วน</text:p>
          </table:table-cell>
          <table:table-cell table:number-columns-repeated="2"/>
          <table:table-cell table:formula="of:=IF([.$C60]=[.$F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ORG.OPENOFFICE.ADDIN.SAMPLE.PYTHON.NUMBERTEXT.NUMBERTEXT.MONEYTEXT([.$A61];&quot;THB&quot;)" office:value-type="string" office:string-value="ห้าสิบห้าบาทถ้วน">
            <text:p>ห้าสิบห้าบาทถ้วน</text:p>
          </table:table-cell>
          <table:table-cell table:number-columns-repeated="2"/>
          <table:table-cell table:formula="of:=COM.MICROSOFT.BAHTTEXT([.$A61])" office:value-type="string" office:string-value="ห้าสิบห้าบาทถ้วน">
            <text:p>ห้าสิบห้าบาทถ้วน</text:p>
          </table:table-cell>
          <table:table-cell table:number-columns-repeated="2"/>
          <table:table-cell table:formula="of:=IF([.$C61]=[.$F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ORG.OPENOFFICE.ADDIN.SAMPLE.PYTHON.NUMBERTEXT.NUMBERTEXT.MONEYTEXT([.$A62];&quot;THB&quot;)" office:value-type="string" office:string-value="ห้าสิบหกบาทถ้วน">
            <text:p>ห้าสิบหกบาทถ้วน</text:p>
          </table:table-cell>
          <table:table-cell table:number-columns-repeated="2"/>
          <table:table-cell table:formula="of:=COM.MICROSOFT.BAHTTEXT([.$A62])" office:value-type="string" office:string-value="ห้าสิบหกบาทถ้วน">
            <text:p>ห้าสิบหกบาทถ้วน</text:p>
          </table:table-cell>
          <table:table-cell table:number-columns-repeated="2"/>
          <table:table-cell table:formula="of:=IF([.$C62]=[.$F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ORG.OPENOFFICE.ADDIN.SAMPLE.PYTHON.NUMBERTEXT.NUMBERTEXT.MONEYTEXT([.$A63];&quot;THB&quot;)" office:value-type="string" office:string-value="ห้าสิบเจ็ดบาทถ้วน">
            <text:p>ห้าสิบเจ็ดบาทถ้วน</text:p>
          </table:table-cell>
          <table:table-cell table:number-columns-repeated="2"/>
          <table:table-cell table:formula="of:=COM.MICROSOFT.BAHTTEXT([.$A63])" office:value-type="string" office:string-value="ห้าสิบเจ็ดบาทถ้วน">
            <text:p>ห้าสิบเจ็ดบาทถ้วน</text:p>
          </table:table-cell>
          <table:table-cell table:number-columns-repeated="2"/>
          <table:table-cell table:formula="of:=IF([.$C63]=[.$F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ORG.OPENOFFICE.ADDIN.SAMPLE.PYTHON.NUMBERTEXT.NUMBERTEXT.MONEYTEXT([.$A64];&quot;THB&quot;)" office:value-type="string" office:string-value="ห้าสิบแปดบาทถ้วน">
            <text:p>ห้าสิบแปดบาทถ้วน</text:p>
          </table:table-cell>
          <table:table-cell table:number-columns-repeated="2"/>
          <table:table-cell table:formula="of:=COM.MICROSOFT.BAHTTEXT([.$A64])" office:value-type="string" office:string-value="ห้าสิบแปดบาทถ้วน">
            <text:p>ห้าสิบแปดบาทถ้วน</text:p>
          </table:table-cell>
          <table:table-cell table:number-columns-repeated="2"/>
          <table:table-cell table:formula="of:=IF([.$C64]=[.$F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ORG.OPENOFFICE.ADDIN.SAMPLE.PYTHON.NUMBERTEXT.NUMBERTEXT.MONEYTEXT([.$A65];&quot;THB&quot;)" office:value-type="string" office:string-value="ห้าสิบเก้าบาทถ้วน">
            <text:p>ห้าสิบเก้าบาทถ้วน</text:p>
          </table:table-cell>
          <table:table-cell table:number-columns-repeated="2"/>
          <table:table-cell table:formula="of:=COM.MICROSOFT.BAHTTEXT([.$A65])" office:value-type="string" office:string-value="ห้าสิบเก้าบาทถ้วน">
            <text:p>ห้าสิบเก้าบาทถ้วน</text:p>
          </table:table-cell>
          <table:table-cell table:number-columns-repeated="2"/>
          <table:table-cell table:formula="of:=IF([.$C65]=[.$F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ORG.OPENOFFICE.ADDIN.SAMPLE.PYTHON.NUMBERTEXT.NUMBERTEXT.MONEYTEXT([.$A66];&quot;THB&quot;)" office:value-type="string" office:string-value="หกสิบบาทถ้วน">
            <text:p>หกสิบบาทถ้วน</text:p>
          </table:table-cell>
          <table:table-cell table:number-columns-repeated="2"/>
          <table:table-cell table:formula="of:=COM.MICROSOFT.BAHTTEXT([.$A66])" office:value-type="string" office:string-value="หกสิบบาทถ้วน">
            <text:p>หกสิบบาทถ้วน</text:p>
          </table:table-cell>
          <table:table-cell table:number-columns-repeated="2"/>
          <table:table-cell table:formula="of:=IF([.$C66]=[.$F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ORG.OPENOFFICE.ADDIN.SAMPLE.PYTHON.NUMBERTEXT.NUMBERTEXT.MONEYTEXT([.$A67];&quot;THB&quot;)" office:value-type="string" office:string-value="หกสิบเอ็ดบาทถ้วน">
            <text:p>หกสิบเอ็ดบาทถ้วน</text:p>
          </table:table-cell>
          <table:table-cell table:number-columns-repeated="2"/>
          <table:table-cell table:formula="of:=COM.MICROSOFT.BAHTTEXT([.$A67])" office:value-type="string" office:string-value="หกสิบเอ็ดบาทถ้วน">
            <text:p>หกสิบเอ็ดบาทถ้วน</text:p>
          </table:table-cell>
          <table:table-cell table:number-columns-repeated="2"/>
          <table:table-cell table:formula="of:=IF([.$C67]=[.$F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ORG.OPENOFFICE.ADDIN.SAMPLE.PYTHON.NUMBERTEXT.NUMBERTEXT.MONEYTEXT([.$A68];&quot;THB&quot;)" office:value-type="string" office:string-value="หกสิบสองบาทถ้วน">
            <text:p>หกสิบสองบาทถ้วน</text:p>
          </table:table-cell>
          <table:table-cell table:number-columns-repeated="2"/>
          <table:table-cell table:formula="of:=COM.MICROSOFT.BAHTTEXT([.$A68])" office:value-type="string" office:string-value="หกสิบสองบาทถ้วน">
            <text:p>หกสิบสองบาทถ้วน</text:p>
          </table:table-cell>
          <table:table-cell table:number-columns-repeated="2"/>
          <table:table-cell table:formula="of:=IF([.$C68]=[.$F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ORG.OPENOFFICE.ADDIN.SAMPLE.PYTHON.NUMBERTEXT.NUMBERTEXT.MONEYTEXT([.$A69];&quot;THB&quot;)" office:value-type="string" office:string-value="หกสิบสามบาทถ้วน">
            <text:p>หกสิบสามบาทถ้วน</text:p>
          </table:table-cell>
          <table:table-cell table:number-columns-repeated="2"/>
          <table:table-cell table:formula="of:=COM.MICROSOFT.BAHTTEXT([.$A69])" office:value-type="string" office:string-value="หกสิบสามบาทถ้วน">
            <text:p>หกสิบสามบาทถ้วน</text:p>
          </table:table-cell>
          <table:table-cell table:number-columns-repeated="2"/>
          <table:table-cell table:formula="of:=IF([.$C69]=[.$F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ORG.OPENOFFICE.ADDIN.SAMPLE.PYTHON.NUMBERTEXT.NUMBERTEXT.MONEYTEXT([.$A70];&quot;THB&quot;)" office:value-type="string" office:string-value="หกสิบสี่บาทถ้วน">
            <text:p>หกสิบสี่บาทถ้วน</text:p>
          </table:table-cell>
          <table:table-cell table:number-columns-repeated="2"/>
          <table:table-cell table:formula="of:=COM.MICROSOFT.BAHTTEXT([.$A70])" office:value-type="string" office:string-value="หกสิบสี่บาทถ้วน">
            <text:p>หกสิบสี่บาทถ้วน</text:p>
          </table:table-cell>
          <table:table-cell table:number-columns-repeated="2"/>
          <table:table-cell table:formula="of:=IF([.$C70]=[.$F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ORG.OPENOFFICE.ADDIN.SAMPLE.PYTHON.NUMBERTEXT.NUMBERTEXT.MONEYTEXT([.$A71];&quot;THB&quot;)" office:value-type="string" office:string-value="หกสิบห้าบาทถ้วน">
            <text:p>หกสิบห้าบาทถ้วน</text:p>
          </table:table-cell>
          <table:table-cell table:number-columns-repeated="2"/>
          <table:table-cell table:formula="of:=COM.MICROSOFT.BAHTTEXT([.$A71])" office:value-type="string" office:string-value="หกสิบห้าบาทถ้วน">
            <text:p>หกสิบห้าบาทถ้วน</text:p>
          </table:table-cell>
          <table:table-cell table:number-columns-repeated="2"/>
          <table:table-cell table:formula="of:=IF([.$C71]=[.$F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ORG.OPENOFFICE.ADDIN.SAMPLE.PYTHON.NUMBERTEXT.NUMBERTEXT.MONEYTEXT([.$A72];&quot;THB&quot;)" office:value-type="string" office:string-value="หกสิบหกบาทถ้วน">
            <text:p>หกสิบหกบาทถ้วน</text:p>
          </table:table-cell>
          <table:table-cell table:number-columns-repeated="2"/>
          <table:table-cell table:formula="of:=COM.MICROSOFT.BAHTTEXT([.$A72])" office:value-type="string" office:string-value="หกสิบหกบาทถ้วน">
            <text:p>หกสิบหกบาทถ้วน</text:p>
          </table:table-cell>
          <table:table-cell table:number-columns-repeated="2"/>
          <table:table-cell table:formula="of:=IF([.$C72]=[.$F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ORG.OPENOFFICE.ADDIN.SAMPLE.PYTHON.NUMBERTEXT.NUMBERTEXT.MONEYTEXT([.$A73];&quot;THB&quot;)" office:value-type="string" office:string-value="หกสิบเจ็ดบาทถ้วน">
            <text:p>หกสิบเจ็ดบาทถ้วน</text:p>
          </table:table-cell>
          <table:table-cell table:number-columns-repeated="2"/>
          <table:table-cell table:formula="of:=COM.MICROSOFT.BAHTTEXT([.$A73])" office:value-type="string" office:string-value="หกสิบเจ็ดบาทถ้วน">
            <text:p>หกสิบเจ็ดบาทถ้วน</text:p>
          </table:table-cell>
          <table:table-cell table:number-columns-repeated="2"/>
          <table:table-cell table:formula="of:=IF([.$C73]=[.$F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ORG.OPENOFFICE.ADDIN.SAMPLE.PYTHON.NUMBERTEXT.NUMBERTEXT.MONEYTEXT([.$A74];&quot;THB&quot;)" office:value-type="string" office:string-value="หกสิบแปดบาทถ้วน">
            <text:p>หกสิบแปดบาทถ้วน</text:p>
          </table:table-cell>
          <table:table-cell table:number-columns-repeated="2"/>
          <table:table-cell table:formula="of:=COM.MICROSOFT.BAHTTEXT([.$A74])" office:value-type="string" office:string-value="หกสิบแปดบาทถ้วน">
            <text:p>หกสิบแปดบาทถ้วน</text:p>
          </table:table-cell>
          <table:table-cell table:number-columns-repeated="2"/>
          <table:table-cell table:formula="of:=IF([.$C74]=[.$F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ORG.OPENOFFICE.ADDIN.SAMPLE.PYTHON.NUMBERTEXT.NUMBERTEXT.MONEYTEXT([.$A75];&quot;THB&quot;)" office:value-type="string" office:string-value="หกสิบเก้าบาทถ้วน">
            <text:p>หกสิบเก้าบาทถ้วน</text:p>
          </table:table-cell>
          <table:table-cell table:number-columns-repeated="2"/>
          <table:table-cell table:formula="of:=COM.MICROSOFT.BAHTTEXT([.$A75])" office:value-type="string" office:string-value="หกสิบเก้าบาทถ้วน">
            <text:p>หกสิบเก้าบาทถ้วน</text:p>
          </table:table-cell>
          <table:table-cell table:number-columns-repeated="2"/>
          <table:table-cell table:formula="of:=IF([.$C75]=[.$F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ORG.OPENOFFICE.ADDIN.SAMPLE.PYTHON.NUMBERTEXT.NUMBERTEXT.MONEYTEXT([.$A76];&quot;THB&quot;)" office:value-type="string" office:string-value="เจ็ดสิบบาทถ้วน">
            <text:p>เจ็ดสิบบาทถ้วน</text:p>
          </table:table-cell>
          <table:table-cell table:number-columns-repeated="2"/>
          <table:table-cell table:formula="of:=COM.MICROSOFT.BAHTTEXT([.$A76])" office:value-type="string" office:string-value="เจ็ดสิบบาทถ้วน">
            <text:p>เจ็ดสิบบาทถ้วน</text:p>
          </table:table-cell>
          <table:table-cell table:number-columns-repeated="2"/>
          <table:table-cell table:formula="of:=IF([.$C76]=[.$F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ORG.OPENOFFICE.ADDIN.SAMPLE.PYTHON.NUMBERTEXT.NUMBERTEXT.MONEYTEXT([.$A77];&quot;THB&quot;)" office:value-type="string" office:string-value="เจ็ดสิบเอ็ดบาทถ้วน">
            <text:p>เจ็ดสิบเอ็ดบาทถ้วน</text:p>
          </table:table-cell>
          <table:table-cell table:number-columns-repeated="2"/>
          <table:table-cell table:formula="of:=COM.MICROSOFT.BAHTTEXT([.$A77])" office:value-type="string" office:string-value="เจ็ดสิบเอ็ดบาทถ้วน">
            <text:p>เจ็ดสิบเอ็ดบาทถ้วน</text:p>
          </table:table-cell>
          <table:table-cell table:number-columns-repeated="2"/>
          <table:table-cell table:formula="of:=IF([.$C77]=[.$F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ORG.OPENOFFICE.ADDIN.SAMPLE.PYTHON.NUMBERTEXT.NUMBERTEXT.MONEYTEXT([.$A78];&quot;THB&quot;)" office:value-type="string" office:string-value="เจ็ดสิบสองบาทถ้วน">
            <text:p>เจ็ดสิบสองบาทถ้วน</text:p>
          </table:table-cell>
          <table:table-cell table:number-columns-repeated="2"/>
          <table:table-cell table:formula="of:=COM.MICROSOFT.BAHTTEXT([.$A78])" office:value-type="string" office:string-value="เจ็ดสิบสองบาทถ้วน">
            <text:p>เจ็ดสิบสองบาทถ้วน</text:p>
          </table:table-cell>
          <table:table-cell table:number-columns-repeated="2"/>
          <table:table-cell table:formula="of:=IF([.$C78]=[.$F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ORG.OPENOFFICE.ADDIN.SAMPLE.PYTHON.NUMBERTEXT.NUMBERTEXT.MONEYTEXT([.$A79];&quot;THB&quot;)" office:value-type="string" office:string-value="เจ็ดสิบสามบาทถ้วน">
            <text:p>เจ็ดสิบสามบาทถ้วน</text:p>
          </table:table-cell>
          <table:table-cell table:number-columns-repeated="2"/>
          <table:table-cell table:formula="of:=COM.MICROSOFT.BAHTTEXT([.$A79])" office:value-type="string" office:string-value="เจ็ดสิบสามบาทถ้วน">
            <text:p>เจ็ดสิบสามบาทถ้วน</text:p>
          </table:table-cell>
          <table:table-cell table:number-columns-repeated="2"/>
          <table:table-cell table:formula="of:=IF([.$C79]=[.$F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ORG.OPENOFFICE.ADDIN.SAMPLE.PYTHON.NUMBERTEXT.NUMBERTEXT.MONEYTEXT([.$A80];&quot;THB&quot;)" office:value-type="string" office:string-value="เจ็ดสิบสี่บาทถ้วน">
            <text:p>เจ็ดสิบสี่บาทถ้วน</text:p>
          </table:table-cell>
          <table:table-cell table:number-columns-repeated="2"/>
          <table:table-cell table:formula="of:=COM.MICROSOFT.BAHTTEXT([.$A80])" office:value-type="string" office:string-value="เจ็ดสิบสี่บาทถ้วน">
            <text:p>เจ็ดสิบสี่บาทถ้วน</text:p>
          </table:table-cell>
          <table:table-cell table:number-columns-repeated="2"/>
          <table:table-cell table:formula="of:=IF([.$C80]=[.$F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ORG.OPENOFFICE.ADDIN.SAMPLE.PYTHON.NUMBERTEXT.NUMBERTEXT.MONEYTEXT([.$A81];&quot;THB&quot;)" office:value-type="string" office:string-value="เจ็ดสิบห้าบาทถ้วน">
            <text:p>เจ็ดสิบห้าบาทถ้วน</text:p>
          </table:table-cell>
          <table:table-cell table:number-columns-repeated="2"/>
          <table:table-cell table:formula="of:=COM.MICROSOFT.BAHTTEXT([.$A81])" office:value-type="string" office:string-value="เจ็ดสิบห้าบาทถ้วน">
            <text:p>เจ็ดสิบห้าบาทถ้วน</text:p>
          </table:table-cell>
          <table:table-cell table:number-columns-repeated="2"/>
          <table:table-cell table:formula="of:=IF([.$C81]=[.$F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ORG.OPENOFFICE.ADDIN.SAMPLE.PYTHON.NUMBERTEXT.NUMBERTEXT.MONEYTEXT([.$A82];&quot;THB&quot;)" office:value-type="string" office:string-value="เจ็ดสิบหกบาทถ้วน">
            <text:p>เจ็ดสิบหกบาทถ้วน</text:p>
          </table:table-cell>
          <table:table-cell table:number-columns-repeated="2"/>
          <table:table-cell table:formula="of:=COM.MICROSOFT.BAHTTEXT([.$A82])" office:value-type="string" office:string-value="เจ็ดสิบหกบาทถ้วน">
            <text:p>เจ็ดสิบหกบาทถ้วน</text:p>
          </table:table-cell>
          <table:table-cell table:number-columns-repeated="2"/>
          <table:table-cell table:formula="of:=IF([.$C82]=[.$F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ORG.OPENOFFICE.ADDIN.SAMPLE.PYTHON.NUMBERTEXT.NUMBERTEXT.MONEYTEXT([.$A83];&quot;THB&quot;)" office:value-type="string" office:string-value="เจ็ดสิบเจ็ดบาทถ้วน">
            <text:p>เจ็ดสิบเจ็ดบาทถ้วน</text:p>
          </table:table-cell>
          <table:table-cell table:number-columns-repeated="2"/>
          <table:table-cell table:formula="of:=COM.MICROSOFT.BAHTTEXT([.$A83])" office:value-type="string" office:string-value="เจ็ดสิบเจ็ดบาทถ้วน">
            <text:p>เจ็ดสิบเจ็ดบาทถ้วน</text:p>
          </table:table-cell>
          <table:table-cell table:number-columns-repeated="2"/>
          <table:table-cell table:formula="of:=IF([.$C83]=[.$F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ORG.OPENOFFICE.ADDIN.SAMPLE.PYTHON.NUMBERTEXT.NUMBERTEXT.MONEYTEXT([.$A84];&quot;THB&quot;)" office:value-type="string" office:string-value="เจ็ดสิบแปดบาทถ้วน">
            <text:p>เจ็ดสิบแปดบาทถ้วน</text:p>
          </table:table-cell>
          <table:table-cell table:number-columns-repeated="2"/>
          <table:table-cell table:formula="of:=COM.MICROSOFT.BAHTTEXT([.$A84])" office:value-type="string" office:string-value="เจ็ดสิบแปดบาทถ้วน">
            <text:p>เจ็ดสิบแปดบาทถ้วน</text:p>
          </table:table-cell>
          <table:table-cell table:number-columns-repeated="2"/>
          <table:table-cell table:formula="of:=IF([.$C84]=[.$F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ORG.OPENOFFICE.ADDIN.SAMPLE.PYTHON.NUMBERTEXT.NUMBERTEXT.MONEYTEXT([.$A85];&quot;THB&quot;)" office:value-type="string" office:string-value="เจ็ดสิบเก้าบาทถ้วน">
            <text:p>เจ็ดสิบเก้าบาทถ้วน</text:p>
          </table:table-cell>
          <table:table-cell table:number-columns-repeated="2"/>
          <table:table-cell table:formula="of:=COM.MICROSOFT.BAHTTEXT([.$A85])" office:value-type="string" office:string-value="เจ็ดสิบเก้าบาทถ้วน">
            <text:p>เจ็ดสิบเก้าบาทถ้วน</text:p>
          </table:table-cell>
          <table:table-cell table:number-columns-repeated="2"/>
          <table:table-cell table:formula="of:=IF([.$C85]=[.$F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ORG.OPENOFFICE.ADDIN.SAMPLE.PYTHON.NUMBERTEXT.NUMBERTEXT.MONEYTEXT([.$A86];&quot;THB&quot;)" office:value-type="string" office:string-value="แปดสิบบาทถ้วน">
            <text:p>แปดสิบบาทถ้วน</text:p>
          </table:table-cell>
          <table:table-cell table:number-columns-repeated="2"/>
          <table:table-cell table:formula="of:=COM.MICROSOFT.BAHTTEXT([.$A86])" office:value-type="string" office:string-value="แปดสิบบาทถ้วน">
            <text:p>แปดสิบบาทถ้วน</text:p>
          </table:table-cell>
          <table:table-cell table:number-columns-repeated="2"/>
          <table:table-cell table:formula="of:=IF([.$C86]=[.$F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/>
          <table:table-cell table:formula="of:=ORG.OPENOFFICE.ADDIN.SAMPLE.PYTHON.NUMBERTEXT.NUMBERTEXT.MONEYTEXT([.$A87];&quot;THB&quot;)" office:value-type="string" office:string-value="แปดสิบเอ็ดบาทถ้วน">
            <text:p>แปดสิบเอ็ดบาทถ้วน</text:p>
          </table:table-cell>
          <table:table-cell table:number-columns-repeated="2"/>
          <table:table-cell table:formula="of:=COM.MICROSOFT.BAHTTEXT([.$A87])" office:value-type="string" office:string-value="แปดสิบเอ็ดบาทถ้วน">
            <text:p>แปดสิบเอ็ดบาทถ้วน</text:p>
          </table:table-cell>
          <table:table-cell table:number-columns-repeated="2"/>
          <table:table-cell table:formula="of:=IF([.$C87]=[.$F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/>
          <table:table-cell table:formula="of:=ORG.OPENOFFICE.ADDIN.SAMPLE.PYTHON.NUMBERTEXT.NUMBERTEXT.MONEYTEXT([.$A88];&quot;THB&quot;)" office:value-type="string" office:string-value="แปดสิบสองบาทถ้วน">
            <text:p>แปดสิบสองบาทถ้วน</text:p>
          </table:table-cell>
          <table:table-cell table:number-columns-repeated="2"/>
          <table:table-cell table:formula="of:=COM.MICROSOFT.BAHTTEXT([.$A88])" office:value-type="string" office:string-value="แปดสิบสองบาทถ้วน">
            <text:p>แปดสิบสองบาทถ้วน</text:p>
          </table:table-cell>
          <table:table-cell table:number-columns-repeated="2"/>
          <table:table-cell table:formula="of:=IF([.$C88]=[.$F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/>
          <table:table-cell table:formula="of:=ORG.OPENOFFICE.ADDIN.SAMPLE.PYTHON.NUMBERTEXT.NUMBERTEXT.MONEYTEXT([.$A89];&quot;THB&quot;)" office:value-type="string" office:string-value="แปดสิบสามบาทถ้วน">
            <text:p>แปดสิบสามบาทถ้วน</text:p>
          </table:table-cell>
          <table:table-cell table:number-columns-repeated="2"/>
          <table:table-cell table:formula="of:=COM.MICROSOFT.BAHTTEXT([.$A89])" office:value-type="string" office:string-value="แปดสิบสามบาทถ้วน">
            <text:p>แปดสิบสามบาทถ้วน</text:p>
          </table:table-cell>
          <table:table-cell table:number-columns-repeated="2"/>
          <table:table-cell table:formula="of:=IF([.$C89]=[.$F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/>
          <table:table-cell table:formula="of:=ORG.OPENOFFICE.ADDIN.SAMPLE.PYTHON.NUMBERTEXT.NUMBERTEXT.MONEYTEXT([.$A90];&quot;THB&quot;)" office:value-type="string" office:string-value="แปดสิบสี่บาทถ้วน">
            <text:p>แปดสิบสี่บาทถ้วน</text:p>
          </table:table-cell>
          <table:table-cell table:number-columns-repeated="2"/>
          <table:table-cell table:formula="of:=COM.MICROSOFT.BAHTTEXT([.$A90])" office:value-type="string" office:string-value="แปดสิบสี่บาทถ้วน">
            <text:p>แปดสิบสี่บาทถ้วน</text:p>
          </table:table-cell>
          <table:table-cell table:number-columns-repeated="2"/>
          <table:table-cell table:formula="of:=IF([.$C90]=[.$F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/>
          <table:table-cell table:formula="of:=ORG.OPENOFFICE.ADDIN.SAMPLE.PYTHON.NUMBERTEXT.NUMBERTEXT.MONEYTEXT([.$A91];&quot;THB&quot;)" office:value-type="string" office:string-value="แปดสิบห้าบาทถ้วน">
            <text:p>แปดสิบห้าบาทถ้วน</text:p>
          </table:table-cell>
          <table:table-cell table:number-columns-repeated="2"/>
          <table:table-cell table:formula="of:=COM.MICROSOFT.BAHTTEXT([.$A91])" office:value-type="string" office:string-value="แปดสิบห้าบาทถ้วน">
            <text:p>แปดสิบห้าบาทถ้วน</text:p>
          </table:table-cell>
          <table:table-cell table:number-columns-repeated="2"/>
          <table:table-cell table:formula="of:=IF([.$C91]=[.$F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/>
          <table:table-cell table:formula="of:=ORG.OPENOFFICE.ADDIN.SAMPLE.PYTHON.NUMBERTEXT.NUMBERTEXT.MONEYTEXT([.$A92];&quot;THB&quot;)" office:value-type="string" office:string-value="แปดสิบหกบาทถ้วน">
            <text:p>แปดสิบหกบาทถ้วน</text:p>
          </table:table-cell>
          <table:table-cell table:number-columns-repeated="2"/>
          <table:table-cell table:formula="of:=COM.MICROSOFT.BAHTTEXT([.$A92])" office:value-type="string" office:string-value="แปดสิบหกบาทถ้วน">
            <text:p>แปดสิบหกบาทถ้วน</text:p>
          </table:table-cell>
          <table:table-cell table:number-columns-repeated="2"/>
          <table:table-cell table:formula="of:=IF([.$C92]=[.$F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/>
          <table:table-cell table:formula="of:=ORG.OPENOFFICE.ADDIN.SAMPLE.PYTHON.NUMBERTEXT.NUMBERTEXT.MONEYTEXT([.$A93];&quot;THB&quot;)" office:value-type="string" office:string-value="แปดสิบเจ็ดบาทถ้วน">
            <text:p>แปดสิบเจ็ดบาทถ้วน</text:p>
          </table:table-cell>
          <table:table-cell table:number-columns-repeated="2"/>
          <table:table-cell table:formula="of:=COM.MICROSOFT.BAHTTEXT([.$A93])" office:value-type="string" office:string-value="แปดสิบเจ็ดบาทถ้วน">
            <text:p>แปดสิบเจ็ดบาทถ้วน</text:p>
          </table:table-cell>
          <table:table-cell table:number-columns-repeated="2"/>
          <table:table-cell table:formula="of:=IF([.$C93]=[.$F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ORG.OPENOFFICE.ADDIN.SAMPLE.PYTHON.NUMBERTEXT.NUMBERTEXT.MONEYTEXT([.$A94];&quot;THB&quot;)" office:value-type="string" office:string-value="แปดสิบแปดบาทถ้วน">
            <text:p>แปดสิบแปดบาทถ้วน</text:p>
          </table:table-cell>
          <table:table-cell table:number-columns-repeated="2"/>
          <table:table-cell table:formula="of:=COM.MICROSOFT.BAHTTEXT([.$A94])" office:value-type="string" office:string-value="แปดสิบแปดบาทถ้วน">
            <text:p>แปดสิบแปดบาทถ้วน</text:p>
          </table:table-cell>
          <table:table-cell table:number-columns-repeated="2"/>
          <table:table-cell table:formula="of:=IF([.$C94]=[.$F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/>
          <table:table-cell table:formula="of:=ORG.OPENOFFICE.ADDIN.SAMPLE.PYTHON.NUMBERTEXT.NUMBERTEXT.MONEYTEXT([.$A95];&quot;THB&quot;)" office:value-type="string" office:string-value="แปดสิบเก้าบาทถ้วน">
            <text:p>แปดสิบเก้าบาทถ้วน</text:p>
          </table:table-cell>
          <table:table-cell table:number-columns-repeated="2"/>
          <table:table-cell table:formula="of:=COM.MICROSOFT.BAHTTEXT([.$A95])" office:value-type="string" office:string-value="แปดสิบเก้าบาทถ้วน">
            <text:p>แปดสิบเก้าบาทถ้วน</text:p>
          </table:table-cell>
          <table:table-cell table:number-columns-repeated="2"/>
          <table:table-cell table:formula="of:=IF([.$C95]=[.$F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/>
          <table:table-cell table:formula="of:=ORG.OPENOFFICE.ADDIN.SAMPLE.PYTHON.NUMBERTEXT.NUMBERTEXT.MONEYTEXT([.$A96];&quot;THB&quot;)" office:value-type="string" office:string-value="เก้าสิบบาทถ้วน">
            <text:p>เก้าสิบบาทถ้วน</text:p>
          </table:table-cell>
          <table:table-cell table:number-columns-repeated="2"/>
          <table:table-cell table:formula="of:=COM.MICROSOFT.BAHTTEXT([.$A96])" office:value-type="string" office:string-value="เก้าสิบบาทถ้วน">
            <text:p>เก้าสิบบาทถ้วน</text:p>
          </table:table-cell>
          <table:table-cell table:number-columns-repeated="2"/>
          <table:table-cell table:formula="of:=IF([.$C96]=[.$F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/>
          <table:table-cell table:formula="of:=ORG.OPENOFFICE.ADDIN.SAMPLE.PYTHON.NUMBERTEXT.NUMBERTEXT.MONEYTEXT([.$A97];&quot;THB&quot;)" office:value-type="string" office:string-value="เก้าสิบเอ็ดบาทถ้วน">
            <text:p>เก้าสิบเอ็ดบาทถ้วน</text:p>
          </table:table-cell>
          <table:table-cell table:number-columns-repeated="2"/>
          <table:table-cell table:formula="of:=COM.MICROSOFT.BAHTTEXT([.$A97])" office:value-type="string" office:string-value="เก้าสิบเอ็ดบาทถ้วน">
            <text:p>เก้าสิบเอ็ดบาทถ้วน</text:p>
          </table:table-cell>
          <table:table-cell table:number-columns-repeated="2"/>
          <table:table-cell table:formula="of:=IF([.$C97]=[.$F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/>
          <table:table-cell table:formula="of:=ORG.OPENOFFICE.ADDIN.SAMPLE.PYTHON.NUMBERTEXT.NUMBERTEXT.MONEYTEXT([.$A98];&quot;THB&quot;)" office:value-type="string" office:string-value="เก้าสิบสองบาทถ้วน">
            <text:p>เก้าสิบสองบาทถ้วน</text:p>
          </table:table-cell>
          <table:table-cell table:number-columns-repeated="2"/>
          <table:table-cell table:formula="of:=COM.MICROSOFT.BAHTTEXT([.$A98])" office:value-type="string" office:string-value="เก้าสิบสองบาทถ้วน">
            <text:p>เก้าสิบสองบาทถ้วน</text:p>
          </table:table-cell>
          <table:table-cell table:number-columns-repeated="2"/>
          <table:table-cell table:formula="of:=IF([.$C98]=[.$F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/>
          <table:table-cell table:formula="of:=ORG.OPENOFFICE.ADDIN.SAMPLE.PYTHON.NUMBERTEXT.NUMBERTEXT.MONEYTEXT([.$A99];&quot;THB&quot;)" office:value-type="string" office:string-value="เก้าสิบสามบาทถ้วน">
            <text:p>เก้าสิบสามบาทถ้วน</text:p>
          </table:table-cell>
          <table:table-cell table:number-columns-repeated="2"/>
          <table:table-cell table:formula="of:=COM.MICROSOFT.BAHTTEXT([.$A99])" office:value-type="string" office:string-value="เก้าสิบสามบาทถ้วน">
            <text:p>เก้าสิบสามบาทถ้วน</text:p>
          </table:table-cell>
          <table:table-cell table:number-columns-repeated="2"/>
          <table:table-cell table:formula="of:=IF([.$C99]=[.$F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/>
          <table:table-cell table:formula="of:=ORG.OPENOFFICE.ADDIN.SAMPLE.PYTHON.NUMBERTEXT.NUMBERTEXT.MONEYTEXT([.$A100];&quot;THB&quot;)" office:value-type="string" office:string-value="เก้าสิบสี่บาทถ้วน">
            <text:p>เก้าสิบสี่บาทถ้วน</text:p>
          </table:table-cell>
          <table:table-cell table:number-columns-repeated="2"/>
          <table:table-cell table:formula="of:=COM.MICROSOFT.BAHTTEXT([.$A100])" office:value-type="string" office:string-value="เก้าสิบสี่บาทถ้วน">
            <text:p>เก้าสิบสี่บาทถ้วน</text:p>
          </table:table-cell>
          <table:table-cell table:number-columns-repeated="2"/>
          <table:table-cell table:formula="of:=IF([.$C100]=[.$F1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/>
          <table:table-cell table:formula="of:=ORG.OPENOFFICE.ADDIN.SAMPLE.PYTHON.NUMBERTEXT.NUMBERTEXT.MONEYTEXT([.$A101];&quot;THB&quot;)" office:value-type="string" office:string-value="เก้าสิบห้าบาทถ้วน">
            <text:p>เก้าสิบห้าบาทถ้วน</text:p>
          </table:table-cell>
          <table:table-cell table:number-columns-repeated="2"/>
          <table:table-cell table:formula="of:=COM.MICROSOFT.BAHTTEXT([.$A101])" office:value-type="string" office:string-value="เก้าสิบห้าบาทถ้วน">
            <text:p>เก้าสิบห้าบาทถ้วน</text:p>
          </table:table-cell>
          <table:table-cell table:number-columns-repeated="2"/>
          <table:table-cell table:formula="of:=IF([.$C101]=[.$F1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ORG.OPENOFFICE.ADDIN.SAMPLE.PYTHON.NUMBERTEXT.NUMBERTEXT.MONEYTEXT([.$A102];&quot;THB&quot;)" office:value-type="string" office:string-value="เก้าสิบหกบาทถ้วน">
            <text:p>เก้าสิบหกบาทถ้วน</text:p>
          </table:table-cell>
          <table:table-cell table:number-columns-repeated="2"/>
          <table:table-cell table:formula="of:=COM.MICROSOFT.BAHTTEXT([.$A102])" office:value-type="string" office:string-value="เก้าสิบหกบาทถ้วน">
            <text:p>เก้าสิบหกบาทถ้วน</text:p>
          </table:table-cell>
          <table:table-cell table:number-columns-repeated="2"/>
          <table:table-cell table:formula="of:=IF([.$C102]=[.$F1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/>
          <table:table-cell table:formula="of:=ORG.OPENOFFICE.ADDIN.SAMPLE.PYTHON.NUMBERTEXT.NUMBERTEXT.MONEYTEXT([.$A103];&quot;THB&quot;)" office:value-type="string" office:string-value="เก้าสิบเจ็ดบาทถ้วน">
            <text:p>เก้าสิบเจ็ดบาทถ้วน</text:p>
          </table:table-cell>
          <table:table-cell table:number-columns-repeated="2"/>
          <table:table-cell table:formula="of:=COM.MICROSOFT.BAHTTEXT([.$A103])" office:value-type="string" office:string-value="เก้าสิบเจ็ดบาทถ้วน">
            <text:p>เก้าสิบเจ็ดบาทถ้วน</text:p>
          </table:table-cell>
          <table:table-cell table:number-columns-repeated="2"/>
          <table:table-cell table:formula="of:=IF([.$C103]=[.$F1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/>
          <table:table-cell table:formula="of:=ORG.OPENOFFICE.ADDIN.SAMPLE.PYTHON.NUMBERTEXT.NUMBERTEXT.MONEYTEXT([.$A104];&quot;THB&quot;)" office:value-type="string" office:string-value="เก้าสิบแปดบาทถ้วน">
            <text:p>เก้าสิบแปดบาทถ้วน</text:p>
          </table:table-cell>
          <table:table-cell table:number-columns-repeated="2"/>
          <table:table-cell table:formula="of:=COM.MICROSOFT.BAHTTEXT([.$A104])" office:value-type="string" office:string-value="เก้าสิบแปดบาทถ้วน">
            <text:p>เก้าสิบแปดบาทถ้วน</text:p>
          </table:table-cell>
          <table:table-cell table:number-columns-repeated="2"/>
          <table:table-cell table:formula="of:=IF([.$C104]=[.$F1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/>
          <table:table-cell table:formula="of:=ORG.OPENOFFICE.ADDIN.SAMPLE.PYTHON.NUMBERTEXT.NUMBERTEXT.MONEYTEXT([.$A105];&quot;THB&quot;)" office:value-type="string" office:string-value="เก้าสิบเก้าบาทถ้วน">
            <text:p>เก้าสิบเก้าบาทถ้วน</text:p>
          </table:table-cell>
          <table:table-cell table:number-columns-repeated="2"/>
          <table:table-cell table:formula="of:=COM.MICROSOFT.BAHTTEXT([.$A105])" office:value-type="string" office:string-value="เก้าสิบเก้าบาทถ้วน">
            <text:p>เก้าสิบเก้าบาทถ้วน</text:p>
          </table:table-cell>
          <table:table-cell table:number-columns-repeated="2"/>
          <table:table-cell table:formula="of:=IF([.$C105]=[.$F1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ORG.OPENOFFICE.ADDIN.SAMPLE.PYTHON.NUMBERTEXT.NUMBERTEXT.MONEYTEXT([.$A106];&quot;THB&quot;)" office:value-type="string" office:string-value="หนึ่งร้อยบาทถ้วน">
            <text:p>หนึ่งร้อยบาทถ้วน</text:p>
          </table:table-cell>
          <table:table-cell table:number-columns-repeated="2"/>
          <table:table-cell table:formula="of:=COM.MICROSOFT.BAHTTEXT([.$A106])" office:value-type="string" office:string-value="หนึ่งร้อยบาทถ้วน">
            <text:p>หนึ่งร้อยบาทถ้วน</text:p>
          </table:table-cell>
          <table:table-cell table:number-columns-repeated="2"/>
          <table:table-cell table:formula="of:=IF([.$C106]=[.$F1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/>
          <table:table-cell table:formula="of:=ORG.OPENOFFICE.ADDIN.SAMPLE.PYTHON.NUMBERTEXT.NUMBERTEXT.MONEYTEXT([.$A107];&quot;THB&quot;)" office:value-type="string" office:string-value="หนึ่งร้อยหนึ่งบาทถ้วน">
            <text:p>หนึ่งร้อยหนึ่งบาทถ้วน</text:p>
          </table:table-cell>
          <table:table-cell table:number-columns-repeated="2"/>
          <table:table-cell table:formula="of:=COM.MICROSOFT.BAHTTEXT([.$A107])" office:value-type="string" office:string-value="หนึ่งร้อยหนึ่งบาทถ้วน">
            <text:p>หนึ่งร้อยหนึ่งบาทถ้วน</text:p>
          </table:table-cell>
          <table:table-cell table:number-columns-repeated="2"/>
          <table:table-cell table:formula="of:=IF([.$C107]=[.$F1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/>
          <table:table-cell table:formula="of:=ORG.OPENOFFICE.ADDIN.SAMPLE.PYTHON.NUMBERTEXT.NUMBERTEXT.MONEYTEXT([.$A108];&quot;THB&quot;)" office:value-type="string" office:string-value="หนึ่งร้อยสองบาทถ้วน">
            <text:p>หนึ่งร้อยสองบาทถ้วน</text:p>
          </table:table-cell>
          <table:table-cell table:number-columns-repeated="2"/>
          <table:table-cell table:formula="of:=COM.MICROSOFT.BAHTTEXT([.$A108])" office:value-type="string" office:string-value="หนึ่งร้อยสองบาทถ้วน">
            <text:p>หนึ่งร้อยสองบาทถ้วน</text:p>
          </table:table-cell>
          <table:table-cell table:number-columns-repeated="2"/>
          <table:table-cell table:formula="of:=IF([.$C108]=[.$F1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/>
          <table:table-cell table:formula="of:=ORG.OPENOFFICE.ADDIN.SAMPLE.PYTHON.NUMBERTEXT.NUMBERTEXT.MONEYTEXT([.$A109];&quot;THB&quot;)" office:value-type="string" office:string-value="หนึ่งร้อยสามบาทถ้วน">
            <text:p>หนึ่งร้อยสามบาทถ้วน</text:p>
          </table:table-cell>
          <table:table-cell table:number-columns-repeated="2"/>
          <table:table-cell table:formula="of:=COM.MICROSOFT.BAHTTEXT([.$A109])" office:value-type="string" office:string-value="หนึ่งร้อยสามบาทถ้วน">
            <text:p>หนึ่งร้อยสามบาทถ้วน</text:p>
          </table:table-cell>
          <table:table-cell table:number-columns-repeated="2"/>
          <table:table-cell table:formula="of:=IF([.$C109]=[.$F1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ORG.OPENOFFICE.ADDIN.SAMPLE.PYTHON.NUMBERTEXT.NUMBERTEXT.MONEYTEXT([.$A110];&quot;THB&quot;)" office:value-type="string" office:string-value="หนึ่งร้อยสี่บาทถ้วน">
            <text:p>หนึ่งร้อยสี่บาทถ้วน</text:p>
          </table:table-cell>
          <table:table-cell table:number-columns-repeated="2"/>
          <table:table-cell table:formula="of:=COM.MICROSOFT.BAHTTEXT([.$A110])" office:value-type="string" office:string-value="หนึ่งร้อยสี่บาทถ้วน">
            <text:p>หนึ่งร้อยสี่บาทถ้วน</text:p>
          </table:table-cell>
          <table:table-cell table:number-columns-repeated="2"/>
          <table:table-cell table:formula="of:=IF([.$C110]=[.$F1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/>
          <table:table-cell table:formula="of:=ORG.OPENOFFICE.ADDIN.SAMPLE.PYTHON.NUMBERTEXT.NUMBERTEXT.MONEYTEXT([.$A111];&quot;THB&quot;)" office:value-type="string" office:string-value="หนึ่งร้อยห้าบาทถ้วน">
            <text:p>หนึ่งร้อยห้าบาทถ้วน</text:p>
          </table:table-cell>
          <table:table-cell table:number-columns-repeated="2"/>
          <table:table-cell table:formula="of:=COM.MICROSOFT.BAHTTEXT([.$A111])" office:value-type="string" office:string-value="หนึ่งร้อยห้าบาทถ้วน">
            <text:p>หนึ่งร้อยห้าบาทถ้วน</text:p>
          </table:table-cell>
          <table:table-cell table:number-columns-repeated="2"/>
          <table:table-cell table:formula="of:=IF([.$C111]=[.$F1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/>
          <table:table-cell table:formula="of:=ORG.OPENOFFICE.ADDIN.SAMPLE.PYTHON.NUMBERTEXT.NUMBERTEXT.MONEYTEXT([.$A112];&quot;THB&quot;)" office:value-type="string" office:string-value="หนึ่งร้อยหกบาทถ้วน">
            <text:p>หนึ่งร้อยหกบาทถ้วน</text:p>
          </table:table-cell>
          <table:table-cell table:number-columns-repeated="2"/>
          <table:table-cell table:formula="of:=COM.MICROSOFT.BAHTTEXT([.$A112])" office:value-type="string" office:string-value="หนึ่งร้อยหกบาทถ้วน">
            <text:p>หนึ่งร้อยหกบาทถ้วน</text:p>
          </table:table-cell>
          <table:table-cell table:number-columns-repeated="2"/>
          <table:table-cell table:formula="of:=IF([.$C112]=[.$F1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formula="of:=ORG.OPENOFFICE.ADDIN.SAMPLE.PYTHON.NUMBERTEXT.NUMBERTEXT.MONEYTEXT([.$A113];&quot;THB&quot;)" office:value-type="string" office:string-value="หนึ่งร้อยเจ็ดบาทถ้วน">
            <text:p>หนึ่งร้อยเจ็ดบาทถ้วน</text:p>
          </table:table-cell>
          <table:table-cell table:number-columns-repeated="2"/>
          <table:table-cell table:formula="of:=COM.MICROSOFT.BAHTTEXT([.$A113])" office:value-type="string" office:string-value="หนึ่งร้อยเจ็ดบาทถ้วน">
            <text:p>หนึ่งร้อยเจ็ดบาทถ้วน</text:p>
          </table:table-cell>
          <table:table-cell table:number-columns-repeated="2"/>
          <table:table-cell table:formula="of:=IF([.$C113]=[.$F1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/>
          <table:table-cell table:formula="of:=ORG.OPENOFFICE.ADDIN.SAMPLE.PYTHON.NUMBERTEXT.NUMBERTEXT.MONEYTEXT([.$A114];&quot;THB&quot;)" office:value-type="string" office:string-value="หนึ่งร้อยแปดบาทถ้วน">
            <text:p>หนึ่งร้อยแปดบาทถ้วน</text:p>
          </table:table-cell>
          <table:table-cell table:number-columns-repeated="2"/>
          <table:table-cell table:formula="of:=COM.MICROSOFT.BAHTTEXT([.$A114])" office:value-type="string" office:string-value="หนึ่งร้อยแปดบาทถ้วน">
            <text:p>หนึ่งร้อยแปดบาทถ้วน</text:p>
          </table:table-cell>
          <table:table-cell table:number-columns-repeated="2"/>
          <table:table-cell table:formula="of:=IF([.$C114]=[.$F1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/>
          <table:table-cell table:formula="of:=ORG.OPENOFFICE.ADDIN.SAMPLE.PYTHON.NUMBERTEXT.NUMBERTEXT.MONEYTEXT([.$A115];&quot;THB&quot;)" office:value-type="string" office:string-value="หนึ่งร้อยเก้าบาทถ้วน">
            <text:p>หนึ่งร้อยเก้าบาทถ้วน</text:p>
          </table:table-cell>
          <table:table-cell table:number-columns-repeated="2"/>
          <table:table-cell table:formula="of:=COM.MICROSOFT.BAHTTEXT([.$A115])" office:value-type="string" office:string-value="หนึ่งร้อยเก้าบาทถ้วน">
            <text:p>หนึ่งร้อยเก้าบาทถ้วน</text:p>
          </table:table-cell>
          <table:table-cell table:number-columns-repeated="2"/>
          <table:table-cell table:formula="of:=IF([.$C115]=[.$F1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/>
          <table:table-cell table:formula="of:=ORG.OPENOFFICE.ADDIN.SAMPLE.PYTHON.NUMBERTEXT.NUMBERTEXT.MONEYTEXT([.$A116];&quot;THB&quot;)" office:value-type="string" office:string-value="หนึ่งร้อยสิบบาทถ้วน">
            <text:p>หนึ่งร้อยสิบบาทถ้วน</text:p>
          </table:table-cell>
          <table:table-cell table:number-columns-repeated="2"/>
          <table:table-cell table:formula="of:=COM.MICROSOFT.BAHTTEXT([.$A116])" office:value-type="string" office:string-value="หนึ่งร้อยสิบบาทถ้วน">
            <text:p>หนึ่งร้อยสิบบาทถ้วน</text:p>
          </table:table-cell>
          <table:table-cell table:number-columns-repeated="2"/>
          <table:table-cell table:formula="of:=IF([.$C116]=[.$F1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formula="of:=ORG.OPENOFFICE.ADDIN.SAMPLE.PYTHON.NUMBERTEXT.NUMBERTEXT.MONEYTEXT([.$A117];&quot;THB&quot;)" office:value-type="string" office:string-value="หนึ่งร้อยสิบเอ็ดบาทถ้วน">
            <text:p>หนึ่งร้อยสิบเอ็ดบาทถ้วน</text:p>
          </table:table-cell>
          <table:table-cell table:number-columns-repeated="2"/>
          <table:table-cell table:formula="of:=COM.MICROSOFT.BAHTTEXT([.$A117])" office:value-type="string" office:string-value="หนึ่งร้อยสิบเอ็ดบาทถ้วน">
            <text:p>หนึ่งร้อยสิบเอ็ดบาทถ้วน</text:p>
          </table:table-cell>
          <table:table-cell table:number-columns-repeated="2"/>
          <table:table-cell table:formula="of:=IF([.$C117]=[.$F1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/>
          <table:table-cell table:formula="of:=ORG.OPENOFFICE.ADDIN.SAMPLE.PYTHON.NUMBERTEXT.NUMBERTEXT.MONEYTEXT([.$A118];&quot;THB&quot;)" office:value-type="string" office:string-value="หนึ่งร้อยสิบสองบาทถ้วน">
            <text:p>หนึ่งร้อยสิบสองบาทถ้วน</text:p>
          </table:table-cell>
          <table:table-cell table:number-columns-repeated="2"/>
          <table:table-cell table:formula="of:=COM.MICROSOFT.BAHTTEXT([.$A118])" office:value-type="string" office:string-value="หนึ่งร้อยสิบสองบาทถ้วน">
            <text:p>หนึ่งร้อยสิบสองบาทถ้วน</text:p>
          </table:table-cell>
          <table:table-cell table:number-columns-repeated="2"/>
          <table:table-cell table:formula="of:=IF([.$C118]=[.$F1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/>
          <table:table-cell table:formula="of:=ORG.OPENOFFICE.ADDIN.SAMPLE.PYTHON.NUMBERTEXT.NUMBERTEXT.MONEYTEXT([.$A119];&quot;THB&quot;)" office:value-type="string" office:string-value="หนึ่งร้อยสิบสามบาทถ้วน">
            <text:p>หนึ่งร้อยสิบสามบาทถ้วน</text:p>
          </table:table-cell>
          <table:table-cell table:number-columns-repeated="2"/>
          <table:table-cell table:formula="of:=COM.MICROSOFT.BAHTTEXT([.$A119])" office:value-type="string" office:string-value="หนึ่งร้อยสิบสามบาทถ้วน">
            <text:p>หนึ่งร้อยสิบสามบาทถ้วน</text:p>
          </table:table-cell>
          <table:table-cell table:number-columns-repeated="2"/>
          <table:table-cell table:formula="of:=IF([.$C119]=[.$F1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/>
          <table:table-cell table:formula="of:=ORG.OPENOFFICE.ADDIN.SAMPLE.PYTHON.NUMBERTEXT.NUMBERTEXT.MONEYTEXT([.$A120];&quot;THB&quot;)" office:value-type="string" office:string-value="หนึ่งร้อยสิบสี่บาทถ้วน">
            <text:p>หนึ่งร้อยสิบสี่บาทถ้วน</text:p>
          </table:table-cell>
          <table:table-cell table:number-columns-repeated="2"/>
          <table:table-cell table:formula="of:=COM.MICROSOFT.BAHTTEXT([.$A120])" office:value-type="string" office:string-value="หนึ่งร้อยสิบสี่บาทถ้วน">
            <text:p>หนึ่งร้อยสิบสี่บาทถ้วน</text:p>
          </table:table-cell>
          <table:table-cell table:number-columns-repeated="2"/>
          <table:table-cell table:formula="of:=IF([.$C120]=[.$F1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/>
          <table:table-cell table:formula="of:=ORG.OPENOFFICE.ADDIN.SAMPLE.PYTHON.NUMBERTEXT.NUMBERTEXT.MONEYTEXT([.$A121];&quot;THB&quot;)" office:value-type="string" office:string-value="หนึ่งร้อยสิบห้าบาทถ้วน">
            <text:p>หนึ่งร้อยสิบห้าบาทถ้วน</text:p>
          </table:table-cell>
          <table:table-cell table:number-columns-repeated="2"/>
          <table:table-cell table:formula="of:=COM.MICROSOFT.BAHTTEXT([.$A121])" office:value-type="string" office:string-value="หนึ่งร้อยสิบห้าบาทถ้วน">
            <text:p>หนึ่งร้อยสิบห้าบาทถ้วน</text:p>
          </table:table-cell>
          <table:table-cell table:number-columns-repeated="2"/>
          <table:table-cell table:formula="of:=IF([.$C121]=[.$F1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/>
          <table:table-cell table:formula="of:=ORG.OPENOFFICE.ADDIN.SAMPLE.PYTHON.NUMBERTEXT.NUMBERTEXT.MONEYTEXT([.$A122];&quot;THB&quot;)" office:value-type="string" office:string-value="หนึ่งร้อยสิบหกบาทถ้วน">
            <text:p>หนึ่งร้อยสิบหกบาทถ้วน</text:p>
          </table:table-cell>
          <table:table-cell table:number-columns-repeated="2"/>
          <table:table-cell table:formula="of:=COM.MICROSOFT.BAHTTEXT([.$A122])" office:value-type="string" office:string-value="หนึ่งร้อยสิบหกบาทถ้วน">
            <text:p>หนึ่งร้อยสิบหกบาทถ้วน</text:p>
          </table:table-cell>
          <table:table-cell table:number-columns-repeated="2"/>
          <table:table-cell table:formula="of:=IF([.$C122]=[.$F1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/>
          <table:table-cell table:formula="of:=ORG.OPENOFFICE.ADDIN.SAMPLE.PYTHON.NUMBERTEXT.NUMBERTEXT.MONEYTEXT([.$A123];&quot;THB&quot;)" office:value-type="string" office:string-value="หนึ่งร้อยสิบเจ็ดบาทถ้วน">
            <text:p>หนึ่งร้อยสิบเจ็ดบาทถ้วน</text:p>
          </table:table-cell>
          <table:table-cell table:number-columns-repeated="2"/>
          <table:table-cell table:formula="of:=COM.MICROSOFT.BAHTTEXT([.$A123])" office:value-type="string" office:string-value="หนึ่งร้อยสิบเจ็ดบาทถ้วน">
            <text:p>หนึ่งร้อยสิบเจ็ดบาทถ้วน</text:p>
          </table:table-cell>
          <table:table-cell table:number-columns-repeated="2"/>
          <table:table-cell table:formula="of:=IF([.$C123]=[.$F1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/>
          <table:table-cell table:formula="of:=ORG.OPENOFFICE.ADDIN.SAMPLE.PYTHON.NUMBERTEXT.NUMBERTEXT.MONEYTEXT([.$A124];&quot;THB&quot;)" office:value-type="string" office:string-value="หนึ่งร้อยสิบแปดบาทถ้วน">
            <text:p>หนึ่งร้อยสิบแปดบาทถ้วน</text:p>
          </table:table-cell>
          <table:table-cell table:number-columns-repeated="2"/>
          <table:table-cell table:formula="of:=COM.MICROSOFT.BAHTTEXT([.$A124])" office:value-type="string" office:string-value="หนึ่งร้อยสิบแปดบาทถ้วน">
            <text:p>หนึ่งร้อยสิบแปดบาทถ้วน</text:p>
          </table:table-cell>
          <table:table-cell table:number-columns-repeated="2"/>
          <table:table-cell table:formula="of:=IF([.$C124]=[.$F1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formula="of:=ORG.OPENOFFICE.ADDIN.SAMPLE.PYTHON.NUMBERTEXT.NUMBERTEXT.MONEYTEXT([.$A125];&quot;THB&quot;)" office:value-type="string" office:string-value="หนึ่งร้อยสิบเก้าบาทถ้วน">
            <text:p>หนึ่งร้อยสิบเก้าบาทถ้วน</text:p>
          </table:table-cell>
          <table:table-cell table:number-columns-repeated="2"/>
          <table:table-cell table:formula="of:=COM.MICROSOFT.BAHTTEXT([.$A125])" office:value-type="string" office:string-value="หนึ่งร้อยสิบเก้าบาทถ้วน">
            <text:p>หนึ่งร้อยสิบเก้าบาทถ้วน</text:p>
          </table:table-cell>
          <table:table-cell table:number-columns-repeated="2"/>
          <table:table-cell table:formula="of:=IF([.$C125]=[.$F1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ORG.OPENOFFICE.ADDIN.SAMPLE.PYTHON.NUMBERTEXT.NUMBERTEXT.MONEYTEXT([.$A126];&quot;THB&quot;)" office:value-type="string" office:string-value="หนึ่งร้อยยี่สิบบาทถ้วน">
            <text:p>หนึ่งร้อยยี่สิบบาทถ้วน</text:p>
          </table:table-cell>
          <table:table-cell table:number-columns-repeated="2"/>
          <table:table-cell table:formula="of:=COM.MICROSOFT.BAHTTEXT([.$A126])" office:value-type="string" office:string-value="หนึ่งร้อยยี่สิบบาทถ้วน">
            <text:p>หนึ่งร้อยยี่สิบบาทถ้วน</text:p>
          </table:table-cell>
          <table:table-cell table:number-columns-repeated="2"/>
          <table:table-cell table:formula="of:=IF([.$C126]=[.$F1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/>
          <table:table-cell table:formula="of:=ORG.OPENOFFICE.ADDIN.SAMPLE.PYTHON.NUMBERTEXT.NUMBERTEXT.MONEYTEXT([.$A127];&quot;THB&quot;)" office:value-type="string" office:string-value="หนึ่งร้อยยี่สิบเอ็ดบาทถ้วน">
            <text:p>หนึ่งร้อยยี่สิบเอ็ดบาทถ้วน</text:p>
          </table:table-cell>
          <table:table-cell table:number-columns-repeated="2"/>
          <table:table-cell table:formula="of:=COM.MICROSOFT.BAHTTEXT([.$A127])" office:value-type="string" office:string-value="หนึ่งร้อยยี่สิบเอ็ดบาทถ้วน">
            <text:p>หนึ่งร้อยยี่สิบเอ็ดบาทถ้วน</text:p>
          </table:table-cell>
          <table:table-cell table:number-columns-repeated="2"/>
          <table:table-cell table:formula="of:=IF([.$C127]=[.$F1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/>
          <table:table-cell table:formula="of:=ORG.OPENOFFICE.ADDIN.SAMPLE.PYTHON.NUMBERTEXT.NUMBERTEXT.MONEYTEXT([.$A128];&quot;THB&quot;)" office:value-type="string" office:string-value="หนึ่งร้อยยี่สิบสองบาทถ้วน">
            <text:p>หนึ่งร้อยยี่สิบสองบาทถ้วน</text:p>
          </table:table-cell>
          <table:table-cell table:number-columns-repeated="2"/>
          <table:table-cell table:formula="of:=COM.MICROSOFT.BAHTTEXT([.$A128])" office:value-type="string" office:string-value="หนึ่งร้อยยี่สิบสองบาทถ้วน">
            <text:p>หนึ่งร้อยยี่สิบสองบาทถ้วน</text:p>
          </table:table-cell>
          <table:table-cell table:number-columns-repeated="2"/>
          <table:table-cell table:formula="of:=IF([.$C128]=[.$F1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/>
          <table:table-cell table:formula="of:=ORG.OPENOFFICE.ADDIN.SAMPLE.PYTHON.NUMBERTEXT.NUMBERTEXT.MONEYTEXT([.$A129];&quot;THB&quot;)" office:value-type="string" office:string-value="หนึ่งร้อยยี่สิบสามบาทถ้วน">
            <text:p>หนึ่งร้อยยี่สิบสามบาทถ้วน</text:p>
          </table:table-cell>
          <table:table-cell table:number-columns-repeated="2"/>
          <table:table-cell table:formula="of:=COM.MICROSOFT.BAHTTEXT([.$A129])" office:value-type="string" office:string-value="หนึ่งร้อยยี่สิบสามบาทถ้วน">
            <text:p>หนึ่งร้อยยี่สิบสามบาทถ้วน</text:p>
          </table:table-cell>
          <table:table-cell table:number-columns-repeated="2"/>
          <table:table-cell table:formula="of:=IF([.$C129]=[.$F1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/>
          <table:table-cell table:formula="of:=ORG.OPENOFFICE.ADDIN.SAMPLE.PYTHON.NUMBERTEXT.NUMBERTEXT.MONEYTEXT([.$A130];&quot;THB&quot;)" office:value-type="string" office:string-value="หนึ่งร้อยยี่สิบสี่บาทถ้วน">
            <text:p>หนึ่งร้อยยี่สิบสี่บาทถ้วน</text:p>
          </table:table-cell>
          <table:table-cell table:number-columns-repeated="2"/>
          <table:table-cell table:formula="of:=COM.MICROSOFT.BAHTTEXT([.$A130])" office:value-type="string" office:string-value="หนึ่งร้อยยี่สิบสี่บาทถ้วน">
            <text:p>หนึ่งร้อยยี่สิบสี่บาทถ้วน</text:p>
          </table:table-cell>
          <table:table-cell table:number-columns-repeated="2"/>
          <table:table-cell table:formula="of:=IF([.$C130]=[.$F1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ORG.OPENOFFICE.ADDIN.SAMPLE.PYTHON.NUMBERTEXT.NUMBERTEXT.MONEYTEXT([.$A131];&quot;THB&quot;)" office:value-type="string" office:string-value="หนึ่งร้อยยี่สิบห้าบาทถ้วน">
            <text:p>หนึ่งร้อยยี่สิบห้าบาทถ้วน</text:p>
          </table:table-cell>
          <table:table-cell table:number-columns-repeated="2"/>
          <table:table-cell table:formula="of:=COM.MICROSOFT.BAHTTEXT([.$A131])" office:value-type="string" office:string-value="หนึ่งร้อยยี่สิบห้าบาทถ้วน">
            <text:p>หนึ่งร้อยยี่สิบห้าบาทถ้วน</text:p>
          </table:table-cell>
          <table:table-cell table:number-columns-repeated="2"/>
          <table:table-cell table:formula="of:=IF([.$C131]=[.$F1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formula="of:=ORG.OPENOFFICE.ADDIN.SAMPLE.PYTHON.NUMBERTEXT.NUMBERTEXT.MONEYTEXT([.$A132];&quot;THB&quot;)" office:value-type="string" office:string-value="หนึ่งร้อยยี่สิบหกบาทถ้วน">
            <text:p>หนึ่งร้อยยี่สิบหกบาทถ้วน</text:p>
          </table:table-cell>
          <table:table-cell table:number-columns-repeated="2"/>
          <table:table-cell table:formula="of:=COM.MICROSOFT.BAHTTEXT([.$A132])" office:value-type="string" office:string-value="หนึ่งร้อยยี่สิบหกบาทถ้วน">
            <text:p>หนึ่งร้อยยี่สิบหกบาทถ้วน</text:p>
          </table:table-cell>
          <table:table-cell table:number-columns-repeated="2"/>
          <table:table-cell table:formula="of:=IF([.$C132]=[.$F1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/>
          <table:table-cell table:formula="of:=ORG.OPENOFFICE.ADDIN.SAMPLE.PYTHON.NUMBERTEXT.NUMBERTEXT.MONEYTEXT([.$A133];&quot;THB&quot;)" office:value-type="string" office:string-value="หนึ่งร้อยยี่สิบเจ็ดบาทถ้วน">
            <text:p>หนึ่งร้อยยี่สิบเจ็ดบาทถ้วน</text:p>
          </table:table-cell>
          <table:table-cell table:number-columns-repeated="2"/>
          <table:table-cell table:formula="of:=COM.MICROSOFT.BAHTTEXT([.$A133])" office:value-type="string" office:string-value="หนึ่งร้อยยี่สิบเจ็ดบาทถ้วน">
            <text:p>หนึ่งร้อยยี่สิบเจ็ดบาทถ้วน</text:p>
          </table:table-cell>
          <table:table-cell table:number-columns-repeated="2"/>
          <table:table-cell table:formula="of:=IF([.$C133]=[.$F1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ORG.OPENOFFICE.ADDIN.SAMPLE.PYTHON.NUMBERTEXT.NUMBERTEXT.MONEYTEXT([.$A134];&quot;THB&quot;)" office:value-type="string" office:string-value="หนึ่งร้อยยี่สิบแปดบาทถ้วน">
            <text:p>หนึ่งร้อยยี่สิบแปดบาทถ้วน</text:p>
          </table:table-cell>
          <table:table-cell table:number-columns-repeated="2"/>
          <table:table-cell table:formula="of:=COM.MICROSOFT.BAHTTEXT([.$A134])" office:value-type="string" office:string-value="หนึ่งร้อยยี่สิบแปดบาทถ้วน">
            <text:p>หนึ่งร้อยยี่สิบแปดบาทถ้วน</text:p>
          </table:table-cell>
          <table:table-cell table:number-columns-repeated="2"/>
          <table:table-cell table:formula="of:=IF([.$C134]=[.$F1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/>
          <table:table-cell table:formula="of:=ORG.OPENOFFICE.ADDIN.SAMPLE.PYTHON.NUMBERTEXT.NUMBERTEXT.MONEYTEXT([.$A135];&quot;THB&quot;)" office:value-type="string" office:string-value="หนึ่งร้อยยี่สิบเก้าบาทถ้วน">
            <text:p>หนึ่งร้อยยี่สิบเก้าบาทถ้วน</text:p>
          </table:table-cell>
          <table:table-cell table:number-columns-repeated="2"/>
          <table:table-cell table:formula="of:=COM.MICROSOFT.BAHTTEXT([.$A135])" office:value-type="string" office:string-value="หนึ่งร้อยยี่สิบเก้าบาทถ้วน">
            <text:p>หนึ่งร้อยยี่สิบเก้าบาทถ้วน</text:p>
          </table:table-cell>
          <table:table-cell table:number-columns-repeated="2"/>
          <table:table-cell table:formula="of:=IF([.$C135]=[.$F1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/>
          <table:table-cell table:formula="of:=ORG.OPENOFFICE.ADDIN.SAMPLE.PYTHON.NUMBERTEXT.NUMBERTEXT.MONEYTEXT([.$A136];&quot;THB&quot;)" office:value-type="string" office:string-value="หนึ่งร้อยสามสิบบาทถ้วน">
            <text:p>หนึ่งร้อยสามสิบบาทถ้วน</text:p>
          </table:table-cell>
          <table:table-cell table:number-columns-repeated="2"/>
          <table:table-cell table:formula="of:=COM.MICROSOFT.BAHTTEXT([.$A136])" office:value-type="string" office:string-value="หนึ่งร้อยสามสิบบาทถ้วน">
            <text:p>หนึ่งร้อยสามสิบบาทถ้วน</text:p>
          </table:table-cell>
          <table:table-cell table:number-columns-repeated="2"/>
          <table:table-cell table:formula="of:=IF([.$C136]=[.$F1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/>
          <table:table-cell table:formula="of:=ORG.OPENOFFICE.ADDIN.SAMPLE.PYTHON.NUMBERTEXT.NUMBERTEXT.MONEYTEXT([.$A137];&quot;THB&quot;)" office:value-type="string" office:string-value="หนึ่งร้อยสามสิบเอ็ดบาทถ้วน">
            <text:p>หนึ่งร้อยสามสิบเอ็ดบาทถ้วน</text:p>
          </table:table-cell>
          <table:table-cell table:number-columns-repeated="2"/>
          <table:table-cell table:formula="of:=COM.MICROSOFT.BAHTTEXT([.$A137])" office:value-type="string" office:string-value="หนึ่งร้อยสามสิบเอ็ดบาทถ้วน">
            <text:p>หนึ่งร้อยสามสิบเอ็ดบาทถ้วน</text:p>
          </table:table-cell>
          <table:table-cell table:number-columns-repeated="2"/>
          <table:table-cell table:formula="of:=IF([.$C137]=[.$F1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/>
          <table:table-cell table:formula="of:=ORG.OPENOFFICE.ADDIN.SAMPLE.PYTHON.NUMBERTEXT.NUMBERTEXT.MONEYTEXT([.$A138];&quot;THB&quot;)" office:value-type="string" office:string-value="หนึ่งร้อยสามสิบสองบาทถ้วน">
            <text:p>หนึ่งร้อยสามสิบสองบาทถ้วน</text:p>
          </table:table-cell>
          <table:table-cell table:number-columns-repeated="2"/>
          <table:table-cell table:formula="of:=COM.MICROSOFT.BAHTTEXT([.$A138])" office:value-type="string" office:string-value="หนึ่งร้อยสามสิบสองบาทถ้วน">
            <text:p>หนึ่งร้อยสามสิบสองบาทถ้วน</text:p>
          </table:table-cell>
          <table:table-cell table:number-columns-repeated="2"/>
          <table:table-cell table:formula="of:=IF([.$C138]=[.$F1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/>
          <table:table-cell table:formula="of:=ORG.OPENOFFICE.ADDIN.SAMPLE.PYTHON.NUMBERTEXT.NUMBERTEXT.MONEYTEXT([.$A139];&quot;THB&quot;)" office:value-type="string" office:string-value="หนึ่งร้อยสามสิบสามบาทถ้วน">
            <text:p>หนึ่งร้อยสามสิบสามบาทถ้วน</text:p>
          </table:table-cell>
          <table:table-cell table:number-columns-repeated="2"/>
          <table:table-cell table:formula="of:=COM.MICROSOFT.BAHTTEXT([.$A139])" office:value-type="string" office:string-value="หนึ่งร้อยสามสิบสามบาทถ้วน">
            <text:p>หนึ่งร้อยสามสิบสามบาทถ้วน</text:p>
          </table:table-cell>
          <table:table-cell table:number-columns-repeated="2"/>
          <table:table-cell table:formula="of:=IF([.$C139]=[.$F1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/>
          <table:table-cell table:formula="of:=ORG.OPENOFFICE.ADDIN.SAMPLE.PYTHON.NUMBERTEXT.NUMBERTEXT.MONEYTEXT([.$A140];&quot;THB&quot;)" office:value-type="string" office:string-value="หนึ่งร้อยสามสิบสี่บาทถ้วน">
            <text:p>หนึ่งร้อยสามสิบสี่บาทถ้วน</text:p>
          </table:table-cell>
          <table:table-cell table:number-columns-repeated="2"/>
          <table:table-cell table:formula="of:=COM.MICROSOFT.BAHTTEXT([.$A140])" office:value-type="string" office:string-value="หนึ่งร้อยสามสิบสี่บาทถ้วน">
            <text:p>หนึ่งร้อยสามสิบสี่บาทถ้วน</text:p>
          </table:table-cell>
          <table:table-cell table:number-columns-repeated="2"/>
          <table:table-cell table:formula="of:=IF([.$C140]=[.$F1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formula="of:=ORG.OPENOFFICE.ADDIN.SAMPLE.PYTHON.NUMBERTEXT.NUMBERTEXT.MONEYTEXT([.$A141];&quot;THB&quot;)" office:value-type="string" office:string-value="หนึ่งร้อยสามสิบห้าบาทถ้วน">
            <text:p>หนึ่งร้อยสามสิบห้าบาทถ้วน</text:p>
          </table:table-cell>
          <table:table-cell table:number-columns-repeated="2"/>
          <table:table-cell table:formula="of:=COM.MICROSOFT.BAHTTEXT([.$A141])" office:value-type="string" office:string-value="หนึ่งร้อยสามสิบห้าบาทถ้วน">
            <text:p>หนึ่งร้อยสามสิบห้าบาทถ้วน</text:p>
          </table:table-cell>
          <table:table-cell table:number-columns-repeated="2"/>
          <table:table-cell table:formula="of:=IF([.$C141]=[.$F1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/>
          <table:table-cell table:formula="of:=ORG.OPENOFFICE.ADDIN.SAMPLE.PYTHON.NUMBERTEXT.NUMBERTEXT.MONEYTEXT([.$A142];&quot;THB&quot;)" office:value-type="string" office:string-value="หนึ่งร้อยสามสิบหกบาทถ้วน">
            <text:p>หนึ่งร้อยสามสิบหกบาทถ้วน</text:p>
          </table:table-cell>
          <table:table-cell table:number-columns-repeated="2"/>
          <table:table-cell table:formula="of:=COM.MICROSOFT.BAHTTEXT([.$A142])" office:value-type="string" office:string-value="หนึ่งร้อยสามสิบหกบาทถ้วน">
            <text:p>หนึ่งร้อยสามสิบหกบาทถ้วน</text:p>
          </table:table-cell>
          <table:table-cell table:number-columns-repeated="2"/>
          <table:table-cell table:formula="of:=IF([.$C142]=[.$F1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ORG.OPENOFFICE.ADDIN.SAMPLE.PYTHON.NUMBERTEXT.NUMBERTEXT.MONEYTEXT([.$A143];&quot;THB&quot;)" office:value-type="string" office:string-value="หนึ่งร้อยสามสิบเจ็ดบาทถ้วน">
            <text:p>หนึ่งร้อยสามสิบเจ็ดบาทถ้วน</text:p>
          </table:table-cell>
          <table:table-cell table:number-columns-repeated="2"/>
          <table:table-cell table:formula="of:=COM.MICROSOFT.BAHTTEXT([.$A143])" office:value-type="string" office:string-value="หนึ่งร้อยสามสิบเจ็ดบาทถ้วน">
            <text:p>หนึ่งร้อยสามสิบเจ็ดบาทถ้วน</text:p>
          </table:table-cell>
          <table:table-cell table:number-columns-repeated="2"/>
          <table:table-cell table:formula="of:=IF([.$C143]=[.$F1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/>
          <table:table-cell table:formula="of:=ORG.OPENOFFICE.ADDIN.SAMPLE.PYTHON.NUMBERTEXT.NUMBERTEXT.MONEYTEXT([.$A144];&quot;THB&quot;)" office:value-type="string" office:string-value="หนึ่งร้อยสามสิบแปดบาทถ้วน">
            <text:p>หนึ่งร้อยสามสิบแปดบาทถ้วน</text:p>
          </table:table-cell>
          <table:table-cell table:number-columns-repeated="2"/>
          <table:table-cell table:formula="of:=COM.MICROSOFT.BAHTTEXT([.$A144])" office:value-type="string" office:string-value="หนึ่งร้อยสามสิบแปดบาทถ้วน">
            <text:p>หนึ่งร้อยสามสิบแปดบาทถ้วน</text:p>
          </table:table-cell>
          <table:table-cell table:number-columns-repeated="2"/>
          <table:table-cell table:formula="of:=IF([.$C144]=[.$F1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</text:p>
          </table:table-cell>
          <table:table-cell/>
          <table:table-cell table:formula="of:=ORG.OPENOFFICE.ADDIN.SAMPLE.PYTHON.NUMBERTEXT.NUMBERTEXT.MONEYTEXT([.$A145];&quot;THB&quot;)" office:value-type="string" office:string-value="หนึ่งร้อยสามสิบเก้าบาทถ้วน">
            <text:p>หนึ่งร้อยสามสิบเก้าบาทถ้วน</text:p>
          </table:table-cell>
          <table:table-cell table:number-columns-repeated="2"/>
          <table:table-cell table:formula="of:=COM.MICROSOFT.BAHTTEXT([.$A145])" office:value-type="string" office:string-value="หนึ่งร้อยสามสิบเก้าบาทถ้วน">
            <text:p>หนึ่งร้อยสามสิบเก้าบาทถ้วน</text:p>
          </table:table-cell>
          <table:table-cell table:number-columns-repeated="2"/>
          <table:table-cell table:formula="of:=IF([.$C145]=[.$F1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/>
          <table:table-cell table:formula="of:=ORG.OPENOFFICE.ADDIN.SAMPLE.PYTHON.NUMBERTEXT.NUMBERTEXT.MONEYTEXT([.$A146];&quot;THB&quot;)" office:value-type="string" office:string-value="หนึ่งร้อยสี่สิบบาทถ้วน">
            <text:p>หนึ่งร้อยสี่สิบบาทถ้วน</text:p>
          </table:table-cell>
          <table:table-cell table:number-columns-repeated="2"/>
          <table:table-cell table:formula="of:=COM.MICROSOFT.BAHTTEXT([.$A146])" office:value-type="string" office:string-value="หนึ่งร้อยสี่สิบบาทถ้วน">
            <text:p>หนึ่งร้อยสี่สิบบาทถ้วน</text:p>
          </table:table-cell>
          <table:table-cell table:number-columns-repeated="2"/>
          <table:table-cell table:formula="of:=IF([.$C146]=[.$F1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/>
          <table:table-cell table:formula="of:=ORG.OPENOFFICE.ADDIN.SAMPLE.PYTHON.NUMBERTEXT.NUMBERTEXT.MONEYTEXT([.$A147];&quot;THB&quot;)" office:value-type="string" office:string-value="หนึ่งร้อยสี่สิบเอ็ดบาทถ้วน">
            <text:p>หนึ่งร้อยสี่สิบเอ็ดบาทถ้วน</text:p>
          </table:table-cell>
          <table:table-cell table:number-columns-repeated="2"/>
          <table:table-cell table:formula="of:=COM.MICROSOFT.BAHTTEXT([.$A147])" office:value-type="string" office:string-value="หนึ่งร้อยสี่สิบเอ็ดบาทถ้วน">
            <text:p>หนึ่งร้อยสี่สิบเอ็ดบาทถ้วน</text:p>
          </table:table-cell>
          <table:table-cell table:number-columns-repeated="2"/>
          <table:table-cell table:formula="of:=IF([.$C147]=[.$F1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/>
          <table:table-cell table:formula="of:=ORG.OPENOFFICE.ADDIN.SAMPLE.PYTHON.NUMBERTEXT.NUMBERTEXT.MONEYTEXT([.$A148];&quot;THB&quot;)" office:value-type="string" office:string-value="หนึ่งร้อยสี่สิบสองบาทถ้วน">
            <text:p>หนึ่งร้อยสี่สิบสองบาทถ้วน</text:p>
          </table:table-cell>
          <table:table-cell table:number-columns-repeated="2"/>
          <table:table-cell table:formula="of:=COM.MICROSOFT.BAHTTEXT([.$A148])" office:value-type="string" office:string-value="หนึ่งร้อยสี่สิบสองบาทถ้วน">
            <text:p>หนึ่งร้อยสี่สิบสองบาทถ้วน</text:p>
          </table:table-cell>
          <table:table-cell table:number-columns-repeated="2"/>
          <table:table-cell table:formula="of:=IF([.$C148]=[.$F1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/>
          <table:table-cell table:formula="of:=ORG.OPENOFFICE.ADDIN.SAMPLE.PYTHON.NUMBERTEXT.NUMBERTEXT.MONEYTEXT([.$A149];&quot;THB&quot;)" office:value-type="string" office:string-value="หนึ่งร้อยสี่สิบสามบาทถ้วน">
            <text:p>หนึ่งร้อยสี่สิบสามบาทถ้วน</text:p>
          </table:table-cell>
          <table:table-cell table:number-columns-repeated="2"/>
          <table:table-cell table:formula="of:=COM.MICROSOFT.BAHTTEXT([.$A149])" office:value-type="string" office:string-value="หนึ่งร้อยสี่สิบสามบาทถ้วน">
            <text:p>หนึ่งร้อยสี่สิบสามบาทถ้วน</text:p>
          </table:table-cell>
          <table:table-cell table:number-columns-repeated="2"/>
          <table:table-cell table:formula="of:=IF([.$C149]=[.$F1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/>
          <table:table-cell table:formula="of:=ORG.OPENOFFICE.ADDIN.SAMPLE.PYTHON.NUMBERTEXT.NUMBERTEXT.MONEYTEXT([.$A150];&quot;THB&quot;)" office:value-type="string" office:string-value="หนึ่งร้อยสี่สิบสี่บาทถ้วน">
            <text:p>หนึ่งร้อยสี่สิบสี่บาทถ้วน</text:p>
          </table:table-cell>
          <table:table-cell table:number-columns-repeated="2"/>
          <table:table-cell table:formula="of:=COM.MICROSOFT.BAHTTEXT([.$A150])" office:value-type="string" office:string-value="หนึ่งร้อยสี่สิบสี่บาทถ้วน">
            <text:p>หนึ่งร้อยสี่สิบสี่บาทถ้วน</text:p>
          </table:table-cell>
          <table:table-cell table:number-columns-repeated="2"/>
          <table:table-cell table:formula="of:=IF([.$C150]=[.$F1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/>
          <table:table-cell table:formula="of:=ORG.OPENOFFICE.ADDIN.SAMPLE.PYTHON.NUMBERTEXT.NUMBERTEXT.MONEYTEXT([.$A151];&quot;THB&quot;)" office:value-type="string" office:string-value="หนึ่งร้อยสี่สิบห้าบาทถ้วน">
            <text:p>หนึ่งร้อยสี่สิบห้าบาทถ้วน</text:p>
          </table:table-cell>
          <table:table-cell table:number-columns-repeated="2"/>
          <table:table-cell table:formula="of:=COM.MICROSOFT.BAHTTEXT([.$A151])" office:value-type="string" office:string-value="หนึ่งร้อยสี่สิบห้าบาทถ้วน">
            <text:p>หนึ่งร้อยสี่สิบห้าบาทถ้วน</text:p>
          </table:table-cell>
          <table:table-cell table:number-columns-repeated="2"/>
          <table:table-cell table:formula="of:=IF([.$C151]=[.$F1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/>
          <table:table-cell table:formula="of:=ORG.OPENOFFICE.ADDIN.SAMPLE.PYTHON.NUMBERTEXT.NUMBERTEXT.MONEYTEXT([.$A152];&quot;THB&quot;)" office:value-type="string" office:string-value="หนึ่งร้อยสี่สิบหกบาทถ้วน">
            <text:p>หนึ่งร้อยสี่สิบหกบาทถ้วน</text:p>
          </table:table-cell>
          <table:table-cell table:number-columns-repeated="2"/>
          <table:table-cell table:formula="of:=COM.MICROSOFT.BAHTTEXT([.$A152])" office:value-type="string" office:string-value="หนึ่งร้อยสี่สิบหกบาทถ้วน">
            <text:p>หนึ่งร้อยสี่สิบหกบาทถ้วน</text:p>
          </table:table-cell>
          <table:table-cell table:number-columns-repeated="2"/>
          <table:table-cell table:formula="of:=IF([.$C152]=[.$F1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/>
          <table:table-cell table:formula="of:=ORG.OPENOFFICE.ADDIN.SAMPLE.PYTHON.NUMBERTEXT.NUMBERTEXT.MONEYTEXT([.$A153];&quot;THB&quot;)" office:value-type="string" office:string-value="หนึ่งร้อยสี่สิบเจ็ดบาทถ้วน">
            <text:p>หนึ่งร้อยสี่สิบเจ็ดบาทถ้วน</text:p>
          </table:table-cell>
          <table:table-cell table:number-columns-repeated="2"/>
          <table:table-cell table:formula="of:=COM.MICROSOFT.BAHTTEXT([.$A153])" office:value-type="string" office:string-value="หนึ่งร้อยสี่สิบเจ็ดบาทถ้วน">
            <text:p>หนึ่งร้อยสี่สิบเจ็ดบาทถ้วน</text:p>
          </table:table-cell>
          <table:table-cell table:number-columns-repeated="2"/>
          <table:table-cell table:formula="of:=IF([.$C153]=[.$F1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/>
          <table:table-cell table:formula="of:=ORG.OPENOFFICE.ADDIN.SAMPLE.PYTHON.NUMBERTEXT.NUMBERTEXT.MONEYTEXT([.$A154];&quot;THB&quot;)" office:value-type="string" office:string-value="หนึ่งร้อยสี่สิบแปดบาทถ้วน">
            <text:p>หนึ่งร้อยสี่สิบแปดบาทถ้วน</text:p>
          </table:table-cell>
          <table:table-cell table:number-columns-repeated="2"/>
          <table:table-cell table:formula="of:=COM.MICROSOFT.BAHTTEXT([.$A154])" office:value-type="string" office:string-value="หนึ่งร้อยสี่สิบแปดบาทถ้วน">
            <text:p>หนึ่งร้อยสี่สิบแปดบาทถ้วน</text:p>
          </table:table-cell>
          <table:table-cell table:number-columns-repeated="2"/>
          <table:table-cell table:formula="of:=IF([.$C154]=[.$F1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/>
          <table:table-cell table:formula="of:=ORG.OPENOFFICE.ADDIN.SAMPLE.PYTHON.NUMBERTEXT.NUMBERTEXT.MONEYTEXT([.$A155];&quot;THB&quot;)" office:value-type="string" office:string-value="หนึ่งร้อยสี่สิบเก้าบาทถ้วน">
            <text:p>หนึ่งร้อยสี่สิบเก้าบาทถ้วน</text:p>
          </table:table-cell>
          <table:table-cell table:number-columns-repeated="2"/>
          <table:table-cell table:formula="of:=COM.MICROSOFT.BAHTTEXT([.$A155])" office:value-type="string" office:string-value="หนึ่งร้อยสี่สิบเก้าบาทถ้วน">
            <text:p>หนึ่งร้อยสี่สิบเก้าบาทถ้วน</text:p>
          </table:table-cell>
          <table:table-cell table:number-columns-repeated="2"/>
          <table:table-cell table:formula="of:=IF([.$C155]=[.$F1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/>
          <table:table-cell table:formula="of:=ORG.OPENOFFICE.ADDIN.SAMPLE.PYTHON.NUMBERTEXT.NUMBERTEXT.MONEYTEXT([.$A156];&quot;THB&quot;)" office:value-type="string" office:string-value="หนึ่งร้อยห้าสิบบาทถ้วน">
            <text:p>หนึ่งร้อยห้าสิบบาทถ้วน</text:p>
          </table:table-cell>
          <table:table-cell table:number-columns-repeated="2"/>
          <table:table-cell table:formula="of:=COM.MICROSOFT.BAHTTEXT([.$A156])" office:value-type="string" office:string-value="หนึ่งร้อยห้าสิบบาทถ้วน">
            <text:p>หนึ่งร้อยห้าสิบบาทถ้วน</text:p>
          </table:table-cell>
          <table:table-cell table:number-columns-repeated="2"/>
          <table:table-cell table:formula="of:=IF([.$C156]=[.$F1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/>
          <table:table-cell table:formula="of:=ORG.OPENOFFICE.ADDIN.SAMPLE.PYTHON.NUMBERTEXT.NUMBERTEXT.MONEYTEXT([.$A157];&quot;THB&quot;)" office:value-type="string" office:string-value="หนึ่งร้อยห้าสิบเอ็ดบาทถ้วน">
            <text:p>หนึ่งร้อยห้าสิบเอ็ดบาทถ้วน</text:p>
          </table:table-cell>
          <table:table-cell table:number-columns-repeated="2"/>
          <table:table-cell table:formula="of:=COM.MICROSOFT.BAHTTEXT([.$A157])" office:value-type="string" office:string-value="หนึ่งร้อยห้าสิบเอ็ดบาทถ้วน">
            <text:p>หนึ่งร้อยห้าสิบเอ็ดบาทถ้วน</text:p>
          </table:table-cell>
          <table:table-cell table:number-columns-repeated="2"/>
          <table:table-cell table:formula="of:=IF([.$C157]=[.$F1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/>
          <table:table-cell table:formula="of:=ORG.OPENOFFICE.ADDIN.SAMPLE.PYTHON.NUMBERTEXT.NUMBERTEXT.MONEYTEXT([.$A158];&quot;THB&quot;)" office:value-type="string" office:string-value="หนึ่งร้อยห้าสิบสองบาทถ้วน">
            <text:p>หนึ่งร้อยห้าสิบสองบาทถ้วน</text:p>
          </table:table-cell>
          <table:table-cell table:number-columns-repeated="2"/>
          <table:table-cell table:formula="of:=COM.MICROSOFT.BAHTTEXT([.$A158])" office:value-type="string" office:string-value="หนึ่งร้อยห้าสิบสองบาทถ้วน">
            <text:p>หนึ่งร้อยห้าสิบสองบาทถ้วน</text:p>
          </table:table-cell>
          <table:table-cell table:number-columns-repeated="2"/>
          <table:table-cell table:formula="of:=IF([.$C158]=[.$F1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/>
          <table:table-cell table:formula="of:=ORG.OPENOFFICE.ADDIN.SAMPLE.PYTHON.NUMBERTEXT.NUMBERTEXT.MONEYTEXT([.$A159];&quot;THB&quot;)" office:value-type="string" office:string-value="หนึ่งร้อยห้าสิบสามบาทถ้วน">
            <text:p>หนึ่งร้อยห้าสิบสามบาทถ้วน</text:p>
          </table:table-cell>
          <table:table-cell table:number-columns-repeated="2"/>
          <table:table-cell table:formula="of:=COM.MICROSOFT.BAHTTEXT([.$A159])" office:value-type="string" office:string-value="หนึ่งร้อยห้าสิบสามบาทถ้วน">
            <text:p>หนึ่งร้อยห้าสิบสามบาทถ้วน</text:p>
          </table:table-cell>
          <table:table-cell table:number-columns-repeated="2"/>
          <table:table-cell table:formula="of:=IF([.$C159]=[.$F1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formula="of:=ORG.OPENOFFICE.ADDIN.SAMPLE.PYTHON.NUMBERTEXT.NUMBERTEXT.MONEYTEXT([.$A160];&quot;THB&quot;)" office:value-type="string" office:string-value="หนึ่งร้อยห้าสิบสี่บาทถ้วน">
            <text:p>หนึ่งร้อยห้าสิบสี่บาทถ้วน</text:p>
          </table:table-cell>
          <table:table-cell table:number-columns-repeated="2"/>
          <table:table-cell table:formula="of:=COM.MICROSOFT.BAHTTEXT([.$A160])" office:value-type="string" office:string-value="หนึ่งร้อยห้าสิบสี่บาทถ้วน">
            <text:p>หนึ่งร้อยห้าสิบสี่บาทถ้วน</text:p>
          </table:table-cell>
          <table:table-cell table:number-columns-repeated="2"/>
          <table:table-cell table:formula="of:=IF([.$C160]=[.$F1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/>
          <table:table-cell table:formula="of:=ORG.OPENOFFICE.ADDIN.SAMPLE.PYTHON.NUMBERTEXT.NUMBERTEXT.MONEYTEXT([.$A161];&quot;THB&quot;)" office:value-type="string" office:string-value="หนึ่งร้อยห้าสิบห้าบาทถ้วน">
            <text:p>หนึ่งร้อยห้าสิบห้าบาทถ้วน</text:p>
          </table:table-cell>
          <table:table-cell table:number-columns-repeated="2"/>
          <table:table-cell table:formula="of:=COM.MICROSOFT.BAHTTEXT([.$A161])" office:value-type="string" office:string-value="หนึ่งร้อยห้าสิบห้าบาทถ้วน">
            <text:p>หนึ่งร้อยห้าสิบห้าบาทถ้วน</text:p>
          </table:table-cell>
          <table:table-cell table:number-columns-repeated="2"/>
          <table:table-cell table:formula="of:=IF([.$C161]=[.$F1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/>
          <table:table-cell table:formula="of:=ORG.OPENOFFICE.ADDIN.SAMPLE.PYTHON.NUMBERTEXT.NUMBERTEXT.MONEYTEXT([.$A162];&quot;THB&quot;)" office:value-type="string" office:string-value="หนึ่งร้อยห้าสิบหกบาทถ้วน">
            <text:p>หนึ่งร้อยห้าสิบหกบาทถ้วน</text:p>
          </table:table-cell>
          <table:table-cell table:number-columns-repeated="2"/>
          <table:table-cell table:formula="of:=COM.MICROSOFT.BAHTTEXT([.$A162])" office:value-type="string" office:string-value="หนึ่งร้อยห้าสิบหกบาทถ้วน">
            <text:p>หนึ่งร้อยห้าสิบหกบาทถ้วน</text:p>
          </table:table-cell>
          <table:table-cell table:number-columns-repeated="2"/>
          <table:table-cell table:formula="of:=IF([.$C162]=[.$F1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/>
          <table:table-cell table:formula="of:=ORG.OPENOFFICE.ADDIN.SAMPLE.PYTHON.NUMBERTEXT.NUMBERTEXT.MONEYTEXT([.$A163];&quot;THB&quot;)" office:value-type="string" office:string-value="หนึ่งร้อยห้าสิบเจ็ดบาทถ้วน">
            <text:p>หนึ่งร้อยห้าสิบเจ็ดบาทถ้วน</text:p>
          </table:table-cell>
          <table:table-cell table:number-columns-repeated="2"/>
          <table:table-cell table:formula="of:=COM.MICROSOFT.BAHTTEXT([.$A163])" office:value-type="string" office:string-value="หนึ่งร้อยห้าสิบเจ็ดบาทถ้วน">
            <text:p>หนึ่งร้อยห้าสิบเจ็ดบาทถ้วน</text:p>
          </table:table-cell>
          <table:table-cell table:number-columns-repeated="2"/>
          <table:table-cell table:formula="of:=IF([.$C163]=[.$F1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/>
          <table:table-cell table:formula="of:=ORG.OPENOFFICE.ADDIN.SAMPLE.PYTHON.NUMBERTEXT.NUMBERTEXT.MONEYTEXT([.$A164];&quot;THB&quot;)" office:value-type="string" office:string-value="หนึ่งร้อยห้าสิบแปดบาทถ้วน">
            <text:p>หนึ่งร้อยห้าสิบแปดบาทถ้วน</text:p>
          </table:table-cell>
          <table:table-cell table:number-columns-repeated="2"/>
          <table:table-cell table:formula="of:=COM.MICROSOFT.BAHTTEXT([.$A164])" office:value-type="string" office:string-value="หนึ่งร้อยห้าสิบแปดบาทถ้วน">
            <text:p>หนึ่งร้อยห้าสิบแปดบาทถ้วน</text:p>
          </table:table-cell>
          <table:table-cell table:number-columns-repeated="2"/>
          <table:table-cell table:formula="of:=IF([.$C164]=[.$F1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/>
          <table:table-cell table:formula="of:=ORG.OPENOFFICE.ADDIN.SAMPLE.PYTHON.NUMBERTEXT.NUMBERTEXT.MONEYTEXT([.$A165];&quot;THB&quot;)" office:value-type="string" office:string-value="หนึ่งร้อยห้าสิบเก้าบาทถ้วน">
            <text:p>หนึ่งร้อยห้าสิบเก้าบาทถ้วน</text:p>
          </table:table-cell>
          <table:table-cell table:number-columns-repeated="2"/>
          <table:table-cell table:formula="of:=COM.MICROSOFT.BAHTTEXT([.$A165])" office:value-type="string" office:string-value="หนึ่งร้อยห้าสิบเก้าบาทถ้วน">
            <text:p>หนึ่งร้อยห้าสิบเก้าบาทถ้วน</text:p>
          </table:table-cell>
          <table:table-cell table:number-columns-repeated="2"/>
          <table:table-cell table:formula="of:=IF([.$C165]=[.$F1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ORG.OPENOFFICE.ADDIN.SAMPLE.PYTHON.NUMBERTEXT.NUMBERTEXT.MONEYTEXT([.$A166];&quot;THB&quot;)" office:value-type="string" office:string-value="หนึ่งร้อยหกสิบบาทถ้วน">
            <text:p>หนึ่งร้อยหกสิบบาทถ้วน</text:p>
          </table:table-cell>
          <table:table-cell table:number-columns-repeated="2"/>
          <table:table-cell table:formula="of:=COM.MICROSOFT.BAHTTEXT([.$A166])" office:value-type="string" office:string-value="หนึ่งร้อยหกสิบบาทถ้วน">
            <text:p>หนึ่งร้อยหกสิบบาทถ้วน</text:p>
          </table:table-cell>
          <table:table-cell table:number-columns-repeated="2"/>
          <table:table-cell table:formula="of:=IF([.$C166]=[.$F1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/>
          <table:table-cell table:formula="of:=ORG.OPENOFFICE.ADDIN.SAMPLE.PYTHON.NUMBERTEXT.NUMBERTEXT.MONEYTEXT([.$A167];&quot;THB&quot;)" office:value-type="string" office:string-value="หนึ่งร้อยหกสิบเอ็ดบาทถ้วน">
            <text:p>หนึ่งร้อยหกสิบเอ็ดบาทถ้วน</text:p>
          </table:table-cell>
          <table:table-cell table:number-columns-repeated="2"/>
          <table:table-cell table:formula="of:=COM.MICROSOFT.BAHTTEXT([.$A167])" office:value-type="string" office:string-value="หนึ่งร้อยหกสิบเอ็ดบาทถ้วน">
            <text:p>หนึ่งร้อยหกสิบเอ็ดบาทถ้วน</text:p>
          </table:table-cell>
          <table:table-cell table:number-columns-repeated="2"/>
          <table:table-cell table:formula="of:=IF([.$C167]=[.$F1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/>
          <table:table-cell table:formula="of:=ORG.OPENOFFICE.ADDIN.SAMPLE.PYTHON.NUMBERTEXT.NUMBERTEXT.MONEYTEXT([.$A168];&quot;THB&quot;)" office:value-type="string" office:string-value="หนึ่งร้อยหกสิบสองบาทถ้วน">
            <text:p>หนึ่งร้อยหกสิบสองบาทถ้วน</text:p>
          </table:table-cell>
          <table:table-cell table:number-columns-repeated="2"/>
          <table:table-cell table:formula="of:=COM.MICROSOFT.BAHTTEXT([.$A168])" office:value-type="string" office:string-value="หนึ่งร้อยหกสิบสองบาทถ้วน">
            <text:p>หนึ่งร้อยหกสิบสองบาทถ้วน</text:p>
          </table:table-cell>
          <table:table-cell table:number-columns-repeated="2"/>
          <table:table-cell table:formula="of:=IF([.$C168]=[.$F1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/>
          <table:table-cell table:formula="of:=ORG.OPENOFFICE.ADDIN.SAMPLE.PYTHON.NUMBERTEXT.NUMBERTEXT.MONEYTEXT([.$A169];&quot;THB&quot;)" office:value-type="string" office:string-value="หนึ่งร้อยหกสิบสามบาทถ้วน">
            <text:p>หนึ่งร้อยหกสิบสามบาทถ้วน</text:p>
          </table:table-cell>
          <table:table-cell table:number-columns-repeated="2"/>
          <table:table-cell table:formula="of:=COM.MICROSOFT.BAHTTEXT([.$A169])" office:value-type="string" office:string-value="หนึ่งร้อยหกสิบสามบาทถ้วน">
            <text:p>หนึ่งร้อยหกสิบสามบาทถ้วน</text:p>
          </table:table-cell>
          <table:table-cell table:number-columns-repeated="2"/>
          <table:table-cell table:formula="of:=IF([.$C169]=[.$F1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/>
          <table:table-cell table:formula="of:=ORG.OPENOFFICE.ADDIN.SAMPLE.PYTHON.NUMBERTEXT.NUMBERTEXT.MONEYTEXT([.$A170];&quot;THB&quot;)" office:value-type="string" office:string-value="หนึ่งร้อยหกสิบสี่บาทถ้วน">
            <text:p>หนึ่งร้อยหกสิบสี่บาทถ้วน</text:p>
          </table:table-cell>
          <table:table-cell table:number-columns-repeated="2"/>
          <table:table-cell table:formula="of:=COM.MICROSOFT.BAHTTEXT([.$A170])" office:value-type="string" office:string-value="หนึ่งร้อยหกสิบสี่บาทถ้วน">
            <text:p>หนึ่งร้อยหกสิบสี่บาทถ้วน</text:p>
          </table:table-cell>
          <table:table-cell table:number-columns-repeated="2"/>
          <table:table-cell table:formula="of:=IF([.$C170]=[.$F1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/>
          <table:table-cell table:formula="of:=ORG.OPENOFFICE.ADDIN.SAMPLE.PYTHON.NUMBERTEXT.NUMBERTEXT.MONEYTEXT([.$A171];&quot;THB&quot;)" office:value-type="string" office:string-value="หนึ่งร้อยหกสิบห้าบาทถ้วน">
            <text:p>หนึ่งร้อยหกสิบห้าบาทถ้วน</text:p>
          </table:table-cell>
          <table:table-cell table:number-columns-repeated="2"/>
          <table:table-cell table:formula="of:=COM.MICROSOFT.BAHTTEXT([.$A171])" office:value-type="string" office:string-value="หนึ่งร้อยหกสิบห้าบาทถ้วน">
            <text:p>หนึ่งร้อยหกสิบห้าบาทถ้วน</text:p>
          </table:table-cell>
          <table:table-cell table:number-columns-repeated="2"/>
          <table:table-cell table:formula="of:=IF([.$C171]=[.$F1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/>
          <table:table-cell table:formula="of:=ORG.OPENOFFICE.ADDIN.SAMPLE.PYTHON.NUMBERTEXT.NUMBERTEXT.MONEYTEXT([.$A172];&quot;THB&quot;)" office:value-type="string" office:string-value="หนึ่งร้อยหกสิบหกบาทถ้วน">
            <text:p>หนึ่งร้อยหกสิบหกบาทถ้วน</text:p>
          </table:table-cell>
          <table:table-cell table:number-columns-repeated="2"/>
          <table:table-cell table:formula="of:=COM.MICROSOFT.BAHTTEXT([.$A172])" office:value-type="string" office:string-value="หนึ่งร้อยหกสิบหกบาทถ้วน">
            <text:p>หนึ่งร้อยหกสิบหกบาทถ้วน</text:p>
          </table:table-cell>
          <table:table-cell table:number-columns-repeated="2"/>
          <table:table-cell table:formula="of:=IF([.$C172]=[.$F1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/>
          <table:table-cell table:formula="of:=ORG.OPENOFFICE.ADDIN.SAMPLE.PYTHON.NUMBERTEXT.NUMBERTEXT.MONEYTEXT([.$A173];&quot;THB&quot;)" office:value-type="string" office:string-value="หนึ่งร้อยหกสิบเจ็ดบาทถ้วน">
            <text:p>หนึ่งร้อยหกสิบเจ็ดบาทถ้วน</text:p>
          </table:table-cell>
          <table:table-cell table:number-columns-repeated="2"/>
          <table:table-cell table:formula="of:=COM.MICROSOFT.BAHTTEXT([.$A173])" office:value-type="string" office:string-value="หนึ่งร้อยหกสิบเจ็ดบาทถ้วน">
            <text:p>หนึ่งร้อยหกสิบเจ็ดบาทถ้วน</text:p>
          </table:table-cell>
          <table:table-cell table:number-columns-repeated="2"/>
          <table:table-cell table:formula="of:=IF([.$C173]=[.$F1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8">
            <text:p>168</text:p>
          </table:table-cell>
          <table:table-cell/>
          <table:table-cell table:formula="of:=ORG.OPENOFFICE.ADDIN.SAMPLE.PYTHON.NUMBERTEXT.NUMBERTEXT.MONEYTEXT([.$A174];&quot;THB&quot;)" office:value-type="string" office:string-value="หนึ่งร้อยหกสิบแปดบาทถ้วน">
            <text:p>หนึ่งร้อยหกสิบแปดบาทถ้วน</text:p>
          </table:table-cell>
          <table:table-cell table:number-columns-repeated="2"/>
          <table:table-cell table:formula="of:=COM.MICROSOFT.BAHTTEXT([.$A174])" office:value-type="string" office:string-value="หนึ่งร้อยหกสิบแปดบาทถ้วน">
            <text:p>หนึ่งร้อยหกสิบแปดบาทถ้วน</text:p>
          </table:table-cell>
          <table:table-cell table:number-columns-repeated="2"/>
          <table:table-cell table:formula="of:=IF([.$C174]=[.$F1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/>
          <table:table-cell table:formula="of:=ORG.OPENOFFICE.ADDIN.SAMPLE.PYTHON.NUMBERTEXT.NUMBERTEXT.MONEYTEXT([.$A175];&quot;THB&quot;)" office:value-type="string" office:string-value="หนึ่งร้อยหกสิบเก้าบาทถ้วน">
            <text:p>หนึ่งร้อยหกสิบเก้าบาทถ้วน</text:p>
          </table:table-cell>
          <table:table-cell table:number-columns-repeated="2"/>
          <table:table-cell table:formula="of:=COM.MICROSOFT.BAHTTEXT([.$A175])" office:value-type="string" office:string-value="หนึ่งร้อยหกสิบเก้าบาทถ้วน">
            <text:p>หนึ่งร้อยหกสิบเก้าบาทถ้วน</text:p>
          </table:table-cell>
          <table:table-cell table:number-columns-repeated="2"/>
          <table:table-cell table:formula="of:=IF([.$C175]=[.$F1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/>
          <table:table-cell table:formula="of:=ORG.OPENOFFICE.ADDIN.SAMPLE.PYTHON.NUMBERTEXT.NUMBERTEXT.MONEYTEXT([.$A176];&quot;THB&quot;)" office:value-type="string" office:string-value="หนึ่งร้อยเจ็ดสิบบาทถ้วน">
            <text:p>หนึ่งร้อยเจ็ดสิบบาทถ้วน</text:p>
          </table:table-cell>
          <table:table-cell table:number-columns-repeated="2"/>
          <table:table-cell table:formula="of:=COM.MICROSOFT.BAHTTEXT([.$A176])" office:value-type="string" office:string-value="หนึ่งร้อยเจ็ดสิบบาทถ้วน">
            <text:p>หนึ่งร้อยเจ็ดสิบบาทถ้วน</text:p>
          </table:table-cell>
          <table:table-cell table:number-columns-repeated="2"/>
          <table:table-cell table:formula="of:=IF([.$C176]=[.$F1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/>
          <table:table-cell table:formula="of:=ORG.OPENOFFICE.ADDIN.SAMPLE.PYTHON.NUMBERTEXT.NUMBERTEXT.MONEYTEXT([.$A177];&quot;THB&quot;)" office:value-type="string" office:string-value="หนึ่งร้อยเจ็ดสิบเอ็ดบาทถ้วน">
            <text:p>หนึ่งร้อยเจ็ดสิบเอ็ดบาทถ้วน</text:p>
          </table:table-cell>
          <table:table-cell table:number-columns-repeated="2"/>
          <table:table-cell table:formula="of:=COM.MICROSOFT.BAHTTEXT([.$A177])" office:value-type="string" office:string-value="หนึ่งร้อยเจ็ดสิบเอ็ดบาทถ้วน">
            <text:p>หนึ่งร้อยเจ็ดสิบเอ็ดบาทถ้วน</text:p>
          </table:table-cell>
          <table:table-cell table:number-columns-repeated="2"/>
          <table:table-cell table:formula="of:=IF([.$C177]=[.$F1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/>
          <table:table-cell table:formula="of:=ORG.OPENOFFICE.ADDIN.SAMPLE.PYTHON.NUMBERTEXT.NUMBERTEXT.MONEYTEXT([.$A178];&quot;THB&quot;)" office:value-type="string" office:string-value="หนึ่งร้อยเจ็ดสิบสองบาทถ้วน">
            <text:p>หนึ่งร้อยเจ็ดสิบสองบาทถ้วน</text:p>
          </table:table-cell>
          <table:table-cell table:number-columns-repeated="2"/>
          <table:table-cell table:formula="of:=COM.MICROSOFT.BAHTTEXT([.$A178])" office:value-type="string" office:string-value="หนึ่งร้อยเจ็ดสิบสองบาทถ้วน">
            <text:p>หนึ่งร้อยเจ็ดสิบสองบาทถ้วน</text:p>
          </table:table-cell>
          <table:table-cell table:number-columns-repeated="2"/>
          <table:table-cell table:formula="of:=IF([.$C178]=[.$F1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/>
          <table:table-cell table:formula="of:=ORG.OPENOFFICE.ADDIN.SAMPLE.PYTHON.NUMBERTEXT.NUMBERTEXT.MONEYTEXT([.$A179];&quot;THB&quot;)" office:value-type="string" office:string-value="หนึ่งร้อยเจ็ดสิบสามบาทถ้วน">
            <text:p>หนึ่งร้อยเจ็ดสิบสามบาทถ้วน</text:p>
          </table:table-cell>
          <table:table-cell table:number-columns-repeated="2"/>
          <table:table-cell table:formula="of:=COM.MICROSOFT.BAHTTEXT([.$A179])" office:value-type="string" office:string-value="หนึ่งร้อยเจ็ดสิบสามบาทถ้วน">
            <text:p>หนึ่งร้อยเจ็ดสิบสามบาทถ้วน</text:p>
          </table:table-cell>
          <table:table-cell table:number-columns-repeated="2"/>
          <table:table-cell table:formula="of:=IF([.$C179]=[.$F1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/>
          <table:table-cell table:formula="of:=ORG.OPENOFFICE.ADDIN.SAMPLE.PYTHON.NUMBERTEXT.NUMBERTEXT.MONEYTEXT([.$A180];&quot;THB&quot;)" office:value-type="string" office:string-value="หนึ่งร้อยเจ็ดสิบสี่บาทถ้วน">
            <text:p>หนึ่งร้อยเจ็ดสิบสี่บาทถ้วน</text:p>
          </table:table-cell>
          <table:table-cell table:number-columns-repeated="2"/>
          <table:table-cell table:formula="of:=COM.MICROSOFT.BAHTTEXT([.$A180])" office:value-type="string" office:string-value="หนึ่งร้อยเจ็ดสิบสี่บาทถ้วน">
            <text:p>หนึ่งร้อยเจ็ดสิบสี่บาทถ้วน</text:p>
          </table:table-cell>
          <table:table-cell table:number-columns-repeated="2"/>
          <table:table-cell table:formula="of:=IF([.$C180]=[.$F1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/>
          <table:table-cell table:formula="of:=ORG.OPENOFFICE.ADDIN.SAMPLE.PYTHON.NUMBERTEXT.NUMBERTEXT.MONEYTEXT([.$A181];&quot;THB&quot;)" office:value-type="string" office:string-value="หนึ่งร้อยเจ็ดสิบห้าบาทถ้วน">
            <text:p>หนึ่งร้อยเจ็ดสิบห้าบาทถ้วน</text:p>
          </table:table-cell>
          <table:table-cell table:number-columns-repeated="2"/>
          <table:table-cell table:formula="of:=COM.MICROSOFT.BAHTTEXT([.$A181])" office:value-type="string" office:string-value="หนึ่งร้อยเจ็ดสิบห้าบาทถ้วน">
            <text:p>หนึ่งร้อยเจ็ดสิบห้าบาทถ้วน</text:p>
          </table:table-cell>
          <table:table-cell table:number-columns-repeated="2"/>
          <table:table-cell table:formula="of:=IF([.$C181]=[.$F1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/>
          <table:table-cell table:formula="of:=ORG.OPENOFFICE.ADDIN.SAMPLE.PYTHON.NUMBERTEXT.NUMBERTEXT.MONEYTEXT([.$A182];&quot;THB&quot;)" office:value-type="string" office:string-value="หนึ่งร้อยเจ็ดสิบหกบาทถ้วน">
            <text:p>หนึ่งร้อยเจ็ดสิบหกบาทถ้วน</text:p>
          </table:table-cell>
          <table:table-cell table:number-columns-repeated="2"/>
          <table:table-cell table:formula="of:=COM.MICROSOFT.BAHTTEXT([.$A182])" office:value-type="string" office:string-value="หนึ่งร้อยเจ็ดสิบหกบาทถ้วน">
            <text:p>หนึ่งร้อยเจ็ดสิบหกบาทถ้วน</text:p>
          </table:table-cell>
          <table:table-cell table:number-columns-repeated="2"/>
          <table:table-cell table:formula="of:=IF([.$C182]=[.$F1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/>
          <table:table-cell table:formula="of:=ORG.OPENOFFICE.ADDIN.SAMPLE.PYTHON.NUMBERTEXT.NUMBERTEXT.MONEYTEXT([.$A183];&quot;THB&quot;)" office:value-type="string" office:string-value="หนึ่งร้อยเจ็ดสิบเจ็ดบาทถ้วน">
            <text:p>หนึ่งร้อยเจ็ดสิบเจ็ดบาทถ้วน</text:p>
          </table:table-cell>
          <table:table-cell table:number-columns-repeated="2"/>
          <table:table-cell table:formula="of:=COM.MICROSOFT.BAHTTEXT([.$A183])" office:value-type="string" office:string-value="หนึ่งร้อยเจ็ดสิบเจ็ดบาทถ้วน">
            <text:p>หนึ่งร้อยเจ็ดสิบเจ็ดบาทถ้วน</text:p>
          </table:table-cell>
          <table:table-cell table:number-columns-repeated="2"/>
          <table:table-cell table:formula="of:=IF([.$C183]=[.$F1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/>
          <table:table-cell table:formula="of:=ORG.OPENOFFICE.ADDIN.SAMPLE.PYTHON.NUMBERTEXT.NUMBERTEXT.MONEYTEXT([.$A184];&quot;THB&quot;)" office:value-type="string" office:string-value="หนึ่งร้อยเจ็ดสิบแปดบาทถ้วน">
            <text:p>หนึ่งร้อยเจ็ดสิบแปดบาทถ้วน</text:p>
          </table:table-cell>
          <table:table-cell table:number-columns-repeated="2"/>
          <table:table-cell table:formula="of:=COM.MICROSOFT.BAHTTEXT([.$A184])" office:value-type="string" office:string-value="หนึ่งร้อยเจ็ดสิบแปดบาทถ้วน">
            <text:p>หนึ่งร้อยเจ็ดสิบแปดบาทถ้วน</text:p>
          </table:table-cell>
          <table:table-cell table:number-columns-repeated="2"/>
          <table:table-cell table:formula="of:=IF([.$C184]=[.$F1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/>
          <table:table-cell table:formula="of:=ORG.OPENOFFICE.ADDIN.SAMPLE.PYTHON.NUMBERTEXT.NUMBERTEXT.MONEYTEXT([.$A185];&quot;THB&quot;)" office:value-type="string" office:string-value="หนึ่งร้อยเจ็ดสิบเก้าบาทถ้วน">
            <text:p>หนึ่งร้อยเจ็ดสิบเก้าบาทถ้วน</text:p>
          </table:table-cell>
          <table:table-cell table:number-columns-repeated="2"/>
          <table:table-cell table:formula="of:=COM.MICROSOFT.BAHTTEXT([.$A185])" office:value-type="string" office:string-value="หนึ่งร้อยเจ็ดสิบเก้าบาทถ้วน">
            <text:p>หนึ่งร้อยเจ็ดสิบเก้าบาทถ้วน</text:p>
          </table:table-cell>
          <table:table-cell table:number-columns-repeated="2"/>
          <table:table-cell table:formula="of:=IF([.$C185]=[.$F1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/>
          <table:table-cell table:formula="of:=ORG.OPENOFFICE.ADDIN.SAMPLE.PYTHON.NUMBERTEXT.NUMBERTEXT.MONEYTEXT([.$A186];&quot;THB&quot;)" office:value-type="string" office:string-value="หนึ่งร้อยแปดสิบบาทถ้วน">
            <text:p>หนึ่งร้อยแปดสิบบาทถ้วน</text:p>
          </table:table-cell>
          <table:table-cell table:number-columns-repeated="2"/>
          <table:table-cell table:formula="of:=COM.MICROSOFT.BAHTTEXT([.$A186])" office:value-type="string" office:string-value="หนึ่งร้อยแปดสิบบาทถ้วน">
            <text:p>หนึ่งร้อยแปดสิบบาทถ้วน</text:p>
          </table:table-cell>
          <table:table-cell table:number-columns-repeated="2"/>
          <table:table-cell table:formula="of:=IF([.$C186]=[.$F1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/>
          <table:table-cell table:formula="of:=ORG.OPENOFFICE.ADDIN.SAMPLE.PYTHON.NUMBERTEXT.NUMBERTEXT.MONEYTEXT([.$A187];&quot;THB&quot;)" office:value-type="string" office:string-value="หนึ่งร้อยแปดสิบเอ็ดบาทถ้วน">
            <text:p>หนึ่งร้อยแปดสิบเอ็ดบาทถ้วน</text:p>
          </table:table-cell>
          <table:table-cell table:number-columns-repeated="2"/>
          <table:table-cell table:formula="of:=COM.MICROSOFT.BAHTTEXT([.$A187])" office:value-type="string" office:string-value="หนึ่งร้อยแปดสิบเอ็ดบาทถ้วน">
            <text:p>หนึ่งร้อยแปดสิบเอ็ดบาทถ้วน</text:p>
          </table:table-cell>
          <table:table-cell table:number-columns-repeated="2"/>
          <table:table-cell table:formula="of:=IF([.$C187]=[.$F1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</text:p>
          </table:table-cell>
          <table:table-cell/>
          <table:table-cell table:formula="of:=ORG.OPENOFFICE.ADDIN.SAMPLE.PYTHON.NUMBERTEXT.NUMBERTEXT.MONEYTEXT([.$A188];&quot;THB&quot;)" office:value-type="string" office:string-value="หนึ่งร้อยแปดสิบสองบาทถ้วน">
            <text:p>หนึ่งร้อยแปดสิบสองบาทถ้วน</text:p>
          </table:table-cell>
          <table:table-cell table:number-columns-repeated="2"/>
          <table:table-cell table:formula="of:=COM.MICROSOFT.BAHTTEXT([.$A188])" office:value-type="string" office:string-value="หนึ่งร้อยแปดสิบสองบาทถ้วน">
            <text:p>หนึ่งร้อยแปดสิบสองบาทถ้วน</text:p>
          </table:table-cell>
          <table:table-cell table:number-columns-repeated="2"/>
          <table:table-cell table:formula="of:=IF([.$C188]=[.$F1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/>
          <table:table-cell table:formula="of:=ORG.OPENOFFICE.ADDIN.SAMPLE.PYTHON.NUMBERTEXT.NUMBERTEXT.MONEYTEXT([.$A189];&quot;THB&quot;)" office:value-type="string" office:string-value="หนึ่งร้อยแปดสิบสามบาทถ้วน">
            <text:p>หนึ่งร้อยแปดสิบสามบาทถ้วน</text:p>
          </table:table-cell>
          <table:table-cell table:number-columns-repeated="2"/>
          <table:table-cell table:formula="of:=COM.MICROSOFT.BAHTTEXT([.$A189])" office:value-type="string" office:string-value="หนึ่งร้อยแปดสิบสามบาทถ้วน">
            <text:p>หนึ่งร้อยแปดสิบสามบาทถ้วน</text:p>
          </table:table-cell>
          <table:table-cell table:number-columns-repeated="2"/>
          <table:table-cell table:formula="of:=IF([.$C189]=[.$F1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/>
          <table:table-cell table:formula="of:=ORG.OPENOFFICE.ADDIN.SAMPLE.PYTHON.NUMBERTEXT.NUMBERTEXT.MONEYTEXT([.$A190];&quot;THB&quot;)" office:value-type="string" office:string-value="หนึ่งร้อยแปดสิบสี่บาทถ้วน">
            <text:p>หนึ่งร้อยแปดสิบสี่บาทถ้วน</text:p>
          </table:table-cell>
          <table:table-cell table:number-columns-repeated="2"/>
          <table:table-cell table:formula="of:=COM.MICROSOFT.BAHTTEXT([.$A190])" office:value-type="string" office:string-value="หนึ่งร้อยแปดสิบสี่บาทถ้วน">
            <text:p>หนึ่งร้อยแปดสิบสี่บาทถ้วน</text:p>
          </table:table-cell>
          <table:table-cell table:number-columns-repeated="2"/>
          <table:table-cell table:formula="of:=IF([.$C190]=[.$F1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/>
          <table:table-cell table:formula="of:=ORG.OPENOFFICE.ADDIN.SAMPLE.PYTHON.NUMBERTEXT.NUMBERTEXT.MONEYTEXT([.$A191];&quot;THB&quot;)" office:value-type="string" office:string-value="หนึ่งร้อยแปดสิบห้าบาทถ้วน">
            <text:p>หนึ่งร้อยแปดสิบห้าบาทถ้วน</text:p>
          </table:table-cell>
          <table:table-cell table:number-columns-repeated="2"/>
          <table:table-cell table:formula="of:=COM.MICROSOFT.BAHTTEXT([.$A191])" office:value-type="string" office:string-value="หนึ่งร้อยแปดสิบห้าบาทถ้วน">
            <text:p>หนึ่งร้อยแปดสิบห้าบาทถ้วน</text:p>
          </table:table-cell>
          <table:table-cell table:number-columns-repeated="2"/>
          <table:table-cell table:formula="of:=IF([.$C191]=[.$F1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/>
          <table:table-cell table:formula="of:=ORG.OPENOFFICE.ADDIN.SAMPLE.PYTHON.NUMBERTEXT.NUMBERTEXT.MONEYTEXT([.$A192];&quot;THB&quot;)" office:value-type="string" office:string-value="หนึ่งร้อยแปดสิบหกบาทถ้วน">
            <text:p>หนึ่งร้อยแปดสิบหกบาทถ้วน</text:p>
          </table:table-cell>
          <table:table-cell table:number-columns-repeated="2"/>
          <table:table-cell table:formula="of:=COM.MICROSOFT.BAHTTEXT([.$A192])" office:value-type="string" office:string-value="หนึ่งร้อยแปดสิบหกบาทถ้วน">
            <text:p>หนึ่งร้อยแปดสิบหกบาทถ้วน</text:p>
          </table:table-cell>
          <table:table-cell table:number-columns-repeated="2"/>
          <table:table-cell table:formula="of:=IF([.$C192]=[.$F1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/>
          <table:table-cell table:formula="of:=ORG.OPENOFFICE.ADDIN.SAMPLE.PYTHON.NUMBERTEXT.NUMBERTEXT.MONEYTEXT([.$A193];&quot;THB&quot;)" office:value-type="string" office:string-value="หนึ่งร้อยแปดสิบเจ็ดบาทถ้วน">
            <text:p>หนึ่งร้อยแปดสิบเจ็ดบาทถ้วน</text:p>
          </table:table-cell>
          <table:table-cell table:number-columns-repeated="2"/>
          <table:table-cell table:formula="of:=COM.MICROSOFT.BAHTTEXT([.$A193])" office:value-type="string" office:string-value="หนึ่งร้อยแปดสิบเจ็ดบาทถ้วน">
            <text:p>หนึ่งร้อยแปดสิบเจ็ดบาทถ้วน</text:p>
          </table:table-cell>
          <table:table-cell table:number-columns-repeated="2"/>
          <table:table-cell table:formula="of:=IF([.$C193]=[.$F1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/>
          <table:table-cell table:formula="of:=ORG.OPENOFFICE.ADDIN.SAMPLE.PYTHON.NUMBERTEXT.NUMBERTEXT.MONEYTEXT([.$A194];&quot;THB&quot;)" office:value-type="string" office:string-value="หนึ่งร้อยแปดสิบแปดบาทถ้วน">
            <text:p>หนึ่งร้อยแปดสิบแปดบาทถ้วน</text:p>
          </table:table-cell>
          <table:table-cell table:number-columns-repeated="2"/>
          <table:table-cell table:formula="of:=COM.MICROSOFT.BAHTTEXT([.$A194])" office:value-type="string" office:string-value="หนึ่งร้อยแปดสิบแปดบาทถ้วน">
            <text:p>หนึ่งร้อยแปดสิบแปดบาทถ้วน</text:p>
          </table:table-cell>
          <table:table-cell table:number-columns-repeated="2"/>
          <table:table-cell table:formula="of:=IF([.$C194]=[.$F1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/>
          <table:table-cell table:formula="of:=ORG.OPENOFFICE.ADDIN.SAMPLE.PYTHON.NUMBERTEXT.NUMBERTEXT.MONEYTEXT([.$A195];&quot;THB&quot;)" office:value-type="string" office:string-value="หนึ่งร้อยแปดสิบเก้าบาทถ้วน">
            <text:p>หนึ่งร้อยแปดสิบเก้าบาทถ้วน</text:p>
          </table:table-cell>
          <table:table-cell table:number-columns-repeated="2"/>
          <table:table-cell table:formula="of:=COM.MICROSOFT.BAHTTEXT([.$A195])" office:value-type="string" office:string-value="หนึ่งร้อยแปดสิบเก้าบาทถ้วน">
            <text:p>หนึ่งร้อยแปดสิบเก้าบาทถ้วน</text:p>
          </table:table-cell>
          <table:table-cell table:number-columns-repeated="2"/>
          <table:table-cell table:formula="of:=IF([.$C195]=[.$F1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/>
          <table:table-cell table:formula="of:=ORG.OPENOFFICE.ADDIN.SAMPLE.PYTHON.NUMBERTEXT.NUMBERTEXT.MONEYTEXT([.$A196];&quot;THB&quot;)" office:value-type="string" office:string-value="หนึ่งร้อยเก้าสิบบาทถ้วน">
            <text:p>หนึ่งร้อยเก้าสิบบาทถ้วน</text:p>
          </table:table-cell>
          <table:table-cell table:number-columns-repeated="2"/>
          <table:table-cell table:formula="of:=COM.MICROSOFT.BAHTTEXT([.$A196])" office:value-type="string" office:string-value="หนึ่งร้อยเก้าสิบบาทถ้วน">
            <text:p>หนึ่งร้อยเก้าสิบบาทถ้วน</text:p>
          </table:table-cell>
          <table:table-cell table:number-columns-repeated="2"/>
          <table:table-cell table:formula="of:=IF([.$C196]=[.$F1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/>
          <table:table-cell table:formula="of:=ORG.OPENOFFICE.ADDIN.SAMPLE.PYTHON.NUMBERTEXT.NUMBERTEXT.MONEYTEXT([.$A197];&quot;THB&quot;)" office:value-type="string" office:string-value="หนึ่งร้อยเก้าสิบเอ็ดบาทถ้วน">
            <text:p>หนึ่งร้อยเก้าสิบเอ็ดบาทถ้วน</text:p>
          </table:table-cell>
          <table:table-cell table:number-columns-repeated="2"/>
          <table:table-cell table:formula="of:=COM.MICROSOFT.BAHTTEXT([.$A197])" office:value-type="string" office:string-value="หนึ่งร้อยเก้าสิบเอ็ดบาทถ้วน">
            <text:p>หนึ่งร้อยเก้าสิบเอ็ดบาทถ้วน</text:p>
          </table:table-cell>
          <table:table-cell table:number-columns-repeated="2"/>
          <table:table-cell table:formula="of:=IF([.$C197]=[.$F1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/>
          <table:table-cell table:formula="of:=ORG.OPENOFFICE.ADDIN.SAMPLE.PYTHON.NUMBERTEXT.NUMBERTEXT.MONEYTEXT([.$A198];&quot;THB&quot;)" office:value-type="string" office:string-value="หนึ่งร้อยเก้าสิบสองบาทถ้วน">
            <text:p>หนึ่งร้อยเก้าสิบสองบาทถ้วน</text:p>
          </table:table-cell>
          <table:table-cell table:number-columns-repeated="2"/>
          <table:table-cell table:formula="of:=COM.MICROSOFT.BAHTTEXT([.$A198])" office:value-type="string" office:string-value="หนึ่งร้อยเก้าสิบสองบาทถ้วน">
            <text:p>หนึ่งร้อยเก้าสิบสองบาทถ้วน</text:p>
          </table:table-cell>
          <table:table-cell table:number-columns-repeated="2"/>
          <table:table-cell table:formula="of:=IF([.$C198]=[.$F1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/>
          <table:table-cell table:formula="of:=ORG.OPENOFFICE.ADDIN.SAMPLE.PYTHON.NUMBERTEXT.NUMBERTEXT.MONEYTEXT([.$A199];&quot;THB&quot;)" office:value-type="string" office:string-value="หนึ่งร้อยเก้าสิบสามบาทถ้วน">
            <text:p>หนึ่งร้อยเก้าสิบสามบาทถ้วน</text:p>
          </table:table-cell>
          <table:table-cell table:number-columns-repeated="2"/>
          <table:table-cell table:formula="of:=COM.MICROSOFT.BAHTTEXT([.$A199])" office:value-type="string" office:string-value="หนึ่งร้อยเก้าสิบสามบาทถ้วน">
            <text:p>หนึ่งร้อยเก้าสิบสามบาทถ้วน</text:p>
          </table:table-cell>
          <table:table-cell table:number-columns-repeated="2"/>
          <table:table-cell table:formula="of:=IF([.$C199]=[.$F1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/>
          <table:table-cell table:formula="of:=ORG.OPENOFFICE.ADDIN.SAMPLE.PYTHON.NUMBERTEXT.NUMBERTEXT.MONEYTEXT([.$A200];&quot;THB&quot;)" office:value-type="string" office:string-value="หนึ่งร้อยเก้าสิบสี่บาทถ้วน">
            <text:p>หนึ่งร้อยเก้าสิบสี่บาทถ้วน</text:p>
          </table:table-cell>
          <table:table-cell table:number-columns-repeated="2"/>
          <table:table-cell table:formula="of:=COM.MICROSOFT.BAHTTEXT([.$A200])" office:value-type="string" office:string-value="หนึ่งร้อยเก้าสิบสี่บาทถ้วน">
            <text:p>หนึ่งร้อยเก้าสิบสี่บาทถ้วน</text:p>
          </table:table-cell>
          <table:table-cell table:number-columns-repeated="2"/>
          <table:table-cell table:formula="of:=IF([.$C200]=[.$F2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5">
            <text:p>195</text:p>
          </table:table-cell>
          <table:table-cell/>
          <table:table-cell table:formula="of:=ORG.OPENOFFICE.ADDIN.SAMPLE.PYTHON.NUMBERTEXT.NUMBERTEXT.MONEYTEXT([.$A201];&quot;THB&quot;)" office:value-type="string" office:string-value="หนึ่งร้อยเก้าสิบห้าบาทถ้วน">
            <text:p>หนึ่งร้อยเก้าสิบห้าบาทถ้วน</text:p>
          </table:table-cell>
          <table:table-cell table:number-columns-repeated="2"/>
          <table:table-cell table:formula="of:=COM.MICROSOFT.BAHTTEXT([.$A201])" office:value-type="string" office:string-value="หนึ่งร้อยเก้าสิบห้าบาทถ้วน">
            <text:p>หนึ่งร้อยเก้าสิบห้าบาทถ้วน</text:p>
          </table:table-cell>
          <table:table-cell table:number-columns-repeated="2"/>
          <table:table-cell table:formula="of:=IF([.$C201]=[.$F2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6">
            <text:p>196</text:p>
          </table:table-cell>
          <table:table-cell/>
          <table:table-cell table:formula="of:=ORG.OPENOFFICE.ADDIN.SAMPLE.PYTHON.NUMBERTEXT.NUMBERTEXT.MONEYTEXT([.$A202];&quot;THB&quot;)" office:value-type="string" office:string-value="หนึ่งร้อยเก้าสิบหกบาทถ้วน">
            <text:p>หนึ่งร้อยเก้าสิบหกบาทถ้วน</text:p>
          </table:table-cell>
          <table:table-cell table:number-columns-repeated="2"/>
          <table:table-cell table:formula="of:=COM.MICROSOFT.BAHTTEXT([.$A202])" office:value-type="string" office:string-value="หนึ่งร้อยเก้าสิบหกบาทถ้วน">
            <text:p>หนึ่งร้อยเก้าสิบหกบาทถ้วน</text:p>
          </table:table-cell>
          <table:table-cell table:number-columns-repeated="2"/>
          <table:table-cell table:formula="of:=IF([.$C202]=[.$F2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/>
          <table:table-cell table:formula="of:=ORG.OPENOFFICE.ADDIN.SAMPLE.PYTHON.NUMBERTEXT.NUMBERTEXT.MONEYTEXT([.$A203];&quot;THB&quot;)" office:value-type="string" office:string-value="หนึ่งร้อยเก้าสิบเจ็ดบาทถ้วน">
            <text:p>หนึ่งร้อยเก้าสิบเจ็ดบาทถ้วน</text:p>
          </table:table-cell>
          <table:table-cell table:number-columns-repeated="2"/>
          <table:table-cell table:formula="of:=COM.MICROSOFT.BAHTTEXT([.$A203])" office:value-type="string" office:string-value="หนึ่งร้อยเก้าสิบเจ็ดบาทถ้วน">
            <text:p>หนึ่งร้อยเก้าสิบเจ็ดบาทถ้วน</text:p>
          </table:table-cell>
          <table:table-cell table:number-columns-repeated="2"/>
          <table:table-cell table:formula="of:=IF([.$C203]=[.$F2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/>
          <table:table-cell table:formula="of:=ORG.OPENOFFICE.ADDIN.SAMPLE.PYTHON.NUMBERTEXT.NUMBERTEXT.MONEYTEXT([.$A204];&quot;THB&quot;)" office:value-type="string" office:string-value="หนึ่งร้อยเก้าสิบแปดบาทถ้วน">
            <text:p>หนึ่งร้อยเก้าสิบแปดบาทถ้วน</text:p>
          </table:table-cell>
          <table:table-cell table:number-columns-repeated="2"/>
          <table:table-cell table:formula="of:=COM.MICROSOFT.BAHTTEXT([.$A204])" office:value-type="string" office:string-value="หนึ่งร้อยเก้าสิบแปดบาทถ้วน">
            <text:p>หนึ่งร้อยเก้าสิบแปดบาทถ้วน</text:p>
          </table:table-cell>
          <table:table-cell table:number-columns-repeated="2"/>
          <table:table-cell table:formula="of:=IF([.$C204]=[.$F2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/>
          <table:table-cell table:formula="of:=ORG.OPENOFFICE.ADDIN.SAMPLE.PYTHON.NUMBERTEXT.NUMBERTEXT.MONEYTEXT([.$A205];&quot;THB&quot;)" office:value-type="string" office:string-value="หนึ่งร้อยเก้าสิบเก้าบาทถ้วน">
            <text:p>หนึ่งร้อยเก้าสิบเก้าบาทถ้วน</text:p>
          </table:table-cell>
          <table:table-cell table:number-columns-repeated="2"/>
          <table:table-cell table:formula="of:=COM.MICROSOFT.BAHTTEXT([.$A205])" office:value-type="string" office:string-value="หนึ่งร้อยเก้าสิบเก้าบาทถ้วน">
            <text:p>หนึ่งร้อยเก้าสิบเก้าบาทถ้วน</text:p>
          </table:table-cell>
          <table:table-cell table:number-columns-repeated="2"/>
          <table:table-cell table:formula="of:=IF([.$C205]=[.$F2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/>
          <table:table-cell table:formula="of:=ORG.OPENOFFICE.ADDIN.SAMPLE.PYTHON.NUMBERTEXT.NUMBERTEXT.MONEYTEXT([.$A206];&quot;THB&quot;)" office:value-type="string" office:string-value="สองร้อยบาทถ้วน">
            <text:p>สองร้อยบาทถ้วน</text:p>
          </table:table-cell>
          <table:table-cell table:number-columns-repeated="2"/>
          <table:table-cell table:formula="of:=COM.MICROSOFT.BAHTTEXT([.$A206])" office:value-type="string" office:string-value="สองร้อยบาทถ้วน">
            <text:p>สองร้อยบาทถ้วน</text:p>
          </table:table-cell>
          <table:table-cell table:number-columns-repeated="2"/>
          <table:table-cell table:formula="of:=IF([.$C206]=[.$F2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/>
          <table:table-cell table:formula="of:=ORG.OPENOFFICE.ADDIN.SAMPLE.PYTHON.NUMBERTEXT.NUMBERTEXT.MONEYTEXT([.$A207];&quot;THB&quot;)" office:value-type="string" office:string-value="สองร้อยหนึ่งบาทถ้วน">
            <text:p>สองร้อยหนึ่งบาทถ้วน</text:p>
          </table:table-cell>
          <table:table-cell table:number-columns-repeated="2"/>
          <table:table-cell table:formula="of:=COM.MICROSOFT.BAHTTEXT([.$A207])" office:value-type="string" office:string-value="สองร้อยหนึ่งบาทถ้วน">
            <text:p>สองร้อยหนึ่งบาทถ้วน</text:p>
          </table:table-cell>
          <table:table-cell table:number-columns-repeated="2"/>
          <table:table-cell table:formula="of:=IF([.$C207]=[.$F2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/>
          <table:table-cell table:formula="of:=ORG.OPENOFFICE.ADDIN.SAMPLE.PYTHON.NUMBERTEXT.NUMBERTEXT.MONEYTEXT([.$A208];&quot;THB&quot;)" office:value-type="string" office:string-value="สองร้อยสองบาทถ้วน">
            <text:p>สองร้อยสองบาทถ้วน</text:p>
          </table:table-cell>
          <table:table-cell table:number-columns-repeated="2"/>
          <table:table-cell table:formula="of:=COM.MICROSOFT.BAHTTEXT([.$A208])" office:value-type="string" office:string-value="สองร้อยสองบาทถ้วน">
            <text:p>สองร้อยสองบาทถ้วน</text:p>
          </table:table-cell>
          <table:table-cell table:number-columns-repeated="2"/>
          <table:table-cell table:formula="of:=IF([.$C208]=[.$F2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/>
          <table:table-cell table:formula="of:=ORG.OPENOFFICE.ADDIN.SAMPLE.PYTHON.NUMBERTEXT.NUMBERTEXT.MONEYTEXT([.$A209];&quot;THB&quot;)" office:value-type="string" office:string-value="สองร้อยสามบาทถ้วน">
            <text:p>สองร้อยสามบาทถ้วน</text:p>
          </table:table-cell>
          <table:table-cell table:number-columns-repeated="2"/>
          <table:table-cell table:formula="of:=COM.MICROSOFT.BAHTTEXT([.$A209])" office:value-type="string" office:string-value="สองร้อยสามบาทถ้วน">
            <text:p>สองร้อยสามบาทถ้วน</text:p>
          </table:table-cell>
          <table:table-cell table:number-columns-repeated="2"/>
          <table:table-cell table:formula="of:=IF([.$C209]=[.$F2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/>
          <table:table-cell table:formula="of:=ORG.OPENOFFICE.ADDIN.SAMPLE.PYTHON.NUMBERTEXT.NUMBERTEXT.MONEYTEXT([.$A210];&quot;THB&quot;)" office:value-type="string" office:string-value="สองร้อยสี่บาทถ้วน">
            <text:p>สองร้อยสี่บาทถ้วน</text:p>
          </table:table-cell>
          <table:table-cell table:number-columns-repeated="2"/>
          <table:table-cell table:formula="of:=COM.MICROSOFT.BAHTTEXT([.$A210])" office:value-type="string" office:string-value="สองร้อยสี่บาทถ้วน">
            <text:p>สองร้อยสี่บาทถ้วน</text:p>
          </table:table-cell>
          <table:table-cell table:number-columns-repeated="2"/>
          <table:table-cell table:formula="of:=IF([.$C210]=[.$F2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/>
          <table:table-cell table:formula="of:=ORG.OPENOFFICE.ADDIN.SAMPLE.PYTHON.NUMBERTEXT.NUMBERTEXT.MONEYTEXT([.$A211];&quot;THB&quot;)" office:value-type="string" office:string-value="สองร้อยห้าบาทถ้วน">
            <text:p>สองร้อยห้าบาทถ้วน</text:p>
          </table:table-cell>
          <table:table-cell table:number-columns-repeated="2"/>
          <table:table-cell table:formula="of:=COM.MICROSOFT.BAHTTEXT([.$A211])" office:value-type="string" office:string-value="สองร้อยห้าบาทถ้วน">
            <text:p>สองร้อยห้าบาทถ้วน</text:p>
          </table:table-cell>
          <table:table-cell table:number-columns-repeated="2"/>
          <table:table-cell table:formula="of:=IF([.$C211]=[.$F2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/>
          <table:table-cell table:formula="of:=ORG.OPENOFFICE.ADDIN.SAMPLE.PYTHON.NUMBERTEXT.NUMBERTEXT.MONEYTEXT([.$A212];&quot;THB&quot;)" office:value-type="string" office:string-value="สองร้อยหกบาทถ้วน">
            <text:p>สองร้อยหกบาทถ้วน</text:p>
          </table:table-cell>
          <table:table-cell table:number-columns-repeated="2"/>
          <table:table-cell table:formula="of:=COM.MICROSOFT.BAHTTEXT([.$A212])" office:value-type="string" office:string-value="สองร้อยหกบาทถ้วน">
            <text:p>สองร้อยหกบาทถ้วน</text:p>
          </table:table-cell>
          <table:table-cell table:number-columns-repeated="2"/>
          <table:table-cell table:formula="of:=IF([.$C212]=[.$F2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/>
          <table:table-cell table:formula="of:=ORG.OPENOFFICE.ADDIN.SAMPLE.PYTHON.NUMBERTEXT.NUMBERTEXT.MONEYTEXT([.$A213];&quot;THB&quot;)" office:value-type="string" office:string-value="สองร้อยเจ็ดบาทถ้วน">
            <text:p>สองร้อยเจ็ดบาทถ้วน</text:p>
          </table:table-cell>
          <table:table-cell table:number-columns-repeated="2"/>
          <table:table-cell table:formula="of:=COM.MICROSOFT.BAHTTEXT([.$A213])" office:value-type="string" office:string-value="สองร้อยเจ็ดบาทถ้วน">
            <text:p>สองร้อยเจ็ดบาทถ้วน</text:p>
          </table:table-cell>
          <table:table-cell table:number-columns-repeated="2"/>
          <table:table-cell table:formula="of:=IF([.$C213]=[.$F2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/>
          <table:table-cell table:formula="of:=ORG.OPENOFFICE.ADDIN.SAMPLE.PYTHON.NUMBERTEXT.NUMBERTEXT.MONEYTEXT([.$A214];&quot;THB&quot;)" office:value-type="string" office:string-value="สองร้อยแปดบาทถ้วน">
            <text:p>สองร้อยแปดบาทถ้วน</text:p>
          </table:table-cell>
          <table:table-cell table:number-columns-repeated="2"/>
          <table:table-cell table:formula="of:=COM.MICROSOFT.BAHTTEXT([.$A214])" office:value-type="string" office:string-value="สองร้อยแปดบาทถ้วน">
            <text:p>สองร้อยแปดบาทถ้วน</text:p>
          </table:table-cell>
          <table:table-cell table:number-columns-repeated="2"/>
          <table:table-cell table:formula="of:=IF([.$C214]=[.$F2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table:formula="of:=ORG.OPENOFFICE.ADDIN.SAMPLE.PYTHON.NUMBERTEXT.NUMBERTEXT.MONEYTEXT([.$A215];&quot;THB&quot;)" office:value-type="string" office:string-value="สองร้อยเก้าบาทถ้วน">
            <text:p>สองร้อยเก้าบาทถ้วน</text:p>
          </table:table-cell>
          <table:table-cell table:number-columns-repeated="2"/>
          <table:table-cell table:formula="of:=COM.MICROSOFT.BAHTTEXT([.$A215])" office:value-type="string" office:string-value="สองร้อยเก้าบาทถ้วน">
            <text:p>สองร้อยเก้าบาทถ้วน</text:p>
          </table:table-cell>
          <table:table-cell table:number-columns-repeated="2"/>
          <table:table-cell table:formula="of:=IF([.$C215]=[.$F2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/>
          <table:table-cell table:formula="of:=ORG.OPENOFFICE.ADDIN.SAMPLE.PYTHON.NUMBERTEXT.NUMBERTEXT.MONEYTEXT([.$A216];&quot;THB&quot;)" office:value-type="string" office:string-value="สองร้อยสิบบาทถ้วน">
            <text:p>สองร้อยสิบบาทถ้วน</text:p>
          </table:table-cell>
          <table:table-cell table:number-columns-repeated="2"/>
          <table:table-cell table:formula="of:=COM.MICROSOFT.BAHTTEXT([.$A216])" office:value-type="string" office:string-value="สองร้อยสิบบาทถ้วน">
            <text:p>สองร้อยสิบบาทถ้วน</text:p>
          </table:table-cell>
          <table:table-cell table:number-columns-repeated="2"/>
          <table:table-cell table:formula="of:=IF([.$C216]=[.$F2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</text:p>
          </table:table-cell>
          <table:table-cell/>
          <table:table-cell table:formula="of:=ORG.OPENOFFICE.ADDIN.SAMPLE.PYTHON.NUMBERTEXT.NUMBERTEXT.MONEYTEXT([.$A217];&quot;THB&quot;)" office:value-type="string" office:string-value="สองร้อยสิบเอ็ดบาทถ้วน">
            <text:p>สองร้อยสิบเอ็ดบาทถ้วน</text:p>
          </table:table-cell>
          <table:table-cell table:number-columns-repeated="2"/>
          <table:table-cell table:formula="of:=COM.MICROSOFT.BAHTTEXT([.$A217])" office:value-type="string" office:string-value="สองร้อยสิบเอ็ดบาทถ้วน">
            <text:p>สองร้อยสิบเอ็ดบาทถ้วน</text:p>
          </table:table-cell>
          <table:table-cell table:number-columns-repeated="2"/>
          <table:table-cell table:formula="of:=IF([.$C217]=[.$F2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/>
          <table:table-cell table:formula="of:=ORG.OPENOFFICE.ADDIN.SAMPLE.PYTHON.NUMBERTEXT.NUMBERTEXT.MONEYTEXT([.$A218];&quot;THB&quot;)" office:value-type="string" office:string-value="สองร้อยสิบสองบาทถ้วน">
            <text:p>สองร้อยสิบสองบาทถ้วน</text:p>
          </table:table-cell>
          <table:table-cell table:number-columns-repeated="2"/>
          <table:table-cell table:formula="of:=COM.MICROSOFT.BAHTTEXT([.$A218])" office:value-type="string" office:string-value="สองร้อยสิบสองบาทถ้วน">
            <text:p>สองร้อยสิบสองบาทถ้วน</text:p>
          </table:table-cell>
          <table:table-cell table:number-columns-repeated="2"/>
          <table:table-cell table:formula="of:=IF([.$C218]=[.$F2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/>
          <table:table-cell table:formula="of:=ORG.OPENOFFICE.ADDIN.SAMPLE.PYTHON.NUMBERTEXT.NUMBERTEXT.MONEYTEXT([.$A219];&quot;THB&quot;)" office:value-type="string" office:string-value="สองร้อยสิบสามบาทถ้วน">
            <text:p>สองร้อยสิบสามบาทถ้วน</text:p>
          </table:table-cell>
          <table:table-cell table:number-columns-repeated="2"/>
          <table:table-cell table:formula="of:=COM.MICROSOFT.BAHTTEXT([.$A219])" office:value-type="string" office:string-value="สองร้อยสิบสามบาทถ้วน">
            <text:p>สองร้อยสิบสามบาทถ้วน</text:p>
          </table:table-cell>
          <table:table-cell table:number-columns-repeated="2"/>
          <table:table-cell table:formula="of:=IF([.$C219]=[.$F2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/>
          <table:table-cell table:formula="of:=ORG.OPENOFFICE.ADDIN.SAMPLE.PYTHON.NUMBERTEXT.NUMBERTEXT.MONEYTEXT([.$A220];&quot;THB&quot;)" office:value-type="string" office:string-value="สองร้อยสิบสี่บาทถ้วน">
            <text:p>สองร้อยสิบสี่บาทถ้วน</text:p>
          </table:table-cell>
          <table:table-cell table:number-columns-repeated="2"/>
          <table:table-cell table:formula="of:=COM.MICROSOFT.BAHTTEXT([.$A220])" office:value-type="string" office:string-value="สองร้อยสิบสี่บาทถ้วน">
            <text:p>สองร้อยสิบสี่บาทถ้วน</text:p>
          </table:table-cell>
          <table:table-cell table:number-columns-repeated="2"/>
          <table:table-cell table:formula="of:=IF([.$C220]=[.$F2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5">
            <text:p>215</text:p>
          </table:table-cell>
          <table:table-cell/>
          <table:table-cell table:formula="of:=ORG.OPENOFFICE.ADDIN.SAMPLE.PYTHON.NUMBERTEXT.NUMBERTEXT.MONEYTEXT([.$A221];&quot;THB&quot;)" office:value-type="string" office:string-value="สองร้อยสิบห้าบาทถ้วน">
            <text:p>สองร้อยสิบห้าบาทถ้วน</text:p>
          </table:table-cell>
          <table:table-cell table:number-columns-repeated="2"/>
          <table:table-cell table:formula="of:=COM.MICROSOFT.BAHTTEXT([.$A221])" office:value-type="string" office:string-value="สองร้อยสิบห้าบาทถ้วน">
            <text:p>สองร้อยสิบห้าบาทถ้วน</text:p>
          </table:table-cell>
          <table:table-cell table:number-columns-repeated="2"/>
          <table:table-cell table:formula="of:=IF([.$C221]=[.$F2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</text:p>
          </table:table-cell>
          <table:table-cell/>
          <table:table-cell table:formula="of:=ORG.OPENOFFICE.ADDIN.SAMPLE.PYTHON.NUMBERTEXT.NUMBERTEXT.MONEYTEXT([.$A222];&quot;THB&quot;)" office:value-type="string" office:string-value="สองร้อยสิบหกบาทถ้วน">
            <text:p>สองร้อยสิบหกบาทถ้วน</text:p>
          </table:table-cell>
          <table:table-cell table:number-columns-repeated="2"/>
          <table:table-cell table:formula="of:=COM.MICROSOFT.BAHTTEXT([.$A222])" office:value-type="string" office:string-value="สองร้อยสิบหกบาทถ้วน">
            <text:p>สองร้อยสิบหกบาทถ้วน</text:p>
          </table:table-cell>
          <table:table-cell table:number-columns-repeated="2"/>
          <table:table-cell table:formula="of:=IF([.$C222]=[.$F2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/>
          <table:table-cell table:formula="of:=ORG.OPENOFFICE.ADDIN.SAMPLE.PYTHON.NUMBERTEXT.NUMBERTEXT.MONEYTEXT([.$A223];&quot;THB&quot;)" office:value-type="string" office:string-value="สองร้อยสิบเจ็ดบาทถ้วน">
            <text:p>สองร้อยสิบเจ็ดบาทถ้วน</text:p>
          </table:table-cell>
          <table:table-cell table:number-columns-repeated="2"/>
          <table:table-cell table:formula="of:=COM.MICROSOFT.BAHTTEXT([.$A223])" office:value-type="string" office:string-value="สองร้อยสิบเจ็ดบาทถ้วน">
            <text:p>สองร้อยสิบเจ็ดบาทถ้วน</text:p>
          </table:table-cell>
          <table:table-cell table:number-columns-repeated="2"/>
          <table:table-cell table:formula="of:=IF([.$C223]=[.$F2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/>
          <table:table-cell table:formula="of:=ORG.OPENOFFICE.ADDIN.SAMPLE.PYTHON.NUMBERTEXT.NUMBERTEXT.MONEYTEXT([.$A224];&quot;THB&quot;)" office:value-type="string" office:string-value="สองร้อยสิบแปดบาทถ้วน">
            <text:p>สองร้อยสิบแปดบาทถ้วน</text:p>
          </table:table-cell>
          <table:table-cell table:number-columns-repeated="2"/>
          <table:table-cell table:formula="of:=COM.MICROSOFT.BAHTTEXT([.$A224])" office:value-type="string" office:string-value="สองร้อยสิบแปดบาทถ้วน">
            <text:p>สองร้อยสิบแปดบาทถ้วน</text:p>
          </table:table-cell>
          <table:table-cell table:number-columns-repeated="2"/>
          <table:table-cell table:formula="of:=IF([.$C224]=[.$F2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19">
            <text:p>219</text:p>
          </table:table-cell>
          <table:table-cell/>
          <table:table-cell table:formula="of:=ORG.OPENOFFICE.ADDIN.SAMPLE.PYTHON.NUMBERTEXT.NUMBERTEXT.MONEYTEXT([.$A225];&quot;THB&quot;)" office:value-type="string" office:string-value="สองร้อยสิบเก้าบาทถ้วน">
            <text:p>สองร้อยสิบเก้าบาทถ้วน</text:p>
          </table:table-cell>
          <table:table-cell table:number-columns-repeated="2"/>
          <table:table-cell table:formula="of:=COM.MICROSOFT.BAHTTEXT([.$A225])" office:value-type="string" office:string-value="สองร้อยสิบเก้าบาทถ้วน">
            <text:p>สองร้อยสิบเก้าบาทถ้วน</text:p>
          </table:table-cell>
          <table:table-cell table:number-columns-repeated="2"/>
          <table:table-cell table:formula="of:=IF([.$C225]=[.$F2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/>
          <table:table-cell table:formula="of:=ORG.OPENOFFICE.ADDIN.SAMPLE.PYTHON.NUMBERTEXT.NUMBERTEXT.MONEYTEXT([.$A226];&quot;THB&quot;)" office:value-type="string" office:string-value="สองร้อยยี่สิบบาทถ้วน">
            <text:p>สองร้อยยี่สิบบาทถ้วน</text:p>
          </table:table-cell>
          <table:table-cell table:number-columns-repeated="2"/>
          <table:table-cell table:formula="of:=COM.MICROSOFT.BAHTTEXT([.$A226])" office:value-type="string" office:string-value="สองร้อยยี่สิบบาทถ้วน">
            <text:p>สองร้อยยี่สิบบาทถ้วน</text:p>
          </table:table-cell>
          <table:table-cell table:number-columns-repeated="2"/>
          <table:table-cell table:formula="of:=IF([.$C226]=[.$F2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/>
          <table:table-cell table:formula="of:=ORG.OPENOFFICE.ADDIN.SAMPLE.PYTHON.NUMBERTEXT.NUMBERTEXT.MONEYTEXT([.$A227];&quot;THB&quot;)" office:value-type="string" office:string-value="สองร้อยยี่สิบเอ็ดบาทถ้วน">
            <text:p>สองร้อยยี่สิบเอ็ดบาทถ้วน</text:p>
          </table:table-cell>
          <table:table-cell table:number-columns-repeated="2"/>
          <table:table-cell table:formula="of:=COM.MICROSOFT.BAHTTEXT([.$A227])" office:value-type="string" office:string-value="สองร้อยยี่สิบเอ็ดบาทถ้วน">
            <text:p>สองร้อยยี่สิบเอ็ดบาทถ้วน</text:p>
          </table:table-cell>
          <table:table-cell table:number-columns-repeated="2"/>
          <table:table-cell table:formula="of:=IF([.$C227]=[.$F2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/>
          <table:table-cell table:formula="of:=ORG.OPENOFFICE.ADDIN.SAMPLE.PYTHON.NUMBERTEXT.NUMBERTEXT.MONEYTEXT([.$A228];&quot;THB&quot;)" office:value-type="string" office:string-value="สองร้อยยี่สิบสองบาทถ้วน">
            <text:p>สองร้อยยี่สิบสองบาทถ้วน</text:p>
          </table:table-cell>
          <table:table-cell table:number-columns-repeated="2"/>
          <table:table-cell table:formula="of:=COM.MICROSOFT.BAHTTEXT([.$A228])" office:value-type="string" office:string-value="สองร้อยยี่สิบสองบาทถ้วน">
            <text:p>สองร้อยยี่สิบสองบาทถ้วน</text:p>
          </table:table-cell>
          <table:table-cell table:number-columns-repeated="2"/>
          <table:table-cell table:formula="of:=IF([.$C228]=[.$F2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/>
          <table:table-cell table:formula="of:=ORG.OPENOFFICE.ADDIN.SAMPLE.PYTHON.NUMBERTEXT.NUMBERTEXT.MONEYTEXT([.$A229];&quot;THB&quot;)" office:value-type="string" office:string-value="สองร้อยยี่สิบสามบาทถ้วน">
            <text:p>สองร้อยยี่สิบสามบาทถ้วน</text:p>
          </table:table-cell>
          <table:table-cell table:number-columns-repeated="2"/>
          <table:table-cell table:formula="of:=COM.MICROSOFT.BAHTTEXT([.$A229])" office:value-type="string" office:string-value="สองร้อยยี่สิบสามบาทถ้วน">
            <text:p>สองร้อยยี่สิบสามบาทถ้วน</text:p>
          </table:table-cell>
          <table:table-cell table:number-columns-repeated="2"/>
          <table:table-cell table:formula="of:=IF([.$C229]=[.$F2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/>
          <table:table-cell table:formula="of:=ORG.OPENOFFICE.ADDIN.SAMPLE.PYTHON.NUMBERTEXT.NUMBERTEXT.MONEYTEXT([.$A230];&quot;THB&quot;)" office:value-type="string" office:string-value="สองร้อยยี่สิบสี่บาทถ้วน">
            <text:p>สองร้อยยี่สิบสี่บาทถ้วน</text:p>
          </table:table-cell>
          <table:table-cell table:number-columns-repeated="2"/>
          <table:table-cell table:formula="of:=COM.MICROSOFT.BAHTTEXT([.$A230])" office:value-type="string" office:string-value="สองร้อยยี่สิบสี่บาทถ้วน">
            <text:p>สองร้อยยี่สิบสี่บาทถ้วน</text:p>
          </table:table-cell>
          <table:table-cell table:number-columns-repeated="2"/>
          <table:table-cell table:formula="of:=IF([.$C230]=[.$F2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</text:p>
          </table:table-cell>
          <table:table-cell/>
          <table:table-cell table:formula="of:=ORG.OPENOFFICE.ADDIN.SAMPLE.PYTHON.NUMBERTEXT.NUMBERTEXT.MONEYTEXT([.$A231];&quot;THB&quot;)" office:value-type="string" office:string-value="สองร้อยยี่สิบห้าบาทถ้วน">
            <text:p>สองร้อยยี่สิบห้าบาทถ้วน</text:p>
          </table:table-cell>
          <table:table-cell table:number-columns-repeated="2"/>
          <table:table-cell table:formula="of:=COM.MICROSOFT.BAHTTEXT([.$A231])" office:value-type="string" office:string-value="สองร้อยยี่สิบห้าบาทถ้วน">
            <text:p>สองร้อยยี่สิบห้าบาทถ้วน</text:p>
          </table:table-cell>
          <table:table-cell table:number-columns-repeated="2"/>
          <table:table-cell table:formula="of:=IF([.$C231]=[.$F2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/>
          <table:table-cell table:formula="of:=ORG.OPENOFFICE.ADDIN.SAMPLE.PYTHON.NUMBERTEXT.NUMBERTEXT.MONEYTEXT([.$A232];&quot;THB&quot;)" office:value-type="string" office:string-value="สองร้อยยี่สิบหกบาทถ้วน">
            <text:p>สองร้อยยี่สิบหกบาทถ้วน</text:p>
          </table:table-cell>
          <table:table-cell table:number-columns-repeated="2"/>
          <table:table-cell table:formula="of:=COM.MICROSOFT.BAHTTEXT([.$A232])" office:value-type="string" office:string-value="สองร้อยยี่สิบหกบาทถ้วน">
            <text:p>สองร้อยยี่สิบหกบาทถ้วน</text:p>
          </table:table-cell>
          <table:table-cell table:number-columns-repeated="2"/>
          <table:table-cell table:formula="of:=IF([.$C232]=[.$F2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/>
          <table:table-cell table:formula="of:=ORG.OPENOFFICE.ADDIN.SAMPLE.PYTHON.NUMBERTEXT.NUMBERTEXT.MONEYTEXT([.$A233];&quot;THB&quot;)" office:value-type="string" office:string-value="สองร้อยยี่สิบเจ็ดบาทถ้วน">
            <text:p>สองร้อยยี่สิบเจ็ดบาทถ้วน</text:p>
          </table:table-cell>
          <table:table-cell table:number-columns-repeated="2"/>
          <table:table-cell table:formula="of:=COM.MICROSOFT.BAHTTEXT([.$A233])" office:value-type="string" office:string-value="สองร้อยยี่สิบเจ็ดบาทถ้วน">
            <text:p>สองร้อยยี่สิบเจ็ดบาทถ้วน</text:p>
          </table:table-cell>
          <table:table-cell table:number-columns-repeated="2"/>
          <table:table-cell table:formula="of:=IF([.$C233]=[.$F2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8">
            <text:p>228</text:p>
          </table:table-cell>
          <table:table-cell/>
          <table:table-cell table:formula="of:=ORG.OPENOFFICE.ADDIN.SAMPLE.PYTHON.NUMBERTEXT.NUMBERTEXT.MONEYTEXT([.$A234];&quot;THB&quot;)" office:value-type="string" office:string-value="สองร้อยยี่สิบแปดบาทถ้วน">
            <text:p>สองร้อยยี่สิบแปดบาทถ้วน</text:p>
          </table:table-cell>
          <table:table-cell table:number-columns-repeated="2"/>
          <table:table-cell table:formula="of:=COM.MICROSOFT.BAHTTEXT([.$A234])" office:value-type="string" office:string-value="สองร้อยยี่สิบแปดบาทถ้วน">
            <text:p>สองร้อยยี่สิบแปดบาทถ้วน</text:p>
          </table:table-cell>
          <table:table-cell table:number-columns-repeated="2"/>
          <table:table-cell table:formula="of:=IF([.$C234]=[.$F2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29">
            <text:p>229</text:p>
          </table:table-cell>
          <table:table-cell/>
          <table:table-cell table:formula="of:=ORG.OPENOFFICE.ADDIN.SAMPLE.PYTHON.NUMBERTEXT.NUMBERTEXT.MONEYTEXT([.$A235];&quot;THB&quot;)" office:value-type="string" office:string-value="สองร้อยยี่สิบเก้าบาทถ้วน">
            <text:p>สองร้อยยี่สิบเก้าบาทถ้วน</text:p>
          </table:table-cell>
          <table:table-cell table:number-columns-repeated="2"/>
          <table:table-cell table:formula="of:=COM.MICROSOFT.BAHTTEXT([.$A235])" office:value-type="string" office:string-value="สองร้อยยี่สิบเก้าบาทถ้วน">
            <text:p>สองร้อยยี่สิบเก้าบาทถ้วน</text:p>
          </table:table-cell>
          <table:table-cell table:number-columns-repeated="2"/>
          <table:table-cell table:formula="of:=IF([.$C235]=[.$F2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0">
            <text:p>230</text:p>
          </table:table-cell>
          <table:table-cell/>
          <table:table-cell table:formula="of:=ORG.OPENOFFICE.ADDIN.SAMPLE.PYTHON.NUMBERTEXT.NUMBERTEXT.MONEYTEXT([.$A236];&quot;THB&quot;)" office:value-type="string" office:string-value="สองร้อยสามสิบบาทถ้วน">
            <text:p>สองร้อยสามสิบบาทถ้วน</text:p>
          </table:table-cell>
          <table:table-cell table:number-columns-repeated="2"/>
          <table:table-cell table:formula="of:=COM.MICROSOFT.BAHTTEXT([.$A236])" office:value-type="string" office:string-value="สองร้อยสามสิบบาทถ้วน">
            <text:p>สองร้อยสามสิบบาทถ้วน</text:p>
          </table:table-cell>
          <table:table-cell table:number-columns-repeated="2"/>
          <table:table-cell table:formula="of:=IF([.$C236]=[.$F2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/>
          <table:table-cell table:formula="of:=ORG.OPENOFFICE.ADDIN.SAMPLE.PYTHON.NUMBERTEXT.NUMBERTEXT.MONEYTEXT([.$A237];&quot;THB&quot;)" office:value-type="string" office:string-value="สองร้อยสามสิบเอ็ดบาทถ้วน">
            <text:p>สองร้อยสามสิบเอ็ดบาทถ้วน</text:p>
          </table:table-cell>
          <table:table-cell table:number-columns-repeated="2"/>
          <table:table-cell table:formula="of:=COM.MICROSOFT.BAHTTEXT([.$A237])" office:value-type="string" office:string-value="สองร้อยสามสิบเอ็ดบาทถ้วน">
            <text:p>สองร้อยสามสิบเอ็ดบาทถ้วน</text:p>
          </table:table-cell>
          <table:table-cell table:number-columns-repeated="2"/>
          <table:table-cell table:formula="of:=IF([.$C237]=[.$F2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/>
          <table:table-cell table:formula="of:=ORG.OPENOFFICE.ADDIN.SAMPLE.PYTHON.NUMBERTEXT.NUMBERTEXT.MONEYTEXT([.$A238];&quot;THB&quot;)" office:value-type="string" office:string-value="สองร้อยสามสิบสองบาทถ้วน">
            <text:p>สองร้อยสามสิบสองบาทถ้วน</text:p>
          </table:table-cell>
          <table:table-cell table:number-columns-repeated="2"/>
          <table:table-cell table:formula="of:=COM.MICROSOFT.BAHTTEXT([.$A238])" office:value-type="string" office:string-value="สองร้อยสามสิบสองบาทถ้วน">
            <text:p>สองร้อยสามสิบสองบาทถ้วน</text:p>
          </table:table-cell>
          <table:table-cell table:number-columns-repeated="2"/>
          <table:table-cell table:formula="of:=IF([.$C238]=[.$F2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</text:p>
          </table:table-cell>
          <table:table-cell/>
          <table:table-cell table:formula="of:=ORG.OPENOFFICE.ADDIN.SAMPLE.PYTHON.NUMBERTEXT.NUMBERTEXT.MONEYTEXT([.$A239];&quot;THB&quot;)" office:value-type="string" office:string-value="สองร้อยสามสิบสามบาทถ้วน">
            <text:p>สองร้อยสามสิบสามบาทถ้วน</text:p>
          </table:table-cell>
          <table:table-cell table:number-columns-repeated="2"/>
          <table:table-cell table:formula="of:=COM.MICROSOFT.BAHTTEXT([.$A239])" office:value-type="string" office:string-value="สองร้อยสามสิบสามบาทถ้วน">
            <text:p>สองร้อยสามสิบสามบาทถ้วน</text:p>
          </table:table-cell>
          <table:table-cell table:number-columns-repeated="2"/>
          <table:table-cell table:formula="of:=IF([.$C239]=[.$F2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/>
          <table:table-cell table:formula="of:=ORG.OPENOFFICE.ADDIN.SAMPLE.PYTHON.NUMBERTEXT.NUMBERTEXT.MONEYTEXT([.$A240];&quot;THB&quot;)" office:value-type="string" office:string-value="สองร้อยสามสิบสี่บาทถ้วน">
            <text:p>สองร้อยสามสิบสี่บาทถ้วน</text:p>
          </table:table-cell>
          <table:table-cell table:number-columns-repeated="2"/>
          <table:table-cell table:formula="of:=COM.MICROSOFT.BAHTTEXT([.$A240])" office:value-type="string" office:string-value="สองร้อยสามสิบสี่บาทถ้วน">
            <text:p>สองร้อยสามสิบสี่บาทถ้วน</text:p>
          </table:table-cell>
          <table:table-cell table:number-columns-repeated="2"/>
          <table:table-cell table:formula="of:=IF([.$C240]=[.$F2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/>
          <table:table-cell table:formula="of:=ORG.OPENOFFICE.ADDIN.SAMPLE.PYTHON.NUMBERTEXT.NUMBERTEXT.MONEYTEXT([.$A241];&quot;THB&quot;)" office:value-type="string" office:string-value="สองร้อยสามสิบห้าบาทถ้วน">
            <text:p>สองร้อยสามสิบห้าบาทถ้วน</text:p>
          </table:table-cell>
          <table:table-cell table:number-columns-repeated="2"/>
          <table:table-cell table:formula="of:=COM.MICROSOFT.BAHTTEXT([.$A241])" office:value-type="string" office:string-value="สองร้อยสามสิบห้าบาทถ้วน">
            <text:p>สองร้อยสามสิบห้าบาทถ้วน</text:p>
          </table:table-cell>
          <table:table-cell table:number-columns-repeated="2"/>
          <table:table-cell table:formula="of:=IF([.$C241]=[.$F2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6">
            <text:p>236</text:p>
          </table:table-cell>
          <table:table-cell/>
          <table:table-cell table:formula="of:=ORG.OPENOFFICE.ADDIN.SAMPLE.PYTHON.NUMBERTEXT.NUMBERTEXT.MONEYTEXT([.$A242];&quot;THB&quot;)" office:value-type="string" office:string-value="สองร้อยสามสิบหกบาทถ้วน">
            <text:p>สองร้อยสามสิบหกบาทถ้วน</text:p>
          </table:table-cell>
          <table:table-cell table:number-columns-repeated="2"/>
          <table:table-cell table:formula="of:=COM.MICROSOFT.BAHTTEXT([.$A242])" office:value-type="string" office:string-value="สองร้อยสามสิบหกบาทถ้วน">
            <text:p>สองร้อยสามสิบหกบาทถ้วน</text:p>
          </table:table-cell>
          <table:table-cell table:number-columns-repeated="2"/>
          <table:table-cell table:formula="of:=IF([.$C242]=[.$F2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/>
          <table:table-cell table:formula="of:=ORG.OPENOFFICE.ADDIN.SAMPLE.PYTHON.NUMBERTEXT.NUMBERTEXT.MONEYTEXT([.$A243];&quot;THB&quot;)" office:value-type="string" office:string-value="สองร้อยสามสิบเจ็ดบาทถ้วน">
            <text:p>สองร้อยสามสิบเจ็ดบาทถ้วน</text:p>
          </table:table-cell>
          <table:table-cell table:number-columns-repeated="2"/>
          <table:table-cell table:formula="of:=COM.MICROSOFT.BAHTTEXT([.$A243])" office:value-type="string" office:string-value="สองร้อยสามสิบเจ็ดบาทถ้วน">
            <text:p>สองร้อยสามสิบเจ็ดบาทถ้วน</text:p>
          </table:table-cell>
          <table:table-cell table:number-columns-repeated="2"/>
          <table:table-cell table:formula="of:=IF([.$C243]=[.$F2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/>
          <table:table-cell table:formula="of:=ORG.OPENOFFICE.ADDIN.SAMPLE.PYTHON.NUMBERTEXT.NUMBERTEXT.MONEYTEXT([.$A244];&quot;THB&quot;)" office:value-type="string" office:string-value="สองร้อยสามสิบแปดบาทถ้วน">
            <text:p>สองร้อยสามสิบแปดบาทถ้วน</text:p>
          </table:table-cell>
          <table:table-cell table:number-columns-repeated="2"/>
          <table:table-cell table:formula="of:=COM.MICROSOFT.BAHTTEXT([.$A244])" office:value-type="string" office:string-value="สองร้อยสามสิบแปดบาทถ้วน">
            <text:p>สองร้อยสามสิบแปดบาทถ้วน</text:p>
          </table:table-cell>
          <table:table-cell table:number-columns-repeated="2"/>
          <table:table-cell table:formula="of:=IF([.$C244]=[.$F2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/>
          <table:table-cell table:formula="of:=ORG.OPENOFFICE.ADDIN.SAMPLE.PYTHON.NUMBERTEXT.NUMBERTEXT.MONEYTEXT([.$A245];&quot;THB&quot;)" office:value-type="string" office:string-value="สองร้อยสามสิบเก้าบาทถ้วน">
            <text:p>สองร้อยสามสิบเก้าบาทถ้วน</text:p>
          </table:table-cell>
          <table:table-cell table:number-columns-repeated="2"/>
          <table:table-cell table:formula="of:=COM.MICROSOFT.BAHTTEXT([.$A245])" office:value-type="string" office:string-value="สองร้อยสามสิบเก้าบาทถ้วน">
            <text:p>สองร้อยสามสิบเก้าบาทถ้วน</text:p>
          </table:table-cell>
          <table:table-cell table:number-columns-repeated="2"/>
          <table:table-cell table:formula="of:=IF([.$C245]=[.$F2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/>
          <table:table-cell table:formula="of:=ORG.OPENOFFICE.ADDIN.SAMPLE.PYTHON.NUMBERTEXT.NUMBERTEXT.MONEYTEXT([.$A246];&quot;THB&quot;)" office:value-type="string" office:string-value="สองร้อยสี่สิบบาทถ้วน">
            <text:p>สองร้อยสี่สิบบาทถ้วน</text:p>
          </table:table-cell>
          <table:table-cell table:number-columns-repeated="2"/>
          <table:table-cell table:formula="of:=COM.MICROSOFT.BAHTTEXT([.$A246])" office:value-type="string" office:string-value="สองร้อยสี่สิบบาทถ้วน">
            <text:p>สองร้อยสี่สิบบาทถ้วน</text:p>
          </table:table-cell>
          <table:table-cell table:number-columns-repeated="2"/>
          <table:table-cell table:formula="of:=IF([.$C246]=[.$F2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</text:p>
          </table:table-cell>
          <table:table-cell/>
          <table:table-cell table:formula="of:=ORG.OPENOFFICE.ADDIN.SAMPLE.PYTHON.NUMBERTEXT.NUMBERTEXT.MONEYTEXT([.$A247];&quot;THB&quot;)" office:value-type="string" office:string-value="สองร้อยสี่สิบเอ็ดบาทถ้วน">
            <text:p>สองร้อยสี่สิบเอ็ดบาทถ้วน</text:p>
          </table:table-cell>
          <table:table-cell table:number-columns-repeated="2"/>
          <table:table-cell table:formula="of:=COM.MICROSOFT.BAHTTEXT([.$A247])" office:value-type="string" office:string-value="สองร้อยสี่สิบเอ็ดบาทถ้วน">
            <text:p>สองร้อยสี่สิบเอ็ดบาทถ้วน</text:p>
          </table:table-cell>
          <table:table-cell table:number-columns-repeated="2"/>
          <table:table-cell table:formula="of:=IF([.$C247]=[.$F2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/>
          <table:table-cell table:formula="of:=ORG.OPENOFFICE.ADDIN.SAMPLE.PYTHON.NUMBERTEXT.NUMBERTEXT.MONEYTEXT([.$A248];&quot;THB&quot;)" office:value-type="string" office:string-value="สองร้อยสี่สิบสองบาทถ้วน">
            <text:p>สองร้อยสี่สิบสองบาทถ้วน</text:p>
          </table:table-cell>
          <table:table-cell table:number-columns-repeated="2"/>
          <table:table-cell table:formula="of:=COM.MICROSOFT.BAHTTEXT([.$A248])" office:value-type="string" office:string-value="สองร้อยสี่สิบสองบาทถ้วน">
            <text:p>สองร้อยสี่สิบสองบาทถ้วน</text:p>
          </table:table-cell>
          <table:table-cell table:number-columns-repeated="2"/>
          <table:table-cell table:formula="of:=IF([.$C248]=[.$F2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/>
          <table:table-cell table:formula="of:=ORG.OPENOFFICE.ADDIN.SAMPLE.PYTHON.NUMBERTEXT.NUMBERTEXT.MONEYTEXT([.$A249];&quot;THB&quot;)" office:value-type="string" office:string-value="สองร้อยสี่สิบสามบาทถ้วน">
            <text:p>สองร้อยสี่สิบสามบาทถ้วน</text:p>
          </table:table-cell>
          <table:table-cell table:number-columns-repeated="2"/>
          <table:table-cell table:formula="of:=COM.MICROSOFT.BAHTTEXT([.$A249])" office:value-type="string" office:string-value="สองร้อยสี่สิบสามบาทถ้วน">
            <text:p>สองร้อยสี่สิบสามบาทถ้วน</text:p>
          </table:table-cell>
          <table:table-cell table:number-columns-repeated="2"/>
          <table:table-cell table:formula="of:=IF([.$C249]=[.$F2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</text:p>
          </table:table-cell>
          <table:table-cell/>
          <table:table-cell table:formula="of:=ORG.OPENOFFICE.ADDIN.SAMPLE.PYTHON.NUMBERTEXT.NUMBERTEXT.MONEYTEXT([.$A250];&quot;THB&quot;)" office:value-type="string" office:string-value="สองร้อยสี่สิบสี่บาทถ้วน">
            <text:p>สองร้อยสี่สิบสี่บาทถ้วน</text:p>
          </table:table-cell>
          <table:table-cell table:number-columns-repeated="2"/>
          <table:table-cell table:formula="of:=COM.MICROSOFT.BAHTTEXT([.$A250])" office:value-type="string" office:string-value="สองร้อยสี่สิบสี่บาทถ้วน">
            <text:p>สองร้อยสี่สิบสี่บาทถ้วน</text:p>
          </table:table-cell>
          <table:table-cell table:number-columns-repeated="2"/>
          <table:table-cell table:formula="of:=IF([.$C250]=[.$F2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5">
            <text:p>245</text:p>
          </table:table-cell>
          <table:table-cell/>
          <table:table-cell table:formula="of:=ORG.OPENOFFICE.ADDIN.SAMPLE.PYTHON.NUMBERTEXT.NUMBERTEXT.MONEYTEXT([.$A251];&quot;THB&quot;)" office:value-type="string" office:string-value="สองร้อยสี่สิบห้าบาทถ้วน">
            <text:p>สองร้อยสี่สิบห้าบาทถ้วน</text:p>
          </table:table-cell>
          <table:table-cell table:number-columns-repeated="2"/>
          <table:table-cell table:formula="of:=COM.MICROSOFT.BAHTTEXT([.$A251])" office:value-type="string" office:string-value="สองร้อยสี่สิบห้าบาทถ้วน">
            <text:p>สองร้อยสี่สิบห้าบาทถ้วน</text:p>
          </table:table-cell>
          <table:table-cell table:number-columns-repeated="2"/>
          <table:table-cell table:formula="of:=IF([.$C251]=[.$F2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6">
            <text:p>246</text:p>
          </table:table-cell>
          <table:table-cell/>
          <table:table-cell table:formula="of:=ORG.OPENOFFICE.ADDIN.SAMPLE.PYTHON.NUMBERTEXT.NUMBERTEXT.MONEYTEXT([.$A252];&quot;THB&quot;)" office:value-type="string" office:string-value="สองร้อยสี่สิบหกบาทถ้วน">
            <text:p>สองร้อยสี่สิบหกบาทถ้วน</text:p>
          </table:table-cell>
          <table:table-cell table:number-columns-repeated="2"/>
          <table:table-cell table:formula="of:=COM.MICROSOFT.BAHTTEXT([.$A252])" office:value-type="string" office:string-value="สองร้อยสี่สิบหกบาทถ้วน">
            <text:p>สองร้อยสี่สิบหกบาทถ้วน</text:p>
          </table:table-cell>
          <table:table-cell table:number-columns-repeated="2"/>
          <table:table-cell table:formula="of:=IF([.$C252]=[.$F2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</text:p>
          </table:table-cell>
          <table:table-cell/>
          <table:table-cell table:formula="of:=ORG.OPENOFFICE.ADDIN.SAMPLE.PYTHON.NUMBERTEXT.NUMBERTEXT.MONEYTEXT([.$A253];&quot;THB&quot;)" office:value-type="string" office:string-value="สองร้อยสี่สิบเจ็ดบาทถ้วน">
            <text:p>สองร้อยสี่สิบเจ็ดบาทถ้วน</text:p>
          </table:table-cell>
          <table:table-cell table:number-columns-repeated="2"/>
          <table:table-cell table:formula="of:=COM.MICROSOFT.BAHTTEXT([.$A253])" office:value-type="string" office:string-value="สองร้อยสี่สิบเจ็ดบาทถ้วน">
            <text:p>สองร้อยสี่สิบเจ็ดบาทถ้วน</text:p>
          </table:table-cell>
          <table:table-cell table:number-columns-repeated="2"/>
          <table:table-cell table:formula="of:=IF([.$C253]=[.$F2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</text:p>
          </table:table-cell>
          <table:table-cell/>
          <table:table-cell table:formula="of:=ORG.OPENOFFICE.ADDIN.SAMPLE.PYTHON.NUMBERTEXT.NUMBERTEXT.MONEYTEXT([.$A254];&quot;THB&quot;)" office:value-type="string" office:string-value="สองร้อยสี่สิบแปดบาทถ้วน">
            <text:p>สองร้อยสี่สิบแปดบาทถ้วน</text:p>
          </table:table-cell>
          <table:table-cell table:number-columns-repeated="2"/>
          <table:table-cell table:formula="of:=COM.MICROSOFT.BAHTTEXT([.$A254])" office:value-type="string" office:string-value="สองร้อยสี่สิบแปดบาทถ้วน">
            <text:p>สองร้อยสี่สิบแปดบาทถ้วน</text:p>
          </table:table-cell>
          <table:table-cell table:number-columns-repeated="2"/>
          <table:table-cell table:formula="of:=IF([.$C254]=[.$F2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49">
            <text:p>249</text:p>
          </table:table-cell>
          <table:table-cell/>
          <table:table-cell table:formula="of:=ORG.OPENOFFICE.ADDIN.SAMPLE.PYTHON.NUMBERTEXT.NUMBERTEXT.MONEYTEXT([.$A255];&quot;THB&quot;)" office:value-type="string" office:string-value="สองร้อยสี่สิบเก้าบาทถ้วน">
            <text:p>สองร้อยสี่สิบเก้าบาทถ้วน</text:p>
          </table:table-cell>
          <table:table-cell table:number-columns-repeated="2"/>
          <table:table-cell table:formula="of:=COM.MICROSOFT.BAHTTEXT([.$A255])" office:value-type="string" office:string-value="สองร้อยสี่สิบเก้าบาทถ้วน">
            <text:p>สองร้อยสี่สิบเก้าบาทถ้วน</text:p>
          </table:table-cell>
          <table:table-cell table:number-columns-repeated="2"/>
          <table:table-cell table:formula="of:=IF([.$C255]=[.$F2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0">
            <text:p>250</text:p>
          </table:table-cell>
          <table:table-cell/>
          <table:table-cell table:formula="of:=ORG.OPENOFFICE.ADDIN.SAMPLE.PYTHON.NUMBERTEXT.NUMBERTEXT.MONEYTEXT([.$A256];&quot;THB&quot;)" office:value-type="string" office:string-value="สองร้อยห้าสิบบาทถ้วน">
            <text:p>สองร้อยห้าสิบบาทถ้วน</text:p>
          </table:table-cell>
          <table:table-cell table:number-columns-repeated="2"/>
          <table:table-cell table:formula="of:=COM.MICROSOFT.BAHTTEXT([.$A256])" office:value-type="string" office:string-value="สองร้อยห้าสิบบาทถ้วน">
            <text:p>สองร้อยห้าสิบบาทถ้วน</text:p>
          </table:table-cell>
          <table:table-cell table:number-columns-repeated="2"/>
          <table:table-cell table:formula="of:=IF([.$C256]=[.$F2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1">
            <text:p>251</text:p>
          </table:table-cell>
          <table:table-cell/>
          <table:table-cell table:formula="of:=ORG.OPENOFFICE.ADDIN.SAMPLE.PYTHON.NUMBERTEXT.NUMBERTEXT.MONEYTEXT([.$A257];&quot;THB&quot;)" office:value-type="string" office:string-value="สองร้อยห้าสิบเอ็ดบาทถ้วน">
            <text:p>สองร้อยห้าสิบเอ็ดบาทถ้วน</text:p>
          </table:table-cell>
          <table:table-cell table:number-columns-repeated="2"/>
          <table:table-cell table:formula="of:=COM.MICROSOFT.BAHTTEXT([.$A257])" office:value-type="string" office:string-value="สองร้อยห้าสิบเอ็ดบาทถ้วน">
            <text:p>สองร้อยห้าสิบเอ็ดบาทถ้วน</text:p>
          </table:table-cell>
          <table:table-cell table:number-columns-repeated="2"/>
          <table:table-cell table:formula="of:=IF([.$C257]=[.$F2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2">
            <text:p>252</text:p>
          </table:table-cell>
          <table:table-cell/>
          <table:table-cell table:formula="of:=ORG.OPENOFFICE.ADDIN.SAMPLE.PYTHON.NUMBERTEXT.NUMBERTEXT.MONEYTEXT([.$A258];&quot;THB&quot;)" office:value-type="string" office:string-value="สองร้อยห้าสิบสองบาทถ้วน">
            <text:p>สองร้อยห้าสิบสองบาทถ้วน</text:p>
          </table:table-cell>
          <table:table-cell table:number-columns-repeated="2"/>
          <table:table-cell table:formula="of:=COM.MICROSOFT.BAHTTEXT([.$A258])" office:value-type="string" office:string-value="สองร้อยห้าสิบสองบาทถ้วน">
            <text:p>สองร้อยห้าสิบสองบาทถ้วน</text:p>
          </table:table-cell>
          <table:table-cell table:number-columns-repeated="2"/>
          <table:table-cell table:formula="of:=IF([.$C258]=[.$F2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3">
            <text:p>253</text:p>
          </table:table-cell>
          <table:table-cell/>
          <table:table-cell table:formula="of:=ORG.OPENOFFICE.ADDIN.SAMPLE.PYTHON.NUMBERTEXT.NUMBERTEXT.MONEYTEXT([.$A259];&quot;THB&quot;)" office:value-type="string" office:string-value="สองร้อยห้าสิบสามบาทถ้วน">
            <text:p>สองร้อยห้าสิบสามบาทถ้วน</text:p>
          </table:table-cell>
          <table:table-cell table:number-columns-repeated="2"/>
          <table:table-cell table:formula="of:=COM.MICROSOFT.BAHTTEXT([.$A259])" office:value-type="string" office:string-value="สองร้อยห้าสิบสามบาทถ้วน">
            <text:p>สองร้อยห้าสิบสามบาทถ้วน</text:p>
          </table:table-cell>
          <table:table-cell table:number-columns-repeated="2"/>
          <table:table-cell table:formula="of:=IF([.$C259]=[.$F2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4">
            <text:p>254</text:p>
          </table:table-cell>
          <table:table-cell/>
          <table:table-cell table:formula="of:=ORG.OPENOFFICE.ADDIN.SAMPLE.PYTHON.NUMBERTEXT.NUMBERTEXT.MONEYTEXT([.$A260];&quot;THB&quot;)" office:value-type="string" office:string-value="สองร้อยห้าสิบสี่บาทถ้วน">
            <text:p>สองร้อยห้าสิบสี่บาทถ้วน</text:p>
          </table:table-cell>
          <table:table-cell table:number-columns-repeated="2"/>
          <table:table-cell table:formula="of:=COM.MICROSOFT.BAHTTEXT([.$A260])" office:value-type="string" office:string-value="สองร้อยห้าสิบสี่บาทถ้วน">
            <text:p>สองร้อยห้าสิบสี่บาทถ้วน</text:p>
          </table:table-cell>
          <table:table-cell table:number-columns-repeated="2"/>
          <table:table-cell table:formula="of:=IF([.$C260]=[.$F2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5">
            <text:p>255</text:p>
          </table:table-cell>
          <table:table-cell/>
          <table:table-cell table:formula="of:=ORG.OPENOFFICE.ADDIN.SAMPLE.PYTHON.NUMBERTEXT.NUMBERTEXT.MONEYTEXT([.$A261];&quot;THB&quot;)" office:value-type="string" office:string-value="สองร้อยห้าสิบห้าบาทถ้วน">
            <text:p>สองร้อยห้าสิบห้าบาทถ้วน</text:p>
          </table:table-cell>
          <table:table-cell table:number-columns-repeated="2"/>
          <table:table-cell table:formula="of:=COM.MICROSOFT.BAHTTEXT([.$A261])" office:value-type="string" office:string-value="สองร้อยห้าสิบห้าบาทถ้วน">
            <text:p>สองร้อยห้าสิบห้าบาทถ้วน</text:p>
          </table:table-cell>
          <table:table-cell table:number-columns-repeated="2"/>
          <table:table-cell table:formula="of:=IF([.$C261]=[.$F2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ORG.OPENOFFICE.ADDIN.SAMPLE.PYTHON.NUMBERTEXT.NUMBERTEXT.MONEYTEXT([.$A262];&quot;THB&quot;)" office:value-type="string" office:string-value="สองร้อยห้าสิบหกบาทถ้วน">
            <text:p>สองร้อยห้าสิบหกบาทถ้วน</text:p>
          </table:table-cell>
          <table:table-cell table:number-columns-repeated="2"/>
          <table:table-cell table:formula="of:=COM.MICROSOFT.BAHTTEXT([.$A262])" office:value-type="string" office:string-value="สองร้อยห้าสิบหกบาทถ้วน">
            <text:p>สองร้อยห้าสิบหกบาทถ้วน</text:p>
          </table:table-cell>
          <table:table-cell table:number-columns-repeated="2"/>
          <table:table-cell table:formula="of:=IF([.$C262]=[.$F2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7">
            <text:p>257</text:p>
          </table:table-cell>
          <table:table-cell/>
          <table:table-cell table:formula="of:=ORG.OPENOFFICE.ADDIN.SAMPLE.PYTHON.NUMBERTEXT.NUMBERTEXT.MONEYTEXT([.$A263];&quot;THB&quot;)" office:value-type="string" office:string-value="สองร้อยห้าสิบเจ็ดบาทถ้วน">
            <text:p>สองร้อยห้าสิบเจ็ดบาทถ้วน</text:p>
          </table:table-cell>
          <table:table-cell table:number-columns-repeated="2"/>
          <table:table-cell table:formula="of:=COM.MICROSOFT.BAHTTEXT([.$A263])" office:value-type="string" office:string-value="สองร้อยห้าสิบเจ็ดบาทถ้วน">
            <text:p>สองร้อยห้าสิบเจ็ดบาทถ้วน</text:p>
          </table:table-cell>
          <table:table-cell table:number-columns-repeated="2"/>
          <table:table-cell table:formula="of:=IF([.$C263]=[.$F2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8">
            <text:p>258</text:p>
          </table:table-cell>
          <table:table-cell/>
          <table:table-cell table:formula="of:=ORG.OPENOFFICE.ADDIN.SAMPLE.PYTHON.NUMBERTEXT.NUMBERTEXT.MONEYTEXT([.$A264];&quot;THB&quot;)" office:value-type="string" office:string-value="สองร้อยห้าสิบแปดบาทถ้วน">
            <text:p>สองร้อยห้าสิบแปดบาทถ้วน</text:p>
          </table:table-cell>
          <table:table-cell table:number-columns-repeated="2"/>
          <table:table-cell table:formula="of:=COM.MICROSOFT.BAHTTEXT([.$A264])" office:value-type="string" office:string-value="สองร้อยห้าสิบแปดบาทถ้วน">
            <text:p>สองร้อยห้าสิบแปดบาทถ้วน</text:p>
          </table:table-cell>
          <table:table-cell table:number-columns-repeated="2"/>
          <table:table-cell table:formula="of:=IF([.$C264]=[.$F2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59">
            <text:p>259</text:p>
          </table:table-cell>
          <table:table-cell/>
          <table:table-cell table:formula="of:=ORG.OPENOFFICE.ADDIN.SAMPLE.PYTHON.NUMBERTEXT.NUMBERTEXT.MONEYTEXT([.$A265];&quot;THB&quot;)" office:value-type="string" office:string-value="สองร้อยห้าสิบเก้าบาทถ้วน">
            <text:p>สองร้อยห้าสิบเก้าบาทถ้วน</text:p>
          </table:table-cell>
          <table:table-cell table:number-columns-repeated="2"/>
          <table:table-cell table:formula="of:=COM.MICROSOFT.BAHTTEXT([.$A265])" office:value-type="string" office:string-value="สองร้อยห้าสิบเก้าบาทถ้วน">
            <text:p>สองร้อยห้าสิบเก้าบาทถ้วน</text:p>
          </table:table-cell>
          <table:table-cell table:number-columns-repeated="2"/>
          <table:table-cell table:formula="of:=IF([.$C265]=[.$F2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/>
          <table:table-cell table:formula="of:=ORG.OPENOFFICE.ADDIN.SAMPLE.PYTHON.NUMBERTEXT.NUMBERTEXT.MONEYTEXT([.$A266];&quot;THB&quot;)" office:value-type="string" office:string-value="สองร้อยหกสิบบาทถ้วน">
            <text:p>สองร้อยหกสิบบาทถ้วน</text:p>
          </table:table-cell>
          <table:table-cell table:number-columns-repeated="2"/>
          <table:table-cell table:formula="of:=COM.MICROSOFT.BAHTTEXT([.$A266])" office:value-type="string" office:string-value="สองร้อยหกสิบบาทถ้วน">
            <text:p>สองร้อยหกสิบบาทถ้วน</text:p>
          </table:table-cell>
          <table:table-cell table:number-columns-repeated="2"/>
          <table:table-cell table:formula="of:=IF([.$C266]=[.$F2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1">
            <text:p>261</text:p>
          </table:table-cell>
          <table:table-cell/>
          <table:table-cell table:formula="of:=ORG.OPENOFFICE.ADDIN.SAMPLE.PYTHON.NUMBERTEXT.NUMBERTEXT.MONEYTEXT([.$A267];&quot;THB&quot;)" office:value-type="string" office:string-value="สองร้อยหกสิบเอ็ดบาทถ้วน">
            <text:p>สองร้อยหกสิบเอ็ดบาทถ้วน</text:p>
          </table:table-cell>
          <table:table-cell table:number-columns-repeated="2"/>
          <table:table-cell table:formula="of:=COM.MICROSOFT.BAHTTEXT([.$A267])" office:value-type="string" office:string-value="สองร้อยหกสิบเอ็ดบาทถ้วน">
            <text:p>สองร้อยหกสิบเอ็ดบาทถ้วน</text:p>
          </table:table-cell>
          <table:table-cell table:number-columns-repeated="2"/>
          <table:table-cell table:formula="of:=IF([.$C267]=[.$F2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2">
            <text:p>262</text:p>
          </table:table-cell>
          <table:table-cell/>
          <table:table-cell table:formula="of:=ORG.OPENOFFICE.ADDIN.SAMPLE.PYTHON.NUMBERTEXT.NUMBERTEXT.MONEYTEXT([.$A268];&quot;THB&quot;)" office:value-type="string" office:string-value="สองร้อยหกสิบสองบาทถ้วน">
            <text:p>สองร้อยหกสิบสองบาทถ้วน</text:p>
          </table:table-cell>
          <table:table-cell table:number-columns-repeated="2"/>
          <table:table-cell table:formula="of:=COM.MICROSOFT.BAHTTEXT([.$A268])" office:value-type="string" office:string-value="สองร้อยหกสิบสองบาทถ้วน">
            <text:p>สองร้อยหกสิบสองบาทถ้วน</text:p>
          </table:table-cell>
          <table:table-cell table:number-columns-repeated="2"/>
          <table:table-cell table:formula="of:=IF([.$C268]=[.$F2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3">
            <text:p>263</text:p>
          </table:table-cell>
          <table:table-cell/>
          <table:table-cell table:formula="of:=ORG.OPENOFFICE.ADDIN.SAMPLE.PYTHON.NUMBERTEXT.NUMBERTEXT.MONEYTEXT([.$A269];&quot;THB&quot;)" office:value-type="string" office:string-value="สองร้อยหกสิบสามบาทถ้วน">
            <text:p>สองร้อยหกสิบสามบาทถ้วน</text:p>
          </table:table-cell>
          <table:table-cell table:number-columns-repeated="2"/>
          <table:table-cell table:formula="of:=COM.MICROSOFT.BAHTTEXT([.$A269])" office:value-type="string" office:string-value="สองร้อยหกสิบสามบาทถ้วน">
            <text:p>สองร้อยหกสิบสามบาทถ้วน</text:p>
          </table:table-cell>
          <table:table-cell table:number-columns-repeated="2"/>
          <table:table-cell table:formula="of:=IF([.$C269]=[.$F2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4">
            <text:p>264</text:p>
          </table:table-cell>
          <table:table-cell/>
          <table:table-cell table:formula="of:=ORG.OPENOFFICE.ADDIN.SAMPLE.PYTHON.NUMBERTEXT.NUMBERTEXT.MONEYTEXT([.$A270];&quot;THB&quot;)" office:value-type="string" office:string-value="สองร้อยหกสิบสี่บาทถ้วน">
            <text:p>สองร้อยหกสิบสี่บาทถ้วน</text:p>
          </table:table-cell>
          <table:table-cell table:number-columns-repeated="2"/>
          <table:table-cell table:formula="of:=COM.MICROSOFT.BAHTTEXT([.$A270])" office:value-type="string" office:string-value="สองร้อยหกสิบสี่บาทถ้วน">
            <text:p>สองร้อยหกสิบสี่บาทถ้วน</text:p>
          </table:table-cell>
          <table:table-cell table:number-columns-repeated="2"/>
          <table:table-cell table:formula="of:=IF([.$C270]=[.$F2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5">
            <text:p>265</text:p>
          </table:table-cell>
          <table:table-cell/>
          <table:table-cell table:formula="of:=ORG.OPENOFFICE.ADDIN.SAMPLE.PYTHON.NUMBERTEXT.NUMBERTEXT.MONEYTEXT([.$A271];&quot;THB&quot;)" office:value-type="string" office:string-value="สองร้อยหกสิบห้าบาทถ้วน">
            <text:p>สองร้อยหกสิบห้าบาทถ้วน</text:p>
          </table:table-cell>
          <table:table-cell table:number-columns-repeated="2"/>
          <table:table-cell table:formula="of:=COM.MICROSOFT.BAHTTEXT([.$A271])" office:value-type="string" office:string-value="สองร้อยหกสิบห้าบาทถ้วน">
            <text:p>สองร้อยหกสิบห้าบาทถ้วน</text:p>
          </table:table-cell>
          <table:table-cell table:number-columns-repeated="2"/>
          <table:table-cell table:formula="of:=IF([.$C271]=[.$F2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</text:p>
          </table:table-cell>
          <table:table-cell/>
          <table:table-cell table:formula="of:=ORG.OPENOFFICE.ADDIN.SAMPLE.PYTHON.NUMBERTEXT.NUMBERTEXT.MONEYTEXT([.$A272];&quot;THB&quot;)" office:value-type="string" office:string-value="สองร้อยหกสิบหกบาทถ้วน">
            <text:p>สองร้อยหกสิบหกบาทถ้วน</text:p>
          </table:table-cell>
          <table:table-cell table:number-columns-repeated="2"/>
          <table:table-cell table:formula="of:=COM.MICROSOFT.BAHTTEXT([.$A272])" office:value-type="string" office:string-value="สองร้อยหกสิบหกบาทถ้วน">
            <text:p>สองร้อยหกสิบหกบาทถ้วน</text:p>
          </table:table-cell>
          <table:table-cell table:number-columns-repeated="2"/>
          <table:table-cell table:formula="of:=IF([.$C272]=[.$F2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7">
            <text:p>267</text:p>
          </table:table-cell>
          <table:table-cell/>
          <table:table-cell table:formula="of:=ORG.OPENOFFICE.ADDIN.SAMPLE.PYTHON.NUMBERTEXT.NUMBERTEXT.MONEYTEXT([.$A273];&quot;THB&quot;)" office:value-type="string" office:string-value="สองร้อยหกสิบเจ็ดบาทถ้วน">
            <text:p>สองร้อยหกสิบเจ็ดบาทถ้วน</text:p>
          </table:table-cell>
          <table:table-cell table:number-columns-repeated="2"/>
          <table:table-cell table:formula="of:=COM.MICROSOFT.BAHTTEXT([.$A273])" office:value-type="string" office:string-value="สองร้อยหกสิบเจ็ดบาทถ้วน">
            <text:p>สองร้อยหกสิบเจ็ดบาทถ้วน</text:p>
          </table:table-cell>
          <table:table-cell table:number-columns-repeated="2"/>
          <table:table-cell table:formula="of:=IF([.$C273]=[.$F2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8">
            <text:p>268</text:p>
          </table:table-cell>
          <table:table-cell/>
          <table:table-cell table:formula="of:=ORG.OPENOFFICE.ADDIN.SAMPLE.PYTHON.NUMBERTEXT.NUMBERTEXT.MONEYTEXT([.$A274];&quot;THB&quot;)" office:value-type="string" office:string-value="สองร้อยหกสิบแปดบาทถ้วน">
            <text:p>สองร้อยหกสิบแปดบาทถ้วน</text:p>
          </table:table-cell>
          <table:table-cell table:number-columns-repeated="2"/>
          <table:table-cell table:formula="of:=COM.MICROSOFT.BAHTTEXT([.$A274])" office:value-type="string" office:string-value="สองร้อยหกสิบแปดบาทถ้วน">
            <text:p>สองร้อยหกสิบแปดบาทถ้วน</text:p>
          </table:table-cell>
          <table:table-cell table:number-columns-repeated="2"/>
          <table:table-cell table:formula="of:=IF([.$C274]=[.$F2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69">
            <text:p>269</text:p>
          </table:table-cell>
          <table:table-cell/>
          <table:table-cell table:formula="of:=ORG.OPENOFFICE.ADDIN.SAMPLE.PYTHON.NUMBERTEXT.NUMBERTEXT.MONEYTEXT([.$A275];&quot;THB&quot;)" office:value-type="string" office:string-value="สองร้อยหกสิบเก้าบาทถ้วน">
            <text:p>สองร้อยหกสิบเก้าบาทถ้วน</text:p>
          </table:table-cell>
          <table:table-cell table:number-columns-repeated="2"/>
          <table:table-cell table:formula="of:=COM.MICROSOFT.BAHTTEXT([.$A275])" office:value-type="string" office:string-value="สองร้อยหกสิบเก้าบาทถ้วน">
            <text:p>สองร้อยหกสิบเก้าบาทถ้วน</text:p>
          </table:table-cell>
          <table:table-cell table:number-columns-repeated="2"/>
          <table:table-cell table:formula="of:=IF([.$C275]=[.$F2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0">
            <text:p>270</text:p>
          </table:table-cell>
          <table:table-cell/>
          <table:table-cell table:formula="of:=ORG.OPENOFFICE.ADDIN.SAMPLE.PYTHON.NUMBERTEXT.NUMBERTEXT.MONEYTEXT([.$A276];&quot;THB&quot;)" office:value-type="string" office:string-value="สองร้อยเจ็ดสิบบาทถ้วน">
            <text:p>สองร้อยเจ็ดสิบบาทถ้วน</text:p>
          </table:table-cell>
          <table:table-cell table:number-columns-repeated="2"/>
          <table:table-cell table:formula="of:=COM.MICROSOFT.BAHTTEXT([.$A276])" office:value-type="string" office:string-value="สองร้อยเจ็ดสิบบาทถ้วน">
            <text:p>สองร้อยเจ็ดสิบบาทถ้วน</text:p>
          </table:table-cell>
          <table:table-cell table:number-columns-repeated="2"/>
          <table:table-cell table:formula="of:=IF([.$C276]=[.$F2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1">
            <text:p>271</text:p>
          </table:table-cell>
          <table:table-cell/>
          <table:table-cell table:formula="of:=ORG.OPENOFFICE.ADDIN.SAMPLE.PYTHON.NUMBERTEXT.NUMBERTEXT.MONEYTEXT([.$A277];&quot;THB&quot;)" office:value-type="string" office:string-value="สองร้อยเจ็ดสิบเอ็ดบาทถ้วน">
            <text:p>สองร้อยเจ็ดสิบเอ็ดบาทถ้วน</text:p>
          </table:table-cell>
          <table:table-cell table:number-columns-repeated="2"/>
          <table:table-cell table:formula="of:=COM.MICROSOFT.BAHTTEXT([.$A277])" office:value-type="string" office:string-value="สองร้อยเจ็ดสิบเอ็ดบาทถ้วน">
            <text:p>สองร้อยเจ็ดสิบเอ็ดบาทถ้วน</text:p>
          </table:table-cell>
          <table:table-cell table:number-columns-repeated="2"/>
          <table:table-cell table:formula="of:=IF([.$C277]=[.$F2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2">
            <text:p>272</text:p>
          </table:table-cell>
          <table:table-cell/>
          <table:table-cell table:formula="of:=ORG.OPENOFFICE.ADDIN.SAMPLE.PYTHON.NUMBERTEXT.NUMBERTEXT.MONEYTEXT([.$A278];&quot;THB&quot;)" office:value-type="string" office:string-value="สองร้อยเจ็ดสิบสองบาทถ้วน">
            <text:p>สองร้อยเจ็ดสิบสองบาทถ้วน</text:p>
          </table:table-cell>
          <table:table-cell table:number-columns-repeated="2"/>
          <table:table-cell table:formula="of:=COM.MICROSOFT.BAHTTEXT([.$A278])" office:value-type="string" office:string-value="สองร้อยเจ็ดสิบสองบาทถ้วน">
            <text:p>สองร้อยเจ็ดสิบสองบาทถ้วน</text:p>
          </table:table-cell>
          <table:table-cell table:number-columns-repeated="2"/>
          <table:table-cell table:formula="of:=IF([.$C278]=[.$F2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3">
            <text:p>273</text:p>
          </table:table-cell>
          <table:table-cell/>
          <table:table-cell table:formula="of:=ORG.OPENOFFICE.ADDIN.SAMPLE.PYTHON.NUMBERTEXT.NUMBERTEXT.MONEYTEXT([.$A279];&quot;THB&quot;)" office:value-type="string" office:string-value="สองร้อยเจ็ดสิบสามบาทถ้วน">
            <text:p>สองร้อยเจ็ดสิบสามบาทถ้วน</text:p>
          </table:table-cell>
          <table:table-cell table:number-columns-repeated="2"/>
          <table:table-cell table:formula="of:=COM.MICROSOFT.BAHTTEXT([.$A279])" office:value-type="string" office:string-value="สองร้อยเจ็ดสิบสามบาทถ้วน">
            <text:p>สองร้อยเจ็ดสิบสามบาทถ้วน</text:p>
          </table:table-cell>
          <table:table-cell table:number-columns-repeated="2"/>
          <table:table-cell table:formula="of:=IF([.$C279]=[.$F2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4">
            <text:p>274</text:p>
          </table:table-cell>
          <table:table-cell/>
          <table:table-cell table:formula="of:=ORG.OPENOFFICE.ADDIN.SAMPLE.PYTHON.NUMBERTEXT.NUMBERTEXT.MONEYTEXT([.$A280];&quot;THB&quot;)" office:value-type="string" office:string-value="สองร้อยเจ็ดสิบสี่บาทถ้วน">
            <text:p>สองร้อยเจ็ดสิบสี่บาทถ้วน</text:p>
          </table:table-cell>
          <table:table-cell table:number-columns-repeated="2"/>
          <table:table-cell table:formula="of:=COM.MICROSOFT.BAHTTEXT([.$A280])" office:value-type="string" office:string-value="สองร้อยเจ็ดสิบสี่บาทถ้วน">
            <text:p>สองร้อยเจ็ดสิบสี่บาทถ้วน</text:p>
          </table:table-cell>
          <table:table-cell table:number-columns-repeated="2"/>
          <table:table-cell table:formula="of:=IF([.$C280]=[.$F2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</text:p>
          </table:table-cell>
          <table:table-cell/>
          <table:table-cell table:formula="of:=ORG.OPENOFFICE.ADDIN.SAMPLE.PYTHON.NUMBERTEXT.NUMBERTEXT.MONEYTEXT([.$A281];&quot;THB&quot;)" office:value-type="string" office:string-value="สองร้อยเจ็ดสิบห้าบาทถ้วน">
            <text:p>สองร้อยเจ็ดสิบห้าบาทถ้วน</text:p>
          </table:table-cell>
          <table:table-cell table:number-columns-repeated="2"/>
          <table:table-cell table:formula="of:=COM.MICROSOFT.BAHTTEXT([.$A281])" office:value-type="string" office:string-value="สองร้อยเจ็ดสิบห้าบาทถ้วน">
            <text:p>สองร้อยเจ็ดสิบห้าบาทถ้วน</text:p>
          </table:table-cell>
          <table:table-cell table:number-columns-repeated="2"/>
          <table:table-cell table:formula="of:=IF([.$C281]=[.$F2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6">
            <text:p>276</text:p>
          </table:table-cell>
          <table:table-cell/>
          <table:table-cell table:formula="of:=ORG.OPENOFFICE.ADDIN.SAMPLE.PYTHON.NUMBERTEXT.NUMBERTEXT.MONEYTEXT([.$A282];&quot;THB&quot;)" office:value-type="string" office:string-value="สองร้อยเจ็ดสิบหกบาทถ้วน">
            <text:p>สองร้อยเจ็ดสิบหกบาทถ้วน</text:p>
          </table:table-cell>
          <table:table-cell table:number-columns-repeated="2"/>
          <table:table-cell table:formula="of:=COM.MICROSOFT.BAHTTEXT([.$A282])" office:value-type="string" office:string-value="สองร้อยเจ็ดสิบหกบาทถ้วน">
            <text:p>สองร้อยเจ็ดสิบหกบาทถ้วน</text:p>
          </table:table-cell>
          <table:table-cell table:number-columns-repeated="2"/>
          <table:table-cell table:formula="of:=IF([.$C282]=[.$F2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7">
            <text:p>277</text:p>
          </table:table-cell>
          <table:table-cell/>
          <table:table-cell table:formula="of:=ORG.OPENOFFICE.ADDIN.SAMPLE.PYTHON.NUMBERTEXT.NUMBERTEXT.MONEYTEXT([.$A283];&quot;THB&quot;)" office:value-type="string" office:string-value="สองร้อยเจ็ดสิบเจ็ดบาทถ้วน">
            <text:p>สองร้อยเจ็ดสิบเจ็ดบาทถ้วน</text:p>
          </table:table-cell>
          <table:table-cell table:number-columns-repeated="2"/>
          <table:table-cell table:formula="of:=COM.MICROSOFT.BAHTTEXT([.$A283])" office:value-type="string" office:string-value="สองร้อยเจ็ดสิบเจ็ดบาทถ้วน">
            <text:p>สองร้อยเจ็ดสิบเจ็ดบาทถ้วน</text:p>
          </table:table-cell>
          <table:table-cell table:number-columns-repeated="2"/>
          <table:table-cell table:formula="of:=IF([.$C283]=[.$F2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8">
            <text:p>278</text:p>
          </table:table-cell>
          <table:table-cell/>
          <table:table-cell table:formula="of:=ORG.OPENOFFICE.ADDIN.SAMPLE.PYTHON.NUMBERTEXT.NUMBERTEXT.MONEYTEXT([.$A284];&quot;THB&quot;)" office:value-type="string" office:string-value="สองร้อยเจ็ดสิบแปดบาทถ้วน">
            <text:p>สองร้อยเจ็ดสิบแปดบาทถ้วน</text:p>
          </table:table-cell>
          <table:table-cell table:number-columns-repeated="2"/>
          <table:table-cell table:formula="of:=COM.MICROSOFT.BAHTTEXT([.$A284])" office:value-type="string" office:string-value="สองร้อยเจ็ดสิบแปดบาทถ้วน">
            <text:p>สองร้อยเจ็ดสิบแปดบาทถ้วน</text:p>
          </table:table-cell>
          <table:table-cell table:number-columns-repeated="2"/>
          <table:table-cell table:formula="of:=IF([.$C284]=[.$F2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</text:p>
          </table:table-cell>
          <table:table-cell/>
          <table:table-cell table:formula="of:=ORG.OPENOFFICE.ADDIN.SAMPLE.PYTHON.NUMBERTEXT.NUMBERTEXT.MONEYTEXT([.$A285];&quot;THB&quot;)" office:value-type="string" office:string-value="สองร้อยเจ็ดสิบเก้าบาทถ้วน">
            <text:p>สองร้อยเจ็ดสิบเก้าบาทถ้วน</text:p>
          </table:table-cell>
          <table:table-cell table:number-columns-repeated="2"/>
          <table:table-cell table:formula="of:=COM.MICROSOFT.BAHTTEXT([.$A285])" office:value-type="string" office:string-value="สองร้อยเจ็ดสิบเก้าบาทถ้วน">
            <text:p>สองร้อยเจ็ดสิบเก้าบาทถ้วน</text:p>
          </table:table-cell>
          <table:table-cell table:number-columns-repeated="2"/>
          <table:table-cell table:formula="of:=IF([.$C285]=[.$F2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0">
            <text:p>280</text:p>
          </table:table-cell>
          <table:table-cell/>
          <table:table-cell table:formula="of:=ORG.OPENOFFICE.ADDIN.SAMPLE.PYTHON.NUMBERTEXT.NUMBERTEXT.MONEYTEXT([.$A286];&quot;THB&quot;)" office:value-type="string" office:string-value="สองร้อยแปดสิบบาทถ้วน">
            <text:p>สองร้อยแปดสิบบาทถ้วน</text:p>
          </table:table-cell>
          <table:table-cell table:number-columns-repeated="2"/>
          <table:table-cell table:formula="of:=COM.MICROSOFT.BAHTTEXT([.$A286])" office:value-type="string" office:string-value="สองร้อยแปดสิบบาทถ้วน">
            <text:p>สองร้อยแปดสิบบาทถ้วน</text:p>
          </table:table-cell>
          <table:table-cell table:number-columns-repeated="2"/>
          <table:table-cell table:formula="of:=IF([.$C286]=[.$F2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1">
            <text:p>281</text:p>
          </table:table-cell>
          <table:table-cell/>
          <table:table-cell table:formula="of:=ORG.OPENOFFICE.ADDIN.SAMPLE.PYTHON.NUMBERTEXT.NUMBERTEXT.MONEYTEXT([.$A287];&quot;THB&quot;)" office:value-type="string" office:string-value="สองร้อยแปดสิบเอ็ดบาทถ้วน">
            <text:p>สองร้อยแปดสิบเอ็ดบาทถ้วน</text:p>
          </table:table-cell>
          <table:table-cell table:number-columns-repeated="2"/>
          <table:table-cell table:formula="of:=COM.MICROSOFT.BAHTTEXT([.$A287])" office:value-type="string" office:string-value="สองร้อยแปดสิบเอ็ดบาทถ้วน">
            <text:p>สองร้อยแปดสิบเอ็ดบาทถ้วน</text:p>
          </table:table-cell>
          <table:table-cell table:number-columns-repeated="2"/>
          <table:table-cell table:formula="of:=IF([.$C287]=[.$F2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2">
            <text:p>282</text:p>
          </table:table-cell>
          <table:table-cell/>
          <table:table-cell table:formula="of:=ORG.OPENOFFICE.ADDIN.SAMPLE.PYTHON.NUMBERTEXT.NUMBERTEXT.MONEYTEXT([.$A288];&quot;THB&quot;)" office:value-type="string" office:string-value="สองร้อยแปดสิบสองบาทถ้วน">
            <text:p>สองร้อยแปดสิบสองบาทถ้วน</text:p>
          </table:table-cell>
          <table:table-cell table:number-columns-repeated="2"/>
          <table:table-cell table:formula="of:=COM.MICROSOFT.BAHTTEXT([.$A288])" office:value-type="string" office:string-value="สองร้อยแปดสิบสองบาทถ้วน">
            <text:p>สองร้อยแปดสิบสองบาทถ้วน</text:p>
          </table:table-cell>
          <table:table-cell table:number-columns-repeated="2"/>
          <table:table-cell table:formula="of:=IF([.$C288]=[.$F2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3">
            <text:p>283</text:p>
          </table:table-cell>
          <table:table-cell/>
          <table:table-cell table:formula="of:=ORG.OPENOFFICE.ADDIN.SAMPLE.PYTHON.NUMBERTEXT.NUMBERTEXT.MONEYTEXT([.$A289];&quot;THB&quot;)" office:value-type="string" office:string-value="สองร้อยแปดสิบสามบาทถ้วน">
            <text:p>สองร้อยแปดสิบสามบาทถ้วน</text:p>
          </table:table-cell>
          <table:table-cell table:number-columns-repeated="2"/>
          <table:table-cell table:formula="of:=COM.MICROSOFT.BAHTTEXT([.$A289])" office:value-type="string" office:string-value="สองร้อยแปดสิบสามบาทถ้วน">
            <text:p>สองร้อยแปดสิบสามบาทถ้วน</text:p>
          </table:table-cell>
          <table:table-cell table:number-columns-repeated="2"/>
          <table:table-cell table:formula="of:=IF([.$C289]=[.$F2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4">
            <text:p>284</text:p>
          </table:table-cell>
          <table:table-cell/>
          <table:table-cell table:formula="of:=ORG.OPENOFFICE.ADDIN.SAMPLE.PYTHON.NUMBERTEXT.NUMBERTEXT.MONEYTEXT([.$A290];&quot;THB&quot;)" office:value-type="string" office:string-value="สองร้อยแปดสิบสี่บาทถ้วน">
            <text:p>สองร้อยแปดสิบสี่บาทถ้วน</text:p>
          </table:table-cell>
          <table:table-cell table:number-columns-repeated="2"/>
          <table:table-cell table:formula="of:=COM.MICROSOFT.BAHTTEXT([.$A290])" office:value-type="string" office:string-value="สองร้อยแปดสิบสี่บาทถ้วน">
            <text:p>สองร้อยแปดสิบสี่บาทถ้วน</text:p>
          </table:table-cell>
          <table:table-cell table:number-columns-repeated="2"/>
          <table:table-cell table:formula="of:=IF([.$C290]=[.$F2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5">
            <text:p>285</text:p>
          </table:table-cell>
          <table:table-cell/>
          <table:table-cell table:formula="of:=ORG.OPENOFFICE.ADDIN.SAMPLE.PYTHON.NUMBERTEXT.NUMBERTEXT.MONEYTEXT([.$A291];&quot;THB&quot;)" office:value-type="string" office:string-value="สองร้อยแปดสิบห้าบาทถ้วน">
            <text:p>สองร้อยแปดสิบห้าบาทถ้วน</text:p>
          </table:table-cell>
          <table:table-cell table:number-columns-repeated="2"/>
          <table:table-cell table:formula="of:=COM.MICROSOFT.BAHTTEXT([.$A291])" office:value-type="string" office:string-value="สองร้อยแปดสิบห้าบาทถ้วน">
            <text:p>สองร้อยแปดสิบห้าบาทถ้วน</text:p>
          </table:table-cell>
          <table:table-cell table:number-columns-repeated="2"/>
          <table:table-cell table:formula="of:=IF([.$C291]=[.$F2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6">
            <text:p>286</text:p>
          </table:table-cell>
          <table:table-cell/>
          <table:table-cell table:formula="of:=ORG.OPENOFFICE.ADDIN.SAMPLE.PYTHON.NUMBERTEXT.NUMBERTEXT.MONEYTEXT([.$A292];&quot;THB&quot;)" office:value-type="string" office:string-value="สองร้อยแปดสิบหกบาทถ้วน">
            <text:p>สองร้อยแปดสิบหกบาทถ้วน</text:p>
          </table:table-cell>
          <table:table-cell table:number-columns-repeated="2"/>
          <table:table-cell table:formula="of:=COM.MICROSOFT.BAHTTEXT([.$A292])" office:value-type="string" office:string-value="สองร้อยแปดสิบหกบาทถ้วน">
            <text:p>สองร้อยแปดสิบหกบาทถ้วน</text:p>
          </table:table-cell>
          <table:table-cell table:number-columns-repeated="2"/>
          <table:table-cell table:formula="of:=IF([.$C292]=[.$F2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7">
            <text:p>287</text:p>
          </table:table-cell>
          <table:table-cell/>
          <table:table-cell table:formula="of:=ORG.OPENOFFICE.ADDIN.SAMPLE.PYTHON.NUMBERTEXT.NUMBERTEXT.MONEYTEXT([.$A293];&quot;THB&quot;)" office:value-type="string" office:string-value="สองร้อยแปดสิบเจ็ดบาทถ้วน">
            <text:p>สองร้อยแปดสิบเจ็ดบาทถ้วน</text:p>
          </table:table-cell>
          <table:table-cell table:number-columns-repeated="2"/>
          <table:table-cell table:formula="of:=COM.MICROSOFT.BAHTTEXT([.$A293])" office:value-type="string" office:string-value="สองร้อยแปดสิบเจ็ดบาทถ้วน">
            <text:p>สองร้อยแปดสิบเจ็ดบาทถ้วน</text:p>
          </table:table-cell>
          <table:table-cell table:number-columns-repeated="2"/>
          <table:table-cell table:formula="of:=IF([.$C293]=[.$F2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8">
            <text:p>288</text:p>
          </table:table-cell>
          <table:table-cell/>
          <table:table-cell table:formula="of:=ORG.OPENOFFICE.ADDIN.SAMPLE.PYTHON.NUMBERTEXT.NUMBERTEXT.MONEYTEXT([.$A294];&quot;THB&quot;)" office:value-type="string" office:string-value="สองร้อยแปดสิบแปดบาทถ้วน">
            <text:p>สองร้อยแปดสิบแปดบาทถ้วน</text:p>
          </table:table-cell>
          <table:table-cell table:number-columns-repeated="2"/>
          <table:table-cell table:formula="of:=COM.MICROSOFT.BAHTTEXT([.$A294])" office:value-type="string" office:string-value="สองร้อยแปดสิบแปดบาทถ้วน">
            <text:p>สองร้อยแปดสิบแปดบาทถ้วน</text:p>
          </table:table-cell>
          <table:table-cell table:number-columns-repeated="2"/>
          <table:table-cell table:formula="of:=IF([.$C294]=[.$F2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89">
            <text:p>289</text:p>
          </table:table-cell>
          <table:table-cell/>
          <table:table-cell table:formula="of:=ORG.OPENOFFICE.ADDIN.SAMPLE.PYTHON.NUMBERTEXT.NUMBERTEXT.MONEYTEXT([.$A295];&quot;THB&quot;)" office:value-type="string" office:string-value="สองร้อยแปดสิบเก้าบาทถ้วน">
            <text:p>สองร้อยแปดสิบเก้าบาทถ้วน</text:p>
          </table:table-cell>
          <table:table-cell table:number-columns-repeated="2"/>
          <table:table-cell table:formula="of:=COM.MICROSOFT.BAHTTEXT([.$A295])" office:value-type="string" office:string-value="สองร้อยแปดสิบเก้าบาทถ้วน">
            <text:p>สองร้อยแปดสิบเก้าบาทถ้วน</text:p>
          </table:table-cell>
          <table:table-cell table:number-columns-repeated="2"/>
          <table:table-cell table:formula="of:=IF([.$C295]=[.$F2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</text:p>
          </table:table-cell>
          <table:table-cell/>
          <table:table-cell table:formula="of:=ORG.OPENOFFICE.ADDIN.SAMPLE.PYTHON.NUMBERTEXT.NUMBERTEXT.MONEYTEXT([.$A296];&quot;THB&quot;)" office:value-type="string" office:string-value="สองร้อยเก้าสิบบาทถ้วน">
            <text:p>สองร้อยเก้าสิบบาทถ้วน</text:p>
          </table:table-cell>
          <table:table-cell table:number-columns-repeated="2"/>
          <table:table-cell table:formula="of:=COM.MICROSOFT.BAHTTEXT([.$A296])" office:value-type="string" office:string-value="สองร้อยเก้าสิบบาทถ้วน">
            <text:p>สองร้อยเก้าสิบบาทถ้วน</text:p>
          </table:table-cell>
          <table:table-cell table:number-columns-repeated="2"/>
          <table:table-cell table:formula="of:=IF([.$C296]=[.$F2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1">
            <text:p>291</text:p>
          </table:table-cell>
          <table:table-cell/>
          <table:table-cell table:formula="of:=ORG.OPENOFFICE.ADDIN.SAMPLE.PYTHON.NUMBERTEXT.NUMBERTEXT.MONEYTEXT([.$A297];&quot;THB&quot;)" office:value-type="string" office:string-value="สองร้อยเก้าสิบเอ็ดบาทถ้วน">
            <text:p>สองร้อยเก้าสิบเอ็ดบาทถ้วน</text:p>
          </table:table-cell>
          <table:table-cell table:number-columns-repeated="2"/>
          <table:table-cell table:formula="of:=COM.MICROSOFT.BAHTTEXT([.$A297])" office:value-type="string" office:string-value="สองร้อยเก้าสิบเอ็ดบาทถ้วน">
            <text:p>สองร้อยเก้าสิบเอ็ดบาทถ้วน</text:p>
          </table:table-cell>
          <table:table-cell table:number-columns-repeated="2"/>
          <table:table-cell table:formula="of:=IF([.$C297]=[.$F2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2">
            <text:p>292</text:p>
          </table:table-cell>
          <table:table-cell/>
          <table:table-cell table:formula="of:=ORG.OPENOFFICE.ADDIN.SAMPLE.PYTHON.NUMBERTEXT.NUMBERTEXT.MONEYTEXT([.$A298];&quot;THB&quot;)" office:value-type="string" office:string-value="สองร้อยเก้าสิบสองบาทถ้วน">
            <text:p>สองร้อยเก้าสิบสองบาทถ้วน</text:p>
          </table:table-cell>
          <table:table-cell table:number-columns-repeated="2"/>
          <table:table-cell table:formula="of:=COM.MICROSOFT.BAHTTEXT([.$A298])" office:value-type="string" office:string-value="สองร้อยเก้าสิบสองบาทถ้วน">
            <text:p>สองร้อยเก้าสิบสองบาทถ้วน</text:p>
          </table:table-cell>
          <table:table-cell table:number-columns-repeated="2"/>
          <table:table-cell table:formula="of:=IF([.$C298]=[.$F2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3">
            <text:p>293</text:p>
          </table:table-cell>
          <table:table-cell/>
          <table:table-cell table:formula="of:=ORG.OPENOFFICE.ADDIN.SAMPLE.PYTHON.NUMBERTEXT.NUMBERTEXT.MONEYTEXT([.$A299];&quot;THB&quot;)" office:value-type="string" office:string-value="สองร้อยเก้าสิบสามบาทถ้วน">
            <text:p>สองร้อยเก้าสิบสามบาทถ้วน</text:p>
          </table:table-cell>
          <table:table-cell table:number-columns-repeated="2"/>
          <table:table-cell table:formula="of:=COM.MICROSOFT.BAHTTEXT([.$A299])" office:value-type="string" office:string-value="สองร้อยเก้าสิบสามบาทถ้วน">
            <text:p>สองร้อยเก้าสิบสามบาทถ้วน</text:p>
          </table:table-cell>
          <table:table-cell table:number-columns-repeated="2"/>
          <table:table-cell table:formula="of:=IF([.$C299]=[.$F2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4">
            <text:p>294</text:p>
          </table:table-cell>
          <table:table-cell/>
          <table:table-cell table:formula="of:=ORG.OPENOFFICE.ADDIN.SAMPLE.PYTHON.NUMBERTEXT.NUMBERTEXT.MONEYTEXT([.$A300];&quot;THB&quot;)" office:value-type="string" office:string-value="สองร้อยเก้าสิบสี่บาทถ้วน">
            <text:p>สองร้อยเก้าสิบสี่บาทถ้วน</text:p>
          </table:table-cell>
          <table:table-cell table:number-columns-repeated="2"/>
          <table:table-cell table:formula="of:=COM.MICROSOFT.BAHTTEXT([.$A300])" office:value-type="string" office:string-value="สองร้อยเก้าสิบสี่บาทถ้วน">
            <text:p>สองร้อยเก้าสิบสี่บาทถ้วน</text:p>
          </table:table-cell>
          <table:table-cell table:number-columns-repeated="2"/>
          <table:table-cell table:formula="of:=IF([.$C300]=[.$F3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5">
            <text:p>295</text:p>
          </table:table-cell>
          <table:table-cell/>
          <table:table-cell table:formula="of:=ORG.OPENOFFICE.ADDIN.SAMPLE.PYTHON.NUMBERTEXT.NUMBERTEXT.MONEYTEXT([.$A301];&quot;THB&quot;)" office:value-type="string" office:string-value="สองร้อยเก้าสิบห้าบาทถ้วน">
            <text:p>สองร้อยเก้าสิบห้าบาทถ้วน</text:p>
          </table:table-cell>
          <table:table-cell table:number-columns-repeated="2"/>
          <table:table-cell table:formula="of:=COM.MICROSOFT.BAHTTEXT([.$A301])" office:value-type="string" office:string-value="สองร้อยเก้าสิบห้าบาทถ้วน">
            <text:p>สองร้อยเก้าสิบห้าบาทถ้วน</text:p>
          </table:table-cell>
          <table:table-cell table:number-columns-repeated="2"/>
          <table:table-cell table:formula="of:=IF([.$C301]=[.$F3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6">
            <text:p>296</text:p>
          </table:table-cell>
          <table:table-cell/>
          <table:table-cell table:formula="of:=ORG.OPENOFFICE.ADDIN.SAMPLE.PYTHON.NUMBERTEXT.NUMBERTEXT.MONEYTEXT([.$A302];&quot;THB&quot;)" office:value-type="string" office:string-value="สองร้อยเก้าสิบหกบาทถ้วน">
            <text:p>สองร้อยเก้าสิบหกบาทถ้วน</text:p>
          </table:table-cell>
          <table:table-cell table:number-columns-repeated="2"/>
          <table:table-cell table:formula="of:=COM.MICROSOFT.BAHTTEXT([.$A302])" office:value-type="string" office:string-value="สองร้อยเก้าสิบหกบาทถ้วน">
            <text:p>สองร้อยเก้าสิบหกบาทถ้วน</text:p>
          </table:table-cell>
          <table:table-cell table:number-columns-repeated="2"/>
          <table:table-cell table:formula="of:=IF([.$C302]=[.$F3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7">
            <text:p>297</text:p>
          </table:table-cell>
          <table:table-cell/>
          <table:table-cell table:formula="of:=ORG.OPENOFFICE.ADDIN.SAMPLE.PYTHON.NUMBERTEXT.NUMBERTEXT.MONEYTEXT([.$A303];&quot;THB&quot;)" office:value-type="string" office:string-value="สองร้อยเก้าสิบเจ็ดบาทถ้วน">
            <text:p>สองร้อยเก้าสิบเจ็ดบาทถ้วน</text:p>
          </table:table-cell>
          <table:table-cell table:number-columns-repeated="2"/>
          <table:table-cell table:formula="of:=COM.MICROSOFT.BAHTTEXT([.$A303])" office:value-type="string" office:string-value="สองร้อยเก้าสิบเจ็ดบาทถ้วน">
            <text:p>สองร้อยเก้าสิบเจ็ดบาทถ้วน</text:p>
          </table:table-cell>
          <table:table-cell table:number-columns-repeated="2"/>
          <table:table-cell table:formula="of:=IF([.$C303]=[.$F3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8">
            <text:p>298</text:p>
          </table:table-cell>
          <table:table-cell/>
          <table:table-cell table:formula="of:=ORG.OPENOFFICE.ADDIN.SAMPLE.PYTHON.NUMBERTEXT.NUMBERTEXT.MONEYTEXT([.$A304];&quot;THB&quot;)" office:value-type="string" office:string-value="สองร้อยเก้าสิบแปดบาทถ้วน">
            <text:p>สองร้อยเก้าสิบแปดบาทถ้วน</text:p>
          </table:table-cell>
          <table:table-cell table:number-columns-repeated="2"/>
          <table:table-cell table:formula="of:=COM.MICROSOFT.BAHTTEXT([.$A304])" office:value-type="string" office:string-value="สองร้อยเก้าสิบแปดบาทถ้วน">
            <text:p>สองร้อยเก้าสิบแปดบาทถ้วน</text:p>
          </table:table-cell>
          <table:table-cell table:number-columns-repeated="2"/>
          <table:table-cell table:formula="of:=IF([.$C304]=[.$F3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299">
            <text:p>299</text:p>
          </table:table-cell>
          <table:table-cell/>
          <table:table-cell table:formula="of:=ORG.OPENOFFICE.ADDIN.SAMPLE.PYTHON.NUMBERTEXT.NUMBERTEXT.MONEYTEXT([.$A305];&quot;THB&quot;)" office:value-type="string" office:string-value="สองร้อยเก้าสิบเก้าบาทถ้วน">
            <text:p>สองร้อยเก้าสิบเก้าบาทถ้วน</text:p>
          </table:table-cell>
          <table:table-cell table:number-columns-repeated="2"/>
          <table:table-cell table:formula="of:=COM.MICROSOFT.BAHTTEXT([.$A305])" office:value-type="string" office:string-value="สองร้อยเก้าสิบเก้าบาทถ้วน">
            <text:p>สองร้อยเก้าสิบเก้าบาทถ้วน</text:p>
          </table:table-cell>
          <table:table-cell table:number-columns-repeated="2"/>
          <table:table-cell table:formula="of:=IF([.$C305]=[.$F3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0">
            <text:p>300</text:p>
          </table:table-cell>
          <table:table-cell/>
          <table:table-cell table:formula="of:=ORG.OPENOFFICE.ADDIN.SAMPLE.PYTHON.NUMBERTEXT.NUMBERTEXT.MONEYTEXT([.$A306];&quot;THB&quot;)" office:value-type="string" office:string-value="สามร้อยบาทถ้วน">
            <text:p>สามร้อยบาทถ้วน</text:p>
          </table:table-cell>
          <table:table-cell table:number-columns-repeated="2"/>
          <table:table-cell table:formula="of:=COM.MICROSOFT.BAHTTEXT([.$A306])" office:value-type="string" office:string-value="สามร้อยบาทถ้วน">
            <text:p>สามร้อยบาทถ้วน</text:p>
          </table:table-cell>
          <table:table-cell table:number-columns-repeated="2"/>
          <table:table-cell table:formula="of:=IF([.$C306]=[.$F3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1">
            <text:p>301</text:p>
          </table:table-cell>
          <table:table-cell/>
          <table:table-cell table:formula="of:=ORG.OPENOFFICE.ADDIN.SAMPLE.PYTHON.NUMBERTEXT.NUMBERTEXT.MONEYTEXT([.$A307];&quot;THB&quot;)" office:value-type="string" office:string-value="สามร้อยหนึ่งบาทถ้วน">
            <text:p>สามร้อยหนึ่งบาทถ้วน</text:p>
          </table:table-cell>
          <table:table-cell table:number-columns-repeated="2"/>
          <table:table-cell table:formula="of:=COM.MICROSOFT.BAHTTEXT([.$A307])" office:value-type="string" office:string-value="สามร้อยหนึ่งบาทถ้วน">
            <text:p>สามร้อยหนึ่งบาทถ้วน</text:p>
          </table:table-cell>
          <table:table-cell table:number-columns-repeated="2"/>
          <table:table-cell table:formula="of:=IF([.$C307]=[.$F3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2">
            <text:p>302</text:p>
          </table:table-cell>
          <table:table-cell/>
          <table:table-cell table:formula="of:=ORG.OPENOFFICE.ADDIN.SAMPLE.PYTHON.NUMBERTEXT.NUMBERTEXT.MONEYTEXT([.$A308];&quot;THB&quot;)" office:value-type="string" office:string-value="สามร้อยสองบาทถ้วน">
            <text:p>สามร้อยสองบาทถ้วน</text:p>
          </table:table-cell>
          <table:table-cell table:number-columns-repeated="2"/>
          <table:table-cell table:formula="of:=COM.MICROSOFT.BAHTTEXT([.$A308])" office:value-type="string" office:string-value="สามร้อยสองบาทถ้วน">
            <text:p>สามร้อยสองบาทถ้วน</text:p>
          </table:table-cell>
          <table:table-cell table:number-columns-repeated="2"/>
          <table:table-cell table:formula="of:=IF([.$C308]=[.$F3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3">
            <text:p>303</text:p>
          </table:table-cell>
          <table:table-cell/>
          <table:table-cell table:formula="of:=ORG.OPENOFFICE.ADDIN.SAMPLE.PYTHON.NUMBERTEXT.NUMBERTEXT.MONEYTEXT([.$A309];&quot;THB&quot;)" office:value-type="string" office:string-value="สามร้อยสามบาทถ้วน">
            <text:p>สามร้อยสามบาทถ้วน</text:p>
          </table:table-cell>
          <table:table-cell table:number-columns-repeated="2"/>
          <table:table-cell table:formula="of:=COM.MICROSOFT.BAHTTEXT([.$A309])" office:value-type="string" office:string-value="สามร้อยสามบาทถ้วน">
            <text:p>สามร้อยสามบาทถ้วน</text:p>
          </table:table-cell>
          <table:table-cell table:number-columns-repeated="2"/>
          <table:table-cell table:formula="of:=IF([.$C309]=[.$F3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4">
            <text:p>304</text:p>
          </table:table-cell>
          <table:table-cell/>
          <table:table-cell table:formula="of:=ORG.OPENOFFICE.ADDIN.SAMPLE.PYTHON.NUMBERTEXT.NUMBERTEXT.MONEYTEXT([.$A310];&quot;THB&quot;)" office:value-type="string" office:string-value="สามร้อยสี่บาทถ้วน">
            <text:p>สามร้อยสี่บาทถ้วน</text:p>
          </table:table-cell>
          <table:table-cell table:number-columns-repeated="2"/>
          <table:table-cell table:formula="of:=COM.MICROSOFT.BAHTTEXT([.$A310])" office:value-type="string" office:string-value="สามร้อยสี่บาทถ้วน">
            <text:p>สามร้อยสี่บาทถ้วน</text:p>
          </table:table-cell>
          <table:table-cell table:number-columns-repeated="2"/>
          <table:table-cell table:formula="of:=IF([.$C310]=[.$F3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/>
          <table:table-cell table:formula="of:=ORG.OPENOFFICE.ADDIN.SAMPLE.PYTHON.NUMBERTEXT.NUMBERTEXT.MONEYTEXT([.$A311];&quot;THB&quot;)" office:value-type="string" office:string-value="สามร้อยห้าบาทถ้วน">
            <text:p>สามร้อยห้าบาทถ้วน</text:p>
          </table:table-cell>
          <table:table-cell table:number-columns-repeated="2"/>
          <table:table-cell table:formula="of:=COM.MICROSOFT.BAHTTEXT([.$A311])" office:value-type="string" office:string-value="สามร้อยห้าบาทถ้วน">
            <text:p>สามร้อยห้าบาทถ้วน</text:p>
          </table:table-cell>
          <table:table-cell table:number-columns-repeated="2"/>
          <table:table-cell table:formula="of:=IF([.$C311]=[.$F3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6">
            <text:p>306</text:p>
          </table:table-cell>
          <table:table-cell/>
          <table:table-cell table:formula="of:=ORG.OPENOFFICE.ADDIN.SAMPLE.PYTHON.NUMBERTEXT.NUMBERTEXT.MONEYTEXT([.$A312];&quot;THB&quot;)" office:value-type="string" office:string-value="สามร้อยหกบาทถ้วน">
            <text:p>สามร้อยหกบาทถ้วน</text:p>
          </table:table-cell>
          <table:table-cell table:number-columns-repeated="2"/>
          <table:table-cell table:formula="of:=COM.MICROSOFT.BAHTTEXT([.$A312])" office:value-type="string" office:string-value="สามร้อยหกบาทถ้วน">
            <text:p>สามร้อยหกบาทถ้วน</text:p>
          </table:table-cell>
          <table:table-cell table:number-columns-repeated="2"/>
          <table:table-cell table:formula="of:=IF([.$C312]=[.$F3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7">
            <text:p>307</text:p>
          </table:table-cell>
          <table:table-cell/>
          <table:table-cell table:formula="of:=ORG.OPENOFFICE.ADDIN.SAMPLE.PYTHON.NUMBERTEXT.NUMBERTEXT.MONEYTEXT([.$A313];&quot;THB&quot;)" office:value-type="string" office:string-value="สามร้อยเจ็ดบาทถ้วน">
            <text:p>สามร้อยเจ็ดบาทถ้วน</text:p>
          </table:table-cell>
          <table:table-cell table:number-columns-repeated="2"/>
          <table:table-cell table:formula="of:=COM.MICROSOFT.BAHTTEXT([.$A313])" office:value-type="string" office:string-value="สามร้อยเจ็ดบาทถ้วน">
            <text:p>สามร้อยเจ็ดบาทถ้วน</text:p>
          </table:table-cell>
          <table:table-cell table:number-columns-repeated="2"/>
          <table:table-cell table:formula="of:=IF([.$C313]=[.$F3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/>
          <table:table-cell table:formula="of:=ORG.OPENOFFICE.ADDIN.SAMPLE.PYTHON.NUMBERTEXT.NUMBERTEXT.MONEYTEXT([.$A314];&quot;THB&quot;)" office:value-type="string" office:string-value="สามร้อยแปดบาทถ้วน">
            <text:p>สามร้อยแปดบาทถ้วน</text:p>
          </table:table-cell>
          <table:table-cell table:number-columns-repeated="2"/>
          <table:table-cell table:formula="of:=COM.MICROSOFT.BAHTTEXT([.$A314])" office:value-type="string" office:string-value="สามร้อยแปดบาทถ้วน">
            <text:p>สามร้อยแปดบาทถ้วน</text:p>
          </table:table-cell>
          <table:table-cell table:number-columns-repeated="2"/>
          <table:table-cell table:formula="of:=IF([.$C314]=[.$F3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09">
            <text:p>309</text:p>
          </table:table-cell>
          <table:table-cell/>
          <table:table-cell table:formula="of:=ORG.OPENOFFICE.ADDIN.SAMPLE.PYTHON.NUMBERTEXT.NUMBERTEXT.MONEYTEXT([.$A315];&quot;THB&quot;)" office:value-type="string" office:string-value="สามร้อยเก้าบาทถ้วน">
            <text:p>สามร้อยเก้าบาทถ้วน</text:p>
          </table:table-cell>
          <table:table-cell table:number-columns-repeated="2"/>
          <table:table-cell table:formula="of:=COM.MICROSOFT.BAHTTEXT([.$A315])" office:value-type="string" office:string-value="สามร้อยเก้าบาทถ้วน">
            <text:p>สามร้อยเก้าบาทถ้วน</text:p>
          </table:table-cell>
          <table:table-cell table:number-columns-repeated="2"/>
          <table:table-cell table:formula="of:=IF([.$C315]=[.$F3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0">
            <text:p>310</text:p>
          </table:table-cell>
          <table:table-cell/>
          <table:table-cell table:formula="of:=ORG.OPENOFFICE.ADDIN.SAMPLE.PYTHON.NUMBERTEXT.NUMBERTEXT.MONEYTEXT([.$A316];&quot;THB&quot;)" office:value-type="string" office:string-value="สามร้อยสิบบาทถ้วน">
            <text:p>สามร้อยสิบบาทถ้วน</text:p>
          </table:table-cell>
          <table:table-cell table:number-columns-repeated="2"/>
          <table:table-cell table:formula="of:=COM.MICROSOFT.BAHTTEXT([.$A316])" office:value-type="string" office:string-value="สามร้อยสิบบาทถ้วน">
            <text:p>สามร้อยสิบบาทถ้วน</text:p>
          </table:table-cell>
          <table:table-cell table:number-columns-repeated="2"/>
          <table:table-cell table:formula="of:=IF([.$C316]=[.$F3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1">
            <text:p>311</text:p>
          </table:table-cell>
          <table:table-cell/>
          <table:table-cell table:formula="of:=ORG.OPENOFFICE.ADDIN.SAMPLE.PYTHON.NUMBERTEXT.NUMBERTEXT.MONEYTEXT([.$A317];&quot;THB&quot;)" office:value-type="string" office:string-value="สามร้อยสิบเอ็ดบาทถ้วน">
            <text:p>สามร้อยสิบเอ็ดบาทถ้วน</text:p>
          </table:table-cell>
          <table:table-cell table:number-columns-repeated="2"/>
          <table:table-cell table:formula="of:=COM.MICROSOFT.BAHTTEXT([.$A317])" office:value-type="string" office:string-value="สามร้อยสิบเอ็ดบาทถ้วน">
            <text:p>สามร้อยสิบเอ็ดบาทถ้วน</text:p>
          </table:table-cell>
          <table:table-cell table:number-columns-repeated="2"/>
          <table:table-cell table:formula="of:=IF([.$C317]=[.$F3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2">
            <text:p>312</text:p>
          </table:table-cell>
          <table:table-cell/>
          <table:table-cell table:formula="of:=ORG.OPENOFFICE.ADDIN.SAMPLE.PYTHON.NUMBERTEXT.NUMBERTEXT.MONEYTEXT([.$A318];&quot;THB&quot;)" office:value-type="string" office:string-value="สามร้อยสิบสองบาทถ้วน">
            <text:p>สามร้อยสิบสองบาทถ้วน</text:p>
          </table:table-cell>
          <table:table-cell table:number-columns-repeated="2"/>
          <table:table-cell table:formula="of:=COM.MICROSOFT.BAHTTEXT([.$A318])" office:value-type="string" office:string-value="สามร้อยสิบสองบาทถ้วน">
            <text:p>สามร้อยสิบสองบาทถ้วน</text:p>
          </table:table-cell>
          <table:table-cell table:number-columns-repeated="2"/>
          <table:table-cell table:formula="of:=IF([.$C318]=[.$F3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3">
            <text:p>313</text:p>
          </table:table-cell>
          <table:table-cell/>
          <table:table-cell table:formula="of:=ORG.OPENOFFICE.ADDIN.SAMPLE.PYTHON.NUMBERTEXT.NUMBERTEXT.MONEYTEXT([.$A319];&quot;THB&quot;)" office:value-type="string" office:string-value="สามร้อยสิบสามบาทถ้วน">
            <text:p>สามร้อยสิบสามบาทถ้วน</text:p>
          </table:table-cell>
          <table:table-cell table:number-columns-repeated="2"/>
          <table:table-cell table:formula="of:=COM.MICROSOFT.BAHTTEXT([.$A319])" office:value-type="string" office:string-value="สามร้อยสิบสามบาทถ้วน">
            <text:p>สามร้อยสิบสามบาทถ้วน</text:p>
          </table:table-cell>
          <table:table-cell table:number-columns-repeated="2"/>
          <table:table-cell table:formula="of:=IF([.$C319]=[.$F3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4">
            <text:p>314</text:p>
          </table:table-cell>
          <table:table-cell/>
          <table:table-cell table:formula="of:=ORG.OPENOFFICE.ADDIN.SAMPLE.PYTHON.NUMBERTEXT.NUMBERTEXT.MONEYTEXT([.$A320];&quot;THB&quot;)" office:value-type="string" office:string-value="สามร้อยสิบสี่บาทถ้วน">
            <text:p>สามร้อยสิบสี่บาทถ้วน</text:p>
          </table:table-cell>
          <table:table-cell table:number-columns-repeated="2"/>
          <table:table-cell table:formula="of:=COM.MICROSOFT.BAHTTEXT([.$A320])" office:value-type="string" office:string-value="สามร้อยสิบสี่บาทถ้วน">
            <text:p>สามร้อยสิบสี่บาทถ้วน</text:p>
          </table:table-cell>
          <table:table-cell table:number-columns-repeated="2"/>
          <table:table-cell table:formula="of:=IF([.$C320]=[.$F3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5">
            <text:p>315</text:p>
          </table:table-cell>
          <table:table-cell/>
          <table:table-cell table:formula="of:=ORG.OPENOFFICE.ADDIN.SAMPLE.PYTHON.NUMBERTEXT.NUMBERTEXT.MONEYTEXT([.$A321];&quot;THB&quot;)" office:value-type="string" office:string-value="สามร้อยสิบห้าบาทถ้วน">
            <text:p>สามร้อยสิบห้าบาทถ้วน</text:p>
          </table:table-cell>
          <table:table-cell table:number-columns-repeated="2"/>
          <table:table-cell table:formula="of:=COM.MICROSOFT.BAHTTEXT([.$A321])" office:value-type="string" office:string-value="สามร้อยสิบห้าบาทถ้วน">
            <text:p>สามร้อยสิบห้าบาทถ้วน</text:p>
          </table:table-cell>
          <table:table-cell table:number-columns-repeated="2"/>
          <table:table-cell table:formula="of:=IF([.$C321]=[.$F3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6">
            <text:p>316</text:p>
          </table:table-cell>
          <table:table-cell/>
          <table:table-cell table:formula="of:=ORG.OPENOFFICE.ADDIN.SAMPLE.PYTHON.NUMBERTEXT.NUMBERTEXT.MONEYTEXT([.$A322];&quot;THB&quot;)" office:value-type="string" office:string-value="สามร้อยสิบหกบาทถ้วน">
            <text:p>สามร้อยสิบหกบาทถ้วน</text:p>
          </table:table-cell>
          <table:table-cell table:number-columns-repeated="2"/>
          <table:table-cell table:formula="of:=COM.MICROSOFT.BAHTTEXT([.$A322])" office:value-type="string" office:string-value="สามร้อยสิบหกบาทถ้วน">
            <text:p>สามร้อยสิบหกบาทถ้วน</text:p>
          </table:table-cell>
          <table:table-cell table:number-columns-repeated="2"/>
          <table:table-cell table:formula="of:=IF([.$C322]=[.$F3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7">
            <text:p>317</text:p>
          </table:table-cell>
          <table:table-cell/>
          <table:table-cell table:formula="of:=ORG.OPENOFFICE.ADDIN.SAMPLE.PYTHON.NUMBERTEXT.NUMBERTEXT.MONEYTEXT([.$A323];&quot;THB&quot;)" office:value-type="string" office:string-value="สามร้อยสิบเจ็ดบาทถ้วน">
            <text:p>สามร้อยสิบเจ็ดบาทถ้วน</text:p>
          </table:table-cell>
          <table:table-cell table:number-columns-repeated="2"/>
          <table:table-cell table:formula="of:=COM.MICROSOFT.BAHTTEXT([.$A323])" office:value-type="string" office:string-value="สามร้อยสิบเจ็ดบาทถ้วน">
            <text:p>สามร้อยสิบเจ็ดบาทถ้วน</text:p>
          </table:table-cell>
          <table:table-cell table:number-columns-repeated="2"/>
          <table:table-cell table:formula="of:=IF([.$C323]=[.$F3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8">
            <text:p>318</text:p>
          </table:table-cell>
          <table:table-cell/>
          <table:table-cell table:formula="of:=ORG.OPENOFFICE.ADDIN.SAMPLE.PYTHON.NUMBERTEXT.NUMBERTEXT.MONEYTEXT([.$A324];&quot;THB&quot;)" office:value-type="string" office:string-value="สามร้อยสิบแปดบาทถ้วน">
            <text:p>สามร้อยสิบแปดบาทถ้วน</text:p>
          </table:table-cell>
          <table:table-cell table:number-columns-repeated="2"/>
          <table:table-cell table:formula="of:=COM.MICROSOFT.BAHTTEXT([.$A324])" office:value-type="string" office:string-value="สามร้อยสิบแปดบาทถ้วน">
            <text:p>สามร้อยสิบแปดบาทถ้วน</text:p>
          </table:table-cell>
          <table:table-cell table:number-columns-repeated="2"/>
          <table:table-cell table:formula="of:=IF([.$C324]=[.$F3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19">
            <text:p>319</text:p>
          </table:table-cell>
          <table:table-cell/>
          <table:table-cell table:formula="of:=ORG.OPENOFFICE.ADDIN.SAMPLE.PYTHON.NUMBERTEXT.NUMBERTEXT.MONEYTEXT([.$A325];&quot;THB&quot;)" office:value-type="string" office:string-value="สามร้อยสิบเก้าบาทถ้วน">
            <text:p>สามร้อยสิบเก้าบาทถ้วน</text:p>
          </table:table-cell>
          <table:table-cell table:number-columns-repeated="2"/>
          <table:table-cell table:formula="of:=COM.MICROSOFT.BAHTTEXT([.$A325])" office:value-type="string" office:string-value="สามร้อยสิบเก้าบาทถ้วน">
            <text:p>สามร้อยสิบเก้าบาทถ้วน</text:p>
          </table:table-cell>
          <table:table-cell table:number-columns-repeated="2"/>
          <table:table-cell table:formula="of:=IF([.$C325]=[.$F3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0">
            <text:p>320</text:p>
          </table:table-cell>
          <table:table-cell/>
          <table:table-cell table:formula="of:=ORG.OPENOFFICE.ADDIN.SAMPLE.PYTHON.NUMBERTEXT.NUMBERTEXT.MONEYTEXT([.$A326];&quot;THB&quot;)" office:value-type="string" office:string-value="สามร้อยยี่สิบบาทถ้วน">
            <text:p>สามร้อยยี่สิบบาทถ้วน</text:p>
          </table:table-cell>
          <table:table-cell table:number-columns-repeated="2"/>
          <table:table-cell table:formula="of:=COM.MICROSOFT.BAHTTEXT([.$A326])" office:value-type="string" office:string-value="สามร้อยยี่สิบบาทถ้วน">
            <text:p>สามร้อยยี่สิบบาทถ้วน</text:p>
          </table:table-cell>
          <table:table-cell table:number-columns-repeated="2"/>
          <table:table-cell table:formula="of:=IF([.$C326]=[.$F3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1">
            <text:p>321</text:p>
          </table:table-cell>
          <table:table-cell/>
          <table:table-cell table:formula="of:=ORG.OPENOFFICE.ADDIN.SAMPLE.PYTHON.NUMBERTEXT.NUMBERTEXT.MONEYTEXT([.$A327];&quot;THB&quot;)" office:value-type="string" office:string-value="สามร้อยยี่สิบเอ็ดบาทถ้วน">
            <text:p>สามร้อยยี่สิบเอ็ดบาทถ้วน</text:p>
          </table:table-cell>
          <table:table-cell table:number-columns-repeated="2"/>
          <table:table-cell table:formula="of:=COM.MICROSOFT.BAHTTEXT([.$A327])" office:value-type="string" office:string-value="สามร้อยยี่สิบเอ็ดบาทถ้วน">
            <text:p>สามร้อยยี่สิบเอ็ดบาทถ้วน</text:p>
          </table:table-cell>
          <table:table-cell table:number-columns-repeated="2"/>
          <table:table-cell table:formula="of:=IF([.$C327]=[.$F3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2">
            <text:p>322</text:p>
          </table:table-cell>
          <table:table-cell/>
          <table:table-cell table:formula="of:=ORG.OPENOFFICE.ADDIN.SAMPLE.PYTHON.NUMBERTEXT.NUMBERTEXT.MONEYTEXT([.$A328];&quot;THB&quot;)" office:value-type="string" office:string-value="สามร้อยยี่สิบสองบาทถ้วน">
            <text:p>สามร้อยยี่สิบสองบาทถ้วน</text:p>
          </table:table-cell>
          <table:table-cell table:number-columns-repeated="2"/>
          <table:table-cell table:formula="of:=COM.MICROSOFT.BAHTTEXT([.$A328])" office:value-type="string" office:string-value="สามร้อยยี่สิบสองบาทถ้วน">
            <text:p>สามร้อยยี่สิบสองบาทถ้วน</text:p>
          </table:table-cell>
          <table:table-cell table:number-columns-repeated="2"/>
          <table:table-cell table:formula="of:=IF([.$C328]=[.$F3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3">
            <text:p>323</text:p>
          </table:table-cell>
          <table:table-cell/>
          <table:table-cell table:formula="of:=ORG.OPENOFFICE.ADDIN.SAMPLE.PYTHON.NUMBERTEXT.NUMBERTEXT.MONEYTEXT([.$A329];&quot;THB&quot;)" office:value-type="string" office:string-value="สามร้อยยี่สิบสามบาทถ้วน">
            <text:p>สามร้อยยี่สิบสามบาทถ้วน</text:p>
          </table:table-cell>
          <table:table-cell table:number-columns-repeated="2"/>
          <table:table-cell table:formula="of:=COM.MICROSOFT.BAHTTEXT([.$A329])" office:value-type="string" office:string-value="สามร้อยยี่สิบสามบาทถ้วน">
            <text:p>สามร้อยยี่สิบสามบาทถ้วน</text:p>
          </table:table-cell>
          <table:table-cell table:number-columns-repeated="2"/>
          <table:table-cell table:formula="of:=IF([.$C329]=[.$F3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4">
            <text:p>324</text:p>
          </table:table-cell>
          <table:table-cell/>
          <table:table-cell table:formula="of:=ORG.OPENOFFICE.ADDIN.SAMPLE.PYTHON.NUMBERTEXT.NUMBERTEXT.MONEYTEXT([.$A330];&quot;THB&quot;)" office:value-type="string" office:string-value="สามร้อยยี่สิบสี่บาทถ้วน">
            <text:p>สามร้อยยี่สิบสี่บาทถ้วน</text:p>
          </table:table-cell>
          <table:table-cell table:number-columns-repeated="2"/>
          <table:table-cell table:formula="of:=COM.MICROSOFT.BAHTTEXT([.$A330])" office:value-type="string" office:string-value="สามร้อยยี่สิบสี่บาทถ้วน">
            <text:p>สามร้อยยี่สิบสี่บาทถ้วน</text:p>
          </table:table-cell>
          <table:table-cell table:number-columns-repeated="2"/>
          <table:table-cell table:formula="of:=IF([.$C330]=[.$F3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5">
            <text:p>325</text:p>
          </table:table-cell>
          <table:table-cell/>
          <table:table-cell table:formula="of:=ORG.OPENOFFICE.ADDIN.SAMPLE.PYTHON.NUMBERTEXT.NUMBERTEXT.MONEYTEXT([.$A331];&quot;THB&quot;)" office:value-type="string" office:string-value="สามร้อยยี่สิบห้าบาทถ้วน">
            <text:p>สามร้อยยี่สิบห้าบาทถ้วน</text:p>
          </table:table-cell>
          <table:table-cell table:number-columns-repeated="2"/>
          <table:table-cell table:formula="of:=COM.MICROSOFT.BAHTTEXT([.$A331])" office:value-type="string" office:string-value="สามร้อยยี่สิบห้าบาทถ้วน">
            <text:p>สามร้อยยี่สิบห้าบาทถ้วน</text:p>
          </table:table-cell>
          <table:table-cell table:number-columns-repeated="2"/>
          <table:table-cell table:formula="of:=IF([.$C331]=[.$F3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6">
            <text:p>326</text:p>
          </table:table-cell>
          <table:table-cell/>
          <table:table-cell table:formula="of:=ORG.OPENOFFICE.ADDIN.SAMPLE.PYTHON.NUMBERTEXT.NUMBERTEXT.MONEYTEXT([.$A332];&quot;THB&quot;)" office:value-type="string" office:string-value="สามร้อยยี่สิบหกบาทถ้วน">
            <text:p>สามร้อยยี่สิบหกบาทถ้วน</text:p>
          </table:table-cell>
          <table:table-cell table:number-columns-repeated="2"/>
          <table:table-cell table:formula="of:=COM.MICROSOFT.BAHTTEXT([.$A332])" office:value-type="string" office:string-value="สามร้อยยี่สิบหกบาทถ้วน">
            <text:p>สามร้อยยี่สิบหกบาทถ้วน</text:p>
          </table:table-cell>
          <table:table-cell table:number-columns-repeated="2"/>
          <table:table-cell table:formula="of:=IF([.$C332]=[.$F3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7">
            <text:p>327</text:p>
          </table:table-cell>
          <table:table-cell/>
          <table:table-cell table:formula="of:=ORG.OPENOFFICE.ADDIN.SAMPLE.PYTHON.NUMBERTEXT.NUMBERTEXT.MONEYTEXT([.$A333];&quot;THB&quot;)" office:value-type="string" office:string-value="สามร้อยยี่สิบเจ็ดบาทถ้วน">
            <text:p>สามร้อยยี่สิบเจ็ดบาทถ้วน</text:p>
          </table:table-cell>
          <table:table-cell table:number-columns-repeated="2"/>
          <table:table-cell table:formula="of:=COM.MICROSOFT.BAHTTEXT([.$A333])" office:value-type="string" office:string-value="สามร้อยยี่สิบเจ็ดบาทถ้วน">
            <text:p>สามร้อยยี่สิบเจ็ดบาทถ้วน</text:p>
          </table:table-cell>
          <table:table-cell table:number-columns-repeated="2"/>
          <table:table-cell table:formula="of:=IF([.$C333]=[.$F3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8">
            <text:p>328</text:p>
          </table:table-cell>
          <table:table-cell/>
          <table:table-cell table:formula="of:=ORG.OPENOFFICE.ADDIN.SAMPLE.PYTHON.NUMBERTEXT.NUMBERTEXT.MONEYTEXT([.$A334];&quot;THB&quot;)" office:value-type="string" office:string-value="สามร้อยยี่สิบแปดบาทถ้วน">
            <text:p>สามร้อยยี่สิบแปดบาทถ้วน</text:p>
          </table:table-cell>
          <table:table-cell table:number-columns-repeated="2"/>
          <table:table-cell table:formula="of:=COM.MICROSOFT.BAHTTEXT([.$A334])" office:value-type="string" office:string-value="สามร้อยยี่สิบแปดบาทถ้วน">
            <text:p>สามร้อยยี่สิบแปดบาทถ้วน</text:p>
          </table:table-cell>
          <table:table-cell table:number-columns-repeated="2"/>
          <table:table-cell table:formula="of:=IF([.$C334]=[.$F3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29">
            <text:p>329</text:p>
          </table:table-cell>
          <table:table-cell/>
          <table:table-cell table:formula="of:=ORG.OPENOFFICE.ADDIN.SAMPLE.PYTHON.NUMBERTEXT.NUMBERTEXT.MONEYTEXT([.$A335];&quot;THB&quot;)" office:value-type="string" office:string-value="สามร้อยยี่สิบเก้าบาทถ้วน">
            <text:p>สามร้อยยี่สิบเก้าบาทถ้วน</text:p>
          </table:table-cell>
          <table:table-cell table:number-columns-repeated="2"/>
          <table:table-cell table:formula="of:=COM.MICROSOFT.BAHTTEXT([.$A335])" office:value-type="string" office:string-value="สามร้อยยี่สิบเก้าบาทถ้วน">
            <text:p>สามร้อยยี่สิบเก้าบาทถ้วน</text:p>
          </table:table-cell>
          <table:table-cell table:number-columns-repeated="2"/>
          <table:table-cell table:formula="of:=IF([.$C335]=[.$F3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0">
            <text:p>330</text:p>
          </table:table-cell>
          <table:table-cell/>
          <table:table-cell table:formula="of:=ORG.OPENOFFICE.ADDIN.SAMPLE.PYTHON.NUMBERTEXT.NUMBERTEXT.MONEYTEXT([.$A336];&quot;THB&quot;)" office:value-type="string" office:string-value="สามร้อยสามสิบบาทถ้วน">
            <text:p>สามร้อยสามสิบบาทถ้วน</text:p>
          </table:table-cell>
          <table:table-cell table:number-columns-repeated="2"/>
          <table:table-cell table:formula="of:=COM.MICROSOFT.BAHTTEXT([.$A336])" office:value-type="string" office:string-value="สามร้อยสามสิบบาทถ้วน">
            <text:p>สามร้อยสามสิบบาทถ้วน</text:p>
          </table:table-cell>
          <table:table-cell table:number-columns-repeated="2"/>
          <table:table-cell table:formula="of:=IF([.$C336]=[.$F3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1">
            <text:p>331</text:p>
          </table:table-cell>
          <table:table-cell/>
          <table:table-cell table:formula="of:=ORG.OPENOFFICE.ADDIN.SAMPLE.PYTHON.NUMBERTEXT.NUMBERTEXT.MONEYTEXT([.$A337];&quot;THB&quot;)" office:value-type="string" office:string-value="สามร้อยสามสิบเอ็ดบาทถ้วน">
            <text:p>สามร้อยสามสิบเอ็ดบาทถ้วน</text:p>
          </table:table-cell>
          <table:table-cell table:number-columns-repeated="2"/>
          <table:table-cell table:formula="of:=COM.MICROSOFT.BAHTTEXT([.$A337])" office:value-type="string" office:string-value="สามร้อยสามสิบเอ็ดบาทถ้วน">
            <text:p>สามร้อยสามสิบเอ็ดบาทถ้วน</text:p>
          </table:table-cell>
          <table:table-cell table:number-columns-repeated="2"/>
          <table:table-cell table:formula="of:=IF([.$C337]=[.$F3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2">
            <text:p>332</text:p>
          </table:table-cell>
          <table:table-cell/>
          <table:table-cell table:formula="of:=ORG.OPENOFFICE.ADDIN.SAMPLE.PYTHON.NUMBERTEXT.NUMBERTEXT.MONEYTEXT([.$A338];&quot;THB&quot;)" office:value-type="string" office:string-value="สามร้อยสามสิบสองบาทถ้วน">
            <text:p>สามร้อยสามสิบสองบาทถ้วน</text:p>
          </table:table-cell>
          <table:table-cell table:number-columns-repeated="2"/>
          <table:table-cell table:formula="of:=COM.MICROSOFT.BAHTTEXT([.$A338])" office:value-type="string" office:string-value="สามร้อยสามสิบสองบาทถ้วน">
            <text:p>สามร้อยสามสิบสองบาทถ้วน</text:p>
          </table:table-cell>
          <table:table-cell table:number-columns-repeated="2"/>
          <table:table-cell table:formula="of:=IF([.$C338]=[.$F3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3">
            <text:p>333</text:p>
          </table:table-cell>
          <table:table-cell/>
          <table:table-cell table:formula="of:=ORG.OPENOFFICE.ADDIN.SAMPLE.PYTHON.NUMBERTEXT.NUMBERTEXT.MONEYTEXT([.$A339];&quot;THB&quot;)" office:value-type="string" office:string-value="สามร้อยสามสิบสามบาทถ้วน">
            <text:p>สามร้อยสามสิบสามบาทถ้วน</text:p>
          </table:table-cell>
          <table:table-cell table:number-columns-repeated="2"/>
          <table:table-cell table:formula="of:=COM.MICROSOFT.BAHTTEXT([.$A339])" office:value-type="string" office:string-value="สามร้อยสามสิบสามบาทถ้วน">
            <text:p>สามร้อยสามสิบสามบาทถ้วน</text:p>
          </table:table-cell>
          <table:table-cell table:number-columns-repeated="2"/>
          <table:table-cell table:formula="of:=IF([.$C339]=[.$F3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4">
            <text:p>334</text:p>
          </table:table-cell>
          <table:table-cell/>
          <table:table-cell table:formula="of:=ORG.OPENOFFICE.ADDIN.SAMPLE.PYTHON.NUMBERTEXT.NUMBERTEXT.MONEYTEXT([.$A340];&quot;THB&quot;)" office:value-type="string" office:string-value="สามร้อยสามสิบสี่บาทถ้วน">
            <text:p>สามร้อยสามสิบสี่บาทถ้วน</text:p>
          </table:table-cell>
          <table:table-cell table:number-columns-repeated="2"/>
          <table:table-cell table:formula="of:=COM.MICROSOFT.BAHTTEXT([.$A340])" office:value-type="string" office:string-value="สามร้อยสามสิบสี่บาทถ้วน">
            <text:p>สามร้อยสามสิบสี่บาทถ้วน</text:p>
          </table:table-cell>
          <table:table-cell table:number-columns-repeated="2"/>
          <table:table-cell table:formula="of:=IF([.$C340]=[.$F3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5">
            <text:p>335</text:p>
          </table:table-cell>
          <table:table-cell/>
          <table:table-cell table:formula="of:=ORG.OPENOFFICE.ADDIN.SAMPLE.PYTHON.NUMBERTEXT.NUMBERTEXT.MONEYTEXT([.$A341];&quot;THB&quot;)" office:value-type="string" office:string-value="สามร้อยสามสิบห้าบาทถ้วน">
            <text:p>สามร้อยสามสิบห้าบาทถ้วน</text:p>
          </table:table-cell>
          <table:table-cell table:number-columns-repeated="2"/>
          <table:table-cell table:formula="of:=COM.MICROSOFT.BAHTTEXT([.$A341])" office:value-type="string" office:string-value="สามร้อยสามสิบห้าบาทถ้วน">
            <text:p>สามร้อยสามสิบห้าบาทถ้วน</text:p>
          </table:table-cell>
          <table:table-cell table:number-columns-repeated="2"/>
          <table:table-cell table:formula="of:=IF([.$C341]=[.$F3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6">
            <text:p>336</text:p>
          </table:table-cell>
          <table:table-cell/>
          <table:table-cell table:formula="of:=ORG.OPENOFFICE.ADDIN.SAMPLE.PYTHON.NUMBERTEXT.NUMBERTEXT.MONEYTEXT([.$A342];&quot;THB&quot;)" office:value-type="string" office:string-value="สามร้อยสามสิบหกบาทถ้วน">
            <text:p>สามร้อยสามสิบหกบาทถ้วน</text:p>
          </table:table-cell>
          <table:table-cell table:number-columns-repeated="2"/>
          <table:table-cell table:formula="of:=COM.MICROSOFT.BAHTTEXT([.$A342])" office:value-type="string" office:string-value="สามร้อยสามสิบหกบาทถ้วน">
            <text:p>สามร้อยสามสิบหกบาทถ้วน</text:p>
          </table:table-cell>
          <table:table-cell table:number-columns-repeated="2"/>
          <table:table-cell table:formula="of:=IF([.$C342]=[.$F3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7">
            <text:p>337</text:p>
          </table:table-cell>
          <table:table-cell/>
          <table:table-cell table:formula="of:=ORG.OPENOFFICE.ADDIN.SAMPLE.PYTHON.NUMBERTEXT.NUMBERTEXT.MONEYTEXT([.$A343];&quot;THB&quot;)" office:value-type="string" office:string-value="สามร้อยสามสิบเจ็ดบาทถ้วน">
            <text:p>สามร้อยสามสิบเจ็ดบาทถ้วน</text:p>
          </table:table-cell>
          <table:table-cell table:number-columns-repeated="2"/>
          <table:table-cell table:formula="of:=COM.MICROSOFT.BAHTTEXT([.$A343])" office:value-type="string" office:string-value="สามร้อยสามสิบเจ็ดบาทถ้วน">
            <text:p>สามร้อยสามสิบเจ็ดบาทถ้วน</text:p>
          </table:table-cell>
          <table:table-cell table:number-columns-repeated="2"/>
          <table:table-cell table:formula="of:=IF([.$C343]=[.$F3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8">
            <text:p>338</text:p>
          </table:table-cell>
          <table:table-cell/>
          <table:table-cell table:formula="of:=ORG.OPENOFFICE.ADDIN.SAMPLE.PYTHON.NUMBERTEXT.NUMBERTEXT.MONEYTEXT([.$A344];&quot;THB&quot;)" office:value-type="string" office:string-value="สามร้อยสามสิบแปดบาทถ้วน">
            <text:p>สามร้อยสามสิบแปดบาทถ้วน</text:p>
          </table:table-cell>
          <table:table-cell table:number-columns-repeated="2"/>
          <table:table-cell table:formula="of:=COM.MICROSOFT.BAHTTEXT([.$A344])" office:value-type="string" office:string-value="สามร้อยสามสิบแปดบาทถ้วน">
            <text:p>สามร้อยสามสิบแปดบาทถ้วน</text:p>
          </table:table-cell>
          <table:table-cell table:number-columns-repeated="2"/>
          <table:table-cell table:formula="of:=IF([.$C344]=[.$F3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39">
            <text:p>339</text:p>
          </table:table-cell>
          <table:table-cell/>
          <table:table-cell table:formula="of:=ORG.OPENOFFICE.ADDIN.SAMPLE.PYTHON.NUMBERTEXT.NUMBERTEXT.MONEYTEXT([.$A345];&quot;THB&quot;)" office:value-type="string" office:string-value="สามร้อยสามสิบเก้าบาทถ้วน">
            <text:p>สามร้อยสามสิบเก้าบาทถ้วน</text:p>
          </table:table-cell>
          <table:table-cell table:number-columns-repeated="2"/>
          <table:table-cell table:formula="of:=COM.MICROSOFT.BAHTTEXT([.$A345])" office:value-type="string" office:string-value="สามร้อยสามสิบเก้าบาทถ้วน">
            <text:p>สามร้อยสามสิบเก้าบาทถ้วน</text:p>
          </table:table-cell>
          <table:table-cell table:number-columns-repeated="2"/>
          <table:table-cell table:formula="of:=IF([.$C345]=[.$F3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0">
            <text:p>340</text:p>
          </table:table-cell>
          <table:table-cell/>
          <table:table-cell table:formula="of:=ORG.OPENOFFICE.ADDIN.SAMPLE.PYTHON.NUMBERTEXT.NUMBERTEXT.MONEYTEXT([.$A346];&quot;THB&quot;)" office:value-type="string" office:string-value="สามร้อยสี่สิบบาทถ้วน">
            <text:p>สามร้อยสี่สิบบาทถ้วน</text:p>
          </table:table-cell>
          <table:table-cell table:number-columns-repeated="2"/>
          <table:table-cell table:formula="of:=COM.MICROSOFT.BAHTTEXT([.$A346])" office:value-type="string" office:string-value="สามร้อยสี่สิบบาทถ้วน">
            <text:p>สามร้อยสี่สิบบาทถ้วน</text:p>
          </table:table-cell>
          <table:table-cell table:number-columns-repeated="2"/>
          <table:table-cell table:formula="of:=IF([.$C346]=[.$F3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1">
            <text:p>341</text:p>
          </table:table-cell>
          <table:table-cell/>
          <table:table-cell table:formula="of:=ORG.OPENOFFICE.ADDIN.SAMPLE.PYTHON.NUMBERTEXT.NUMBERTEXT.MONEYTEXT([.$A347];&quot;THB&quot;)" office:value-type="string" office:string-value="สามร้อยสี่สิบเอ็ดบาทถ้วน">
            <text:p>สามร้อยสี่สิบเอ็ดบาทถ้วน</text:p>
          </table:table-cell>
          <table:table-cell table:number-columns-repeated="2"/>
          <table:table-cell table:formula="of:=COM.MICROSOFT.BAHTTEXT([.$A347])" office:value-type="string" office:string-value="สามร้อยสี่สิบเอ็ดบาทถ้วน">
            <text:p>สามร้อยสี่สิบเอ็ดบาทถ้วน</text:p>
          </table:table-cell>
          <table:table-cell table:number-columns-repeated="2"/>
          <table:table-cell table:formula="of:=IF([.$C347]=[.$F3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2">
            <text:p>342</text:p>
          </table:table-cell>
          <table:table-cell/>
          <table:table-cell table:formula="of:=ORG.OPENOFFICE.ADDIN.SAMPLE.PYTHON.NUMBERTEXT.NUMBERTEXT.MONEYTEXT([.$A348];&quot;THB&quot;)" office:value-type="string" office:string-value="สามร้อยสี่สิบสองบาทถ้วน">
            <text:p>สามร้อยสี่สิบสองบาทถ้วน</text:p>
          </table:table-cell>
          <table:table-cell table:number-columns-repeated="2"/>
          <table:table-cell table:formula="of:=COM.MICROSOFT.BAHTTEXT([.$A348])" office:value-type="string" office:string-value="สามร้อยสี่สิบสองบาทถ้วน">
            <text:p>สามร้อยสี่สิบสองบาทถ้วน</text:p>
          </table:table-cell>
          <table:table-cell table:number-columns-repeated="2"/>
          <table:table-cell table:formula="of:=IF([.$C348]=[.$F3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3">
            <text:p>343</text:p>
          </table:table-cell>
          <table:table-cell/>
          <table:table-cell table:formula="of:=ORG.OPENOFFICE.ADDIN.SAMPLE.PYTHON.NUMBERTEXT.NUMBERTEXT.MONEYTEXT([.$A349];&quot;THB&quot;)" office:value-type="string" office:string-value="สามร้อยสี่สิบสามบาทถ้วน">
            <text:p>สามร้อยสี่สิบสามบาทถ้วน</text:p>
          </table:table-cell>
          <table:table-cell table:number-columns-repeated="2"/>
          <table:table-cell table:formula="of:=COM.MICROSOFT.BAHTTEXT([.$A349])" office:value-type="string" office:string-value="สามร้อยสี่สิบสามบาทถ้วน">
            <text:p>สามร้อยสี่สิบสามบาทถ้วน</text:p>
          </table:table-cell>
          <table:table-cell table:number-columns-repeated="2"/>
          <table:table-cell table:formula="of:=IF([.$C349]=[.$F3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4">
            <text:p>344</text:p>
          </table:table-cell>
          <table:table-cell/>
          <table:table-cell table:formula="of:=ORG.OPENOFFICE.ADDIN.SAMPLE.PYTHON.NUMBERTEXT.NUMBERTEXT.MONEYTEXT([.$A350];&quot;THB&quot;)" office:value-type="string" office:string-value="สามร้อยสี่สิบสี่บาทถ้วน">
            <text:p>สามร้อยสี่สิบสี่บาทถ้วน</text:p>
          </table:table-cell>
          <table:table-cell table:number-columns-repeated="2"/>
          <table:table-cell table:formula="of:=COM.MICROSOFT.BAHTTEXT([.$A350])" office:value-type="string" office:string-value="สามร้อยสี่สิบสี่บาทถ้วน">
            <text:p>สามร้อยสี่สิบสี่บาทถ้วน</text:p>
          </table:table-cell>
          <table:table-cell table:number-columns-repeated="2"/>
          <table:table-cell table:formula="of:=IF([.$C350]=[.$F3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5">
            <text:p>345</text:p>
          </table:table-cell>
          <table:table-cell/>
          <table:table-cell table:formula="of:=ORG.OPENOFFICE.ADDIN.SAMPLE.PYTHON.NUMBERTEXT.NUMBERTEXT.MONEYTEXT([.$A351];&quot;THB&quot;)" office:value-type="string" office:string-value="สามร้อยสี่สิบห้าบาทถ้วน">
            <text:p>สามร้อยสี่สิบห้าบาทถ้วน</text:p>
          </table:table-cell>
          <table:table-cell table:number-columns-repeated="2"/>
          <table:table-cell table:formula="of:=COM.MICROSOFT.BAHTTEXT([.$A351])" office:value-type="string" office:string-value="สามร้อยสี่สิบห้าบาทถ้วน">
            <text:p>สามร้อยสี่สิบห้าบาทถ้วน</text:p>
          </table:table-cell>
          <table:table-cell table:number-columns-repeated="2"/>
          <table:table-cell table:formula="of:=IF([.$C351]=[.$F3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6">
            <text:p>346</text:p>
          </table:table-cell>
          <table:table-cell/>
          <table:table-cell table:formula="of:=ORG.OPENOFFICE.ADDIN.SAMPLE.PYTHON.NUMBERTEXT.NUMBERTEXT.MONEYTEXT([.$A352];&quot;THB&quot;)" office:value-type="string" office:string-value="สามร้อยสี่สิบหกบาทถ้วน">
            <text:p>สามร้อยสี่สิบหกบาทถ้วน</text:p>
          </table:table-cell>
          <table:table-cell table:number-columns-repeated="2"/>
          <table:table-cell table:formula="of:=COM.MICROSOFT.BAHTTEXT([.$A352])" office:value-type="string" office:string-value="สามร้อยสี่สิบหกบาทถ้วน">
            <text:p>สามร้อยสี่สิบหกบาทถ้วน</text:p>
          </table:table-cell>
          <table:table-cell table:number-columns-repeated="2"/>
          <table:table-cell table:formula="of:=IF([.$C352]=[.$F3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7">
            <text:p>347</text:p>
          </table:table-cell>
          <table:table-cell/>
          <table:table-cell table:formula="of:=ORG.OPENOFFICE.ADDIN.SAMPLE.PYTHON.NUMBERTEXT.NUMBERTEXT.MONEYTEXT([.$A353];&quot;THB&quot;)" office:value-type="string" office:string-value="สามร้อยสี่สิบเจ็ดบาทถ้วน">
            <text:p>สามร้อยสี่สิบเจ็ดบาทถ้วน</text:p>
          </table:table-cell>
          <table:table-cell table:number-columns-repeated="2"/>
          <table:table-cell table:formula="of:=COM.MICROSOFT.BAHTTEXT([.$A353])" office:value-type="string" office:string-value="สามร้อยสี่สิบเจ็ดบาทถ้วน">
            <text:p>สามร้อยสี่สิบเจ็ดบาทถ้วน</text:p>
          </table:table-cell>
          <table:table-cell table:number-columns-repeated="2"/>
          <table:table-cell table:formula="of:=IF([.$C353]=[.$F3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8">
            <text:p>348</text:p>
          </table:table-cell>
          <table:table-cell/>
          <table:table-cell table:formula="of:=ORG.OPENOFFICE.ADDIN.SAMPLE.PYTHON.NUMBERTEXT.NUMBERTEXT.MONEYTEXT([.$A354];&quot;THB&quot;)" office:value-type="string" office:string-value="สามร้อยสี่สิบแปดบาทถ้วน">
            <text:p>สามร้อยสี่สิบแปดบาทถ้วน</text:p>
          </table:table-cell>
          <table:table-cell table:number-columns-repeated="2"/>
          <table:table-cell table:formula="of:=COM.MICROSOFT.BAHTTEXT([.$A354])" office:value-type="string" office:string-value="สามร้อยสี่สิบแปดบาทถ้วน">
            <text:p>สามร้อยสี่สิบแปดบาทถ้วน</text:p>
          </table:table-cell>
          <table:table-cell table:number-columns-repeated="2"/>
          <table:table-cell table:formula="of:=IF([.$C354]=[.$F3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49">
            <text:p>349</text:p>
          </table:table-cell>
          <table:table-cell/>
          <table:table-cell table:formula="of:=ORG.OPENOFFICE.ADDIN.SAMPLE.PYTHON.NUMBERTEXT.NUMBERTEXT.MONEYTEXT([.$A355];&quot;THB&quot;)" office:value-type="string" office:string-value="สามร้อยสี่สิบเก้าบาทถ้วน">
            <text:p>สามร้อยสี่สิบเก้าบาทถ้วน</text:p>
          </table:table-cell>
          <table:table-cell table:number-columns-repeated="2"/>
          <table:table-cell table:formula="of:=COM.MICROSOFT.BAHTTEXT([.$A355])" office:value-type="string" office:string-value="สามร้อยสี่สิบเก้าบาทถ้วน">
            <text:p>สามร้อยสี่สิบเก้าบาทถ้วน</text:p>
          </table:table-cell>
          <table:table-cell table:number-columns-repeated="2"/>
          <table:table-cell table:formula="of:=IF([.$C355]=[.$F3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0">
            <text:p>350</text:p>
          </table:table-cell>
          <table:table-cell/>
          <table:table-cell table:formula="of:=ORG.OPENOFFICE.ADDIN.SAMPLE.PYTHON.NUMBERTEXT.NUMBERTEXT.MONEYTEXT([.$A356];&quot;THB&quot;)" office:value-type="string" office:string-value="สามร้อยห้าสิบบาทถ้วน">
            <text:p>สามร้อยห้าสิบบาทถ้วน</text:p>
          </table:table-cell>
          <table:table-cell table:number-columns-repeated="2"/>
          <table:table-cell table:formula="of:=COM.MICROSOFT.BAHTTEXT([.$A356])" office:value-type="string" office:string-value="สามร้อยห้าสิบบาทถ้วน">
            <text:p>สามร้อยห้าสิบบาทถ้วน</text:p>
          </table:table-cell>
          <table:table-cell table:number-columns-repeated="2"/>
          <table:table-cell table:formula="of:=IF([.$C356]=[.$F3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1">
            <text:p>351</text:p>
          </table:table-cell>
          <table:table-cell/>
          <table:table-cell table:formula="of:=ORG.OPENOFFICE.ADDIN.SAMPLE.PYTHON.NUMBERTEXT.NUMBERTEXT.MONEYTEXT([.$A357];&quot;THB&quot;)" office:value-type="string" office:string-value="สามร้อยห้าสิบเอ็ดบาทถ้วน">
            <text:p>สามร้อยห้าสิบเอ็ดบาทถ้วน</text:p>
          </table:table-cell>
          <table:table-cell table:number-columns-repeated="2"/>
          <table:table-cell table:formula="of:=COM.MICROSOFT.BAHTTEXT([.$A357])" office:value-type="string" office:string-value="สามร้อยห้าสิบเอ็ดบาทถ้วน">
            <text:p>สามร้อยห้าสิบเอ็ดบาทถ้วน</text:p>
          </table:table-cell>
          <table:table-cell table:number-columns-repeated="2"/>
          <table:table-cell table:formula="of:=IF([.$C357]=[.$F3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2">
            <text:p>352</text:p>
          </table:table-cell>
          <table:table-cell/>
          <table:table-cell table:formula="of:=ORG.OPENOFFICE.ADDIN.SAMPLE.PYTHON.NUMBERTEXT.NUMBERTEXT.MONEYTEXT([.$A358];&quot;THB&quot;)" office:value-type="string" office:string-value="สามร้อยห้าสิบสองบาทถ้วน">
            <text:p>สามร้อยห้าสิบสองบาทถ้วน</text:p>
          </table:table-cell>
          <table:table-cell table:number-columns-repeated="2"/>
          <table:table-cell table:formula="of:=COM.MICROSOFT.BAHTTEXT([.$A358])" office:value-type="string" office:string-value="สามร้อยห้าสิบสองบาทถ้วน">
            <text:p>สามร้อยห้าสิบสองบาทถ้วน</text:p>
          </table:table-cell>
          <table:table-cell table:number-columns-repeated="2"/>
          <table:table-cell table:formula="of:=IF([.$C358]=[.$F3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3">
            <text:p>353</text:p>
          </table:table-cell>
          <table:table-cell/>
          <table:table-cell table:formula="of:=ORG.OPENOFFICE.ADDIN.SAMPLE.PYTHON.NUMBERTEXT.NUMBERTEXT.MONEYTEXT([.$A359];&quot;THB&quot;)" office:value-type="string" office:string-value="สามร้อยห้าสิบสามบาทถ้วน">
            <text:p>สามร้อยห้าสิบสามบาทถ้วน</text:p>
          </table:table-cell>
          <table:table-cell table:number-columns-repeated="2"/>
          <table:table-cell table:formula="of:=COM.MICROSOFT.BAHTTEXT([.$A359])" office:value-type="string" office:string-value="สามร้อยห้าสิบสามบาทถ้วน">
            <text:p>สามร้อยห้าสิบสามบาทถ้วน</text:p>
          </table:table-cell>
          <table:table-cell table:number-columns-repeated="2"/>
          <table:table-cell table:formula="of:=IF([.$C359]=[.$F3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4">
            <text:p>354</text:p>
          </table:table-cell>
          <table:table-cell/>
          <table:table-cell table:formula="of:=ORG.OPENOFFICE.ADDIN.SAMPLE.PYTHON.NUMBERTEXT.NUMBERTEXT.MONEYTEXT([.$A360];&quot;THB&quot;)" office:value-type="string" office:string-value="สามร้อยห้าสิบสี่บาทถ้วน">
            <text:p>สามร้อยห้าสิบสี่บาทถ้วน</text:p>
          </table:table-cell>
          <table:table-cell table:number-columns-repeated="2"/>
          <table:table-cell table:formula="of:=COM.MICROSOFT.BAHTTEXT([.$A360])" office:value-type="string" office:string-value="สามร้อยห้าสิบสี่บาทถ้วน">
            <text:p>สามร้อยห้าสิบสี่บาทถ้วน</text:p>
          </table:table-cell>
          <table:table-cell table:number-columns-repeated="2"/>
          <table:table-cell table:formula="of:=IF([.$C360]=[.$F3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5">
            <text:p>355</text:p>
          </table:table-cell>
          <table:table-cell/>
          <table:table-cell table:formula="of:=ORG.OPENOFFICE.ADDIN.SAMPLE.PYTHON.NUMBERTEXT.NUMBERTEXT.MONEYTEXT([.$A361];&quot;THB&quot;)" office:value-type="string" office:string-value="สามร้อยห้าสิบห้าบาทถ้วน">
            <text:p>สามร้อยห้าสิบห้าบาทถ้วน</text:p>
          </table:table-cell>
          <table:table-cell table:number-columns-repeated="2"/>
          <table:table-cell table:formula="of:=COM.MICROSOFT.BAHTTEXT([.$A361])" office:value-type="string" office:string-value="สามร้อยห้าสิบห้าบาทถ้วน">
            <text:p>สามร้อยห้าสิบห้าบาทถ้วน</text:p>
          </table:table-cell>
          <table:table-cell table:number-columns-repeated="2"/>
          <table:table-cell table:formula="of:=IF([.$C361]=[.$F3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6">
            <text:p>356</text:p>
          </table:table-cell>
          <table:table-cell/>
          <table:table-cell table:formula="of:=ORG.OPENOFFICE.ADDIN.SAMPLE.PYTHON.NUMBERTEXT.NUMBERTEXT.MONEYTEXT([.$A362];&quot;THB&quot;)" office:value-type="string" office:string-value="สามร้อยห้าสิบหกบาทถ้วน">
            <text:p>สามร้อยห้าสิบหกบาทถ้วน</text:p>
          </table:table-cell>
          <table:table-cell table:number-columns-repeated="2"/>
          <table:table-cell table:formula="of:=COM.MICROSOFT.BAHTTEXT([.$A362])" office:value-type="string" office:string-value="สามร้อยห้าสิบหกบาทถ้วน">
            <text:p>สามร้อยห้าสิบหกบาทถ้วน</text:p>
          </table:table-cell>
          <table:table-cell table:number-columns-repeated="2"/>
          <table:table-cell table:formula="of:=IF([.$C362]=[.$F3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7">
            <text:p>357</text:p>
          </table:table-cell>
          <table:table-cell/>
          <table:table-cell table:formula="of:=ORG.OPENOFFICE.ADDIN.SAMPLE.PYTHON.NUMBERTEXT.NUMBERTEXT.MONEYTEXT([.$A363];&quot;THB&quot;)" office:value-type="string" office:string-value="สามร้อยห้าสิบเจ็ดบาทถ้วน">
            <text:p>สามร้อยห้าสิบเจ็ดบาทถ้วน</text:p>
          </table:table-cell>
          <table:table-cell table:number-columns-repeated="2"/>
          <table:table-cell table:formula="of:=COM.MICROSOFT.BAHTTEXT([.$A363])" office:value-type="string" office:string-value="สามร้อยห้าสิบเจ็ดบาทถ้วน">
            <text:p>สามร้อยห้าสิบเจ็ดบาทถ้วน</text:p>
          </table:table-cell>
          <table:table-cell table:number-columns-repeated="2"/>
          <table:table-cell table:formula="of:=IF([.$C363]=[.$F3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8">
            <text:p>358</text:p>
          </table:table-cell>
          <table:table-cell/>
          <table:table-cell table:formula="of:=ORG.OPENOFFICE.ADDIN.SAMPLE.PYTHON.NUMBERTEXT.NUMBERTEXT.MONEYTEXT([.$A364];&quot;THB&quot;)" office:value-type="string" office:string-value="สามร้อยห้าสิบแปดบาทถ้วน">
            <text:p>สามร้อยห้าสิบแปดบาทถ้วน</text:p>
          </table:table-cell>
          <table:table-cell table:number-columns-repeated="2"/>
          <table:table-cell table:formula="of:=COM.MICROSOFT.BAHTTEXT([.$A364])" office:value-type="string" office:string-value="สามร้อยห้าสิบแปดบาทถ้วน">
            <text:p>สามร้อยห้าสิบแปดบาทถ้วน</text:p>
          </table:table-cell>
          <table:table-cell table:number-columns-repeated="2"/>
          <table:table-cell table:formula="of:=IF([.$C364]=[.$F3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59">
            <text:p>359</text:p>
          </table:table-cell>
          <table:table-cell/>
          <table:table-cell table:formula="of:=ORG.OPENOFFICE.ADDIN.SAMPLE.PYTHON.NUMBERTEXT.NUMBERTEXT.MONEYTEXT([.$A365];&quot;THB&quot;)" office:value-type="string" office:string-value="สามร้อยห้าสิบเก้าบาทถ้วน">
            <text:p>สามร้อยห้าสิบเก้าบาทถ้วน</text:p>
          </table:table-cell>
          <table:table-cell table:number-columns-repeated="2"/>
          <table:table-cell table:formula="of:=COM.MICROSOFT.BAHTTEXT([.$A365])" office:value-type="string" office:string-value="สามร้อยห้าสิบเก้าบาทถ้วน">
            <text:p>สามร้อยห้าสิบเก้าบาทถ้วน</text:p>
          </table:table-cell>
          <table:table-cell table:number-columns-repeated="2"/>
          <table:table-cell table:formula="of:=IF([.$C365]=[.$F3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0">
            <text:p>360</text:p>
          </table:table-cell>
          <table:table-cell/>
          <table:table-cell table:formula="of:=ORG.OPENOFFICE.ADDIN.SAMPLE.PYTHON.NUMBERTEXT.NUMBERTEXT.MONEYTEXT([.$A366];&quot;THB&quot;)" office:value-type="string" office:string-value="สามร้อยหกสิบบาทถ้วน">
            <text:p>สามร้อยหกสิบบาทถ้วน</text:p>
          </table:table-cell>
          <table:table-cell table:number-columns-repeated="2"/>
          <table:table-cell table:formula="of:=COM.MICROSOFT.BAHTTEXT([.$A366])" office:value-type="string" office:string-value="สามร้อยหกสิบบาทถ้วน">
            <text:p>สามร้อยหกสิบบาทถ้วน</text:p>
          </table:table-cell>
          <table:table-cell table:number-columns-repeated="2"/>
          <table:table-cell table:formula="of:=IF([.$C366]=[.$F3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1">
            <text:p>361</text:p>
          </table:table-cell>
          <table:table-cell/>
          <table:table-cell table:formula="of:=ORG.OPENOFFICE.ADDIN.SAMPLE.PYTHON.NUMBERTEXT.NUMBERTEXT.MONEYTEXT([.$A367];&quot;THB&quot;)" office:value-type="string" office:string-value="สามร้อยหกสิบเอ็ดบาทถ้วน">
            <text:p>สามร้อยหกสิบเอ็ดบาทถ้วน</text:p>
          </table:table-cell>
          <table:table-cell table:number-columns-repeated="2"/>
          <table:table-cell table:formula="of:=COM.MICROSOFT.BAHTTEXT([.$A367])" office:value-type="string" office:string-value="สามร้อยหกสิบเอ็ดบาทถ้วน">
            <text:p>สามร้อยหกสิบเอ็ดบาทถ้วน</text:p>
          </table:table-cell>
          <table:table-cell table:number-columns-repeated="2"/>
          <table:table-cell table:formula="of:=IF([.$C367]=[.$F3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2">
            <text:p>362</text:p>
          </table:table-cell>
          <table:table-cell/>
          <table:table-cell table:formula="of:=ORG.OPENOFFICE.ADDIN.SAMPLE.PYTHON.NUMBERTEXT.NUMBERTEXT.MONEYTEXT([.$A368];&quot;THB&quot;)" office:value-type="string" office:string-value="สามร้อยหกสิบสองบาทถ้วน">
            <text:p>สามร้อยหกสิบสองบาทถ้วน</text:p>
          </table:table-cell>
          <table:table-cell table:number-columns-repeated="2"/>
          <table:table-cell table:formula="of:=COM.MICROSOFT.BAHTTEXT([.$A368])" office:value-type="string" office:string-value="สามร้อยหกสิบสองบาทถ้วน">
            <text:p>สามร้อยหกสิบสองบาทถ้วน</text:p>
          </table:table-cell>
          <table:table-cell table:number-columns-repeated="2"/>
          <table:table-cell table:formula="of:=IF([.$C368]=[.$F3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3">
            <text:p>363</text:p>
          </table:table-cell>
          <table:table-cell/>
          <table:table-cell table:formula="of:=ORG.OPENOFFICE.ADDIN.SAMPLE.PYTHON.NUMBERTEXT.NUMBERTEXT.MONEYTEXT([.$A369];&quot;THB&quot;)" office:value-type="string" office:string-value="สามร้อยหกสิบสามบาทถ้วน">
            <text:p>สามร้อยหกสิบสามบาทถ้วน</text:p>
          </table:table-cell>
          <table:table-cell table:number-columns-repeated="2"/>
          <table:table-cell table:formula="of:=COM.MICROSOFT.BAHTTEXT([.$A369])" office:value-type="string" office:string-value="สามร้อยหกสิบสามบาทถ้วน">
            <text:p>สามร้อยหกสิบสามบาทถ้วน</text:p>
          </table:table-cell>
          <table:table-cell table:number-columns-repeated="2"/>
          <table:table-cell table:formula="of:=IF([.$C369]=[.$F3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4">
            <text:p>364</text:p>
          </table:table-cell>
          <table:table-cell/>
          <table:table-cell table:formula="of:=ORG.OPENOFFICE.ADDIN.SAMPLE.PYTHON.NUMBERTEXT.NUMBERTEXT.MONEYTEXT([.$A370];&quot;THB&quot;)" office:value-type="string" office:string-value="สามร้อยหกสิบสี่บาทถ้วน">
            <text:p>สามร้อยหกสิบสี่บาทถ้วน</text:p>
          </table:table-cell>
          <table:table-cell table:number-columns-repeated="2"/>
          <table:table-cell table:formula="of:=COM.MICROSOFT.BAHTTEXT([.$A370])" office:value-type="string" office:string-value="สามร้อยหกสิบสี่บาทถ้วน">
            <text:p>สามร้อยหกสิบสี่บาทถ้วน</text:p>
          </table:table-cell>
          <table:table-cell table:number-columns-repeated="2"/>
          <table:table-cell table:formula="of:=IF([.$C370]=[.$F3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5">
            <text:p>365</text:p>
          </table:table-cell>
          <table:table-cell/>
          <table:table-cell table:formula="of:=ORG.OPENOFFICE.ADDIN.SAMPLE.PYTHON.NUMBERTEXT.NUMBERTEXT.MONEYTEXT([.$A371];&quot;THB&quot;)" office:value-type="string" office:string-value="สามร้อยหกสิบห้าบาทถ้วน">
            <text:p>สามร้อยหกสิบห้าบาทถ้วน</text:p>
          </table:table-cell>
          <table:table-cell table:number-columns-repeated="2"/>
          <table:table-cell table:formula="of:=COM.MICROSOFT.BAHTTEXT([.$A371])" office:value-type="string" office:string-value="สามร้อยหกสิบห้าบาทถ้วน">
            <text:p>สามร้อยหกสิบห้าบาทถ้วน</text:p>
          </table:table-cell>
          <table:table-cell table:number-columns-repeated="2"/>
          <table:table-cell table:formula="of:=IF([.$C371]=[.$F3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6">
            <text:p>366</text:p>
          </table:table-cell>
          <table:table-cell/>
          <table:table-cell table:formula="of:=ORG.OPENOFFICE.ADDIN.SAMPLE.PYTHON.NUMBERTEXT.NUMBERTEXT.MONEYTEXT([.$A372];&quot;THB&quot;)" office:value-type="string" office:string-value="สามร้อยหกสิบหกบาทถ้วน">
            <text:p>สามร้อยหกสิบหกบาทถ้วน</text:p>
          </table:table-cell>
          <table:table-cell table:number-columns-repeated="2"/>
          <table:table-cell table:formula="of:=COM.MICROSOFT.BAHTTEXT([.$A372])" office:value-type="string" office:string-value="สามร้อยหกสิบหกบาทถ้วน">
            <text:p>สามร้อยหกสิบหกบาทถ้วน</text:p>
          </table:table-cell>
          <table:table-cell table:number-columns-repeated="2"/>
          <table:table-cell table:formula="of:=IF([.$C372]=[.$F3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7">
            <text:p>367</text:p>
          </table:table-cell>
          <table:table-cell/>
          <table:table-cell table:formula="of:=ORG.OPENOFFICE.ADDIN.SAMPLE.PYTHON.NUMBERTEXT.NUMBERTEXT.MONEYTEXT([.$A373];&quot;THB&quot;)" office:value-type="string" office:string-value="สามร้อยหกสิบเจ็ดบาทถ้วน">
            <text:p>สามร้อยหกสิบเจ็ดบาทถ้วน</text:p>
          </table:table-cell>
          <table:table-cell table:number-columns-repeated="2"/>
          <table:table-cell table:formula="of:=COM.MICROSOFT.BAHTTEXT([.$A373])" office:value-type="string" office:string-value="สามร้อยหกสิบเจ็ดบาทถ้วน">
            <text:p>สามร้อยหกสิบเจ็ดบาทถ้วน</text:p>
          </table:table-cell>
          <table:table-cell table:number-columns-repeated="2"/>
          <table:table-cell table:formula="of:=IF([.$C373]=[.$F3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8">
            <text:p>368</text:p>
          </table:table-cell>
          <table:table-cell/>
          <table:table-cell table:formula="of:=ORG.OPENOFFICE.ADDIN.SAMPLE.PYTHON.NUMBERTEXT.NUMBERTEXT.MONEYTEXT([.$A374];&quot;THB&quot;)" office:value-type="string" office:string-value="สามร้อยหกสิบแปดบาทถ้วน">
            <text:p>สามร้อยหกสิบแปดบาทถ้วน</text:p>
          </table:table-cell>
          <table:table-cell table:number-columns-repeated="2"/>
          <table:table-cell table:formula="of:=COM.MICROSOFT.BAHTTEXT([.$A374])" office:value-type="string" office:string-value="สามร้อยหกสิบแปดบาทถ้วน">
            <text:p>สามร้อยหกสิบแปดบาทถ้วน</text:p>
          </table:table-cell>
          <table:table-cell table:number-columns-repeated="2"/>
          <table:table-cell table:formula="of:=IF([.$C374]=[.$F3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69">
            <text:p>369</text:p>
          </table:table-cell>
          <table:table-cell/>
          <table:table-cell table:formula="of:=ORG.OPENOFFICE.ADDIN.SAMPLE.PYTHON.NUMBERTEXT.NUMBERTEXT.MONEYTEXT([.$A375];&quot;THB&quot;)" office:value-type="string" office:string-value="สามร้อยหกสิบเก้าบาทถ้วน">
            <text:p>สามร้อยหกสิบเก้าบาทถ้วน</text:p>
          </table:table-cell>
          <table:table-cell table:number-columns-repeated="2"/>
          <table:table-cell table:formula="of:=COM.MICROSOFT.BAHTTEXT([.$A375])" office:value-type="string" office:string-value="สามร้อยหกสิบเก้าบาทถ้วน">
            <text:p>สามร้อยหกสิบเก้าบาทถ้วน</text:p>
          </table:table-cell>
          <table:table-cell table:number-columns-repeated="2"/>
          <table:table-cell table:formula="of:=IF([.$C375]=[.$F3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0">
            <text:p>370</text:p>
          </table:table-cell>
          <table:table-cell/>
          <table:table-cell table:formula="of:=ORG.OPENOFFICE.ADDIN.SAMPLE.PYTHON.NUMBERTEXT.NUMBERTEXT.MONEYTEXT([.$A376];&quot;THB&quot;)" office:value-type="string" office:string-value="สามร้อยเจ็ดสิบบาทถ้วน">
            <text:p>สามร้อยเจ็ดสิบบาทถ้วน</text:p>
          </table:table-cell>
          <table:table-cell table:number-columns-repeated="2"/>
          <table:table-cell table:formula="of:=COM.MICROSOFT.BAHTTEXT([.$A376])" office:value-type="string" office:string-value="สามร้อยเจ็ดสิบบาทถ้วน">
            <text:p>สามร้อยเจ็ดสิบบาทถ้วน</text:p>
          </table:table-cell>
          <table:table-cell table:number-columns-repeated="2"/>
          <table:table-cell table:formula="of:=IF([.$C376]=[.$F3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1">
            <text:p>371</text:p>
          </table:table-cell>
          <table:table-cell/>
          <table:table-cell table:formula="of:=ORG.OPENOFFICE.ADDIN.SAMPLE.PYTHON.NUMBERTEXT.NUMBERTEXT.MONEYTEXT([.$A377];&quot;THB&quot;)" office:value-type="string" office:string-value="สามร้อยเจ็ดสิบเอ็ดบาทถ้วน">
            <text:p>สามร้อยเจ็ดสิบเอ็ดบาทถ้วน</text:p>
          </table:table-cell>
          <table:table-cell table:number-columns-repeated="2"/>
          <table:table-cell table:formula="of:=COM.MICROSOFT.BAHTTEXT([.$A377])" office:value-type="string" office:string-value="สามร้อยเจ็ดสิบเอ็ดบาทถ้วน">
            <text:p>สามร้อยเจ็ดสิบเอ็ดบาทถ้วน</text:p>
          </table:table-cell>
          <table:table-cell table:number-columns-repeated="2"/>
          <table:table-cell table:formula="of:=IF([.$C377]=[.$F3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2">
            <text:p>372</text:p>
          </table:table-cell>
          <table:table-cell/>
          <table:table-cell table:formula="of:=ORG.OPENOFFICE.ADDIN.SAMPLE.PYTHON.NUMBERTEXT.NUMBERTEXT.MONEYTEXT([.$A378];&quot;THB&quot;)" office:value-type="string" office:string-value="สามร้อยเจ็ดสิบสองบาทถ้วน">
            <text:p>สามร้อยเจ็ดสิบสองบาทถ้วน</text:p>
          </table:table-cell>
          <table:table-cell table:number-columns-repeated="2"/>
          <table:table-cell table:formula="of:=COM.MICROSOFT.BAHTTEXT([.$A378])" office:value-type="string" office:string-value="สามร้อยเจ็ดสิบสองบาทถ้วน">
            <text:p>สามร้อยเจ็ดสิบสองบาทถ้วน</text:p>
          </table:table-cell>
          <table:table-cell table:number-columns-repeated="2"/>
          <table:table-cell table:formula="of:=IF([.$C378]=[.$F3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3">
            <text:p>373</text:p>
          </table:table-cell>
          <table:table-cell/>
          <table:table-cell table:formula="of:=ORG.OPENOFFICE.ADDIN.SAMPLE.PYTHON.NUMBERTEXT.NUMBERTEXT.MONEYTEXT([.$A379];&quot;THB&quot;)" office:value-type="string" office:string-value="สามร้อยเจ็ดสิบสามบาทถ้วน">
            <text:p>สามร้อยเจ็ดสิบสามบาทถ้วน</text:p>
          </table:table-cell>
          <table:table-cell table:number-columns-repeated="2"/>
          <table:table-cell table:formula="of:=COM.MICROSOFT.BAHTTEXT([.$A379])" office:value-type="string" office:string-value="สามร้อยเจ็ดสิบสามบาทถ้วน">
            <text:p>สามร้อยเจ็ดสิบสามบาทถ้วน</text:p>
          </table:table-cell>
          <table:table-cell table:number-columns-repeated="2"/>
          <table:table-cell table:formula="of:=IF([.$C379]=[.$F3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4">
            <text:p>374</text:p>
          </table:table-cell>
          <table:table-cell/>
          <table:table-cell table:formula="of:=ORG.OPENOFFICE.ADDIN.SAMPLE.PYTHON.NUMBERTEXT.NUMBERTEXT.MONEYTEXT([.$A380];&quot;THB&quot;)" office:value-type="string" office:string-value="สามร้อยเจ็ดสิบสี่บาทถ้วน">
            <text:p>สามร้อยเจ็ดสิบสี่บาทถ้วน</text:p>
          </table:table-cell>
          <table:table-cell table:number-columns-repeated="2"/>
          <table:table-cell table:formula="of:=COM.MICROSOFT.BAHTTEXT([.$A380])" office:value-type="string" office:string-value="สามร้อยเจ็ดสิบสี่บาทถ้วน">
            <text:p>สามร้อยเจ็ดสิบสี่บาทถ้วน</text:p>
          </table:table-cell>
          <table:table-cell table:number-columns-repeated="2"/>
          <table:table-cell table:formula="of:=IF([.$C380]=[.$F3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5">
            <text:p>375</text:p>
          </table:table-cell>
          <table:table-cell/>
          <table:table-cell table:formula="of:=ORG.OPENOFFICE.ADDIN.SAMPLE.PYTHON.NUMBERTEXT.NUMBERTEXT.MONEYTEXT([.$A381];&quot;THB&quot;)" office:value-type="string" office:string-value="สามร้อยเจ็ดสิบห้าบาทถ้วน">
            <text:p>สามร้อยเจ็ดสิบห้าบาทถ้วน</text:p>
          </table:table-cell>
          <table:table-cell table:number-columns-repeated="2"/>
          <table:table-cell table:formula="of:=COM.MICROSOFT.BAHTTEXT([.$A381])" office:value-type="string" office:string-value="สามร้อยเจ็ดสิบห้าบาทถ้วน">
            <text:p>สามร้อยเจ็ดสิบห้าบาทถ้วน</text:p>
          </table:table-cell>
          <table:table-cell table:number-columns-repeated="2"/>
          <table:table-cell table:formula="of:=IF([.$C381]=[.$F3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6">
            <text:p>376</text:p>
          </table:table-cell>
          <table:table-cell/>
          <table:table-cell table:formula="of:=ORG.OPENOFFICE.ADDIN.SAMPLE.PYTHON.NUMBERTEXT.NUMBERTEXT.MONEYTEXT([.$A382];&quot;THB&quot;)" office:value-type="string" office:string-value="สามร้อยเจ็ดสิบหกบาทถ้วน">
            <text:p>สามร้อยเจ็ดสิบหกบาทถ้วน</text:p>
          </table:table-cell>
          <table:table-cell table:number-columns-repeated="2"/>
          <table:table-cell table:formula="of:=COM.MICROSOFT.BAHTTEXT([.$A382])" office:value-type="string" office:string-value="สามร้อยเจ็ดสิบหกบาทถ้วน">
            <text:p>สามร้อยเจ็ดสิบหกบาทถ้วน</text:p>
          </table:table-cell>
          <table:table-cell table:number-columns-repeated="2"/>
          <table:table-cell table:formula="of:=IF([.$C382]=[.$F3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7">
            <text:p>377</text:p>
          </table:table-cell>
          <table:table-cell/>
          <table:table-cell table:formula="of:=ORG.OPENOFFICE.ADDIN.SAMPLE.PYTHON.NUMBERTEXT.NUMBERTEXT.MONEYTEXT([.$A383];&quot;THB&quot;)" office:value-type="string" office:string-value="สามร้อยเจ็ดสิบเจ็ดบาทถ้วน">
            <text:p>สามร้อยเจ็ดสิบเจ็ดบาทถ้วน</text:p>
          </table:table-cell>
          <table:table-cell table:number-columns-repeated="2"/>
          <table:table-cell table:formula="of:=COM.MICROSOFT.BAHTTEXT([.$A383])" office:value-type="string" office:string-value="สามร้อยเจ็ดสิบเจ็ดบาทถ้วน">
            <text:p>สามร้อยเจ็ดสิบเจ็ดบาทถ้วน</text:p>
          </table:table-cell>
          <table:table-cell table:number-columns-repeated="2"/>
          <table:table-cell table:formula="of:=IF([.$C383]=[.$F3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8">
            <text:p>378</text:p>
          </table:table-cell>
          <table:table-cell/>
          <table:table-cell table:formula="of:=ORG.OPENOFFICE.ADDIN.SAMPLE.PYTHON.NUMBERTEXT.NUMBERTEXT.MONEYTEXT([.$A384];&quot;THB&quot;)" office:value-type="string" office:string-value="สามร้อยเจ็ดสิบแปดบาทถ้วน">
            <text:p>สามร้อยเจ็ดสิบแปดบาทถ้วน</text:p>
          </table:table-cell>
          <table:table-cell table:number-columns-repeated="2"/>
          <table:table-cell table:formula="of:=COM.MICROSOFT.BAHTTEXT([.$A384])" office:value-type="string" office:string-value="สามร้อยเจ็ดสิบแปดบาทถ้วน">
            <text:p>สามร้อยเจ็ดสิบแปดบาทถ้วน</text:p>
          </table:table-cell>
          <table:table-cell table:number-columns-repeated="2"/>
          <table:table-cell table:formula="of:=IF([.$C384]=[.$F3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79">
            <text:p>379</text:p>
          </table:table-cell>
          <table:table-cell/>
          <table:table-cell table:formula="of:=ORG.OPENOFFICE.ADDIN.SAMPLE.PYTHON.NUMBERTEXT.NUMBERTEXT.MONEYTEXT([.$A385];&quot;THB&quot;)" office:value-type="string" office:string-value="สามร้อยเจ็ดสิบเก้าบาทถ้วน">
            <text:p>สามร้อยเจ็ดสิบเก้าบาทถ้วน</text:p>
          </table:table-cell>
          <table:table-cell table:number-columns-repeated="2"/>
          <table:table-cell table:formula="of:=COM.MICROSOFT.BAHTTEXT([.$A385])" office:value-type="string" office:string-value="สามร้อยเจ็ดสิบเก้าบาทถ้วน">
            <text:p>สามร้อยเจ็ดสิบเก้าบาทถ้วน</text:p>
          </table:table-cell>
          <table:table-cell table:number-columns-repeated="2"/>
          <table:table-cell table:formula="of:=IF([.$C385]=[.$F3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0">
            <text:p>380</text:p>
          </table:table-cell>
          <table:table-cell/>
          <table:table-cell table:formula="of:=ORG.OPENOFFICE.ADDIN.SAMPLE.PYTHON.NUMBERTEXT.NUMBERTEXT.MONEYTEXT([.$A386];&quot;THB&quot;)" office:value-type="string" office:string-value="สามร้อยแปดสิบบาทถ้วน">
            <text:p>สามร้อยแปดสิบบาทถ้วน</text:p>
          </table:table-cell>
          <table:table-cell table:number-columns-repeated="2"/>
          <table:table-cell table:formula="of:=COM.MICROSOFT.BAHTTEXT([.$A386])" office:value-type="string" office:string-value="สามร้อยแปดสิบบาทถ้วน">
            <text:p>สามร้อยแปดสิบบาทถ้วน</text:p>
          </table:table-cell>
          <table:table-cell table:number-columns-repeated="2"/>
          <table:table-cell table:formula="of:=IF([.$C386]=[.$F3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1">
            <text:p>381</text:p>
          </table:table-cell>
          <table:table-cell/>
          <table:table-cell table:formula="of:=ORG.OPENOFFICE.ADDIN.SAMPLE.PYTHON.NUMBERTEXT.NUMBERTEXT.MONEYTEXT([.$A387];&quot;THB&quot;)" office:value-type="string" office:string-value="สามร้อยแปดสิบเอ็ดบาทถ้วน">
            <text:p>สามร้อยแปดสิบเอ็ดบาทถ้วน</text:p>
          </table:table-cell>
          <table:table-cell table:number-columns-repeated="2"/>
          <table:table-cell table:formula="of:=COM.MICROSOFT.BAHTTEXT([.$A387])" office:value-type="string" office:string-value="สามร้อยแปดสิบเอ็ดบาทถ้วน">
            <text:p>สามร้อยแปดสิบเอ็ดบาทถ้วน</text:p>
          </table:table-cell>
          <table:table-cell table:number-columns-repeated="2"/>
          <table:table-cell table:formula="of:=IF([.$C387]=[.$F3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2">
            <text:p>382</text:p>
          </table:table-cell>
          <table:table-cell/>
          <table:table-cell table:formula="of:=ORG.OPENOFFICE.ADDIN.SAMPLE.PYTHON.NUMBERTEXT.NUMBERTEXT.MONEYTEXT([.$A388];&quot;THB&quot;)" office:value-type="string" office:string-value="สามร้อยแปดสิบสองบาทถ้วน">
            <text:p>สามร้อยแปดสิบสองบาทถ้วน</text:p>
          </table:table-cell>
          <table:table-cell table:number-columns-repeated="2"/>
          <table:table-cell table:formula="of:=COM.MICROSOFT.BAHTTEXT([.$A388])" office:value-type="string" office:string-value="สามร้อยแปดสิบสองบาทถ้วน">
            <text:p>สามร้อยแปดสิบสองบาทถ้วน</text:p>
          </table:table-cell>
          <table:table-cell table:number-columns-repeated="2"/>
          <table:table-cell table:formula="of:=IF([.$C388]=[.$F3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3">
            <text:p>383</text:p>
          </table:table-cell>
          <table:table-cell/>
          <table:table-cell table:formula="of:=ORG.OPENOFFICE.ADDIN.SAMPLE.PYTHON.NUMBERTEXT.NUMBERTEXT.MONEYTEXT([.$A389];&quot;THB&quot;)" office:value-type="string" office:string-value="สามร้อยแปดสิบสามบาทถ้วน">
            <text:p>สามร้อยแปดสิบสามบาทถ้วน</text:p>
          </table:table-cell>
          <table:table-cell table:number-columns-repeated="2"/>
          <table:table-cell table:formula="of:=COM.MICROSOFT.BAHTTEXT([.$A389])" office:value-type="string" office:string-value="สามร้อยแปดสิบสามบาทถ้วน">
            <text:p>สามร้อยแปดสิบสามบาทถ้วน</text:p>
          </table:table-cell>
          <table:table-cell table:number-columns-repeated="2"/>
          <table:table-cell table:formula="of:=IF([.$C389]=[.$F3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4">
            <text:p>384</text:p>
          </table:table-cell>
          <table:table-cell/>
          <table:table-cell table:formula="of:=ORG.OPENOFFICE.ADDIN.SAMPLE.PYTHON.NUMBERTEXT.NUMBERTEXT.MONEYTEXT([.$A390];&quot;THB&quot;)" office:value-type="string" office:string-value="สามร้อยแปดสิบสี่บาทถ้วน">
            <text:p>สามร้อยแปดสิบสี่บาทถ้วน</text:p>
          </table:table-cell>
          <table:table-cell table:number-columns-repeated="2"/>
          <table:table-cell table:formula="of:=COM.MICROSOFT.BAHTTEXT([.$A390])" office:value-type="string" office:string-value="สามร้อยแปดสิบสี่บาทถ้วน">
            <text:p>สามร้อยแปดสิบสี่บาทถ้วน</text:p>
          </table:table-cell>
          <table:table-cell table:number-columns-repeated="2"/>
          <table:table-cell table:formula="of:=IF([.$C390]=[.$F3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5">
            <text:p>385</text:p>
          </table:table-cell>
          <table:table-cell/>
          <table:table-cell table:formula="of:=ORG.OPENOFFICE.ADDIN.SAMPLE.PYTHON.NUMBERTEXT.NUMBERTEXT.MONEYTEXT([.$A391];&quot;THB&quot;)" office:value-type="string" office:string-value="สามร้อยแปดสิบห้าบาทถ้วน">
            <text:p>สามร้อยแปดสิบห้าบาทถ้วน</text:p>
          </table:table-cell>
          <table:table-cell table:number-columns-repeated="2"/>
          <table:table-cell table:formula="of:=COM.MICROSOFT.BAHTTEXT([.$A391])" office:value-type="string" office:string-value="สามร้อยแปดสิบห้าบาทถ้วน">
            <text:p>สามร้อยแปดสิบห้าบาทถ้วน</text:p>
          </table:table-cell>
          <table:table-cell table:number-columns-repeated="2"/>
          <table:table-cell table:formula="of:=IF([.$C391]=[.$F3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6">
            <text:p>386</text:p>
          </table:table-cell>
          <table:table-cell/>
          <table:table-cell table:formula="of:=ORG.OPENOFFICE.ADDIN.SAMPLE.PYTHON.NUMBERTEXT.NUMBERTEXT.MONEYTEXT([.$A392];&quot;THB&quot;)" office:value-type="string" office:string-value="สามร้อยแปดสิบหกบาทถ้วน">
            <text:p>สามร้อยแปดสิบหกบาทถ้วน</text:p>
          </table:table-cell>
          <table:table-cell table:number-columns-repeated="2"/>
          <table:table-cell table:formula="of:=COM.MICROSOFT.BAHTTEXT([.$A392])" office:value-type="string" office:string-value="สามร้อยแปดสิบหกบาทถ้วน">
            <text:p>สามร้อยแปดสิบหกบาทถ้วน</text:p>
          </table:table-cell>
          <table:table-cell table:number-columns-repeated="2"/>
          <table:table-cell table:formula="of:=IF([.$C392]=[.$F3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7">
            <text:p>387</text:p>
          </table:table-cell>
          <table:table-cell/>
          <table:table-cell table:formula="of:=ORG.OPENOFFICE.ADDIN.SAMPLE.PYTHON.NUMBERTEXT.NUMBERTEXT.MONEYTEXT([.$A393];&quot;THB&quot;)" office:value-type="string" office:string-value="สามร้อยแปดสิบเจ็ดบาทถ้วน">
            <text:p>สามร้อยแปดสิบเจ็ดบาทถ้วน</text:p>
          </table:table-cell>
          <table:table-cell table:number-columns-repeated="2"/>
          <table:table-cell table:formula="of:=COM.MICROSOFT.BAHTTEXT([.$A393])" office:value-type="string" office:string-value="สามร้อยแปดสิบเจ็ดบาทถ้วน">
            <text:p>สามร้อยแปดสิบเจ็ดบาทถ้วน</text:p>
          </table:table-cell>
          <table:table-cell table:number-columns-repeated="2"/>
          <table:table-cell table:formula="of:=IF([.$C393]=[.$F3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8">
            <text:p>388</text:p>
          </table:table-cell>
          <table:table-cell/>
          <table:table-cell table:formula="of:=ORG.OPENOFFICE.ADDIN.SAMPLE.PYTHON.NUMBERTEXT.NUMBERTEXT.MONEYTEXT([.$A394];&quot;THB&quot;)" office:value-type="string" office:string-value="สามร้อยแปดสิบแปดบาทถ้วน">
            <text:p>สามร้อยแปดสิบแปดบาทถ้วน</text:p>
          </table:table-cell>
          <table:table-cell table:number-columns-repeated="2"/>
          <table:table-cell table:formula="of:=COM.MICROSOFT.BAHTTEXT([.$A394])" office:value-type="string" office:string-value="สามร้อยแปดสิบแปดบาทถ้วน">
            <text:p>สามร้อยแปดสิบแปดบาทถ้วน</text:p>
          </table:table-cell>
          <table:table-cell table:number-columns-repeated="2"/>
          <table:table-cell table:formula="of:=IF([.$C394]=[.$F3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89">
            <text:p>389</text:p>
          </table:table-cell>
          <table:table-cell/>
          <table:table-cell table:formula="of:=ORG.OPENOFFICE.ADDIN.SAMPLE.PYTHON.NUMBERTEXT.NUMBERTEXT.MONEYTEXT([.$A395];&quot;THB&quot;)" office:value-type="string" office:string-value="สามร้อยแปดสิบเก้าบาทถ้วน">
            <text:p>สามร้อยแปดสิบเก้าบาทถ้วน</text:p>
          </table:table-cell>
          <table:table-cell table:number-columns-repeated="2"/>
          <table:table-cell table:formula="of:=COM.MICROSOFT.BAHTTEXT([.$A395])" office:value-type="string" office:string-value="สามร้อยแปดสิบเก้าบาทถ้วน">
            <text:p>สามร้อยแปดสิบเก้าบาทถ้วน</text:p>
          </table:table-cell>
          <table:table-cell table:number-columns-repeated="2"/>
          <table:table-cell table:formula="of:=IF([.$C395]=[.$F3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0">
            <text:p>390</text:p>
          </table:table-cell>
          <table:table-cell/>
          <table:table-cell table:formula="of:=ORG.OPENOFFICE.ADDIN.SAMPLE.PYTHON.NUMBERTEXT.NUMBERTEXT.MONEYTEXT([.$A396];&quot;THB&quot;)" office:value-type="string" office:string-value="สามร้อยเก้าสิบบาทถ้วน">
            <text:p>สามร้อยเก้าสิบบาทถ้วน</text:p>
          </table:table-cell>
          <table:table-cell table:number-columns-repeated="2"/>
          <table:table-cell table:formula="of:=COM.MICROSOFT.BAHTTEXT([.$A396])" office:value-type="string" office:string-value="สามร้อยเก้าสิบบาทถ้วน">
            <text:p>สามร้อยเก้าสิบบาทถ้วน</text:p>
          </table:table-cell>
          <table:table-cell table:number-columns-repeated="2"/>
          <table:table-cell table:formula="of:=IF([.$C396]=[.$F3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1">
            <text:p>391</text:p>
          </table:table-cell>
          <table:table-cell/>
          <table:table-cell table:formula="of:=ORG.OPENOFFICE.ADDIN.SAMPLE.PYTHON.NUMBERTEXT.NUMBERTEXT.MONEYTEXT([.$A397];&quot;THB&quot;)" office:value-type="string" office:string-value="สามร้อยเก้าสิบเอ็ดบาทถ้วน">
            <text:p>สามร้อยเก้าสิบเอ็ดบาทถ้วน</text:p>
          </table:table-cell>
          <table:table-cell table:number-columns-repeated="2"/>
          <table:table-cell table:formula="of:=COM.MICROSOFT.BAHTTEXT([.$A397])" office:value-type="string" office:string-value="สามร้อยเก้าสิบเอ็ดบาทถ้วน">
            <text:p>สามร้อยเก้าสิบเอ็ดบาทถ้วน</text:p>
          </table:table-cell>
          <table:table-cell table:number-columns-repeated="2"/>
          <table:table-cell table:formula="of:=IF([.$C397]=[.$F3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2">
            <text:p>392</text:p>
          </table:table-cell>
          <table:table-cell/>
          <table:table-cell table:formula="of:=ORG.OPENOFFICE.ADDIN.SAMPLE.PYTHON.NUMBERTEXT.NUMBERTEXT.MONEYTEXT([.$A398];&quot;THB&quot;)" office:value-type="string" office:string-value="สามร้อยเก้าสิบสองบาทถ้วน">
            <text:p>สามร้อยเก้าสิบสองบาทถ้วน</text:p>
          </table:table-cell>
          <table:table-cell table:number-columns-repeated="2"/>
          <table:table-cell table:formula="of:=COM.MICROSOFT.BAHTTEXT([.$A398])" office:value-type="string" office:string-value="สามร้อยเก้าสิบสองบาทถ้วน">
            <text:p>สามร้อยเก้าสิบสองบาทถ้วน</text:p>
          </table:table-cell>
          <table:table-cell table:number-columns-repeated="2"/>
          <table:table-cell table:formula="of:=IF([.$C398]=[.$F3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3">
            <text:p>393</text:p>
          </table:table-cell>
          <table:table-cell/>
          <table:table-cell table:formula="of:=ORG.OPENOFFICE.ADDIN.SAMPLE.PYTHON.NUMBERTEXT.NUMBERTEXT.MONEYTEXT([.$A399];&quot;THB&quot;)" office:value-type="string" office:string-value="สามร้อยเก้าสิบสามบาทถ้วน">
            <text:p>สามร้อยเก้าสิบสามบาทถ้วน</text:p>
          </table:table-cell>
          <table:table-cell table:number-columns-repeated="2"/>
          <table:table-cell table:formula="of:=COM.MICROSOFT.BAHTTEXT([.$A399])" office:value-type="string" office:string-value="สามร้อยเก้าสิบสามบาทถ้วน">
            <text:p>สามร้อยเก้าสิบสามบาทถ้วน</text:p>
          </table:table-cell>
          <table:table-cell table:number-columns-repeated="2"/>
          <table:table-cell table:formula="of:=IF([.$C399]=[.$F3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4">
            <text:p>394</text:p>
          </table:table-cell>
          <table:table-cell/>
          <table:table-cell table:formula="of:=ORG.OPENOFFICE.ADDIN.SAMPLE.PYTHON.NUMBERTEXT.NUMBERTEXT.MONEYTEXT([.$A400];&quot;THB&quot;)" office:value-type="string" office:string-value="สามร้อยเก้าสิบสี่บาทถ้วน">
            <text:p>สามร้อยเก้าสิบสี่บาทถ้วน</text:p>
          </table:table-cell>
          <table:table-cell table:number-columns-repeated="2"/>
          <table:table-cell table:formula="of:=COM.MICROSOFT.BAHTTEXT([.$A400])" office:value-type="string" office:string-value="สามร้อยเก้าสิบสี่บาทถ้วน">
            <text:p>สามร้อยเก้าสิบสี่บาทถ้วน</text:p>
          </table:table-cell>
          <table:table-cell table:number-columns-repeated="2"/>
          <table:table-cell table:formula="of:=IF([.$C400]=[.$F4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5">
            <text:p>395</text:p>
          </table:table-cell>
          <table:table-cell/>
          <table:table-cell table:formula="of:=ORG.OPENOFFICE.ADDIN.SAMPLE.PYTHON.NUMBERTEXT.NUMBERTEXT.MONEYTEXT([.$A401];&quot;THB&quot;)" office:value-type="string" office:string-value="สามร้อยเก้าสิบห้าบาทถ้วน">
            <text:p>สามร้อยเก้าสิบห้าบาทถ้วน</text:p>
          </table:table-cell>
          <table:table-cell table:number-columns-repeated="2"/>
          <table:table-cell table:formula="of:=COM.MICROSOFT.BAHTTEXT([.$A401])" office:value-type="string" office:string-value="สามร้อยเก้าสิบห้าบาทถ้วน">
            <text:p>สามร้อยเก้าสิบห้าบาทถ้วน</text:p>
          </table:table-cell>
          <table:table-cell table:number-columns-repeated="2"/>
          <table:table-cell table:formula="of:=IF([.$C401]=[.$F4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6">
            <text:p>396</text:p>
          </table:table-cell>
          <table:table-cell/>
          <table:table-cell table:formula="of:=ORG.OPENOFFICE.ADDIN.SAMPLE.PYTHON.NUMBERTEXT.NUMBERTEXT.MONEYTEXT([.$A402];&quot;THB&quot;)" office:value-type="string" office:string-value="สามร้อยเก้าสิบหกบาทถ้วน">
            <text:p>สามร้อยเก้าสิบหกบาทถ้วน</text:p>
          </table:table-cell>
          <table:table-cell table:number-columns-repeated="2"/>
          <table:table-cell table:formula="of:=COM.MICROSOFT.BAHTTEXT([.$A402])" office:value-type="string" office:string-value="สามร้อยเก้าสิบหกบาทถ้วน">
            <text:p>สามร้อยเก้าสิบหกบาทถ้วน</text:p>
          </table:table-cell>
          <table:table-cell table:number-columns-repeated="2"/>
          <table:table-cell table:formula="of:=IF([.$C402]=[.$F4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7">
            <text:p>397</text:p>
          </table:table-cell>
          <table:table-cell/>
          <table:table-cell table:formula="of:=ORG.OPENOFFICE.ADDIN.SAMPLE.PYTHON.NUMBERTEXT.NUMBERTEXT.MONEYTEXT([.$A403];&quot;THB&quot;)" office:value-type="string" office:string-value="สามร้อยเก้าสิบเจ็ดบาทถ้วน">
            <text:p>สามร้อยเก้าสิบเจ็ดบาทถ้วน</text:p>
          </table:table-cell>
          <table:table-cell table:number-columns-repeated="2"/>
          <table:table-cell table:formula="of:=COM.MICROSOFT.BAHTTEXT([.$A403])" office:value-type="string" office:string-value="สามร้อยเก้าสิบเจ็ดบาทถ้วน">
            <text:p>สามร้อยเก้าสิบเจ็ดบาทถ้วน</text:p>
          </table:table-cell>
          <table:table-cell table:number-columns-repeated="2"/>
          <table:table-cell table:formula="of:=IF([.$C403]=[.$F4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8">
            <text:p>398</text:p>
          </table:table-cell>
          <table:table-cell/>
          <table:table-cell table:formula="of:=ORG.OPENOFFICE.ADDIN.SAMPLE.PYTHON.NUMBERTEXT.NUMBERTEXT.MONEYTEXT([.$A404];&quot;THB&quot;)" office:value-type="string" office:string-value="สามร้อยเก้าสิบแปดบาทถ้วน">
            <text:p>สามร้อยเก้าสิบแปดบาทถ้วน</text:p>
          </table:table-cell>
          <table:table-cell table:number-columns-repeated="2"/>
          <table:table-cell table:formula="of:=COM.MICROSOFT.BAHTTEXT([.$A404])" office:value-type="string" office:string-value="สามร้อยเก้าสิบแปดบาทถ้วน">
            <text:p>สามร้อยเก้าสิบแปดบาทถ้วน</text:p>
          </table:table-cell>
          <table:table-cell table:number-columns-repeated="2"/>
          <table:table-cell table:formula="of:=IF([.$C404]=[.$F4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399">
            <text:p>399</text:p>
          </table:table-cell>
          <table:table-cell/>
          <table:table-cell table:formula="of:=ORG.OPENOFFICE.ADDIN.SAMPLE.PYTHON.NUMBERTEXT.NUMBERTEXT.MONEYTEXT([.$A405];&quot;THB&quot;)" office:value-type="string" office:string-value="สามร้อยเก้าสิบเก้าบาทถ้วน">
            <text:p>สามร้อยเก้าสิบเก้าบาทถ้วน</text:p>
          </table:table-cell>
          <table:table-cell table:number-columns-repeated="2"/>
          <table:table-cell table:formula="of:=COM.MICROSOFT.BAHTTEXT([.$A405])" office:value-type="string" office:string-value="สามร้อยเก้าสิบเก้าบาทถ้วน">
            <text:p>สามร้อยเก้าสิบเก้าบาทถ้วน</text:p>
          </table:table-cell>
          <table:table-cell table:number-columns-repeated="2"/>
          <table:table-cell table:formula="of:=IF([.$C405]=[.$F4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formula="of:=ORG.OPENOFFICE.ADDIN.SAMPLE.PYTHON.NUMBERTEXT.NUMBERTEXT.MONEYTEXT([.$A406];&quot;THB&quot;)" office:value-type="string" office:string-value="สี่ร้อยบาทถ้วน">
            <text:p>สี่ร้อยบาทถ้วน</text:p>
          </table:table-cell>
          <table:table-cell table:number-columns-repeated="2"/>
          <table:table-cell table:formula="of:=COM.MICROSOFT.BAHTTEXT([.$A406])" office:value-type="string" office:string-value="สี่ร้อยบาทถ้วน">
            <text:p>สี่ร้อยบาทถ้วน</text:p>
          </table:table-cell>
          <table:table-cell table:number-columns-repeated="2"/>
          <table:table-cell table:formula="of:=IF([.$C406]=[.$F4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1">
            <text:p>401</text:p>
          </table:table-cell>
          <table:table-cell/>
          <table:table-cell table:formula="of:=ORG.OPENOFFICE.ADDIN.SAMPLE.PYTHON.NUMBERTEXT.NUMBERTEXT.MONEYTEXT([.$A407];&quot;THB&quot;)" office:value-type="string" office:string-value="สี่ร้อยหนึ่งบาทถ้วน">
            <text:p>สี่ร้อยหนึ่งบาทถ้วน</text:p>
          </table:table-cell>
          <table:table-cell table:number-columns-repeated="2"/>
          <table:table-cell table:formula="of:=COM.MICROSOFT.BAHTTEXT([.$A407])" office:value-type="string" office:string-value="สี่ร้อยหนึ่งบาทถ้วน">
            <text:p>สี่ร้อยหนึ่งบาทถ้วน</text:p>
          </table:table-cell>
          <table:table-cell table:number-columns-repeated="2"/>
          <table:table-cell table:formula="of:=IF([.$C407]=[.$F4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2">
            <text:p>402</text:p>
          </table:table-cell>
          <table:table-cell/>
          <table:table-cell table:formula="of:=ORG.OPENOFFICE.ADDIN.SAMPLE.PYTHON.NUMBERTEXT.NUMBERTEXT.MONEYTEXT([.$A408];&quot;THB&quot;)" office:value-type="string" office:string-value="สี่ร้อยสองบาทถ้วน">
            <text:p>สี่ร้อยสองบาทถ้วน</text:p>
          </table:table-cell>
          <table:table-cell table:number-columns-repeated="2"/>
          <table:table-cell table:formula="of:=COM.MICROSOFT.BAHTTEXT([.$A408])" office:value-type="string" office:string-value="สี่ร้อยสองบาทถ้วน">
            <text:p>สี่ร้อยสองบาทถ้วน</text:p>
          </table:table-cell>
          <table:table-cell table:number-columns-repeated="2"/>
          <table:table-cell table:formula="of:=IF([.$C408]=[.$F4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3">
            <text:p>403</text:p>
          </table:table-cell>
          <table:table-cell/>
          <table:table-cell table:formula="of:=ORG.OPENOFFICE.ADDIN.SAMPLE.PYTHON.NUMBERTEXT.NUMBERTEXT.MONEYTEXT([.$A409];&quot;THB&quot;)" office:value-type="string" office:string-value="สี่ร้อยสามบาทถ้วน">
            <text:p>สี่ร้อยสามบาทถ้วน</text:p>
          </table:table-cell>
          <table:table-cell table:number-columns-repeated="2"/>
          <table:table-cell table:formula="of:=COM.MICROSOFT.BAHTTEXT([.$A409])" office:value-type="string" office:string-value="สี่ร้อยสามบาทถ้วน">
            <text:p>สี่ร้อยสามบาทถ้วน</text:p>
          </table:table-cell>
          <table:table-cell table:number-columns-repeated="2"/>
          <table:table-cell table:formula="of:=IF([.$C409]=[.$F4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4">
            <text:p>404</text:p>
          </table:table-cell>
          <table:table-cell/>
          <table:table-cell table:formula="of:=ORG.OPENOFFICE.ADDIN.SAMPLE.PYTHON.NUMBERTEXT.NUMBERTEXT.MONEYTEXT([.$A410];&quot;THB&quot;)" office:value-type="string" office:string-value="สี่ร้อยสี่บาทถ้วน">
            <text:p>สี่ร้อยสี่บาทถ้วน</text:p>
          </table:table-cell>
          <table:table-cell table:number-columns-repeated="2"/>
          <table:table-cell table:formula="of:=COM.MICROSOFT.BAHTTEXT([.$A410])" office:value-type="string" office:string-value="สี่ร้อยสี่บาทถ้วน">
            <text:p>สี่ร้อยสี่บาทถ้วน</text:p>
          </table:table-cell>
          <table:table-cell table:number-columns-repeated="2"/>
          <table:table-cell table:formula="of:=IF([.$C410]=[.$F4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5">
            <text:p>405</text:p>
          </table:table-cell>
          <table:table-cell/>
          <table:table-cell table:formula="of:=ORG.OPENOFFICE.ADDIN.SAMPLE.PYTHON.NUMBERTEXT.NUMBERTEXT.MONEYTEXT([.$A411];&quot;THB&quot;)" office:value-type="string" office:string-value="สี่ร้อยห้าบาทถ้วน">
            <text:p>สี่ร้อยห้าบาทถ้วน</text:p>
          </table:table-cell>
          <table:table-cell table:number-columns-repeated="2"/>
          <table:table-cell table:formula="of:=COM.MICROSOFT.BAHTTEXT([.$A411])" office:value-type="string" office:string-value="สี่ร้อยห้าบาทถ้วน">
            <text:p>สี่ร้อยห้าบาทถ้วน</text:p>
          </table:table-cell>
          <table:table-cell table:number-columns-repeated="2"/>
          <table:table-cell table:formula="of:=IF([.$C411]=[.$F4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6">
            <text:p>406</text:p>
          </table:table-cell>
          <table:table-cell/>
          <table:table-cell table:formula="of:=ORG.OPENOFFICE.ADDIN.SAMPLE.PYTHON.NUMBERTEXT.NUMBERTEXT.MONEYTEXT([.$A412];&quot;THB&quot;)" office:value-type="string" office:string-value="สี่ร้อยหกบาทถ้วน">
            <text:p>สี่ร้อยหกบาทถ้วน</text:p>
          </table:table-cell>
          <table:table-cell table:number-columns-repeated="2"/>
          <table:table-cell table:formula="of:=COM.MICROSOFT.BAHTTEXT([.$A412])" office:value-type="string" office:string-value="สี่ร้อยหกบาทถ้วน">
            <text:p>สี่ร้อยหกบาทถ้วน</text:p>
          </table:table-cell>
          <table:table-cell table:number-columns-repeated="2"/>
          <table:table-cell table:formula="of:=IF([.$C412]=[.$F4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7">
            <text:p>407</text:p>
          </table:table-cell>
          <table:table-cell/>
          <table:table-cell table:formula="of:=ORG.OPENOFFICE.ADDIN.SAMPLE.PYTHON.NUMBERTEXT.NUMBERTEXT.MONEYTEXT([.$A413];&quot;THB&quot;)" office:value-type="string" office:string-value="สี่ร้อยเจ็ดบาทถ้วน">
            <text:p>สี่ร้อยเจ็ดบาทถ้วน</text:p>
          </table:table-cell>
          <table:table-cell table:number-columns-repeated="2"/>
          <table:table-cell table:formula="of:=COM.MICROSOFT.BAHTTEXT([.$A413])" office:value-type="string" office:string-value="สี่ร้อยเจ็ดบาทถ้วน">
            <text:p>สี่ร้อยเจ็ดบาทถ้วน</text:p>
          </table:table-cell>
          <table:table-cell table:number-columns-repeated="2"/>
          <table:table-cell table:formula="of:=IF([.$C413]=[.$F4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8">
            <text:p>408</text:p>
          </table:table-cell>
          <table:table-cell/>
          <table:table-cell table:formula="of:=ORG.OPENOFFICE.ADDIN.SAMPLE.PYTHON.NUMBERTEXT.NUMBERTEXT.MONEYTEXT([.$A414];&quot;THB&quot;)" office:value-type="string" office:string-value="สี่ร้อยแปดบาทถ้วน">
            <text:p>สี่ร้อยแปดบาทถ้วน</text:p>
          </table:table-cell>
          <table:table-cell table:number-columns-repeated="2"/>
          <table:table-cell table:formula="of:=COM.MICROSOFT.BAHTTEXT([.$A414])" office:value-type="string" office:string-value="สี่ร้อยแปดบาทถ้วน">
            <text:p>สี่ร้อยแปดบาทถ้วน</text:p>
          </table:table-cell>
          <table:table-cell table:number-columns-repeated="2"/>
          <table:table-cell table:formula="of:=IF([.$C414]=[.$F4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09">
            <text:p>409</text:p>
          </table:table-cell>
          <table:table-cell/>
          <table:table-cell table:formula="of:=ORG.OPENOFFICE.ADDIN.SAMPLE.PYTHON.NUMBERTEXT.NUMBERTEXT.MONEYTEXT([.$A415];&quot;THB&quot;)" office:value-type="string" office:string-value="สี่ร้อยเก้าบาทถ้วน">
            <text:p>สี่ร้อยเก้าบาทถ้วน</text:p>
          </table:table-cell>
          <table:table-cell table:number-columns-repeated="2"/>
          <table:table-cell table:formula="of:=COM.MICROSOFT.BAHTTEXT([.$A415])" office:value-type="string" office:string-value="สี่ร้อยเก้าบาทถ้วน">
            <text:p>สี่ร้อยเก้าบาทถ้วน</text:p>
          </table:table-cell>
          <table:table-cell table:number-columns-repeated="2"/>
          <table:table-cell table:formula="of:=IF([.$C415]=[.$F4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formula="of:=ORG.OPENOFFICE.ADDIN.SAMPLE.PYTHON.NUMBERTEXT.NUMBERTEXT.MONEYTEXT([.$A416];&quot;THB&quot;)" office:value-type="string" office:string-value="สี่ร้อยสิบบาทถ้วน">
            <text:p>สี่ร้อยสิบบาทถ้วน</text:p>
          </table:table-cell>
          <table:table-cell table:number-columns-repeated="2"/>
          <table:table-cell table:formula="of:=COM.MICROSOFT.BAHTTEXT([.$A416])" office:value-type="string" office:string-value="สี่ร้อยสิบบาทถ้วน">
            <text:p>สี่ร้อยสิบบาทถ้วน</text:p>
          </table:table-cell>
          <table:table-cell table:number-columns-repeated="2"/>
          <table:table-cell table:formula="of:=IF([.$C416]=[.$F4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1">
            <text:p>411</text:p>
          </table:table-cell>
          <table:table-cell/>
          <table:table-cell table:formula="of:=ORG.OPENOFFICE.ADDIN.SAMPLE.PYTHON.NUMBERTEXT.NUMBERTEXT.MONEYTEXT([.$A417];&quot;THB&quot;)" office:value-type="string" office:string-value="สี่ร้อยสิบเอ็ดบาทถ้วน">
            <text:p>สี่ร้อยสิบเอ็ดบาทถ้วน</text:p>
          </table:table-cell>
          <table:table-cell table:number-columns-repeated="2"/>
          <table:table-cell table:formula="of:=COM.MICROSOFT.BAHTTEXT([.$A417])" office:value-type="string" office:string-value="สี่ร้อยสิบเอ็ดบาทถ้วน">
            <text:p>สี่ร้อยสิบเอ็ดบาทถ้วน</text:p>
          </table:table-cell>
          <table:table-cell table:number-columns-repeated="2"/>
          <table:table-cell table:formula="of:=IF([.$C417]=[.$F4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2">
            <text:p>412</text:p>
          </table:table-cell>
          <table:table-cell/>
          <table:table-cell table:formula="of:=ORG.OPENOFFICE.ADDIN.SAMPLE.PYTHON.NUMBERTEXT.NUMBERTEXT.MONEYTEXT([.$A418];&quot;THB&quot;)" office:value-type="string" office:string-value="สี่ร้อยสิบสองบาทถ้วน">
            <text:p>สี่ร้อยสิบสองบาทถ้วน</text:p>
          </table:table-cell>
          <table:table-cell table:number-columns-repeated="2"/>
          <table:table-cell table:formula="of:=COM.MICROSOFT.BAHTTEXT([.$A418])" office:value-type="string" office:string-value="สี่ร้อยสิบสองบาทถ้วน">
            <text:p>สี่ร้อยสิบสองบาทถ้วน</text:p>
          </table:table-cell>
          <table:table-cell table:number-columns-repeated="2"/>
          <table:table-cell table:formula="of:=IF([.$C418]=[.$F4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3">
            <text:p>413</text:p>
          </table:table-cell>
          <table:table-cell/>
          <table:table-cell table:formula="of:=ORG.OPENOFFICE.ADDIN.SAMPLE.PYTHON.NUMBERTEXT.NUMBERTEXT.MONEYTEXT([.$A419];&quot;THB&quot;)" office:value-type="string" office:string-value="สี่ร้อยสิบสามบาทถ้วน">
            <text:p>สี่ร้อยสิบสามบาทถ้วน</text:p>
          </table:table-cell>
          <table:table-cell table:number-columns-repeated="2"/>
          <table:table-cell table:formula="of:=COM.MICROSOFT.BAHTTEXT([.$A419])" office:value-type="string" office:string-value="สี่ร้อยสิบสามบาทถ้วน">
            <text:p>สี่ร้อยสิบสามบาทถ้วน</text:p>
          </table:table-cell>
          <table:table-cell table:number-columns-repeated="2"/>
          <table:table-cell table:formula="of:=IF([.$C419]=[.$F4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4">
            <text:p>414</text:p>
          </table:table-cell>
          <table:table-cell/>
          <table:table-cell table:formula="of:=ORG.OPENOFFICE.ADDIN.SAMPLE.PYTHON.NUMBERTEXT.NUMBERTEXT.MONEYTEXT([.$A420];&quot;THB&quot;)" office:value-type="string" office:string-value="สี่ร้อยสิบสี่บาทถ้วน">
            <text:p>สี่ร้อยสิบสี่บาทถ้วน</text:p>
          </table:table-cell>
          <table:table-cell table:number-columns-repeated="2"/>
          <table:table-cell table:formula="of:=COM.MICROSOFT.BAHTTEXT([.$A420])" office:value-type="string" office:string-value="สี่ร้อยสิบสี่บาทถ้วน">
            <text:p>สี่ร้อยสิบสี่บาทถ้วน</text:p>
          </table:table-cell>
          <table:table-cell table:number-columns-repeated="2"/>
          <table:table-cell table:formula="of:=IF([.$C420]=[.$F4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5">
            <text:p>415</text:p>
          </table:table-cell>
          <table:table-cell/>
          <table:table-cell table:formula="of:=ORG.OPENOFFICE.ADDIN.SAMPLE.PYTHON.NUMBERTEXT.NUMBERTEXT.MONEYTEXT([.$A421];&quot;THB&quot;)" office:value-type="string" office:string-value="สี่ร้อยสิบห้าบาทถ้วน">
            <text:p>สี่ร้อยสิบห้าบาทถ้วน</text:p>
          </table:table-cell>
          <table:table-cell table:number-columns-repeated="2"/>
          <table:table-cell table:formula="of:=COM.MICROSOFT.BAHTTEXT([.$A421])" office:value-type="string" office:string-value="สี่ร้อยสิบห้าบาทถ้วน">
            <text:p>สี่ร้อยสิบห้าบาทถ้วน</text:p>
          </table:table-cell>
          <table:table-cell table:number-columns-repeated="2"/>
          <table:table-cell table:formula="of:=IF([.$C421]=[.$F4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6">
            <text:p>416</text:p>
          </table:table-cell>
          <table:table-cell/>
          <table:table-cell table:formula="of:=ORG.OPENOFFICE.ADDIN.SAMPLE.PYTHON.NUMBERTEXT.NUMBERTEXT.MONEYTEXT([.$A422];&quot;THB&quot;)" office:value-type="string" office:string-value="สี่ร้อยสิบหกบาทถ้วน">
            <text:p>สี่ร้อยสิบหกบาทถ้วน</text:p>
          </table:table-cell>
          <table:table-cell table:number-columns-repeated="2"/>
          <table:table-cell table:formula="of:=COM.MICROSOFT.BAHTTEXT([.$A422])" office:value-type="string" office:string-value="สี่ร้อยสิบหกบาทถ้วน">
            <text:p>สี่ร้อยสิบหกบาทถ้วน</text:p>
          </table:table-cell>
          <table:table-cell table:number-columns-repeated="2"/>
          <table:table-cell table:formula="of:=IF([.$C422]=[.$F4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7">
            <text:p>417</text:p>
          </table:table-cell>
          <table:table-cell/>
          <table:table-cell table:formula="of:=ORG.OPENOFFICE.ADDIN.SAMPLE.PYTHON.NUMBERTEXT.NUMBERTEXT.MONEYTEXT([.$A423];&quot;THB&quot;)" office:value-type="string" office:string-value="สี่ร้อยสิบเจ็ดบาทถ้วน">
            <text:p>สี่ร้อยสิบเจ็ดบาทถ้วน</text:p>
          </table:table-cell>
          <table:table-cell table:number-columns-repeated="2"/>
          <table:table-cell table:formula="of:=COM.MICROSOFT.BAHTTEXT([.$A423])" office:value-type="string" office:string-value="สี่ร้อยสิบเจ็ดบาทถ้วน">
            <text:p>สี่ร้อยสิบเจ็ดบาทถ้วน</text:p>
          </table:table-cell>
          <table:table-cell table:number-columns-repeated="2"/>
          <table:table-cell table:formula="of:=IF([.$C423]=[.$F4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8">
            <text:p>418</text:p>
          </table:table-cell>
          <table:table-cell/>
          <table:table-cell table:formula="of:=ORG.OPENOFFICE.ADDIN.SAMPLE.PYTHON.NUMBERTEXT.NUMBERTEXT.MONEYTEXT([.$A424];&quot;THB&quot;)" office:value-type="string" office:string-value="สี่ร้อยสิบแปดบาทถ้วน">
            <text:p>สี่ร้อยสิบแปดบาทถ้วน</text:p>
          </table:table-cell>
          <table:table-cell table:number-columns-repeated="2"/>
          <table:table-cell table:formula="of:=COM.MICROSOFT.BAHTTEXT([.$A424])" office:value-type="string" office:string-value="สี่ร้อยสิบแปดบาทถ้วน">
            <text:p>สี่ร้อยสิบแปดบาทถ้วน</text:p>
          </table:table-cell>
          <table:table-cell table:number-columns-repeated="2"/>
          <table:table-cell table:formula="of:=IF([.$C424]=[.$F4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19">
            <text:p>419</text:p>
          </table:table-cell>
          <table:table-cell/>
          <table:table-cell table:formula="of:=ORG.OPENOFFICE.ADDIN.SAMPLE.PYTHON.NUMBERTEXT.NUMBERTEXT.MONEYTEXT([.$A425];&quot;THB&quot;)" office:value-type="string" office:string-value="สี่ร้อยสิบเก้าบาทถ้วน">
            <text:p>สี่ร้อยสิบเก้าบาทถ้วน</text:p>
          </table:table-cell>
          <table:table-cell table:number-columns-repeated="2"/>
          <table:table-cell table:formula="of:=COM.MICROSOFT.BAHTTEXT([.$A425])" office:value-type="string" office:string-value="สี่ร้อยสิบเก้าบาทถ้วน">
            <text:p>สี่ร้อยสิบเก้าบาทถ้วน</text:p>
          </table:table-cell>
          <table:table-cell table:number-columns-repeated="2"/>
          <table:table-cell table:formula="of:=IF([.$C425]=[.$F4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0">
            <text:p>420</text:p>
          </table:table-cell>
          <table:table-cell/>
          <table:table-cell table:formula="of:=ORG.OPENOFFICE.ADDIN.SAMPLE.PYTHON.NUMBERTEXT.NUMBERTEXT.MONEYTEXT([.$A426];&quot;THB&quot;)" office:value-type="string" office:string-value="สี่ร้อยยี่สิบบาทถ้วน">
            <text:p>สี่ร้อยยี่สิบบาทถ้วน</text:p>
          </table:table-cell>
          <table:table-cell table:number-columns-repeated="2"/>
          <table:table-cell table:formula="of:=COM.MICROSOFT.BAHTTEXT([.$A426])" office:value-type="string" office:string-value="สี่ร้อยยี่สิบบาทถ้วน">
            <text:p>สี่ร้อยยี่สิบบาทถ้วน</text:p>
          </table:table-cell>
          <table:table-cell table:number-columns-repeated="2"/>
          <table:table-cell table:formula="of:=IF([.$C426]=[.$F4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1">
            <text:p>421</text:p>
          </table:table-cell>
          <table:table-cell/>
          <table:table-cell table:formula="of:=ORG.OPENOFFICE.ADDIN.SAMPLE.PYTHON.NUMBERTEXT.NUMBERTEXT.MONEYTEXT([.$A427];&quot;THB&quot;)" office:value-type="string" office:string-value="สี่ร้อยยี่สิบเอ็ดบาทถ้วน">
            <text:p>สี่ร้อยยี่สิบเอ็ดบาทถ้วน</text:p>
          </table:table-cell>
          <table:table-cell table:number-columns-repeated="2"/>
          <table:table-cell table:formula="of:=COM.MICROSOFT.BAHTTEXT([.$A427])" office:value-type="string" office:string-value="สี่ร้อยยี่สิบเอ็ดบาทถ้วน">
            <text:p>สี่ร้อยยี่สิบเอ็ดบาทถ้วน</text:p>
          </table:table-cell>
          <table:table-cell table:number-columns-repeated="2"/>
          <table:table-cell table:formula="of:=IF([.$C427]=[.$F4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2">
            <text:p>422</text:p>
          </table:table-cell>
          <table:table-cell/>
          <table:table-cell table:formula="of:=ORG.OPENOFFICE.ADDIN.SAMPLE.PYTHON.NUMBERTEXT.NUMBERTEXT.MONEYTEXT([.$A428];&quot;THB&quot;)" office:value-type="string" office:string-value="สี่ร้อยยี่สิบสองบาทถ้วน">
            <text:p>สี่ร้อยยี่สิบสองบาทถ้วน</text:p>
          </table:table-cell>
          <table:table-cell table:number-columns-repeated="2"/>
          <table:table-cell table:formula="of:=COM.MICROSOFT.BAHTTEXT([.$A428])" office:value-type="string" office:string-value="สี่ร้อยยี่สิบสองบาทถ้วน">
            <text:p>สี่ร้อยยี่สิบสองบาทถ้วน</text:p>
          </table:table-cell>
          <table:table-cell table:number-columns-repeated="2"/>
          <table:table-cell table:formula="of:=IF([.$C428]=[.$F4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3">
            <text:p>423</text:p>
          </table:table-cell>
          <table:table-cell/>
          <table:table-cell table:formula="of:=ORG.OPENOFFICE.ADDIN.SAMPLE.PYTHON.NUMBERTEXT.NUMBERTEXT.MONEYTEXT([.$A429];&quot;THB&quot;)" office:value-type="string" office:string-value="สี่ร้อยยี่สิบสามบาทถ้วน">
            <text:p>สี่ร้อยยี่สิบสามบาทถ้วน</text:p>
          </table:table-cell>
          <table:table-cell table:number-columns-repeated="2"/>
          <table:table-cell table:formula="of:=COM.MICROSOFT.BAHTTEXT([.$A429])" office:value-type="string" office:string-value="สี่ร้อยยี่สิบสามบาทถ้วน">
            <text:p>สี่ร้อยยี่สิบสามบาทถ้วน</text:p>
          </table:table-cell>
          <table:table-cell table:number-columns-repeated="2"/>
          <table:table-cell table:formula="of:=IF([.$C429]=[.$F4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4">
            <text:p>424</text:p>
          </table:table-cell>
          <table:table-cell/>
          <table:table-cell table:formula="of:=ORG.OPENOFFICE.ADDIN.SAMPLE.PYTHON.NUMBERTEXT.NUMBERTEXT.MONEYTEXT([.$A430];&quot;THB&quot;)" office:value-type="string" office:string-value="สี่ร้อยยี่สิบสี่บาทถ้วน">
            <text:p>สี่ร้อยยี่สิบสี่บาทถ้วน</text:p>
          </table:table-cell>
          <table:table-cell table:number-columns-repeated="2"/>
          <table:table-cell table:formula="of:=COM.MICROSOFT.BAHTTEXT([.$A430])" office:value-type="string" office:string-value="สี่ร้อยยี่สิบสี่บาทถ้วน">
            <text:p>สี่ร้อยยี่สิบสี่บาทถ้วน</text:p>
          </table:table-cell>
          <table:table-cell table:number-columns-repeated="2"/>
          <table:table-cell table:formula="of:=IF([.$C430]=[.$F4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5">
            <text:p>425</text:p>
          </table:table-cell>
          <table:table-cell/>
          <table:table-cell table:formula="of:=ORG.OPENOFFICE.ADDIN.SAMPLE.PYTHON.NUMBERTEXT.NUMBERTEXT.MONEYTEXT([.$A431];&quot;THB&quot;)" office:value-type="string" office:string-value="สี่ร้อยยี่สิบห้าบาทถ้วน">
            <text:p>สี่ร้อยยี่สิบห้าบาทถ้วน</text:p>
          </table:table-cell>
          <table:table-cell table:number-columns-repeated="2"/>
          <table:table-cell table:formula="of:=COM.MICROSOFT.BAHTTEXT([.$A431])" office:value-type="string" office:string-value="สี่ร้อยยี่สิบห้าบาทถ้วน">
            <text:p>สี่ร้อยยี่สิบห้าบาทถ้วน</text:p>
          </table:table-cell>
          <table:table-cell table:number-columns-repeated="2"/>
          <table:table-cell table:formula="of:=IF([.$C431]=[.$F4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6">
            <text:p>426</text:p>
          </table:table-cell>
          <table:table-cell/>
          <table:table-cell table:formula="of:=ORG.OPENOFFICE.ADDIN.SAMPLE.PYTHON.NUMBERTEXT.NUMBERTEXT.MONEYTEXT([.$A432];&quot;THB&quot;)" office:value-type="string" office:string-value="สี่ร้อยยี่สิบหกบาทถ้วน">
            <text:p>สี่ร้อยยี่สิบหกบาทถ้วน</text:p>
          </table:table-cell>
          <table:table-cell table:number-columns-repeated="2"/>
          <table:table-cell table:formula="of:=COM.MICROSOFT.BAHTTEXT([.$A432])" office:value-type="string" office:string-value="สี่ร้อยยี่สิบหกบาทถ้วน">
            <text:p>สี่ร้อยยี่สิบหกบาทถ้วน</text:p>
          </table:table-cell>
          <table:table-cell table:number-columns-repeated="2"/>
          <table:table-cell table:formula="of:=IF([.$C432]=[.$F4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7">
            <text:p>427</text:p>
          </table:table-cell>
          <table:table-cell/>
          <table:table-cell table:formula="of:=ORG.OPENOFFICE.ADDIN.SAMPLE.PYTHON.NUMBERTEXT.NUMBERTEXT.MONEYTEXT([.$A433];&quot;THB&quot;)" office:value-type="string" office:string-value="สี่ร้อยยี่สิบเจ็ดบาทถ้วน">
            <text:p>สี่ร้อยยี่สิบเจ็ดบาทถ้วน</text:p>
          </table:table-cell>
          <table:table-cell table:number-columns-repeated="2"/>
          <table:table-cell table:formula="of:=COM.MICROSOFT.BAHTTEXT([.$A433])" office:value-type="string" office:string-value="สี่ร้อยยี่สิบเจ็ดบาทถ้วน">
            <text:p>สี่ร้อยยี่สิบเจ็ดบาทถ้วน</text:p>
          </table:table-cell>
          <table:table-cell table:number-columns-repeated="2"/>
          <table:table-cell table:formula="of:=IF([.$C433]=[.$F4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8">
            <text:p>428</text:p>
          </table:table-cell>
          <table:table-cell/>
          <table:table-cell table:formula="of:=ORG.OPENOFFICE.ADDIN.SAMPLE.PYTHON.NUMBERTEXT.NUMBERTEXT.MONEYTEXT([.$A434];&quot;THB&quot;)" office:value-type="string" office:string-value="สี่ร้อยยี่สิบแปดบาทถ้วน">
            <text:p>สี่ร้อยยี่สิบแปดบาทถ้วน</text:p>
          </table:table-cell>
          <table:table-cell table:number-columns-repeated="2"/>
          <table:table-cell table:formula="of:=COM.MICROSOFT.BAHTTEXT([.$A434])" office:value-type="string" office:string-value="สี่ร้อยยี่สิบแปดบาทถ้วน">
            <text:p>สี่ร้อยยี่สิบแปดบาทถ้วน</text:p>
          </table:table-cell>
          <table:table-cell table:number-columns-repeated="2"/>
          <table:table-cell table:formula="of:=IF([.$C434]=[.$F4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29">
            <text:p>429</text:p>
          </table:table-cell>
          <table:table-cell/>
          <table:table-cell table:formula="of:=ORG.OPENOFFICE.ADDIN.SAMPLE.PYTHON.NUMBERTEXT.NUMBERTEXT.MONEYTEXT([.$A435];&quot;THB&quot;)" office:value-type="string" office:string-value="สี่ร้อยยี่สิบเก้าบาทถ้วน">
            <text:p>สี่ร้อยยี่สิบเก้าบาทถ้วน</text:p>
          </table:table-cell>
          <table:table-cell table:number-columns-repeated="2"/>
          <table:table-cell table:formula="of:=COM.MICROSOFT.BAHTTEXT([.$A435])" office:value-type="string" office:string-value="สี่ร้อยยี่สิบเก้าบาทถ้วน">
            <text:p>สี่ร้อยยี่สิบเก้าบาทถ้วน</text:p>
          </table:table-cell>
          <table:table-cell table:number-columns-repeated="2"/>
          <table:table-cell table:formula="of:=IF([.$C435]=[.$F4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0">
            <text:p>430</text:p>
          </table:table-cell>
          <table:table-cell/>
          <table:table-cell table:formula="of:=ORG.OPENOFFICE.ADDIN.SAMPLE.PYTHON.NUMBERTEXT.NUMBERTEXT.MONEYTEXT([.$A436];&quot;THB&quot;)" office:value-type="string" office:string-value="สี่ร้อยสามสิบบาทถ้วน">
            <text:p>สี่ร้อยสามสิบบาทถ้วน</text:p>
          </table:table-cell>
          <table:table-cell table:number-columns-repeated="2"/>
          <table:table-cell table:formula="of:=COM.MICROSOFT.BAHTTEXT([.$A436])" office:value-type="string" office:string-value="สี่ร้อยสามสิบบาทถ้วน">
            <text:p>สี่ร้อยสามสิบบาทถ้วน</text:p>
          </table:table-cell>
          <table:table-cell table:number-columns-repeated="2"/>
          <table:table-cell table:formula="of:=IF([.$C436]=[.$F4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1">
            <text:p>431</text:p>
          </table:table-cell>
          <table:table-cell/>
          <table:table-cell table:formula="of:=ORG.OPENOFFICE.ADDIN.SAMPLE.PYTHON.NUMBERTEXT.NUMBERTEXT.MONEYTEXT([.$A437];&quot;THB&quot;)" office:value-type="string" office:string-value="สี่ร้อยสามสิบเอ็ดบาทถ้วน">
            <text:p>สี่ร้อยสามสิบเอ็ดบาทถ้วน</text:p>
          </table:table-cell>
          <table:table-cell table:number-columns-repeated="2"/>
          <table:table-cell table:formula="of:=COM.MICROSOFT.BAHTTEXT([.$A437])" office:value-type="string" office:string-value="สี่ร้อยสามสิบเอ็ดบาทถ้วน">
            <text:p>สี่ร้อยสามสิบเอ็ดบาทถ้วน</text:p>
          </table:table-cell>
          <table:table-cell table:number-columns-repeated="2"/>
          <table:table-cell table:formula="of:=IF([.$C437]=[.$F4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/>
          <table:table-cell table:formula="of:=ORG.OPENOFFICE.ADDIN.SAMPLE.PYTHON.NUMBERTEXT.NUMBERTEXT.MONEYTEXT([.$A438];&quot;THB&quot;)" office:value-type="string" office:string-value="สี่ร้อยสามสิบสองบาทถ้วน">
            <text:p>สี่ร้อยสามสิบสองบาทถ้วน</text:p>
          </table:table-cell>
          <table:table-cell table:number-columns-repeated="2"/>
          <table:table-cell table:formula="of:=COM.MICROSOFT.BAHTTEXT([.$A438])" office:value-type="string" office:string-value="สี่ร้อยสามสิบสองบาทถ้วน">
            <text:p>สี่ร้อยสามสิบสองบาทถ้วน</text:p>
          </table:table-cell>
          <table:table-cell table:number-columns-repeated="2"/>
          <table:table-cell table:formula="of:=IF([.$C438]=[.$F4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/>
          <table:table-cell table:formula="of:=ORG.OPENOFFICE.ADDIN.SAMPLE.PYTHON.NUMBERTEXT.NUMBERTEXT.MONEYTEXT([.$A439];&quot;THB&quot;)" office:value-type="string" office:string-value="สี่ร้อยสามสิบสามบาทถ้วน">
            <text:p>สี่ร้อยสามสิบสามบาทถ้วน</text:p>
          </table:table-cell>
          <table:table-cell table:number-columns-repeated="2"/>
          <table:table-cell table:formula="of:=COM.MICROSOFT.BAHTTEXT([.$A439])" office:value-type="string" office:string-value="สี่ร้อยสามสิบสามบาทถ้วน">
            <text:p>สี่ร้อยสามสิบสามบาทถ้วน</text:p>
          </table:table-cell>
          <table:table-cell table:number-columns-repeated="2"/>
          <table:table-cell table:formula="of:=IF([.$C439]=[.$F4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4">
            <text:p>434</text:p>
          </table:table-cell>
          <table:table-cell/>
          <table:table-cell table:formula="of:=ORG.OPENOFFICE.ADDIN.SAMPLE.PYTHON.NUMBERTEXT.NUMBERTEXT.MONEYTEXT([.$A440];&quot;THB&quot;)" office:value-type="string" office:string-value="สี่ร้อยสามสิบสี่บาทถ้วน">
            <text:p>สี่ร้อยสามสิบสี่บาทถ้วน</text:p>
          </table:table-cell>
          <table:table-cell table:number-columns-repeated="2"/>
          <table:table-cell table:formula="of:=COM.MICROSOFT.BAHTTEXT([.$A440])" office:value-type="string" office:string-value="สี่ร้อยสามสิบสี่บาทถ้วน">
            <text:p>สี่ร้อยสามสิบสี่บาทถ้วน</text:p>
          </table:table-cell>
          <table:table-cell table:number-columns-repeated="2"/>
          <table:table-cell table:formula="of:=IF([.$C440]=[.$F4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5">
            <text:p>435</text:p>
          </table:table-cell>
          <table:table-cell/>
          <table:table-cell table:formula="of:=ORG.OPENOFFICE.ADDIN.SAMPLE.PYTHON.NUMBERTEXT.NUMBERTEXT.MONEYTEXT([.$A441];&quot;THB&quot;)" office:value-type="string" office:string-value="สี่ร้อยสามสิบห้าบาทถ้วน">
            <text:p>สี่ร้อยสามสิบห้าบาทถ้วน</text:p>
          </table:table-cell>
          <table:table-cell table:number-columns-repeated="2"/>
          <table:table-cell table:formula="of:=COM.MICROSOFT.BAHTTEXT([.$A441])" office:value-type="string" office:string-value="สี่ร้อยสามสิบห้าบาทถ้วน">
            <text:p>สี่ร้อยสามสิบห้าบาทถ้วน</text:p>
          </table:table-cell>
          <table:table-cell table:number-columns-repeated="2"/>
          <table:table-cell table:formula="of:=IF([.$C441]=[.$F4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6">
            <text:p>436</text:p>
          </table:table-cell>
          <table:table-cell/>
          <table:table-cell table:formula="of:=ORG.OPENOFFICE.ADDIN.SAMPLE.PYTHON.NUMBERTEXT.NUMBERTEXT.MONEYTEXT([.$A442];&quot;THB&quot;)" office:value-type="string" office:string-value="สี่ร้อยสามสิบหกบาทถ้วน">
            <text:p>สี่ร้อยสามสิบหกบาทถ้วน</text:p>
          </table:table-cell>
          <table:table-cell table:number-columns-repeated="2"/>
          <table:table-cell table:formula="of:=COM.MICROSOFT.BAHTTEXT([.$A442])" office:value-type="string" office:string-value="สี่ร้อยสามสิบหกบาทถ้วน">
            <text:p>สี่ร้อยสามสิบหกบาทถ้วน</text:p>
          </table:table-cell>
          <table:table-cell table:number-columns-repeated="2"/>
          <table:table-cell table:formula="of:=IF([.$C442]=[.$F4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7">
            <text:p>437</text:p>
          </table:table-cell>
          <table:table-cell/>
          <table:table-cell table:formula="of:=ORG.OPENOFFICE.ADDIN.SAMPLE.PYTHON.NUMBERTEXT.NUMBERTEXT.MONEYTEXT([.$A443];&quot;THB&quot;)" office:value-type="string" office:string-value="สี่ร้อยสามสิบเจ็ดบาทถ้วน">
            <text:p>สี่ร้อยสามสิบเจ็ดบาทถ้วน</text:p>
          </table:table-cell>
          <table:table-cell table:number-columns-repeated="2"/>
          <table:table-cell table:formula="of:=COM.MICROSOFT.BAHTTEXT([.$A443])" office:value-type="string" office:string-value="สี่ร้อยสามสิบเจ็ดบาทถ้วน">
            <text:p>สี่ร้อยสามสิบเจ็ดบาทถ้วน</text:p>
          </table:table-cell>
          <table:table-cell table:number-columns-repeated="2"/>
          <table:table-cell table:formula="of:=IF([.$C443]=[.$F4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8">
            <text:p>438</text:p>
          </table:table-cell>
          <table:table-cell/>
          <table:table-cell table:formula="of:=ORG.OPENOFFICE.ADDIN.SAMPLE.PYTHON.NUMBERTEXT.NUMBERTEXT.MONEYTEXT([.$A444];&quot;THB&quot;)" office:value-type="string" office:string-value="สี่ร้อยสามสิบแปดบาทถ้วน">
            <text:p>สี่ร้อยสามสิบแปดบาทถ้วน</text:p>
          </table:table-cell>
          <table:table-cell table:number-columns-repeated="2"/>
          <table:table-cell table:formula="of:=COM.MICROSOFT.BAHTTEXT([.$A444])" office:value-type="string" office:string-value="สี่ร้อยสามสิบแปดบาทถ้วน">
            <text:p>สี่ร้อยสามสิบแปดบาทถ้วน</text:p>
          </table:table-cell>
          <table:table-cell table:number-columns-repeated="2"/>
          <table:table-cell table:formula="of:=IF([.$C444]=[.$F4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39">
            <text:p>439</text:p>
          </table:table-cell>
          <table:table-cell/>
          <table:table-cell table:formula="of:=ORG.OPENOFFICE.ADDIN.SAMPLE.PYTHON.NUMBERTEXT.NUMBERTEXT.MONEYTEXT([.$A445];&quot;THB&quot;)" office:value-type="string" office:string-value="สี่ร้อยสามสิบเก้าบาทถ้วน">
            <text:p>สี่ร้อยสามสิบเก้าบาทถ้วน</text:p>
          </table:table-cell>
          <table:table-cell table:number-columns-repeated="2"/>
          <table:table-cell table:formula="of:=COM.MICROSOFT.BAHTTEXT([.$A445])" office:value-type="string" office:string-value="สี่ร้อยสามสิบเก้าบาทถ้วน">
            <text:p>สี่ร้อยสามสิบเก้าบาทถ้วน</text:p>
          </table:table-cell>
          <table:table-cell table:number-columns-repeated="2"/>
          <table:table-cell table:formula="of:=IF([.$C445]=[.$F4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0">
            <text:p>440</text:p>
          </table:table-cell>
          <table:table-cell/>
          <table:table-cell table:formula="of:=ORG.OPENOFFICE.ADDIN.SAMPLE.PYTHON.NUMBERTEXT.NUMBERTEXT.MONEYTEXT([.$A446];&quot;THB&quot;)" office:value-type="string" office:string-value="สี่ร้อยสี่สิบบาทถ้วน">
            <text:p>สี่ร้อยสี่สิบบาทถ้วน</text:p>
          </table:table-cell>
          <table:table-cell table:number-columns-repeated="2"/>
          <table:table-cell table:formula="of:=COM.MICROSOFT.BAHTTEXT([.$A446])" office:value-type="string" office:string-value="สี่ร้อยสี่สิบบาทถ้วน">
            <text:p>สี่ร้อยสี่สิบบาทถ้วน</text:p>
          </table:table-cell>
          <table:table-cell table:number-columns-repeated="2"/>
          <table:table-cell table:formula="of:=IF([.$C446]=[.$F4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1">
            <text:p>441</text:p>
          </table:table-cell>
          <table:table-cell/>
          <table:table-cell table:formula="of:=ORG.OPENOFFICE.ADDIN.SAMPLE.PYTHON.NUMBERTEXT.NUMBERTEXT.MONEYTEXT([.$A447];&quot;THB&quot;)" office:value-type="string" office:string-value="สี่ร้อยสี่สิบเอ็ดบาทถ้วน">
            <text:p>สี่ร้อยสี่สิบเอ็ดบาทถ้วน</text:p>
          </table:table-cell>
          <table:table-cell table:number-columns-repeated="2"/>
          <table:table-cell table:formula="of:=COM.MICROSOFT.BAHTTEXT([.$A447])" office:value-type="string" office:string-value="สี่ร้อยสี่สิบเอ็ดบาทถ้วน">
            <text:p>สี่ร้อยสี่สิบเอ็ดบาทถ้วน</text:p>
          </table:table-cell>
          <table:table-cell table:number-columns-repeated="2"/>
          <table:table-cell table:formula="of:=IF([.$C447]=[.$F4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2">
            <text:p>442</text:p>
          </table:table-cell>
          <table:table-cell/>
          <table:table-cell table:formula="of:=ORG.OPENOFFICE.ADDIN.SAMPLE.PYTHON.NUMBERTEXT.NUMBERTEXT.MONEYTEXT([.$A448];&quot;THB&quot;)" office:value-type="string" office:string-value="สี่ร้อยสี่สิบสองบาทถ้วน">
            <text:p>สี่ร้อยสี่สิบสองบาทถ้วน</text:p>
          </table:table-cell>
          <table:table-cell table:number-columns-repeated="2"/>
          <table:table-cell table:formula="of:=COM.MICROSOFT.BAHTTEXT([.$A448])" office:value-type="string" office:string-value="สี่ร้อยสี่สิบสองบาทถ้วน">
            <text:p>สี่ร้อยสี่สิบสองบาทถ้วน</text:p>
          </table:table-cell>
          <table:table-cell table:number-columns-repeated="2"/>
          <table:table-cell table:formula="of:=IF([.$C448]=[.$F4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3">
            <text:p>443</text:p>
          </table:table-cell>
          <table:table-cell/>
          <table:table-cell table:formula="of:=ORG.OPENOFFICE.ADDIN.SAMPLE.PYTHON.NUMBERTEXT.NUMBERTEXT.MONEYTEXT([.$A449];&quot;THB&quot;)" office:value-type="string" office:string-value="สี่ร้อยสี่สิบสามบาทถ้วน">
            <text:p>สี่ร้อยสี่สิบสามบาทถ้วน</text:p>
          </table:table-cell>
          <table:table-cell table:number-columns-repeated="2"/>
          <table:table-cell table:formula="of:=COM.MICROSOFT.BAHTTEXT([.$A449])" office:value-type="string" office:string-value="สี่ร้อยสี่สิบสามบาทถ้วน">
            <text:p>สี่ร้อยสี่สิบสามบาทถ้วน</text:p>
          </table:table-cell>
          <table:table-cell table:number-columns-repeated="2"/>
          <table:table-cell table:formula="of:=IF([.$C449]=[.$F4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4">
            <text:p>444</text:p>
          </table:table-cell>
          <table:table-cell/>
          <table:table-cell table:formula="of:=ORG.OPENOFFICE.ADDIN.SAMPLE.PYTHON.NUMBERTEXT.NUMBERTEXT.MONEYTEXT([.$A450];&quot;THB&quot;)" office:value-type="string" office:string-value="สี่ร้อยสี่สิบสี่บาทถ้วน">
            <text:p>สี่ร้อยสี่สิบสี่บาทถ้วน</text:p>
          </table:table-cell>
          <table:table-cell table:number-columns-repeated="2"/>
          <table:table-cell table:formula="of:=COM.MICROSOFT.BAHTTEXT([.$A450])" office:value-type="string" office:string-value="สี่ร้อยสี่สิบสี่บาทถ้วน">
            <text:p>สี่ร้อยสี่สิบสี่บาทถ้วน</text:p>
          </table:table-cell>
          <table:table-cell table:number-columns-repeated="2"/>
          <table:table-cell table:formula="of:=IF([.$C450]=[.$F4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5">
            <text:p>445</text:p>
          </table:table-cell>
          <table:table-cell/>
          <table:table-cell table:formula="of:=ORG.OPENOFFICE.ADDIN.SAMPLE.PYTHON.NUMBERTEXT.NUMBERTEXT.MONEYTEXT([.$A451];&quot;THB&quot;)" office:value-type="string" office:string-value="สี่ร้อยสี่สิบห้าบาทถ้วน">
            <text:p>สี่ร้อยสี่สิบห้าบาทถ้วน</text:p>
          </table:table-cell>
          <table:table-cell table:number-columns-repeated="2"/>
          <table:table-cell table:formula="of:=COM.MICROSOFT.BAHTTEXT([.$A451])" office:value-type="string" office:string-value="สี่ร้อยสี่สิบห้าบาทถ้วน">
            <text:p>สี่ร้อยสี่สิบห้าบาทถ้วน</text:p>
          </table:table-cell>
          <table:table-cell table:number-columns-repeated="2"/>
          <table:table-cell table:formula="of:=IF([.$C451]=[.$F4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6">
            <text:p>446</text:p>
          </table:table-cell>
          <table:table-cell/>
          <table:table-cell table:formula="of:=ORG.OPENOFFICE.ADDIN.SAMPLE.PYTHON.NUMBERTEXT.NUMBERTEXT.MONEYTEXT([.$A452];&quot;THB&quot;)" office:value-type="string" office:string-value="สี่ร้อยสี่สิบหกบาทถ้วน">
            <text:p>สี่ร้อยสี่สิบหกบาทถ้วน</text:p>
          </table:table-cell>
          <table:table-cell table:number-columns-repeated="2"/>
          <table:table-cell table:formula="of:=COM.MICROSOFT.BAHTTEXT([.$A452])" office:value-type="string" office:string-value="สี่ร้อยสี่สิบหกบาทถ้วน">
            <text:p>สี่ร้อยสี่สิบหกบาทถ้วน</text:p>
          </table:table-cell>
          <table:table-cell table:number-columns-repeated="2"/>
          <table:table-cell table:formula="of:=IF([.$C452]=[.$F4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7">
            <text:p>447</text:p>
          </table:table-cell>
          <table:table-cell/>
          <table:table-cell table:formula="of:=ORG.OPENOFFICE.ADDIN.SAMPLE.PYTHON.NUMBERTEXT.NUMBERTEXT.MONEYTEXT([.$A453];&quot;THB&quot;)" office:value-type="string" office:string-value="สี่ร้อยสี่สิบเจ็ดบาทถ้วน">
            <text:p>สี่ร้อยสี่สิบเจ็ดบาทถ้วน</text:p>
          </table:table-cell>
          <table:table-cell table:number-columns-repeated="2"/>
          <table:table-cell table:formula="of:=COM.MICROSOFT.BAHTTEXT([.$A453])" office:value-type="string" office:string-value="สี่ร้อยสี่สิบเจ็ดบาทถ้วน">
            <text:p>สี่ร้อยสี่สิบเจ็ดบาทถ้วน</text:p>
          </table:table-cell>
          <table:table-cell table:number-columns-repeated="2"/>
          <table:table-cell table:formula="of:=IF([.$C453]=[.$F4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8">
            <text:p>448</text:p>
          </table:table-cell>
          <table:table-cell/>
          <table:table-cell table:formula="of:=ORG.OPENOFFICE.ADDIN.SAMPLE.PYTHON.NUMBERTEXT.NUMBERTEXT.MONEYTEXT([.$A454];&quot;THB&quot;)" office:value-type="string" office:string-value="สี่ร้อยสี่สิบแปดบาทถ้วน">
            <text:p>สี่ร้อยสี่สิบแปดบาทถ้วน</text:p>
          </table:table-cell>
          <table:table-cell table:number-columns-repeated="2"/>
          <table:table-cell table:formula="of:=COM.MICROSOFT.BAHTTEXT([.$A454])" office:value-type="string" office:string-value="สี่ร้อยสี่สิบแปดบาทถ้วน">
            <text:p>สี่ร้อยสี่สิบแปดบาทถ้วน</text:p>
          </table:table-cell>
          <table:table-cell table:number-columns-repeated="2"/>
          <table:table-cell table:formula="of:=IF([.$C454]=[.$F4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49">
            <text:p>449</text:p>
          </table:table-cell>
          <table:table-cell/>
          <table:table-cell table:formula="of:=ORG.OPENOFFICE.ADDIN.SAMPLE.PYTHON.NUMBERTEXT.NUMBERTEXT.MONEYTEXT([.$A455];&quot;THB&quot;)" office:value-type="string" office:string-value="สี่ร้อยสี่สิบเก้าบาทถ้วน">
            <text:p>สี่ร้อยสี่สิบเก้าบาทถ้วน</text:p>
          </table:table-cell>
          <table:table-cell table:number-columns-repeated="2"/>
          <table:table-cell table:formula="of:=COM.MICROSOFT.BAHTTEXT([.$A455])" office:value-type="string" office:string-value="สี่ร้อยสี่สิบเก้าบาทถ้วน">
            <text:p>สี่ร้อยสี่สิบเก้าบาทถ้วน</text:p>
          </table:table-cell>
          <table:table-cell table:number-columns-repeated="2"/>
          <table:table-cell table:formula="of:=IF([.$C455]=[.$F4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0">
            <text:p>450</text:p>
          </table:table-cell>
          <table:table-cell/>
          <table:table-cell table:formula="of:=ORG.OPENOFFICE.ADDIN.SAMPLE.PYTHON.NUMBERTEXT.NUMBERTEXT.MONEYTEXT([.$A456];&quot;THB&quot;)" office:value-type="string" office:string-value="สี่ร้อยห้าสิบบาทถ้วน">
            <text:p>สี่ร้อยห้าสิบบาทถ้วน</text:p>
          </table:table-cell>
          <table:table-cell table:number-columns-repeated="2"/>
          <table:table-cell table:formula="of:=COM.MICROSOFT.BAHTTEXT([.$A456])" office:value-type="string" office:string-value="สี่ร้อยห้าสิบบาทถ้วน">
            <text:p>สี่ร้อยห้าสิบบาทถ้วน</text:p>
          </table:table-cell>
          <table:table-cell table:number-columns-repeated="2"/>
          <table:table-cell table:formula="of:=IF([.$C456]=[.$F4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1">
            <text:p>451</text:p>
          </table:table-cell>
          <table:table-cell/>
          <table:table-cell table:formula="of:=ORG.OPENOFFICE.ADDIN.SAMPLE.PYTHON.NUMBERTEXT.NUMBERTEXT.MONEYTEXT([.$A457];&quot;THB&quot;)" office:value-type="string" office:string-value="สี่ร้อยห้าสิบเอ็ดบาทถ้วน">
            <text:p>สี่ร้อยห้าสิบเอ็ดบาทถ้วน</text:p>
          </table:table-cell>
          <table:table-cell table:number-columns-repeated="2"/>
          <table:table-cell table:formula="of:=COM.MICROSOFT.BAHTTEXT([.$A457])" office:value-type="string" office:string-value="สี่ร้อยห้าสิบเอ็ดบาทถ้วน">
            <text:p>สี่ร้อยห้าสิบเอ็ดบาทถ้วน</text:p>
          </table:table-cell>
          <table:table-cell table:number-columns-repeated="2"/>
          <table:table-cell table:formula="of:=IF([.$C457]=[.$F4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2">
            <text:p>452</text:p>
          </table:table-cell>
          <table:table-cell/>
          <table:table-cell table:formula="of:=ORG.OPENOFFICE.ADDIN.SAMPLE.PYTHON.NUMBERTEXT.NUMBERTEXT.MONEYTEXT([.$A458];&quot;THB&quot;)" office:value-type="string" office:string-value="สี่ร้อยห้าสิบสองบาทถ้วน">
            <text:p>สี่ร้อยห้าสิบสองบาทถ้วน</text:p>
          </table:table-cell>
          <table:table-cell table:number-columns-repeated="2"/>
          <table:table-cell table:formula="of:=COM.MICROSOFT.BAHTTEXT([.$A458])" office:value-type="string" office:string-value="สี่ร้อยห้าสิบสองบาทถ้วน">
            <text:p>สี่ร้อยห้าสิบสองบาทถ้วน</text:p>
          </table:table-cell>
          <table:table-cell table:number-columns-repeated="2"/>
          <table:table-cell table:formula="of:=IF([.$C458]=[.$F4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3">
            <text:p>453</text:p>
          </table:table-cell>
          <table:table-cell/>
          <table:table-cell table:formula="of:=ORG.OPENOFFICE.ADDIN.SAMPLE.PYTHON.NUMBERTEXT.NUMBERTEXT.MONEYTEXT([.$A459];&quot;THB&quot;)" office:value-type="string" office:string-value="สี่ร้อยห้าสิบสามบาทถ้วน">
            <text:p>สี่ร้อยห้าสิบสามบาทถ้วน</text:p>
          </table:table-cell>
          <table:table-cell table:number-columns-repeated="2"/>
          <table:table-cell table:formula="of:=COM.MICROSOFT.BAHTTEXT([.$A459])" office:value-type="string" office:string-value="สี่ร้อยห้าสิบสามบาทถ้วน">
            <text:p>สี่ร้อยห้าสิบสามบาทถ้วน</text:p>
          </table:table-cell>
          <table:table-cell table:number-columns-repeated="2"/>
          <table:table-cell table:formula="of:=IF([.$C459]=[.$F4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4">
            <text:p>454</text:p>
          </table:table-cell>
          <table:table-cell/>
          <table:table-cell table:formula="of:=ORG.OPENOFFICE.ADDIN.SAMPLE.PYTHON.NUMBERTEXT.NUMBERTEXT.MONEYTEXT([.$A460];&quot;THB&quot;)" office:value-type="string" office:string-value="สี่ร้อยห้าสิบสี่บาทถ้วน">
            <text:p>สี่ร้อยห้าสิบสี่บาทถ้วน</text:p>
          </table:table-cell>
          <table:table-cell table:number-columns-repeated="2"/>
          <table:table-cell table:formula="of:=COM.MICROSOFT.BAHTTEXT([.$A460])" office:value-type="string" office:string-value="สี่ร้อยห้าสิบสี่บาทถ้วน">
            <text:p>สี่ร้อยห้าสิบสี่บาทถ้วน</text:p>
          </table:table-cell>
          <table:table-cell table:number-columns-repeated="2"/>
          <table:table-cell table:formula="of:=IF([.$C460]=[.$F4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5">
            <text:p>455</text:p>
          </table:table-cell>
          <table:table-cell/>
          <table:table-cell table:formula="of:=ORG.OPENOFFICE.ADDIN.SAMPLE.PYTHON.NUMBERTEXT.NUMBERTEXT.MONEYTEXT([.$A461];&quot;THB&quot;)" office:value-type="string" office:string-value="สี่ร้อยห้าสิบห้าบาทถ้วน">
            <text:p>สี่ร้อยห้าสิบห้าบาทถ้วน</text:p>
          </table:table-cell>
          <table:table-cell table:number-columns-repeated="2"/>
          <table:table-cell table:formula="of:=COM.MICROSOFT.BAHTTEXT([.$A461])" office:value-type="string" office:string-value="สี่ร้อยห้าสิบห้าบาทถ้วน">
            <text:p>สี่ร้อยห้าสิบห้าบาทถ้วน</text:p>
          </table:table-cell>
          <table:table-cell table:number-columns-repeated="2"/>
          <table:table-cell table:formula="of:=IF([.$C461]=[.$F4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6">
            <text:p>456</text:p>
          </table:table-cell>
          <table:table-cell/>
          <table:table-cell table:formula="of:=ORG.OPENOFFICE.ADDIN.SAMPLE.PYTHON.NUMBERTEXT.NUMBERTEXT.MONEYTEXT([.$A462];&quot;THB&quot;)" office:value-type="string" office:string-value="สี่ร้อยห้าสิบหกบาทถ้วน">
            <text:p>สี่ร้อยห้าสิบหกบาทถ้วน</text:p>
          </table:table-cell>
          <table:table-cell table:number-columns-repeated="2"/>
          <table:table-cell table:formula="of:=COM.MICROSOFT.BAHTTEXT([.$A462])" office:value-type="string" office:string-value="สี่ร้อยห้าสิบหกบาทถ้วน">
            <text:p>สี่ร้อยห้าสิบหกบาทถ้วน</text:p>
          </table:table-cell>
          <table:table-cell table:number-columns-repeated="2"/>
          <table:table-cell table:formula="of:=IF([.$C462]=[.$F4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7">
            <text:p>457</text:p>
          </table:table-cell>
          <table:table-cell/>
          <table:table-cell table:formula="of:=ORG.OPENOFFICE.ADDIN.SAMPLE.PYTHON.NUMBERTEXT.NUMBERTEXT.MONEYTEXT([.$A463];&quot;THB&quot;)" office:value-type="string" office:string-value="สี่ร้อยห้าสิบเจ็ดบาทถ้วน">
            <text:p>สี่ร้อยห้าสิบเจ็ดบาทถ้วน</text:p>
          </table:table-cell>
          <table:table-cell table:number-columns-repeated="2"/>
          <table:table-cell table:formula="of:=COM.MICROSOFT.BAHTTEXT([.$A463])" office:value-type="string" office:string-value="สี่ร้อยห้าสิบเจ็ดบาทถ้วน">
            <text:p>สี่ร้อยห้าสิบเจ็ดบาทถ้วน</text:p>
          </table:table-cell>
          <table:table-cell table:number-columns-repeated="2"/>
          <table:table-cell table:formula="of:=IF([.$C463]=[.$F4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8">
            <text:p>458</text:p>
          </table:table-cell>
          <table:table-cell/>
          <table:table-cell table:formula="of:=ORG.OPENOFFICE.ADDIN.SAMPLE.PYTHON.NUMBERTEXT.NUMBERTEXT.MONEYTEXT([.$A464];&quot;THB&quot;)" office:value-type="string" office:string-value="สี่ร้อยห้าสิบแปดบาทถ้วน">
            <text:p>สี่ร้อยห้าสิบแปดบาทถ้วน</text:p>
          </table:table-cell>
          <table:table-cell table:number-columns-repeated="2"/>
          <table:table-cell table:formula="of:=COM.MICROSOFT.BAHTTEXT([.$A464])" office:value-type="string" office:string-value="สี่ร้อยห้าสิบแปดบาทถ้วน">
            <text:p>สี่ร้อยห้าสิบแปดบาทถ้วน</text:p>
          </table:table-cell>
          <table:table-cell table:number-columns-repeated="2"/>
          <table:table-cell table:formula="of:=IF([.$C464]=[.$F4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59">
            <text:p>459</text:p>
          </table:table-cell>
          <table:table-cell/>
          <table:table-cell table:formula="of:=ORG.OPENOFFICE.ADDIN.SAMPLE.PYTHON.NUMBERTEXT.NUMBERTEXT.MONEYTEXT([.$A465];&quot;THB&quot;)" office:value-type="string" office:string-value="สี่ร้อยห้าสิบเก้าบาทถ้วน">
            <text:p>สี่ร้อยห้าสิบเก้าบาทถ้วน</text:p>
          </table:table-cell>
          <table:table-cell table:number-columns-repeated="2"/>
          <table:table-cell table:formula="of:=COM.MICROSOFT.BAHTTEXT([.$A465])" office:value-type="string" office:string-value="สี่ร้อยห้าสิบเก้าบาทถ้วน">
            <text:p>สี่ร้อยห้าสิบเก้าบาทถ้วน</text:p>
          </table:table-cell>
          <table:table-cell table:number-columns-repeated="2"/>
          <table:table-cell table:formula="of:=IF([.$C465]=[.$F4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0">
            <text:p>460</text:p>
          </table:table-cell>
          <table:table-cell/>
          <table:table-cell table:formula="of:=ORG.OPENOFFICE.ADDIN.SAMPLE.PYTHON.NUMBERTEXT.NUMBERTEXT.MONEYTEXT([.$A466];&quot;THB&quot;)" office:value-type="string" office:string-value="สี่ร้อยหกสิบบาทถ้วน">
            <text:p>สี่ร้อยหกสิบบาทถ้วน</text:p>
          </table:table-cell>
          <table:table-cell table:number-columns-repeated="2"/>
          <table:table-cell table:formula="of:=COM.MICROSOFT.BAHTTEXT([.$A466])" office:value-type="string" office:string-value="สี่ร้อยหกสิบบาทถ้วน">
            <text:p>สี่ร้อยหกสิบบาทถ้วน</text:p>
          </table:table-cell>
          <table:table-cell table:number-columns-repeated="2"/>
          <table:table-cell table:formula="of:=IF([.$C466]=[.$F4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1">
            <text:p>461</text:p>
          </table:table-cell>
          <table:table-cell/>
          <table:table-cell table:formula="of:=ORG.OPENOFFICE.ADDIN.SAMPLE.PYTHON.NUMBERTEXT.NUMBERTEXT.MONEYTEXT([.$A467];&quot;THB&quot;)" office:value-type="string" office:string-value="สี่ร้อยหกสิบเอ็ดบาทถ้วน">
            <text:p>สี่ร้อยหกสิบเอ็ดบาทถ้วน</text:p>
          </table:table-cell>
          <table:table-cell table:number-columns-repeated="2"/>
          <table:table-cell table:formula="of:=COM.MICROSOFT.BAHTTEXT([.$A467])" office:value-type="string" office:string-value="สี่ร้อยหกสิบเอ็ดบาทถ้วน">
            <text:p>สี่ร้อยหกสิบเอ็ดบาทถ้วน</text:p>
          </table:table-cell>
          <table:table-cell table:number-columns-repeated="2"/>
          <table:table-cell table:formula="of:=IF([.$C467]=[.$F4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2">
            <text:p>462</text:p>
          </table:table-cell>
          <table:table-cell/>
          <table:table-cell table:formula="of:=ORG.OPENOFFICE.ADDIN.SAMPLE.PYTHON.NUMBERTEXT.NUMBERTEXT.MONEYTEXT([.$A468];&quot;THB&quot;)" office:value-type="string" office:string-value="สี่ร้อยหกสิบสองบาทถ้วน">
            <text:p>สี่ร้อยหกสิบสองบาทถ้วน</text:p>
          </table:table-cell>
          <table:table-cell table:number-columns-repeated="2"/>
          <table:table-cell table:formula="of:=COM.MICROSOFT.BAHTTEXT([.$A468])" office:value-type="string" office:string-value="สี่ร้อยหกสิบสองบาทถ้วน">
            <text:p>สี่ร้อยหกสิบสองบาทถ้วน</text:p>
          </table:table-cell>
          <table:table-cell table:number-columns-repeated="2"/>
          <table:table-cell table:formula="of:=IF([.$C468]=[.$F4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3">
            <text:p>463</text:p>
          </table:table-cell>
          <table:table-cell/>
          <table:table-cell table:formula="of:=ORG.OPENOFFICE.ADDIN.SAMPLE.PYTHON.NUMBERTEXT.NUMBERTEXT.MONEYTEXT([.$A469];&quot;THB&quot;)" office:value-type="string" office:string-value="สี่ร้อยหกสิบสามบาทถ้วน">
            <text:p>สี่ร้อยหกสิบสามบาทถ้วน</text:p>
          </table:table-cell>
          <table:table-cell table:number-columns-repeated="2"/>
          <table:table-cell table:formula="of:=COM.MICROSOFT.BAHTTEXT([.$A469])" office:value-type="string" office:string-value="สี่ร้อยหกสิบสามบาทถ้วน">
            <text:p>สี่ร้อยหกสิบสามบาทถ้วน</text:p>
          </table:table-cell>
          <table:table-cell table:number-columns-repeated="2"/>
          <table:table-cell table:formula="of:=IF([.$C469]=[.$F4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4">
            <text:p>464</text:p>
          </table:table-cell>
          <table:table-cell/>
          <table:table-cell table:formula="of:=ORG.OPENOFFICE.ADDIN.SAMPLE.PYTHON.NUMBERTEXT.NUMBERTEXT.MONEYTEXT([.$A470];&quot;THB&quot;)" office:value-type="string" office:string-value="สี่ร้อยหกสิบสี่บาทถ้วน">
            <text:p>สี่ร้อยหกสิบสี่บาทถ้วน</text:p>
          </table:table-cell>
          <table:table-cell table:number-columns-repeated="2"/>
          <table:table-cell table:formula="of:=COM.MICROSOFT.BAHTTEXT([.$A470])" office:value-type="string" office:string-value="สี่ร้อยหกสิบสี่บาทถ้วน">
            <text:p>สี่ร้อยหกสิบสี่บาทถ้วน</text:p>
          </table:table-cell>
          <table:table-cell table:number-columns-repeated="2"/>
          <table:table-cell table:formula="of:=IF([.$C470]=[.$F4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5">
            <text:p>465</text:p>
          </table:table-cell>
          <table:table-cell/>
          <table:table-cell table:formula="of:=ORG.OPENOFFICE.ADDIN.SAMPLE.PYTHON.NUMBERTEXT.NUMBERTEXT.MONEYTEXT([.$A471];&quot;THB&quot;)" office:value-type="string" office:string-value="สี่ร้อยหกสิบห้าบาทถ้วน">
            <text:p>สี่ร้อยหกสิบห้าบาทถ้วน</text:p>
          </table:table-cell>
          <table:table-cell table:number-columns-repeated="2"/>
          <table:table-cell table:formula="of:=COM.MICROSOFT.BAHTTEXT([.$A471])" office:value-type="string" office:string-value="สี่ร้อยหกสิบห้าบาทถ้วน">
            <text:p>สี่ร้อยหกสิบห้าบาทถ้วน</text:p>
          </table:table-cell>
          <table:table-cell table:number-columns-repeated="2"/>
          <table:table-cell table:formula="of:=IF([.$C471]=[.$F4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6">
            <text:p>466</text:p>
          </table:table-cell>
          <table:table-cell/>
          <table:table-cell table:formula="of:=ORG.OPENOFFICE.ADDIN.SAMPLE.PYTHON.NUMBERTEXT.NUMBERTEXT.MONEYTEXT([.$A472];&quot;THB&quot;)" office:value-type="string" office:string-value="สี่ร้อยหกสิบหกบาทถ้วน">
            <text:p>สี่ร้อยหกสิบหกบาทถ้วน</text:p>
          </table:table-cell>
          <table:table-cell table:number-columns-repeated="2"/>
          <table:table-cell table:formula="of:=COM.MICROSOFT.BAHTTEXT([.$A472])" office:value-type="string" office:string-value="สี่ร้อยหกสิบหกบาทถ้วน">
            <text:p>สี่ร้อยหกสิบหกบาทถ้วน</text:p>
          </table:table-cell>
          <table:table-cell table:number-columns-repeated="2"/>
          <table:table-cell table:formula="of:=IF([.$C472]=[.$F4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7">
            <text:p>467</text:p>
          </table:table-cell>
          <table:table-cell/>
          <table:table-cell table:formula="of:=ORG.OPENOFFICE.ADDIN.SAMPLE.PYTHON.NUMBERTEXT.NUMBERTEXT.MONEYTEXT([.$A473];&quot;THB&quot;)" office:value-type="string" office:string-value="สี่ร้อยหกสิบเจ็ดบาทถ้วน">
            <text:p>สี่ร้อยหกสิบเจ็ดบาทถ้วน</text:p>
          </table:table-cell>
          <table:table-cell table:number-columns-repeated="2"/>
          <table:table-cell table:formula="of:=COM.MICROSOFT.BAHTTEXT([.$A473])" office:value-type="string" office:string-value="สี่ร้อยหกสิบเจ็ดบาทถ้วน">
            <text:p>สี่ร้อยหกสิบเจ็ดบาทถ้วน</text:p>
          </table:table-cell>
          <table:table-cell table:number-columns-repeated="2"/>
          <table:table-cell table:formula="of:=IF([.$C473]=[.$F4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8">
            <text:p>468</text:p>
          </table:table-cell>
          <table:table-cell/>
          <table:table-cell table:formula="of:=ORG.OPENOFFICE.ADDIN.SAMPLE.PYTHON.NUMBERTEXT.NUMBERTEXT.MONEYTEXT([.$A474];&quot;THB&quot;)" office:value-type="string" office:string-value="สี่ร้อยหกสิบแปดบาทถ้วน">
            <text:p>สี่ร้อยหกสิบแปดบาทถ้วน</text:p>
          </table:table-cell>
          <table:table-cell table:number-columns-repeated="2"/>
          <table:table-cell table:formula="of:=COM.MICROSOFT.BAHTTEXT([.$A474])" office:value-type="string" office:string-value="สี่ร้อยหกสิบแปดบาทถ้วน">
            <text:p>สี่ร้อยหกสิบแปดบาทถ้วน</text:p>
          </table:table-cell>
          <table:table-cell table:number-columns-repeated="2"/>
          <table:table-cell table:formula="of:=IF([.$C474]=[.$F4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69">
            <text:p>469</text:p>
          </table:table-cell>
          <table:table-cell/>
          <table:table-cell table:formula="of:=ORG.OPENOFFICE.ADDIN.SAMPLE.PYTHON.NUMBERTEXT.NUMBERTEXT.MONEYTEXT([.$A475];&quot;THB&quot;)" office:value-type="string" office:string-value="สี่ร้อยหกสิบเก้าบาทถ้วน">
            <text:p>สี่ร้อยหกสิบเก้าบาทถ้วน</text:p>
          </table:table-cell>
          <table:table-cell table:number-columns-repeated="2"/>
          <table:table-cell table:formula="of:=COM.MICROSOFT.BAHTTEXT([.$A475])" office:value-type="string" office:string-value="สี่ร้อยหกสิบเก้าบาทถ้วน">
            <text:p>สี่ร้อยหกสิบเก้าบาทถ้วน</text:p>
          </table:table-cell>
          <table:table-cell table:number-columns-repeated="2"/>
          <table:table-cell table:formula="of:=IF([.$C475]=[.$F4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0">
            <text:p>470</text:p>
          </table:table-cell>
          <table:table-cell/>
          <table:table-cell table:formula="of:=ORG.OPENOFFICE.ADDIN.SAMPLE.PYTHON.NUMBERTEXT.NUMBERTEXT.MONEYTEXT([.$A476];&quot;THB&quot;)" office:value-type="string" office:string-value="สี่ร้อยเจ็ดสิบบาทถ้วน">
            <text:p>สี่ร้อยเจ็ดสิบบาทถ้วน</text:p>
          </table:table-cell>
          <table:table-cell table:number-columns-repeated="2"/>
          <table:table-cell table:formula="of:=COM.MICROSOFT.BAHTTEXT([.$A476])" office:value-type="string" office:string-value="สี่ร้อยเจ็ดสิบบาทถ้วน">
            <text:p>สี่ร้อยเจ็ดสิบบาทถ้วน</text:p>
          </table:table-cell>
          <table:table-cell table:number-columns-repeated="2"/>
          <table:table-cell table:formula="of:=IF([.$C476]=[.$F4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1">
            <text:p>471</text:p>
          </table:table-cell>
          <table:table-cell/>
          <table:table-cell table:formula="of:=ORG.OPENOFFICE.ADDIN.SAMPLE.PYTHON.NUMBERTEXT.NUMBERTEXT.MONEYTEXT([.$A477];&quot;THB&quot;)" office:value-type="string" office:string-value="สี่ร้อยเจ็ดสิบเอ็ดบาทถ้วน">
            <text:p>สี่ร้อยเจ็ดสิบเอ็ดบาทถ้วน</text:p>
          </table:table-cell>
          <table:table-cell table:number-columns-repeated="2"/>
          <table:table-cell table:formula="of:=COM.MICROSOFT.BAHTTEXT([.$A477])" office:value-type="string" office:string-value="สี่ร้อยเจ็ดสิบเอ็ดบาทถ้วน">
            <text:p>สี่ร้อยเจ็ดสิบเอ็ดบาทถ้วน</text:p>
          </table:table-cell>
          <table:table-cell table:number-columns-repeated="2"/>
          <table:table-cell table:formula="of:=IF([.$C477]=[.$F4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2">
            <text:p>472</text:p>
          </table:table-cell>
          <table:table-cell/>
          <table:table-cell table:formula="of:=ORG.OPENOFFICE.ADDIN.SAMPLE.PYTHON.NUMBERTEXT.NUMBERTEXT.MONEYTEXT([.$A478];&quot;THB&quot;)" office:value-type="string" office:string-value="สี่ร้อยเจ็ดสิบสองบาทถ้วน">
            <text:p>สี่ร้อยเจ็ดสิบสองบาทถ้วน</text:p>
          </table:table-cell>
          <table:table-cell table:number-columns-repeated="2"/>
          <table:table-cell table:formula="of:=COM.MICROSOFT.BAHTTEXT([.$A478])" office:value-type="string" office:string-value="สี่ร้อยเจ็ดสิบสองบาทถ้วน">
            <text:p>สี่ร้อยเจ็ดสิบสองบาทถ้วน</text:p>
          </table:table-cell>
          <table:table-cell table:number-columns-repeated="2"/>
          <table:table-cell table:formula="of:=IF([.$C478]=[.$F4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3">
            <text:p>473</text:p>
          </table:table-cell>
          <table:table-cell/>
          <table:table-cell table:formula="of:=ORG.OPENOFFICE.ADDIN.SAMPLE.PYTHON.NUMBERTEXT.NUMBERTEXT.MONEYTEXT([.$A479];&quot;THB&quot;)" office:value-type="string" office:string-value="สี่ร้อยเจ็ดสิบสามบาทถ้วน">
            <text:p>สี่ร้อยเจ็ดสิบสามบาทถ้วน</text:p>
          </table:table-cell>
          <table:table-cell table:number-columns-repeated="2"/>
          <table:table-cell table:formula="of:=COM.MICROSOFT.BAHTTEXT([.$A479])" office:value-type="string" office:string-value="สี่ร้อยเจ็ดสิบสามบาทถ้วน">
            <text:p>สี่ร้อยเจ็ดสิบสามบาทถ้วน</text:p>
          </table:table-cell>
          <table:table-cell table:number-columns-repeated="2"/>
          <table:table-cell table:formula="of:=IF([.$C479]=[.$F4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4">
            <text:p>474</text:p>
          </table:table-cell>
          <table:table-cell/>
          <table:table-cell table:formula="of:=ORG.OPENOFFICE.ADDIN.SAMPLE.PYTHON.NUMBERTEXT.NUMBERTEXT.MONEYTEXT([.$A480];&quot;THB&quot;)" office:value-type="string" office:string-value="สี่ร้อยเจ็ดสิบสี่บาทถ้วน">
            <text:p>สี่ร้อยเจ็ดสิบสี่บาทถ้วน</text:p>
          </table:table-cell>
          <table:table-cell table:number-columns-repeated="2"/>
          <table:table-cell table:formula="of:=COM.MICROSOFT.BAHTTEXT([.$A480])" office:value-type="string" office:string-value="สี่ร้อยเจ็ดสิบสี่บาทถ้วน">
            <text:p>สี่ร้อยเจ็ดสิบสี่บาทถ้วน</text:p>
          </table:table-cell>
          <table:table-cell table:number-columns-repeated="2"/>
          <table:table-cell table:formula="of:=IF([.$C480]=[.$F4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5">
            <text:p>475</text:p>
          </table:table-cell>
          <table:table-cell/>
          <table:table-cell table:formula="of:=ORG.OPENOFFICE.ADDIN.SAMPLE.PYTHON.NUMBERTEXT.NUMBERTEXT.MONEYTEXT([.$A481];&quot;THB&quot;)" office:value-type="string" office:string-value="สี่ร้อยเจ็ดสิบห้าบาทถ้วน">
            <text:p>สี่ร้อยเจ็ดสิบห้าบาทถ้วน</text:p>
          </table:table-cell>
          <table:table-cell table:number-columns-repeated="2"/>
          <table:table-cell table:formula="of:=COM.MICROSOFT.BAHTTEXT([.$A481])" office:value-type="string" office:string-value="สี่ร้อยเจ็ดสิบห้าบาทถ้วน">
            <text:p>สี่ร้อยเจ็ดสิบห้าบาทถ้วน</text:p>
          </table:table-cell>
          <table:table-cell table:number-columns-repeated="2"/>
          <table:table-cell table:formula="of:=IF([.$C481]=[.$F4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6">
            <text:p>476</text:p>
          </table:table-cell>
          <table:table-cell/>
          <table:table-cell table:formula="of:=ORG.OPENOFFICE.ADDIN.SAMPLE.PYTHON.NUMBERTEXT.NUMBERTEXT.MONEYTEXT([.$A482];&quot;THB&quot;)" office:value-type="string" office:string-value="สี่ร้อยเจ็ดสิบหกบาทถ้วน">
            <text:p>สี่ร้อยเจ็ดสิบหกบาทถ้วน</text:p>
          </table:table-cell>
          <table:table-cell table:number-columns-repeated="2"/>
          <table:table-cell table:formula="of:=COM.MICROSOFT.BAHTTEXT([.$A482])" office:value-type="string" office:string-value="สี่ร้อยเจ็ดสิบหกบาทถ้วน">
            <text:p>สี่ร้อยเจ็ดสิบหกบาทถ้วน</text:p>
          </table:table-cell>
          <table:table-cell table:number-columns-repeated="2"/>
          <table:table-cell table:formula="of:=IF([.$C482]=[.$F4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7">
            <text:p>477</text:p>
          </table:table-cell>
          <table:table-cell/>
          <table:table-cell table:formula="of:=ORG.OPENOFFICE.ADDIN.SAMPLE.PYTHON.NUMBERTEXT.NUMBERTEXT.MONEYTEXT([.$A483];&quot;THB&quot;)" office:value-type="string" office:string-value="สี่ร้อยเจ็ดสิบเจ็ดบาทถ้วน">
            <text:p>สี่ร้อยเจ็ดสิบเจ็ดบาทถ้วน</text:p>
          </table:table-cell>
          <table:table-cell table:number-columns-repeated="2"/>
          <table:table-cell table:formula="of:=COM.MICROSOFT.BAHTTEXT([.$A483])" office:value-type="string" office:string-value="สี่ร้อยเจ็ดสิบเจ็ดบาทถ้วน">
            <text:p>สี่ร้อยเจ็ดสิบเจ็ดบาทถ้วน</text:p>
          </table:table-cell>
          <table:table-cell table:number-columns-repeated="2"/>
          <table:table-cell table:formula="of:=IF([.$C483]=[.$F4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8">
            <text:p>478</text:p>
          </table:table-cell>
          <table:table-cell/>
          <table:table-cell table:formula="of:=ORG.OPENOFFICE.ADDIN.SAMPLE.PYTHON.NUMBERTEXT.NUMBERTEXT.MONEYTEXT([.$A484];&quot;THB&quot;)" office:value-type="string" office:string-value="สี่ร้อยเจ็ดสิบแปดบาทถ้วน">
            <text:p>สี่ร้อยเจ็ดสิบแปดบาทถ้วน</text:p>
          </table:table-cell>
          <table:table-cell table:number-columns-repeated="2"/>
          <table:table-cell table:formula="of:=COM.MICROSOFT.BAHTTEXT([.$A484])" office:value-type="string" office:string-value="สี่ร้อยเจ็ดสิบแปดบาทถ้วน">
            <text:p>สี่ร้อยเจ็ดสิบแปดบาทถ้วน</text:p>
          </table:table-cell>
          <table:table-cell table:number-columns-repeated="2"/>
          <table:table-cell table:formula="of:=IF([.$C484]=[.$F4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79">
            <text:p>479</text:p>
          </table:table-cell>
          <table:table-cell/>
          <table:table-cell table:formula="of:=ORG.OPENOFFICE.ADDIN.SAMPLE.PYTHON.NUMBERTEXT.NUMBERTEXT.MONEYTEXT([.$A485];&quot;THB&quot;)" office:value-type="string" office:string-value="สี่ร้อยเจ็ดสิบเก้าบาทถ้วน">
            <text:p>สี่ร้อยเจ็ดสิบเก้าบาทถ้วน</text:p>
          </table:table-cell>
          <table:table-cell table:number-columns-repeated="2"/>
          <table:table-cell table:formula="of:=COM.MICROSOFT.BAHTTEXT([.$A485])" office:value-type="string" office:string-value="สี่ร้อยเจ็ดสิบเก้าบาทถ้วน">
            <text:p>สี่ร้อยเจ็ดสิบเก้าบาทถ้วน</text:p>
          </table:table-cell>
          <table:table-cell table:number-columns-repeated="2"/>
          <table:table-cell table:formula="of:=IF([.$C485]=[.$F4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0">
            <text:p>480</text:p>
          </table:table-cell>
          <table:table-cell/>
          <table:table-cell table:formula="of:=ORG.OPENOFFICE.ADDIN.SAMPLE.PYTHON.NUMBERTEXT.NUMBERTEXT.MONEYTEXT([.$A486];&quot;THB&quot;)" office:value-type="string" office:string-value="สี่ร้อยแปดสิบบาทถ้วน">
            <text:p>สี่ร้อยแปดสิบบาทถ้วน</text:p>
          </table:table-cell>
          <table:table-cell table:number-columns-repeated="2"/>
          <table:table-cell table:formula="of:=COM.MICROSOFT.BAHTTEXT([.$A486])" office:value-type="string" office:string-value="สี่ร้อยแปดสิบบาทถ้วน">
            <text:p>สี่ร้อยแปดสิบบาทถ้วน</text:p>
          </table:table-cell>
          <table:table-cell table:number-columns-repeated="2"/>
          <table:table-cell table:formula="of:=IF([.$C486]=[.$F4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1">
            <text:p>481</text:p>
          </table:table-cell>
          <table:table-cell/>
          <table:table-cell table:formula="of:=ORG.OPENOFFICE.ADDIN.SAMPLE.PYTHON.NUMBERTEXT.NUMBERTEXT.MONEYTEXT([.$A487];&quot;THB&quot;)" office:value-type="string" office:string-value="สี่ร้อยแปดสิบเอ็ดบาทถ้วน">
            <text:p>สี่ร้อยแปดสิบเอ็ดบาทถ้วน</text:p>
          </table:table-cell>
          <table:table-cell table:number-columns-repeated="2"/>
          <table:table-cell table:formula="of:=COM.MICROSOFT.BAHTTEXT([.$A487])" office:value-type="string" office:string-value="สี่ร้อยแปดสิบเอ็ดบาทถ้วน">
            <text:p>สี่ร้อยแปดสิบเอ็ดบาทถ้วน</text:p>
          </table:table-cell>
          <table:table-cell table:number-columns-repeated="2"/>
          <table:table-cell table:formula="of:=IF([.$C487]=[.$F4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2">
            <text:p>482</text:p>
          </table:table-cell>
          <table:table-cell/>
          <table:table-cell table:formula="of:=ORG.OPENOFFICE.ADDIN.SAMPLE.PYTHON.NUMBERTEXT.NUMBERTEXT.MONEYTEXT([.$A488];&quot;THB&quot;)" office:value-type="string" office:string-value="สี่ร้อยแปดสิบสองบาทถ้วน">
            <text:p>สี่ร้อยแปดสิบสองบาทถ้วน</text:p>
          </table:table-cell>
          <table:table-cell table:number-columns-repeated="2"/>
          <table:table-cell table:formula="of:=COM.MICROSOFT.BAHTTEXT([.$A488])" office:value-type="string" office:string-value="สี่ร้อยแปดสิบสองบาทถ้วน">
            <text:p>สี่ร้อยแปดสิบสองบาทถ้วน</text:p>
          </table:table-cell>
          <table:table-cell table:number-columns-repeated="2"/>
          <table:table-cell table:formula="of:=IF([.$C488]=[.$F4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3">
            <text:p>483</text:p>
          </table:table-cell>
          <table:table-cell/>
          <table:table-cell table:formula="of:=ORG.OPENOFFICE.ADDIN.SAMPLE.PYTHON.NUMBERTEXT.NUMBERTEXT.MONEYTEXT([.$A489];&quot;THB&quot;)" office:value-type="string" office:string-value="สี่ร้อยแปดสิบสามบาทถ้วน">
            <text:p>สี่ร้อยแปดสิบสามบาทถ้วน</text:p>
          </table:table-cell>
          <table:table-cell table:number-columns-repeated="2"/>
          <table:table-cell table:formula="of:=COM.MICROSOFT.BAHTTEXT([.$A489])" office:value-type="string" office:string-value="สี่ร้อยแปดสิบสามบาทถ้วน">
            <text:p>สี่ร้อยแปดสิบสามบาทถ้วน</text:p>
          </table:table-cell>
          <table:table-cell table:number-columns-repeated="2"/>
          <table:table-cell table:formula="of:=IF([.$C489]=[.$F4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4">
            <text:p>484</text:p>
          </table:table-cell>
          <table:table-cell/>
          <table:table-cell table:formula="of:=ORG.OPENOFFICE.ADDIN.SAMPLE.PYTHON.NUMBERTEXT.NUMBERTEXT.MONEYTEXT([.$A490];&quot;THB&quot;)" office:value-type="string" office:string-value="สี่ร้อยแปดสิบสี่บาทถ้วน">
            <text:p>สี่ร้อยแปดสิบสี่บาทถ้วน</text:p>
          </table:table-cell>
          <table:table-cell table:number-columns-repeated="2"/>
          <table:table-cell table:formula="of:=COM.MICROSOFT.BAHTTEXT([.$A490])" office:value-type="string" office:string-value="สี่ร้อยแปดสิบสี่บาทถ้วน">
            <text:p>สี่ร้อยแปดสิบสี่บาทถ้วน</text:p>
          </table:table-cell>
          <table:table-cell table:number-columns-repeated="2"/>
          <table:table-cell table:formula="of:=IF([.$C490]=[.$F4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5">
            <text:p>485</text:p>
          </table:table-cell>
          <table:table-cell/>
          <table:table-cell table:formula="of:=ORG.OPENOFFICE.ADDIN.SAMPLE.PYTHON.NUMBERTEXT.NUMBERTEXT.MONEYTEXT([.$A491];&quot;THB&quot;)" office:value-type="string" office:string-value="สี่ร้อยแปดสิบห้าบาทถ้วน">
            <text:p>สี่ร้อยแปดสิบห้าบาทถ้วน</text:p>
          </table:table-cell>
          <table:table-cell table:number-columns-repeated="2"/>
          <table:table-cell table:formula="of:=COM.MICROSOFT.BAHTTEXT([.$A491])" office:value-type="string" office:string-value="สี่ร้อยแปดสิบห้าบาทถ้วน">
            <text:p>สี่ร้อยแปดสิบห้าบาทถ้วน</text:p>
          </table:table-cell>
          <table:table-cell table:number-columns-repeated="2"/>
          <table:table-cell table:formula="of:=IF([.$C491]=[.$F4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6">
            <text:p>486</text:p>
          </table:table-cell>
          <table:table-cell/>
          <table:table-cell table:formula="of:=ORG.OPENOFFICE.ADDIN.SAMPLE.PYTHON.NUMBERTEXT.NUMBERTEXT.MONEYTEXT([.$A492];&quot;THB&quot;)" office:value-type="string" office:string-value="สี่ร้อยแปดสิบหกบาทถ้วน">
            <text:p>สี่ร้อยแปดสิบหกบาทถ้วน</text:p>
          </table:table-cell>
          <table:table-cell table:number-columns-repeated="2"/>
          <table:table-cell table:formula="of:=COM.MICROSOFT.BAHTTEXT([.$A492])" office:value-type="string" office:string-value="สี่ร้อยแปดสิบหกบาทถ้วน">
            <text:p>สี่ร้อยแปดสิบหกบาทถ้วน</text:p>
          </table:table-cell>
          <table:table-cell table:number-columns-repeated="2"/>
          <table:table-cell table:formula="of:=IF([.$C492]=[.$F4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7">
            <text:p>487</text:p>
          </table:table-cell>
          <table:table-cell/>
          <table:table-cell table:formula="of:=ORG.OPENOFFICE.ADDIN.SAMPLE.PYTHON.NUMBERTEXT.NUMBERTEXT.MONEYTEXT([.$A493];&quot;THB&quot;)" office:value-type="string" office:string-value="สี่ร้อยแปดสิบเจ็ดบาทถ้วน">
            <text:p>สี่ร้อยแปดสิบเจ็ดบาทถ้วน</text:p>
          </table:table-cell>
          <table:table-cell table:number-columns-repeated="2"/>
          <table:table-cell table:formula="of:=COM.MICROSOFT.BAHTTEXT([.$A493])" office:value-type="string" office:string-value="สี่ร้อยแปดสิบเจ็ดบาทถ้วน">
            <text:p>สี่ร้อยแปดสิบเจ็ดบาทถ้วน</text:p>
          </table:table-cell>
          <table:table-cell table:number-columns-repeated="2"/>
          <table:table-cell table:formula="of:=IF([.$C493]=[.$F4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8">
            <text:p>488</text:p>
          </table:table-cell>
          <table:table-cell/>
          <table:table-cell table:formula="of:=ORG.OPENOFFICE.ADDIN.SAMPLE.PYTHON.NUMBERTEXT.NUMBERTEXT.MONEYTEXT([.$A494];&quot;THB&quot;)" office:value-type="string" office:string-value="สี่ร้อยแปดสิบแปดบาทถ้วน">
            <text:p>สี่ร้อยแปดสิบแปดบาทถ้วน</text:p>
          </table:table-cell>
          <table:table-cell table:number-columns-repeated="2"/>
          <table:table-cell table:formula="of:=COM.MICROSOFT.BAHTTEXT([.$A494])" office:value-type="string" office:string-value="สี่ร้อยแปดสิบแปดบาทถ้วน">
            <text:p>สี่ร้อยแปดสิบแปดบาทถ้วน</text:p>
          </table:table-cell>
          <table:table-cell table:number-columns-repeated="2"/>
          <table:table-cell table:formula="of:=IF([.$C494]=[.$F4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89">
            <text:p>489</text:p>
          </table:table-cell>
          <table:table-cell/>
          <table:table-cell table:formula="of:=ORG.OPENOFFICE.ADDIN.SAMPLE.PYTHON.NUMBERTEXT.NUMBERTEXT.MONEYTEXT([.$A495];&quot;THB&quot;)" office:value-type="string" office:string-value="สี่ร้อยแปดสิบเก้าบาทถ้วน">
            <text:p>สี่ร้อยแปดสิบเก้าบาทถ้วน</text:p>
          </table:table-cell>
          <table:table-cell table:number-columns-repeated="2"/>
          <table:table-cell table:formula="of:=COM.MICROSOFT.BAHTTEXT([.$A495])" office:value-type="string" office:string-value="สี่ร้อยแปดสิบเก้าบาทถ้วน">
            <text:p>สี่ร้อยแปดสิบเก้าบาทถ้วน</text:p>
          </table:table-cell>
          <table:table-cell table:number-columns-repeated="2"/>
          <table:table-cell table:formula="of:=IF([.$C495]=[.$F4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0">
            <text:p>490</text:p>
          </table:table-cell>
          <table:table-cell/>
          <table:table-cell table:formula="of:=ORG.OPENOFFICE.ADDIN.SAMPLE.PYTHON.NUMBERTEXT.NUMBERTEXT.MONEYTEXT([.$A496];&quot;THB&quot;)" office:value-type="string" office:string-value="สี่ร้อยเก้าสิบบาทถ้วน">
            <text:p>สี่ร้อยเก้าสิบบาทถ้วน</text:p>
          </table:table-cell>
          <table:table-cell table:number-columns-repeated="2"/>
          <table:table-cell table:formula="of:=COM.MICROSOFT.BAHTTEXT([.$A496])" office:value-type="string" office:string-value="สี่ร้อยเก้าสิบบาทถ้วน">
            <text:p>สี่ร้อยเก้าสิบบาทถ้วน</text:p>
          </table:table-cell>
          <table:table-cell table:number-columns-repeated="2"/>
          <table:table-cell table:formula="of:=IF([.$C496]=[.$F4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1">
            <text:p>491</text:p>
          </table:table-cell>
          <table:table-cell/>
          <table:table-cell table:formula="of:=ORG.OPENOFFICE.ADDIN.SAMPLE.PYTHON.NUMBERTEXT.NUMBERTEXT.MONEYTEXT([.$A497];&quot;THB&quot;)" office:value-type="string" office:string-value="สี่ร้อยเก้าสิบเอ็ดบาทถ้วน">
            <text:p>สี่ร้อยเก้าสิบเอ็ดบาทถ้วน</text:p>
          </table:table-cell>
          <table:table-cell table:number-columns-repeated="2"/>
          <table:table-cell table:formula="of:=COM.MICROSOFT.BAHTTEXT([.$A497])" office:value-type="string" office:string-value="สี่ร้อยเก้าสิบเอ็ดบาทถ้วน">
            <text:p>สี่ร้อยเก้าสิบเอ็ดบาทถ้วน</text:p>
          </table:table-cell>
          <table:table-cell table:number-columns-repeated="2"/>
          <table:table-cell table:formula="of:=IF([.$C497]=[.$F4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2">
            <text:p>492</text:p>
          </table:table-cell>
          <table:table-cell/>
          <table:table-cell table:formula="of:=ORG.OPENOFFICE.ADDIN.SAMPLE.PYTHON.NUMBERTEXT.NUMBERTEXT.MONEYTEXT([.$A498];&quot;THB&quot;)" office:value-type="string" office:string-value="สี่ร้อยเก้าสิบสองบาทถ้วน">
            <text:p>สี่ร้อยเก้าสิบสองบาทถ้วน</text:p>
          </table:table-cell>
          <table:table-cell table:number-columns-repeated="2"/>
          <table:table-cell table:formula="of:=COM.MICROSOFT.BAHTTEXT([.$A498])" office:value-type="string" office:string-value="สี่ร้อยเก้าสิบสองบาทถ้วน">
            <text:p>สี่ร้อยเก้าสิบสองบาทถ้วน</text:p>
          </table:table-cell>
          <table:table-cell table:number-columns-repeated="2"/>
          <table:table-cell table:formula="of:=IF([.$C498]=[.$F4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3">
            <text:p>493</text:p>
          </table:table-cell>
          <table:table-cell/>
          <table:table-cell table:formula="of:=ORG.OPENOFFICE.ADDIN.SAMPLE.PYTHON.NUMBERTEXT.NUMBERTEXT.MONEYTEXT([.$A499];&quot;THB&quot;)" office:value-type="string" office:string-value="สี่ร้อยเก้าสิบสามบาทถ้วน">
            <text:p>สี่ร้อยเก้าสิบสามบาทถ้วน</text:p>
          </table:table-cell>
          <table:table-cell table:number-columns-repeated="2"/>
          <table:table-cell table:formula="of:=COM.MICROSOFT.BAHTTEXT([.$A499])" office:value-type="string" office:string-value="สี่ร้อยเก้าสิบสามบาทถ้วน">
            <text:p>สี่ร้อยเก้าสิบสามบาทถ้วน</text:p>
          </table:table-cell>
          <table:table-cell table:number-columns-repeated="2"/>
          <table:table-cell table:formula="of:=IF([.$C499]=[.$F4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4">
            <text:p>494</text:p>
          </table:table-cell>
          <table:table-cell/>
          <table:table-cell table:formula="of:=ORG.OPENOFFICE.ADDIN.SAMPLE.PYTHON.NUMBERTEXT.NUMBERTEXT.MONEYTEXT([.$A500];&quot;THB&quot;)" office:value-type="string" office:string-value="สี่ร้อยเก้าสิบสี่บาทถ้วน">
            <text:p>สี่ร้อยเก้าสิบสี่บาทถ้วน</text:p>
          </table:table-cell>
          <table:table-cell table:number-columns-repeated="2"/>
          <table:table-cell table:formula="of:=COM.MICROSOFT.BAHTTEXT([.$A500])" office:value-type="string" office:string-value="สี่ร้อยเก้าสิบสี่บาทถ้วน">
            <text:p>สี่ร้อยเก้าสิบสี่บาทถ้วน</text:p>
          </table:table-cell>
          <table:table-cell table:number-columns-repeated="2"/>
          <table:table-cell table:formula="of:=IF([.$C500]=[.$F5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5">
            <text:p>495</text:p>
          </table:table-cell>
          <table:table-cell/>
          <table:table-cell table:formula="of:=ORG.OPENOFFICE.ADDIN.SAMPLE.PYTHON.NUMBERTEXT.NUMBERTEXT.MONEYTEXT([.$A501];&quot;THB&quot;)" office:value-type="string" office:string-value="สี่ร้อยเก้าสิบห้าบาทถ้วน">
            <text:p>สี่ร้อยเก้าสิบห้าบาทถ้วน</text:p>
          </table:table-cell>
          <table:table-cell table:number-columns-repeated="2"/>
          <table:table-cell table:formula="of:=COM.MICROSOFT.BAHTTEXT([.$A501])" office:value-type="string" office:string-value="สี่ร้อยเก้าสิบห้าบาทถ้วน">
            <text:p>สี่ร้อยเก้าสิบห้าบาทถ้วน</text:p>
          </table:table-cell>
          <table:table-cell table:number-columns-repeated="2"/>
          <table:table-cell table:formula="of:=IF([.$C501]=[.$F5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6">
            <text:p>496</text:p>
          </table:table-cell>
          <table:table-cell/>
          <table:table-cell table:formula="of:=ORG.OPENOFFICE.ADDIN.SAMPLE.PYTHON.NUMBERTEXT.NUMBERTEXT.MONEYTEXT([.$A502];&quot;THB&quot;)" office:value-type="string" office:string-value="สี่ร้อยเก้าสิบหกบาทถ้วน">
            <text:p>สี่ร้อยเก้าสิบหกบาทถ้วน</text:p>
          </table:table-cell>
          <table:table-cell table:number-columns-repeated="2"/>
          <table:table-cell table:formula="of:=COM.MICROSOFT.BAHTTEXT([.$A502])" office:value-type="string" office:string-value="สี่ร้อยเก้าสิบหกบาทถ้วน">
            <text:p>สี่ร้อยเก้าสิบหกบาทถ้วน</text:p>
          </table:table-cell>
          <table:table-cell table:number-columns-repeated="2"/>
          <table:table-cell table:formula="of:=IF([.$C502]=[.$F5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7">
            <text:p>497</text:p>
          </table:table-cell>
          <table:table-cell/>
          <table:table-cell table:formula="of:=ORG.OPENOFFICE.ADDIN.SAMPLE.PYTHON.NUMBERTEXT.NUMBERTEXT.MONEYTEXT([.$A503];&quot;THB&quot;)" office:value-type="string" office:string-value="สี่ร้อยเก้าสิบเจ็ดบาทถ้วน">
            <text:p>สี่ร้อยเก้าสิบเจ็ดบาทถ้วน</text:p>
          </table:table-cell>
          <table:table-cell table:number-columns-repeated="2"/>
          <table:table-cell table:formula="of:=COM.MICROSOFT.BAHTTEXT([.$A503])" office:value-type="string" office:string-value="สี่ร้อยเก้าสิบเจ็ดบาทถ้วน">
            <text:p>สี่ร้อยเก้าสิบเจ็ดบาทถ้วน</text:p>
          </table:table-cell>
          <table:table-cell table:number-columns-repeated="2"/>
          <table:table-cell table:formula="of:=IF([.$C503]=[.$F5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8">
            <text:p>498</text:p>
          </table:table-cell>
          <table:table-cell/>
          <table:table-cell table:formula="of:=ORG.OPENOFFICE.ADDIN.SAMPLE.PYTHON.NUMBERTEXT.NUMBERTEXT.MONEYTEXT([.$A504];&quot;THB&quot;)" office:value-type="string" office:string-value="สี่ร้อยเก้าสิบแปดบาทถ้วน">
            <text:p>สี่ร้อยเก้าสิบแปดบาทถ้วน</text:p>
          </table:table-cell>
          <table:table-cell table:number-columns-repeated="2"/>
          <table:table-cell table:formula="of:=COM.MICROSOFT.BAHTTEXT([.$A504])" office:value-type="string" office:string-value="สี่ร้อยเก้าสิบแปดบาทถ้วน">
            <text:p>สี่ร้อยเก้าสิบแปดบาทถ้วน</text:p>
          </table:table-cell>
          <table:table-cell table:number-columns-repeated="2"/>
          <table:table-cell table:formula="of:=IF([.$C504]=[.$F5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499">
            <text:p>499</text:p>
          </table:table-cell>
          <table:table-cell/>
          <table:table-cell table:formula="of:=ORG.OPENOFFICE.ADDIN.SAMPLE.PYTHON.NUMBERTEXT.NUMBERTEXT.MONEYTEXT([.$A505];&quot;THB&quot;)" office:value-type="string" office:string-value="สี่ร้อยเก้าสิบเก้าบาทถ้วน">
            <text:p>สี่ร้อยเก้าสิบเก้าบาทถ้วน</text:p>
          </table:table-cell>
          <table:table-cell table:number-columns-repeated="2"/>
          <table:table-cell table:formula="of:=COM.MICROSOFT.BAHTTEXT([.$A505])" office:value-type="string" office:string-value="สี่ร้อยเก้าสิบเก้าบาทถ้วน">
            <text:p>สี่ร้อยเก้าสิบเก้าบาทถ้วน</text:p>
          </table:table-cell>
          <table:table-cell table:number-columns-repeated="2"/>
          <table:table-cell table:formula="of:=IF([.$C505]=[.$F5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ORG.OPENOFFICE.ADDIN.SAMPLE.PYTHON.NUMBERTEXT.NUMBERTEXT.MONEYTEXT([.$A506];&quot;THB&quot;)" office:value-type="string" office:string-value="ห้าร้อยบาทถ้วน">
            <text:p>ห้าร้อยบาทถ้วน</text:p>
          </table:table-cell>
          <table:table-cell table:number-columns-repeated="2"/>
          <table:table-cell table:formula="of:=COM.MICROSOFT.BAHTTEXT([.$A506])" office:value-type="string" office:string-value="ห้าร้อยบาทถ้วน">
            <text:p>ห้าร้อยบาทถ้วน</text:p>
          </table:table-cell>
          <table:table-cell table:number-columns-repeated="2"/>
          <table:table-cell table:formula="of:=IF([.$C506]=[.$F5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1">
            <text:p>501</text:p>
          </table:table-cell>
          <table:table-cell/>
          <table:table-cell table:formula="of:=ORG.OPENOFFICE.ADDIN.SAMPLE.PYTHON.NUMBERTEXT.NUMBERTEXT.MONEYTEXT([.$A507];&quot;THB&quot;)" office:value-type="string" office:string-value="ห้าร้อยหนึ่งบาทถ้วน">
            <text:p>ห้าร้อยหนึ่งบาทถ้วน</text:p>
          </table:table-cell>
          <table:table-cell table:number-columns-repeated="2"/>
          <table:table-cell table:formula="of:=COM.MICROSOFT.BAHTTEXT([.$A507])" office:value-type="string" office:string-value="ห้าร้อยหนึ่งบาทถ้วน">
            <text:p>ห้าร้อยหนึ่งบาทถ้วน</text:p>
          </table:table-cell>
          <table:table-cell table:number-columns-repeated="2"/>
          <table:table-cell table:formula="of:=IF([.$C507]=[.$F5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2">
            <text:p>502</text:p>
          </table:table-cell>
          <table:table-cell/>
          <table:table-cell table:formula="of:=ORG.OPENOFFICE.ADDIN.SAMPLE.PYTHON.NUMBERTEXT.NUMBERTEXT.MONEYTEXT([.$A508];&quot;THB&quot;)" office:value-type="string" office:string-value="ห้าร้อยสองบาทถ้วน">
            <text:p>ห้าร้อยสองบาทถ้วน</text:p>
          </table:table-cell>
          <table:table-cell table:number-columns-repeated="2"/>
          <table:table-cell table:formula="of:=COM.MICROSOFT.BAHTTEXT([.$A508])" office:value-type="string" office:string-value="ห้าร้อยสองบาทถ้วน">
            <text:p>ห้าร้อยสองบาทถ้วน</text:p>
          </table:table-cell>
          <table:table-cell table:number-columns-repeated="2"/>
          <table:table-cell table:formula="of:=IF([.$C508]=[.$F5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3">
            <text:p>503</text:p>
          </table:table-cell>
          <table:table-cell/>
          <table:table-cell table:formula="of:=ORG.OPENOFFICE.ADDIN.SAMPLE.PYTHON.NUMBERTEXT.NUMBERTEXT.MONEYTEXT([.$A509];&quot;THB&quot;)" office:value-type="string" office:string-value="ห้าร้อยสามบาทถ้วน">
            <text:p>ห้าร้อยสามบาทถ้วน</text:p>
          </table:table-cell>
          <table:table-cell table:number-columns-repeated="2"/>
          <table:table-cell table:formula="of:=COM.MICROSOFT.BAHTTEXT([.$A509])" office:value-type="string" office:string-value="ห้าร้อยสามบาทถ้วน">
            <text:p>ห้าร้อยสามบาทถ้วน</text:p>
          </table:table-cell>
          <table:table-cell table:number-columns-repeated="2"/>
          <table:table-cell table:formula="of:=IF([.$C509]=[.$F5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4">
            <text:p>504</text:p>
          </table:table-cell>
          <table:table-cell/>
          <table:table-cell table:formula="of:=ORG.OPENOFFICE.ADDIN.SAMPLE.PYTHON.NUMBERTEXT.NUMBERTEXT.MONEYTEXT([.$A510];&quot;THB&quot;)" office:value-type="string" office:string-value="ห้าร้อยสี่บาทถ้วน">
            <text:p>ห้าร้อยสี่บาทถ้วน</text:p>
          </table:table-cell>
          <table:table-cell table:number-columns-repeated="2"/>
          <table:table-cell table:formula="of:=COM.MICROSOFT.BAHTTEXT([.$A510])" office:value-type="string" office:string-value="ห้าร้อยสี่บาทถ้วน">
            <text:p>ห้าร้อยสี่บาทถ้วน</text:p>
          </table:table-cell>
          <table:table-cell table:number-columns-repeated="2"/>
          <table:table-cell table:formula="of:=IF([.$C510]=[.$F5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5">
            <text:p>505</text:p>
          </table:table-cell>
          <table:table-cell/>
          <table:table-cell table:formula="of:=ORG.OPENOFFICE.ADDIN.SAMPLE.PYTHON.NUMBERTEXT.NUMBERTEXT.MONEYTEXT([.$A511];&quot;THB&quot;)" office:value-type="string" office:string-value="ห้าร้อยห้าบาทถ้วน">
            <text:p>ห้าร้อยห้าบาทถ้วน</text:p>
          </table:table-cell>
          <table:table-cell table:number-columns-repeated="2"/>
          <table:table-cell table:formula="of:=COM.MICROSOFT.BAHTTEXT([.$A511])" office:value-type="string" office:string-value="ห้าร้อยห้าบาทถ้วน">
            <text:p>ห้าร้อยห้าบาทถ้วน</text:p>
          </table:table-cell>
          <table:table-cell table:number-columns-repeated="2"/>
          <table:table-cell table:formula="of:=IF([.$C511]=[.$F5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6">
            <text:p>506</text:p>
          </table:table-cell>
          <table:table-cell/>
          <table:table-cell table:formula="of:=ORG.OPENOFFICE.ADDIN.SAMPLE.PYTHON.NUMBERTEXT.NUMBERTEXT.MONEYTEXT([.$A512];&quot;THB&quot;)" office:value-type="string" office:string-value="ห้าร้อยหกบาทถ้วน">
            <text:p>ห้าร้อยหกบาทถ้วน</text:p>
          </table:table-cell>
          <table:table-cell table:number-columns-repeated="2"/>
          <table:table-cell table:formula="of:=COM.MICROSOFT.BAHTTEXT([.$A512])" office:value-type="string" office:string-value="ห้าร้อยหกบาทถ้วน">
            <text:p>ห้าร้อยหกบาทถ้วน</text:p>
          </table:table-cell>
          <table:table-cell table:number-columns-repeated="2"/>
          <table:table-cell table:formula="of:=IF([.$C512]=[.$F5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7">
            <text:p>507</text:p>
          </table:table-cell>
          <table:table-cell/>
          <table:table-cell table:formula="of:=ORG.OPENOFFICE.ADDIN.SAMPLE.PYTHON.NUMBERTEXT.NUMBERTEXT.MONEYTEXT([.$A513];&quot;THB&quot;)" office:value-type="string" office:string-value="ห้าร้อยเจ็ดบาทถ้วน">
            <text:p>ห้าร้อยเจ็ดบาทถ้วน</text:p>
          </table:table-cell>
          <table:table-cell table:number-columns-repeated="2"/>
          <table:table-cell table:formula="of:=COM.MICROSOFT.BAHTTEXT([.$A513])" office:value-type="string" office:string-value="ห้าร้อยเจ็ดบาทถ้วน">
            <text:p>ห้าร้อยเจ็ดบาทถ้วน</text:p>
          </table:table-cell>
          <table:table-cell table:number-columns-repeated="2"/>
          <table:table-cell table:formula="of:=IF([.$C513]=[.$F5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8">
            <text:p>508</text:p>
          </table:table-cell>
          <table:table-cell/>
          <table:table-cell table:formula="of:=ORG.OPENOFFICE.ADDIN.SAMPLE.PYTHON.NUMBERTEXT.NUMBERTEXT.MONEYTEXT([.$A514];&quot;THB&quot;)" office:value-type="string" office:string-value="ห้าร้อยแปดบาทถ้วน">
            <text:p>ห้าร้อยแปดบาทถ้วน</text:p>
          </table:table-cell>
          <table:table-cell table:number-columns-repeated="2"/>
          <table:table-cell table:formula="of:=COM.MICROSOFT.BAHTTEXT([.$A514])" office:value-type="string" office:string-value="ห้าร้อยแปดบาทถ้วน">
            <text:p>ห้าร้อยแปดบาทถ้วน</text:p>
          </table:table-cell>
          <table:table-cell table:number-columns-repeated="2"/>
          <table:table-cell table:formula="of:=IF([.$C514]=[.$F5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09">
            <text:p>509</text:p>
          </table:table-cell>
          <table:table-cell/>
          <table:table-cell table:formula="of:=ORG.OPENOFFICE.ADDIN.SAMPLE.PYTHON.NUMBERTEXT.NUMBERTEXT.MONEYTEXT([.$A515];&quot;THB&quot;)" office:value-type="string" office:string-value="ห้าร้อยเก้าบาทถ้วน">
            <text:p>ห้าร้อยเก้าบาทถ้วน</text:p>
          </table:table-cell>
          <table:table-cell table:number-columns-repeated="2"/>
          <table:table-cell table:formula="of:=COM.MICROSOFT.BAHTTEXT([.$A515])" office:value-type="string" office:string-value="ห้าร้อยเก้าบาทถ้วน">
            <text:p>ห้าร้อยเก้าบาทถ้วน</text:p>
          </table:table-cell>
          <table:table-cell table:number-columns-repeated="2"/>
          <table:table-cell table:formula="of:=IF([.$C515]=[.$F5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0">
            <text:p>510</text:p>
          </table:table-cell>
          <table:table-cell/>
          <table:table-cell table:formula="of:=ORG.OPENOFFICE.ADDIN.SAMPLE.PYTHON.NUMBERTEXT.NUMBERTEXT.MONEYTEXT([.$A516];&quot;THB&quot;)" office:value-type="string" office:string-value="ห้าร้อยสิบบาทถ้วน">
            <text:p>ห้าร้อยสิบบาทถ้วน</text:p>
          </table:table-cell>
          <table:table-cell table:number-columns-repeated="2"/>
          <table:table-cell table:formula="of:=COM.MICROSOFT.BAHTTEXT([.$A516])" office:value-type="string" office:string-value="ห้าร้อยสิบบาทถ้วน">
            <text:p>ห้าร้อยสิบบาทถ้วน</text:p>
          </table:table-cell>
          <table:table-cell table:number-columns-repeated="2"/>
          <table:table-cell table:formula="of:=IF([.$C516]=[.$F5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1">
            <text:p>511</text:p>
          </table:table-cell>
          <table:table-cell/>
          <table:table-cell table:formula="of:=ORG.OPENOFFICE.ADDIN.SAMPLE.PYTHON.NUMBERTEXT.NUMBERTEXT.MONEYTEXT([.$A517];&quot;THB&quot;)" office:value-type="string" office:string-value="ห้าร้อยสิบเอ็ดบาทถ้วน">
            <text:p>ห้าร้อยสิบเอ็ดบาทถ้วน</text:p>
          </table:table-cell>
          <table:table-cell table:number-columns-repeated="2"/>
          <table:table-cell table:formula="of:=COM.MICROSOFT.BAHTTEXT([.$A517])" office:value-type="string" office:string-value="ห้าร้อยสิบเอ็ดบาทถ้วน">
            <text:p>ห้าร้อยสิบเอ็ดบาทถ้วน</text:p>
          </table:table-cell>
          <table:table-cell table:number-columns-repeated="2"/>
          <table:table-cell table:formula="of:=IF([.$C517]=[.$F5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2">
            <text:p>512</text:p>
          </table:table-cell>
          <table:table-cell/>
          <table:table-cell table:formula="of:=ORG.OPENOFFICE.ADDIN.SAMPLE.PYTHON.NUMBERTEXT.NUMBERTEXT.MONEYTEXT([.$A518];&quot;THB&quot;)" office:value-type="string" office:string-value="ห้าร้อยสิบสองบาทถ้วน">
            <text:p>ห้าร้อยสิบสองบาทถ้วน</text:p>
          </table:table-cell>
          <table:table-cell table:number-columns-repeated="2"/>
          <table:table-cell table:formula="of:=COM.MICROSOFT.BAHTTEXT([.$A518])" office:value-type="string" office:string-value="ห้าร้อยสิบสองบาทถ้วน">
            <text:p>ห้าร้อยสิบสองบาทถ้วน</text:p>
          </table:table-cell>
          <table:table-cell table:number-columns-repeated="2"/>
          <table:table-cell table:formula="of:=IF([.$C518]=[.$F5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3">
            <text:p>513</text:p>
          </table:table-cell>
          <table:table-cell/>
          <table:table-cell table:formula="of:=ORG.OPENOFFICE.ADDIN.SAMPLE.PYTHON.NUMBERTEXT.NUMBERTEXT.MONEYTEXT([.$A519];&quot;THB&quot;)" office:value-type="string" office:string-value="ห้าร้อยสิบสามบาทถ้วน">
            <text:p>ห้าร้อยสิบสามบาทถ้วน</text:p>
          </table:table-cell>
          <table:table-cell table:number-columns-repeated="2"/>
          <table:table-cell table:formula="of:=COM.MICROSOFT.BAHTTEXT([.$A519])" office:value-type="string" office:string-value="ห้าร้อยสิบสามบาทถ้วน">
            <text:p>ห้าร้อยสิบสามบาทถ้วน</text:p>
          </table:table-cell>
          <table:table-cell table:number-columns-repeated="2"/>
          <table:table-cell table:formula="of:=IF([.$C519]=[.$F5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4">
            <text:p>514</text:p>
          </table:table-cell>
          <table:table-cell/>
          <table:table-cell table:formula="of:=ORG.OPENOFFICE.ADDIN.SAMPLE.PYTHON.NUMBERTEXT.NUMBERTEXT.MONEYTEXT([.$A520];&quot;THB&quot;)" office:value-type="string" office:string-value="ห้าร้อยสิบสี่บาทถ้วน">
            <text:p>ห้าร้อยสิบสี่บาทถ้วน</text:p>
          </table:table-cell>
          <table:table-cell table:number-columns-repeated="2"/>
          <table:table-cell table:formula="of:=COM.MICROSOFT.BAHTTEXT([.$A520])" office:value-type="string" office:string-value="ห้าร้อยสิบสี่บาทถ้วน">
            <text:p>ห้าร้อยสิบสี่บาทถ้วน</text:p>
          </table:table-cell>
          <table:table-cell table:number-columns-repeated="2"/>
          <table:table-cell table:formula="of:=IF([.$C520]=[.$F5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5">
            <text:p>515</text:p>
          </table:table-cell>
          <table:table-cell/>
          <table:table-cell table:formula="of:=ORG.OPENOFFICE.ADDIN.SAMPLE.PYTHON.NUMBERTEXT.NUMBERTEXT.MONEYTEXT([.$A521];&quot;THB&quot;)" office:value-type="string" office:string-value="ห้าร้อยสิบห้าบาทถ้วน">
            <text:p>ห้าร้อยสิบห้าบาทถ้วน</text:p>
          </table:table-cell>
          <table:table-cell table:number-columns-repeated="2"/>
          <table:table-cell table:formula="of:=COM.MICROSOFT.BAHTTEXT([.$A521])" office:value-type="string" office:string-value="ห้าร้อยสิบห้าบาทถ้วน">
            <text:p>ห้าร้อยสิบห้าบาทถ้วน</text:p>
          </table:table-cell>
          <table:table-cell table:number-columns-repeated="2"/>
          <table:table-cell table:formula="of:=IF([.$C521]=[.$F5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6">
            <text:p>516</text:p>
          </table:table-cell>
          <table:table-cell/>
          <table:table-cell table:formula="of:=ORG.OPENOFFICE.ADDIN.SAMPLE.PYTHON.NUMBERTEXT.NUMBERTEXT.MONEYTEXT([.$A522];&quot;THB&quot;)" office:value-type="string" office:string-value="ห้าร้อยสิบหกบาทถ้วน">
            <text:p>ห้าร้อยสิบหกบาทถ้วน</text:p>
          </table:table-cell>
          <table:table-cell table:number-columns-repeated="2"/>
          <table:table-cell table:formula="of:=COM.MICROSOFT.BAHTTEXT([.$A522])" office:value-type="string" office:string-value="ห้าร้อยสิบหกบาทถ้วน">
            <text:p>ห้าร้อยสิบหกบาทถ้วน</text:p>
          </table:table-cell>
          <table:table-cell table:number-columns-repeated="2"/>
          <table:table-cell table:formula="of:=IF([.$C522]=[.$F5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7">
            <text:p>517</text:p>
          </table:table-cell>
          <table:table-cell/>
          <table:table-cell table:formula="of:=ORG.OPENOFFICE.ADDIN.SAMPLE.PYTHON.NUMBERTEXT.NUMBERTEXT.MONEYTEXT([.$A523];&quot;THB&quot;)" office:value-type="string" office:string-value="ห้าร้อยสิบเจ็ดบาทถ้วน">
            <text:p>ห้าร้อยสิบเจ็ดบาทถ้วน</text:p>
          </table:table-cell>
          <table:table-cell table:number-columns-repeated="2"/>
          <table:table-cell table:formula="of:=COM.MICROSOFT.BAHTTEXT([.$A523])" office:value-type="string" office:string-value="ห้าร้อยสิบเจ็ดบาทถ้วน">
            <text:p>ห้าร้อยสิบเจ็ดบาทถ้วน</text:p>
          </table:table-cell>
          <table:table-cell table:number-columns-repeated="2"/>
          <table:table-cell table:formula="of:=IF([.$C523]=[.$F5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8">
            <text:p>518</text:p>
          </table:table-cell>
          <table:table-cell/>
          <table:table-cell table:formula="of:=ORG.OPENOFFICE.ADDIN.SAMPLE.PYTHON.NUMBERTEXT.NUMBERTEXT.MONEYTEXT([.$A524];&quot;THB&quot;)" office:value-type="string" office:string-value="ห้าร้อยสิบแปดบาทถ้วน">
            <text:p>ห้าร้อยสิบแปดบาทถ้วน</text:p>
          </table:table-cell>
          <table:table-cell table:number-columns-repeated="2"/>
          <table:table-cell table:formula="of:=COM.MICROSOFT.BAHTTEXT([.$A524])" office:value-type="string" office:string-value="ห้าร้อยสิบแปดบาทถ้วน">
            <text:p>ห้าร้อยสิบแปดบาทถ้วน</text:p>
          </table:table-cell>
          <table:table-cell table:number-columns-repeated="2"/>
          <table:table-cell table:formula="of:=IF([.$C524]=[.$F5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19">
            <text:p>519</text:p>
          </table:table-cell>
          <table:table-cell/>
          <table:table-cell table:formula="of:=ORG.OPENOFFICE.ADDIN.SAMPLE.PYTHON.NUMBERTEXT.NUMBERTEXT.MONEYTEXT([.$A525];&quot;THB&quot;)" office:value-type="string" office:string-value="ห้าร้อยสิบเก้าบาทถ้วน">
            <text:p>ห้าร้อยสิบเก้าบาทถ้วน</text:p>
          </table:table-cell>
          <table:table-cell table:number-columns-repeated="2"/>
          <table:table-cell table:formula="of:=COM.MICROSOFT.BAHTTEXT([.$A525])" office:value-type="string" office:string-value="ห้าร้อยสิบเก้าบาทถ้วน">
            <text:p>ห้าร้อยสิบเก้าบาทถ้วน</text:p>
          </table:table-cell>
          <table:table-cell table:number-columns-repeated="2"/>
          <table:table-cell table:formula="of:=IF([.$C525]=[.$F5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0">
            <text:p>520</text:p>
          </table:table-cell>
          <table:table-cell/>
          <table:table-cell table:formula="of:=ORG.OPENOFFICE.ADDIN.SAMPLE.PYTHON.NUMBERTEXT.NUMBERTEXT.MONEYTEXT([.$A526];&quot;THB&quot;)" office:value-type="string" office:string-value="ห้าร้อยยี่สิบบาทถ้วน">
            <text:p>ห้าร้อยยี่สิบบาทถ้วน</text:p>
          </table:table-cell>
          <table:table-cell table:number-columns-repeated="2"/>
          <table:table-cell table:formula="of:=COM.MICROSOFT.BAHTTEXT([.$A526])" office:value-type="string" office:string-value="ห้าร้อยยี่สิบบาทถ้วน">
            <text:p>ห้าร้อยยี่สิบบาทถ้วน</text:p>
          </table:table-cell>
          <table:table-cell table:number-columns-repeated="2"/>
          <table:table-cell table:formula="of:=IF([.$C526]=[.$F5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1">
            <text:p>521</text:p>
          </table:table-cell>
          <table:table-cell/>
          <table:table-cell table:formula="of:=ORG.OPENOFFICE.ADDIN.SAMPLE.PYTHON.NUMBERTEXT.NUMBERTEXT.MONEYTEXT([.$A527];&quot;THB&quot;)" office:value-type="string" office:string-value="ห้าร้อยยี่สิบเอ็ดบาทถ้วน">
            <text:p>ห้าร้อยยี่สิบเอ็ดบาทถ้วน</text:p>
          </table:table-cell>
          <table:table-cell table:number-columns-repeated="2"/>
          <table:table-cell table:formula="of:=COM.MICROSOFT.BAHTTEXT([.$A527])" office:value-type="string" office:string-value="ห้าร้อยยี่สิบเอ็ดบาทถ้วน">
            <text:p>ห้าร้อยยี่สิบเอ็ดบาทถ้วน</text:p>
          </table:table-cell>
          <table:table-cell table:number-columns-repeated="2"/>
          <table:table-cell table:formula="of:=IF([.$C527]=[.$F5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2">
            <text:p>522</text:p>
          </table:table-cell>
          <table:table-cell/>
          <table:table-cell table:formula="of:=ORG.OPENOFFICE.ADDIN.SAMPLE.PYTHON.NUMBERTEXT.NUMBERTEXT.MONEYTEXT([.$A528];&quot;THB&quot;)" office:value-type="string" office:string-value="ห้าร้อยยี่สิบสองบาทถ้วน">
            <text:p>ห้าร้อยยี่สิบสองบาทถ้วน</text:p>
          </table:table-cell>
          <table:table-cell table:number-columns-repeated="2"/>
          <table:table-cell table:formula="of:=COM.MICROSOFT.BAHTTEXT([.$A528])" office:value-type="string" office:string-value="ห้าร้อยยี่สิบสองบาทถ้วน">
            <text:p>ห้าร้อยยี่สิบสองบาทถ้วน</text:p>
          </table:table-cell>
          <table:table-cell table:number-columns-repeated="2"/>
          <table:table-cell table:formula="of:=IF([.$C528]=[.$F5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3">
            <text:p>523</text:p>
          </table:table-cell>
          <table:table-cell/>
          <table:table-cell table:formula="of:=ORG.OPENOFFICE.ADDIN.SAMPLE.PYTHON.NUMBERTEXT.NUMBERTEXT.MONEYTEXT([.$A529];&quot;THB&quot;)" office:value-type="string" office:string-value="ห้าร้อยยี่สิบสามบาทถ้วน">
            <text:p>ห้าร้อยยี่สิบสามบาทถ้วน</text:p>
          </table:table-cell>
          <table:table-cell table:number-columns-repeated="2"/>
          <table:table-cell table:formula="of:=COM.MICROSOFT.BAHTTEXT([.$A529])" office:value-type="string" office:string-value="ห้าร้อยยี่สิบสามบาทถ้วน">
            <text:p>ห้าร้อยยี่สิบสามบาทถ้วน</text:p>
          </table:table-cell>
          <table:table-cell table:number-columns-repeated="2"/>
          <table:table-cell table:formula="of:=IF([.$C529]=[.$F5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4">
            <text:p>524</text:p>
          </table:table-cell>
          <table:table-cell/>
          <table:table-cell table:formula="of:=ORG.OPENOFFICE.ADDIN.SAMPLE.PYTHON.NUMBERTEXT.NUMBERTEXT.MONEYTEXT([.$A530];&quot;THB&quot;)" office:value-type="string" office:string-value="ห้าร้อยยี่สิบสี่บาทถ้วน">
            <text:p>ห้าร้อยยี่สิบสี่บาทถ้วน</text:p>
          </table:table-cell>
          <table:table-cell table:number-columns-repeated="2"/>
          <table:table-cell table:formula="of:=COM.MICROSOFT.BAHTTEXT([.$A530])" office:value-type="string" office:string-value="ห้าร้อยยี่สิบสี่บาทถ้วน">
            <text:p>ห้าร้อยยี่สิบสี่บาทถ้วน</text:p>
          </table:table-cell>
          <table:table-cell table:number-columns-repeated="2"/>
          <table:table-cell table:formula="of:=IF([.$C530]=[.$F5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5">
            <text:p>525</text:p>
          </table:table-cell>
          <table:table-cell/>
          <table:table-cell table:formula="of:=ORG.OPENOFFICE.ADDIN.SAMPLE.PYTHON.NUMBERTEXT.NUMBERTEXT.MONEYTEXT([.$A531];&quot;THB&quot;)" office:value-type="string" office:string-value="ห้าร้อยยี่สิบห้าบาทถ้วน">
            <text:p>ห้าร้อยยี่สิบห้าบาทถ้วน</text:p>
          </table:table-cell>
          <table:table-cell table:number-columns-repeated="2"/>
          <table:table-cell table:formula="of:=COM.MICROSOFT.BAHTTEXT([.$A531])" office:value-type="string" office:string-value="ห้าร้อยยี่สิบห้าบาทถ้วน">
            <text:p>ห้าร้อยยี่สิบห้าบาทถ้วน</text:p>
          </table:table-cell>
          <table:table-cell table:number-columns-repeated="2"/>
          <table:table-cell table:formula="of:=IF([.$C531]=[.$F5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6">
            <text:p>526</text:p>
          </table:table-cell>
          <table:table-cell/>
          <table:table-cell table:formula="of:=ORG.OPENOFFICE.ADDIN.SAMPLE.PYTHON.NUMBERTEXT.NUMBERTEXT.MONEYTEXT([.$A532];&quot;THB&quot;)" office:value-type="string" office:string-value="ห้าร้อยยี่สิบหกบาทถ้วน">
            <text:p>ห้าร้อยยี่สิบหกบาทถ้วน</text:p>
          </table:table-cell>
          <table:table-cell table:number-columns-repeated="2"/>
          <table:table-cell table:formula="of:=COM.MICROSOFT.BAHTTEXT([.$A532])" office:value-type="string" office:string-value="ห้าร้อยยี่สิบหกบาทถ้วน">
            <text:p>ห้าร้อยยี่สิบหกบาทถ้วน</text:p>
          </table:table-cell>
          <table:table-cell table:number-columns-repeated="2"/>
          <table:table-cell table:formula="of:=IF([.$C532]=[.$F5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7">
            <text:p>527</text:p>
          </table:table-cell>
          <table:table-cell/>
          <table:table-cell table:formula="of:=ORG.OPENOFFICE.ADDIN.SAMPLE.PYTHON.NUMBERTEXT.NUMBERTEXT.MONEYTEXT([.$A533];&quot;THB&quot;)" office:value-type="string" office:string-value="ห้าร้อยยี่สิบเจ็ดบาทถ้วน">
            <text:p>ห้าร้อยยี่สิบเจ็ดบาทถ้วน</text:p>
          </table:table-cell>
          <table:table-cell table:number-columns-repeated="2"/>
          <table:table-cell table:formula="of:=COM.MICROSOFT.BAHTTEXT([.$A533])" office:value-type="string" office:string-value="ห้าร้อยยี่สิบเจ็ดบาทถ้วน">
            <text:p>ห้าร้อยยี่สิบเจ็ดบาทถ้วน</text:p>
          </table:table-cell>
          <table:table-cell table:number-columns-repeated="2"/>
          <table:table-cell table:formula="of:=IF([.$C533]=[.$F5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8">
            <text:p>528</text:p>
          </table:table-cell>
          <table:table-cell/>
          <table:table-cell table:formula="of:=ORG.OPENOFFICE.ADDIN.SAMPLE.PYTHON.NUMBERTEXT.NUMBERTEXT.MONEYTEXT([.$A534];&quot;THB&quot;)" office:value-type="string" office:string-value="ห้าร้อยยี่สิบแปดบาทถ้วน">
            <text:p>ห้าร้อยยี่สิบแปดบาทถ้วน</text:p>
          </table:table-cell>
          <table:table-cell table:number-columns-repeated="2"/>
          <table:table-cell table:formula="of:=COM.MICROSOFT.BAHTTEXT([.$A534])" office:value-type="string" office:string-value="ห้าร้อยยี่สิบแปดบาทถ้วน">
            <text:p>ห้าร้อยยี่สิบแปดบาทถ้วน</text:p>
          </table:table-cell>
          <table:table-cell table:number-columns-repeated="2"/>
          <table:table-cell table:formula="of:=IF([.$C534]=[.$F5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29">
            <text:p>529</text:p>
          </table:table-cell>
          <table:table-cell/>
          <table:table-cell table:formula="of:=ORG.OPENOFFICE.ADDIN.SAMPLE.PYTHON.NUMBERTEXT.NUMBERTEXT.MONEYTEXT([.$A535];&quot;THB&quot;)" office:value-type="string" office:string-value="ห้าร้อยยี่สิบเก้าบาทถ้วน">
            <text:p>ห้าร้อยยี่สิบเก้าบาทถ้วน</text:p>
          </table:table-cell>
          <table:table-cell table:number-columns-repeated="2"/>
          <table:table-cell table:formula="of:=COM.MICROSOFT.BAHTTEXT([.$A535])" office:value-type="string" office:string-value="ห้าร้อยยี่สิบเก้าบาทถ้วน">
            <text:p>ห้าร้อยยี่สิบเก้าบาทถ้วน</text:p>
          </table:table-cell>
          <table:table-cell table:number-columns-repeated="2"/>
          <table:table-cell table:formula="of:=IF([.$C535]=[.$F5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0">
            <text:p>530</text:p>
          </table:table-cell>
          <table:table-cell/>
          <table:table-cell table:formula="of:=ORG.OPENOFFICE.ADDIN.SAMPLE.PYTHON.NUMBERTEXT.NUMBERTEXT.MONEYTEXT([.$A536];&quot;THB&quot;)" office:value-type="string" office:string-value="ห้าร้อยสามสิบบาทถ้วน">
            <text:p>ห้าร้อยสามสิบบาทถ้วน</text:p>
          </table:table-cell>
          <table:table-cell table:number-columns-repeated="2"/>
          <table:table-cell table:formula="of:=COM.MICROSOFT.BAHTTEXT([.$A536])" office:value-type="string" office:string-value="ห้าร้อยสามสิบบาทถ้วน">
            <text:p>ห้าร้อยสามสิบบาทถ้วน</text:p>
          </table:table-cell>
          <table:table-cell table:number-columns-repeated="2"/>
          <table:table-cell table:formula="of:=IF([.$C536]=[.$F5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1">
            <text:p>531</text:p>
          </table:table-cell>
          <table:table-cell/>
          <table:table-cell table:formula="of:=ORG.OPENOFFICE.ADDIN.SAMPLE.PYTHON.NUMBERTEXT.NUMBERTEXT.MONEYTEXT([.$A537];&quot;THB&quot;)" office:value-type="string" office:string-value="ห้าร้อยสามสิบเอ็ดบาทถ้วน">
            <text:p>ห้าร้อยสามสิบเอ็ดบาทถ้วน</text:p>
          </table:table-cell>
          <table:table-cell table:number-columns-repeated="2"/>
          <table:table-cell table:formula="of:=COM.MICROSOFT.BAHTTEXT([.$A537])" office:value-type="string" office:string-value="ห้าร้อยสามสิบเอ็ดบาทถ้วน">
            <text:p>ห้าร้อยสามสิบเอ็ดบาทถ้วน</text:p>
          </table:table-cell>
          <table:table-cell table:number-columns-repeated="2"/>
          <table:table-cell table:formula="of:=IF([.$C537]=[.$F5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2">
            <text:p>532</text:p>
          </table:table-cell>
          <table:table-cell/>
          <table:table-cell table:formula="of:=ORG.OPENOFFICE.ADDIN.SAMPLE.PYTHON.NUMBERTEXT.NUMBERTEXT.MONEYTEXT([.$A538];&quot;THB&quot;)" office:value-type="string" office:string-value="ห้าร้อยสามสิบสองบาทถ้วน">
            <text:p>ห้าร้อยสามสิบสองบาทถ้วน</text:p>
          </table:table-cell>
          <table:table-cell table:number-columns-repeated="2"/>
          <table:table-cell table:formula="of:=COM.MICROSOFT.BAHTTEXT([.$A538])" office:value-type="string" office:string-value="ห้าร้อยสามสิบสองบาทถ้วน">
            <text:p>ห้าร้อยสามสิบสองบาทถ้วน</text:p>
          </table:table-cell>
          <table:table-cell table:number-columns-repeated="2"/>
          <table:table-cell table:formula="of:=IF([.$C538]=[.$F5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3">
            <text:p>533</text:p>
          </table:table-cell>
          <table:table-cell/>
          <table:table-cell table:formula="of:=ORG.OPENOFFICE.ADDIN.SAMPLE.PYTHON.NUMBERTEXT.NUMBERTEXT.MONEYTEXT([.$A539];&quot;THB&quot;)" office:value-type="string" office:string-value="ห้าร้อยสามสิบสามบาทถ้วน">
            <text:p>ห้าร้อยสามสิบสามบาทถ้วน</text:p>
          </table:table-cell>
          <table:table-cell table:number-columns-repeated="2"/>
          <table:table-cell table:formula="of:=COM.MICROSOFT.BAHTTEXT([.$A539])" office:value-type="string" office:string-value="ห้าร้อยสามสิบสามบาทถ้วน">
            <text:p>ห้าร้อยสามสิบสามบาทถ้วน</text:p>
          </table:table-cell>
          <table:table-cell table:number-columns-repeated="2"/>
          <table:table-cell table:formula="of:=IF([.$C539]=[.$F5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4">
            <text:p>534</text:p>
          </table:table-cell>
          <table:table-cell/>
          <table:table-cell table:formula="of:=ORG.OPENOFFICE.ADDIN.SAMPLE.PYTHON.NUMBERTEXT.NUMBERTEXT.MONEYTEXT([.$A540];&quot;THB&quot;)" office:value-type="string" office:string-value="ห้าร้อยสามสิบสี่บาทถ้วน">
            <text:p>ห้าร้อยสามสิบสี่บาทถ้วน</text:p>
          </table:table-cell>
          <table:table-cell table:number-columns-repeated="2"/>
          <table:table-cell table:formula="of:=COM.MICROSOFT.BAHTTEXT([.$A540])" office:value-type="string" office:string-value="ห้าร้อยสามสิบสี่บาทถ้วน">
            <text:p>ห้าร้อยสามสิบสี่บาทถ้วน</text:p>
          </table:table-cell>
          <table:table-cell table:number-columns-repeated="2"/>
          <table:table-cell table:formula="of:=IF([.$C540]=[.$F5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5">
            <text:p>535</text:p>
          </table:table-cell>
          <table:table-cell/>
          <table:table-cell table:formula="of:=ORG.OPENOFFICE.ADDIN.SAMPLE.PYTHON.NUMBERTEXT.NUMBERTEXT.MONEYTEXT([.$A541];&quot;THB&quot;)" office:value-type="string" office:string-value="ห้าร้อยสามสิบห้าบาทถ้วน">
            <text:p>ห้าร้อยสามสิบห้าบาทถ้วน</text:p>
          </table:table-cell>
          <table:table-cell table:number-columns-repeated="2"/>
          <table:table-cell table:formula="of:=COM.MICROSOFT.BAHTTEXT([.$A541])" office:value-type="string" office:string-value="ห้าร้อยสามสิบห้าบาทถ้วน">
            <text:p>ห้าร้อยสามสิบห้าบาทถ้วน</text:p>
          </table:table-cell>
          <table:table-cell table:number-columns-repeated="2"/>
          <table:table-cell table:formula="of:=IF([.$C541]=[.$F5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6">
            <text:p>536</text:p>
          </table:table-cell>
          <table:table-cell/>
          <table:table-cell table:formula="of:=ORG.OPENOFFICE.ADDIN.SAMPLE.PYTHON.NUMBERTEXT.NUMBERTEXT.MONEYTEXT([.$A542];&quot;THB&quot;)" office:value-type="string" office:string-value="ห้าร้อยสามสิบหกบาทถ้วน">
            <text:p>ห้าร้อยสามสิบหกบาทถ้วน</text:p>
          </table:table-cell>
          <table:table-cell table:number-columns-repeated="2"/>
          <table:table-cell table:formula="of:=COM.MICROSOFT.BAHTTEXT([.$A542])" office:value-type="string" office:string-value="ห้าร้อยสามสิบหกบาทถ้วน">
            <text:p>ห้าร้อยสามสิบหกบาทถ้วน</text:p>
          </table:table-cell>
          <table:table-cell table:number-columns-repeated="2"/>
          <table:table-cell table:formula="of:=IF([.$C542]=[.$F5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7">
            <text:p>537</text:p>
          </table:table-cell>
          <table:table-cell/>
          <table:table-cell table:formula="of:=ORG.OPENOFFICE.ADDIN.SAMPLE.PYTHON.NUMBERTEXT.NUMBERTEXT.MONEYTEXT([.$A543];&quot;THB&quot;)" office:value-type="string" office:string-value="ห้าร้อยสามสิบเจ็ดบาทถ้วน">
            <text:p>ห้าร้อยสามสิบเจ็ดบาทถ้วน</text:p>
          </table:table-cell>
          <table:table-cell table:number-columns-repeated="2"/>
          <table:table-cell table:formula="of:=COM.MICROSOFT.BAHTTEXT([.$A543])" office:value-type="string" office:string-value="ห้าร้อยสามสิบเจ็ดบาทถ้วน">
            <text:p>ห้าร้อยสามสิบเจ็ดบาทถ้วน</text:p>
          </table:table-cell>
          <table:table-cell table:number-columns-repeated="2"/>
          <table:table-cell table:formula="of:=IF([.$C543]=[.$F5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8">
            <text:p>538</text:p>
          </table:table-cell>
          <table:table-cell/>
          <table:table-cell table:formula="of:=ORG.OPENOFFICE.ADDIN.SAMPLE.PYTHON.NUMBERTEXT.NUMBERTEXT.MONEYTEXT([.$A544];&quot;THB&quot;)" office:value-type="string" office:string-value="ห้าร้อยสามสิบแปดบาทถ้วน">
            <text:p>ห้าร้อยสามสิบแปดบาทถ้วน</text:p>
          </table:table-cell>
          <table:table-cell table:number-columns-repeated="2"/>
          <table:table-cell table:formula="of:=COM.MICROSOFT.BAHTTEXT([.$A544])" office:value-type="string" office:string-value="ห้าร้อยสามสิบแปดบาทถ้วน">
            <text:p>ห้าร้อยสามสิบแปดบาทถ้วน</text:p>
          </table:table-cell>
          <table:table-cell table:number-columns-repeated="2"/>
          <table:table-cell table:formula="of:=IF([.$C544]=[.$F5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39">
            <text:p>539</text:p>
          </table:table-cell>
          <table:table-cell/>
          <table:table-cell table:formula="of:=ORG.OPENOFFICE.ADDIN.SAMPLE.PYTHON.NUMBERTEXT.NUMBERTEXT.MONEYTEXT([.$A545];&quot;THB&quot;)" office:value-type="string" office:string-value="ห้าร้อยสามสิบเก้าบาทถ้วน">
            <text:p>ห้าร้อยสามสิบเก้าบาทถ้วน</text:p>
          </table:table-cell>
          <table:table-cell table:number-columns-repeated="2"/>
          <table:table-cell table:formula="of:=COM.MICROSOFT.BAHTTEXT([.$A545])" office:value-type="string" office:string-value="ห้าร้อยสามสิบเก้าบาทถ้วน">
            <text:p>ห้าร้อยสามสิบเก้าบาทถ้วน</text:p>
          </table:table-cell>
          <table:table-cell table:number-columns-repeated="2"/>
          <table:table-cell table:formula="of:=IF([.$C545]=[.$F5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0">
            <text:p>540</text:p>
          </table:table-cell>
          <table:table-cell/>
          <table:table-cell table:formula="of:=ORG.OPENOFFICE.ADDIN.SAMPLE.PYTHON.NUMBERTEXT.NUMBERTEXT.MONEYTEXT([.$A546];&quot;THB&quot;)" office:value-type="string" office:string-value="ห้าร้อยสี่สิบบาทถ้วน">
            <text:p>ห้าร้อยสี่สิบบาทถ้วน</text:p>
          </table:table-cell>
          <table:table-cell table:number-columns-repeated="2"/>
          <table:table-cell table:formula="of:=COM.MICROSOFT.BAHTTEXT([.$A546])" office:value-type="string" office:string-value="ห้าร้อยสี่สิบบาทถ้วน">
            <text:p>ห้าร้อยสี่สิบบาทถ้วน</text:p>
          </table:table-cell>
          <table:table-cell table:number-columns-repeated="2"/>
          <table:table-cell table:formula="of:=IF([.$C546]=[.$F5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1">
            <text:p>541</text:p>
          </table:table-cell>
          <table:table-cell/>
          <table:table-cell table:formula="of:=ORG.OPENOFFICE.ADDIN.SAMPLE.PYTHON.NUMBERTEXT.NUMBERTEXT.MONEYTEXT([.$A547];&quot;THB&quot;)" office:value-type="string" office:string-value="ห้าร้อยสี่สิบเอ็ดบาทถ้วน">
            <text:p>ห้าร้อยสี่สิบเอ็ดบาทถ้วน</text:p>
          </table:table-cell>
          <table:table-cell table:number-columns-repeated="2"/>
          <table:table-cell table:formula="of:=COM.MICROSOFT.BAHTTEXT([.$A547])" office:value-type="string" office:string-value="ห้าร้อยสี่สิบเอ็ดบาทถ้วน">
            <text:p>ห้าร้อยสี่สิบเอ็ดบาทถ้วน</text:p>
          </table:table-cell>
          <table:table-cell table:number-columns-repeated="2"/>
          <table:table-cell table:formula="of:=IF([.$C547]=[.$F5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2">
            <text:p>542</text:p>
          </table:table-cell>
          <table:table-cell/>
          <table:table-cell table:formula="of:=ORG.OPENOFFICE.ADDIN.SAMPLE.PYTHON.NUMBERTEXT.NUMBERTEXT.MONEYTEXT([.$A548];&quot;THB&quot;)" office:value-type="string" office:string-value="ห้าร้อยสี่สิบสองบาทถ้วน">
            <text:p>ห้าร้อยสี่สิบสองบาทถ้วน</text:p>
          </table:table-cell>
          <table:table-cell table:number-columns-repeated="2"/>
          <table:table-cell table:formula="of:=COM.MICROSOFT.BAHTTEXT([.$A548])" office:value-type="string" office:string-value="ห้าร้อยสี่สิบสองบาทถ้วน">
            <text:p>ห้าร้อยสี่สิบสองบาทถ้วน</text:p>
          </table:table-cell>
          <table:table-cell table:number-columns-repeated="2"/>
          <table:table-cell table:formula="of:=IF([.$C548]=[.$F5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3">
            <text:p>543</text:p>
          </table:table-cell>
          <table:table-cell/>
          <table:table-cell table:formula="of:=ORG.OPENOFFICE.ADDIN.SAMPLE.PYTHON.NUMBERTEXT.NUMBERTEXT.MONEYTEXT([.$A549];&quot;THB&quot;)" office:value-type="string" office:string-value="ห้าร้อยสี่สิบสามบาทถ้วน">
            <text:p>ห้าร้อยสี่สิบสามบาทถ้วน</text:p>
          </table:table-cell>
          <table:table-cell table:number-columns-repeated="2"/>
          <table:table-cell table:formula="of:=COM.MICROSOFT.BAHTTEXT([.$A549])" office:value-type="string" office:string-value="ห้าร้อยสี่สิบสามบาทถ้วน">
            <text:p>ห้าร้อยสี่สิบสามบาทถ้วน</text:p>
          </table:table-cell>
          <table:table-cell table:number-columns-repeated="2"/>
          <table:table-cell table:formula="of:=IF([.$C549]=[.$F5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4">
            <text:p>544</text:p>
          </table:table-cell>
          <table:table-cell/>
          <table:table-cell table:formula="of:=ORG.OPENOFFICE.ADDIN.SAMPLE.PYTHON.NUMBERTEXT.NUMBERTEXT.MONEYTEXT([.$A550];&quot;THB&quot;)" office:value-type="string" office:string-value="ห้าร้อยสี่สิบสี่บาทถ้วน">
            <text:p>ห้าร้อยสี่สิบสี่บาทถ้วน</text:p>
          </table:table-cell>
          <table:table-cell table:number-columns-repeated="2"/>
          <table:table-cell table:formula="of:=COM.MICROSOFT.BAHTTEXT([.$A550])" office:value-type="string" office:string-value="ห้าร้อยสี่สิบสี่บาทถ้วน">
            <text:p>ห้าร้อยสี่สิบสี่บาทถ้วน</text:p>
          </table:table-cell>
          <table:table-cell table:number-columns-repeated="2"/>
          <table:table-cell table:formula="of:=IF([.$C550]=[.$F5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5">
            <text:p>545</text:p>
          </table:table-cell>
          <table:table-cell/>
          <table:table-cell table:formula="of:=ORG.OPENOFFICE.ADDIN.SAMPLE.PYTHON.NUMBERTEXT.NUMBERTEXT.MONEYTEXT([.$A551];&quot;THB&quot;)" office:value-type="string" office:string-value="ห้าร้อยสี่สิบห้าบาทถ้วน">
            <text:p>ห้าร้อยสี่สิบห้าบาทถ้วน</text:p>
          </table:table-cell>
          <table:table-cell table:number-columns-repeated="2"/>
          <table:table-cell table:formula="of:=COM.MICROSOFT.BAHTTEXT([.$A551])" office:value-type="string" office:string-value="ห้าร้อยสี่สิบห้าบาทถ้วน">
            <text:p>ห้าร้อยสี่สิบห้าบาทถ้วน</text:p>
          </table:table-cell>
          <table:table-cell table:number-columns-repeated="2"/>
          <table:table-cell table:formula="of:=IF([.$C551]=[.$F5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6">
            <text:p>546</text:p>
          </table:table-cell>
          <table:table-cell/>
          <table:table-cell table:formula="of:=ORG.OPENOFFICE.ADDIN.SAMPLE.PYTHON.NUMBERTEXT.NUMBERTEXT.MONEYTEXT([.$A552];&quot;THB&quot;)" office:value-type="string" office:string-value="ห้าร้อยสี่สิบหกบาทถ้วน">
            <text:p>ห้าร้อยสี่สิบหกบาทถ้วน</text:p>
          </table:table-cell>
          <table:table-cell table:number-columns-repeated="2"/>
          <table:table-cell table:formula="of:=COM.MICROSOFT.BAHTTEXT([.$A552])" office:value-type="string" office:string-value="ห้าร้อยสี่สิบหกบาทถ้วน">
            <text:p>ห้าร้อยสี่สิบหกบาทถ้วน</text:p>
          </table:table-cell>
          <table:table-cell table:number-columns-repeated="2"/>
          <table:table-cell table:formula="of:=IF([.$C552]=[.$F5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7">
            <text:p>547</text:p>
          </table:table-cell>
          <table:table-cell/>
          <table:table-cell table:formula="of:=ORG.OPENOFFICE.ADDIN.SAMPLE.PYTHON.NUMBERTEXT.NUMBERTEXT.MONEYTEXT([.$A553];&quot;THB&quot;)" office:value-type="string" office:string-value="ห้าร้อยสี่สิบเจ็ดบาทถ้วน">
            <text:p>ห้าร้อยสี่สิบเจ็ดบาทถ้วน</text:p>
          </table:table-cell>
          <table:table-cell table:number-columns-repeated="2"/>
          <table:table-cell table:formula="of:=COM.MICROSOFT.BAHTTEXT([.$A553])" office:value-type="string" office:string-value="ห้าร้อยสี่สิบเจ็ดบาทถ้วน">
            <text:p>ห้าร้อยสี่สิบเจ็ดบาทถ้วน</text:p>
          </table:table-cell>
          <table:table-cell table:number-columns-repeated="2"/>
          <table:table-cell table:formula="of:=IF([.$C553]=[.$F5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8">
            <text:p>548</text:p>
          </table:table-cell>
          <table:table-cell/>
          <table:table-cell table:formula="of:=ORG.OPENOFFICE.ADDIN.SAMPLE.PYTHON.NUMBERTEXT.NUMBERTEXT.MONEYTEXT([.$A554];&quot;THB&quot;)" office:value-type="string" office:string-value="ห้าร้อยสี่สิบแปดบาทถ้วน">
            <text:p>ห้าร้อยสี่สิบแปดบาทถ้วน</text:p>
          </table:table-cell>
          <table:table-cell table:number-columns-repeated="2"/>
          <table:table-cell table:formula="of:=COM.MICROSOFT.BAHTTEXT([.$A554])" office:value-type="string" office:string-value="ห้าร้อยสี่สิบแปดบาทถ้วน">
            <text:p>ห้าร้อยสี่สิบแปดบาทถ้วน</text:p>
          </table:table-cell>
          <table:table-cell table:number-columns-repeated="2"/>
          <table:table-cell table:formula="of:=IF([.$C554]=[.$F5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49">
            <text:p>549</text:p>
          </table:table-cell>
          <table:table-cell/>
          <table:table-cell table:formula="of:=ORG.OPENOFFICE.ADDIN.SAMPLE.PYTHON.NUMBERTEXT.NUMBERTEXT.MONEYTEXT([.$A555];&quot;THB&quot;)" office:value-type="string" office:string-value="ห้าร้อยสี่สิบเก้าบาทถ้วน">
            <text:p>ห้าร้อยสี่สิบเก้าบาทถ้วน</text:p>
          </table:table-cell>
          <table:table-cell table:number-columns-repeated="2"/>
          <table:table-cell table:formula="of:=COM.MICROSOFT.BAHTTEXT([.$A555])" office:value-type="string" office:string-value="ห้าร้อยสี่สิบเก้าบาทถ้วน">
            <text:p>ห้าร้อยสี่สิบเก้าบาทถ้วน</text:p>
          </table:table-cell>
          <table:table-cell table:number-columns-repeated="2"/>
          <table:table-cell table:formula="of:=IF([.$C555]=[.$F5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0">
            <text:p>550</text:p>
          </table:table-cell>
          <table:table-cell/>
          <table:table-cell table:formula="of:=ORG.OPENOFFICE.ADDIN.SAMPLE.PYTHON.NUMBERTEXT.NUMBERTEXT.MONEYTEXT([.$A556];&quot;THB&quot;)" office:value-type="string" office:string-value="ห้าร้อยห้าสิบบาทถ้วน">
            <text:p>ห้าร้อยห้าสิบบาทถ้วน</text:p>
          </table:table-cell>
          <table:table-cell table:number-columns-repeated="2"/>
          <table:table-cell table:formula="of:=COM.MICROSOFT.BAHTTEXT([.$A556])" office:value-type="string" office:string-value="ห้าร้อยห้าสิบบาทถ้วน">
            <text:p>ห้าร้อยห้าสิบบาทถ้วน</text:p>
          </table:table-cell>
          <table:table-cell table:number-columns-repeated="2"/>
          <table:table-cell table:formula="of:=IF([.$C556]=[.$F5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1">
            <text:p>551</text:p>
          </table:table-cell>
          <table:table-cell/>
          <table:table-cell table:formula="of:=ORG.OPENOFFICE.ADDIN.SAMPLE.PYTHON.NUMBERTEXT.NUMBERTEXT.MONEYTEXT([.$A557];&quot;THB&quot;)" office:value-type="string" office:string-value="ห้าร้อยห้าสิบเอ็ดบาทถ้วน">
            <text:p>ห้าร้อยห้าสิบเอ็ดบาทถ้วน</text:p>
          </table:table-cell>
          <table:table-cell table:number-columns-repeated="2"/>
          <table:table-cell table:formula="of:=COM.MICROSOFT.BAHTTEXT([.$A557])" office:value-type="string" office:string-value="ห้าร้อยห้าสิบเอ็ดบาทถ้วน">
            <text:p>ห้าร้อยห้าสิบเอ็ดบาทถ้วน</text:p>
          </table:table-cell>
          <table:table-cell table:number-columns-repeated="2"/>
          <table:table-cell table:formula="of:=IF([.$C557]=[.$F5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2">
            <text:p>552</text:p>
          </table:table-cell>
          <table:table-cell/>
          <table:table-cell table:formula="of:=ORG.OPENOFFICE.ADDIN.SAMPLE.PYTHON.NUMBERTEXT.NUMBERTEXT.MONEYTEXT([.$A558];&quot;THB&quot;)" office:value-type="string" office:string-value="ห้าร้อยห้าสิบสองบาทถ้วน">
            <text:p>ห้าร้อยห้าสิบสองบาทถ้วน</text:p>
          </table:table-cell>
          <table:table-cell table:number-columns-repeated="2"/>
          <table:table-cell table:formula="of:=COM.MICROSOFT.BAHTTEXT([.$A558])" office:value-type="string" office:string-value="ห้าร้อยห้าสิบสองบาทถ้วน">
            <text:p>ห้าร้อยห้าสิบสองบาทถ้วน</text:p>
          </table:table-cell>
          <table:table-cell table:number-columns-repeated="2"/>
          <table:table-cell table:formula="of:=IF([.$C558]=[.$F5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3">
            <text:p>553</text:p>
          </table:table-cell>
          <table:table-cell/>
          <table:table-cell table:formula="of:=ORG.OPENOFFICE.ADDIN.SAMPLE.PYTHON.NUMBERTEXT.NUMBERTEXT.MONEYTEXT([.$A559];&quot;THB&quot;)" office:value-type="string" office:string-value="ห้าร้อยห้าสิบสามบาทถ้วน">
            <text:p>ห้าร้อยห้าสิบสามบาทถ้วน</text:p>
          </table:table-cell>
          <table:table-cell table:number-columns-repeated="2"/>
          <table:table-cell table:formula="of:=COM.MICROSOFT.BAHTTEXT([.$A559])" office:value-type="string" office:string-value="ห้าร้อยห้าสิบสามบาทถ้วน">
            <text:p>ห้าร้อยห้าสิบสามบาทถ้วน</text:p>
          </table:table-cell>
          <table:table-cell table:number-columns-repeated="2"/>
          <table:table-cell table:formula="of:=IF([.$C559]=[.$F5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4">
            <text:p>554</text:p>
          </table:table-cell>
          <table:table-cell/>
          <table:table-cell table:formula="of:=ORG.OPENOFFICE.ADDIN.SAMPLE.PYTHON.NUMBERTEXT.NUMBERTEXT.MONEYTEXT([.$A560];&quot;THB&quot;)" office:value-type="string" office:string-value="ห้าร้อยห้าสิบสี่บาทถ้วน">
            <text:p>ห้าร้อยห้าสิบสี่บาทถ้วน</text:p>
          </table:table-cell>
          <table:table-cell table:number-columns-repeated="2"/>
          <table:table-cell table:formula="of:=COM.MICROSOFT.BAHTTEXT([.$A560])" office:value-type="string" office:string-value="ห้าร้อยห้าสิบสี่บาทถ้วน">
            <text:p>ห้าร้อยห้าสิบสี่บาทถ้วน</text:p>
          </table:table-cell>
          <table:table-cell table:number-columns-repeated="2"/>
          <table:table-cell table:formula="of:=IF([.$C560]=[.$F5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5">
            <text:p>555</text:p>
          </table:table-cell>
          <table:table-cell/>
          <table:table-cell table:formula="of:=ORG.OPENOFFICE.ADDIN.SAMPLE.PYTHON.NUMBERTEXT.NUMBERTEXT.MONEYTEXT([.$A561];&quot;THB&quot;)" office:value-type="string" office:string-value="ห้าร้อยห้าสิบห้าบาทถ้วน">
            <text:p>ห้าร้อยห้าสิบห้าบาทถ้วน</text:p>
          </table:table-cell>
          <table:table-cell table:number-columns-repeated="2"/>
          <table:table-cell table:formula="of:=COM.MICROSOFT.BAHTTEXT([.$A561])" office:value-type="string" office:string-value="ห้าร้อยห้าสิบห้าบาทถ้วน">
            <text:p>ห้าร้อยห้าสิบห้าบาทถ้วน</text:p>
          </table:table-cell>
          <table:table-cell table:number-columns-repeated="2"/>
          <table:table-cell table:formula="of:=IF([.$C561]=[.$F5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6">
            <text:p>556</text:p>
          </table:table-cell>
          <table:table-cell/>
          <table:table-cell table:formula="of:=ORG.OPENOFFICE.ADDIN.SAMPLE.PYTHON.NUMBERTEXT.NUMBERTEXT.MONEYTEXT([.$A562];&quot;THB&quot;)" office:value-type="string" office:string-value="ห้าร้อยห้าสิบหกบาทถ้วน">
            <text:p>ห้าร้อยห้าสิบหกบาทถ้วน</text:p>
          </table:table-cell>
          <table:table-cell table:number-columns-repeated="2"/>
          <table:table-cell table:formula="of:=COM.MICROSOFT.BAHTTEXT([.$A562])" office:value-type="string" office:string-value="ห้าร้อยห้าสิบหกบาทถ้วน">
            <text:p>ห้าร้อยห้าสิบหกบาทถ้วน</text:p>
          </table:table-cell>
          <table:table-cell table:number-columns-repeated="2"/>
          <table:table-cell table:formula="of:=IF([.$C562]=[.$F5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7">
            <text:p>557</text:p>
          </table:table-cell>
          <table:table-cell/>
          <table:table-cell table:formula="of:=ORG.OPENOFFICE.ADDIN.SAMPLE.PYTHON.NUMBERTEXT.NUMBERTEXT.MONEYTEXT([.$A563];&quot;THB&quot;)" office:value-type="string" office:string-value="ห้าร้อยห้าสิบเจ็ดบาทถ้วน">
            <text:p>ห้าร้อยห้าสิบเจ็ดบาทถ้วน</text:p>
          </table:table-cell>
          <table:table-cell table:number-columns-repeated="2"/>
          <table:table-cell table:formula="of:=COM.MICROSOFT.BAHTTEXT([.$A563])" office:value-type="string" office:string-value="ห้าร้อยห้าสิบเจ็ดบาทถ้วน">
            <text:p>ห้าร้อยห้าสิบเจ็ดบาทถ้วน</text:p>
          </table:table-cell>
          <table:table-cell table:number-columns-repeated="2"/>
          <table:table-cell table:formula="of:=IF([.$C563]=[.$F5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8">
            <text:p>558</text:p>
          </table:table-cell>
          <table:table-cell/>
          <table:table-cell table:formula="of:=ORG.OPENOFFICE.ADDIN.SAMPLE.PYTHON.NUMBERTEXT.NUMBERTEXT.MONEYTEXT([.$A564];&quot;THB&quot;)" office:value-type="string" office:string-value="ห้าร้อยห้าสิบแปดบาทถ้วน">
            <text:p>ห้าร้อยห้าสิบแปดบาทถ้วน</text:p>
          </table:table-cell>
          <table:table-cell table:number-columns-repeated="2"/>
          <table:table-cell table:formula="of:=COM.MICROSOFT.BAHTTEXT([.$A564])" office:value-type="string" office:string-value="ห้าร้อยห้าสิบแปดบาทถ้วน">
            <text:p>ห้าร้อยห้าสิบแปดบาทถ้วน</text:p>
          </table:table-cell>
          <table:table-cell table:number-columns-repeated="2"/>
          <table:table-cell table:formula="of:=IF([.$C564]=[.$F5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59">
            <text:p>559</text:p>
          </table:table-cell>
          <table:table-cell/>
          <table:table-cell table:formula="of:=ORG.OPENOFFICE.ADDIN.SAMPLE.PYTHON.NUMBERTEXT.NUMBERTEXT.MONEYTEXT([.$A565];&quot;THB&quot;)" office:value-type="string" office:string-value="ห้าร้อยห้าสิบเก้าบาทถ้วน">
            <text:p>ห้าร้อยห้าสิบเก้าบาทถ้วน</text:p>
          </table:table-cell>
          <table:table-cell table:number-columns-repeated="2"/>
          <table:table-cell table:formula="of:=COM.MICROSOFT.BAHTTEXT([.$A565])" office:value-type="string" office:string-value="ห้าร้อยห้าสิบเก้าบาทถ้วน">
            <text:p>ห้าร้อยห้าสิบเก้าบาทถ้วน</text:p>
          </table:table-cell>
          <table:table-cell table:number-columns-repeated="2"/>
          <table:table-cell table:formula="of:=IF([.$C565]=[.$F5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0">
            <text:p>560</text:p>
          </table:table-cell>
          <table:table-cell/>
          <table:table-cell table:formula="of:=ORG.OPENOFFICE.ADDIN.SAMPLE.PYTHON.NUMBERTEXT.NUMBERTEXT.MONEYTEXT([.$A566];&quot;THB&quot;)" office:value-type="string" office:string-value="ห้าร้อยหกสิบบาทถ้วน">
            <text:p>ห้าร้อยหกสิบบาทถ้วน</text:p>
          </table:table-cell>
          <table:table-cell table:number-columns-repeated="2"/>
          <table:table-cell table:formula="of:=COM.MICROSOFT.BAHTTEXT([.$A566])" office:value-type="string" office:string-value="ห้าร้อยหกสิบบาทถ้วน">
            <text:p>ห้าร้อยหกสิบบาทถ้วน</text:p>
          </table:table-cell>
          <table:table-cell table:number-columns-repeated="2"/>
          <table:table-cell table:formula="of:=IF([.$C566]=[.$F5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1">
            <text:p>561</text:p>
          </table:table-cell>
          <table:table-cell/>
          <table:table-cell table:formula="of:=ORG.OPENOFFICE.ADDIN.SAMPLE.PYTHON.NUMBERTEXT.NUMBERTEXT.MONEYTEXT([.$A567];&quot;THB&quot;)" office:value-type="string" office:string-value="ห้าร้อยหกสิบเอ็ดบาทถ้วน">
            <text:p>ห้าร้อยหกสิบเอ็ดบาทถ้วน</text:p>
          </table:table-cell>
          <table:table-cell table:number-columns-repeated="2"/>
          <table:table-cell table:formula="of:=COM.MICROSOFT.BAHTTEXT([.$A567])" office:value-type="string" office:string-value="ห้าร้อยหกสิบเอ็ดบาทถ้วน">
            <text:p>ห้าร้อยหกสิบเอ็ดบาทถ้วน</text:p>
          </table:table-cell>
          <table:table-cell table:number-columns-repeated="2"/>
          <table:table-cell table:formula="of:=IF([.$C567]=[.$F5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2">
            <text:p>562</text:p>
          </table:table-cell>
          <table:table-cell/>
          <table:table-cell table:formula="of:=ORG.OPENOFFICE.ADDIN.SAMPLE.PYTHON.NUMBERTEXT.NUMBERTEXT.MONEYTEXT([.$A568];&quot;THB&quot;)" office:value-type="string" office:string-value="ห้าร้อยหกสิบสองบาทถ้วน">
            <text:p>ห้าร้อยหกสิบสองบาทถ้วน</text:p>
          </table:table-cell>
          <table:table-cell table:number-columns-repeated="2"/>
          <table:table-cell table:formula="of:=COM.MICROSOFT.BAHTTEXT([.$A568])" office:value-type="string" office:string-value="ห้าร้อยหกสิบสองบาทถ้วน">
            <text:p>ห้าร้อยหกสิบสองบาทถ้วน</text:p>
          </table:table-cell>
          <table:table-cell table:number-columns-repeated="2"/>
          <table:table-cell table:formula="of:=IF([.$C568]=[.$F5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3">
            <text:p>563</text:p>
          </table:table-cell>
          <table:table-cell/>
          <table:table-cell table:formula="of:=ORG.OPENOFFICE.ADDIN.SAMPLE.PYTHON.NUMBERTEXT.NUMBERTEXT.MONEYTEXT([.$A569];&quot;THB&quot;)" office:value-type="string" office:string-value="ห้าร้อยหกสิบสามบาทถ้วน">
            <text:p>ห้าร้อยหกสิบสามบาทถ้วน</text:p>
          </table:table-cell>
          <table:table-cell table:number-columns-repeated="2"/>
          <table:table-cell table:formula="of:=COM.MICROSOFT.BAHTTEXT([.$A569])" office:value-type="string" office:string-value="ห้าร้อยหกสิบสามบาทถ้วน">
            <text:p>ห้าร้อยหกสิบสามบาทถ้วน</text:p>
          </table:table-cell>
          <table:table-cell table:number-columns-repeated="2"/>
          <table:table-cell table:formula="of:=IF([.$C569]=[.$F5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4">
            <text:p>564</text:p>
          </table:table-cell>
          <table:table-cell/>
          <table:table-cell table:formula="of:=ORG.OPENOFFICE.ADDIN.SAMPLE.PYTHON.NUMBERTEXT.NUMBERTEXT.MONEYTEXT([.$A570];&quot;THB&quot;)" office:value-type="string" office:string-value="ห้าร้อยหกสิบสี่บาทถ้วน">
            <text:p>ห้าร้อยหกสิบสี่บาทถ้วน</text:p>
          </table:table-cell>
          <table:table-cell table:number-columns-repeated="2"/>
          <table:table-cell table:formula="of:=COM.MICROSOFT.BAHTTEXT([.$A570])" office:value-type="string" office:string-value="ห้าร้อยหกสิบสี่บาทถ้วน">
            <text:p>ห้าร้อยหกสิบสี่บาทถ้วน</text:p>
          </table:table-cell>
          <table:table-cell table:number-columns-repeated="2"/>
          <table:table-cell table:formula="of:=IF([.$C570]=[.$F5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5">
            <text:p>565</text:p>
          </table:table-cell>
          <table:table-cell/>
          <table:table-cell table:formula="of:=ORG.OPENOFFICE.ADDIN.SAMPLE.PYTHON.NUMBERTEXT.NUMBERTEXT.MONEYTEXT([.$A571];&quot;THB&quot;)" office:value-type="string" office:string-value="ห้าร้อยหกสิบห้าบาทถ้วน">
            <text:p>ห้าร้อยหกสิบห้าบาทถ้วน</text:p>
          </table:table-cell>
          <table:table-cell table:number-columns-repeated="2"/>
          <table:table-cell table:formula="of:=COM.MICROSOFT.BAHTTEXT([.$A571])" office:value-type="string" office:string-value="ห้าร้อยหกสิบห้าบาทถ้วน">
            <text:p>ห้าร้อยหกสิบห้าบาทถ้วน</text:p>
          </table:table-cell>
          <table:table-cell table:number-columns-repeated="2"/>
          <table:table-cell table:formula="of:=IF([.$C571]=[.$F5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6">
            <text:p>566</text:p>
          </table:table-cell>
          <table:table-cell/>
          <table:table-cell table:formula="of:=ORG.OPENOFFICE.ADDIN.SAMPLE.PYTHON.NUMBERTEXT.NUMBERTEXT.MONEYTEXT([.$A572];&quot;THB&quot;)" office:value-type="string" office:string-value="ห้าร้อยหกสิบหกบาทถ้วน">
            <text:p>ห้าร้อยหกสิบหกบาทถ้วน</text:p>
          </table:table-cell>
          <table:table-cell table:number-columns-repeated="2"/>
          <table:table-cell table:formula="of:=COM.MICROSOFT.BAHTTEXT([.$A572])" office:value-type="string" office:string-value="ห้าร้อยหกสิบหกบาทถ้วน">
            <text:p>ห้าร้อยหกสิบหกบาทถ้วน</text:p>
          </table:table-cell>
          <table:table-cell table:number-columns-repeated="2"/>
          <table:table-cell table:formula="of:=IF([.$C572]=[.$F5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7">
            <text:p>567</text:p>
          </table:table-cell>
          <table:table-cell/>
          <table:table-cell table:formula="of:=ORG.OPENOFFICE.ADDIN.SAMPLE.PYTHON.NUMBERTEXT.NUMBERTEXT.MONEYTEXT([.$A573];&quot;THB&quot;)" office:value-type="string" office:string-value="ห้าร้อยหกสิบเจ็ดบาทถ้วน">
            <text:p>ห้าร้อยหกสิบเจ็ดบาทถ้วน</text:p>
          </table:table-cell>
          <table:table-cell table:number-columns-repeated="2"/>
          <table:table-cell table:formula="of:=COM.MICROSOFT.BAHTTEXT([.$A573])" office:value-type="string" office:string-value="ห้าร้อยหกสิบเจ็ดบาทถ้วน">
            <text:p>ห้าร้อยหกสิบเจ็ดบาทถ้วน</text:p>
          </table:table-cell>
          <table:table-cell table:number-columns-repeated="2"/>
          <table:table-cell table:formula="of:=IF([.$C573]=[.$F5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8">
            <text:p>568</text:p>
          </table:table-cell>
          <table:table-cell/>
          <table:table-cell table:formula="of:=ORG.OPENOFFICE.ADDIN.SAMPLE.PYTHON.NUMBERTEXT.NUMBERTEXT.MONEYTEXT([.$A574];&quot;THB&quot;)" office:value-type="string" office:string-value="ห้าร้อยหกสิบแปดบาทถ้วน">
            <text:p>ห้าร้อยหกสิบแปดบาทถ้วน</text:p>
          </table:table-cell>
          <table:table-cell table:number-columns-repeated="2"/>
          <table:table-cell table:formula="of:=COM.MICROSOFT.BAHTTEXT([.$A574])" office:value-type="string" office:string-value="ห้าร้อยหกสิบแปดบาทถ้วน">
            <text:p>ห้าร้อยหกสิบแปดบาทถ้วน</text:p>
          </table:table-cell>
          <table:table-cell table:number-columns-repeated="2"/>
          <table:table-cell table:formula="of:=IF([.$C574]=[.$F5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69">
            <text:p>569</text:p>
          </table:table-cell>
          <table:table-cell/>
          <table:table-cell table:formula="of:=ORG.OPENOFFICE.ADDIN.SAMPLE.PYTHON.NUMBERTEXT.NUMBERTEXT.MONEYTEXT([.$A575];&quot;THB&quot;)" office:value-type="string" office:string-value="ห้าร้อยหกสิบเก้าบาทถ้วน">
            <text:p>ห้าร้อยหกสิบเก้าบาทถ้วน</text:p>
          </table:table-cell>
          <table:table-cell table:number-columns-repeated="2"/>
          <table:table-cell table:formula="of:=COM.MICROSOFT.BAHTTEXT([.$A575])" office:value-type="string" office:string-value="ห้าร้อยหกสิบเก้าบาทถ้วน">
            <text:p>ห้าร้อยหกสิบเก้าบาทถ้วน</text:p>
          </table:table-cell>
          <table:table-cell table:number-columns-repeated="2"/>
          <table:table-cell table:formula="of:=IF([.$C575]=[.$F5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0">
            <text:p>570</text:p>
          </table:table-cell>
          <table:table-cell/>
          <table:table-cell table:formula="of:=ORG.OPENOFFICE.ADDIN.SAMPLE.PYTHON.NUMBERTEXT.NUMBERTEXT.MONEYTEXT([.$A576];&quot;THB&quot;)" office:value-type="string" office:string-value="ห้าร้อยเจ็ดสิบบาทถ้วน">
            <text:p>ห้าร้อยเจ็ดสิบบาทถ้วน</text:p>
          </table:table-cell>
          <table:table-cell table:number-columns-repeated="2"/>
          <table:table-cell table:formula="of:=COM.MICROSOFT.BAHTTEXT([.$A576])" office:value-type="string" office:string-value="ห้าร้อยเจ็ดสิบบาทถ้วน">
            <text:p>ห้าร้อยเจ็ดสิบบาทถ้วน</text:p>
          </table:table-cell>
          <table:table-cell table:number-columns-repeated="2"/>
          <table:table-cell table:formula="of:=IF([.$C576]=[.$F5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1">
            <text:p>571</text:p>
          </table:table-cell>
          <table:table-cell/>
          <table:table-cell table:formula="of:=ORG.OPENOFFICE.ADDIN.SAMPLE.PYTHON.NUMBERTEXT.NUMBERTEXT.MONEYTEXT([.$A577];&quot;THB&quot;)" office:value-type="string" office:string-value="ห้าร้อยเจ็ดสิบเอ็ดบาทถ้วน">
            <text:p>ห้าร้อยเจ็ดสิบเอ็ดบาทถ้วน</text:p>
          </table:table-cell>
          <table:table-cell table:number-columns-repeated="2"/>
          <table:table-cell table:formula="of:=COM.MICROSOFT.BAHTTEXT([.$A577])" office:value-type="string" office:string-value="ห้าร้อยเจ็ดสิบเอ็ดบาทถ้วน">
            <text:p>ห้าร้อยเจ็ดสิบเอ็ดบาทถ้วน</text:p>
          </table:table-cell>
          <table:table-cell table:number-columns-repeated="2"/>
          <table:table-cell table:formula="of:=IF([.$C577]=[.$F5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2">
            <text:p>572</text:p>
          </table:table-cell>
          <table:table-cell/>
          <table:table-cell table:formula="of:=ORG.OPENOFFICE.ADDIN.SAMPLE.PYTHON.NUMBERTEXT.NUMBERTEXT.MONEYTEXT([.$A578];&quot;THB&quot;)" office:value-type="string" office:string-value="ห้าร้อยเจ็ดสิบสองบาทถ้วน">
            <text:p>ห้าร้อยเจ็ดสิบสองบาทถ้วน</text:p>
          </table:table-cell>
          <table:table-cell table:number-columns-repeated="2"/>
          <table:table-cell table:formula="of:=COM.MICROSOFT.BAHTTEXT([.$A578])" office:value-type="string" office:string-value="ห้าร้อยเจ็ดสิบสองบาทถ้วน">
            <text:p>ห้าร้อยเจ็ดสิบสองบาทถ้วน</text:p>
          </table:table-cell>
          <table:table-cell table:number-columns-repeated="2"/>
          <table:table-cell table:formula="of:=IF([.$C578]=[.$F5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3">
            <text:p>573</text:p>
          </table:table-cell>
          <table:table-cell/>
          <table:table-cell table:formula="of:=ORG.OPENOFFICE.ADDIN.SAMPLE.PYTHON.NUMBERTEXT.NUMBERTEXT.MONEYTEXT([.$A579];&quot;THB&quot;)" office:value-type="string" office:string-value="ห้าร้อยเจ็ดสิบสามบาทถ้วน">
            <text:p>ห้าร้อยเจ็ดสิบสามบาทถ้วน</text:p>
          </table:table-cell>
          <table:table-cell table:number-columns-repeated="2"/>
          <table:table-cell table:formula="of:=COM.MICROSOFT.BAHTTEXT([.$A579])" office:value-type="string" office:string-value="ห้าร้อยเจ็ดสิบสามบาทถ้วน">
            <text:p>ห้าร้อยเจ็ดสิบสามบาทถ้วน</text:p>
          </table:table-cell>
          <table:table-cell table:number-columns-repeated="2"/>
          <table:table-cell table:formula="of:=IF([.$C579]=[.$F5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4">
            <text:p>574</text:p>
          </table:table-cell>
          <table:table-cell/>
          <table:table-cell table:formula="of:=ORG.OPENOFFICE.ADDIN.SAMPLE.PYTHON.NUMBERTEXT.NUMBERTEXT.MONEYTEXT([.$A580];&quot;THB&quot;)" office:value-type="string" office:string-value="ห้าร้อยเจ็ดสิบสี่บาทถ้วน">
            <text:p>ห้าร้อยเจ็ดสิบสี่บาทถ้วน</text:p>
          </table:table-cell>
          <table:table-cell table:number-columns-repeated="2"/>
          <table:table-cell table:formula="of:=COM.MICROSOFT.BAHTTEXT([.$A580])" office:value-type="string" office:string-value="ห้าร้อยเจ็ดสิบสี่บาทถ้วน">
            <text:p>ห้าร้อยเจ็ดสิบสี่บาทถ้วน</text:p>
          </table:table-cell>
          <table:table-cell table:number-columns-repeated="2"/>
          <table:table-cell table:formula="of:=IF([.$C580]=[.$F5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5">
            <text:p>575</text:p>
          </table:table-cell>
          <table:table-cell/>
          <table:table-cell table:formula="of:=ORG.OPENOFFICE.ADDIN.SAMPLE.PYTHON.NUMBERTEXT.NUMBERTEXT.MONEYTEXT([.$A581];&quot;THB&quot;)" office:value-type="string" office:string-value="ห้าร้อยเจ็ดสิบห้าบาทถ้วน">
            <text:p>ห้าร้อยเจ็ดสิบห้าบาทถ้วน</text:p>
          </table:table-cell>
          <table:table-cell table:number-columns-repeated="2"/>
          <table:table-cell table:formula="of:=COM.MICROSOFT.BAHTTEXT([.$A581])" office:value-type="string" office:string-value="ห้าร้อยเจ็ดสิบห้าบาทถ้วน">
            <text:p>ห้าร้อยเจ็ดสิบห้าบาทถ้วน</text:p>
          </table:table-cell>
          <table:table-cell table:number-columns-repeated="2"/>
          <table:table-cell table:formula="of:=IF([.$C581]=[.$F5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6">
            <text:p>576</text:p>
          </table:table-cell>
          <table:table-cell/>
          <table:table-cell table:formula="of:=ORG.OPENOFFICE.ADDIN.SAMPLE.PYTHON.NUMBERTEXT.NUMBERTEXT.MONEYTEXT([.$A582];&quot;THB&quot;)" office:value-type="string" office:string-value="ห้าร้อยเจ็ดสิบหกบาทถ้วน">
            <text:p>ห้าร้อยเจ็ดสิบหกบาทถ้วน</text:p>
          </table:table-cell>
          <table:table-cell table:number-columns-repeated="2"/>
          <table:table-cell table:formula="of:=COM.MICROSOFT.BAHTTEXT([.$A582])" office:value-type="string" office:string-value="ห้าร้อยเจ็ดสิบหกบาทถ้วน">
            <text:p>ห้าร้อยเจ็ดสิบหกบาทถ้วน</text:p>
          </table:table-cell>
          <table:table-cell table:number-columns-repeated="2"/>
          <table:table-cell table:formula="of:=IF([.$C582]=[.$F5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7">
            <text:p>577</text:p>
          </table:table-cell>
          <table:table-cell/>
          <table:table-cell table:formula="of:=ORG.OPENOFFICE.ADDIN.SAMPLE.PYTHON.NUMBERTEXT.NUMBERTEXT.MONEYTEXT([.$A583];&quot;THB&quot;)" office:value-type="string" office:string-value="ห้าร้อยเจ็ดสิบเจ็ดบาทถ้วน">
            <text:p>ห้าร้อยเจ็ดสิบเจ็ดบาทถ้วน</text:p>
          </table:table-cell>
          <table:table-cell table:number-columns-repeated="2"/>
          <table:table-cell table:formula="of:=COM.MICROSOFT.BAHTTEXT([.$A583])" office:value-type="string" office:string-value="ห้าร้อยเจ็ดสิบเจ็ดบาทถ้วน">
            <text:p>ห้าร้อยเจ็ดสิบเจ็ดบาทถ้วน</text:p>
          </table:table-cell>
          <table:table-cell table:number-columns-repeated="2"/>
          <table:table-cell table:formula="of:=IF([.$C583]=[.$F5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8">
            <text:p>578</text:p>
          </table:table-cell>
          <table:table-cell/>
          <table:table-cell table:formula="of:=ORG.OPENOFFICE.ADDIN.SAMPLE.PYTHON.NUMBERTEXT.NUMBERTEXT.MONEYTEXT([.$A584];&quot;THB&quot;)" office:value-type="string" office:string-value="ห้าร้อยเจ็ดสิบแปดบาทถ้วน">
            <text:p>ห้าร้อยเจ็ดสิบแปดบาทถ้วน</text:p>
          </table:table-cell>
          <table:table-cell table:number-columns-repeated="2"/>
          <table:table-cell table:formula="of:=COM.MICROSOFT.BAHTTEXT([.$A584])" office:value-type="string" office:string-value="ห้าร้อยเจ็ดสิบแปดบาทถ้วน">
            <text:p>ห้าร้อยเจ็ดสิบแปดบาทถ้วน</text:p>
          </table:table-cell>
          <table:table-cell table:number-columns-repeated="2"/>
          <table:table-cell table:formula="of:=IF([.$C584]=[.$F5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79">
            <text:p>579</text:p>
          </table:table-cell>
          <table:table-cell/>
          <table:table-cell table:formula="of:=ORG.OPENOFFICE.ADDIN.SAMPLE.PYTHON.NUMBERTEXT.NUMBERTEXT.MONEYTEXT([.$A585];&quot;THB&quot;)" office:value-type="string" office:string-value="ห้าร้อยเจ็ดสิบเก้าบาทถ้วน">
            <text:p>ห้าร้อยเจ็ดสิบเก้าบาทถ้วน</text:p>
          </table:table-cell>
          <table:table-cell table:number-columns-repeated="2"/>
          <table:table-cell table:formula="of:=COM.MICROSOFT.BAHTTEXT([.$A585])" office:value-type="string" office:string-value="ห้าร้อยเจ็ดสิบเก้าบาทถ้วน">
            <text:p>ห้าร้อยเจ็ดสิบเก้าบาทถ้วน</text:p>
          </table:table-cell>
          <table:table-cell table:number-columns-repeated="2"/>
          <table:table-cell table:formula="of:=IF([.$C585]=[.$F5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0">
            <text:p>580</text:p>
          </table:table-cell>
          <table:table-cell/>
          <table:table-cell table:formula="of:=ORG.OPENOFFICE.ADDIN.SAMPLE.PYTHON.NUMBERTEXT.NUMBERTEXT.MONEYTEXT([.$A586];&quot;THB&quot;)" office:value-type="string" office:string-value="ห้าร้อยแปดสิบบาทถ้วน">
            <text:p>ห้าร้อยแปดสิบบาทถ้วน</text:p>
          </table:table-cell>
          <table:table-cell table:number-columns-repeated="2"/>
          <table:table-cell table:formula="of:=COM.MICROSOFT.BAHTTEXT([.$A586])" office:value-type="string" office:string-value="ห้าร้อยแปดสิบบาทถ้วน">
            <text:p>ห้าร้อยแปดสิบบาทถ้วน</text:p>
          </table:table-cell>
          <table:table-cell table:number-columns-repeated="2"/>
          <table:table-cell table:formula="of:=IF([.$C586]=[.$F5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1">
            <text:p>581</text:p>
          </table:table-cell>
          <table:table-cell/>
          <table:table-cell table:formula="of:=ORG.OPENOFFICE.ADDIN.SAMPLE.PYTHON.NUMBERTEXT.NUMBERTEXT.MONEYTEXT([.$A587];&quot;THB&quot;)" office:value-type="string" office:string-value="ห้าร้อยแปดสิบเอ็ดบาทถ้วน">
            <text:p>ห้าร้อยแปดสิบเอ็ดบาทถ้วน</text:p>
          </table:table-cell>
          <table:table-cell table:number-columns-repeated="2"/>
          <table:table-cell table:formula="of:=COM.MICROSOFT.BAHTTEXT([.$A587])" office:value-type="string" office:string-value="ห้าร้อยแปดสิบเอ็ดบาทถ้วน">
            <text:p>ห้าร้อยแปดสิบเอ็ดบาทถ้วน</text:p>
          </table:table-cell>
          <table:table-cell table:number-columns-repeated="2"/>
          <table:table-cell table:formula="of:=IF([.$C587]=[.$F5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2">
            <text:p>582</text:p>
          </table:table-cell>
          <table:table-cell/>
          <table:table-cell table:formula="of:=ORG.OPENOFFICE.ADDIN.SAMPLE.PYTHON.NUMBERTEXT.NUMBERTEXT.MONEYTEXT([.$A588];&quot;THB&quot;)" office:value-type="string" office:string-value="ห้าร้อยแปดสิบสองบาทถ้วน">
            <text:p>ห้าร้อยแปดสิบสองบาทถ้วน</text:p>
          </table:table-cell>
          <table:table-cell table:number-columns-repeated="2"/>
          <table:table-cell table:formula="of:=COM.MICROSOFT.BAHTTEXT([.$A588])" office:value-type="string" office:string-value="ห้าร้อยแปดสิบสองบาทถ้วน">
            <text:p>ห้าร้อยแปดสิบสองบาทถ้วน</text:p>
          </table:table-cell>
          <table:table-cell table:number-columns-repeated="2"/>
          <table:table-cell table:formula="of:=IF([.$C588]=[.$F5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3">
            <text:p>583</text:p>
          </table:table-cell>
          <table:table-cell/>
          <table:table-cell table:formula="of:=ORG.OPENOFFICE.ADDIN.SAMPLE.PYTHON.NUMBERTEXT.NUMBERTEXT.MONEYTEXT([.$A589];&quot;THB&quot;)" office:value-type="string" office:string-value="ห้าร้อยแปดสิบสามบาทถ้วน">
            <text:p>ห้าร้อยแปดสิบสามบาทถ้วน</text:p>
          </table:table-cell>
          <table:table-cell table:number-columns-repeated="2"/>
          <table:table-cell table:formula="of:=COM.MICROSOFT.BAHTTEXT([.$A589])" office:value-type="string" office:string-value="ห้าร้อยแปดสิบสามบาทถ้วน">
            <text:p>ห้าร้อยแปดสิบสามบาทถ้วน</text:p>
          </table:table-cell>
          <table:table-cell table:number-columns-repeated="2"/>
          <table:table-cell table:formula="of:=IF([.$C589]=[.$F5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4">
            <text:p>584</text:p>
          </table:table-cell>
          <table:table-cell/>
          <table:table-cell table:formula="of:=ORG.OPENOFFICE.ADDIN.SAMPLE.PYTHON.NUMBERTEXT.NUMBERTEXT.MONEYTEXT([.$A590];&quot;THB&quot;)" office:value-type="string" office:string-value="ห้าร้อยแปดสิบสี่บาทถ้วน">
            <text:p>ห้าร้อยแปดสิบสี่บาทถ้วน</text:p>
          </table:table-cell>
          <table:table-cell table:number-columns-repeated="2"/>
          <table:table-cell table:formula="of:=COM.MICROSOFT.BAHTTEXT([.$A590])" office:value-type="string" office:string-value="ห้าร้อยแปดสิบสี่บาทถ้วน">
            <text:p>ห้าร้อยแปดสิบสี่บาทถ้วน</text:p>
          </table:table-cell>
          <table:table-cell table:number-columns-repeated="2"/>
          <table:table-cell table:formula="of:=IF([.$C590]=[.$F5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5">
            <text:p>585</text:p>
          </table:table-cell>
          <table:table-cell/>
          <table:table-cell table:formula="of:=ORG.OPENOFFICE.ADDIN.SAMPLE.PYTHON.NUMBERTEXT.NUMBERTEXT.MONEYTEXT([.$A591];&quot;THB&quot;)" office:value-type="string" office:string-value="ห้าร้อยแปดสิบห้าบาทถ้วน">
            <text:p>ห้าร้อยแปดสิบห้าบาทถ้วน</text:p>
          </table:table-cell>
          <table:table-cell table:number-columns-repeated="2"/>
          <table:table-cell table:formula="of:=COM.MICROSOFT.BAHTTEXT([.$A591])" office:value-type="string" office:string-value="ห้าร้อยแปดสิบห้าบาทถ้วน">
            <text:p>ห้าร้อยแปดสิบห้าบาทถ้วน</text:p>
          </table:table-cell>
          <table:table-cell table:number-columns-repeated="2"/>
          <table:table-cell table:formula="of:=IF([.$C591]=[.$F5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6">
            <text:p>586</text:p>
          </table:table-cell>
          <table:table-cell/>
          <table:table-cell table:formula="of:=ORG.OPENOFFICE.ADDIN.SAMPLE.PYTHON.NUMBERTEXT.NUMBERTEXT.MONEYTEXT([.$A592];&quot;THB&quot;)" office:value-type="string" office:string-value="ห้าร้อยแปดสิบหกบาทถ้วน">
            <text:p>ห้าร้อยแปดสิบหกบาทถ้วน</text:p>
          </table:table-cell>
          <table:table-cell table:number-columns-repeated="2"/>
          <table:table-cell table:formula="of:=COM.MICROSOFT.BAHTTEXT([.$A592])" office:value-type="string" office:string-value="ห้าร้อยแปดสิบหกบาทถ้วน">
            <text:p>ห้าร้อยแปดสิบหกบาทถ้วน</text:p>
          </table:table-cell>
          <table:table-cell table:number-columns-repeated="2"/>
          <table:table-cell table:formula="of:=IF([.$C592]=[.$F5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7">
            <text:p>587</text:p>
          </table:table-cell>
          <table:table-cell/>
          <table:table-cell table:formula="of:=ORG.OPENOFFICE.ADDIN.SAMPLE.PYTHON.NUMBERTEXT.NUMBERTEXT.MONEYTEXT([.$A593];&quot;THB&quot;)" office:value-type="string" office:string-value="ห้าร้อยแปดสิบเจ็ดบาทถ้วน">
            <text:p>ห้าร้อยแปดสิบเจ็ดบาทถ้วน</text:p>
          </table:table-cell>
          <table:table-cell table:number-columns-repeated="2"/>
          <table:table-cell table:formula="of:=COM.MICROSOFT.BAHTTEXT([.$A593])" office:value-type="string" office:string-value="ห้าร้อยแปดสิบเจ็ดบาทถ้วน">
            <text:p>ห้าร้อยแปดสิบเจ็ดบาทถ้วน</text:p>
          </table:table-cell>
          <table:table-cell table:number-columns-repeated="2"/>
          <table:table-cell table:formula="of:=IF([.$C593]=[.$F5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8">
            <text:p>588</text:p>
          </table:table-cell>
          <table:table-cell/>
          <table:table-cell table:formula="of:=ORG.OPENOFFICE.ADDIN.SAMPLE.PYTHON.NUMBERTEXT.NUMBERTEXT.MONEYTEXT([.$A594];&quot;THB&quot;)" office:value-type="string" office:string-value="ห้าร้อยแปดสิบแปดบาทถ้วน">
            <text:p>ห้าร้อยแปดสิบแปดบาทถ้วน</text:p>
          </table:table-cell>
          <table:table-cell table:number-columns-repeated="2"/>
          <table:table-cell table:formula="of:=COM.MICROSOFT.BAHTTEXT([.$A594])" office:value-type="string" office:string-value="ห้าร้อยแปดสิบแปดบาทถ้วน">
            <text:p>ห้าร้อยแปดสิบแปดบาทถ้วน</text:p>
          </table:table-cell>
          <table:table-cell table:number-columns-repeated="2"/>
          <table:table-cell table:formula="of:=IF([.$C594]=[.$F5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89">
            <text:p>589</text:p>
          </table:table-cell>
          <table:table-cell/>
          <table:table-cell table:formula="of:=ORG.OPENOFFICE.ADDIN.SAMPLE.PYTHON.NUMBERTEXT.NUMBERTEXT.MONEYTEXT([.$A595];&quot;THB&quot;)" office:value-type="string" office:string-value="ห้าร้อยแปดสิบเก้าบาทถ้วน">
            <text:p>ห้าร้อยแปดสิบเก้าบาทถ้วน</text:p>
          </table:table-cell>
          <table:table-cell table:number-columns-repeated="2"/>
          <table:table-cell table:formula="of:=COM.MICROSOFT.BAHTTEXT([.$A595])" office:value-type="string" office:string-value="ห้าร้อยแปดสิบเก้าบาทถ้วน">
            <text:p>ห้าร้อยแปดสิบเก้าบาทถ้วน</text:p>
          </table:table-cell>
          <table:table-cell table:number-columns-repeated="2"/>
          <table:table-cell table:formula="of:=IF([.$C595]=[.$F5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0">
            <text:p>590</text:p>
          </table:table-cell>
          <table:table-cell/>
          <table:table-cell table:formula="of:=ORG.OPENOFFICE.ADDIN.SAMPLE.PYTHON.NUMBERTEXT.NUMBERTEXT.MONEYTEXT([.$A596];&quot;THB&quot;)" office:value-type="string" office:string-value="ห้าร้อยเก้าสิบบาทถ้วน">
            <text:p>ห้าร้อยเก้าสิบบาทถ้วน</text:p>
          </table:table-cell>
          <table:table-cell table:number-columns-repeated="2"/>
          <table:table-cell table:formula="of:=COM.MICROSOFT.BAHTTEXT([.$A596])" office:value-type="string" office:string-value="ห้าร้อยเก้าสิบบาทถ้วน">
            <text:p>ห้าร้อยเก้าสิบบาทถ้วน</text:p>
          </table:table-cell>
          <table:table-cell table:number-columns-repeated="2"/>
          <table:table-cell table:formula="of:=IF([.$C596]=[.$F5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1">
            <text:p>591</text:p>
          </table:table-cell>
          <table:table-cell/>
          <table:table-cell table:formula="of:=ORG.OPENOFFICE.ADDIN.SAMPLE.PYTHON.NUMBERTEXT.NUMBERTEXT.MONEYTEXT([.$A597];&quot;THB&quot;)" office:value-type="string" office:string-value="ห้าร้อยเก้าสิบเอ็ดบาทถ้วน">
            <text:p>ห้าร้อยเก้าสิบเอ็ดบาทถ้วน</text:p>
          </table:table-cell>
          <table:table-cell table:number-columns-repeated="2"/>
          <table:table-cell table:formula="of:=COM.MICROSOFT.BAHTTEXT([.$A597])" office:value-type="string" office:string-value="ห้าร้อยเก้าสิบเอ็ดบาทถ้วน">
            <text:p>ห้าร้อยเก้าสิบเอ็ดบาทถ้วน</text:p>
          </table:table-cell>
          <table:table-cell table:number-columns-repeated="2"/>
          <table:table-cell table:formula="of:=IF([.$C597]=[.$F5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2">
            <text:p>592</text:p>
          </table:table-cell>
          <table:table-cell/>
          <table:table-cell table:formula="of:=ORG.OPENOFFICE.ADDIN.SAMPLE.PYTHON.NUMBERTEXT.NUMBERTEXT.MONEYTEXT([.$A598];&quot;THB&quot;)" office:value-type="string" office:string-value="ห้าร้อยเก้าสิบสองบาทถ้วน">
            <text:p>ห้าร้อยเก้าสิบสองบาทถ้วน</text:p>
          </table:table-cell>
          <table:table-cell table:number-columns-repeated="2"/>
          <table:table-cell table:formula="of:=COM.MICROSOFT.BAHTTEXT([.$A598])" office:value-type="string" office:string-value="ห้าร้อยเก้าสิบสองบาทถ้วน">
            <text:p>ห้าร้อยเก้าสิบสองบาทถ้วน</text:p>
          </table:table-cell>
          <table:table-cell table:number-columns-repeated="2"/>
          <table:table-cell table:formula="of:=IF([.$C598]=[.$F5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3">
            <text:p>593</text:p>
          </table:table-cell>
          <table:table-cell/>
          <table:table-cell table:formula="of:=ORG.OPENOFFICE.ADDIN.SAMPLE.PYTHON.NUMBERTEXT.NUMBERTEXT.MONEYTEXT([.$A599];&quot;THB&quot;)" office:value-type="string" office:string-value="ห้าร้อยเก้าสิบสามบาทถ้วน">
            <text:p>ห้าร้อยเก้าสิบสามบาทถ้วน</text:p>
          </table:table-cell>
          <table:table-cell table:number-columns-repeated="2"/>
          <table:table-cell table:formula="of:=COM.MICROSOFT.BAHTTEXT([.$A599])" office:value-type="string" office:string-value="ห้าร้อยเก้าสิบสามบาทถ้วน">
            <text:p>ห้าร้อยเก้าสิบสามบาทถ้วน</text:p>
          </table:table-cell>
          <table:table-cell table:number-columns-repeated="2"/>
          <table:table-cell table:formula="of:=IF([.$C599]=[.$F5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4">
            <text:p>594</text:p>
          </table:table-cell>
          <table:table-cell/>
          <table:table-cell table:formula="of:=ORG.OPENOFFICE.ADDIN.SAMPLE.PYTHON.NUMBERTEXT.NUMBERTEXT.MONEYTEXT([.$A600];&quot;THB&quot;)" office:value-type="string" office:string-value="ห้าร้อยเก้าสิบสี่บาทถ้วน">
            <text:p>ห้าร้อยเก้าสิบสี่บาทถ้วน</text:p>
          </table:table-cell>
          <table:table-cell table:number-columns-repeated="2"/>
          <table:table-cell table:formula="of:=COM.MICROSOFT.BAHTTEXT([.$A600])" office:value-type="string" office:string-value="ห้าร้อยเก้าสิบสี่บาทถ้วน">
            <text:p>ห้าร้อยเก้าสิบสี่บาทถ้วน</text:p>
          </table:table-cell>
          <table:table-cell table:number-columns-repeated="2"/>
          <table:table-cell table:formula="of:=IF([.$C600]=[.$F6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5">
            <text:p>595</text:p>
          </table:table-cell>
          <table:table-cell/>
          <table:table-cell table:formula="of:=ORG.OPENOFFICE.ADDIN.SAMPLE.PYTHON.NUMBERTEXT.NUMBERTEXT.MONEYTEXT([.$A601];&quot;THB&quot;)" office:value-type="string" office:string-value="ห้าร้อยเก้าสิบห้าบาทถ้วน">
            <text:p>ห้าร้อยเก้าสิบห้าบาทถ้วน</text:p>
          </table:table-cell>
          <table:table-cell table:number-columns-repeated="2"/>
          <table:table-cell table:formula="of:=COM.MICROSOFT.BAHTTEXT([.$A601])" office:value-type="string" office:string-value="ห้าร้อยเก้าสิบห้าบาทถ้วน">
            <text:p>ห้าร้อยเก้าสิบห้าบาทถ้วน</text:p>
          </table:table-cell>
          <table:table-cell table:number-columns-repeated="2"/>
          <table:table-cell table:formula="of:=IF([.$C601]=[.$F6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6">
            <text:p>596</text:p>
          </table:table-cell>
          <table:table-cell/>
          <table:table-cell table:formula="of:=ORG.OPENOFFICE.ADDIN.SAMPLE.PYTHON.NUMBERTEXT.NUMBERTEXT.MONEYTEXT([.$A602];&quot;THB&quot;)" office:value-type="string" office:string-value="ห้าร้อยเก้าสิบหกบาทถ้วน">
            <text:p>ห้าร้อยเก้าสิบหกบาทถ้วน</text:p>
          </table:table-cell>
          <table:table-cell table:number-columns-repeated="2"/>
          <table:table-cell table:formula="of:=COM.MICROSOFT.BAHTTEXT([.$A602])" office:value-type="string" office:string-value="ห้าร้อยเก้าสิบหกบาทถ้วน">
            <text:p>ห้าร้อยเก้าสิบหกบาทถ้วน</text:p>
          </table:table-cell>
          <table:table-cell table:number-columns-repeated="2"/>
          <table:table-cell table:formula="of:=IF([.$C602]=[.$F6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7">
            <text:p>597</text:p>
          </table:table-cell>
          <table:table-cell/>
          <table:table-cell table:formula="of:=ORG.OPENOFFICE.ADDIN.SAMPLE.PYTHON.NUMBERTEXT.NUMBERTEXT.MONEYTEXT([.$A603];&quot;THB&quot;)" office:value-type="string" office:string-value="ห้าร้อยเก้าสิบเจ็ดบาทถ้วน">
            <text:p>ห้าร้อยเก้าสิบเจ็ดบาทถ้วน</text:p>
          </table:table-cell>
          <table:table-cell table:number-columns-repeated="2"/>
          <table:table-cell table:formula="of:=COM.MICROSOFT.BAHTTEXT([.$A603])" office:value-type="string" office:string-value="ห้าร้อยเก้าสิบเจ็ดบาทถ้วน">
            <text:p>ห้าร้อยเก้าสิบเจ็ดบาทถ้วน</text:p>
          </table:table-cell>
          <table:table-cell table:number-columns-repeated="2"/>
          <table:table-cell table:formula="of:=IF([.$C603]=[.$F6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8">
            <text:p>598</text:p>
          </table:table-cell>
          <table:table-cell/>
          <table:table-cell table:formula="of:=ORG.OPENOFFICE.ADDIN.SAMPLE.PYTHON.NUMBERTEXT.NUMBERTEXT.MONEYTEXT([.$A604];&quot;THB&quot;)" office:value-type="string" office:string-value="ห้าร้อยเก้าสิบแปดบาทถ้วน">
            <text:p>ห้าร้อยเก้าสิบแปดบาทถ้วน</text:p>
          </table:table-cell>
          <table:table-cell table:number-columns-repeated="2"/>
          <table:table-cell table:formula="of:=COM.MICROSOFT.BAHTTEXT([.$A604])" office:value-type="string" office:string-value="ห้าร้อยเก้าสิบแปดบาทถ้วน">
            <text:p>ห้าร้อยเก้าสิบแปดบาทถ้วน</text:p>
          </table:table-cell>
          <table:table-cell table:number-columns-repeated="2"/>
          <table:table-cell table:formula="of:=IF([.$C604]=[.$F6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599">
            <text:p>599</text:p>
          </table:table-cell>
          <table:table-cell/>
          <table:table-cell table:formula="of:=ORG.OPENOFFICE.ADDIN.SAMPLE.PYTHON.NUMBERTEXT.NUMBERTEXT.MONEYTEXT([.$A605];&quot;THB&quot;)" office:value-type="string" office:string-value="ห้าร้อยเก้าสิบเก้าบาทถ้วน">
            <text:p>ห้าร้อยเก้าสิบเก้าบาทถ้วน</text:p>
          </table:table-cell>
          <table:table-cell table:number-columns-repeated="2"/>
          <table:table-cell table:formula="of:=COM.MICROSOFT.BAHTTEXT([.$A605])" office:value-type="string" office:string-value="ห้าร้อยเก้าสิบเก้าบาทถ้วน">
            <text:p>ห้าร้อยเก้าสิบเก้าบาทถ้วน</text:p>
          </table:table-cell>
          <table:table-cell table:number-columns-repeated="2"/>
          <table:table-cell table:formula="of:=IF([.$C605]=[.$F6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0">
            <text:p>600</text:p>
          </table:table-cell>
          <table:table-cell/>
          <table:table-cell table:formula="of:=ORG.OPENOFFICE.ADDIN.SAMPLE.PYTHON.NUMBERTEXT.NUMBERTEXT.MONEYTEXT([.$A606];&quot;THB&quot;)" office:value-type="string" office:string-value="หกร้อยบาทถ้วน">
            <text:p>หกร้อยบาทถ้วน</text:p>
          </table:table-cell>
          <table:table-cell table:number-columns-repeated="2"/>
          <table:table-cell table:formula="of:=COM.MICROSOFT.BAHTTEXT([.$A606])" office:value-type="string" office:string-value="หกร้อยบาทถ้วน">
            <text:p>หกร้อยบาทถ้วน</text:p>
          </table:table-cell>
          <table:table-cell table:number-columns-repeated="2"/>
          <table:table-cell table:formula="of:=IF([.$C606]=[.$F6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1">
            <text:p>601</text:p>
          </table:table-cell>
          <table:table-cell/>
          <table:table-cell table:formula="of:=ORG.OPENOFFICE.ADDIN.SAMPLE.PYTHON.NUMBERTEXT.NUMBERTEXT.MONEYTEXT([.$A607];&quot;THB&quot;)" office:value-type="string" office:string-value="หกร้อยหนึ่งบาทถ้วน">
            <text:p>หกร้อยหนึ่งบาทถ้วน</text:p>
          </table:table-cell>
          <table:table-cell table:number-columns-repeated="2"/>
          <table:table-cell table:formula="of:=COM.MICROSOFT.BAHTTEXT([.$A607])" office:value-type="string" office:string-value="หกร้อยหนึ่งบาทถ้วน">
            <text:p>หกร้อยหนึ่งบาทถ้วน</text:p>
          </table:table-cell>
          <table:table-cell table:number-columns-repeated="2"/>
          <table:table-cell table:formula="of:=IF([.$C607]=[.$F6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2">
            <text:p>602</text:p>
          </table:table-cell>
          <table:table-cell/>
          <table:table-cell table:formula="of:=ORG.OPENOFFICE.ADDIN.SAMPLE.PYTHON.NUMBERTEXT.NUMBERTEXT.MONEYTEXT([.$A608];&quot;THB&quot;)" office:value-type="string" office:string-value="หกร้อยสองบาทถ้วน">
            <text:p>หกร้อยสองบาทถ้วน</text:p>
          </table:table-cell>
          <table:table-cell table:number-columns-repeated="2"/>
          <table:table-cell table:formula="of:=COM.MICROSOFT.BAHTTEXT([.$A608])" office:value-type="string" office:string-value="หกร้อยสองบาทถ้วน">
            <text:p>หกร้อยสองบาทถ้วน</text:p>
          </table:table-cell>
          <table:table-cell table:number-columns-repeated="2"/>
          <table:table-cell table:formula="of:=IF([.$C608]=[.$F6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3">
            <text:p>603</text:p>
          </table:table-cell>
          <table:table-cell/>
          <table:table-cell table:formula="of:=ORG.OPENOFFICE.ADDIN.SAMPLE.PYTHON.NUMBERTEXT.NUMBERTEXT.MONEYTEXT([.$A609];&quot;THB&quot;)" office:value-type="string" office:string-value="หกร้อยสามบาทถ้วน">
            <text:p>หกร้อยสามบาทถ้วน</text:p>
          </table:table-cell>
          <table:table-cell table:number-columns-repeated="2"/>
          <table:table-cell table:formula="of:=COM.MICROSOFT.BAHTTEXT([.$A609])" office:value-type="string" office:string-value="หกร้อยสามบาทถ้วน">
            <text:p>หกร้อยสามบาทถ้วน</text:p>
          </table:table-cell>
          <table:table-cell table:number-columns-repeated="2"/>
          <table:table-cell table:formula="of:=IF([.$C609]=[.$F6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4">
            <text:p>604</text:p>
          </table:table-cell>
          <table:table-cell/>
          <table:table-cell table:formula="of:=ORG.OPENOFFICE.ADDIN.SAMPLE.PYTHON.NUMBERTEXT.NUMBERTEXT.MONEYTEXT([.$A610];&quot;THB&quot;)" office:value-type="string" office:string-value="หกร้อยสี่บาทถ้วน">
            <text:p>หกร้อยสี่บาทถ้วน</text:p>
          </table:table-cell>
          <table:table-cell table:number-columns-repeated="2"/>
          <table:table-cell table:formula="of:=COM.MICROSOFT.BAHTTEXT([.$A610])" office:value-type="string" office:string-value="หกร้อยสี่บาทถ้วน">
            <text:p>หกร้อยสี่บาทถ้วน</text:p>
          </table:table-cell>
          <table:table-cell table:number-columns-repeated="2"/>
          <table:table-cell table:formula="of:=IF([.$C610]=[.$F6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5">
            <text:p>605</text:p>
          </table:table-cell>
          <table:table-cell/>
          <table:table-cell table:formula="of:=ORG.OPENOFFICE.ADDIN.SAMPLE.PYTHON.NUMBERTEXT.NUMBERTEXT.MONEYTEXT([.$A611];&quot;THB&quot;)" office:value-type="string" office:string-value="หกร้อยห้าบาทถ้วน">
            <text:p>หกร้อยห้าบาทถ้วน</text:p>
          </table:table-cell>
          <table:table-cell table:number-columns-repeated="2"/>
          <table:table-cell table:formula="of:=COM.MICROSOFT.BAHTTEXT([.$A611])" office:value-type="string" office:string-value="หกร้อยห้าบาทถ้วน">
            <text:p>หกร้อยห้าบาทถ้วน</text:p>
          </table:table-cell>
          <table:table-cell table:number-columns-repeated="2"/>
          <table:table-cell table:formula="of:=IF([.$C611]=[.$F6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6">
            <text:p>606</text:p>
          </table:table-cell>
          <table:table-cell/>
          <table:table-cell table:formula="of:=ORG.OPENOFFICE.ADDIN.SAMPLE.PYTHON.NUMBERTEXT.NUMBERTEXT.MONEYTEXT([.$A612];&quot;THB&quot;)" office:value-type="string" office:string-value="หกร้อยหกบาทถ้วน">
            <text:p>หกร้อยหกบาทถ้วน</text:p>
          </table:table-cell>
          <table:table-cell table:number-columns-repeated="2"/>
          <table:table-cell table:formula="of:=COM.MICROSOFT.BAHTTEXT([.$A612])" office:value-type="string" office:string-value="หกร้อยหกบาทถ้วน">
            <text:p>หกร้อยหกบาทถ้วน</text:p>
          </table:table-cell>
          <table:table-cell table:number-columns-repeated="2"/>
          <table:table-cell table:formula="of:=IF([.$C612]=[.$F6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7">
            <text:p>607</text:p>
          </table:table-cell>
          <table:table-cell/>
          <table:table-cell table:formula="of:=ORG.OPENOFFICE.ADDIN.SAMPLE.PYTHON.NUMBERTEXT.NUMBERTEXT.MONEYTEXT([.$A613];&quot;THB&quot;)" office:value-type="string" office:string-value="หกร้อยเจ็ดบาทถ้วน">
            <text:p>หกร้อยเจ็ดบาทถ้วน</text:p>
          </table:table-cell>
          <table:table-cell table:number-columns-repeated="2"/>
          <table:table-cell table:formula="of:=COM.MICROSOFT.BAHTTEXT([.$A613])" office:value-type="string" office:string-value="หกร้อยเจ็ดบาทถ้วน">
            <text:p>หกร้อยเจ็ดบาทถ้วน</text:p>
          </table:table-cell>
          <table:table-cell table:number-columns-repeated="2"/>
          <table:table-cell table:formula="of:=IF([.$C613]=[.$F6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8">
            <text:p>608</text:p>
          </table:table-cell>
          <table:table-cell/>
          <table:table-cell table:formula="of:=ORG.OPENOFFICE.ADDIN.SAMPLE.PYTHON.NUMBERTEXT.NUMBERTEXT.MONEYTEXT([.$A614];&quot;THB&quot;)" office:value-type="string" office:string-value="หกร้อยแปดบาทถ้วน">
            <text:p>หกร้อยแปดบาทถ้วน</text:p>
          </table:table-cell>
          <table:table-cell table:number-columns-repeated="2"/>
          <table:table-cell table:formula="of:=COM.MICROSOFT.BAHTTEXT([.$A614])" office:value-type="string" office:string-value="หกร้อยแปดบาทถ้วน">
            <text:p>หกร้อยแปดบาทถ้วน</text:p>
          </table:table-cell>
          <table:table-cell table:number-columns-repeated="2"/>
          <table:table-cell table:formula="of:=IF([.$C614]=[.$F6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09">
            <text:p>609</text:p>
          </table:table-cell>
          <table:table-cell/>
          <table:table-cell table:formula="of:=ORG.OPENOFFICE.ADDIN.SAMPLE.PYTHON.NUMBERTEXT.NUMBERTEXT.MONEYTEXT([.$A615];&quot;THB&quot;)" office:value-type="string" office:string-value="หกร้อยเก้าบาทถ้วน">
            <text:p>หกร้อยเก้าบาทถ้วน</text:p>
          </table:table-cell>
          <table:table-cell table:number-columns-repeated="2"/>
          <table:table-cell table:formula="of:=COM.MICROSOFT.BAHTTEXT([.$A615])" office:value-type="string" office:string-value="หกร้อยเก้าบาทถ้วน">
            <text:p>หกร้อยเก้าบาทถ้วน</text:p>
          </table:table-cell>
          <table:table-cell table:number-columns-repeated="2"/>
          <table:table-cell table:formula="of:=IF([.$C615]=[.$F6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0">
            <text:p>610</text:p>
          </table:table-cell>
          <table:table-cell/>
          <table:table-cell table:formula="of:=ORG.OPENOFFICE.ADDIN.SAMPLE.PYTHON.NUMBERTEXT.NUMBERTEXT.MONEYTEXT([.$A616];&quot;THB&quot;)" office:value-type="string" office:string-value="หกร้อยสิบบาทถ้วน">
            <text:p>หกร้อยสิบบาทถ้วน</text:p>
          </table:table-cell>
          <table:table-cell table:number-columns-repeated="2"/>
          <table:table-cell table:formula="of:=COM.MICROSOFT.BAHTTEXT([.$A616])" office:value-type="string" office:string-value="หกร้อยสิบบาทถ้วน">
            <text:p>หกร้อยสิบบาทถ้วน</text:p>
          </table:table-cell>
          <table:table-cell table:number-columns-repeated="2"/>
          <table:table-cell table:formula="of:=IF([.$C616]=[.$F6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1">
            <text:p>611</text:p>
          </table:table-cell>
          <table:table-cell/>
          <table:table-cell table:formula="of:=ORG.OPENOFFICE.ADDIN.SAMPLE.PYTHON.NUMBERTEXT.NUMBERTEXT.MONEYTEXT([.$A617];&quot;THB&quot;)" office:value-type="string" office:string-value="หกร้อยสิบเอ็ดบาทถ้วน">
            <text:p>หกร้อยสิบเอ็ดบาทถ้วน</text:p>
          </table:table-cell>
          <table:table-cell table:number-columns-repeated="2"/>
          <table:table-cell table:formula="of:=COM.MICROSOFT.BAHTTEXT([.$A617])" office:value-type="string" office:string-value="หกร้อยสิบเอ็ดบาทถ้วน">
            <text:p>หกร้อยสิบเอ็ดบาทถ้วน</text:p>
          </table:table-cell>
          <table:table-cell table:number-columns-repeated="2"/>
          <table:table-cell table:formula="of:=IF([.$C617]=[.$F6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2">
            <text:p>612</text:p>
          </table:table-cell>
          <table:table-cell/>
          <table:table-cell table:formula="of:=ORG.OPENOFFICE.ADDIN.SAMPLE.PYTHON.NUMBERTEXT.NUMBERTEXT.MONEYTEXT([.$A618];&quot;THB&quot;)" office:value-type="string" office:string-value="หกร้อยสิบสองบาทถ้วน">
            <text:p>หกร้อยสิบสองบาทถ้วน</text:p>
          </table:table-cell>
          <table:table-cell table:number-columns-repeated="2"/>
          <table:table-cell table:formula="of:=COM.MICROSOFT.BAHTTEXT([.$A618])" office:value-type="string" office:string-value="หกร้อยสิบสองบาทถ้วน">
            <text:p>หกร้อยสิบสองบาทถ้วน</text:p>
          </table:table-cell>
          <table:table-cell table:number-columns-repeated="2"/>
          <table:table-cell table:formula="of:=IF([.$C618]=[.$F6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3">
            <text:p>613</text:p>
          </table:table-cell>
          <table:table-cell/>
          <table:table-cell table:formula="of:=ORG.OPENOFFICE.ADDIN.SAMPLE.PYTHON.NUMBERTEXT.NUMBERTEXT.MONEYTEXT([.$A619];&quot;THB&quot;)" office:value-type="string" office:string-value="หกร้อยสิบสามบาทถ้วน">
            <text:p>หกร้อยสิบสามบาทถ้วน</text:p>
          </table:table-cell>
          <table:table-cell table:number-columns-repeated="2"/>
          <table:table-cell table:formula="of:=COM.MICROSOFT.BAHTTEXT([.$A619])" office:value-type="string" office:string-value="หกร้อยสิบสามบาทถ้วน">
            <text:p>หกร้อยสิบสามบาทถ้วน</text:p>
          </table:table-cell>
          <table:table-cell table:number-columns-repeated="2"/>
          <table:table-cell table:formula="of:=IF([.$C619]=[.$F6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4">
            <text:p>614</text:p>
          </table:table-cell>
          <table:table-cell/>
          <table:table-cell table:formula="of:=ORG.OPENOFFICE.ADDIN.SAMPLE.PYTHON.NUMBERTEXT.NUMBERTEXT.MONEYTEXT([.$A620];&quot;THB&quot;)" office:value-type="string" office:string-value="หกร้อยสิบสี่บาทถ้วน">
            <text:p>หกร้อยสิบสี่บาทถ้วน</text:p>
          </table:table-cell>
          <table:table-cell table:number-columns-repeated="2"/>
          <table:table-cell table:formula="of:=COM.MICROSOFT.BAHTTEXT([.$A620])" office:value-type="string" office:string-value="หกร้อยสิบสี่บาทถ้วน">
            <text:p>หกร้อยสิบสี่บาทถ้วน</text:p>
          </table:table-cell>
          <table:table-cell table:number-columns-repeated="2"/>
          <table:table-cell table:formula="of:=IF([.$C620]=[.$F6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5">
            <text:p>615</text:p>
          </table:table-cell>
          <table:table-cell/>
          <table:table-cell table:formula="of:=ORG.OPENOFFICE.ADDIN.SAMPLE.PYTHON.NUMBERTEXT.NUMBERTEXT.MONEYTEXT([.$A621];&quot;THB&quot;)" office:value-type="string" office:string-value="หกร้อยสิบห้าบาทถ้วน">
            <text:p>หกร้อยสิบห้าบาทถ้วน</text:p>
          </table:table-cell>
          <table:table-cell table:number-columns-repeated="2"/>
          <table:table-cell table:formula="of:=COM.MICROSOFT.BAHTTEXT([.$A621])" office:value-type="string" office:string-value="หกร้อยสิบห้าบาทถ้วน">
            <text:p>หกร้อยสิบห้าบาทถ้วน</text:p>
          </table:table-cell>
          <table:table-cell table:number-columns-repeated="2"/>
          <table:table-cell table:formula="of:=IF([.$C621]=[.$F6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6">
            <text:p>616</text:p>
          </table:table-cell>
          <table:table-cell/>
          <table:table-cell table:formula="of:=ORG.OPENOFFICE.ADDIN.SAMPLE.PYTHON.NUMBERTEXT.NUMBERTEXT.MONEYTEXT([.$A622];&quot;THB&quot;)" office:value-type="string" office:string-value="หกร้อยสิบหกบาทถ้วน">
            <text:p>หกร้อยสิบหกบาทถ้วน</text:p>
          </table:table-cell>
          <table:table-cell table:number-columns-repeated="2"/>
          <table:table-cell table:formula="of:=COM.MICROSOFT.BAHTTEXT([.$A622])" office:value-type="string" office:string-value="หกร้อยสิบหกบาทถ้วน">
            <text:p>หกร้อยสิบหกบาทถ้วน</text:p>
          </table:table-cell>
          <table:table-cell table:number-columns-repeated="2"/>
          <table:table-cell table:formula="of:=IF([.$C622]=[.$F6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7">
            <text:p>617</text:p>
          </table:table-cell>
          <table:table-cell/>
          <table:table-cell table:formula="of:=ORG.OPENOFFICE.ADDIN.SAMPLE.PYTHON.NUMBERTEXT.NUMBERTEXT.MONEYTEXT([.$A623];&quot;THB&quot;)" office:value-type="string" office:string-value="หกร้อยสิบเจ็ดบาทถ้วน">
            <text:p>หกร้อยสิบเจ็ดบาทถ้วน</text:p>
          </table:table-cell>
          <table:table-cell table:number-columns-repeated="2"/>
          <table:table-cell table:formula="of:=COM.MICROSOFT.BAHTTEXT([.$A623])" office:value-type="string" office:string-value="หกร้อยสิบเจ็ดบาทถ้วน">
            <text:p>หกร้อยสิบเจ็ดบาทถ้วน</text:p>
          </table:table-cell>
          <table:table-cell table:number-columns-repeated="2"/>
          <table:table-cell table:formula="of:=IF([.$C623]=[.$F6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8">
            <text:p>618</text:p>
          </table:table-cell>
          <table:table-cell/>
          <table:table-cell table:formula="of:=ORG.OPENOFFICE.ADDIN.SAMPLE.PYTHON.NUMBERTEXT.NUMBERTEXT.MONEYTEXT([.$A624];&quot;THB&quot;)" office:value-type="string" office:string-value="หกร้อยสิบแปดบาทถ้วน">
            <text:p>หกร้อยสิบแปดบาทถ้วน</text:p>
          </table:table-cell>
          <table:table-cell table:number-columns-repeated="2"/>
          <table:table-cell table:formula="of:=COM.MICROSOFT.BAHTTEXT([.$A624])" office:value-type="string" office:string-value="หกร้อยสิบแปดบาทถ้วน">
            <text:p>หกร้อยสิบแปดบาทถ้วน</text:p>
          </table:table-cell>
          <table:table-cell table:number-columns-repeated="2"/>
          <table:table-cell table:formula="of:=IF([.$C624]=[.$F6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19">
            <text:p>619</text:p>
          </table:table-cell>
          <table:table-cell/>
          <table:table-cell table:formula="of:=ORG.OPENOFFICE.ADDIN.SAMPLE.PYTHON.NUMBERTEXT.NUMBERTEXT.MONEYTEXT([.$A625];&quot;THB&quot;)" office:value-type="string" office:string-value="หกร้อยสิบเก้าบาทถ้วน">
            <text:p>หกร้อยสิบเก้าบาทถ้วน</text:p>
          </table:table-cell>
          <table:table-cell table:number-columns-repeated="2"/>
          <table:table-cell table:formula="of:=COM.MICROSOFT.BAHTTEXT([.$A625])" office:value-type="string" office:string-value="หกร้อยสิบเก้าบาทถ้วน">
            <text:p>หกร้อยสิบเก้าบาทถ้วน</text:p>
          </table:table-cell>
          <table:table-cell table:number-columns-repeated="2"/>
          <table:table-cell table:formula="of:=IF([.$C625]=[.$F6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0">
            <text:p>620</text:p>
          </table:table-cell>
          <table:table-cell/>
          <table:table-cell table:formula="of:=ORG.OPENOFFICE.ADDIN.SAMPLE.PYTHON.NUMBERTEXT.NUMBERTEXT.MONEYTEXT([.$A626];&quot;THB&quot;)" office:value-type="string" office:string-value="หกร้อยยี่สิบบาทถ้วน">
            <text:p>หกร้อยยี่สิบบาทถ้วน</text:p>
          </table:table-cell>
          <table:table-cell table:number-columns-repeated="2"/>
          <table:table-cell table:formula="of:=COM.MICROSOFT.BAHTTEXT([.$A626])" office:value-type="string" office:string-value="หกร้อยยี่สิบบาทถ้วน">
            <text:p>หกร้อยยี่สิบบาทถ้วน</text:p>
          </table:table-cell>
          <table:table-cell table:number-columns-repeated="2"/>
          <table:table-cell table:formula="of:=IF([.$C626]=[.$F6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1">
            <text:p>621</text:p>
          </table:table-cell>
          <table:table-cell/>
          <table:table-cell table:formula="of:=ORG.OPENOFFICE.ADDIN.SAMPLE.PYTHON.NUMBERTEXT.NUMBERTEXT.MONEYTEXT([.$A627];&quot;THB&quot;)" office:value-type="string" office:string-value="หกร้อยยี่สิบเอ็ดบาทถ้วน">
            <text:p>หกร้อยยี่สิบเอ็ดบาทถ้วน</text:p>
          </table:table-cell>
          <table:table-cell table:number-columns-repeated="2"/>
          <table:table-cell table:formula="of:=COM.MICROSOFT.BAHTTEXT([.$A627])" office:value-type="string" office:string-value="หกร้อยยี่สิบเอ็ดบาทถ้วน">
            <text:p>หกร้อยยี่สิบเอ็ดบาทถ้วน</text:p>
          </table:table-cell>
          <table:table-cell table:number-columns-repeated="2"/>
          <table:table-cell table:formula="of:=IF([.$C627]=[.$F6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2">
            <text:p>622</text:p>
          </table:table-cell>
          <table:table-cell/>
          <table:table-cell table:formula="of:=ORG.OPENOFFICE.ADDIN.SAMPLE.PYTHON.NUMBERTEXT.NUMBERTEXT.MONEYTEXT([.$A628];&quot;THB&quot;)" office:value-type="string" office:string-value="หกร้อยยี่สิบสองบาทถ้วน">
            <text:p>หกร้อยยี่สิบสองบาทถ้วน</text:p>
          </table:table-cell>
          <table:table-cell table:number-columns-repeated="2"/>
          <table:table-cell table:formula="of:=COM.MICROSOFT.BAHTTEXT([.$A628])" office:value-type="string" office:string-value="หกร้อยยี่สิบสองบาทถ้วน">
            <text:p>หกร้อยยี่สิบสองบาทถ้วน</text:p>
          </table:table-cell>
          <table:table-cell table:number-columns-repeated="2"/>
          <table:table-cell table:formula="of:=IF([.$C628]=[.$F6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3">
            <text:p>623</text:p>
          </table:table-cell>
          <table:table-cell/>
          <table:table-cell table:formula="of:=ORG.OPENOFFICE.ADDIN.SAMPLE.PYTHON.NUMBERTEXT.NUMBERTEXT.MONEYTEXT([.$A629];&quot;THB&quot;)" office:value-type="string" office:string-value="หกร้อยยี่สิบสามบาทถ้วน">
            <text:p>หกร้อยยี่สิบสามบาทถ้วน</text:p>
          </table:table-cell>
          <table:table-cell table:number-columns-repeated="2"/>
          <table:table-cell table:formula="of:=COM.MICROSOFT.BAHTTEXT([.$A629])" office:value-type="string" office:string-value="หกร้อยยี่สิบสามบาทถ้วน">
            <text:p>หกร้อยยี่สิบสามบาทถ้วน</text:p>
          </table:table-cell>
          <table:table-cell table:number-columns-repeated="2"/>
          <table:table-cell table:formula="of:=IF([.$C629]=[.$F6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4">
            <text:p>624</text:p>
          </table:table-cell>
          <table:table-cell/>
          <table:table-cell table:formula="of:=ORG.OPENOFFICE.ADDIN.SAMPLE.PYTHON.NUMBERTEXT.NUMBERTEXT.MONEYTEXT([.$A630];&quot;THB&quot;)" office:value-type="string" office:string-value="หกร้อยยี่สิบสี่บาทถ้วน">
            <text:p>หกร้อยยี่สิบสี่บาทถ้วน</text:p>
          </table:table-cell>
          <table:table-cell table:number-columns-repeated="2"/>
          <table:table-cell table:formula="of:=COM.MICROSOFT.BAHTTEXT([.$A630])" office:value-type="string" office:string-value="หกร้อยยี่สิบสี่บาทถ้วน">
            <text:p>หกร้อยยี่สิบสี่บาทถ้วน</text:p>
          </table:table-cell>
          <table:table-cell table:number-columns-repeated="2"/>
          <table:table-cell table:formula="of:=IF([.$C630]=[.$F6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5">
            <text:p>625</text:p>
          </table:table-cell>
          <table:table-cell/>
          <table:table-cell table:formula="of:=ORG.OPENOFFICE.ADDIN.SAMPLE.PYTHON.NUMBERTEXT.NUMBERTEXT.MONEYTEXT([.$A631];&quot;THB&quot;)" office:value-type="string" office:string-value="หกร้อยยี่สิบห้าบาทถ้วน">
            <text:p>หกร้อยยี่สิบห้าบาทถ้วน</text:p>
          </table:table-cell>
          <table:table-cell table:number-columns-repeated="2"/>
          <table:table-cell table:formula="of:=COM.MICROSOFT.BAHTTEXT([.$A631])" office:value-type="string" office:string-value="หกร้อยยี่สิบห้าบาทถ้วน">
            <text:p>หกร้อยยี่สิบห้าบาทถ้วน</text:p>
          </table:table-cell>
          <table:table-cell table:number-columns-repeated="2"/>
          <table:table-cell table:formula="of:=IF([.$C631]=[.$F6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6">
            <text:p>626</text:p>
          </table:table-cell>
          <table:table-cell/>
          <table:table-cell table:formula="of:=ORG.OPENOFFICE.ADDIN.SAMPLE.PYTHON.NUMBERTEXT.NUMBERTEXT.MONEYTEXT([.$A632];&quot;THB&quot;)" office:value-type="string" office:string-value="หกร้อยยี่สิบหกบาทถ้วน">
            <text:p>หกร้อยยี่สิบหกบาทถ้วน</text:p>
          </table:table-cell>
          <table:table-cell table:number-columns-repeated="2"/>
          <table:table-cell table:formula="of:=COM.MICROSOFT.BAHTTEXT([.$A632])" office:value-type="string" office:string-value="หกร้อยยี่สิบหกบาทถ้วน">
            <text:p>หกร้อยยี่สิบหกบาทถ้วน</text:p>
          </table:table-cell>
          <table:table-cell table:number-columns-repeated="2"/>
          <table:table-cell table:formula="of:=IF([.$C632]=[.$F6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7">
            <text:p>627</text:p>
          </table:table-cell>
          <table:table-cell/>
          <table:table-cell table:formula="of:=ORG.OPENOFFICE.ADDIN.SAMPLE.PYTHON.NUMBERTEXT.NUMBERTEXT.MONEYTEXT([.$A633];&quot;THB&quot;)" office:value-type="string" office:string-value="หกร้อยยี่สิบเจ็ดบาทถ้วน">
            <text:p>หกร้อยยี่สิบเจ็ดบาทถ้วน</text:p>
          </table:table-cell>
          <table:table-cell table:number-columns-repeated="2"/>
          <table:table-cell table:formula="of:=COM.MICROSOFT.BAHTTEXT([.$A633])" office:value-type="string" office:string-value="หกร้อยยี่สิบเจ็ดบาทถ้วน">
            <text:p>หกร้อยยี่สิบเจ็ดบาทถ้วน</text:p>
          </table:table-cell>
          <table:table-cell table:number-columns-repeated="2"/>
          <table:table-cell table:formula="of:=IF([.$C633]=[.$F6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8">
            <text:p>628</text:p>
          </table:table-cell>
          <table:table-cell/>
          <table:table-cell table:formula="of:=ORG.OPENOFFICE.ADDIN.SAMPLE.PYTHON.NUMBERTEXT.NUMBERTEXT.MONEYTEXT([.$A634];&quot;THB&quot;)" office:value-type="string" office:string-value="หกร้อยยี่สิบแปดบาทถ้วน">
            <text:p>หกร้อยยี่สิบแปดบาทถ้วน</text:p>
          </table:table-cell>
          <table:table-cell table:number-columns-repeated="2"/>
          <table:table-cell table:formula="of:=COM.MICROSOFT.BAHTTEXT([.$A634])" office:value-type="string" office:string-value="หกร้อยยี่สิบแปดบาทถ้วน">
            <text:p>หกร้อยยี่สิบแปดบาทถ้วน</text:p>
          </table:table-cell>
          <table:table-cell table:number-columns-repeated="2"/>
          <table:table-cell table:formula="of:=IF([.$C634]=[.$F6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29">
            <text:p>629</text:p>
          </table:table-cell>
          <table:table-cell/>
          <table:table-cell table:formula="of:=ORG.OPENOFFICE.ADDIN.SAMPLE.PYTHON.NUMBERTEXT.NUMBERTEXT.MONEYTEXT([.$A635];&quot;THB&quot;)" office:value-type="string" office:string-value="หกร้อยยี่สิบเก้าบาทถ้วน">
            <text:p>หกร้อยยี่สิบเก้าบาทถ้วน</text:p>
          </table:table-cell>
          <table:table-cell table:number-columns-repeated="2"/>
          <table:table-cell table:formula="of:=COM.MICROSOFT.BAHTTEXT([.$A635])" office:value-type="string" office:string-value="หกร้อยยี่สิบเก้าบาทถ้วน">
            <text:p>หกร้อยยี่สิบเก้าบาทถ้วน</text:p>
          </table:table-cell>
          <table:table-cell table:number-columns-repeated="2"/>
          <table:table-cell table:formula="of:=IF([.$C635]=[.$F6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0">
            <text:p>630</text:p>
          </table:table-cell>
          <table:table-cell/>
          <table:table-cell table:formula="of:=ORG.OPENOFFICE.ADDIN.SAMPLE.PYTHON.NUMBERTEXT.NUMBERTEXT.MONEYTEXT([.$A636];&quot;THB&quot;)" office:value-type="string" office:string-value="หกร้อยสามสิบบาทถ้วน">
            <text:p>หกร้อยสามสิบบาทถ้วน</text:p>
          </table:table-cell>
          <table:table-cell table:number-columns-repeated="2"/>
          <table:table-cell table:formula="of:=COM.MICROSOFT.BAHTTEXT([.$A636])" office:value-type="string" office:string-value="หกร้อยสามสิบบาทถ้วน">
            <text:p>หกร้อยสามสิบบาทถ้วน</text:p>
          </table:table-cell>
          <table:table-cell table:number-columns-repeated="2"/>
          <table:table-cell table:formula="of:=IF([.$C636]=[.$F6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1">
            <text:p>631</text:p>
          </table:table-cell>
          <table:table-cell/>
          <table:table-cell table:formula="of:=ORG.OPENOFFICE.ADDIN.SAMPLE.PYTHON.NUMBERTEXT.NUMBERTEXT.MONEYTEXT([.$A637];&quot;THB&quot;)" office:value-type="string" office:string-value="หกร้อยสามสิบเอ็ดบาทถ้วน">
            <text:p>หกร้อยสามสิบเอ็ดบาทถ้วน</text:p>
          </table:table-cell>
          <table:table-cell table:number-columns-repeated="2"/>
          <table:table-cell table:formula="of:=COM.MICROSOFT.BAHTTEXT([.$A637])" office:value-type="string" office:string-value="หกร้อยสามสิบเอ็ดบาทถ้วน">
            <text:p>หกร้อยสามสิบเอ็ดบาทถ้วน</text:p>
          </table:table-cell>
          <table:table-cell table:number-columns-repeated="2"/>
          <table:table-cell table:formula="of:=IF([.$C637]=[.$F6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2">
            <text:p>632</text:p>
          </table:table-cell>
          <table:table-cell/>
          <table:table-cell table:formula="of:=ORG.OPENOFFICE.ADDIN.SAMPLE.PYTHON.NUMBERTEXT.NUMBERTEXT.MONEYTEXT([.$A638];&quot;THB&quot;)" office:value-type="string" office:string-value="หกร้อยสามสิบสองบาทถ้วน">
            <text:p>หกร้อยสามสิบสองบาทถ้วน</text:p>
          </table:table-cell>
          <table:table-cell table:number-columns-repeated="2"/>
          <table:table-cell table:formula="of:=COM.MICROSOFT.BAHTTEXT([.$A638])" office:value-type="string" office:string-value="หกร้อยสามสิบสองบาทถ้วน">
            <text:p>หกร้อยสามสิบสองบาทถ้วน</text:p>
          </table:table-cell>
          <table:table-cell table:number-columns-repeated="2"/>
          <table:table-cell table:formula="of:=IF([.$C638]=[.$F6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3">
            <text:p>633</text:p>
          </table:table-cell>
          <table:table-cell/>
          <table:table-cell table:formula="of:=ORG.OPENOFFICE.ADDIN.SAMPLE.PYTHON.NUMBERTEXT.NUMBERTEXT.MONEYTEXT([.$A639];&quot;THB&quot;)" office:value-type="string" office:string-value="หกร้อยสามสิบสามบาทถ้วน">
            <text:p>หกร้อยสามสิบสามบาทถ้วน</text:p>
          </table:table-cell>
          <table:table-cell table:number-columns-repeated="2"/>
          <table:table-cell table:formula="of:=COM.MICROSOFT.BAHTTEXT([.$A639])" office:value-type="string" office:string-value="หกร้อยสามสิบสามบาทถ้วน">
            <text:p>หกร้อยสามสิบสามบาทถ้วน</text:p>
          </table:table-cell>
          <table:table-cell table:number-columns-repeated="2"/>
          <table:table-cell table:formula="of:=IF([.$C639]=[.$F6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4">
            <text:p>634</text:p>
          </table:table-cell>
          <table:table-cell/>
          <table:table-cell table:formula="of:=ORG.OPENOFFICE.ADDIN.SAMPLE.PYTHON.NUMBERTEXT.NUMBERTEXT.MONEYTEXT([.$A640];&quot;THB&quot;)" office:value-type="string" office:string-value="หกร้อยสามสิบสี่บาทถ้วน">
            <text:p>หกร้อยสามสิบสี่บาทถ้วน</text:p>
          </table:table-cell>
          <table:table-cell table:number-columns-repeated="2"/>
          <table:table-cell table:formula="of:=COM.MICROSOFT.BAHTTEXT([.$A640])" office:value-type="string" office:string-value="หกร้อยสามสิบสี่บาทถ้วน">
            <text:p>หกร้อยสามสิบสี่บาทถ้วน</text:p>
          </table:table-cell>
          <table:table-cell table:number-columns-repeated="2"/>
          <table:table-cell table:formula="of:=IF([.$C640]=[.$F6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5">
            <text:p>635</text:p>
          </table:table-cell>
          <table:table-cell/>
          <table:table-cell table:formula="of:=ORG.OPENOFFICE.ADDIN.SAMPLE.PYTHON.NUMBERTEXT.NUMBERTEXT.MONEYTEXT([.$A641];&quot;THB&quot;)" office:value-type="string" office:string-value="หกร้อยสามสิบห้าบาทถ้วน">
            <text:p>หกร้อยสามสิบห้าบาทถ้วน</text:p>
          </table:table-cell>
          <table:table-cell table:number-columns-repeated="2"/>
          <table:table-cell table:formula="of:=COM.MICROSOFT.BAHTTEXT([.$A641])" office:value-type="string" office:string-value="หกร้อยสามสิบห้าบาทถ้วน">
            <text:p>หกร้อยสามสิบห้าบาทถ้วน</text:p>
          </table:table-cell>
          <table:table-cell table:number-columns-repeated="2"/>
          <table:table-cell table:formula="of:=IF([.$C641]=[.$F6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6">
            <text:p>636</text:p>
          </table:table-cell>
          <table:table-cell/>
          <table:table-cell table:formula="of:=ORG.OPENOFFICE.ADDIN.SAMPLE.PYTHON.NUMBERTEXT.NUMBERTEXT.MONEYTEXT([.$A642];&quot;THB&quot;)" office:value-type="string" office:string-value="หกร้อยสามสิบหกบาทถ้วน">
            <text:p>หกร้อยสามสิบหกบาทถ้วน</text:p>
          </table:table-cell>
          <table:table-cell table:number-columns-repeated="2"/>
          <table:table-cell table:formula="of:=COM.MICROSOFT.BAHTTEXT([.$A642])" office:value-type="string" office:string-value="หกร้อยสามสิบหกบาทถ้วน">
            <text:p>หกร้อยสามสิบหกบาทถ้วน</text:p>
          </table:table-cell>
          <table:table-cell table:number-columns-repeated="2"/>
          <table:table-cell table:formula="of:=IF([.$C642]=[.$F6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7">
            <text:p>637</text:p>
          </table:table-cell>
          <table:table-cell/>
          <table:table-cell table:formula="of:=ORG.OPENOFFICE.ADDIN.SAMPLE.PYTHON.NUMBERTEXT.NUMBERTEXT.MONEYTEXT([.$A643];&quot;THB&quot;)" office:value-type="string" office:string-value="หกร้อยสามสิบเจ็ดบาทถ้วน">
            <text:p>หกร้อยสามสิบเจ็ดบาทถ้วน</text:p>
          </table:table-cell>
          <table:table-cell table:number-columns-repeated="2"/>
          <table:table-cell table:formula="of:=COM.MICROSOFT.BAHTTEXT([.$A643])" office:value-type="string" office:string-value="หกร้อยสามสิบเจ็ดบาทถ้วน">
            <text:p>หกร้อยสามสิบเจ็ดบาทถ้วน</text:p>
          </table:table-cell>
          <table:table-cell table:number-columns-repeated="2"/>
          <table:table-cell table:formula="of:=IF([.$C643]=[.$F6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8">
            <text:p>638</text:p>
          </table:table-cell>
          <table:table-cell/>
          <table:table-cell table:formula="of:=ORG.OPENOFFICE.ADDIN.SAMPLE.PYTHON.NUMBERTEXT.NUMBERTEXT.MONEYTEXT([.$A644];&quot;THB&quot;)" office:value-type="string" office:string-value="หกร้อยสามสิบแปดบาทถ้วน">
            <text:p>หกร้อยสามสิบแปดบาทถ้วน</text:p>
          </table:table-cell>
          <table:table-cell table:number-columns-repeated="2"/>
          <table:table-cell table:formula="of:=COM.MICROSOFT.BAHTTEXT([.$A644])" office:value-type="string" office:string-value="หกร้อยสามสิบแปดบาทถ้วน">
            <text:p>หกร้อยสามสิบแปดบาทถ้วน</text:p>
          </table:table-cell>
          <table:table-cell table:number-columns-repeated="2"/>
          <table:table-cell table:formula="of:=IF([.$C644]=[.$F6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39">
            <text:p>639</text:p>
          </table:table-cell>
          <table:table-cell/>
          <table:table-cell table:formula="of:=ORG.OPENOFFICE.ADDIN.SAMPLE.PYTHON.NUMBERTEXT.NUMBERTEXT.MONEYTEXT([.$A645];&quot;THB&quot;)" office:value-type="string" office:string-value="หกร้อยสามสิบเก้าบาทถ้วน">
            <text:p>หกร้อยสามสิบเก้าบาทถ้วน</text:p>
          </table:table-cell>
          <table:table-cell table:number-columns-repeated="2"/>
          <table:table-cell table:formula="of:=COM.MICROSOFT.BAHTTEXT([.$A645])" office:value-type="string" office:string-value="หกร้อยสามสิบเก้าบาทถ้วน">
            <text:p>หกร้อยสามสิบเก้าบาทถ้วน</text:p>
          </table:table-cell>
          <table:table-cell table:number-columns-repeated="2"/>
          <table:table-cell table:formula="of:=IF([.$C645]=[.$F6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0">
            <text:p>640</text:p>
          </table:table-cell>
          <table:table-cell/>
          <table:table-cell table:formula="of:=ORG.OPENOFFICE.ADDIN.SAMPLE.PYTHON.NUMBERTEXT.NUMBERTEXT.MONEYTEXT([.$A646];&quot;THB&quot;)" office:value-type="string" office:string-value="หกร้อยสี่สิบบาทถ้วน">
            <text:p>หกร้อยสี่สิบบาทถ้วน</text:p>
          </table:table-cell>
          <table:table-cell table:number-columns-repeated="2"/>
          <table:table-cell table:formula="of:=COM.MICROSOFT.BAHTTEXT([.$A646])" office:value-type="string" office:string-value="หกร้อยสี่สิบบาทถ้วน">
            <text:p>หกร้อยสี่สิบบาทถ้วน</text:p>
          </table:table-cell>
          <table:table-cell table:number-columns-repeated="2"/>
          <table:table-cell table:formula="of:=IF([.$C646]=[.$F6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1">
            <text:p>641</text:p>
          </table:table-cell>
          <table:table-cell/>
          <table:table-cell table:formula="of:=ORG.OPENOFFICE.ADDIN.SAMPLE.PYTHON.NUMBERTEXT.NUMBERTEXT.MONEYTEXT([.$A647];&quot;THB&quot;)" office:value-type="string" office:string-value="หกร้อยสี่สิบเอ็ดบาทถ้วน">
            <text:p>หกร้อยสี่สิบเอ็ดบาทถ้วน</text:p>
          </table:table-cell>
          <table:table-cell table:number-columns-repeated="2"/>
          <table:table-cell table:formula="of:=COM.MICROSOFT.BAHTTEXT([.$A647])" office:value-type="string" office:string-value="หกร้อยสี่สิบเอ็ดบาทถ้วน">
            <text:p>หกร้อยสี่สิบเอ็ดบาทถ้วน</text:p>
          </table:table-cell>
          <table:table-cell table:number-columns-repeated="2"/>
          <table:table-cell table:formula="of:=IF([.$C647]=[.$F6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2">
            <text:p>642</text:p>
          </table:table-cell>
          <table:table-cell/>
          <table:table-cell table:formula="of:=ORG.OPENOFFICE.ADDIN.SAMPLE.PYTHON.NUMBERTEXT.NUMBERTEXT.MONEYTEXT([.$A648];&quot;THB&quot;)" office:value-type="string" office:string-value="หกร้อยสี่สิบสองบาทถ้วน">
            <text:p>หกร้อยสี่สิบสองบาทถ้วน</text:p>
          </table:table-cell>
          <table:table-cell table:number-columns-repeated="2"/>
          <table:table-cell table:formula="of:=COM.MICROSOFT.BAHTTEXT([.$A648])" office:value-type="string" office:string-value="หกร้อยสี่สิบสองบาทถ้วน">
            <text:p>หกร้อยสี่สิบสองบาทถ้วน</text:p>
          </table:table-cell>
          <table:table-cell table:number-columns-repeated="2"/>
          <table:table-cell table:formula="of:=IF([.$C648]=[.$F6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3">
            <text:p>643</text:p>
          </table:table-cell>
          <table:table-cell/>
          <table:table-cell table:formula="of:=ORG.OPENOFFICE.ADDIN.SAMPLE.PYTHON.NUMBERTEXT.NUMBERTEXT.MONEYTEXT([.$A649];&quot;THB&quot;)" office:value-type="string" office:string-value="หกร้อยสี่สิบสามบาทถ้วน">
            <text:p>หกร้อยสี่สิบสามบาทถ้วน</text:p>
          </table:table-cell>
          <table:table-cell table:number-columns-repeated="2"/>
          <table:table-cell table:formula="of:=COM.MICROSOFT.BAHTTEXT([.$A649])" office:value-type="string" office:string-value="หกร้อยสี่สิบสามบาทถ้วน">
            <text:p>หกร้อยสี่สิบสามบาทถ้วน</text:p>
          </table:table-cell>
          <table:table-cell table:number-columns-repeated="2"/>
          <table:table-cell table:formula="of:=IF([.$C649]=[.$F6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4">
            <text:p>644</text:p>
          </table:table-cell>
          <table:table-cell/>
          <table:table-cell table:formula="of:=ORG.OPENOFFICE.ADDIN.SAMPLE.PYTHON.NUMBERTEXT.NUMBERTEXT.MONEYTEXT([.$A650];&quot;THB&quot;)" office:value-type="string" office:string-value="หกร้อยสี่สิบสี่บาทถ้วน">
            <text:p>หกร้อยสี่สิบสี่บาทถ้วน</text:p>
          </table:table-cell>
          <table:table-cell table:number-columns-repeated="2"/>
          <table:table-cell table:formula="of:=COM.MICROSOFT.BAHTTEXT([.$A650])" office:value-type="string" office:string-value="หกร้อยสี่สิบสี่บาทถ้วน">
            <text:p>หกร้อยสี่สิบสี่บาทถ้วน</text:p>
          </table:table-cell>
          <table:table-cell table:number-columns-repeated="2"/>
          <table:table-cell table:formula="of:=IF([.$C650]=[.$F6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5">
            <text:p>645</text:p>
          </table:table-cell>
          <table:table-cell/>
          <table:table-cell table:formula="of:=ORG.OPENOFFICE.ADDIN.SAMPLE.PYTHON.NUMBERTEXT.NUMBERTEXT.MONEYTEXT([.$A651];&quot;THB&quot;)" office:value-type="string" office:string-value="หกร้อยสี่สิบห้าบาทถ้วน">
            <text:p>หกร้อยสี่สิบห้าบาทถ้วน</text:p>
          </table:table-cell>
          <table:table-cell table:number-columns-repeated="2"/>
          <table:table-cell table:formula="of:=COM.MICROSOFT.BAHTTEXT([.$A651])" office:value-type="string" office:string-value="หกร้อยสี่สิบห้าบาทถ้วน">
            <text:p>หกร้อยสี่สิบห้าบาทถ้วน</text:p>
          </table:table-cell>
          <table:table-cell table:number-columns-repeated="2"/>
          <table:table-cell table:formula="of:=IF([.$C651]=[.$F6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6">
            <text:p>646</text:p>
          </table:table-cell>
          <table:table-cell/>
          <table:table-cell table:formula="of:=ORG.OPENOFFICE.ADDIN.SAMPLE.PYTHON.NUMBERTEXT.NUMBERTEXT.MONEYTEXT([.$A652];&quot;THB&quot;)" office:value-type="string" office:string-value="หกร้อยสี่สิบหกบาทถ้วน">
            <text:p>หกร้อยสี่สิบหกบาทถ้วน</text:p>
          </table:table-cell>
          <table:table-cell table:number-columns-repeated="2"/>
          <table:table-cell table:formula="of:=COM.MICROSOFT.BAHTTEXT([.$A652])" office:value-type="string" office:string-value="หกร้อยสี่สิบหกบาทถ้วน">
            <text:p>หกร้อยสี่สิบหกบาทถ้วน</text:p>
          </table:table-cell>
          <table:table-cell table:number-columns-repeated="2"/>
          <table:table-cell table:formula="of:=IF([.$C652]=[.$F6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7">
            <text:p>647</text:p>
          </table:table-cell>
          <table:table-cell/>
          <table:table-cell table:formula="of:=ORG.OPENOFFICE.ADDIN.SAMPLE.PYTHON.NUMBERTEXT.NUMBERTEXT.MONEYTEXT([.$A653];&quot;THB&quot;)" office:value-type="string" office:string-value="หกร้อยสี่สิบเจ็ดบาทถ้วน">
            <text:p>หกร้อยสี่สิบเจ็ดบาทถ้วน</text:p>
          </table:table-cell>
          <table:table-cell table:number-columns-repeated="2"/>
          <table:table-cell table:formula="of:=COM.MICROSOFT.BAHTTEXT([.$A653])" office:value-type="string" office:string-value="หกร้อยสี่สิบเจ็ดบาทถ้วน">
            <text:p>หกร้อยสี่สิบเจ็ดบาทถ้วน</text:p>
          </table:table-cell>
          <table:table-cell table:number-columns-repeated="2"/>
          <table:table-cell table:formula="of:=IF([.$C653]=[.$F6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8">
            <text:p>648</text:p>
          </table:table-cell>
          <table:table-cell/>
          <table:table-cell table:formula="of:=ORG.OPENOFFICE.ADDIN.SAMPLE.PYTHON.NUMBERTEXT.NUMBERTEXT.MONEYTEXT([.$A654];&quot;THB&quot;)" office:value-type="string" office:string-value="หกร้อยสี่สิบแปดบาทถ้วน">
            <text:p>หกร้อยสี่สิบแปดบาทถ้วน</text:p>
          </table:table-cell>
          <table:table-cell table:number-columns-repeated="2"/>
          <table:table-cell table:formula="of:=COM.MICROSOFT.BAHTTEXT([.$A654])" office:value-type="string" office:string-value="หกร้อยสี่สิบแปดบาทถ้วน">
            <text:p>หกร้อยสี่สิบแปดบาทถ้วน</text:p>
          </table:table-cell>
          <table:table-cell table:number-columns-repeated="2"/>
          <table:table-cell table:formula="of:=IF([.$C654]=[.$F6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49">
            <text:p>649</text:p>
          </table:table-cell>
          <table:table-cell/>
          <table:table-cell table:formula="of:=ORG.OPENOFFICE.ADDIN.SAMPLE.PYTHON.NUMBERTEXT.NUMBERTEXT.MONEYTEXT([.$A655];&quot;THB&quot;)" office:value-type="string" office:string-value="หกร้อยสี่สิบเก้าบาทถ้วน">
            <text:p>หกร้อยสี่สิบเก้าบาทถ้วน</text:p>
          </table:table-cell>
          <table:table-cell table:number-columns-repeated="2"/>
          <table:table-cell table:formula="of:=COM.MICROSOFT.BAHTTEXT([.$A655])" office:value-type="string" office:string-value="หกร้อยสี่สิบเก้าบาทถ้วน">
            <text:p>หกร้อยสี่สิบเก้าบาทถ้วน</text:p>
          </table:table-cell>
          <table:table-cell table:number-columns-repeated="2"/>
          <table:table-cell table:formula="of:=IF([.$C655]=[.$F6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0">
            <text:p>650</text:p>
          </table:table-cell>
          <table:table-cell/>
          <table:table-cell table:formula="of:=ORG.OPENOFFICE.ADDIN.SAMPLE.PYTHON.NUMBERTEXT.NUMBERTEXT.MONEYTEXT([.$A656];&quot;THB&quot;)" office:value-type="string" office:string-value="หกร้อยห้าสิบบาทถ้วน">
            <text:p>หกร้อยห้าสิบบาทถ้วน</text:p>
          </table:table-cell>
          <table:table-cell table:number-columns-repeated="2"/>
          <table:table-cell table:formula="of:=COM.MICROSOFT.BAHTTEXT([.$A656])" office:value-type="string" office:string-value="หกร้อยห้าสิบบาทถ้วน">
            <text:p>หกร้อยห้าสิบบาทถ้วน</text:p>
          </table:table-cell>
          <table:table-cell table:number-columns-repeated="2"/>
          <table:table-cell table:formula="of:=IF([.$C656]=[.$F6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1">
            <text:p>651</text:p>
          </table:table-cell>
          <table:table-cell/>
          <table:table-cell table:formula="of:=ORG.OPENOFFICE.ADDIN.SAMPLE.PYTHON.NUMBERTEXT.NUMBERTEXT.MONEYTEXT([.$A657];&quot;THB&quot;)" office:value-type="string" office:string-value="หกร้อยห้าสิบเอ็ดบาทถ้วน">
            <text:p>หกร้อยห้าสิบเอ็ดบาทถ้วน</text:p>
          </table:table-cell>
          <table:table-cell table:number-columns-repeated="2"/>
          <table:table-cell table:formula="of:=COM.MICROSOFT.BAHTTEXT([.$A657])" office:value-type="string" office:string-value="หกร้อยห้าสิบเอ็ดบาทถ้วน">
            <text:p>หกร้อยห้าสิบเอ็ดบาทถ้วน</text:p>
          </table:table-cell>
          <table:table-cell table:number-columns-repeated="2"/>
          <table:table-cell table:formula="of:=IF([.$C657]=[.$F6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2">
            <text:p>652</text:p>
          </table:table-cell>
          <table:table-cell/>
          <table:table-cell table:formula="of:=ORG.OPENOFFICE.ADDIN.SAMPLE.PYTHON.NUMBERTEXT.NUMBERTEXT.MONEYTEXT([.$A658];&quot;THB&quot;)" office:value-type="string" office:string-value="หกร้อยห้าสิบสองบาทถ้วน">
            <text:p>หกร้อยห้าสิบสองบาทถ้วน</text:p>
          </table:table-cell>
          <table:table-cell table:number-columns-repeated="2"/>
          <table:table-cell table:formula="of:=COM.MICROSOFT.BAHTTEXT([.$A658])" office:value-type="string" office:string-value="หกร้อยห้าสิบสองบาทถ้วน">
            <text:p>หกร้อยห้าสิบสองบาทถ้วน</text:p>
          </table:table-cell>
          <table:table-cell table:number-columns-repeated="2"/>
          <table:table-cell table:formula="of:=IF([.$C658]=[.$F6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3">
            <text:p>653</text:p>
          </table:table-cell>
          <table:table-cell/>
          <table:table-cell table:formula="of:=ORG.OPENOFFICE.ADDIN.SAMPLE.PYTHON.NUMBERTEXT.NUMBERTEXT.MONEYTEXT([.$A659];&quot;THB&quot;)" office:value-type="string" office:string-value="หกร้อยห้าสิบสามบาทถ้วน">
            <text:p>หกร้อยห้าสิบสามบาทถ้วน</text:p>
          </table:table-cell>
          <table:table-cell table:number-columns-repeated="2"/>
          <table:table-cell table:formula="of:=COM.MICROSOFT.BAHTTEXT([.$A659])" office:value-type="string" office:string-value="หกร้อยห้าสิบสามบาทถ้วน">
            <text:p>หกร้อยห้าสิบสามบาทถ้วน</text:p>
          </table:table-cell>
          <table:table-cell table:number-columns-repeated="2"/>
          <table:table-cell table:formula="of:=IF([.$C659]=[.$F6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4">
            <text:p>654</text:p>
          </table:table-cell>
          <table:table-cell/>
          <table:table-cell table:formula="of:=ORG.OPENOFFICE.ADDIN.SAMPLE.PYTHON.NUMBERTEXT.NUMBERTEXT.MONEYTEXT([.$A660];&quot;THB&quot;)" office:value-type="string" office:string-value="หกร้อยห้าสิบสี่บาทถ้วน">
            <text:p>หกร้อยห้าสิบสี่บาทถ้วน</text:p>
          </table:table-cell>
          <table:table-cell table:number-columns-repeated="2"/>
          <table:table-cell table:formula="of:=COM.MICROSOFT.BAHTTEXT([.$A660])" office:value-type="string" office:string-value="หกร้อยห้าสิบสี่บาทถ้วน">
            <text:p>หกร้อยห้าสิบสี่บาทถ้วน</text:p>
          </table:table-cell>
          <table:table-cell table:number-columns-repeated="2"/>
          <table:table-cell table:formula="of:=IF([.$C660]=[.$F6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5">
            <text:p>655</text:p>
          </table:table-cell>
          <table:table-cell/>
          <table:table-cell table:formula="of:=ORG.OPENOFFICE.ADDIN.SAMPLE.PYTHON.NUMBERTEXT.NUMBERTEXT.MONEYTEXT([.$A661];&quot;THB&quot;)" office:value-type="string" office:string-value="หกร้อยห้าสิบห้าบาทถ้วน">
            <text:p>หกร้อยห้าสิบห้าบาทถ้วน</text:p>
          </table:table-cell>
          <table:table-cell table:number-columns-repeated="2"/>
          <table:table-cell table:formula="of:=COM.MICROSOFT.BAHTTEXT([.$A661])" office:value-type="string" office:string-value="หกร้อยห้าสิบห้าบาทถ้วน">
            <text:p>หกร้อยห้าสิบห้าบาทถ้วน</text:p>
          </table:table-cell>
          <table:table-cell table:number-columns-repeated="2"/>
          <table:table-cell table:formula="of:=IF([.$C661]=[.$F6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6">
            <text:p>656</text:p>
          </table:table-cell>
          <table:table-cell/>
          <table:table-cell table:formula="of:=ORG.OPENOFFICE.ADDIN.SAMPLE.PYTHON.NUMBERTEXT.NUMBERTEXT.MONEYTEXT([.$A662];&quot;THB&quot;)" office:value-type="string" office:string-value="หกร้อยห้าสิบหกบาทถ้วน">
            <text:p>หกร้อยห้าสิบหกบาทถ้วน</text:p>
          </table:table-cell>
          <table:table-cell table:number-columns-repeated="2"/>
          <table:table-cell table:formula="of:=COM.MICROSOFT.BAHTTEXT([.$A662])" office:value-type="string" office:string-value="หกร้อยห้าสิบหกบาทถ้วน">
            <text:p>หกร้อยห้าสิบหกบาทถ้วน</text:p>
          </table:table-cell>
          <table:table-cell table:number-columns-repeated="2"/>
          <table:table-cell table:formula="of:=IF([.$C662]=[.$F6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7">
            <text:p>657</text:p>
          </table:table-cell>
          <table:table-cell/>
          <table:table-cell table:formula="of:=ORG.OPENOFFICE.ADDIN.SAMPLE.PYTHON.NUMBERTEXT.NUMBERTEXT.MONEYTEXT([.$A663];&quot;THB&quot;)" office:value-type="string" office:string-value="หกร้อยห้าสิบเจ็ดบาทถ้วน">
            <text:p>หกร้อยห้าสิบเจ็ดบาทถ้วน</text:p>
          </table:table-cell>
          <table:table-cell table:number-columns-repeated="2"/>
          <table:table-cell table:formula="of:=COM.MICROSOFT.BAHTTEXT([.$A663])" office:value-type="string" office:string-value="หกร้อยห้าสิบเจ็ดบาทถ้วน">
            <text:p>หกร้อยห้าสิบเจ็ดบาทถ้วน</text:p>
          </table:table-cell>
          <table:table-cell table:number-columns-repeated="2"/>
          <table:table-cell table:formula="of:=IF([.$C663]=[.$F6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8">
            <text:p>658</text:p>
          </table:table-cell>
          <table:table-cell/>
          <table:table-cell table:formula="of:=ORG.OPENOFFICE.ADDIN.SAMPLE.PYTHON.NUMBERTEXT.NUMBERTEXT.MONEYTEXT([.$A664];&quot;THB&quot;)" office:value-type="string" office:string-value="หกร้อยห้าสิบแปดบาทถ้วน">
            <text:p>หกร้อยห้าสิบแปดบาทถ้วน</text:p>
          </table:table-cell>
          <table:table-cell table:number-columns-repeated="2"/>
          <table:table-cell table:formula="of:=COM.MICROSOFT.BAHTTEXT([.$A664])" office:value-type="string" office:string-value="หกร้อยห้าสิบแปดบาทถ้วน">
            <text:p>หกร้อยห้าสิบแปดบาทถ้วน</text:p>
          </table:table-cell>
          <table:table-cell table:number-columns-repeated="2"/>
          <table:table-cell table:formula="of:=IF([.$C664]=[.$F6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59">
            <text:p>659</text:p>
          </table:table-cell>
          <table:table-cell/>
          <table:table-cell table:formula="of:=ORG.OPENOFFICE.ADDIN.SAMPLE.PYTHON.NUMBERTEXT.NUMBERTEXT.MONEYTEXT([.$A665];&quot;THB&quot;)" office:value-type="string" office:string-value="หกร้อยห้าสิบเก้าบาทถ้วน">
            <text:p>หกร้อยห้าสิบเก้าบาทถ้วน</text:p>
          </table:table-cell>
          <table:table-cell table:number-columns-repeated="2"/>
          <table:table-cell table:formula="of:=COM.MICROSOFT.BAHTTEXT([.$A665])" office:value-type="string" office:string-value="หกร้อยห้าสิบเก้าบาทถ้วน">
            <text:p>หกร้อยห้าสิบเก้าบาทถ้วน</text:p>
          </table:table-cell>
          <table:table-cell table:number-columns-repeated="2"/>
          <table:table-cell table:formula="of:=IF([.$C665]=[.$F6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0">
            <text:p>660</text:p>
          </table:table-cell>
          <table:table-cell/>
          <table:table-cell table:formula="of:=ORG.OPENOFFICE.ADDIN.SAMPLE.PYTHON.NUMBERTEXT.NUMBERTEXT.MONEYTEXT([.$A666];&quot;THB&quot;)" office:value-type="string" office:string-value="หกร้อยหกสิบบาทถ้วน">
            <text:p>หกร้อยหกสิบบาทถ้วน</text:p>
          </table:table-cell>
          <table:table-cell table:number-columns-repeated="2"/>
          <table:table-cell table:formula="of:=COM.MICROSOFT.BAHTTEXT([.$A666])" office:value-type="string" office:string-value="หกร้อยหกสิบบาทถ้วน">
            <text:p>หกร้อยหกสิบบาทถ้วน</text:p>
          </table:table-cell>
          <table:table-cell table:number-columns-repeated="2"/>
          <table:table-cell table:formula="of:=IF([.$C666]=[.$F6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1">
            <text:p>661</text:p>
          </table:table-cell>
          <table:table-cell/>
          <table:table-cell table:formula="of:=ORG.OPENOFFICE.ADDIN.SAMPLE.PYTHON.NUMBERTEXT.NUMBERTEXT.MONEYTEXT([.$A667];&quot;THB&quot;)" office:value-type="string" office:string-value="หกร้อยหกสิบเอ็ดบาทถ้วน">
            <text:p>หกร้อยหกสิบเอ็ดบาทถ้วน</text:p>
          </table:table-cell>
          <table:table-cell table:number-columns-repeated="2"/>
          <table:table-cell table:formula="of:=COM.MICROSOFT.BAHTTEXT([.$A667])" office:value-type="string" office:string-value="หกร้อยหกสิบเอ็ดบาทถ้วน">
            <text:p>หกร้อยหกสิบเอ็ดบาทถ้วน</text:p>
          </table:table-cell>
          <table:table-cell table:number-columns-repeated="2"/>
          <table:table-cell table:formula="of:=IF([.$C667]=[.$F6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2">
            <text:p>662</text:p>
          </table:table-cell>
          <table:table-cell/>
          <table:table-cell table:formula="of:=ORG.OPENOFFICE.ADDIN.SAMPLE.PYTHON.NUMBERTEXT.NUMBERTEXT.MONEYTEXT([.$A668];&quot;THB&quot;)" office:value-type="string" office:string-value="หกร้อยหกสิบสองบาทถ้วน">
            <text:p>หกร้อยหกสิบสองบาทถ้วน</text:p>
          </table:table-cell>
          <table:table-cell table:number-columns-repeated="2"/>
          <table:table-cell table:formula="of:=COM.MICROSOFT.BAHTTEXT([.$A668])" office:value-type="string" office:string-value="หกร้อยหกสิบสองบาทถ้วน">
            <text:p>หกร้อยหกสิบสองบาทถ้วน</text:p>
          </table:table-cell>
          <table:table-cell table:number-columns-repeated="2"/>
          <table:table-cell table:formula="of:=IF([.$C668]=[.$F6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3">
            <text:p>663</text:p>
          </table:table-cell>
          <table:table-cell/>
          <table:table-cell table:formula="of:=ORG.OPENOFFICE.ADDIN.SAMPLE.PYTHON.NUMBERTEXT.NUMBERTEXT.MONEYTEXT([.$A669];&quot;THB&quot;)" office:value-type="string" office:string-value="หกร้อยหกสิบสามบาทถ้วน">
            <text:p>หกร้อยหกสิบสามบาทถ้วน</text:p>
          </table:table-cell>
          <table:table-cell table:number-columns-repeated="2"/>
          <table:table-cell table:formula="of:=COM.MICROSOFT.BAHTTEXT([.$A669])" office:value-type="string" office:string-value="หกร้อยหกสิบสามบาทถ้วน">
            <text:p>หกร้อยหกสิบสามบาทถ้วน</text:p>
          </table:table-cell>
          <table:table-cell table:number-columns-repeated="2"/>
          <table:table-cell table:formula="of:=IF([.$C669]=[.$F6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4">
            <text:p>664</text:p>
          </table:table-cell>
          <table:table-cell/>
          <table:table-cell table:formula="of:=ORG.OPENOFFICE.ADDIN.SAMPLE.PYTHON.NUMBERTEXT.NUMBERTEXT.MONEYTEXT([.$A670];&quot;THB&quot;)" office:value-type="string" office:string-value="หกร้อยหกสิบสี่บาทถ้วน">
            <text:p>หกร้อยหกสิบสี่บาทถ้วน</text:p>
          </table:table-cell>
          <table:table-cell table:number-columns-repeated="2"/>
          <table:table-cell table:formula="of:=COM.MICROSOFT.BAHTTEXT([.$A670])" office:value-type="string" office:string-value="หกร้อยหกสิบสี่บาทถ้วน">
            <text:p>หกร้อยหกสิบสี่บาทถ้วน</text:p>
          </table:table-cell>
          <table:table-cell table:number-columns-repeated="2"/>
          <table:table-cell table:formula="of:=IF([.$C670]=[.$F6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5">
            <text:p>665</text:p>
          </table:table-cell>
          <table:table-cell/>
          <table:table-cell table:formula="of:=ORG.OPENOFFICE.ADDIN.SAMPLE.PYTHON.NUMBERTEXT.NUMBERTEXT.MONEYTEXT([.$A671];&quot;THB&quot;)" office:value-type="string" office:string-value="หกร้อยหกสิบห้าบาทถ้วน">
            <text:p>หกร้อยหกสิบห้าบาทถ้วน</text:p>
          </table:table-cell>
          <table:table-cell table:number-columns-repeated="2"/>
          <table:table-cell table:formula="of:=COM.MICROSOFT.BAHTTEXT([.$A671])" office:value-type="string" office:string-value="หกร้อยหกสิบห้าบาทถ้วน">
            <text:p>หกร้อยหกสิบห้าบาทถ้วน</text:p>
          </table:table-cell>
          <table:table-cell table:number-columns-repeated="2"/>
          <table:table-cell table:formula="of:=IF([.$C671]=[.$F6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6">
            <text:p>666</text:p>
          </table:table-cell>
          <table:table-cell/>
          <table:table-cell table:formula="of:=ORG.OPENOFFICE.ADDIN.SAMPLE.PYTHON.NUMBERTEXT.NUMBERTEXT.MONEYTEXT([.$A672];&quot;THB&quot;)" office:value-type="string" office:string-value="หกร้อยหกสิบหกบาทถ้วน">
            <text:p>หกร้อยหกสิบหกบาทถ้วน</text:p>
          </table:table-cell>
          <table:table-cell table:number-columns-repeated="2"/>
          <table:table-cell table:formula="of:=COM.MICROSOFT.BAHTTEXT([.$A672])" office:value-type="string" office:string-value="หกร้อยหกสิบหกบาทถ้วน">
            <text:p>หกร้อยหกสิบหกบาทถ้วน</text:p>
          </table:table-cell>
          <table:table-cell table:number-columns-repeated="2"/>
          <table:table-cell table:formula="of:=IF([.$C672]=[.$F6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7">
            <text:p>667</text:p>
          </table:table-cell>
          <table:table-cell/>
          <table:table-cell table:formula="of:=ORG.OPENOFFICE.ADDIN.SAMPLE.PYTHON.NUMBERTEXT.NUMBERTEXT.MONEYTEXT([.$A673];&quot;THB&quot;)" office:value-type="string" office:string-value="หกร้อยหกสิบเจ็ดบาทถ้วน">
            <text:p>หกร้อยหกสิบเจ็ดบาทถ้วน</text:p>
          </table:table-cell>
          <table:table-cell table:number-columns-repeated="2"/>
          <table:table-cell table:formula="of:=COM.MICROSOFT.BAHTTEXT([.$A673])" office:value-type="string" office:string-value="หกร้อยหกสิบเจ็ดบาทถ้วน">
            <text:p>หกร้อยหกสิบเจ็ดบาทถ้วน</text:p>
          </table:table-cell>
          <table:table-cell table:number-columns-repeated="2"/>
          <table:table-cell table:formula="of:=IF([.$C673]=[.$F6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8">
            <text:p>668</text:p>
          </table:table-cell>
          <table:table-cell/>
          <table:table-cell table:formula="of:=ORG.OPENOFFICE.ADDIN.SAMPLE.PYTHON.NUMBERTEXT.NUMBERTEXT.MONEYTEXT([.$A674];&quot;THB&quot;)" office:value-type="string" office:string-value="หกร้อยหกสิบแปดบาทถ้วน">
            <text:p>หกร้อยหกสิบแปดบาทถ้วน</text:p>
          </table:table-cell>
          <table:table-cell table:number-columns-repeated="2"/>
          <table:table-cell table:formula="of:=COM.MICROSOFT.BAHTTEXT([.$A674])" office:value-type="string" office:string-value="หกร้อยหกสิบแปดบาทถ้วน">
            <text:p>หกร้อยหกสิบแปดบาทถ้วน</text:p>
          </table:table-cell>
          <table:table-cell table:number-columns-repeated="2"/>
          <table:table-cell table:formula="of:=IF([.$C674]=[.$F6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69">
            <text:p>669</text:p>
          </table:table-cell>
          <table:table-cell/>
          <table:table-cell table:formula="of:=ORG.OPENOFFICE.ADDIN.SAMPLE.PYTHON.NUMBERTEXT.NUMBERTEXT.MONEYTEXT([.$A675];&quot;THB&quot;)" office:value-type="string" office:string-value="หกร้อยหกสิบเก้าบาทถ้วน">
            <text:p>หกร้อยหกสิบเก้าบาทถ้วน</text:p>
          </table:table-cell>
          <table:table-cell table:number-columns-repeated="2"/>
          <table:table-cell table:formula="of:=COM.MICROSOFT.BAHTTEXT([.$A675])" office:value-type="string" office:string-value="หกร้อยหกสิบเก้าบาทถ้วน">
            <text:p>หกร้อยหกสิบเก้าบาทถ้วน</text:p>
          </table:table-cell>
          <table:table-cell table:number-columns-repeated="2"/>
          <table:table-cell table:formula="of:=IF([.$C675]=[.$F6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0">
            <text:p>670</text:p>
          </table:table-cell>
          <table:table-cell/>
          <table:table-cell table:formula="of:=ORG.OPENOFFICE.ADDIN.SAMPLE.PYTHON.NUMBERTEXT.NUMBERTEXT.MONEYTEXT([.$A676];&quot;THB&quot;)" office:value-type="string" office:string-value="หกร้อยเจ็ดสิบบาทถ้วน">
            <text:p>หกร้อยเจ็ดสิบบาทถ้วน</text:p>
          </table:table-cell>
          <table:table-cell table:number-columns-repeated="2"/>
          <table:table-cell table:formula="of:=COM.MICROSOFT.BAHTTEXT([.$A676])" office:value-type="string" office:string-value="หกร้อยเจ็ดสิบบาทถ้วน">
            <text:p>หกร้อยเจ็ดสิบบาทถ้วน</text:p>
          </table:table-cell>
          <table:table-cell table:number-columns-repeated="2"/>
          <table:table-cell table:formula="of:=IF([.$C676]=[.$F6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1">
            <text:p>671</text:p>
          </table:table-cell>
          <table:table-cell/>
          <table:table-cell table:formula="of:=ORG.OPENOFFICE.ADDIN.SAMPLE.PYTHON.NUMBERTEXT.NUMBERTEXT.MONEYTEXT([.$A677];&quot;THB&quot;)" office:value-type="string" office:string-value="หกร้อยเจ็ดสิบเอ็ดบาทถ้วน">
            <text:p>หกร้อยเจ็ดสิบเอ็ดบาทถ้วน</text:p>
          </table:table-cell>
          <table:table-cell table:number-columns-repeated="2"/>
          <table:table-cell table:formula="of:=COM.MICROSOFT.BAHTTEXT([.$A677])" office:value-type="string" office:string-value="หกร้อยเจ็ดสิบเอ็ดบาทถ้วน">
            <text:p>หกร้อยเจ็ดสิบเอ็ดบาทถ้วน</text:p>
          </table:table-cell>
          <table:table-cell table:number-columns-repeated="2"/>
          <table:table-cell table:formula="of:=IF([.$C677]=[.$F6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2">
            <text:p>672</text:p>
          </table:table-cell>
          <table:table-cell/>
          <table:table-cell table:formula="of:=ORG.OPENOFFICE.ADDIN.SAMPLE.PYTHON.NUMBERTEXT.NUMBERTEXT.MONEYTEXT([.$A678];&quot;THB&quot;)" office:value-type="string" office:string-value="หกร้อยเจ็ดสิบสองบาทถ้วน">
            <text:p>หกร้อยเจ็ดสิบสองบาทถ้วน</text:p>
          </table:table-cell>
          <table:table-cell table:number-columns-repeated="2"/>
          <table:table-cell table:formula="of:=COM.MICROSOFT.BAHTTEXT([.$A678])" office:value-type="string" office:string-value="หกร้อยเจ็ดสิบสองบาทถ้วน">
            <text:p>หกร้อยเจ็ดสิบสองบาทถ้วน</text:p>
          </table:table-cell>
          <table:table-cell table:number-columns-repeated="2"/>
          <table:table-cell table:formula="of:=IF([.$C678]=[.$F6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3">
            <text:p>673</text:p>
          </table:table-cell>
          <table:table-cell/>
          <table:table-cell table:formula="of:=ORG.OPENOFFICE.ADDIN.SAMPLE.PYTHON.NUMBERTEXT.NUMBERTEXT.MONEYTEXT([.$A679];&quot;THB&quot;)" office:value-type="string" office:string-value="หกร้อยเจ็ดสิบสามบาทถ้วน">
            <text:p>หกร้อยเจ็ดสิบสามบาทถ้วน</text:p>
          </table:table-cell>
          <table:table-cell table:number-columns-repeated="2"/>
          <table:table-cell table:formula="of:=COM.MICROSOFT.BAHTTEXT([.$A679])" office:value-type="string" office:string-value="หกร้อยเจ็ดสิบสามบาทถ้วน">
            <text:p>หกร้อยเจ็ดสิบสามบาทถ้วน</text:p>
          </table:table-cell>
          <table:table-cell table:number-columns-repeated="2"/>
          <table:table-cell table:formula="of:=IF([.$C679]=[.$F6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4">
            <text:p>674</text:p>
          </table:table-cell>
          <table:table-cell/>
          <table:table-cell table:formula="of:=ORG.OPENOFFICE.ADDIN.SAMPLE.PYTHON.NUMBERTEXT.NUMBERTEXT.MONEYTEXT([.$A680];&quot;THB&quot;)" office:value-type="string" office:string-value="หกร้อยเจ็ดสิบสี่บาทถ้วน">
            <text:p>หกร้อยเจ็ดสิบสี่บาทถ้วน</text:p>
          </table:table-cell>
          <table:table-cell table:number-columns-repeated="2"/>
          <table:table-cell table:formula="of:=COM.MICROSOFT.BAHTTEXT([.$A680])" office:value-type="string" office:string-value="หกร้อยเจ็ดสิบสี่บาทถ้วน">
            <text:p>หกร้อยเจ็ดสิบสี่บาทถ้วน</text:p>
          </table:table-cell>
          <table:table-cell table:number-columns-repeated="2"/>
          <table:table-cell table:formula="of:=IF([.$C680]=[.$F6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5">
            <text:p>675</text:p>
          </table:table-cell>
          <table:table-cell/>
          <table:table-cell table:formula="of:=ORG.OPENOFFICE.ADDIN.SAMPLE.PYTHON.NUMBERTEXT.NUMBERTEXT.MONEYTEXT([.$A681];&quot;THB&quot;)" office:value-type="string" office:string-value="หกร้อยเจ็ดสิบห้าบาทถ้วน">
            <text:p>หกร้อยเจ็ดสิบห้าบาทถ้วน</text:p>
          </table:table-cell>
          <table:table-cell table:number-columns-repeated="2"/>
          <table:table-cell table:formula="of:=COM.MICROSOFT.BAHTTEXT([.$A681])" office:value-type="string" office:string-value="หกร้อยเจ็ดสิบห้าบาทถ้วน">
            <text:p>หกร้อยเจ็ดสิบห้าบาทถ้วน</text:p>
          </table:table-cell>
          <table:table-cell table:number-columns-repeated="2"/>
          <table:table-cell table:formula="of:=IF([.$C681]=[.$F6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6">
            <text:p>676</text:p>
          </table:table-cell>
          <table:table-cell/>
          <table:table-cell table:formula="of:=ORG.OPENOFFICE.ADDIN.SAMPLE.PYTHON.NUMBERTEXT.NUMBERTEXT.MONEYTEXT([.$A682];&quot;THB&quot;)" office:value-type="string" office:string-value="หกร้อยเจ็ดสิบหกบาทถ้วน">
            <text:p>หกร้อยเจ็ดสิบหกบาทถ้วน</text:p>
          </table:table-cell>
          <table:table-cell table:number-columns-repeated="2"/>
          <table:table-cell table:formula="of:=COM.MICROSOFT.BAHTTEXT([.$A682])" office:value-type="string" office:string-value="หกร้อยเจ็ดสิบหกบาทถ้วน">
            <text:p>หกร้อยเจ็ดสิบหกบาทถ้วน</text:p>
          </table:table-cell>
          <table:table-cell table:number-columns-repeated="2"/>
          <table:table-cell table:formula="of:=IF([.$C682]=[.$F6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7">
            <text:p>677</text:p>
          </table:table-cell>
          <table:table-cell/>
          <table:table-cell table:formula="of:=ORG.OPENOFFICE.ADDIN.SAMPLE.PYTHON.NUMBERTEXT.NUMBERTEXT.MONEYTEXT([.$A683];&quot;THB&quot;)" office:value-type="string" office:string-value="หกร้อยเจ็ดสิบเจ็ดบาทถ้วน">
            <text:p>หกร้อยเจ็ดสิบเจ็ดบาทถ้วน</text:p>
          </table:table-cell>
          <table:table-cell table:number-columns-repeated="2"/>
          <table:table-cell table:formula="of:=COM.MICROSOFT.BAHTTEXT([.$A683])" office:value-type="string" office:string-value="หกร้อยเจ็ดสิบเจ็ดบาทถ้วน">
            <text:p>หกร้อยเจ็ดสิบเจ็ดบาทถ้วน</text:p>
          </table:table-cell>
          <table:table-cell table:number-columns-repeated="2"/>
          <table:table-cell table:formula="of:=IF([.$C683]=[.$F6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8">
            <text:p>678</text:p>
          </table:table-cell>
          <table:table-cell/>
          <table:table-cell table:formula="of:=ORG.OPENOFFICE.ADDIN.SAMPLE.PYTHON.NUMBERTEXT.NUMBERTEXT.MONEYTEXT([.$A684];&quot;THB&quot;)" office:value-type="string" office:string-value="หกร้อยเจ็ดสิบแปดบาทถ้วน">
            <text:p>หกร้อยเจ็ดสิบแปดบาทถ้วน</text:p>
          </table:table-cell>
          <table:table-cell table:number-columns-repeated="2"/>
          <table:table-cell table:formula="of:=COM.MICROSOFT.BAHTTEXT([.$A684])" office:value-type="string" office:string-value="หกร้อยเจ็ดสิบแปดบาทถ้วน">
            <text:p>หกร้อยเจ็ดสิบแปดบาทถ้วน</text:p>
          </table:table-cell>
          <table:table-cell table:number-columns-repeated="2"/>
          <table:table-cell table:formula="of:=IF([.$C684]=[.$F6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79">
            <text:p>679</text:p>
          </table:table-cell>
          <table:table-cell/>
          <table:table-cell table:formula="of:=ORG.OPENOFFICE.ADDIN.SAMPLE.PYTHON.NUMBERTEXT.NUMBERTEXT.MONEYTEXT([.$A685];&quot;THB&quot;)" office:value-type="string" office:string-value="หกร้อยเจ็ดสิบเก้าบาทถ้วน">
            <text:p>หกร้อยเจ็ดสิบเก้าบาทถ้วน</text:p>
          </table:table-cell>
          <table:table-cell table:number-columns-repeated="2"/>
          <table:table-cell table:formula="of:=COM.MICROSOFT.BAHTTEXT([.$A685])" office:value-type="string" office:string-value="หกร้อยเจ็ดสิบเก้าบาทถ้วน">
            <text:p>หกร้อยเจ็ดสิบเก้าบาทถ้วน</text:p>
          </table:table-cell>
          <table:table-cell table:number-columns-repeated="2"/>
          <table:table-cell table:formula="of:=IF([.$C685]=[.$F6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0">
            <text:p>680</text:p>
          </table:table-cell>
          <table:table-cell/>
          <table:table-cell table:formula="of:=ORG.OPENOFFICE.ADDIN.SAMPLE.PYTHON.NUMBERTEXT.NUMBERTEXT.MONEYTEXT([.$A686];&quot;THB&quot;)" office:value-type="string" office:string-value="หกร้อยแปดสิบบาทถ้วน">
            <text:p>หกร้อยแปดสิบบาทถ้วน</text:p>
          </table:table-cell>
          <table:table-cell table:number-columns-repeated="2"/>
          <table:table-cell table:formula="of:=COM.MICROSOFT.BAHTTEXT([.$A686])" office:value-type="string" office:string-value="หกร้อยแปดสิบบาทถ้วน">
            <text:p>หกร้อยแปดสิบบาทถ้วน</text:p>
          </table:table-cell>
          <table:table-cell table:number-columns-repeated="2"/>
          <table:table-cell table:formula="of:=IF([.$C686]=[.$F6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1">
            <text:p>681</text:p>
          </table:table-cell>
          <table:table-cell/>
          <table:table-cell table:formula="of:=ORG.OPENOFFICE.ADDIN.SAMPLE.PYTHON.NUMBERTEXT.NUMBERTEXT.MONEYTEXT([.$A687];&quot;THB&quot;)" office:value-type="string" office:string-value="หกร้อยแปดสิบเอ็ดบาทถ้วน">
            <text:p>หกร้อยแปดสิบเอ็ดบาทถ้วน</text:p>
          </table:table-cell>
          <table:table-cell table:number-columns-repeated="2"/>
          <table:table-cell table:formula="of:=COM.MICROSOFT.BAHTTEXT([.$A687])" office:value-type="string" office:string-value="หกร้อยแปดสิบเอ็ดบาทถ้วน">
            <text:p>หกร้อยแปดสิบเอ็ดบาทถ้วน</text:p>
          </table:table-cell>
          <table:table-cell table:number-columns-repeated="2"/>
          <table:table-cell table:formula="of:=IF([.$C687]=[.$F6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2">
            <text:p>682</text:p>
          </table:table-cell>
          <table:table-cell/>
          <table:table-cell table:formula="of:=ORG.OPENOFFICE.ADDIN.SAMPLE.PYTHON.NUMBERTEXT.NUMBERTEXT.MONEYTEXT([.$A688];&quot;THB&quot;)" office:value-type="string" office:string-value="หกร้อยแปดสิบสองบาทถ้วน">
            <text:p>หกร้อยแปดสิบสองบาทถ้วน</text:p>
          </table:table-cell>
          <table:table-cell table:number-columns-repeated="2"/>
          <table:table-cell table:formula="of:=COM.MICROSOFT.BAHTTEXT([.$A688])" office:value-type="string" office:string-value="หกร้อยแปดสิบสองบาทถ้วน">
            <text:p>หกร้อยแปดสิบสองบาทถ้วน</text:p>
          </table:table-cell>
          <table:table-cell table:number-columns-repeated="2"/>
          <table:table-cell table:formula="of:=IF([.$C688]=[.$F6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3">
            <text:p>683</text:p>
          </table:table-cell>
          <table:table-cell/>
          <table:table-cell table:formula="of:=ORG.OPENOFFICE.ADDIN.SAMPLE.PYTHON.NUMBERTEXT.NUMBERTEXT.MONEYTEXT([.$A689];&quot;THB&quot;)" office:value-type="string" office:string-value="หกร้อยแปดสิบสามบาทถ้วน">
            <text:p>หกร้อยแปดสิบสามบาทถ้วน</text:p>
          </table:table-cell>
          <table:table-cell table:number-columns-repeated="2"/>
          <table:table-cell table:formula="of:=COM.MICROSOFT.BAHTTEXT([.$A689])" office:value-type="string" office:string-value="หกร้อยแปดสิบสามบาทถ้วน">
            <text:p>หกร้อยแปดสิบสามบาทถ้วน</text:p>
          </table:table-cell>
          <table:table-cell table:number-columns-repeated="2"/>
          <table:table-cell table:formula="of:=IF([.$C689]=[.$F6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4">
            <text:p>684</text:p>
          </table:table-cell>
          <table:table-cell/>
          <table:table-cell table:formula="of:=ORG.OPENOFFICE.ADDIN.SAMPLE.PYTHON.NUMBERTEXT.NUMBERTEXT.MONEYTEXT([.$A690];&quot;THB&quot;)" office:value-type="string" office:string-value="หกร้อยแปดสิบสี่บาทถ้วน">
            <text:p>หกร้อยแปดสิบสี่บาทถ้วน</text:p>
          </table:table-cell>
          <table:table-cell table:number-columns-repeated="2"/>
          <table:table-cell table:formula="of:=COM.MICROSOFT.BAHTTEXT([.$A690])" office:value-type="string" office:string-value="หกร้อยแปดสิบสี่บาทถ้วน">
            <text:p>หกร้อยแปดสิบสี่บาทถ้วน</text:p>
          </table:table-cell>
          <table:table-cell table:number-columns-repeated="2"/>
          <table:table-cell table:formula="of:=IF([.$C690]=[.$F6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5">
            <text:p>685</text:p>
          </table:table-cell>
          <table:table-cell/>
          <table:table-cell table:formula="of:=ORG.OPENOFFICE.ADDIN.SAMPLE.PYTHON.NUMBERTEXT.NUMBERTEXT.MONEYTEXT([.$A691];&quot;THB&quot;)" office:value-type="string" office:string-value="หกร้อยแปดสิบห้าบาทถ้วน">
            <text:p>หกร้อยแปดสิบห้าบาทถ้วน</text:p>
          </table:table-cell>
          <table:table-cell table:number-columns-repeated="2"/>
          <table:table-cell table:formula="of:=COM.MICROSOFT.BAHTTEXT([.$A691])" office:value-type="string" office:string-value="หกร้อยแปดสิบห้าบาทถ้วน">
            <text:p>หกร้อยแปดสิบห้าบาทถ้วน</text:p>
          </table:table-cell>
          <table:table-cell table:number-columns-repeated="2"/>
          <table:table-cell table:formula="of:=IF([.$C691]=[.$F6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6">
            <text:p>686</text:p>
          </table:table-cell>
          <table:table-cell/>
          <table:table-cell table:formula="of:=ORG.OPENOFFICE.ADDIN.SAMPLE.PYTHON.NUMBERTEXT.NUMBERTEXT.MONEYTEXT([.$A692];&quot;THB&quot;)" office:value-type="string" office:string-value="หกร้อยแปดสิบหกบาทถ้วน">
            <text:p>หกร้อยแปดสิบหกบาทถ้วน</text:p>
          </table:table-cell>
          <table:table-cell table:number-columns-repeated="2"/>
          <table:table-cell table:formula="of:=COM.MICROSOFT.BAHTTEXT([.$A692])" office:value-type="string" office:string-value="หกร้อยแปดสิบหกบาทถ้วน">
            <text:p>หกร้อยแปดสิบหกบาทถ้วน</text:p>
          </table:table-cell>
          <table:table-cell table:number-columns-repeated="2"/>
          <table:table-cell table:formula="of:=IF([.$C692]=[.$F6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7">
            <text:p>687</text:p>
          </table:table-cell>
          <table:table-cell/>
          <table:table-cell table:formula="of:=ORG.OPENOFFICE.ADDIN.SAMPLE.PYTHON.NUMBERTEXT.NUMBERTEXT.MONEYTEXT([.$A693];&quot;THB&quot;)" office:value-type="string" office:string-value="หกร้อยแปดสิบเจ็ดบาทถ้วน">
            <text:p>หกร้อยแปดสิบเจ็ดบาทถ้วน</text:p>
          </table:table-cell>
          <table:table-cell table:number-columns-repeated="2"/>
          <table:table-cell table:formula="of:=COM.MICROSOFT.BAHTTEXT([.$A693])" office:value-type="string" office:string-value="หกร้อยแปดสิบเจ็ดบาทถ้วน">
            <text:p>หกร้อยแปดสิบเจ็ดบาทถ้วน</text:p>
          </table:table-cell>
          <table:table-cell table:number-columns-repeated="2"/>
          <table:table-cell table:formula="of:=IF([.$C693]=[.$F6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8">
            <text:p>688</text:p>
          </table:table-cell>
          <table:table-cell/>
          <table:table-cell table:formula="of:=ORG.OPENOFFICE.ADDIN.SAMPLE.PYTHON.NUMBERTEXT.NUMBERTEXT.MONEYTEXT([.$A694];&quot;THB&quot;)" office:value-type="string" office:string-value="หกร้อยแปดสิบแปดบาทถ้วน">
            <text:p>หกร้อยแปดสิบแปดบาทถ้วน</text:p>
          </table:table-cell>
          <table:table-cell table:number-columns-repeated="2"/>
          <table:table-cell table:formula="of:=COM.MICROSOFT.BAHTTEXT([.$A694])" office:value-type="string" office:string-value="หกร้อยแปดสิบแปดบาทถ้วน">
            <text:p>หกร้อยแปดสิบแปดบาทถ้วน</text:p>
          </table:table-cell>
          <table:table-cell table:number-columns-repeated="2"/>
          <table:table-cell table:formula="of:=IF([.$C694]=[.$F6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89">
            <text:p>689</text:p>
          </table:table-cell>
          <table:table-cell/>
          <table:table-cell table:formula="of:=ORG.OPENOFFICE.ADDIN.SAMPLE.PYTHON.NUMBERTEXT.NUMBERTEXT.MONEYTEXT([.$A695];&quot;THB&quot;)" office:value-type="string" office:string-value="หกร้อยแปดสิบเก้าบาทถ้วน">
            <text:p>หกร้อยแปดสิบเก้าบาทถ้วน</text:p>
          </table:table-cell>
          <table:table-cell table:number-columns-repeated="2"/>
          <table:table-cell table:formula="of:=COM.MICROSOFT.BAHTTEXT([.$A695])" office:value-type="string" office:string-value="หกร้อยแปดสิบเก้าบาทถ้วน">
            <text:p>หกร้อยแปดสิบเก้าบาทถ้วน</text:p>
          </table:table-cell>
          <table:table-cell table:number-columns-repeated="2"/>
          <table:table-cell table:formula="of:=IF([.$C695]=[.$F6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0">
            <text:p>690</text:p>
          </table:table-cell>
          <table:table-cell/>
          <table:table-cell table:formula="of:=ORG.OPENOFFICE.ADDIN.SAMPLE.PYTHON.NUMBERTEXT.NUMBERTEXT.MONEYTEXT([.$A696];&quot;THB&quot;)" office:value-type="string" office:string-value="หกร้อยเก้าสิบบาทถ้วน">
            <text:p>หกร้อยเก้าสิบบาทถ้วน</text:p>
          </table:table-cell>
          <table:table-cell table:number-columns-repeated="2"/>
          <table:table-cell table:formula="of:=COM.MICROSOFT.BAHTTEXT([.$A696])" office:value-type="string" office:string-value="หกร้อยเก้าสิบบาทถ้วน">
            <text:p>หกร้อยเก้าสิบบาทถ้วน</text:p>
          </table:table-cell>
          <table:table-cell table:number-columns-repeated="2"/>
          <table:table-cell table:formula="of:=IF([.$C696]=[.$F6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1">
            <text:p>691</text:p>
          </table:table-cell>
          <table:table-cell/>
          <table:table-cell table:formula="of:=ORG.OPENOFFICE.ADDIN.SAMPLE.PYTHON.NUMBERTEXT.NUMBERTEXT.MONEYTEXT([.$A697];&quot;THB&quot;)" office:value-type="string" office:string-value="หกร้อยเก้าสิบเอ็ดบาทถ้วน">
            <text:p>หกร้อยเก้าสิบเอ็ดบาทถ้วน</text:p>
          </table:table-cell>
          <table:table-cell table:number-columns-repeated="2"/>
          <table:table-cell table:formula="of:=COM.MICROSOFT.BAHTTEXT([.$A697])" office:value-type="string" office:string-value="หกร้อยเก้าสิบเอ็ดบาทถ้วน">
            <text:p>หกร้อยเก้าสิบเอ็ดบาทถ้วน</text:p>
          </table:table-cell>
          <table:table-cell table:number-columns-repeated="2"/>
          <table:table-cell table:formula="of:=IF([.$C697]=[.$F6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2">
            <text:p>692</text:p>
          </table:table-cell>
          <table:table-cell/>
          <table:table-cell table:formula="of:=ORG.OPENOFFICE.ADDIN.SAMPLE.PYTHON.NUMBERTEXT.NUMBERTEXT.MONEYTEXT([.$A698];&quot;THB&quot;)" office:value-type="string" office:string-value="หกร้อยเก้าสิบสองบาทถ้วน">
            <text:p>หกร้อยเก้าสิบสองบาทถ้วน</text:p>
          </table:table-cell>
          <table:table-cell table:number-columns-repeated="2"/>
          <table:table-cell table:formula="of:=COM.MICROSOFT.BAHTTEXT([.$A698])" office:value-type="string" office:string-value="หกร้อยเก้าสิบสองบาทถ้วน">
            <text:p>หกร้อยเก้าสิบสองบาทถ้วน</text:p>
          </table:table-cell>
          <table:table-cell table:number-columns-repeated="2"/>
          <table:table-cell table:formula="of:=IF([.$C698]=[.$F6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3">
            <text:p>693</text:p>
          </table:table-cell>
          <table:table-cell/>
          <table:table-cell table:formula="of:=ORG.OPENOFFICE.ADDIN.SAMPLE.PYTHON.NUMBERTEXT.NUMBERTEXT.MONEYTEXT([.$A699];&quot;THB&quot;)" office:value-type="string" office:string-value="หกร้อยเก้าสิบสามบาทถ้วน">
            <text:p>หกร้อยเก้าสิบสามบาทถ้วน</text:p>
          </table:table-cell>
          <table:table-cell table:number-columns-repeated="2"/>
          <table:table-cell table:formula="of:=COM.MICROSOFT.BAHTTEXT([.$A699])" office:value-type="string" office:string-value="หกร้อยเก้าสิบสามบาทถ้วน">
            <text:p>หกร้อยเก้าสิบสามบาทถ้วน</text:p>
          </table:table-cell>
          <table:table-cell table:number-columns-repeated="2"/>
          <table:table-cell table:formula="of:=IF([.$C699]=[.$F6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4">
            <text:p>694</text:p>
          </table:table-cell>
          <table:table-cell/>
          <table:table-cell table:formula="of:=ORG.OPENOFFICE.ADDIN.SAMPLE.PYTHON.NUMBERTEXT.NUMBERTEXT.MONEYTEXT([.$A700];&quot;THB&quot;)" office:value-type="string" office:string-value="หกร้อยเก้าสิบสี่บาทถ้วน">
            <text:p>หกร้อยเก้าสิบสี่บาทถ้วน</text:p>
          </table:table-cell>
          <table:table-cell table:number-columns-repeated="2"/>
          <table:table-cell table:formula="of:=COM.MICROSOFT.BAHTTEXT([.$A700])" office:value-type="string" office:string-value="หกร้อยเก้าสิบสี่บาทถ้วน">
            <text:p>หกร้อยเก้าสิบสี่บาทถ้วน</text:p>
          </table:table-cell>
          <table:table-cell table:number-columns-repeated="2"/>
          <table:table-cell table:formula="of:=IF([.$C700]=[.$F7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5">
            <text:p>695</text:p>
          </table:table-cell>
          <table:table-cell/>
          <table:table-cell table:formula="of:=ORG.OPENOFFICE.ADDIN.SAMPLE.PYTHON.NUMBERTEXT.NUMBERTEXT.MONEYTEXT([.$A701];&quot;THB&quot;)" office:value-type="string" office:string-value="หกร้อยเก้าสิบห้าบาทถ้วน">
            <text:p>หกร้อยเก้าสิบห้าบาทถ้วน</text:p>
          </table:table-cell>
          <table:table-cell table:number-columns-repeated="2"/>
          <table:table-cell table:formula="of:=COM.MICROSOFT.BAHTTEXT([.$A701])" office:value-type="string" office:string-value="หกร้อยเก้าสิบห้าบาทถ้วน">
            <text:p>หกร้อยเก้าสิบห้าบาทถ้วน</text:p>
          </table:table-cell>
          <table:table-cell table:number-columns-repeated="2"/>
          <table:table-cell table:formula="of:=IF([.$C701]=[.$F7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6">
            <text:p>696</text:p>
          </table:table-cell>
          <table:table-cell/>
          <table:table-cell table:formula="of:=ORG.OPENOFFICE.ADDIN.SAMPLE.PYTHON.NUMBERTEXT.NUMBERTEXT.MONEYTEXT([.$A702];&quot;THB&quot;)" office:value-type="string" office:string-value="หกร้อยเก้าสิบหกบาทถ้วน">
            <text:p>หกร้อยเก้าสิบหกบาทถ้วน</text:p>
          </table:table-cell>
          <table:table-cell table:number-columns-repeated="2"/>
          <table:table-cell table:formula="of:=COM.MICROSOFT.BAHTTEXT([.$A702])" office:value-type="string" office:string-value="หกร้อยเก้าสิบหกบาทถ้วน">
            <text:p>หกร้อยเก้าสิบหกบาทถ้วน</text:p>
          </table:table-cell>
          <table:table-cell table:number-columns-repeated="2"/>
          <table:table-cell table:formula="of:=IF([.$C702]=[.$F7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7">
            <text:p>697</text:p>
          </table:table-cell>
          <table:table-cell/>
          <table:table-cell table:formula="of:=ORG.OPENOFFICE.ADDIN.SAMPLE.PYTHON.NUMBERTEXT.NUMBERTEXT.MONEYTEXT([.$A703];&quot;THB&quot;)" office:value-type="string" office:string-value="หกร้อยเก้าสิบเจ็ดบาทถ้วน">
            <text:p>หกร้อยเก้าสิบเจ็ดบาทถ้วน</text:p>
          </table:table-cell>
          <table:table-cell table:number-columns-repeated="2"/>
          <table:table-cell table:formula="of:=COM.MICROSOFT.BAHTTEXT([.$A703])" office:value-type="string" office:string-value="หกร้อยเก้าสิบเจ็ดบาทถ้วน">
            <text:p>หกร้อยเก้าสิบเจ็ดบาทถ้วน</text:p>
          </table:table-cell>
          <table:table-cell table:number-columns-repeated="2"/>
          <table:table-cell table:formula="of:=IF([.$C703]=[.$F7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8">
            <text:p>698</text:p>
          </table:table-cell>
          <table:table-cell/>
          <table:table-cell table:formula="of:=ORG.OPENOFFICE.ADDIN.SAMPLE.PYTHON.NUMBERTEXT.NUMBERTEXT.MONEYTEXT([.$A704];&quot;THB&quot;)" office:value-type="string" office:string-value="หกร้อยเก้าสิบแปดบาทถ้วน">
            <text:p>หกร้อยเก้าสิบแปดบาทถ้วน</text:p>
          </table:table-cell>
          <table:table-cell table:number-columns-repeated="2"/>
          <table:table-cell table:formula="of:=COM.MICROSOFT.BAHTTEXT([.$A704])" office:value-type="string" office:string-value="หกร้อยเก้าสิบแปดบาทถ้วน">
            <text:p>หกร้อยเก้าสิบแปดบาทถ้วน</text:p>
          </table:table-cell>
          <table:table-cell table:number-columns-repeated="2"/>
          <table:table-cell table:formula="of:=IF([.$C704]=[.$F7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699">
            <text:p>699</text:p>
          </table:table-cell>
          <table:table-cell/>
          <table:table-cell table:formula="of:=ORG.OPENOFFICE.ADDIN.SAMPLE.PYTHON.NUMBERTEXT.NUMBERTEXT.MONEYTEXT([.$A705];&quot;THB&quot;)" office:value-type="string" office:string-value="หกร้อยเก้าสิบเก้าบาทถ้วน">
            <text:p>หกร้อยเก้าสิบเก้าบาทถ้วน</text:p>
          </table:table-cell>
          <table:table-cell table:number-columns-repeated="2"/>
          <table:table-cell table:formula="of:=COM.MICROSOFT.BAHTTEXT([.$A705])" office:value-type="string" office:string-value="หกร้อยเก้าสิบเก้าบาทถ้วน">
            <text:p>หกร้อยเก้าสิบเก้าบาทถ้วน</text:p>
          </table:table-cell>
          <table:table-cell table:number-columns-repeated="2"/>
          <table:table-cell table:formula="of:=IF([.$C705]=[.$F7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0">
            <text:p>700</text:p>
          </table:table-cell>
          <table:table-cell/>
          <table:table-cell table:formula="of:=ORG.OPENOFFICE.ADDIN.SAMPLE.PYTHON.NUMBERTEXT.NUMBERTEXT.MONEYTEXT([.$A706];&quot;THB&quot;)" office:value-type="string" office:string-value="เจ็ดร้อยบาทถ้วน">
            <text:p>เจ็ดร้อยบาทถ้วน</text:p>
          </table:table-cell>
          <table:table-cell table:number-columns-repeated="2"/>
          <table:table-cell table:formula="of:=COM.MICROSOFT.BAHTTEXT([.$A706])" office:value-type="string" office:string-value="เจ็ดร้อยบาทถ้วน">
            <text:p>เจ็ดร้อยบาทถ้วน</text:p>
          </table:table-cell>
          <table:table-cell table:number-columns-repeated="2"/>
          <table:table-cell table:formula="of:=IF([.$C706]=[.$F7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1">
            <text:p>701</text:p>
          </table:table-cell>
          <table:table-cell/>
          <table:table-cell table:formula="of:=ORG.OPENOFFICE.ADDIN.SAMPLE.PYTHON.NUMBERTEXT.NUMBERTEXT.MONEYTEXT([.$A707];&quot;THB&quot;)" office:value-type="string" office:string-value="เจ็ดร้อยหนึ่งบาทถ้วน">
            <text:p>เจ็ดร้อยหนึ่งบาทถ้วน</text:p>
          </table:table-cell>
          <table:table-cell table:number-columns-repeated="2"/>
          <table:table-cell table:formula="of:=COM.MICROSOFT.BAHTTEXT([.$A707])" office:value-type="string" office:string-value="เจ็ดร้อยหนึ่งบาทถ้วน">
            <text:p>เจ็ดร้อยหนึ่งบาทถ้วน</text:p>
          </table:table-cell>
          <table:table-cell table:number-columns-repeated="2"/>
          <table:table-cell table:formula="of:=IF([.$C707]=[.$F7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2">
            <text:p>702</text:p>
          </table:table-cell>
          <table:table-cell/>
          <table:table-cell table:formula="of:=ORG.OPENOFFICE.ADDIN.SAMPLE.PYTHON.NUMBERTEXT.NUMBERTEXT.MONEYTEXT([.$A708];&quot;THB&quot;)" office:value-type="string" office:string-value="เจ็ดร้อยสองบาทถ้วน">
            <text:p>เจ็ดร้อยสองบาทถ้วน</text:p>
          </table:table-cell>
          <table:table-cell table:number-columns-repeated="2"/>
          <table:table-cell table:formula="of:=COM.MICROSOFT.BAHTTEXT([.$A708])" office:value-type="string" office:string-value="เจ็ดร้อยสองบาทถ้วน">
            <text:p>เจ็ดร้อยสองบาทถ้วน</text:p>
          </table:table-cell>
          <table:table-cell table:number-columns-repeated="2"/>
          <table:table-cell table:formula="of:=IF([.$C708]=[.$F7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3">
            <text:p>703</text:p>
          </table:table-cell>
          <table:table-cell/>
          <table:table-cell table:formula="of:=ORG.OPENOFFICE.ADDIN.SAMPLE.PYTHON.NUMBERTEXT.NUMBERTEXT.MONEYTEXT([.$A709];&quot;THB&quot;)" office:value-type="string" office:string-value="เจ็ดร้อยสามบาทถ้วน">
            <text:p>เจ็ดร้อยสามบาทถ้วน</text:p>
          </table:table-cell>
          <table:table-cell table:number-columns-repeated="2"/>
          <table:table-cell table:formula="of:=COM.MICROSOFT.BAHTTEXT([.$A709])" office:value-type="string" office:string-value="เจ็ดร้อยสามบาทถ้วน">
            <text:p>เจ็ดร้อยสามบาทถ้วน</text:p>
          </table:table-cell>
          <table:table-cell table:number-columns-repeated="2"/>
          <table:table-cell table:formula="of:=IF([.$C709]=[.$F7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4">
            <text:p>704</text:p>
          </table:table-cell>
          <table:table-cell/>
          <table:table-cell table:formula="of:=ORG.OPENOFFICE.ADDIN.SAMPLE.PYTHON.NUMBERTEXT.NUMBERTEXT.MONEYTEXT([.$A710];&quot;THB&quot;)" office:value-type="string" office:string-value="เจ็ดร้อยสี่บาทถ้วน">
            <text:p>เจ็ดร้อยสี่บาทถ้วน</text:p>
          </table:table-cell>
          <table:table-cell table:number-columns-repeated="2"/>
          <table:table-cell table:formula="of:=COM.MICROSOFT.BAHTTEXT([.$A710])" office:value-type="string" office:string-value="เจ็ดร้อยสี่บาทถ้วน">
            <text:p>เจ็ดร้อยสี่บาทถ้วน</text:p>
          </table:table-cell>
          <table:table-cell table:number-columns-repeated="2"/>
          <table:table-cell table:formula="of:=IF([.$C710]=[.$F7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5">
            <text:p>705</text:p>
          </table:table-cell>
          <table:table-cell/>
          <table:table-cell table:formula="of:=ORG.OPENOFFICE.ADDIN.SAMPLE.PYTHON.NUMBERTEXT.NUMBERTEXT.MONEYTEXT([.$A711];&quot;THB&quot;)" office:value-type="string" office:string-value="เจ็ดร้อยห้าบาทถ้วน">
            <text:p>เจ็ดร้อยห้าบาทถ้วน</text:p>
          </table:table-cell>
          <table:table-cell table:number-columns-repeated="2"/>
          <table:table-cell table:formula="of:=COM.MICROSOFT.BAHTTEXT([.$A711])" office:value-type="string" office:string-value="เจ็ดร้อยห้าบาทถ้วน">
            <text:p>เจ็ดร้อยห้าบาทถ้วน</text:p>
          </table:table-cell>
          <table:table-cell table:number-columns-repeated="2"/>
          <table:table-cell table:formula="of:=IF([.$C711]=[.$F7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6">
            <text:p>706</text:p>
          </table:table-cell>
          <table:table-cell/>
          <table:table-cell table:formula="of:=ORG.OPENOFFICE.ADDIN.SAMPLE.PYTHON.NUMBERTEXT.NUMBERTEXT.MONEYTEXT([.$A712];&quot;THB&quot;)" office:value-type="string" office:string-value="เจ็ดร้อยหกบาทถ้วน">
            <text:p>เจ็ดร้อยหกบาทถ้วน</text:p>
          </table:table-cell>
          <table:table-cell table:number-columns-repeated="2"/>
          <table:table-cell table:formula="of:=COM.MICROSOFT.BAHTTEXT([.$A712])" office:value-type="string" office:string-value="เจ็ดร้อยหกบาทถ้วน">
            <text:p>เจ็ดร้อยหกบาทถ้วน</text:p>
          </table:table-cell>
          <table:table-cell table:number-columns-repeated="2"/>
          <table:table-cell table:formula="of:=IF([.$C712]=[.$F7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7">
            <text:p>707</text:p>
          </table:table-cell>
          <table:table-cell/>
          <table:table-cell table:formula="of:=ORG.OPENOFFICE.ADDIN.SAMPLE.PYTHON.NUMBERTEXT.NUMBERTEXT.MONEYTEXT([.$A713];&quot;THB&quot;)" office:value-type="string" office:string-value="เจ็ดร้อยเจ็ดบาทถ้วน">
            <text:p>เจ็ดร้อยเจ็ดบาทถ้วน</text:p>
          </table:table-cell>
          <table:table-cell table:number-columns-repeated="2"/>
          <table:table-cell table:formula="of:=COM.MICROSOFT.BAHTTEXT([.$A713])" office:value-type="string" office:string-value="เจ็ดร้อยเจ็ดบาทถ้วน">
            <text:p>เจ็ดร้อยเจ็ดบาทถ้วน</text:p>
          </table:table-cell>
          <table:table-cell table:number-columns-repeated="2"/>
          <table:table-cell table:formula="of:=IF([.$C713]=[.$F7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8">
            <text:p>708</text:p>
          </table:table-cell>
          <table:table-cell/>
          <table:table-cell table:formula="of:=ORG.OPENOFFICE.ADDIN.SAMPLE.PYTHON.NUMBERTEXT.NUMBERTEXT.MONEYTEXT([.$A714];&quot;THB&quot;)" office:value-type="string" office:string-value="เจ็ดร้อยแปดบาทถ้วน">
            <text:p>เจ็ดร้อยแปดบาทถ้วน</text:p>
          </table:table-cell>
          <table:table-cell table:number-columns-repeated="2"/>
          <table:table-cell table:formula="of:=COM.MICROSOFT.BAHTTEXT([.$A714])" office:value-type="string" office:string-value="เจ็ดร้อยแปดบาทถ้วน">
            <text:p>เจ็ดร้อยแปดบาทถ้วน</text:p>
          </table:table-cell>
          <table:table-cell table:number-columns-repeated="2"/>
          <table:table-cell table:formula="of:=IF([.$C714]=[.$F7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09">
            <text:p>709</text:p>
          </table:table-cell>
          <table:table-cell/>
          <table:table-cell table:formula="of:=ORG.OPENOFFICE.ADDIN.SAMPLE.PYTHON.NUMBERTEXT.NUMBERTEXT.MONEYTEXT([.$A715];&quot;THB&quot;)" office:value-type="string" office:string-value="เจ็ดร้อยเก้าบาทถ้วน">
            <text:p>เจ็ดร้อยเก้าบาทถ้วน</text:p>
          </table:table-cell>
          <table:table-cell table:number-columns-repeated="2"/>
          <table:table-cell table:formula="of:=COM.MICROSOFT.BAHTTEXT([.$A715])" office:value-type="string" office:string-value="เจ็ดร้อยเก้าบาทถ้วน">
            <text:p>เจ็ดร้อยเก้าบาทถ้วน</text:p>
          </table:table-cell>
          <table:table-cell table:number-columns-repeated="2"/>
          <table:table-cell table:formula="of:=IF([.$C715]=[.$F7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0">
            <text:p>710</text:p>
          </table:table-cell>
          <table:table-cell/>
          <table:table-cell table:formula="of:=ORG.OPENOFFICE.ADDIN.SAMPLE.PYTHON.NUMBERTEXT.NUMBERTEXT.MONEYTEXT([.$A716];&quot;THB&quot;)" office:value-type="string" office:string-value="เจ็ดร้อยสิบบาทถ้วน">
            <text:p>เจ็ดร้อยสิบบาทถ้วน</text:p>
          </table:table-cell>
          <table:table-cell table:number-columns-repeated="2"/>
          <table:table-cell table:formula="of:=COM.MICROSOFT.BAHTTEXT([.$A716])" office:value-type="string" office:string-value="เจ็ดร้อยสิบบาทถ้วน">
            <text:p>เจ็ดร้อยสิบบาทถ้วน</text:p>
          </table:table-cell>
          <table:table-cell table:number-columns-repeated="2"/>
          <table:table-cell table:formula="of:=IF([.$C716]=[.$F7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1">
            <text:p>711</text:p>
          </table:table-cell>
          <table:table-cell/>
          <table:table-cell table:formula="of:=ORG.OPENOFFICE.ADDIN.SAMPLE.PYTHON.NUMBERTEXT.NUMBERTEXT.MONEYTEXT([.$A717];&quot;THB&quot;)" office:value-type="string" office:string-value="เจ็ดร้อยสิบเอ็ดบาทถ้วน">
            <text:p>เจ็ดร้อยสิบเอ็ดบาทถ้วน</text:p>
          </table:table-cell>
          <table:table-cell table:number-columns-repeated="2"/>
          <table:table-cell table:formula="of:=COM.MICROSOFT.BAHTTEXT([.$A717])" office:value-type="string" office:string-value="เจ็ดร้อยสิบเอ็ดบาทถ้วน">
            <text:p>เจ็ดร้อยสิบเอ็ดบาทถ้วน</text:p>
          </table:table-cell>
          <table:table-cell table:number-columns-repeated="2"/>
          <table:table-cell table:formula="of:=IF([.$C717]=[.$F7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2">
            <text:p>712</text:p>
          </table:table-cell>
          <table:table-cell/>
          <table:table-cell table:formula="of:=ORG.OPENOFFICE.ADDIN.SAMPLE.PYTHON.NUMBERTEXT.NUMBERTEXT.MONEYTEXT([.$A718];&quot;THB&quot;)" office:value-type="string" office:string-value="เจ็ดร้อยสิบสองบาทถ้วน">
            <text:p>เจ็ดร้อยสิบสองบาทถ้วน</text:p>
          </table:table-cell>
          <table:table-cell table:number-columns-repeated="2"/>
          <table:table-cell table:formula="of:=COM.MICROSOFT.BAHTTEXT([.$A718])" office:value-type="string" office:string-value="เจ็ดร้อยสิบสองบาทถ้วน">
            <text:p>เจ็ดร้อยสิบสองบาทถ้วน</text:p>
          </table:table-cell>
          <table:table-cell table:number-columns-repeated="2"/>
          <table:table-cell table:formula="of:=IF([.$C718]=[.$F7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3">
            <text:p>713</text:p>
          </table:table-cell>
          <table:table-cell/>
          <table:table-cell table:formula="of:=ORG.OPENOFFICE.ADDIN.SAMPLE.PYTHON.NUMBERTEXT.NUMBERTEXT.MONEYTEXT([.$A719];&quot;THB&quot;)" office:value-type="string" office:string-value="เจ็ดร้อยสิบสามบาทถ้วน">
            <text:p>เจ็ดร้อยสิบสามบาทถ้วน</text:p>
          </table:table-cell>
          <table:table-cell table:number-columns-repeated="2"/>
          <table:table-cell table:formula="of:=COM.MICROSOFT.BAHTTEXT([.$A719])" office:value-type="string" office:string-value="เจ็ดร้อยสิบสามบาทถ้วน">
            <text:p>เจ็ดร้อยสิบสามบาทถ้วน</text:p>
          </table:table-cell>
          <table:table-cell table:number-columns-repeated="2"/>
          <table:table-cell table:formula="of:=IF([.$C719]=[.$F7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4">
            <text:p>714</text:p>
          </table:table-cell>
          <table:table-cell/>
          <table:table-cell table:formula="of:=ORG.OPENOFFICE.ADDIN.SAMPLE.PYTHON.NUMBERTEXT.NUMBERTEXT.MONEYTEXT([.$A720];&quot;THB&quot;)" office:value-type="string" office:string-value="เจ็ดร้อยสิบสี่บาทถ้วน">
            <text:p>เจ็ดร้อยสิบสี่บาทถ้วน</text:p>
          </table:table-cell>
          <table:table-cell table:number-columns-repeated="2"/>
          <table:table-cell table:formula="of:=COM.MICROSOFT.BAHTTEXT([.$A720])" office:value-type="string" office:string-value="เจ็ดร้อยสิบสี่บาทถ้วน">
            <text:p>เจ็ดร้อยสิบสี่บาทถ้วน</text:p>
          </table:table-cell>
          <table:table-cell table:number-columns-repeated="2"/>
          <table:table-cell table:formula="of:=IF([.$C720]=[.$F7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5">
            <text:p>715</text:p>
          </table:table-cell>
          <table:table-cell/>
          <table:table-cell table:formula="of:=ORG.OPENOFFICE.ADDIN.SAMPLE.PYTHON.NUMBERTEXT.NUMBERTEXT.MONEYTEXT([.$A721];&quot;THB&quot;)" office:value-type="string" office:string-value="เจ็ดร้อยสิบห้าบาทถ้วน">
            <text:p>เจ็ดร้อยสิบห้าบาทถ้วน</text:p>
          </table:table-cell>
          <table:table-cell table:number-columns-repeated="2"/>
          <table:table-cell table:formula="of:=COM.MICROSOFT.BAHTTEXT([.$A721])" office:value-type="string" office:string-value="เจ็ดร้อยสิบห้าบาทถ้วน">
            <text:p>เจ็ดร้อยสิบห้าบาทถ้วน</text:p>
          </table:table-cell>
          <table:table-cell table:number-columns-repeated="2"/>
          <table:table-cell table:formula="of:=IF([.$C721]=[.$F7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6">
            <text:p>716</text:p>
          </table:table-cell>
          <table:table-cell/>
          <table:table-cell table:formula="of:=ORG.OPENOFFICE.ADDIN.SAMPLE.PYTHON.NUMBERTEXT.NUMBERTEXT.MONEYTEXT([.$A722];&quot;THB&quot;)" office:value-type="string" office:string-value="เจ็ดร้อยสิบหกบาทถ้วน">
            <text:p>เจ็ดร้อยสิบหกบาทถ้วน</text:p>
          </table:table-cell>
          <table:table-cell table:number-columns-repeated="2"/>
          <table:table-cell table:formula="of:=COM.MICROSOFT.BAHTTEXT([.$A722])" office:value-type="string" office:string-value="เจ็ดร้อยสิบหกบาทถ้วน">
            <text:p>เจ็ดร้อยสิบหกบาทถ้วน</text:p>
          </table:table-cell>
          <table:table-cell table:number-columns-repeated="2"/>
          <table:table-cell table:formula="of:=IF([.$C722]=[.$F7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7">
            <text:p>717</text:p>
          </table:table-cell>
          <table:table-cell/>
          <table:table-cell table:formula="of:=ORG.OPENOFFICE.ADDIN.SAMPLE.PYTHON.NUMBERTEXT.NUMBERTEXT.MONEYTEXT([.$A723];&quot;THB&quot;)" office:value-type="string" office:string-value="เจ็ดร้อยสิบเจ็ดบาทถ้วน">
            <text:p>เจ็ดร้อยสิบเจ็ดบาทถ้วน</text:p>
          </table:table-cell>
          <table:table-cell table:number-columns-repeated="2"/>
          <table:table-cell table:formula="of:=COM.MICROSOFT.BAHTTEXT([.$A723])" office:value-type="string" office:string-value="เจ็ดร้อยสิบเจ็ดบาทถ้วน">
            <text:p>เจ็ดร้อยสิบเจ็ดบาทถ้วน</text:p>
          </table:table-cell>
          <table:table-cell table:number-columns-repeated="2"/>
          <table:table-cell table:formula="of:=IF([.$C723]=[.$F7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8">
            <text:p>718</text:p>
          </table:table-cell>
          <table:table-cell/>
          <table:table-cell table:formula="of:=ORG.OPENOFFICE.ADDIN.SAMPLE.PYTHON.NUMBERTEXT.NUMBERTEXT.MONEYTEXT([.$A724];&quot;THB&quot;)" office:value-type="string" office:string-value="เจ็ดร้อยสิบแปดบาทถ้วน">
            <text:p>เจ็ดร้อยสิบแปดบาทถ้วน</text:p>
          </table:table-cell>
          <table:table-cell table:number-columns-repeated="2"/>
          <table:table-cell table:formula="of:=COM.MICROSOFT.BAHTTEXT([.$A724])" office:value-type="string" office:string-value="เจ็ดร้อยสิบแปดบาทถ้วน">
            <text:p>เจ็ดร้อยสิบแปดบาทถ้วน</text:p>
          </table:table-cell>
          <table:table-cell table:number-columns-repeated="2"/>
          <table:table-cell table:formula="of:=IF([.$C724]=[.$F7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19">
            <text:p>719</text:p>
          </table:table-cell>
          <table:table-cell/>
          <table:table-cell table:formula="of:=ORG.OPENOFFICE.ADDIN.SAMPLE.PYTHON.NUMBERTEXT.NUMBERTEXT.MONEYTEXT([.$A725];&quot;THB&quot;)" office:value-type="string" office:string-value="เจ็ดร้อยสิบเก้าบาทถ้วน">
            <text:p>เจ็ดร้อยสิบเก้าบาทถ้วน</text:p>
          </table:table-cell>
          <table:table-cell table:number-columns-repeated="2"/>
          <table:table-cell table:formula="of:=COM.MICROSOFT.BAHTTEXT([.$A725])" office:value-type="string" office:string-value="เจ็ดร้อยสิบเก้าบาทถ้วน">
            <text:p>เจ็ดร้อยสิบเก้าบาทถ้วน</text:p>
          </table:table-cell>
          <table:table-cell table:number-columns-repeated="2"/>
          <table:table-cell table:formula="of:=IF([.$C725]=[.$F7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0">
            <text:p>720</text:p>
          </table:table-cell>
          <table:table-cell/>
          <table:table-cell table:formula="of:=ORG.OPENOFFICE.ADDIN.SAMPLE.PYTHON.NUMBERTEXT.NUMBERTEXT.MONEYTEXT([.$A726];&quot;THB&quot;)" office:value-type="string" office:string-value="เจ็ดร้อยยี่สิบบาทถ้วน">
            <text:p>เจ็ดร้อยยี่สิบบาทถ้วน</text:p>
          </table:table-cell>
          <table:table-cell table:number-columns-repeated="2"/>
          <table:table-cell table:formula="of:=COM.MICROSOFT.BAHTTEXT([.$A726])" office:value-type="string" office:string-value="เจ็ดร้อยยี่สิบบาทถ้วน">
            <text:p>เจ็ดร้อยยี่สิบบาทถ้วน</text:p>
          </table:table-cell>
          <table:table-cell table:number-columns-repeated="2"/>
          <table:table-cell table:formula="of:=IF([.$C726]=[.$F7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1">
            <text:p>721</text:p>
          </table:table-cell>
          <table:table-cell/>
          <table:table-cell table:formula="of:=ORG.OPENOFFICE.ADDIN.SAMPLE.PYTHON.NUMBERTEXT.NUMBERTEXT.MONEYTEXT([.$A727];&quot;THB&quot;)" office:value-type="string" office:string-value="เจ็ดร้อยยี่สิบเอ็ดบาทถ้วน">
            <text:p>เจ็ดร้อยยี่สิบเอ็ดบาทถ้วน</text:p>
          </table:table-cell>
          <table:table-cell table:number-columns-repeated="2"/>
          <table:table-cell table:formula="of:=COM.MICROSOFT.BAHTTEXT([.$A727])" office:value-type="string" office:string-value="เจ็ดร้อยยี่สิบเอ็ดบาทถ้วน">
            <text:p>เจ็ดร้อยยี่สิบเอ็ดบาทถ้วน</text:p>
          </table:table-cell>
          <table:table-cell table:number-columns-repeated="2"/>
          <table:table-cell table:formula="of:=IF([.$C727]=[.$F7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2">
            <text:p>722</text:p>
          </table:table-cell>
          <table:table-cell/>
          <table:table-cell table:formula="of:=ORG.OPENOFFICE.ADDIN.SAMPLE.PYTHON.NUMBERTEXT.NUMBERTEXT.MONEYTEXT([.$A728];&quot;THB&quot;)" office:value-type="string" office:string-value="เจ็ดร้อยยี่สิบสองบาทถ้วน">
            <text:p>เจ็ดร้อยยี่สิบสองบาทถ้วน</text:p>
          </table:table-cell>
          <table:table-cell table:number-columns-repeated="2"/>
          <table:table-cell table:formula="of:=COM.MICROSOFT.BAHTTEXT([.$A728])" office:value-type="string" office:string-value="เจ็ดร้อยยี่สิบสองบาทถ้วน">
            <text:p>เจ็ดร้อยยี่สิบสองบาทถ้วน</text:p>
          </table:table-cell>
          <table:table-cell table:number-columns-repeated="2"/>
          <table:table-cell table:formula="of:=IF([.$C728]=[.$F7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3">
            <text:p>723</text:p>
          </table:table-cell>
          <table:table-cell/>
          <table:table-cell table:formula="of:=ORG.OPENOFFICE.ADDIN.SAMPLE.PYTHON.NUMBERTEXT.NUMBERTEXT.MONEYTEXT([.$A729];&quot;THB&quot;)" office:value-type="string" office:string-value="เจ็ดร้อยยี่สิบสามบาทถ้วน">
            <text:p>เจ็ดร้อยยี่สิบสามบาทถ้วน</text:p>
          </table:table-cell>
          <table:table-cell table:number-columns-repeated="2"/>
          <table:table-cell table:formula="of:=COM.MICROSOFT.BAHTTEXT([.$A729])" office:value-type="string" office:string-value="เจ็ดร้อยยี่สิบสามบาทถ้วน">
            <text:p>เจ็ดร้อยยี่สิบสามบาทถ้วน</text:p>
          </table:table-cell>
          <table:table-cell table:number-columns-repeated="2"/>
          <table:table-cell table:formula="of:=IF([.$C729]=[.$F7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4">
            <text:p>724</text:p>
          </table:table-cell>
          <table:table-cell/>
          <table:table-cell table:formula="of:=ORG.OPENOFFICE.ADDIN.SAMPLE.PYTHON.NUMBERTEXT.NUMBERTEXT.MONEYTEXT([.$A730];&quot;THB&quot;)" office:value-type="string" office:string-value="เจ็ดร้อยยี่สิบสี่บาทถ้วน">
            <text:p>เจ็ดร้อยยี่สิบสี่บาทถ้วน</text:p>
          </table:table-cell>
          <table:table-cell table:number-columns-repeated="2"/>
          <table:table-cell table:formula="of:=COM.MICROSOFT.BAHTTEXT([.$A730])" office:value-type="string" office:string-value="เจ็ดร้อยยี่สิบสี่บาทถ้วน">
            <text:p>เจ็ดร้อยยี่สิบสี่บาทถ้วน</text:p>
          </table:table-cell>
          <table:table-cell table:number-columns-repeated="2"/>
          <table:table-cell table:formula="of:=IF([.$C730]=[.$F7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5">
            <text:p>725</text:p>
          </table:table-cell>
          <table:table-cell/>
          <table:table-cell table:formula="of:=ORG.OPENOFFICE.ADDIN.SAMPLE.PYTHON.NUMBERTEXT.NUMBERTEXT.MONEYTEXT([.$A731];&quot;THB&quot;)" office:value-type="string" office:string-value="เจ็ดร้อยยี่สิบห้าบาทถ้วน">
            <text:p>เจ็ดร้อยยี่สิบห้าบาทถ้วน</text:p>
          </table:table-cell>
          <table:table-cell table:number-columns-repeated="2"/>
          <table:table-cell table:formula="of:=COM.MICROSOFT.BAHTTEXT([.$A731])" office:value-type="string" office:string-value="เจ็ดร้อยยี่สิบห้าบาทถ้วน">
            <text:p>เจ็ดร้อยยี่สิบห้าบาทถ้วน</text:p>
          </table:table-cell>
          <table:table-cell table:number-columns-repeated="2"/>
          <table:table-cell table:formula="of:=IF([.$C731]=[.$F7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6">
            <text:p>726</text:p>
          </table:table-cell>
          <table:table-cell/>
          <table:table-cell table:formula="of:=ORG.OPENOFFICE.ADDIN.SAMPLE.PYTHON.NUMBERTEXT.NUMBERTEXT.MONEYTEXT([.$A732];&quot;THB&quot;)" office:value-type="string" office:string-value="เจ็ดร้อยยี่สิบหกบาทถ้วน">
            <text:p>เจ็ดร้อยยี่สิบหกบาทถ้วน</text:p>
          </table:table-cell>
          <table:table-cell table:number-columns-repeated="2"/>
          <table:table-cell table:formula="of:=COM.MICROSOFT.BAHTTEXT([.$A732])" office:value-type="string" office:string-value="เจ็ดร้อยยี่สิบหกบาทถ้วน">
            <text:p>เจ็ดร้อยยี่สิบหกบาทถ้วน</text:p>
          </table:table-cell>
          <table:table-cell table:number-columns-repeated="2"/>
          <table:table-cell table:formula="of:=IF([.$C732]=[.$F7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7">
            <text:p>727</text:p>
          </table:table-cell>
          <table:table-cell/>
          <table:table-cell table:formula="of:=ORG.OPENOFFICE.ADDIN.SAMPLE.PYTHON.NUMBERTEXT.NUMBERTEXT.MONEYTEXT([.$A733];&quot;THB&quot;)" office:value-type="string" office:string-value="เจ็ดร้อยยี่สิบเจ็ดบาทถ้วน">
            <text:p>เจ็ดร้อยยี่สิบเจ็ดบาทถ้วน</text:p>
          </table:table-cell>
          <table:table-cell table:number-columns-repeated="2"/>
          <table:table-cell table:formula="of:=COM.MICROSOFT.BAHTTEXT([.$A733])" office:value-type="string" office:string-value="เจ็ดร้อยยี่สิบเจ็ดบาทถ้วน">
            <text:p>เจ็ดร้อยยี่สิบเจ็ดบาทถ้วน</text:p>
          </table:table-cell>
          <table:table-cell table:number-columns-repeated="2"/>
          <table:table-cell table:formula="of:=IF([.$C733]=[.$F7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8">
            <text:p>728</text:p>
          </table:table-cell>
          <table:table-cell/>
          <table:table-cell table:formula="of:=ORG.OPENOFFICE.ADDIN.SAMPLE.PYTHON.NUMBERTEXT.NUMBERTEXT.MONEYTEXT([.$A734];&quot;THB&quot;)" office:value-type="string" office:string-value="เจ็ดร้อยยี่สิบแปดบาทถ้วน">
            <text:p>เจ็ดร้อยยี่สิบแปดบาทถ้วน</text:p>
          </table:table-cell>
          <table:table-cell table:number-columns-repeated="2"/>
          <table:table-cell table:formula="of:=COM.MICROSOFT.BAHTTEXT([.$A734])" office:value-type="string" office:string-value="เจ็ดร้อยยี่สิบแปดบาทถ้วน">
            <text:p>เจ็ดร้อยยี่สิบแปดบาทถ้วน</text:p>
          </table:table-cell>
          <table:table-cell table:number-columns-repeated="2"/>
          <table:table-cell table:formula="of:=IF([.$C734]=[.$F7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29">
            <text:p>729</text:p>
          </table:table-cell>
          <table:table-cell/>
          <table:table-cell table:formula="of:=ORG.OPENOFFICE.ADDIN.SAMPLE.PYTHON.NUMBERTEXT.NUMBERTEXT.MONEYTEXT([.$A735];&quot;THB&quot;)" office:value-type="string" office:string-value="เจ็ดร้อยยี่สิบเก้าบาทถ้วน">
            <text:p>เจ็ดร้อยยี่สิบเก้าบาทถ้วน</text:p>
          </table:table-cell>
          <table:table-cell table:number-columns-repeated="2"/>
          <table:table-cell table:formula="of:=COM.MICROSOFT.BAHTTEXT([.$A735])" office:value-type="string" office:string-value="เจ็ดร้อยยี่สิบเก้าบาทถ้วน">
            <text:p>เจ็ดร้อยยี่สิบเก้าบาทถ้วน</text:p>
          </table:table-cell>
          <table:table-cell table:number-columns-repeated="2"/>
          <table:table-cell table:formula="of:=IF([.$C735]=[.$F7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0">
            <text:p>730</text:p>
          </table:table-cell>
          <table:table-cell/>
          <table:table-cell table:formula="of:=ORG.OPENOFFICE.ADDIN.SAMPLE.PYTHON.NUMBERTEXT.NUMBERTEXT.MONEYTEXT([.$A736];&quot;THB&quot;)" office:value-type="string" office:string-value="เจ็ดร้อยสามสิบบาทถ้วน">
            <text:p>เจ็ดร้อยสามสิบบาทถ้วน</text:p>
          </table:table-cell>
          <table:table-cell table:number-columns-repeated="2"/>
          <table:table-cell table:formula="of:=COM.MICROSOFT.BAHTTEXT([.$A736])" office:value-type="string" office:string-value="เจ็ดร้อยสามสิบบาทถ้วน">
            <text:p>เจ็ดร้อยสามสิบบาทถ้วน</text:p>
          </table:table-cell>
          <table:table-cell table:number-columns-repeated="2"/>
          <table:table-cell table:formula="of:=IF([.$C736]=[.$F7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1">
            <text:p>731</text:p>
          </table:table-cell>
          <table:table-cell/>
          <table:table-cell table:formula="of:=ORG.OPENOFFICE.ADDIN.SAMPLE.PYTHON.NUMBERTEXT.NUMBERTEXT.MONEYTEXT([.$A737];&quot;THB&quot;)" office:value-type="string" office:string-value="เจ็ดร้อยสามสิบเอ็ดบาทถ้วน">
            <text:p>เจ็ดร้อยสามสิบเอ็ดบาทถ้วน</text:p>
          </table:table-cell>
          <table:table-cell table:number-columns-repeated="2"/>
          <table:table-cell table:formula="of:=COM.MICROSOFT.BAHTTEXT([.$A737])" office:value-type="string" office:string-value="เจ็ดร้อยสามสิบเอ็ดบาทถ้วน">
            <text:p>เจ็ดร้อยสามสิบเอ็ดบาทถ้วน</text:p>
          </table:table-cell>
          <table:table-cell table:number-columns-repeated="2"/>
          <table:table-cell table:formula="of:=IF([.$C737]=[.$F7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2">
            <text:p>732</text:p>
          </table:table-cell>
          <table:table-cell/>
          <table:table-cell table:formula="of:=ORG.OPENOFFICE.ADDIN.SAMPLE.PYTHON.NUMBERTEXT.NUMBERTEXT.MONEYTEXT([.$A738];&quot;THB&quot;)" office:value-type="string" office:string-value="เจ็ดร้อยสามสิบสองบาทถ้วน">
            <text:p>เจ็ดร้อยสามสิบสองบาทถ้วน</text:p>
          </table:table-cell>
          <table:table-cell table:number-columns-repeated="2"/>
          <table:table-cell table:formula="of:=COM.MICROSOFT.BAHTTEXT([.$A738])" office:value-type="string" office:string-value="เจ็ดร้อยสามสิบสองบาทถ้วน">
            <text:p>เจ็ดร้อยสามสิบสองบาทถ้วน</text:p>
          </table:table-cell>
          <table:table-cell table:number-columns-repeated="2"/>
          <table:table-cell table:formula="of:=IF([.$C738]=[.$F7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3">
            <text:p>733</text:p>
          </table:table-cell>
          <table:table-cell/>
          <table:table-cell table:formula="of:=ORG.OPENOFFICE.ADDIN.SAMPLE.PYTHON.NUMBERTEXT.NUMBERTEXT.MONEYTEXT([.$A739];&quot;THB&quot;)" office:value-type="string" office:string-value="เจ็ดร้อยสามสิบสามบาทถ้วน">
            <text:p>เจ็ดร้อยสามสิบสามบาทถ้วน</text:p>
          </table:table-cell>
          <table:table-cell table:number-columns-repeated="2"/>
          <table:table-cell table:formula="of:=COM.MICROSOFT.BAHTTEXT([.$A739])" office:value-type="string" office:string-value="เจ็ดร้อยสามสิบสามบาทถ้วน">
            <text:p>เจ็ดร้อยสามสิบสามบาทถ้วน</text:p>
          </table:table-cell>
          <table:table-cell table:number-columns-repeated="2"/>
          <table:table-cell table:formula="of:=IF([.$C739]=[.$F7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4">
            <text:p>734</text:p>
          </table:table-cell>
          <table:table-cell/>
          <table:table-cell table:formula="of:=ORG.OPENOFFICE.ADDIN.SAMPLE.PYTHON.NUMBERTEXT.NUMBERTEXT.MONEYTEXT([.$A740];&quot;THB&quot;)" office:value-type="string" office:string-value="เจ็ดร้อยสามสิบสี่บาทถ้วน">
            <text:p>เจ็ดร้อยสามสิบสี่บาทถ้วน</text:p>
          </table:table-cell>
          <table:table-cell table:number-columns-repeated="2"/>
          <table:table-cell table:formula="of:=COM.MICROSOFT.BAHTTEXT([.$A740])" office:value-type="string" office:string-value="เจ็ดร้อยสามสิบสี่บาทถ้วน">
            <text:p>เจ็ดร้อยสามสิบสี่บาทถ้วน</text:p>
          </table:table-cell>
          <table:table-cell table:number-columns-repeated="2"/>
          <table:table-cell table:formula="of:=IF([.$C740]=[.$F7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5">
            <text:p>735</text:p>
          </table:table-cell>
          <table:table-cell/>
          <table:table-cell table:formula="of:=ORG.OPENOFFICE.ADDIN.SAMPLE.PYTHON.NUMBERTEXT.NUMBERTEXT.MONEYTEXT([.$A741];&quot;THB&quot;)" office:value-type="string" office:string-value="เจ็ดร้อยสามสิบห้าบาทถ้วน">
            <text:p>เจ็ดร้อยสามสิบห้าบาทถ้วน</text:p>
          </table:table-cell>
          <table:table-cell table:number-columns-repeated="2"/>
          <table:table-cell table:formula="of:=COM.MICROSOFT.BAHTTEXT([.$A741])" office:value-type="string" office:string-value="เจ็ดร้อยสามสิบห้าบาทถ้วน">
            <text:p>เจ็ดร้อยสามสิบห้าบาทถ้วน</text:p>
          </table:table-cell>
          <table:table-cell table:number-columns-repeated="2"/>
          <table:table-cell table:formula="of:=IF([.$C741]=[.$F7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6">
            <text:p>736</text:p>
          </table:table-cell>
          <table:table-cell/>
          <table:table-cell table:formula="of:=ORG.OPENOFFICE.ADDIN.SAMPLE.PYTHON.NUMBERTEXT.NUMBERTEXT.MONEYTEXT([.$A742];&quot;THB&quot;)" office:value-type="string" office:string-value="เจ็ดร้อยสามสิบหกบาทถ้วน">
            <text:p>เจ็ดร้อยสามสิบหกบาทถ้วน</text:p>
          </table:table-cell>
          <table:table-cell table:number-columns-repeated="2"/>
          <table:table-cell table:formula="of:=COM.MICROSOFT.BAHTTEXT([.$A742])" office:value-type="string" office:string-value="เจ็ดร้อยสามสิบหกบาทถ้วน">
            <text:p>เจ็ดร้อยสามสิบหกบาทถ้วน</text:p>
          </table:table-cell>
          <table:table-cell table:number-columns-repeated="2"/>
          <table:table-cell table:formula="of:=IF([.$C742]=[.$F7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7">
            <text:p>737</text:p>
          </table:table-cell>
          <table:table-cell/>
          <table:table-cell table:formula="of:=ORG.OPENOFFICE.ADDIN.SAMPLE.PYTHON.NUMBERTEXT.NUMBERTEXT.MONEYTEXT([.$A743];&quot;THB&quot;)" office:value-type="string" office:string-value="เจ็ดร้อยสามสิบเจ็ดบาทถ้วน">
            <text:p>เจ็ดร้อยสามสิบเจ็ดบาทถ้วน</text:p>
          </table:table-cell>
          <table:table-cell table:number-columns-repeated="2"/>
          <table:table-cell table:formula="of:=COM.MICROSOFT.BAHTTEXT([.$A743])" office:value-type="string" office:string-value="เจ็ดร้อยสามสิบเจ็ดบาทถ้วน">
            <text:p>เจ็ดร้อยสามสิบเจ็ดบาทถ้วน</text:p>
          </table:table-cell>
          <table:table-cell table:number-columns-repeated="2"/>
          <table:table-cell table:formula="of:=IF([.$C743]=[.$F7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8">
            <text:p>738</text:p>
          </table:table-cell>
          <table:table-cell/>
          <table:table-cell table:formula="of:=ORG.OPENOFFICE.ADDIN.SAMPLE.PYTHON.NUMBERTEXT.NUMBERTEXT.MONEYTEXT([.$A744];&quot;THB&quot;)" office:value-type="string" office:string-value="เจ็ดร้อยสามสิบแปดบาทถ้วน">
            <text:p>เจ็ดร้อยสามสิบแปดบาทถ้วน</text:p>
          </table:table-cell>
          <table:table-cell table:number-columns-repeated="2"/>
          <table:table-cell table:formula="of:=COM.MICROSOFT.BAHTTEXT([.$A744])" office:value-type="string" office:string-value="เจ็ดร้อยสามสิบแปดบาทถ้วน">
            <text:p>เจ็ดร้อยสามสิบแปดบาทถ้วน</text:p>
          </table:table-cell>
          <table:table-cell table:number-columns-repeated="2"/>
          <table:table-cell table:formula="of:=IF([.$C744]=[.$F7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39">
            <text:p>739</text:p>
          </table:table-cell>
          <table:table-cell/>
          <table:table-cell table:formula="of:=ORG.OPENOFFICE.ADDIN.SAMPLE.PYTHON.NUMBERTEXT.NUMBERTEXT.MONEYTEXT([.$A745];&quot;THB&quot;)" office:value-type="string" office:string-value="เจ็ดร้อยสามสิบเก้าบาทถ้วน">
            <text:p>เจ็ดร้อยสามสิบเก้าบาทถ้วน</text:p>
          </table:table-cell>
          <table:table-cell table:number-columns-repeated="2"/>
          <table:table-cell table:formula="of:=COM.MICROSOFT.BAHTTEXT([.$A745])" office:value-type="string" office:string-value="เจ็ดร้อยสามสิบเก้าบาทถ้วน">
            <text:p>เจ็ดร้อยสามสิบเก้าบาทถ้วน</text:p>
          </table:table-cell>
          <table:table-cell table:number-columns-repeated="2"/>
          <table:table-cell table:formula="of:=IF([.$C745]=[.$F7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0">
            <text:p>740</text:p>
          </table:table-cell>
          <table:table-cell/>
          <table:table-cell table:formula="of:=ORG.OPENOFFICE.ADDIN.SAMPLE.PYTHON.NUMBERTEXT.NUMBERTEXT.MONEYTEXT([.$A746];&quot;THB&quot;)" office:value-type="string" office:string-value="เจ็ดร้อยสี่สิบบาทถ้วน">
            <text:p>เจ็ดร้อยสี่สิบบาทถ้วน</text:p>
          </table:table-cell>
          <table:table-cell table:number-columns-repeated="2"/>
          <table:table-cell table:formula="of:=COM.MICROSOFT.BAHTTEXT([.$A746])" office:value-type="string" office:string-value="เจ็ดร้อยสี่สิบบาทถ้วน">
            <text:p>เจ็ดร้อยสี่สิบบาทถ้วน</text:p>
          </table:table-cell>
          <table:table-cell table:number-columns-repeated="2"/>
          <table:table-cell table:formula="of:=IF([.$C746]=[.$F7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1">
            <text:p>741</text:p>
          </table:table-cell>
          <table:table-cell/>
          <table:table-cell table:formula="of:=ORG.OPENOFFICE.ADDIN.SAMPLE.PYTHON.NUMBERTEXT.NUMBERTEXT.MONEYTEXT([.$A747];&quot;THB&quot;)" office:value-type="string" office:string-value="เจ็ดร้อยสี่สิบเอ็ดบาทถ้วน">
            <text:p>เจ็ดร้อยสี่สิบเอ็ดบาทถ้วน</text:p>
          </table:table-cell>
          <table:table-cell table:number-columns-repeated="2"/>
          <table:table-cell table:formula="of:=COM.MICROSOFT.BAHTTEXT([.$A747])" office:value-type="string" office:string-value="เจ็ดร้อยสี่สิบเอ็ดบาทถ้วน">
            <text:p>เจ็ดร้อยสี่สิบเอ็ดบาทถ้วน</text:p>
          </table:table-cell>
          <table:table-cell table:number-columns-repeated="2"/>
          <table:table-cell table:formula="of:=IF([.$C747]=[.$F7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2">
            <text:p>742</text:p>
          </table:table-cell>
          <table:table-cell/>
          <table:table-cell table:formula="of:=ORG.OPENOFFICE.ADDIN.SAMPLE.PYTHON.NUMBERTEXT.NUMBERTEXT.MONEYTEXT([.$A748];&quot;THB&quot;)" office:value-type="string" office:string-value="เจ็ดร้อยสี่สิบสองบาทถ้วน">
            <text:p>เจ็ดร้อยสี่สิบสองบาทถ้วน</text:p>
          </table:table-cell>
          <table:table-cell table:number-columns-repeated="2"/>
          <table:table-cell table:formula="of:=COM.MICROSOFT.BAHTTEXT([.$A748])" office:value-type="string" office:string-value="เจ็ดร้อยสี่สิบสองบาทถ้วน">
            <text:p>เจ็ดร้อยสี่สิบสองบาทถ้วน</text:p>
          </table:table-cell>
          <table:table-cell table:number-columns-repeated="2"/>
          <table:table-cell table:formula="of:=IF([.$C748]=[.$F7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3">
            <text:p>743</text:p>
          </table:table-cell>
          <table:table-cell/>
          <table:table-cell table:formula="of:=ORG.OPENOFFICE.ADDIN.SAMPLE.PYTHON.NUMBERTEXT.NUMBERTEXT.MONEYTEXT([.$A749];&quot;THB&quot;)" office:value-type="string" office:string-value="เจ็ดร้อยสี่สิบสามบาทถ้วน">
            <text:p>เจ็ดร้อยสี่สิบสามบาทถ้วน</text:p>
          </table:table-cell>
          <table:table-cell table:number-columns-repeated="2"/>
          <table:table-cell table:formula="of:=COM.MICROSOFT.BAHTTEXT([.$A749])" office:value-type="string" office:string-value="เจ็ดร้อยสี่สิบสามบาทถ้วน">
            <text:p>เจ็ดร้อยสี่สิบสามบาทถ้วน</text:p>
          </table:table-cell>
          <table:table-cell table:number-columns-repeated="2"/>
          <table:table-cell table:formula="of:=IF([.$C749]=[.$F7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4">
            <text:p>744</text:p>
          </table:table-cell>
          <table:table-cell/>
          <table:table-cell table:formula="of:=ORG.OPENOFFICE.ADDIN.SAMPLE.PYTHON.NUMBERTEXT.NUMBERTEXT.MONEYTEXT([.$A750];&quot;THB&quot;)" office:value-type="string" office:string-value="เจ็ดร้อยสี่สิบสี่บาทถ้วน">
            <text:p>เจ็ดร้อยสี่สิบสี่บาทถ้วน</text:p>
          </table:table-cell>
          <table:table-cell table:number-columns-repeated="2"/>
          <table:table-cell table:formula="of:=COM.MICROSOFT.BAHTTEXT([.$A750])" office:value-type="string" office:string-value="เจ็ดร้อยสี่สิบสี่บาทถ้วน">
            <text:p>เจ็ดร้อยสี่สิบสี่บาทถ้วน</text:p>
          </table:table-cell>
          <table:table-cell table:number-columns-repeated="2"/>
          <table:table-cell table:formula="of:=IF([.$C750]=[.$F7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5">
            <text:p>745</text:p>
          </table:table-cell>
          <table:table-cell/>
          <table:table-cell table:formula="of:=ORG.OPENOFFICE.ADDIN.SAMPLE.PYTHON.NUMBERTEXT.NUMBERTEXT.MONEYTEXT([.$A751];&quot;THB&quot;)" office:value-type="string" office:string-value="เจ็ดร้อยสี่สิบห้าบาทถ้วน">
            <text:p>เจ็ดร้อยสี่สิบห้าบาทถ้วน</text:p>
          </table:table-cell>
          <table:table-cell table:number-columns-repeated="2"/>
          <table:table-cell table:formula="of:=COM.MICROSOFT.BAHTTEXT([.$A751])" office:value-type="string" office:string-value="เจ็ดร้อยสี่สิบห้าบาทถ้วน">
            <text:p>เจ็ดร้อยสี่สิบห้าบาทถ้วน</text:p>
          </table:table-cell>
          <table:table-cell table:number-columns-repeated="2"/>
          <table:table-cell table:formula="of:=IF([.$C751]=[.$F7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6">
            <text:p>746</text:p>
          </table:table-cell>
          <table:table-cell/>
          <table:table-cell table:formula="of:=ORG.OPENOFFICE.ADDIN.SAMPLE.PYTHON.NUMBERTEXT.NUMBERTEXT.MONEYTEXT([.$A752];&quot;THB&quot;)" office:value-type="string" office:string-value="เจ็ดร้อยสี่สิบหกบาทถ้วน">
            <text:p>เจ็ดร้อยสี่สิบหกบาทถ้วน</text:p>
          </table:table-cell>
          <table:table-cell table:number-columns-repeated="2"/>
          <table:table-cell table:formula="of:=COM.MICROSOFT.BAHTTEXT([.$A752])" office:value-type="string" office:string-value="เจ็ดร้อยสี่สิบหกบาทถ้วน">
            <text:p>เจ็ดร้อยสี่สิบหกบาทถ้วน</text:p>
          </table:table-cell>
          <table:table-cell table:number-columns-repeated="2"/>
          <table:table-cell table:formula="of:=IF([.$C752]=[.$F7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7">
            <text:p>747</text:p>
          </table:table-cell>
          <table:table-cell/>
          <table:table-cell table:formula="of:=ORG.OPENOFFICE.ADDIN.SAMPLE.PYTHON.NUMBERTEXT.NUMBERTEXT.MONEYTEXT([.$A753];&quot;THB&quot;)" office:value-type="string" office:string-value="เจ็ดร้อยสี่สิบเจ็ดบาทถ้วน">
            <text:p>เจ็ดร้อยสี่สิบเจ็ดบาทถ้วน</text:p>
          </table:table-cell>
          <table:table-cell table:number-columns-repeated="2"/>
          <table:table-cell table:formula="of:=COM.MICROSOFT.BAHTTEXT([.$A753])" office:value-type="string" office:string-value="เจ็ดร้อยสี่สิบเจ็ดบาทถ้วน">
            <text:p>เจ็ดร้อยสี่สิบเจ็ดบาทถ้วน</text:p>
          </table:table-cell>
          <table:table-cell table:number-columns-repeated="2"/>
          <table:table-cell table:formula="of:=IF([.$C753]=[.$F7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8">
            <text:p>748</text:p>
          </table:table-cell>
          <table:table-cell/>
          <table:table-cell table:formula="of:=ORG.OPENOFFICE.ADDIN.SAMPLE.PYTHON.NUMBERTEXT.NUMBERTEXT.MONEYTEXT([.$A754];&quot;THB&quot;)" office:value-type="string" office:string-value="เจ็ดร้อยสี่สิบแปดบาทถ้วน">
            <text:p>เจ็ดร้อยสี่สิบแปดบาทถ้วน</text:p>
          </table:table-cell>
          <table:table-cell table:number-columns-repeated="2"/>
          <table:table-cell table:formula="of:=COM.MICROSOFT.BAHTTEXT([.$A754])" office:value-type="string" office:string-value="เจ็ดร้อยสี่สิบแปดบาทถ้วน">
            <text:p>เจ็ดร้อยสี่สิบแปดบาทถ้วน</text:p>
          </table:table-cell>
          <table:table-cell table:number-columns-repeated="2"/>
          <table:table-cell table:formula="of:=IF([.$C754]=[.$F7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49">
            <text:p>749</text:p>
          </table:table-cell>
          <table:table-cell/>
          <table:table-cell table:formula="of:=ORG.OPENOFFICE.ADDIN.SAMPLE.PYTHON.NUMBERTEXT.NUMBERTEXT.MONEYTEXT([.$A755];&quot;THB&quot;)" office:value-type="string" office:string-value="เจ็ดร้อยสี่สิบเก้าบาทถ้วน">
            <text:p>เจ็ดร้อยสี่สิบเก้าบาทถ้วน</text:p>
          </table:table-cell>
          <table:table-cell table:number-columns-repeated="2"/>
          <table:table-cell table:formula="of:=COM.MICROSOFT.BAHTTEXT([.$A755])" office:value-type="string" office:string-value="เจ็ดร้อยสี่สิบเก้าบาทถ้วน">
            <text:p>เจ็ดร้อยสี่สิบเก้าบาทถ้วน</text:p>
          </table:table-cell>
          <table:table-cell table:number-columns-repeated="2"/>
          <table:table-cell table:formula="of:=IF([.$C755]=[.$F7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0">
            <text:p>750</text:p>
          </table:table-cell>
          <table:table-cell/>
          <table:table-cell table:formula="of:=ORG.OPENOFFICE.ADDIN.SAMPLE.PYTHON.NUMBERTEXT.NUMBERTEXT.MONEYTEXT([.$A756];&quot;THB&quot;)" office:value-type="string" office:string-value="เจ็ดร้อยห้าสิบบาทถ้วน">
            <text:p>เจ็ดร้อยห้าสิบบาทถ้วน</text:p>
          </table:table-cell>
          <table:table-cell table:number-columns-repeated="2"/>
          <table:table-cell table:formula="of:=COM.MICROSOFT.BAHTTEXT([.$A756])" office:value-type="string" office:string-value="เจ็ดร้อยห้าสิบบาทถ้วน">
            <text:p>เจ็ดร้อยห้าสิบบาทถ้วน</text:p>
          </table:table-cell>
          <table:table-cell table:number-columns-repeated="2"/>
          <table:table-cell table:formula="of:=IF([.$C756]=[.$F7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1">
            <text:p>751</text:p>
          </table:table-cell>
          <table:table-cell/>
          <table:table-cell table:formula="of:=ORG.OPENOFFICE.ADDIN.SAMPLE.PYTHON.NUMBERTEXT.NUMBERTEXT.MONEYTEXT([.$A757];&quot;THB&quot;)" office:value-type="string" office:string-value="เจ็ดร้อยห้าสิบเอ็ดบาทถ้วน">
            <text:p>เจ็ดร้อยห้าสิบเอ็ดบาทถ้วน</text:p>
          </table:table-cell>
          <table:table-cell table:number-columns-repeated="2"/>
          <table:table-cell table:formula="of:=COM.MICROSOFT.BAHTTEXT([.$A757])" office:value-type="string" office:string-value="เจ็ดร้อยห้าสิบเอ็ดบาทถ้วน">
            <text:p>เจ็ดร้อยห้าสิบเอ็ดบาทถ้วน</text:p>
          </table:table-cell>
          <table:table-cell table:number-columns-repeated="2"/>
          <table:table-cell table:formula="of:=IF([.$C757]=[.$F7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2">
            <text:p>752</text:p>
          </table:table-cell>
          <table:table-cell/>
          <table:table-cell table:formula="of:=ORG.OPENOFFICE.ADDIN.SAMPLE.PYTHON.NUMBERTEXT.NUMBERTEXT.MONEYTEXT([.$A758];&quot;THB&quot;)" office:value-type="string" office:string-value="เจ็ดร้อยห้าสิบสองบาทถ้วน">
            <text:p>เจ็ดร้อยห้าสิบสองบาทถ้วน</text:p>
          </table:table-cell>
          <table:table-cell table:number-columns-repeated="2"/>
          <table:table-cell table:formula="of:=COM.MICROSOFT.BAHTTEXT([.$A758])" office:value-type="string" office:string-value="เจ็ดร้อยห้าสิบสองบาทถ้วน">
            <text:p>เจ็ดร้อยห้าสิบสองบาทถ้วน</text:p>
          </table:table-cell>
          <table:table-cell table:number-columns-repeated="2"/>
          <table:table-cell table:formula="of:=IF([.$C758]=[.$F7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3">
            <text:p>753</text:p>
          </table:table-cell>
          <table:table-cell/>
          <table:table-cell table:formula="of:=ORG.OPENOFFICE.ADDIN.SAMPLE.PYTHON.NUMBERTEXT.NUMBERTEXT.MONEYTEXT([.$A759];&quot;THB&quot;)" office:value-type="string" office:string-value="เจ็ดร้อยห้าสิบสามบาทถ้วน">
            <text:p>เจ็ดร้อยห้าสิบสามบาทถ้วน</text:p>
          </table:table-cell>
          <table:table-cell table:number-columns-repeated="2"/>
          <table:table-cell table:formula="of:=COM.MICROSOFT.BAHTTEXT([.$A759])" office:value-type="string" office:string-value="เจ็ดร้อยห้าสิบสามบาทถ้วน">
            <text:p>เจ็ดร้อยห้าสิบสามบาทถ้วน</text:p>
          </table:table-cell>
          <table:table-cell table:number-columns-repeated="2"/>
          <table:table-cell table:formula="of:=IF([.$C759]=[.$F7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4">
            <text:p>754</text:p>
          </table:table-cell>
          <table:table-cell/>
          <table:table-cell table:formula="of:=ORG.OPENOFFICE.ADDIN.SAMPLE.PYTHON.NUMBERTEXT.NUMBERTEXT.MONEYTEXT([.$A760];&quot;THB&quot;)" office:value-type="string" office:string-value="เจ็ดร้อยห้าสิบสี่บาทถ้วน">
            <text:p>เจ็ดร้อยห้าสิบสี่บาทถ้วน</text:p>
          </table:table-cell>
          <table:table-cell table:number-columns-repeated="2"/>
          <table:table-cell table:formula="of:=COM.MICROSOFT.BAHTTEXT([.$A760])" office:value-type="string" office:string-value="เจ็ดร้อยห้าสิบสี่บาทถ้วน">
            <text:p>เจ็ดร้อยห้าสิบสี่บาทถ้วน</text:p>
          </table:table-cell>
          <table:table-cell table:number-columns-repeated="2"/>
          <table:table-cell table:formula="of:=IF([.$C760]=[.$F7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5">
            <text:p>755</text:p>
          </table:table-cell>
          <table:table-cell/>
          <table:table-cell table:formula="of:=ORG.OPENOFFICE.ADDIN.SAMPLE.PYTHON.NUMBERTEXT.NUMBERTEXT.MONEYTEXT([.$A761];&quot;THB&quot;)" office:value-type="string" office:string-value="เจ็ดร้อยห้าสิบห้าบาทถ้วน">
            <text:p>เจ็ดร้อยห้าสิบห้าบาทถ้วน</text:p>
          </table:table-cell>
          <table:table-cell table:number-columns-repeated="2"/>
          <table:table-cell table:formula="of:=COM.MICROSOFT.BAHTTEXT([.$A761])" office:value-type="string" office:string-value="เจ็ดร้อยห้าสิบห้าบาทถ้วน">
            <text:p>เจ็ดร้อยห้าสิบห้าบาทถ้วน</text:p>
          </table:table-cell>
          <table:table-cell table:number-columns-repeated="2"/>
          <table:table-cell table:formula="of:=IF([.$C761]=[.$F7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6">
            <text:p>756</text:p>
          </table:table-cell>
          <table:table-cell/>
          <table:table-cell table:formula="of:=ORG.OPENOFFICE.ADDIN.SAMPLE.PYTHON.NUMBERTEXT.NUMBERTEXT.MONEYTEXT([.$A762];&quot;THB&quot;)" office:value-type="string" office:string-value="เจ็ดร้อยห้าสิบหกบาทถ้วน">
            <text:p>เจ็ดร้อยห้าสิบหกบาทถ้วน</text:p>
          </table:table-cell>
          <table:table-cell table:number-columns-repeated="2"/>
          <table:table-cell table:formula="of:=COM.MICROSOFT.BAHTTEXT([.$A762])" office:value-type="string" office:string-value="เจ็ดร้อยห้าสิบหกบาทถ้วน">
            <text:p>เจ็ดร้อยห้าสิบหกบาทถ้วน</text:p>
          </table:table-cell>
          <table:table-cell table:number-columns-repeated="2"/>
          <table:table-cell table:formula="of:=IF([.$C762]=[.$F7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7">
            <text:p>757</text:p>
          </table:table-cell>
          <table:table-cell/>
          <table:table-cell table:formula="of:=ORG.OPENOFFICE.ADDIN.SAMPLE.PYTHON.NUMBERTEXT.NUMBERTEXT.MONEYTEXT([.$A763];&quot;THB&quot;)" office:value-type="string" office:string-value="เจ็ดร้อยห้าสิบเจ็ดบาทถ้วน">
            <text:p>เจ็ดร้อยห้าสิบเจ็ดบาทถ้วน</text:p>
          </table:table-cell>
          <table:table-cell table:number-columns-repeated="2"/>
          <table:table-cell table:formula="of:=COM.MICROSOFT.BAHTTEXT([.$A763])" office:value-type="string" office:string-value="เจ็ดร้อยห้าสิบเจ็ดบาทถ้วน">
            <text:p>เจ็ดร้อยห้าสิบเจ็ดบาทถ้วน</text:p>
          </table:table-cell>
          <table:table-cell table:number-columns-repeated="2"/>
          <table:table-cell table:formula="of:=IF([.$C763]=[.$F7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8">
            <text:p>758</text:p>
          </table:table-cell>
          <table:table-cell/>
          <table:table-cell table:formula="of:=ORG.OPENOFFICE.ADDIN.SAMPLE.PYTHON.NUMBERTEXT.NUMBERTEXT.MONEYTEXT([.$A764];&quot;THB&quot;)" office:value-type="string" office:string-value="เจ็ดร้อยห้าสิบแปดบาทถ้วน">
            <text:p>เจ็ดร้อยห้าสิบแปดบาทถ้วน</text:p>
          </table:table-cell>
          <table:table-cell table:number-columns-repeated="2"/>
          <table:table-cell table:formula="of:=COM.MICROSOFT.BAHTTEXT([.$A764])" office:value-type="string" office:string-value="เจ็ดร้อยห้าสิบแปดบาทถ้วน">
            <text:p>เจ็ดร้อยห้าสิบแปดบาทถ้วน</text:p>
          </table:table-cell>
          <table:table-cell table:number-columns-repeated="2"/>
          <table:table-cell table:formula="of:=IF([.$C764]=[.$F7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59">
            <text:p>759</text:p>
          </table:table-cell>
          <table:table-cell/>
          <table:table-cell table:formula="of:=ORG.OPENOFFICE.ADDIN.SAMPLE.PYTHON.NUMBERTEXT.NUMBERTEXT.MONEYTEXT([.$A765];&quot;THB&quot;)" office:value-type="string" office:string-value="เจ็ดร้อยห้าสิบเก้าบาทถ้วน">
            <text:p>เจ็ดร้อยห้าสิบเก้าบาทถ้วน</text:p>
          </table:table-cell>
          <table:table-cell table:number-columns-repeated="2"/>
          <table:table-cell table:formula="of:=COM.MICROSOFT.BAHTTEXT([.$A765])" office:value-type="string" office:string-value="เจ็ดร้อยห้าสิบเก้าบาทถ้วน">
            <text:p>เจ็ดร้อยห้าสิบเก้าบาทถ้วน</text:p>
          </table:table-cell>
          <table:table-cell table:number-columns-repeated="2"/>
          <table:table-cell table:formula="of:=IF([.$C765]=[.$F7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0">
            <text:p>760</text:p>
          </table:table-cell>
          <table:table-cell/>
          <table:table-cell table:formula="of:=ORG.OPENOFFICE.ADDIN.SAMPLE.PYTHON.NUMBERTEXT.NUMBERTEXT.MONEYTEXT([.$A766];&quot;THB&quot;)" office:value-type="string" office:string-value="เจ็ดร้อยหกสิบบาทถ้วน">
            <text:p>เจ็ดร้อยหกสิบบาทถ้วน</text:p>
          </table:table-cell>
          <table:table-cell table:number-columns-repeated="2"/>
          <table:table-cell table:formula="of:=COM.MICROSOFT.BAHTTEXT([.$A766])" office:value-type="string" office:string-value="เจ็ดร้อยหกสิบบาทถ้วน">
            <text:p>เจ็ดร้อยหกสิบบาทถ้วน</text:p>
          </table:table-cell>
          <table:table-cell table:number-columns-repeated="2"/>
          <table:table-cell table:formula="of:=IF([.$C766]=[.$F7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1">
            <text:p>761</text:p>
          </table:table-cell>
          <table:table-cell/>
          <table:table-cell table:formula="of:=ORG.OPENOFFICE.ADDIN.SAMPLE.PYTHON.NUMBERTEXT.NUMBERTEXT.MONEYTEXT([.$A767];&quot;THB&quot;)" office:value-type="string" office:string-value="เจ็ดร้อยหกสิบเอ็ดบาทถ้วน">
            <text:p>เจ็ดร้อยหกสิบเอ็ดบาทถ้วน</text:p>
          </table:table-cell>
          <table:table-cell table:number-columns-repeated="2"/>
          <table:table-cell table:formula="of:=COM.MICROSOFT.BAHTTEXT([.$A767])" office:value-type="string" office:string-value="เจ็ดร้อยหกสิบเอ็ดบาทถ้วน">
            <text:p>เจ็ดร้อยหกสิบเอ็ดบาทถ้วน</text:p>
          </table:table-cell>
          <table:table-cell table:number-columns-repeated="2"/>
          <table:table-cell table:formula="of:=IF([.$C767]=[.$F7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2">
            <text:p>762</text:p>
          </table:table-cell>
          <table:table-cell/>
          <table:table-cell table:formula="of:=ORG.OPENOFFICE.ADDIN.SAMPLE.PYTHON.NUMBERTEXT.NUMBERTEXT.MONEYTEXT([.$A768];&quot;THB&quot;)" office:value-type="string" office:string-value="เจ็ดร้อยหกสิบสองบาทถ้วน">
            <text:p>เจ็ดร้อยหกสิบสองบาทถ้วน</text:p>
          </table:table-cell>
          <table:table-cell table:number-columns-repeated="2"/>
          <table:table-cell table:formula="of:=COM.MICROSOFT.BAHTTEXT([.$A768])" office:value-type="string" office:string-value="เจ็ดร้อยหกสิบสองบาทถ้วน">
            <text:p>เจ็ดร้อยหกสิบสองบาทถ้วน</text:p>
          </table:table-cell>
          <table:table-cell table:number-columns-repeated="2"/>
          <table:table-cell table:formula="of:=IF([.$C768]=[.$F7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3">
            <text:p>763</text:p>
          </table:table-cell>
          <table:table-cell/>
          <table:table-cell table:formula="of:=ORG.OPENOFFICE.ADDIN.SAMPLE.PYTHON.NUMBERTEXT.NUMBERTEXT.MONEYTEXT([.$A769];&quot;THB&quot;)" office:value-type="string" office:string-value="เจ็ดร้อยหกสิบสามบาทถ้วน">
            <text:p>เจ็ดร้อยหกสิบสามบาทถ้วน</text:p>
          </table:table-cell>
          <table:table-cell table:number-columns-repeated="2"/>
          <table:table-cell table:formula="of:=COM.MICROSOFT.BAHTTEXT([.$A769])" office:value-type="string" office:string-value="เจ็ดร้อยหกสิบสามบาทถ้วน">
            <text:p>เจ็ดร้อยหกสิบสามบาทถ้วน</text:p>
          </table:table-cell>
          <table:table-cell table:number-columns-repeated="2"/>
          <table:table-cell table:formula="of:=IF([.$C769]=[.$F7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4">
            <text:p>764</text:p>
          </table:table-cell>
          <table:table-cell/>
          <table:table-cell table:formula="of:=ORG.OPENOFFICE.ADDIN.SAMPLE.PYTHON.NUMBERTEXT.NUMBERTEXT.MONEYTEXT([.$A770];&quot;THB&quot;)" office:value-type="string" office:string-value="เจ็ดร้อยหกสิบสี่บาทถ้วน">
            <text:p>เจ็ดร้อยหกสิบสี่บาทถ้วน</text:p>
          </table:table-cell>
          <table:table-cell table:number-columns-repeated="2"/>
          <table:table-cell table:formula="of:=COM.MICROSOFT.BAHTTEXT([.$A770])" office:value-type="string" office:string-value="เจ็ดร้อยหกสิบสี่บาทถ้วน">
            <text:p>เจ็ดร้อยหกสิบสี่บาทถ้วน</text:p>
          </table:table-cell>
          <table:table-cell table:number-columns-repeated="2"/>
          <table:table-cell table:formula="of:=IF([.$C770]=[.$F7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5">
            <text:p>765</text:p>
          </table:table-cell>
          <table:table-cell/>
          <table:table-cell table:formula="of:=ORG.OPENOFFICE.ADDIN.SAMPLE.PYTHON.NUMBERTEXT.NUMBERTEXT.MONEYTEXT([.$A771];&quot;THB&quot;)" office:value-type="string" office:string-value="เจ็ดร้อยหกสิบห้าบาทถ้วน">
            <text:p>เจ็ดร้อยหกสิบห้าบาทถ้วน</text:p>
          </table:table-cell>
          <table:table-cell table:number-columns-repeated="2"/>
          <table:table-cell table:formula="of:=COM.MICROSOFT.BAHTTEXT([.$A771])" office:value-type="string" office:string-value="เจ็ดร้อยหกสิบห้าบาทถ้วน">
            <text:p>เจ็ดร้อยหกสิบห้าบาทถ้วน</text:p>
          </table:table-cell>
          <table:table-cell table:number-columns-repeated="2"/>
          <table:table-cell table:formula="of:=IF([.$C771]=[.$F7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6">
            <text:p>766</text:p>
          </table:table-cell>
          <table:table-cell/>
          <table:table-cell table:formula="of:=ORG.OPENOFFICE.ADDIN.SAMPLE.PYTHON.NUMBERTEXT.NUMBERTEXT.MONEYTEXT([.$A772];&quot;THB&quot;)" office:value-type="string" office:string-value="เจ็ดร้อยหกสิบหกบาทถ้วน">
            <text:p>เจ็ดร้อยหกสิบหกบาทถ้วน</text:p>
          </table:table-cell>
          <table:table-cell table:number-columns-repeated="2"/>
          <table:table-cell table:formula="of:=COM.MICROSOFT.BAHTTEXT([.$A772])" office:value-type="string" office:string-value="เจ็ดร้อยหกสิบหกบาทถ้วน">
            <text:p>เจ็ดร้อยหกสิบหกบาทถ้วน</text:p>
          </table:table-cell>
          <table:table-cell table:number-columns-repeated="2"/>
          <table:table-cell table:formula="of:=IF([.$C772]=[.$F7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7">
            <text:p>767</text:p>
          </table:table-cell>
          <table:table-cell/>
          <table:table-cell table:formula="of:=ORG.OPENOFFICE.ADDIN.SAMPLE.PYTHON.NUMBERTEXT.NUMBERTEXT.MONEYTEXT([.$A773];&quot;THB&quot;)" office:value-type="string" office:string-value="เจ็ดร้อยหกสิบเจ็ดบาทถ้วน">
            <text:p>เจ็ดร้อยหกสิบเจ็ดบาทถ้วน</text:p>
          </table:table-cell>
          <table:table-cell table:number-columns-repeated="2"/>
          <table:table-cell table:formula="of:=COM.MICROSOFT.BAHTTEXT([.$A773])" office:value-type="string" office:string-value="เจ็ดร้อยหกสิบเจ็ดบาทถ้วน">
            <text:p>เจ็ดร้อยหกสิบเจ็ดบาทถ้วน</text:p>
          </table:table-cell>
          <table:table-cell table:number-columns-repeated="2"/>
          <table:table-cell table:formula="of:=IF([.$C773]=[.$F7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8">
            <text:p>768</text:p>
          </table:table-cell>
          <table:table-cell/>
          <table:table-cell table:formula="of:=ORG.OPENOFFICE.ADDIN.SAMPLE.PYTHON.NUMBERTEXT.NUMBERTEXT.MONEYTEXT([.$A774];&quot;THB&quot;)" office:value-type="string" office:string-value="เจ็ดร้อยหกสิบแปดบาทถ้วน">
            <text:p>เจ็ดร้อยหกสิบแปดบาทถ้วน</text:p>
          </table:table-cell>
          <table:table-cell table:number-columns-repeated="2"/>
          <table:table-cell table:formula="of:=COM.MICROSOFT.BAHTTEXT([.$A774])" office:value-type="string" office:string-value="เจ็ดร้อยหกสิบแปดบาทถ้วน">
            <text:p>เจ็ดร้อยหกสิบแปดบาทถ้วน</text:p>
          </table:table-cell>
          <table:table-cell table:number-columns-repeated="2"/>
          <table:table-cell table:formula="of:=IF([.$C774]=[.$F7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69">
            <text:p>769</text:p>
          </table:table-cell>
          <table:table-cell/>
          <table:table-cell table:formula="of:=ORG.OPENOFFICE.ADDIN.SAMPLE.PYTHON.NUMBERTEXT.NUMBERTEXT.MONEYTEXT([.$A775];&quot;THB&quot;)" office:value-type="string" office:string-value="เจ็ดร้อยหกสิบเก้าบาทถ้วน">
            <text:p>เจ็ดร้อยหกสิบเก้าบาทถ้วน</text:p>
          </table:table-cell>
          <table:table-cell table:number-columns-repeated="2"/>
          <table:table-cell table:formula="of:=COM.MICROSOFT.BAHTTEXT([.$A775])" office:value-type="string" office:string-value="เจ็ดร้อยหกสิบเก้าบาทถ้วน">
            <text:p>เจ็ดร้อยหกสิบเก้าบาทถ้วน</text:p>
          </table:table-cell>
          <table:table-cell table:number-columns-repeated="2"/>
          <table:table-cell table:formula="of:=IF([.$C775]=[.$F7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0">
            <text:p>770</text:p>
          </table:table-cell>
          <table:table-cell/>
          <table:table-cell table:formula="of:=ORG.OPENOFFICE.ADDIN.SAMPLE.PYTHON.NUMBERTEXT.NUMBERTEXT.MONEYTEXT([.$A776];&quot;THB&quot;)" office:value-type="string" office:string-value="เจ็ดร้อยเจ็ดสิบบาทถ้วน">
            <text:p>เจ็ดร้อยเจ็ดสิบบาทถ้วน</text:p>
          </table:table-cell>
          <table:table-cell table:number-columns-repeated="2"/>
          <table:table-cell table:formula="of:=COM.MICROSOFT.BAHTTEXT([.$A776])" office:value-type="string" office:string-value="เจ็ดร้อยเจ็ดสิบบาทถ้วน">
            <text:p>เจ็ดร้อยเจ็ดสิบบาทถ้วน</text:p>
          </table:table-cell>
          <table:table-cell table:number-columns-repeated="2"/>
          <table:table-cell table:formula="of:=IF([.$C776]=[.$F7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1">
            <text:p>771</text:p>
          </table:table-cell>
          <table:table-cell/>
          <table:table-cell table:formula="of:=ORG.OPENOFFICE.ADDIN.SAMPLE.PYTHON.NUMBERTEXT.NUMBERTEXT.MONEYTEXT([.$A777];&quot;THB&quot;)" office:value-type="string" office:string-value="เจ็ดร้อยเจ็ดสิบเอ็ดบาทถ้วน">
            <text:p>เจ็ดร้อยเจ็ดสิบเอ็ดบาทถ้วน</text:p>
          </table:table-cell>
          <table:table-cell table:number-columns-repeated="2"/>
          <table:table-cell table:formula="of:=COM.MICROSOFT.BAHTTEXT([.$A777])" office:value-type="string" office:string-value="เจ็ดร้อยเจ็ดสิบเอ็ดบาทถ้วน">
            <text:p>เจ็ดร้อยเจ็ดสิบเอ็ดบาทถ้วน</text:p>
          </table:table-cell>
          <table:table-cell table:number-columns-repeated="2"/>
          <table:table-cell table:formula="of:=IF([.$C777]=[.$F7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2">
            <text:p>772</text:p>
          </table:table-cell>
          <table:table-cell/>
          <table:table-cell table:formula="of:=ORG.OPENOFFICE.ADDIN.SAMPLE.PYTHON.NUMBERTEXT.NUMBERTEXT.MONEYTEXT([.$A778];&quot;THB&quot;)" office:value-type="string" office:string-value="เจ็ดร้อยเจ็ดสิบสองบาทถ้วน">
            <text:p>เจ็ดร้อยเจ็ดสิบสองบาทถ้วน</text:p>
          </table:table-cell>
          <table:table-cell table:number-columns-repeated="2"/>
          <table:table-cell table:formula="of:=COM.MICROSOFT.BAHTTEXT([.$A778])" office:value-type="string" office:string-value="เจ็ดร้อยเจ็ดสิบสองบาทถ้วน">
            <text:p>เจ็ดร้อยเจ็ดสิบสองบาทถ้วน</text:p>
          </table:table-cell>
          <table:table-cell table:number-columns-repeated="2"/>
          <table:table-cell table:formula="of:=IF([.$C778]=[.$F7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3">
            <text:p>773</text:p>
          </table:table-cell>
          <table:table-cell/>
          <table:table-cell table:formula="of:=ORG.OPENOFFICE.ADDIN.SAMPLE.PYTHON.NUMBERTEXT.NUMBERTEXT.MONEYTEXT([.$A779];&quot;THB&quot;)" office:value-type="string" office:string-value="เจ็ดร้อยเจ็ดสิบสามบาทถ้วน">
            <text:p>เจ็ดร้อยเจ็ดสิบสามบาทถ้วน</text:p>
          </table:table-cell>
          <table:table-cell table:number-columns-repeated="2"/>
          <table:table-cell table:formula="of:=COM.MICROSOFT.BAHTTEXT([.$A779])" office:value-type="string" office:string-value="เจ็ดร้อยเจ็ดสิบสามบาทถ้วน">
            <text:p>เจ็ดร้อยเจ็ดสิบสามบาทถ้วน</text:p>
          </table:table-cell>
          <table:table-cell table:number-columns-repeated="2"/>
          <table:table-cell table:formula="of:=IF([.$C779]=[.$F7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4">
            <text:p>774</text:p>
          </table:table-cell>
          <table:table-cell/>
          <table:table-cell table:formula="of:=ORG.OPENOFFICE.ADDIN.SAMPLE.PYTHON.NUMBERTEXT.NUMBERTEXT.MONEYTEXT([.$A780];&quot;THB&quot;)" office:value-type="string" office:string-value="เจ็ดร้อยเจ็ดสิบสี่บาทถ้วน">
            <text:p>เจ็ดร้อยเจ็ดสิบสี่บาทถ้วน</text:p>
          </table:table-cell>
          <table:table-cell table:number-columns-repeated="2"/>
          <table:table-cell table:formula="of:=COM.MICROSOFT.BAHTTEXT([.$A780])" office:value-type="string" office:string-value="เจ็ดร้อยเจ็ดสิบสี่บาทถ้วน">
            <text:p>เจ็ดร้อยเจ็ดสิบสี่บาทถ้วน</text:p>
          </table:table-cell>
          <table:table-cell table:number-columns-repeated="2"/>
          <table:table-cell table:formula="of:=IF([.$C780]=[.$F7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5">
            <text:p>775</text:p>
          </table:table-cell>
          <table:table-cell/>
          <table:table-cell table:formula="of:=ORG.OPENOFFICE.ADDIN.SAMPLE.PYTHON.NUMBERTEXT.NUMBERTEXT.MONEYTEXT([.$A781];&quot;THB&quot;)" office:value-type="string" office:string-value="เจ็ดร้อยเจ็ดสิบห้าบาทถ้วน">
            <text:p>เจ็ดร้อยเจ็ดสิบห้าบาทถ้วน</text:p>
          </table:table-cell>
          <table:table-cell table:number-columns-repeated="2"/>
          <table:table-cell table:formula="of:=COM.MICROSOFT.BAHTTEXT([.$A781])" office:value-type="string" office:string-value="เจ็ดร้อยเจ็ดสิบห้าบาทถ้วน">
            <text:p>เจ็ดร้อยเจ็ดสิบห้าบาทถ้วน</text:p>
          </table:table-cell>
          <table:table-cell table:number-columns-repeated="2"/>
          <table:table-cell table:formula="of:=IF([.$C781]=[.$F7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6">
            <text:p>776</text:p>
          </table:table-cell>
          <table:table-cell/>
          <table:table-cell table:formula="of:=ORG.OPENOFFICE.ADDIN.SAMPLE.PYTHON.NUMBERTEXT.NUMBERTEXT.MONEYTEXT([.$A782];&quot;THB&quot;)" office:value-type="string" office:string-value="เจ็ดร้อยเจ็ดสิบหกบาทถ้วน">
            <text:p>เจ็ดร้อยเจ็ดสิบหกบาทถ้วน</text:p>
          </table:table-cell>
          <table:table-cell table:number-columns-repeated="2"/>
          <table:table-cell table:formula="of:=COM.MICROSOFT.BAHTTEXT([.$A782])" office:value-type="string" office:string-value="เจ็ดร้อยเจ็ดสิบหกบาทถ้วน">
            <text:p>เจ็ดร้อยเจ็ดสิบหกบาทถ้วน</text:p>
          </table:table-cell>
          <table:table-cell table:number-columns-repeated="2"/>
          <table:table-cell table:formula="of:=IF([.$C782]=[.$F7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7">
            <text:p>777</text:p>
          </table:table-cell>
          <table:table-cell/>
          <table:table-cell table:formula="of:=ORG.OPENOFFICE.ADDIN.SAMPLE.PYTHON.NUMBERTEXT.NUMBERTEXT.MONEYTEXT([.$A783];&quot;THB&quot;)" office:value-type="string" office:string-value="เจ็ดร้อยเจ็ดสิบเจ็ดบาทถ้วน">
            <text:p>เจ็ดร้อยเจ็ดสิบเจ็ดบาทถ้วน</text:p>
          </table:table-cell>
          <table:table-cell table:number-columns-repeated="2"/>
          <table:table-cell table:formula="of:=COM.MICROSOFT.BAHTTEXT([.$A783])" office:value-type="string" office:string-value="เจ็ดร้อยเจ็ดสิบเจ็ดบาทถ้วน">
            <text:p>เจ็ดร้อยเจ็ดสิบเจ็ดบาทถ้วน</text:p>
          </table:table-cell>
          <table:table-cell table:number-columns-repeated="2"/>
          <table:table-cell table:formula="of:=IF([.$C783]=[.$F7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8">
            <text:p>778</text:p>
          </table:table-cell>
          <table:table-cell/>
          <table:table-cell table:formula="of:=ORG.OPENOFFICE.ADDIN.SAMPLE.PYTHON.NUMBERTEXT.NUMBERTEXT.MONEYTEXT([.$A784];&quot;THB&quot;)" office:value-type="string" office:string-value="เจ็ดร้อยเจ็ดสิบแปดบาทถ้วน">
            <text:p>เจ็ดร้อยเจ็ดสิบแปดบาทถ้วน</text:p>
          </table:table-cell>
          <table:table-cell table:number-columns-repeated="2"/>
          <table:table-cell table:formula="of:=COM.MICROSOFT.BAHTTEXT([.$A784])" office:value-type="string" office:string-value="เจ็ดร้อยเจ็ดสิบแปดบาทถ้วน">
            <text:p>เจ็ดร้อยเจ็ดสิบแปดบาทถ้วน</text:p>
          </table:table-cell>
          <table:table-cell table:number-columns-repeated="2"/>
          <table:table-cell table:formula="of:=IF([.$C784]=[.$F7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79">
            <text:p>779</text:p>
          </table:table-cell>
          <table:table-cell/>
          <table:table-cell table:formula="of:=ORG.OPENOFFICE.ADDIN.SAMPLE.PYTHON.NUMBERTEXT.NUMBERTEXT.MONEYTEXT([.$A785];&quot;THB&quot;)" office:value-type="string" office:string-value="เจ็ดร้อยเจ็ดสิบเก้าบาทถ้วน">
            <text:p>เจ็ดร้อยเจ็ดสิบเก้าบาทถ้วน</text:p>
          </table:table-cell>
          <table:table-cell table:number-columns-repeated="2"/>
          <table:table-cell table:formula="of:=COM.MICROSOFT.BAHTTEXT([.$A785])" office:value-type="string" office:string-value="เจ็ดร้อยเจ็ดสิบเก้าบาทถ้วน">
            <text:p>เจ็ดร้อยเจ็ดสิบเก้าบาทถ้วน</text:p>
          </table:table-cell>
          <table:table-cell table:number-columns-repeated="2"/>
          <table:table-cell table:formula="of:=IF([.$C785]=[.$F7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0">
            <text:p>780</text:p>
          </table:table-cell>
          <table:table-cell/>
          <table:table-cell table:formula="of:=ORG.OPENOFFICE.ADDIN.SAMPLE.PYTHON.NUMBERTEXT.NUMBERTEXT.MONEYTEXT([.$A786];&quot;THB&quot;)" office:value-type="string" office:string-value="เจ็ดร้อยแปดสิบบาทถ้วน">
            <text:p>เจ็ดร้อยแปดสิบบาทถ้วน</text:p>
          </table:table-cell>
          <table:table-cell table:number-columns-repeated="2"/>
          <table:table-cell table:formula="of:=COM.MICROSOFT.BAHTTEXT([.$A786])" office:value-type="string" office:string-value="เจ็ดร้อยแปดสิบบาทถ้วน">
            <text:p>เจ็ดร้อยแปดสิบบาทถ้วน</text:p>
          </table:table-cell>
          <table:table-cell table:number-columns-repeated="2"/>
          <table:table-cell table:formula="of:=IF([.$C786]=[.$F7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1">
            <text:p>781</text:p>
          </table:table-cell>
          <table:table-cell/>
          <table:table-cell table:formula="of:=ORG.OPENOFFICE.ADDIN.SAMPLE.PYTHON.NUMBERTEXT.NUMBERTEXT.MONEYTEXT([.$A787];&quot;THB&quot;)" office:value-type="string" office:string-value="เจ็ดร้อยแปดสิบเอ็ดบาทถ้วน">
            <text:p>เจ็ดร้อยแปดสิบเอ็ดบาทถ้วน</text:p>
          </table:table-cell>
          <table:table-cell table:number-columns-repeated="2"/>
          <table:table-cell table:formula="of:=COM.MICROSOFT.BAHTTEXT([.$A787])" office:value-type="string" office:string-value="เจ็ดร้อยแปดสิบเอ็ดบาทถ้วน">
            <text:p>เจ็ดร้อยแปดสิบเอ็ดบาทถ้วน</text:p>
          </table:table-cell>
          <table:table-cell table:number-columns-repeated="2"/>
          <table:table-cell table:formula="of:=IF([.$C787]=[.$F7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2">
            <text:p>782</text:p>
          </table:table-cell>
          <table:table-cell/>
          <table:table-cell table:formula="of:=ORG.OPENOFFICE.ADDIN.SAMPLE.PYTHON.NUMBERTEXT.NUMBERTEXT.MONEYTEXT([.$A788];&quot;THB&quot;)" office:value-type="string" office:string-value="เจ็ดร้อยแปดสิบสองบาทถ้วน">
            <text:p>เจ็ดร้อยแปดสิบสองบาทถ้วน</text:p>
          </table:table-cell>
          <table:table-cell table:number-columns-repeated="2"/>
          <table:table-cell table:formula="of:=COM.MICROSOFT.BAHTTEXT([.$A788])" office:value-type="string" office:string-value="เจ็ดร้อยแปดสิบสองบาทถ้วน">
            <text:p>เจ็ดร้อยแปดสิบสองบาทถ้วน</text:p>
          </table:table-cell>
          <table:table-cell table:number-columns-repeated="2"/>
          <table:table-cell table:formula="of:=IF([.$C788]=[.$F7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3">
            <text:p>783</text:p>
          </table:table-cell>
          <table:table-cell/>
          <table:table-cell table:formula="of:=ORG.OPENOFFICE.ADDIN.SAMPLE.PYTHON.NUMBERTEXT.NUMBERTEXT.MONEYTEXT([.$A789];&quot;THB&quot;)" office:value-type="string" office:string-value="เจ็ดร้อยแปดสิบสามบาทถ้วน">
            <text:p>เจ็ดร้อยแปดสิบสามบาทถ้วน</text:p>
          </table:table-cell>
          <table:table-cell table:number-columns-repeated="2"/>
          <table:table-cell table:formula="of:=COM.MICROSOFT.BAHTTEXT([.$A789])" office:value-type="string" office:string-value="เจ็ดร้อยแปดสิบสามบาทถ้วน">
            <text:p>เจ็ดร้อยแปดสิบสามบาทถ้วน</text:p>
          </table:table-cell>
          <table:table-cell table:number-columns-repeated="2"/>
          <table:table-cell table:formula="of:=IF([.$C789]=[.$F7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4">
            <text:p>784</text:p>
          </table:table-cell>
          <table:table-cell/>
          <table:table-cell table:formula="of:=ORG.OPENOFFICE.ADDIN.SAMPLE.PYTHON.NUMBERTEXT.NUMBERTEXT.MONEYTEXT([.$A790];&quot;THB&quot;)" office:value-type="string" office:string-value="เจ็ดร้อยแปดสิบสี่บาทถ้วน">
            <text:p>เจ็ดร้อยแปดสิบสี่บาทถ้วน</text:p>
          </table:table-cell>
          <table:table-cell table:number-columns-repeated="2"/>
          <table:table-cell table:formula="of:=COM.MICROSOFT.BAHTTEXT([.$A790])" office:value-type="string" office:string-value="เจ็ดร้อยแปดสิบสี่บาทถ้วน">
            <text:p>เจ็ดร้อยแปดสิบสี่บาทถ้วน</text:p>
          </table:table-cell>
          <table:table-cell table:number-columns-repeated="2"/>
          <table:table-cell table:formula="of:=IF([.$C790]=[.$F7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5">
            <text:p>785</text:p>
          </table:table-cell>
          <table:table-cell/>
          <table:table-cell table:formula="of:=ORG.OPENOFFICE.ADDIN.SAMPLE.PYTHON.NUMBERTEXT.NUMBERTEXT.MONEYTEXT([.$A791];&quot;THB&quot;)" office:value-type="string" office:string-value="เจ็ดร้อยแปดสิบห้าบาทถ้วน">
            <text:p>เจ็ดร้อยแปดสิบห้าบาทถ้วน</text:p>
          </table:table-cell>
          <table:table-cell table:number-columns-repeated="2"/>
          <table:table-cell table:formula="of:=COM.MICROSOFT.BAHTTEXT([.$A791])" office:value-type="string" office:string-value="เจ็ดร้อยแปดสิบห้าบาทถ้วน">
            <text:p>เจ็ดร้อยแปดสิบห้าบาทถ้วน</text:p>
          </table:table-cell>
          <table:table-cell table:number-columns-repeated="2"/>
          <table:table-cell table:formula="of:=IF([.$C791]=[.$F7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6">
            <text:p>786</text:p>
          </table:table-cell>
          <table:table-cell/>
          <table:table-cell table:formula="of:=ORG.OPENOFFICE.ADDIN.SAMPLE.PYTHON.NUMBERTEXT.NUMBERTEXT.MONEYTEXT([.$A792];&quot;THB&quot;)" office:value-type="string" office:string-value="เจ็ดร้อยแปดสิบหกบาทถ้วน">
            <text:p>เจ็ดร้อยแปดสิบหกบาทถ้วน</text:p>
          </table:table-cell>
          <table:table-cell table:number-columns-repeated="2"/>
          <table:table-cell table:formula="of:=COM.MICROSOFT.BAHTTEXT([.$A792])" office:value-type="string" office:string-value="เจ็ดร้อยแปดสิบหกบาทถ้วน">
            <text:p>เจ็ดร้อยแปดสิบหกบาทถ้วน</text:p>
          </table:table-cell>
          <table:table-cell table:number-columns-repeated="2"/>
          <table:table-cell table:formula="of:=IF([.$C792]=[.$F7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7">
            <text:p>787</text:p>
          </table:table-cell>
          <table:table-cell/>
          <table:table-cell table:formula="of:=ORG.OPENOFFICE.ADDIN.SAMPLE.PYTHON.NUMBERTEXT.NUMBERTEXT.MONEYTEXT([.$A793];&quot;THB&quot;)" office:value-type="string" office:string-value="เจ็ดร้อยแปดสิบเจ็ดบาทถ้วน">
            <text:p>เจ็ดร้อยแปดสิบเจ็ดบาทถ้วน</text:p>
          </table:table-cell>
          <table:table-cell table:number-columns-repeated="2"/>
          <table:table-cell table:formula="of:=COM.MICROSOFT.BAHTTEXT([.$A793])" office:value-type="string" office:string-value="เจ็ดร้อยแปดสิบเจ็ดบาทถ้วน">
            <text:p>เจ็ดร้อยแปดสิบเจ็ดบาทถ้วน</text:p>
          </table:table-cell>
          <table:table-cell table:number-columns-repeated="2"/>
          <table:table-cell table:formula="of:=IF([.$C793]=[.$F7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8">
            <text:p>788</text:p>
          </table:table-cell>
          <table:table-cell/>
          <table:table-cell table:formula="of:=ORG.OPENOFFICE.ADDIN.SAMPLE.PYTHON.NUMBERTEXT.NUMBERTEXT.MONEYTEXT([.$A794];&quot;THB&quot;)" office:value-type="string" office:string-value="เจ็ดร้อยแปดสิบแปดบาทถ้วน">
            <text:p>เจ็ดร้อยแปดสิบแปดบาทถ้วน</text:p>
          </table:table-cell>
          <table:table-cell table:number-columns-repeated="2"/>
          <table:table-cell table:formula="of:=COM.MICROSOFT.BAHTTEXT([.$A794])" office:value-type="string" office:string-value="เจ็ดร้อยแปดสิบแปดบาทถ้วน">
            <text:p>เจ็ดร้อยแปดสิบแปดบาทถ้วน</text:p>
          </table:table-cell>
          <table:table-cell table:number-columns-repeated="2"/>
          <table:table-cell table:formula="of:=IF([.$C794]=[.$F7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89">
            <text:p>789</text:p>
          </table:table-cell>
          <table:table-cell/>
          <table:table-cell table:formula="of:=ORG.OPENOFFICE.ADDIN.SAMPLE.PYTHON.NUMBERTEXT.NUMBERTEXT.MONEYTEXT([.$A795];&quot;THB&quot;)" office:value-type="string" office:string-value="เจ็ดร้อยแปดสิบเก้าบาทถ้วน">
            <text:p>เจ็ดร้อยแปดสิบเก้าบาทถ้วน</text:p>
          </table:table-cell>
          <table:table-cell table:number-columns-repeated="2"/>
          <table:table-cell table:formula="of:=COM.MICROSOFT.BAHTTEXT([.$A795])" office:value-type="string" office:string-value="เจ็ดร้อยแปดสิบเก้าบาทถ้วน">
            <text:p>เจ็ดร้อยแปดสิบเก้าบาทถ้วน</text:p>
          </table:table-cell>
          <table:table-cell table:number-columns-repeated="2"/>
          <table:table-cell table:formula="of:=IF([.$C795]=[.$F7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0">
            <text:p>790</text:p>
          </table:table-cell>
          <table:table-cell/>
          <table:table-cell table:formula="of:=ORG.OPENOFFICE.ADDIN.SAMPLE.PYTHON.NUMBERTEXT.NUMBERTEXT.MONEYTEXT([.$A796];&quot;THB&quot;)" office:value-type="string" office:string-value="เจ็ดร้อยเก้าสิบบาทถ้วน">
            <text:p>เจ็ดร้อยเก้าสิบบาทถ้วน</text:p>
          </table:table-cell>
          <table:table-cell table:number-columns-repeated="2"/>
          <table:table-cell table:formula="of:=COM.MICROSOFT.BAHTTEXT([.$A796])" office:value-type="string" office:string-value="เจ็ดร้อยเก้าสิบบาทถ้วน">
            <text:p>เจ็ดร้อยเก้าสิบบาทถ้วน</text:p>
          </table:table-cell>
          <table:table-cell table:number-columns-repeated="2"/>
          <table:table-cell table:formula="of:=IF([.$C796]=[.$F7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1">
            <text:p>791</text:p>
          </table:table-cell>
          <table:table-cell/>
          <table:table-cell table:formula="of:=ORG.OPENOFFICE.ADDIN.SAMPLE.PYTHON.NUMBERTEXT.NUMBERTEXT.MONEYTEXT([.$A797];&quot;THB&quot;)" office:value-type="string" office:string-value="เจ็ดร้อยเก้าสิบเอ็ดบาทถ้วน">
            <text:p>เจ็ดร้อยเก้าสิบเอ็ดบาทถ้วน</text:p>
          </table:table-cell>
          <table:table-cell table:number-columns-repeated="2"/>
          <table:table-cell table:formula="of:=COM.MICROSOFT.BAHTTEXT([.$A797])" office:value-type="string" office:string-value="เจ็ดร้อยเก้าสิบเอ็ดบาทถ้วน">
            <text:p>เจ็ดร้อยเก้าสิบเอ็ดบาทถ้วน</text:p>
          </table:table-cell>
          <table:table-cell table:number-columns-repeated="2"/>
          <table:table-cell table:formula="of:=IF([.$C797]=[.$F7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2">
            <text:p>792</text:p>
          </table:table-cell>
          <table:table-cell/>
          <table:table-cell table:formula="of:=ORG.OPENOFFICE.ADDIN.SAMPLE.PYTHON.NUMBERTEXT.NUMBERTEXT.MONEYTEXT([.$A798];&quot;THB&quot;)" office:value-type="string" office:string-value="เจ็ดร้อยเก้าสิบสองบาทถ้วน">
            <text:p>เจ็ดร้อยเก้าสิบสองบาทถ้วน</text:p>
          </table:table-cell>
          <table:table-cell table:number-columns-repeated="2"/>
          <table:table-cell table:formula="of:=COM.MICROSOFT.BAHTTEXT([.$A798])" office:value-type="string" office:string-value="เจ็ดร้อยเก้าสิบสองบาทถ้วน">
            <text:p>เจ็ดร้อยเก้าสิบสองบาทถ้วน</text:p>
          </table:table-cell>
          <table:table-cell table:number-columns-repeated="2"/>
          <table:table-cell table:formula="of:=IF([.$C798]=[.$F7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3">
            <text:p>793</text:p>
          </table:table-cell>
          <table:table-cell/>
          <table:table-cell table:formula="of:=ORG.OPENOFFICE.ADDIN.SAMPLE.PYTHON.NUMBERTEXT.NUMBERTEXT.MONEYTEXT([.$A799];&quot;THB&quot;)" office:value-type="string" office:string-value="เจ็ดร้อยเก้าสิบสามบาทถ้วน">
            <text:p>เจ็ดร้อยเก้าสิบสามบาทถ้วน</text:p>
          </table:table-cell>
          <table:table-cell table:number-columns-repeated="2"/>
          <table:table-cell table:formula="of:=COM.MICROSOFT.BAHTTEXT([.$A799])" office:value-type="string" office:string-value="เจ็ดร้อยเก้าสิบสามบาทถ้วน">
            <text:p>เจ็ดร้อยเก้าสิบสามบาทถ้วน</text:p>
          </table:table-cell>
          <table:table-cell table:number-columns-repeated="2"/>
          <table:table-cell table:formula="of:=IF([.$C799]=[.$F7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4">
            <text:p>794</text:p>
          </table:table-cell>
          <table:table-cell/>
          <table:table-cell table:formula="of:=ORG.OPENOFFICE.ADDIN.SAMPLE.PYTHON.NUMBERTEXT.NUMBERTEXT.MONEYTEXT([.$A800];&quot;THB&quot;)" office:value-type="string" office:string-value="เจ็ดร้อยเก้าสิบสี่บาทถ้วน">
            <text:p>เจ็ดร้อยเก้าสิบสี่บาทถ้วน</text:p>
          </table:table-cell>
          <table:table-cell table:number-columns-repeated="2"/>
          <table:table-cell table:formula="of:=COM.MICROSOFT.BAHTTEXT([.$A800])" office:value-type="string" office:string-value="เจ็ดร้อยเก้าสิบสี่บาทถ้วน">
            <text:p>เจ็ดร้อยเก้าสิบสี่บาทถ้วน</text:p>
          </table:table-cell>
          <table:table-cell table:number-columns-repeated="2"/>
          <table:table-cell table:formula="of:=IF([.$C800]=[.$F8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5">
            <text:p>795</text:p>
          </table:table-cell>
          <table:table-cell/>
          <table:table-cell table:formula="of:=ORG.OPENOFFICE.ADDIN.SAMPLE.PYTHON.NUMBERTEXT.NUMBERTEXT.MONEYTEXT([.$A801];&quot;THB&quot;)" office:value-type="string" office:string-value="เจ็ดร้อยเก้าสิบห้าบาทถ้วน">
            <text:p>เจ็ดร้อยเก้าสิบห้าบาทถ้วน</text:p>
          </table:table-cell>
          <table:table-cell table:number-columns-repeated="2"/>
          <table:table-cell table:formula="of:=COM.MICROSOFT.BAHTTEXT([.$A801])" office:value-type="string" office:string-value="เจ็ดร้อยเก้าสิบห้าบาทถ้วน">
            <text:p>เจ็ดร้อยเก้าสิบห้าบาทถ้วน</text:p>
          </table:table-cell>
          <table:table-cell table:number-columns-repeated="2"/>
          <table:table-cell table:formula="of:=IF([.$C801]=[.$F8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6">
            <text:p>796</text:p>
          </table:table-cell>
          <table:table-cell/>
          <table:table-cell table:formula="of:=ORG.OPENOFFICE.ADDIN.SAMPLE.PYTHON.NUMBERTEXT.NUMBERTEXT.MONEYTEXT([.$A802];&quot;THB&quot;)" office:value-type="string" office:string-value="เจ็ดร้อยเก้าสิบหกบาทถ้วน">
            <text:p>เจ็ดร้อยเก้าสิบหกบาทถ้วน</text:p>
          </table:table-cell>
          <table:table-cell table:number-columns-repeated="2"/>
          <table:table-cell table:formula="of:=COM.MICROSOFT.BAHTTEXT([.$A802])" office:value-type="string" office:string-value="เจ็ดร้อยเก้าสิบหกบาทถ้วน">
            <text:p>เจ็ดร้อยเก้าสิบหกบาทถ้วน</text:p>
          </table:table-cell>
          <table:table-cell table:number-columns-repeated="2"/>
          <table:table-cell table:formula="of:=IF([.$C802]=[.$F8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7">
            <text:p>797</text:p>
          </table:table-cell>
          <table:table-cell/>
          <table:table-cell table:formula="of:=ORG.OPENOFFICE.ADDIN.SAMPLE.PYTHON.NUMBERTEXT.NUMBERTEXT.MONEYTEXT([.$A803];&quot;THB&quot;)" office:value-type="string" office:string-value="เจ็ดร้อยเก้าสิบเจ็ดบาทถ้วน">
            <text:p>เจ็ดร้อยเก้าสิบเจ็ดบาทถ้วน</text:p>
          </table:table-cell>
          <table:table-cell table:number-columns-repeated="2"/>
          <table:table-cell table:formula="of:=COM.MICROSOFT.BAHTTEXT([.$A803])" office:value-type="string" office:string-value="เจ็ดร้อยเก้าสิบเจ็ดบาทถ้วน">
            <text:p>เจ็ดร้อยเก้าสิบเจ็ดบาทถ้วน</text:p>
          </table:table-cell>
          <table:table-cell table:number-columns-repeated="2"/>
          <table:table-cell table:formula="of:=IF([.$C803]=[.$F8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8">
            <text:p>798</text:p>
          </table:table-cell>
          <table:table-cell/>
          <table:table-cell table:formula="of:=ORG.OPENOFFICE.ADDIN.SAMPLE.PYTHON.NUMBERTEXT.NUMBERTEXT.MONEYTEXT([.$A804];&quot;THB&quot;)" office:value-type="string" office:string-value="เจ็ดร้อยเก้าสิบแปดบาทถ้วน">
            <text:p>เจ็ดร้อยเก้าสิบแปดบาทถ้วน</text:p>
          </table:table-cell>
          <table:table-cell table:number-columns-repeated="2"/>
          <table:table-cell table:formula="of:=COM.MICROSOFT.BAHTTEXT([.$A804])" office:value-type="string" office:string-value="เจ็ดร้อยเก้าสิบแปดบาทถ้วน">
            <text:p>เจ็ดร้อยเก้าสิบแปดบาทถ้วน</text:p>
          </table:table-cell>
          <table:table-cell table:number-columns-repeated="2"/>
          <table:table-cell table:formula="of:=IF([.$C804]=[.$F8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799">
            <text:p>799</text:p>
          </table:table-cell>
          <table:table-cell/>
          <table:table-cell table:formula="of:=ORG.OPENOFFICE.ADDIN.SAMPLE.PYTHON.NUMBERTEXT.NUMBERTEXT.MONEYTEXT([.$A805];&quot;THB&quot;)" office:value-type="string" office:string-value="เจ็ดร้อยเก้าสิบเก้าบาทถ้วน">
            <text:p>เจ็ดร้อยเก้าสิบเก้าบาทถ้วน</text:p>
          </table:table-cell>
          <table:table-cell table:number-columns-repeated="2"/>
          <table:table-cell table:formula="of:=COM.MICROSOFT.BAHTTEXT([.$A805])" office:value-type="string" office:string-value="เจ็ดร้อยเก้าสิบเก้าบาทถ้วน">
            <text:p>เจ็ดร้อยเก้าสิบเก้าบาทถ้วน</text:p>
          </table:table-cell>
          <table:table-cell table:number-columns-repeated="2"/>
          <table:table-cell table:formula="of:=IF([.$C805]=[.$F8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0">
            <text:p>800</text:p>
          </table:table-cell>
          <table:table-cell/>
          <table:table-cell table:formula="of:=ORG.OPENOFFICE.ADDIN.SAMPLE.PYTHON.NUMBERTEXT.NUMBERTEXT.MONEYTEXT([.$A806];&quot;THB&quot;)" office:value-type="string" office:string-value="แปดร้อยบาทถ้วน">
            <text:p>แปดร้อยบาทถ้วน</text:p>
          </table:table-cell>
          <table:table-cell table:number-columns-repeated="2"/>
          <table:table-cell table:formula="of:=COM.MICROSOFT.BAHTTEXT([.$A806])" office:value-type="string" office:string-value="แปดร้อยบาทถ้วน">
            <text:p>แปดร้อยบาทถ้วน</text:p>
          </table:table-cell>
          <table:table-cell table:number-columns-repeated="2"/>
          <table:table-cell table:formula="of:=IF([.$C806]=[.$F8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1">
            <text:p>801</text:p>
          </table:table-cell>
          <table:table-cell/>
          <table:table-cell table:formula="of:=ORG.OPENOFFICE.ADDIN.SAMPLE.PYTHON.NUMBERTEXT.NUMBERTEXT.MONEYTEXT([.$A807];&quot;THB&quot;)" office:value-type="string" office:string-value="แปดร้อยหนึ่งบาทถ้วน">
            <text:p>แปดร้อยหนึ่งบาทถ้วน</text:p>
          </table:table-cell>
          <table:table-cell table:number-columns-repeated="2"/>
          <table:table-cell table:formula="of:=COM.MICROSOFT.BAHTTEXT([.$A807])" office:value-type="string" office:string-value="แปดร้อยหนึ่งบาทถ้วน">
            <text:p>แปดร้อยหนึ่งบาทถ้วน</text:p>
          </table:table-cell>
          <table:table-cell table:number-columns-repeated="2"/>
          <table:table-cell table:formula="of:=IF([.$C807]=[.$F8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2">
            <text:p>802</text:p>
          </table:table-cell>
          <table:table-cell/>
          <table:table-cell table:formula="of:=ORG.OPENOFFICE.ADDIN.SAMPLE.PYTHON.NUMBERTEXT.NUMBERTEXT.MONEYTEXT([.$A808];&quot;THB&quot;)" office:value-type="string" office:string-value="แปดร้อยสองบาทถ้วน">
            <text:p>แปดร้อยสองบาทถ้วน</text:p>
          </table:table-cell>
          <table:table-cell table:number-columns-repeated="2"/>
          <table:table-cell table:formula="of:=COM.MICROSOFT.BAHTTEXT([.$A808])" office:value-type="string" office:string-value="แปดร้อยสองบาทถ้วน">
            <text:p>แปดร้อยสองบาทถ้วน</text:p>
          </table:table-cell>
          <table:table-cell table:number-columns-repeated="2"/>
          <table:table-cell table:formula="of:=IF([.$C808]=[.$F8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3">
            <text:p>803</text:p>
          </table:table-cell>
          <table:table-cell/>
          <table:table-cell table:formula="of:=ORG.OPENOFFICE.ADDIN.SAMPLE.PYTHON.NUMBERTEXT.NUMBERTEXT.MONEYTEXT([.$A809];&quot;THB&quot;)" office:value-type="string" office:string-value="แปดร้อยสามบาทถ้วน">
            <text:p>แปดร้อยสามบาทถ้วน</text:p>
          </table:table-cell>
          <table:table-cell table:number-columns-repeated="2"/>
          <table:table-cell table:formula="of:=COM.MICROSOFT.BAHTTEXT([.$A809])" office:value-type="string" office:string-value="แปดร้อยสามบาทถ้วน">
            <text:p>แปดร้อยสามบาทถ้วน</text:p>
          </table:table-cell>
          <table:table-cell table:number-columns-repeated="2"/>
          <table:table-cell table:formula="of:=IF([.$C809]=[.$F8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4">
            <text:p>804</text:p>
          </table:table-cell>
          <table:table-cell/>
          <table:table-cell table:formula="of:=ORG.OPENOFFICE.ADDIN.SAMPLE.PYTHON.NUMBERTEXT.NUMBERTEXT.MONEYTEXT([.$A810];&quot;THB&quot;)" office:value-type="string" office:string-value="แปดร้อยสี่บาทถ้วน">
            <text:p>แปดร้อยสี่บาทถ้วน</text:p>
          </table:table-cell>
          <table:table-cell table:number-columns-repeated="2"/>
          <table:table-cell table:formula="of:=COM.MICROSOFT.BAHTTEXT([.$A810])" office:value-type="string" office:string-value="แปดร้อยสี่บาทถ้วน">
            <text:p>แปดร้อยสี่บาทถ้วน</text:p>
          </table:table-cell>
          <table:table-cell table:number-columns-repeated="2"/>
          <table:table-cell table:formula="of:=IF([.$C810]=[.$F8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5">
            <text:p>805</text:p>
          </table:table-cell>
          <table:table-cell/>
          <table:table-cell table:formula="of:=ORG.OPENOFFICE.ADDIN.SAMPLE.PYTHON.NUMBERTEXT.NUMBERTEXT.MONEYTEXT([.$A811];&quot;THB&quot;)" office:value-type="string" office:string-value="แปดร้อยห้าบาทถ้วน">
            <text:p>แปดร้อยห้าบาทถ้วน</text:p>
          </table:table-cell>
          <table:table-cell table:number-columns-repeated="2"/>
          <table:table-cell table:formula="of:=COM.MICROSOFT.BAHTTEXT([.$A811])" office:value-type="string" office:string-value="แปดร้อยห้าบาทถ้วน">
            <text:p>แปดร้อยห้าบาทถ้วน</text:p>
          </table:table-cell>
          <table:table-cell table:number-columns-repeated="2"/>
          <table:table-cell table:formula="of:=IF([.$C811]=[.$F8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6">
            <text:p>806</text:p>
          </table:table-cell>
          <table:table-cell/>
          <table:table-cell table:formula="of:=ORG.OPENOFFICE.ADDIN.SAMPLE.PYTHON.NUMBERTEXT.NUMBERTEXT.MONEYTEXT([.$A812];&quot;THB&quot;)" office:value-type="string" office:string-value="แปดร้อยหกบาทถ้วน">
            <text:p>แปดร้อยหกบาทถ้วน</text:p>
          </table:table-cell>
          <table:table-cell table:number-columns-repeated="2"/>
          <table:table-cell table:formula="of:=COM.MICROSOFT.BAHTTEXT([.$A812])" office:value-type="string" office:string-value="แปดร้อยหกบาทถ้วน">
            <text:p>แปดร้อยหกบาทถ้วน</text:p>
          </table:table-cell>
          <table:table-cell table:number-columns-repeated="2"/>
          <table:table-cell table:formula="of:=IF([.$C812]=[.$F8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7">
            <text:p>807</text:p>
          </table:table-cell>
          <table:table-cell/>
          <table:table-cell table:formula="of:=ORG.OPENOFFICE.ADDIN.SAMPLE.PYTHON.NUMBERTEXT.NUMBERTEXT.MONEYTEXT([.$A813];&quot;THB&quot;)" office:value-type="string" office:string-value="แปดร้อยเจ็ดบาทถ้วน">
            <text:p>แปดร้อยเจ็ดบาทถ้วน</text:p>
          </table:table-cell>
          <table:table-cell table:number-columns-repeated="2"/>
          <table:table-cell table:formula="of:=COM.MICROSOFT.BAHTTEXT([.$A813])" office:value-type="string" office:string-value="แปดร้อยเจ็ดบาทถ้วน">
            <text:p>แปดร้อยเจ็ดบาทถ้วน</text:p>
          </table:table-cell>
          <table:table-cell table:number-columns-repeated="2"/>
          <table:table-cell table:formula="of:=IF([.$C813]=[.$F8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8">
            <text:p>808</text:p>
          </table:table-cell>
          <table:table-cell/>
          <table:table-cell table:formula="of:=ORG.OPENOFFICE.ADDIN.SAMPLE.PYTHON.NUMBERTEXT.NUMBERTEXT.MONEYTEXT([.$A814];&quot;THB&quot;)" office:value-type="string" office:string-value="แปดร้อยแปดบาทถ้วน">
            <text:p>แปดร้อยแปดบาทถ้วน</text:p>
          </table:table-cell>
          <table:table-cell table:number-columns-repeated="2"/>
          <table:table-cell table:formula="of:=COM.MICROSOFT.BAHTTEXT([.$A814])" office:value-type="string" office:string-value="แปดร้อยแปดบาทถ้วน">
            <text:p>แปดร้อยแปดบาทถ้วน</text:p>
          </table:table-cell>
          <table:table-cell table:number-columns-repeated="2"/>
          <table:table-cell table:formula="of:=IF([.$C814]=[.$F8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09">
            <text:p>809</text:p>
          </table:table-cell>
          <table:table-cell/>
          <table:table-cell table:formula="of:=ORG.OPENOFFICE.ADDIN.SAMPLE.PYTHON.NUMBERTEXT.NUMBERTEXT.MONEYTEXT([.$A815];&quot;THB&quot;)" office:value-type="string" office:string-value="แปดร้อยเก้าบาทถ้วน">
            <text:p>แปดร้อยเก้าบาทถ้วน</text:p>
          </table:table-cell>
          <table:table-cell table:number-columns-repeated="2"/>
          <table:table-cell table:formula="of:=COM.MICROSOFT.BAHTTEXT([.$A815])" office:value-type="string" office:string-value="แปดร้อยเก้าบาทถ้วน">
            <text:p>แปดร้อยเก้าบาทถ้วน</text:p>
          </table:table-cell>
          <table:table-cell table:number-columns-repeated="2"/>
          <table:table-cell table:formula="of:=IF([.$C815]=[.$F8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0">
            <text:p>810</text:p>
          </table:table-cell>
          <table:table-cell/>
          <table:table-cell table:formula="of:=ORG.OPENOFFICE.ADDIN.SAMPLE.PYTHON.NUMBERTEXT.NUMBERTEXT.MONEYTEXT([.$A816];&quot;THB&quot;)" office:value-type="string" office:string-value="แปดร้อยสิบบาทถ้วน">
            <text:p>แปดร้อยสิบบาทถ้วน</text:p>
          </table:table-cell>
          <table:table-cell table:number-columns-repeated="2"/>
          <table:table-cell table:formula="of:=COM.MICROSOFT.BAHTTEXT([.$A816])" office:value-type="string" office:string-value="แปดร้อยสิบบาทถ้วน">
            <text:p>แปดร้อยสิบบาทถ้วน</text:p>
          </table:table-cell>
          <table:table-cell table:number-columns-repeated="2"/>
          <table:table-cell table:formula="of:=IF([.$C816]=[.$F8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1">
            <text:p>811</text:p>
          </table:table-cell>
          <table:table-cell/>
          <table:table-cell table:formula="of:=ORG.OPENOFFICE.ADDIN.SAMPLE.PYTHON.NUMBERTEXT.NUMBERTEXT.MONEYTEXT([.$A817];&quot;THB&quot;)" office:value-type="string" office:string-value="แปดร้อยสิบเอ็ดบาทถ้วน">
            <text:p>แปดร้อยสิบเอ็ดบาทถ้วน</text:p>
          </table:table-cell>
          <table:table-cell table:number-columns-repeated="2"/>
          <table:table-cell table:formula="of:=COM.MICROSOFT.BAHTTEXT([.$A817])" office:value-type="string" office:string-value="แปดร้อยสิบเอ็ดบาทถ้วน">
            <text:p>แปดร้อยสิบเอ็ดบาทถ้วน</text:p>
          </table:table-cell>
          <table:table-cell table:number-columns-repeated="2"/>
          <table:table-cell table:formula="of:=IF([.$C817]=[.$F8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2">
            <text:p>812</text:p>
          </table:table-cell>
          <table:table-cell/>
          <table:table-cell table:formula="of:=ORG.OPENOFFICE.ADDIN.SAMPLE.PYTHON.NUMBERTEXT.NUMBERTEXT.MONEYTEXT([.$A818];&quot;THB&quot;)" office:value-type="string" office:string-value="แปดร้อยสิบสองบาทถ้วน">
            <text:p>แปดร้อยสิบสองบาทถ้วน</text:p>
          </table:table-cell>
          <table:table-cell table:number-columns-repeated="2"/>
          <table:table-cell table:formula="of:=COM.MICROSOFT.BAHTTEXT([.$A818])" office:value-type="string" office:string-value="แปดร้อยสิบสองบาทถ้วน">
            <text:p>แปดร้อยสิบสองบาทถ้วน</text:p>
          </table:table-cell>
          <table:table-cell table:number-columns-repeated="2"/>
          <table:table-cell table:formula="of:=IF([.$C818]=[.$F8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3">
            <text:p>813</text:p>
          </table:table-cell>
          <table:table-cell/>
          <table:table-cell table:formula="of:=ORG.OPENOFFICE.ADDIN.SAMPLE.PYTHON.NUMBERTEXT.NUMBERTEXT.MONEYTEXT([.$A819];&quot;THB&quot;)" office:value-type="string" office:string-value="แปดร้อยสิบสามบาทถ้วน">
            <text:p>แปดร้อยสิบสามบาทถ้วน</text:p>
          </table:table-cell>
          <table:table-cell table:number-columns-repeated="2"/>
          <table:table-cell table:formula="of:=COM.MICROSOFT.BAHTTEXT([.$A819])" office:value-type="string" office:string-value="แปดร้อยสิบสามบาทถ้วน">
            <text:p>แปดร้อยสิบสามบาทถ้วน</text:p>
          </table:table-cell>
          <table:table-cell table:number-columns-repeated="2"/>
          <table:table-cell table:formula="of:=IF([.$C819]=[.$F8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4">
            <text:p>814</text:p>
          </table:table-cell>
          <table:table-cell/>
          <table:table-cell table:formula="of:=ORG.OPENOFFICE.ADDIN.SAMPLE.PYTHON.NUMBERTEXT.NUMBERTEXT.MONEYTEXT([.$A820];&quot;THB&quot;)" office:value-type="string" office:string-value="แปดร้อยสิบสี่บาทถ้วน">
            <text:p>แปดร้อยสิบสี่บาทถ้วน</text:p>
          </table:table-cell>
          <table:table-cell table:number-columns-repeated="2"/>
          <table:table-cell table:formula="of:=COM.MICROSOFT.BAHTTEXT([.$A820])" office:value-type="string" office:string-value="แปดร้อยสิบสี่บาทถ้วน">
            <text:p>แปดร้อยสิบสี่บาทถ้วน</text:p>
          </table:table-cell>
          <table:table-cell table:number-columns-repeated="2"/>
          <table:table-cell table:formula="of:=IF([.$C820]=[.$F8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5">
            <text:p>815</text:p>
          </table:table-cell>
          <table:table-cell/>
          <table:table-cell table:formula="of:=ORG.OPENOFFICE.ADDIN.SAMPLE.PYTHON.NUMBERTEXT.NUMBERTEXT.MONEYTEXT([.$A821];&quot;THB&quot;)" office:value-type="string" office:string-value="แปดร้อยสิบห้าบาทถ้วน">
            <text:p>แปดร้อยสิบห้าบาทถ้วน</text:p>
          </table:table-cell>
          <table:table-cell table:number-columns-repeated="2"/>
          <table:table-cell table:formula="of:=COM.MICROSOFT.BAHTTEXT([.$A821])" office:value-type="string" office:string-value="แปดร้อยสิบห้าบาทถ้วน">
            <text:p>แปดร้อยสิบห้าบาทถ้วน</text:p>
          </table:table-cell>
          <table:table-cell table:number-columns-repeated="2"/>
          <table:table-cell table:formula="of:=IF([.$C821]=[.$F8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6">
            <text:p>816</text:p>
          </table:table-cell>
          <table:table-cell/>
          <table:table-cell table:formula="of:=ORG.OPENOFFICE.ADDIN.SAMPLE.PYTHON.NUMBERTEXT.NUMBERTEXT.MONEYTEXT([.$A822];&quot;THB&quot;)" office:value-type="string" office:string-value="แปดร้อยสิบหกบาทถ้วน">
            <text:p>แปดร้อยสิบหกบาทถ้วน</text:p>
          </table:table-cell>
          <table:table-cell table:number-columns-repeated="2"/>
          <table:table-cell table:formula="of:=COM.MICROSOFT.BAHTTEXT([.$A822])" office:value-type="string" office:string-value="แปดร้อยสิบหกบาทถ้วน">
            <text:p>แปดร้อยสิบหกบาทถ้วน</text:p>
          </table:table-cell>
          <table:table-cell table:number-columns-repeated="2"/>
          <table:table-cell table:formula="of:=IF([.$C822]=[.$F8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7">
            <text:p>817</text:p>
          </table:table-cell>
          <table:table-cell/>
          <table:table-cell table:formula="of:=ORG.OPENOFFICE.ADDIN.SAMPLE.PYTHON.NUMBERTEXT.NUMBERTEXT.MONEYTEXT([.$A823];&quot;THB&quot;)" office:value-type="string" office:string-value="แปดร้อยสิบเจ็ดบาทถ้วน">
            <text:p>แปดร้อยสิบเจ็ดบาทถ้วน</text:p>
          </table:table-cell>
          <table:table-cell table:number-columns-repeated="2"/>
          <table:table-cell table:formula="of:=COM.MICROSOFT.BAHTTEXT([.$A823])" office:value-type="string" office:string-value="แปดร้อยสิบเจ็ดบาทถ้วน">
            <text:p>แปดร้อยสิบเจ็ดบาทถ้วน</text:p>
          </table:table-cell>
          <table:table-cell table:number-columns-repeated="2"/>
          <table:table-cell table:formula="of:=IF([.$C823]=[.$F8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8">
            <text:p>818</text:p>
          </table:table-cell>
          <table:table-cell/>
          <table:table-cell table:formula="of:=ORG.OPENOFFICE.ADDIN.SAMPLE.PYTHON.NUMBERTEXT.NUMBERTEXT.MONEYTEXT([.$A824];&quot;THB&quot;)" office:value-type="string" office:string-value="แปดร้อยสิบแปดบาทถ้วน">
            <text:p>แปดร้อยสิบแปดบาทถ้วน</text:p>
          </table:table-cell>
          <table:table-cell table:number-columns-repeated="2"/>
          <table:table-cell table:formula="of:=COM.MICROSOFT.BAHTTEXT([.$A824])" office:value-type="string" office:string-value="แปดร้อยสิบแปดบาทถ้วน">
            <text:p>แปดร้อยสิบแปดบาทถ้วน</text:p>
          </table:table-cell>
          <table:table-cell table:number-columns-repeated="2"/>
          <table:table-cell table:formula="of:=IF([.$C824]=[.$F8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19">
            <text:p>819</text:p>
          </table:table-cell>
          <table:table-cell/>
          <table:table-cell table:formula="of:=ORG.OPENOFFICE.ADDIN.SAMPLE.PYTHON.NUMBERTEXT.NUMBERTEXT.MONEYTEXT([.$A825];&quot;THB&quot;)" office:value-type="string" office:string-value="แปดร้อยสิบเก้าบาทถ้วน">
            <text:p>แปดร้อยสิบเก้าบาทถ้วน</text:p>
          </table:table-cell>
          <table:table-cell table:number-columns-repeated="2"/>
          <table:table-cell table:formula="of:=COM.MICROSOFT.BAHTTEXT([.$A825])" office:value-type="string" office:string-value="แปดร้อยสิบเก้าบาทถ้วน">
            <text:p>แปดร้อยสิบเก้าบาทถ้วน</text:p>
          </table:table-cell>
          <table:table-cell table:number-columns-repeated="2"/>
          <table:table-cell table:formula="of:=IF([.$C825]=[.$F8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0">
            <text:p>820</text:p>
          </table:table-cell>
          <table:table-cell/>
          <table:table-cell table:formula="of:=ORG.OPENOFFICE.ADDIN.SAMPLE.PYTHON.NUMBERTEXT.NUMBERTEXT.MONEYTEXT([.$A826];&quot;THB&quot;)" office:value-type="string" office:string-value="แปดร้อยยี่สิบบาทถ้วน">
            <text:p>แปดร้อยยี่สิบบาทถ้วน</text:p>
          </table:table-cell>
          <table:table-cell table:number-columns-repeated="2"/>
          <table:table-cell table:formula="of:=COM.MICROSOFT.BAHTTEXT([.$A826])" office:value-type="string" office:string-value="แปดร้อยยี่สิบบาทถ้วน">
            <text:p>แปดร้อยยี่สิบบาทถ้วน</text:p>
          </table:table-cell>
          <table:table-cell table:number-columns-repeated="2"/>
          <table:table-cell table:formula="of:=IF([.$C826]=[.$F8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1">
            <text:p>821</text:p>
          </table:table-cell>
          <table:table-cell/>
          <table:table-cell table:formula="of:=ORG.OPENOFFICE.ADDIN.SAMPLE.PYTHON.NUMBERTEXT.NUMBERTEXT.MONEYTEXT([.$A827];&quot;THB&quot;)" office:value-type="string" office:string-value="แปดร้อยยี่สิบเอ็ดบาทถ้วน">
            <text:p>แปดร้อยยี่สิบเอ็ดบาทถ้วน</text:p>
          </table:table-cell>
          <table:table-cell table:number-columns-repeated="2"/>
          <table:table-cell table:formula="of:=COM.MICROSOFT.BAHTTEXT([.$A827])" office:value-type="string" office:string-value="แปดร้อยยี่สิบเอ็ดบาทถ้วน">
            <text:p>แปดร้อยยี่สิบเอ็ดบาทถ้วน</text:p>
          </table:table-cell>
          <table:table-cell table:number-columns-repeated="2"/>
          <table:table-cell table:formula="of:=IF([.$C827]=[.$F8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2">
            <text:p>822</text:p>
          </table:table-cell>
          <table:table-cell/>
          <table:table-cell table:formula="of:=ORG.OPENOFFICE.ADDIN.SAMPLE.PYTHON.NUMBERTEXT.NUMBERTEXT.MONEYTEXT([.$A828];&quot;THB&quot;)" office:value-type="string" office:string-value="แปดร้อยยี่สิบสองบาทถ้วน">
            <text:p>แปดร้อยยี่สิบสองบาทถ้วน</text:p>
          </table:table-cell>
          <table:table-cell table:number-columns-repeated="2"/>
          <table:table-cell table:formula="of:=COM.MICROSOFT.BAHTTEXT([.$A828])" office:value-type="string" office:string-value="แปดร้อยยี่สิบสองบาทถ้วน">
            <text:p>แปดร้อยยี่สิบสองบาทถ้วน</text:p>
          </table:table-cell>
          <table:table-cell table:number-columns-repeated="2"/>
          <table:table-cell table:formula="of:=IF([.$C828]=[.$F8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3">
            <text:p>823</text:p>
          </table:table-cell>
          <table:table-cell/>
          <table:table-cell table:formula="of:=ORG.OPENOFFICE.ADDIN.SAMPLE.PYTHON.NUMBERTEXT.NUMBERTEXT.MONEYTEXT([.$A829];&quot;THB&quot;)" office:value-type="string" office:string-value="แปดร้อยยี่สิบสามบาทถ้วน">
            <text:p>แปดร้อยยี่สิบสามบาทถ้วน</text:p>
          </table:table-cell>
          <table:table-cell table:number-columns-repeated="2"/>
          <table:table-cell table:formula="of:=COM.MICROSOFT.BAHTTEXT([.$A829])" office:value-type="string" office:string-value="แปดร้อยยี่สิบสามบาทถ้วน">
            <text:p>แปดร้อยยี่สิบสามบาทถ้วน</text:p>
          </table:table-cell>
          <table:table-cell table:number-columns-repeated="2"/>
          <table:table-cell table:formula="of:=IF([.$C829]=[.$F8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4">
            <text:p>824</text:p>
          </table:table-cell>
          <table:table-cell/>
          <table:table-cell table:formula="of:=ORG.OPENOFFICE.ADDIN.SAMPLE.PYTHON.NUMBERTEXT.NUMBERTEXT.MONEYTEXT([.$A830];&quot;THB&quot;)" office:value-type="string" office:string-value="แปดร้อยยี่สิบสี่บาทถ้วน">
            <text:p>แปดร้อยยี่สิบสี่บาทถ้วน</text:p>
          </table:table-cell>
          <table:table-cell table:number-columns-repeated="2"/>
          <table:table-cell table:formula="of:=COM.MICROSOFT.BAHTTEXT([.$A830])" office:value-type="string" office:string-value="แปดร้อยยี่สิบสี่บาทถ้วน">
            <text:p>แปดร้อยยี่สิบสี่บาทถ้วน</text:p>
          </table:table-cell>
          <table:table-cell table:number-columns-repeated="2"/>
          <table:table-cell table:formula="of:=IF([.$C830]=[.$F8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5">
            <text:p>825</text:p>
          </table:table-cell>
          <table:table-cell/>
          <table:table-cell table:formula="of:=ORG.OPENOFFICE.ADDIN.SAMPLE.PYTHON.NUMBERTEXT.NUMBERTEXT.MONEYTEXT([.$A831];&quot;THB&quot;)" office:value-type="string" office:string-value="แปดร้อยยี่สิบห้าบาทถ้วน">
            <text:p>แปดร้อยยี่สิบห้าบาทถ้วน</text:p>
          </table:table-cell>
          <table:table-cell table:number-columns-repeated="2"/>
          <table:table-cell table:formula="of:=COM.MICROSOFT.BAHTTEXT([.$A831])" office:value-type="string" office:string-value="แปดร้อยยี่สิบห้าบาทถ้วน">
            <text:p>แปดร้อยยี่สิบห้าบาทถ้วน</text:p>
          </table:table-cell>
          <table:table-cell table:number-columns-repeated="2"/>
          <table:table-cell table:formula="of:=IF([.$C831]=[.$F8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6">
            <text:p>826</text:p>
          </table:table-cell>
          <table:table-cell/>
          <table:table-cell table:formula="of:=ORG.OPENOFFICE.ADDIN.SAMPLE.PYTHON.NUMBERTEXT.NUMBERTEXT.MONEYTEXT([.$A832];&quot;THB&quot;)" office:value-type="string" office:string-value="แปดร้อยยี่สิบหกบาทถ้วน">
            <text:p>แปดร้อยยี่สิบหกบาทถ้วน</text:p>
          </table:table-cell>
          <table:table-cell table:number-columns-repeated="2"/>
          <table:table-cell table:formula="of:=COM.MICROSOFT.BAHTTEXT([.$A832])" office:value-type="string" office:string-value="แปดร้อยยี่สิบหกบาทถ้วน">
            <text:p>แปดร้อยยี่สิบหกบาทถ้วน</text:p>
          </table:table-cell>
          <table:table-cell table:number-columns-repeated="2"/>
          <table:table-cell table:formula="of:=IF([.$C832]=[.$F8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7">
            <text:p>827</text:p>
          </table:table-cell>
          <table:table-cell/>
          <table:table-cell table:formula="of:=ORG.OPENOFFICE.ADDIN.SAMPLE.PYTHON.NUMBERTEXT.NUMBERTEXT.MONEYTEXT([.$A833];&quot;THB&quot;)" office:value-type="string" office:string-value="แปดร้อยยี่สิบเจ็ดบาทถ้วน">
            <text:p>แปดร้อยยี่สิบเจ็ดบาทถ้วน</text:p>
          </table:table-cell>
          <table:table-cell table:number-columns-repeated="2"/>
          <table:table-cell table:formula="of:=COM.MICROSOFT.BAHTTEXT([.$A833])" office:value-type="string" office:string-value="แปดร้อยยี่สิบเจ็ดบาทถ้วน">
            <text:p>แปดร้อยยี่สิบเจ็ดบาทถ้วน</text:p>
          </table:table-cell>
          <table:table-cell table:number-columns-repeated="2"/>
          <table:table-cell table:formula="of:=IF([.$C833]=[.$F8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8">
            <text:p>828</text:p>
          </table:table-cell>
          <table:table-cell/>
          <table:table-cell table:formula="of:=ORG.OPENOFFICE.ADDIN.SAMPLE.PYTHON.NUMBERTEXT.NUMBERTEXT.MONEYTEXT([.$A834];&quot;THB&quot;)" office:value-type="string" office:string-value="แปดร้อยยี่สิบแปดบาทถ้วน">
            <text:p>แปดร้อยยี่สิบแปดบาทถ้วน</text:p>
          </table:table-cell>
          <table:table-cell table:number-columns-repeated="2"/>
          <table:table-cell table:formula="of:=COM.MICROSOFT.BAHTTEXT([.$A834])" office:value-type="string" office:string-value="แปดร้อยยี่สิบแปดบาทถ้วน">
            <text:p>แปดร้อยยี่สิบแปดบาทถ้วน</text:p>
          </table:table-cell>
          <table:table-cell table:number-columns-repeated="2"/>
          <table:table-cell table:formula="of:=IF([.$C834]=[.$F8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29">
            <text:p>829</text:p>
          </table:table-cell>
          <table:table-cell/>
          <table:table-cell table:formula="of:=ORG.OPENOFFICE.ADDIN.SAMPLE.PYTHON.NUMBERTEXT.NUMBERTEXT.MONEYTEXT([.$A835];&quot;THB&quot;)" office:value-type="string" office:string-value="แปดร้อยยี่สิบเก้าบาทถ้วน">
            <text:p>แปดร้อยยี่สิบเก้าบาทถ้วน</text:p>
          </table:table-cell>
          <table:table-cell table:number-columns-repeated="2"/>
          <table:table-cell table:formula="of:=COM.MICROSOFT.BAHTTEXT([.$A835])" office:value-type="string" office:string-value="แปดร้อยยี่สิบเก้าบาทถ้วน">
            <text:p>แปดร้อยยี่สิบเก้าบาทถ้วน</text:p>
          </table:table-cell>
          <table:table-cell table:number-columns-repeated="2"/>
          <table:table-cell table:formula="of:=IF([.$C835]=[.$F8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0">
            <text:p>830</text:p>
          </table:table-cell>
          <table:table-cell/>
          <table:table-cell table:formula="of:=ORG.OPENOFFICE.ADDIN.SAMPLE.PYTHON.NUMBERTEXT.NUMBERTEXT.MONEYTEXT([.$A836];&quot;THB&quot;)" office:value-type="string" office:string-value="แปดร้อยสามสิบบาทถ้วน">
            <text:p>แปดร้อยสามสิบบาทถ้วน</text:p>
          </table:table-cell>
          <table:table-cell table:number-columns-repeated="2"/>
          <table:table-cell table:formula="of:=COM.MICROSOFT.BAHTTEXT([.$A836])" office:value-type="string" office:string-value="แปดร้อยสามสิบบาทถ้วน">
            <text:p>แปดร้อยสามสิบบาทถ้วน</text:p>
          </table:table-cell>
          <table:table-cell table:number-columns-repeated="2"/>
          <table:table-cell table:formula="of:=IF([.$C836]=[.$F8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1">
            <text:p>831</text:p>
          </table:table-cell>
          <table:table-cell/>
          <table:table-cell table:formula="of:=ORG.OPENOFFICE.ADDIN.SAMPLE.PYTHON.NUMBERTEXT.NUMBERTEXT.MONEYTEXT([.$A837];&quot;THB&quot;)" office:value-type="string" office:string-value="แปดร้อยสามสิบเอ็ดบาทถ้วน">
            <text:p>แปดร้อยสามสิบเอ็ดบาทถ้วน</text:p>
          </table:table-cell>
          <table:table-cell table:number-columns-repeated="2"/>
          <table:table-cell table:formula="of:=COM.MICROSOFT.BAHTTEXT([.$A837])" office:value-type="string" office:string-value="แปดร้อยสามสิบเอ็ดบาทถ้วน">
            <text:p>แปดร้อยสามสิบเอ็ดบาทถ้วน</text:p>
          </table:table-cell>
          <table:table-cell table:number-columns-repeated="2"/>
          <table:table-cell table:formula="of:=IF([.$C837]=[.$F8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2">
            <text:p>832</text:p>
          </table:table-cell>
          <table:table-cell/>
          <table:table-cell table:formula="of:=ORG.OPENOFFICE.ADDIN.SAMPLE.PYTHON.NUMBERTEXT.NUMBERTEXT.MONEYTEXT([.$A838];&quot;THB&quot;)" office:value-type="string" office:string-value="แปดร้อยสามสิบสองบาทถ้วน">
            <text:p>แปดร้อยสามสิบสองบาทถ้วน</text:p>
          </table:table-cell>
          <table:table-cell table:number-columns-repeated="2"/>
          <table:table-cell table:formula="of:=COM.MICROSOFT.BAHTTEXT([.$A838])" office:value-type="string" office:string-value="แปดร้อยสามสิบสองบาทถ้วน">
            <text:p>แปดร้อยสามสิบสองบาทถ้วน</text:p>
          </table:table-cell>
          <table:table-cell table:number-columns-repeated="2"/>
          <table:table-cell table:formula="of:=IF([.$C838]=[.$F8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3">
            <text:p>833</text:p>
          </table:table-cell>
          <table:table-cell/>
          <table:table-cell table:formula="of:=ORG.OPENOFFICE.ADDIN.SAMPLE.PYTHON.NUMBERTEXT.NUMBERTEXT.MONEYTEXT([.$A839];&quot;THB&quot;)" office:value-type="string" office:string-value="แปดร้อยสามสิบสามบาทถ้วน">
            <text:p>แปดร้อยสามสิบสามบาทถ้วน</text:p>
          </table:table-cell>
          <table:table-cell table:number-columns-repeated="2"/>
          <table:table-cell table:formula="of:=COM.MICROSOFT.BAHTTEXT([.$A839])" office:value-type="string" office:string-value="แปดร้อยสามสิบสามบาทถ้วน">
            <text:p>แปดร้อยสามสิบสามบาทถ้วน</text:p>
          </table:table-cell>
          <table:table-cell table:number-columns-repeated="2"/>
          <table:table-cell table:formula="of:=IF([.$C839]=[.$F8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4">
            <text:p>834</text:p>
          </table:table-cell>
          <table:table-cell/>
          <table:table-cell table:formula="of:=ORG.OPENOFFICE.ADDIN.SAMPLE.PYTHON.NUMBERTEXT.NUMBERTEXT.MONEYTEXT([.$A840];&quot;THB&quot;)" office:value-type="string" office:string-value="แปดร้อยสามสิบสี่บาทถ้วน">
            <text:p>แปดร้อยสามสิบสี่บาทถ้วน</text:p>
          </table:table-cell>
          <table:table-cell table:number-columns-repeated="2"/>
          <table:table-cell table:formula="of:=COM.MICROSOFT.BAHTTEXT([.$A840])" office:value-type="string" office:string-value="แปดร้อยสามสิบสี่บาทถ้วน">
            <text:p>แปดร้อยสามสิบสี่บาทถ้วน</text:p>
          </table:table-cell>
          <table:table-cell table:number-columns-repeated="2"/>
          <table:table-cell table:formula="of:=IF([.$C840]=[.$F8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5">
            <text:p>835</text:p>
          </table:table-cell>
          <table:table-cell/>
          <table:table-cell table:formula="of:=ORG.OPENOFFICE.ADDIN.SAMPLE.PYTHON.NUMBERTEXT.NUMBERTEXT.MONEYTEXT([.$A841];&quot;THB&quot;)" office:value-type="string" office:string-value="แปดร้อยสามสิบห้าบาทถ้วน">
            <text:p>แปดร้อยสามสิบห้าบาทถ้วน</text:p>
          </table:table-cell>
          <table:table-cell table:number-columns-repeated="2"/>
          <table:table-cell table:formula="of:=COM.MICROSOFT.BAHTTEXT([.$A841])" office:value-type="string" office:string-value="แปดร้อยสามสิบห้าบาทถ้วน">
            <text:p>แปดร้อยสามสิบห้าบาทถ้วน</text:p>
          </table:table-cell>
          <table:table-cell table:number-columns-repeated="2"/>
          <table:table-cell table:formula="of:=IF([.$C841]=[.$F8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6">
            <text:p>836</text:p>
          </table:table-cell>
          <table:table-cell/>
          <table:table-cell table:formula="of:=ORG.OPENOFFICE.ADDIN.SAMPLE.PYTHON.NUMBERTEXT.NUMBERTEXT.MONEYTEXT([.$A842];&quot;THB&quot;)" office:value-type="string" office:string-value="แปดร้อยสามสิบหกบาทถ้วน">
            <text:p>แปดร้อยสามสิบหกบาทถ้วน</text:p>
          </table:table-cell>
          <table:table-cell table:number-columns-repeated="2"/>
          <table:table-cell table:formula="of:=COM.MICROSOFT.BAHTTEXT([.$A842])" office:value-type="string" office:string-value="แปดร้อยสามสิบหกบาทถ้วน">
            <text:p>แปดร้อยสามสิบหกบาทถ้วน</text:p>
          </table:table-cell>
          <table:table-cell table:number-columns-repeated="2"/>
          <table:table-cell table:formula="of:=IF([.$C842]=[.$F8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7">
            <text:p>837</text:p>
          </table:table-cell>
          <table:table-cell/>
          <table:table-cell table:formula="of:=ORG.OPENOFFICE.ADDIN.SAMPLE.PYTHON.NUMBERTEXT.NUMBERTEXT.MONEYTEXT([.$A843];&quot;THB&quot;)" office:value-type="string" office:string-value="แปดร้อยสามสิบเจ็ดบาทถ้วน">
            <text:p>แปดร้อยสามสิบเจ็ดบาทถ้วน</text:p>
          </table:table-cell>
          <table:table-cell table:number-columns-repeated="2"/>
          <table:table-cell table:formula="of:=COM.MICROSOFT.BAHTTEXT([.$A843])" office:value-type="string" office:string-value="แปดร้อยสามสิบเจ็ดบาทถ้วน">
            <text:p>แปดร้อยสามสิบเจ็ดบาทถ้วน</text:p>
          </table:table-cell>
          <table:table-cell table:number-columns-repeated="2"/>
          <table:table-cell table:formula="of:=IF([.$C843]=[.$F8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8">
            <text:p>838</text:p>
          </table:table-cell>
          <table:table-cell/>
          <table:table-cell table:formula="of:=ORG.OPENOFFICE.ADDIN.SAMPLE.PYTHON.NUMBERTEXT.NUMBERTEXT.MONEYTEXT([.$A844];&quot;THB&quot;)" office:value-type="string" office:string-value="แปดร้อยสามสิบแปดบาทถ้วน">
            <text:p>แปดร้อยสามสิบแปดบาทถ้วน</text:p>
          </table:table-cell>
          <table:table-cell table:number-columns-repeated="2"/>
          <table:table-cell table:formula="of:=COM.MICROSOFT.BAHTTEXT([.$A844])" office:value-type="string" office:string-value="แปดร้อยสามสิบแปดบาทถ้วน">
            <text:p>แปดร้อยสามสิบแปดบาทถ้วน</text:p>
          </table:table-cell>
          <table:table-cell table:number-columns-repeated="2"/>
          <table:table-cell table:formula="of:=IF([.$C844]=[.$F8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39">
            <text:p>839</text:p>
          </table:table-cell>
          <table:table-cell/>
          <table:table-cell table:formula="of:=ORG.OPENOFFICE.ADDIN.SAMPLE.PYTHON.NUMBERTEXT.NUMBERTEXT.MONEYTEXT([.$A845];&quot;THB&quot;)" office:value-type="string" office:string-value="แปดร้อยสามสิบเก้าบาทถ้วน">
            <text:p>แปดร้อยสามสิบเก้าบาทถ้วน</text:p>
          </table:table-cell>
          <table:table-cell table:number-columns-repeated="2"/>
          <table:table-cell table:formula="of:=COM.MICROSOFT.BAHTTEXT([.$A845])" office:value-type="string" office:string-value="แปดร้อยสามสิบเก้าบาทถ้วน">
            <text:p>แปดร้อยสามสิบเก้าบาทถ้วน</text:p>
          </table:table-cell>
          <table:table-cell table:number-columns-repeated="2"/>
          <table:table-cell table:formula="of:=IF([.$C845]=[.$F8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0">
            <text:p>840</text:p>
          </table:table-cell>
          <table:table-cell/>
          <table:table-cell table:formula="of:=ORG.OPENOFFICE.ADDIN.SAMPLE.PYTHON.NUMBERTEXT.NUMBERTEXT.MONEYTEXT([.$A846];&quot;THB&quot;)" office:value-type="string" office:string-value="แปดร้อยสี่สิบบาทถ้วน">
            <text:p>แปดร้อยสี่สิบบาทถ้วน</text:p>
          </table:table-cell>
          <table:table-cell table:number-columns-repeated="2"/>
          <table:table-cell table:formula="of:=COM.MICROSOFT.BAHTTEXT([.$A846])" office:value-type="string" office:string-value="แปดร้อยสี่สิบบาทถ้วน">
            <text:p>แปดร้อยสี่สิบบาทถ้วน</text:p>
          </table:table-cell>
          <table:table-cell table:number-columns-repeated="2"/>
          <table:table-cell table:formula="of:=IF([.$C846]=[.$F8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1">
            <text:p>841</text:p>
          </table:table-cell>
          <table:table-cell/>
          <table:table-cell table:formula="of:=ORG.OPENOFFICE.ADDIN.SAMPLE.PYTHON.NUMBERTEXT.NUMBERTEXT.MONEYTEXT([.$A847];&quot;THB&quot;)" office:value-type="string" office:string-value="แปดร้อยสี่สิบเอ็ดบาทถ้วน">
            <text:p>แปดร้อยสี่สิบเอ็ดบาทถ้วน</text:p>
          </table:table-cell>
          <table:table-cell table:number-columns-repeated="2"/>
          <table:table-cell table:formula="of:=COM.MICROSOFT.BAHTTEXT([.$A847])" office:value-type="string" office:string-value="แปดร้อยสี่สิบเอ็ดบาทถ้วน">
            <text:p>แปดร้อยสี่สิบเอ็ดบาทถ้วน</text:p>
          </table:table-cell>
          <table:table-cell table:number-columns-repeated="2"/>
          <table:table-cell table:formula="of:=IF([.$C847]=[.$F8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2">
            <text:p>842</text:p>
          </table:table-cell>
          <table:table-cell/>
          <table:table-cell table:formula="of:=ORG.OPENOFFICE.ADDIN.SAMPLE.PYTHON.NUMBERTEXT.NUMBERTEXT.MONEYTEXT([.$A848];&quot;THB&quot;)" office:value-type="string" office:string-value="แปดร้อยสี่สิบสองบาทถ้วน">
            <text:p>แปดร้อยสี่สิบสองบาทถ้วน</text:p>
          </table:table-cell>
          <table:table-cell table:number-columns-repeated="2"/>
          <table:table-cell table:formula="of:=COM.MICROSOFT.BAHTTEXT([.$A848])" office:value-type="string" office:string-value="แปดร้อยสี่สิบสองบาทถ้วน">
            <text:p>แปดร้อยสี่สิบสองบาทถ้วน</text:p>
          </table:table-cell>
          <table:table-cell table:number-columns-repeated="2"/>
          <table:table-cell table:formula="of:=IF([.$C848]=[.$F8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3">
            <text:p>843</text:p>
          </table:table-cell>
          <table:table-cell/>
          <table:table-cell table:formula="of:=ORG.OPENOFFICE.ADDIN.SAMPLE.PYTHON.NUMBERTEXT.NUMBERTEXT.MONEYTEXT([.$A849];&quot;THB&quot;)" office:value-type="string" office:string-value="แปดร้อยสี่สิบสามบาทถ้วน">
            <text:p>แปดร้อยสี่สิบสามบาทถ้วน</text:p>
          </table:table-cell>
          <table:table-cell table:number-columns-repeated="2"/>
          <table:table-cell table:formula="of:=COM.MICROSOFT.BAHTTEXT([.$A849])" office:value-type="string" office:string-value="แปดร้อยสี่สิบสามบาทถ้วน">
            <text:p>แปดร้อยสี่สิบสามบาทถ้วน</text:p>
          </table:table-cell>
          <table:table-cell table:number-columns-repeated="2"/>
          <table:table-cell table:formula="of:=IF([.$C849]=[.$F8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4">
            <text:p>844</text:p>
          </table:table-cell>
          <table:table-cell/>
          <table:table-cell table:formula="of:=ORG.OPENOFFICE.ADDIN.SAMPLE.PYTHON.NUMBERTEXT.NUMBERTEXT.MONEYTEXT([.$A850];&quot;THB&quot;)" office:value-type="string" office:string-value="แปดร้อยสี่สิบสี่บาทถ้วน">
            <text:p>แปดร้อยสี่สิบสี่บาทถ้วน</text:p>
          </table:table-cell>
          <table:table-cell table:number-columns-repeated="2"/>
          <table:table-cell table:formula="of:=COM.MICROSOFT.BAHTTEXT([.$A850])" office:value-type="string" office:string-value="แปดร้อยสี่สิบสี่บาทถ้วน">
            <text:p>แปดร้อยสี่สิบสี่บาทถ้วน</text:p>
          </table:table-cell>
          <table:table-cell table:number-columns-repeated="2"/>
          <table:table-cell table:formula="of:=IF([.$C850]=[.$F8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5">
            <text:p>845</text:p>
          </table:table-cell>
          <table:table-cell/>
          <table:table-cell table:formula="of:=ORG.OPENOFFICE.ADDIN.SAMPLE.PYTHON.NUMBERTEXT.NUMBERTEXT.MONEYTEXT([.$A851];&quot;THB&quot;)" office:value-type="string" office:string-value="แปดร้อยสี่สิบห้าบาทถ้วน">
            <text:p>แปดร้อยสี่สิบห้าบาทถ้วน</text:p>
          </table:table-cell>
          <table:table-cell table:number-columns-repeated="2"/>
          <table:table-cell table:formula="of:=COM.MICROSOFT.BAHTTEXT([.$A851])" office:value-type="string" office:string-value="แปดร้อยสี่สิบห้าบาทถ้วน">
            <text:p>แปดร้อยสี่สิบห้าบาทถ้วน</text:p>
          </table:table-cell>
          <table:table-cell table:number-columns-repeated="2"/>
          <table:table-cell table:formula="of:=IF([.$C851]=[.$F8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6">
            <text:p>846</text:p>
          </table:table-cell>
          <table:table-cell/>
          <table:table-cell table:formula="of:=ORG.OPENOFFICE.ADDIN.SAMPLE.PYTHON.NUMBERTEXT.NUMBERTEXT.MONEYTEXT([.$A852];&quot;THB&quot;)" office:value-type="string" office:string-value="แปดร้อยสี่สิบหกบาทถ้วน">
            <text:p>แปดร้อยสี่สิบหกบาทถ้วน</text:p>
          </table:table-cell>
          <table:table-cell table:number-columns-repeated="2"/>
          <table:table-cell table:formula="of:=COM.MICROSOFT.BAHTTEXT([.$A852])" office:value-type="string" office:string-value="แปดร้อยสี่สิบหกบาทถ้วน">
            <text:p>แปดร้อยสี่สิบหกบาทถ้วน</text:p>
          </table:table-cell>
          <table:table-cell table:number-columns-repeated="2"/>
          <table:table-cell table:formula="of:=IF([.$C852]=[.$F8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7">
            <text:p>847</text:p>
          </table:table-cell>
          <table:table-cell/>
          <table:table-cell table:formula="of:=ORG.OPENOFFICE.ADDIN.SAMPLE.PYTHON.NUMBERTEXT.NUMBERTEXT.MONEYTEXT([.$A853];&quot;THB&quot;)" office:value-type="string" office:string-value="แปดร้อยสี่สิบเจ็ดบาทถ้วน">
            <text:p>แปดร้อยสี่สิบเจ็ดบาทถ้วน</text:p>
          </table:table-cell>
          <table:table-cell table:number-columns-repeated="2"/>
          <table:table-cell table:formula="of:=COM.MICROSOFT.BAHTTEXT([.$A853])" office:value-type="string" office:string-value="แปดร้อยสี่สิบเจ็ดบาทถ้วน">
            <text:p>แปดร้อยสี่สิบเจ็ดบาทถ้วน</text:p>
          </table:table-cell>
          <table:table-cell table:number-columns-repeated="2"/>
          <table:table-cell table:formula="of:=IF([.$C853]=[.$F8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8">
            <text:p>848</text:p>
          </table:table-cell>
          <table:table-cell/>
          <table:table-cell table:formula="of:=ORG.OPENOFFICE.ADDIN.SAMPLE.PYTHON.NUMBERTEXT.NUMBERTEXT.MONEYTEXT([.$A854];&quot;THB&quot;)" office:value-type="string" office:string-value="แปดร้อยสี่สิบแปดบาทถ้วน">
            <text:p>แปดร้อยสี่สิบแปดบาทถ้วน</text:p>
          </table:table-cell>
          <table:table-cell table:number-columns-repeated="2"/>
          <table:table-cell table:formula="of:=COM.MICROSOFT.BAHTTEXT([.$A854])" office:value-type="string" office:string-value="แปดร้อยสี่สิบแปดบาทถ้วน">
            <text:p>แปดร้อยสี่สิบแปดบาทถ้วน</text:p>
          </table:table-cell>
          <table:table-cell table:number-columns-repeated="2"/>
          <table:table-cell table:formula="of:=IF([.$C854]=[.$F8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49">
            <text:p>849</text:p>
          </table:table-cell>
          <table:table-cell/>
          <table:table-cell table:formula="of:=ORG.OPENOFFICE.ADDIN.SAMPLE.PYTHON.NUMBERTEXT.NUMBERTEXT.MONEYTEXT([.$A855];&quot;THB&quot;)" office:value-type="string" office:string-value="แปดร้อยสี่สิบเก้าบาทถ้วน">
            <text:p>แปดร้อยสี่สิบเก้าบาทถ้วน</text:p>
          </table:table-cell>
          <table:table-cell table:number-columns-repeated="2"/>
          <table:table-cell table:formula="of:=COM.MICROSOFT.BAHTTEXT([.$A855])" office:value-type="string" office:string-value="แปดร้อยสี่สิบเก้าบาทถ้วน">
            <text:p>แปดร้อยสี่สิบเก้าบาทถ้วน</text:p>
          </table:table-cell>
          <table:table-cell table:number-columns-repeated="2"/>
          <table:table-cell table:formula="of:=IF([.$C855]=[.$F8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0">
            <text:p>850</text:p>
          </table:table-cell>
          <table:table-cell/>
          <table:table-cell table:formula="of:=ORG.OPENOFFICE.ADDIN.SAMPLE.PYTHON.NUMBERTEXT.NUMBERTEXT.MONEYTEXT([.$A856];&quot;THB&quot;)" office:value-type="string" office:string-value="แปดร้อยห้าสิบบาทถ้วน">
            <text:p>แปดร้อยห้าสิบบาทถ้วน</text:p>
          </table:table-cell>
          <table:table-cell table:number-columns-repeated="2"/>
          <table:table-cell table:formula="of:=COM.MICROSOFT.BAHTTEXT([.$A856])" office:value-type="string" office:string-value="แปดร้อยห้าสิบบาทถ้วน">
            <text:p>แปดร้อยห้าสิบบาทถ้วน</text:p>
          </table:table-cell>
          <table:table-cell table:number-columns-repeated="2"/>
          <table:table-cell table:formula="of:=IF([.$C856]=[.$F8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1">
            <text:p>851</text:p>
          </table:table-cell>
          <table:table-cell/>
          <table:table-cell table:formula="of:=ORG.OPENOFFICE.ADDIN.SAMPLE.PYTHON.NUMBERTEXT.NUMBERTEXT.MONEYTEXT([.$A857];&quot;THB&quot;)" office:value-type="string" office:string-value="แปดร้อยห้าสิบเอ็ดบาทถ้วน">
            <text:p>แปดร้อยห้าสิบเอ็ดบาทถ้วน</text:p>
          </table:table-cell>
          <table:table-cell table:number-columns-repeated="2"/>
          <table:table-cell table:formula="of:=COM.MICROSOFT.BAHTTEXT([.$A857])" office:value-type="string" office:string-value="แปดร้อยห้าสิบเอ็ดบาทถ้วน">
            <text:p>แปดร้อยห้าสิบเอ็ดบาทถ้วน</text:p>
          </table:table-cell>
          <table:table-cell table:number-columns-repeated="2"/>
          <table:table-cell table:formula="of:=IF([.$C857]=[.$F8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2">
            <text:p>852</text:p>
          </table:table-cell>
          <table:table-cell/>
          <table:table-cell table:formula="of:=ORG.OPENOFFICE.ADDIN.SAMPLE.PYTHON.NUMBERTEXT.NUMBERTEXT.MONEYTEXT([.$A858];&quot;THB&quot;)" office:value-type="string" office:string-value="แปดร้อยห้าสิบสองบาทถ้วน">
            <text:p>แปดร้อยห้าสิบสองบาทถ้วน</text:p>
          </table:table-cell>
          <table:table-cell table:number-columns-repeated="2"/>
          <table:table-cell table:formula="of:=COM.MICROSOFT.BAHTTEXT([.$A858])" office:value-type="string" office:string-value="แปดร้อยห้าสิบสองบาทถ้วน">
            <text:p>แปดร้อยห้าสิบสองบาทถ้วน</text:p>
          </table:table-cell>
          <table:table-cell table:number-columns-repeated="2"/>
          <table:table-cell table:formula="of:=IF([.$C858]=[.$F8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3">
            <text:p>853</text:p>
          </table:table-cell>
          <table:table-cell/>
          <table:table-cell table:formula="of:=ORG.OPENOFFICE.ADDIN.SAMPLE.PYTHON.NUMBERTEXT.NUMBERTEXT.MONEYTEXT([.$A859];&quot;THB&quot;)" office:value-type="string" office:string-value="แปดร้อยห้าสิบสามบาทถ้วน">
            <text:p>แปดร้อยห้าสิบสามบาทถ้วน</text:p>
          </table:table-cell>
          <table:table-cell table:number-columns-repeated="2"/>
          <table:table-cell table:formula="of:=COM.MICROSOFT.BAHTTEXT([.$A859])" office:value-type="string" office:string-value="แปดร้อยห้าสิบสามบาทถ้วน">
            <text:p>แปดร้อยห้าสิบสามบาทถ้วน</text:p>
          </table:table-cell>
          <table:table-cell table:number-columns-repeated="2"/>
          <table:table-cell table:formula="of:=IF([.$C859]=[.$F8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4">
            <text:p>854</text:p>
          </table:table-cell>
          <table:table-cell/>
          <table:table-cell table:formula="of:=ORG.OPENOFFICE.ADDIN.SAMPLE.PYTHON.NUMBERTEXT.NUMBERTEXT.MONEYTEXT([.$A860];&quot;THB&quot;)" office:value-type="string" office:string-value="แปดร้อยห้าสิบสี่บาทถ้วน">
            <text:p>แปดร้อยห้าสิบสี่บาทถ้วน</text:p>
          </table:table-cell>
          <table:table-cell table:number-columns-repeated="2"/>
          <table:table-cell table:formula="of:=COM.MICROSOFT.BAHTTEXT([.$A860])" office:value-type="string" office:string-value="แปดร้อยห้าสิบสี่บาทถ้วน">
            <text:p>แปดร้อยห้าสิบสี่บาทถ้วน</text:p>
          </table:table-cell>
          <table:table-cell table:number-columns-repeated="2"/>
          <table:table-cell table:formula="of:=IF([.$C860]=[.$F8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5">
            <text:p>855</text:p>
          </table:table-cell>
          <table:table-cell/>
          <table:table-cell table:formula="of:=ORG.OPENOFFICE.ADDIN.SAMPLE.PYTHON.NUMBERTEXT.NUMBERTEXT.MONEYTEXT([.$A861];&quot;THB&quot;)" office:value-type="string" office:string-value="แปดร้อยห้าสิบห้าบาทถ้วน">
            <text:p>แปดร้อยห้าสิบห้าบาทถ้วน</text:p>
          </table:table-cell>
          <table:table-cell table:number-columns-repeated="2"/>
          <table:table-cell table:formula="of:=COM.MICROSOFT.BAHTTEXT([.$A861])" office:value-type="string" office:string-value="แปดร้อยห้าสิบห้าบาทถ้วน">
            <text:p>แปดร้อยห้าสิบห้าบาทถ้วน</text:p>
          </table:table-cell>
          <table:table-cell table:number-columns-repeated="2"/>
          <table:table-cell table:formula="of:=IF([.$C861]=[.$F8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6">
            <text:p>856</text:p>
          </table:table-cell>
          <table:table-cell/>
          <table:table-cell table:formula="of:=ORG.OPENOFFICE.ADDIN.SAMPLE.PYTHON.NUMBERTEXT.NUMBERTEXT.MONEYTEXT([.$A862];&quot;THB&quot;)" office:value-type="string" office:string-value="แปดร้อยห้าสิบหกบาทถ้วน">
            <text:p>แปดร้อยห้าสิบหกบาทถ้วน</text:p>
          </table:table-cell>
          <table:table-cell table:number-columns-repeated="2"/>
          <table:table-cell table:formula="of:=COM.MICROSOFT.BAHTTEXT([.$A862])" office:value-type="string" office:string-value="แปดร้อยห้าสิบหกบาทถ้วน">
            <text:p>แปดร้อยห้าสิบหกบาทถ้วน</text:p>
          </table:table-cell>
          <table:table-cell table:number-columns-repeated="2"/>
          <table:table-cell table:formula="of:=IF([.$C862]=[.$F8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7">
            <text:p>857</text:p>
          </table:table-cell>
          <table:table-cell/>
          <table:table-cell table:formula="of:=ORG.OPENOFFICE.ADDIN.SAMPLE.PYTHON.NUMBERTEXT.NUMBERTEXT.MONEYTEXT([.$A863];&quot;THB&quot;)" office:value-type="string" office:string-value="แปดร้อยห้าสิบเจ็ดบาทถ้วน">
            <text:p>แปดร้อยห้าสิบเจ็ดบาทถ้วน</text:p>
          </table:table-cell>
          <table:table-cell table:number-columns-repeated="2"/>
          <table:table-cell table:formula="of:=COM.MICROSOFT.BAHTTEXT([.$A863])" office:value-type="string" office:string-value="แปดร้อยห้าสิบเจ็ดบาทถ้วน">
            <text:p>แปดร้อยห้าสิบเจ็ดบาทถ้วน</text:p>
          </table:table-cell>
          <table:table-cell table:number-columns-repeated="2"/>
          <table:table-cell table:formula="of:=IF([.$C863]=[.$F8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8">
            <text:p>858</text:p>
          </table:table-cell>
          <table:table-cell/>
          <table:table-cell table:formula="of:=ORG.OPENOFFICE.ADDIN.SAMPLE.PYTHON.NUMBERTEXT.NUMBERTEXT.MONEYTEXT([.$A864];&quot;THB&quot;)" office:value-type="string" office:string-value="แปดร้อยห้าสิบแปดบาทถ้วน">
            <text:p>แปดร้อยห้าสิบแปดบาทถ้วน</text:p>
          </table:table-cell>
          <table:table-cell table:number-columns-repeated="2"/>
          <table:table-cell table:formula="of:=COM.MICROSOFT.BAHTTEXT([.$A864])" office:value-type="string" office:string-value="แปดร้อยห้าสิบแปดบาทถ้วน">
            <text:p>แปดร้อยห้าสิบแปดบาทถ้วน</text:p>
          </table:table-cell>
          <table:table-cell table:number-columns-repeated="2"/>
          <table:table-cell table:formula="of:=IF([.$C864]=[.$F8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59">
            <text:p>859</text:p>
          </table:table-cell>
          <table:table-cell/>
          <table:table-cell table:formula="of:=ORG.OPENOFFICE.ADDIN.SAMPLE.PYTHON.NUMBERTEXT.NUMBERTEXT.MONEYTEXT([.$A865];&quot;THB&quot;)" office:value-type="string" office:string-value="แปดร้อยห้าสิบเก้าบาทถ้วน">
            <text:p>แปดร้อยห้าสิบเก้าบาทถ้วน</text:p>
          </table:table-cell>
          <table:table-cell table:number-columns-repeated="2"/>
          <table:table-cell table:formula="of:=COM.MICROSOFT.BAHTTEXT([.$A865])" office:value-type="string" office:string-value="แปดร้อยห้าสิบเก้าบาทถ้วน">
            <text:p>แปดร้อยห้าสิบเก้าบาทถ้วน</text:p>
          </table:table-cell>
          <table:table-cell table:number-columns-repeated="2"/>
          <table:table-cell table:formula="of:=IF([.$C865]=[.$F8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0">
            <text:p>860</text:p>
          </table:table-cell>
          <table:table-cell/>
          <table:table-cell table:formula="of:=ORG.OPENOFFICE.ADDIN.SAMPLE.PYTHON.NUMBERTEXT.NUMBERTEXT.MONEYTEXT([.$A866];&quot;THB&quot;)" office:value-type="string" office:string-value="แปดร้อยหกสิบบาทถ้วน">
            <text:p>แปดร้อยหกสิบบาทถ้วน</text:p>
          </table:table-cell>
          <table:table-cell table:number-columns-repeated="2"/>
          <table:table-cell table:formula="of:=COM.MICROSOFT.BAHTTEXT([.$A866])" office:value-type="string" office:string-value="แปดร้อยหกสิบบาทถ้วน">
            <text:p>แปดร้อยหกสิบบาทถ้วน</text:p>
          </table:table-cell>
          <table:table-cell table:number-columns-repeated="2"/>
          <table:table-cell table:formula="of:=IF([.$C866]=[.$F8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1">
            <text:p>861</text:p>
          </table:table-cell>
          <table:table-cell/>
          <table:table-cell table:formula="of:=ORG.OPENOFFICE.ADDIN.SAMPLE.PYTHON.NUMBERTEXT.NUMBERTEXT.MONEYTEXT([.$A867];&quot;THB&quot;)" office:value-type="string" office:string-value="แปดร้อยหกสิบเอ็ดบาทถ้วน">
            <text:p>แปดร้อยหกสิบเอ็ดบาทถ้วน</text:p>
          </table:table-cell>
          <table:table-cell table:number-columns-repeated="2"/>
          <table:table-cell table:formula="of:=COM.MICROSOFT.BAHTTEXT([.$A867])" office:value-type="string" office:string-value="แปดร้อยหกสิบเอ็ดบาทถ้วน">
            <text:p>แปดร้อยหกสิบเอ็ดบาทถ้วน</text:p>
          </table:table-cell>
          <table:table-cell table:number-columns-repeated="2"/>
          <table:table-cell table:formula="of:=IF([.$C867]=[.$F8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2">
            <text:p>862</text:p>
          </table:table-cell>
          <table:table-cell/>
          <table:table-cell table:formula="of:=ORG.OPENOFFICE.ADDIN.SAMPLE.PYTHON.NUMBERTEXT.NUMBERTEXT.MONEYTEXT([.$A868];&quot;THB&quot;)" office:value-type="string" office:string-value="แปดร้อยหกสิบสองบาทถ้วน">
            <text:p>แปดร้อยหกสิบสองบาทถ้วน</text:p>
          </table:table-cell>
          <table:table-cell table:number-columns-repeated="2"/>
          <table:table-cell table:formula="of:=COM.MICROSOFT.BAHTTEXT([.$A868])" office:value-type="string" office:string-value="แปดร้อยหกสิบสองบาทถ้วน">
            <text:p>แปดร้อยหกสิบสองบาทถ้วน</text:p>
          </table:table-cell>
          <table:table-cell table:number-columns-repeated="2"/>
          <table:table-cell table:formula="of:=IF([.$C868]=[.$F8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3">
            <text:p>863</text:p>
          </table:table-cell>
          <table:table-cell/>
          <table:table-cell table:formula="of:=ORG.OPENOFFICE.ADDIN.SAMPLE.PYTHON.NUMBERTEXT.NUMBERTEXT.MONEYTEXT([.$A869];&quot;THB&quot;)" office:value-type="string" office:string-value="แปดร้อยหกสิบสามบาทถ้วน">
            <text:p>แปดร้อยหกสิบสามบาทถ้วน</text:p>
          </table:table-cell>
          <table:table-cell table:number-columns-repeated="2"/>
          <table:table-cell table:formula="of:=COM.MICROSOFT.BAHTTEXT([.$A869])" office:value-type="string" office:string-value="แปดร้อยหกสิบสามบาทถ้วน">
            <text:p>แปดร้อยหกสิบสามบาทถ้วน</text:p>
          </table:table-cell>
          <table:table-cell table:number-columns-repeated="2"/>
          <table:table-cell table:formula="of:=IF([.$C869]=[.$F8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4">
            <text:p>864</text:p>
          </table:table-cell>
          <table:table-cell/>
          <table:table-cell table:formula="of:=ORG.OPENOFFICE.ADDIN.SAMPLE.PYTHON.NUMBERTEXT.NUMBERTEXT.MONEYTEXT([.$A870];&quot;THB&quot;)" office:value-type="string" office:string-value="แปดร้อยหกสิบสี่บาทถ้วน">
            <text:p>แปดร้อยหกสิบสี่บาทถ้วน</text:p>
          </table:table-cell>
          <table:table-cell table:number-columns-repeated="2"/>
          <table:table-cell table:formula="of:=COM.MICROSOFT.BAHTTEXT([.$A870])" office:value-type="string" office:string-value="แปดร้อยหกสิบสี่บาทถ้วน">
            <text:p>แปดร้อยหกสิบสี่บาทถ้วน</text:p>
          </table:table-cell>
          <table:table-cell table:number-columns-repeated="2"/>
          <table:table-cell table:formula="of:=IF([.$C870]=[.$F8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5">
            <text:p>865</text:p>
          </table:table-cell>
          <table:table-cell/>
          <table:table-cell table:formula="of:=ORG.OPENOFFICE.ADDIN.SAMPLE.PYTHON.NUMBERTEXT.NUMBERTEXT.MONEYTEXT([.$A871];&quot;THB&quot;)" office:value-type="string" office:string-value="แปดร้อยหกสิบห้าบาทถ้วน">
            <text:p>แปดร้อยหกสิบห้าบาทถ้วน</text:p>
          </table:table-cell>
          <table:table-cell table:number-columns-repeated="2"/>
          <table:table-cell table:formula="of:=COM.MICROSOFT.BAHTTEXT([.$A871])" office:value-type="string" office:string-value="แปดร้อยหกสิบห้าบาทถ้วน">
            <text:p>แปดร้อยหกสิบห้าบาทถ้วน</text:p>
          </table:table-cell>
          <table:table-cell table:number-columns-repeated="2"/>
          <table:table-cell table:formula="of:=IF([.$C871]=[.$F8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6">
            <text:p>866</text:p>
          </table:table-cell>
          <table:table-cell/>
          <table:table-cell table:formula="of:=ORG.OPENOFFICE.ADDIN.SAMPLE.PYTHON.NUMBERTEXT.NUMBERTEXT.MONEYTEXT([.$A872];&quot;THB&quot;)" office:value-type="string" office:string-value="แปดร้อยหกสิบหกบาทถ้วน">
            <text:p>แปดร้อยหกสิบหกบาทถ้วน</text:p>
          </table:table-cell>
          <table:table-cell table:number-columns-repeated="2"/>
          <table:table-cell table:formula="of:=COM.MICROSOFT.BAHTTEXT([.$A872])" office:value-type="string" office:string-value="แปดร้อยหกสิบหกบาทถ้วน">
            <text:p>แปดร้อยหกสิบหกบาทถ้วน</text:p>
          </table:table-cell>
          <table:table-cell table:number-columns-repeated="2"/>
          <table:table-cell table:formula="of:=IF([.$C872]=[.$F8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7">
            <text:p>867</text:p>
          </table:table-cell>
          <table:table-cell/>
          <table:table-cell table:formula="of:=ORG.OPENOFFICE.ADDIN.SAMPLE.PYTHON.NUMBERTEXT.NUMBERTEXT.MONEYTEXT([.$A873];&quot;THB&quot;)" office:value-type="string" office:string-value="แปดร้อยหกสิบเจ็ดบาทถ้วน">
            <text:p>แปดร้อยหกสิบเจ็ดบาทถ้วน</text:p>
          </table:table-cell>
          <table:table-cell table:number-columns-repeated="2"/>
          <table:table-cell table:formula="of:=COM.MICROSOFT.BAHTTEXT([.$A873])" office:value-type="string" office:string-value="แปดร้อยหกสิบเจ็ดบาทถ้วน">
            <text:p>แปดร้อยหกสิบเจ็ดบาทถ้วน</text:p>
          </table:table-cell>
          <table:table-cell table:number-columns-repeated="2"/>
          <table:table-cell table:formula="of:=IF([.$C873]=[.$F8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8">
            <text:p>868</text:p>
          </table:table-cell>
          <table:table-cell/>
          <table:table-cell table:formula="of:=ORG.OPENOFFICE.ADDIN.SAMPLE.PYTHON.NUMBERTEXT.NUMBERTEXT.MONEYTEXT([.$A874];&quot;THB&quot;)" office:value-type="string" office:string-value="แปดร้อยหกสิบแปดบาทถ้วน">
            <text:p>แปดร้อยหกสิบแปดบาทถ้วน</text:p>
          </table:table-cell>
          <table:table-cell table:number-columns-repeated="2"/>
          <table:table-cell table:formula="of:=COM.MICROSOFT.BAHTTEXT([.$A874])" office:value-type="string" office:string-value="แปดร้อยหกสิบแปดบาทถ้วน">
            <text:p>แปดร้อยหกสิบแปดบาทถ้วน</text:p>
          </table:table-cell>
          <table:table-cell table:number-columns-repeated="2"/>
          <table:table-cell table:formula="of:=IF([.$C874]=[.$F8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69">
            <text:p>869</text:p>
          </table:table-cell>
          <table:table-cell/>
          <table:table-cell table:formula="of:=ORG.OPENOFFICE.ADDIN.SAMPLE.PYTHON.NUMBERTEXT.NUMBERTEXT.MONEYTEXT([.$A875];&quot;THB&quot;)" office:value-type="string" office:string-value="แปดร้อยหกสิบเก้าบาทถ้วน">
            <text:p>แปดร้อยหกสิบเก้าบาทถ้วน</text:p>
          </table:table-cell>
          <table:table-cell table:number-columns-repeated="2"/>
          <table:table-cell table:formula="of:=COM.MICROSOFT.BAHTTEXT([.$A875])" office:value-type="string" office:string-value="แปดร้อยหกสิบเก้าบาทถ้วน">
            <text:p>แปดร้อยหกสิบเก้าบาทถ้วน</text:p>
          </table:table-cell>
          <table:table-cell table:number-columns-repeated="2"/>
          <table:table-cell table:formula="of:=IF([.$C875]=[.$F8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0">
            <text:p>870</text:p>
          </table:table-cell>
          <table:table-cell/>
          <table:table-cell table:formula="of:=ORG.OPENOFFICE.ADDIN.SAMPLE.PYTHON.NUMBERTEXT.NUMBERTEXT.MONEYTEXT([.$A876];&quot;THB&quot;)" office:value-type="string" office:string-value="แปดร้อยเจ็ดสิบบาทถ้วน">
            <text:p>แปดร้อยเจ็ดสิบบาทถ้วน</text:p>
          </table:table-cell>
          <table:table-cell table:number-columns-repeated="2"/>
          <table:table-cell table:formula="of:=COM.MICROSOFT.BAHTTEXT([.$A876])" office:value-type="string" office:string-value="แปดร้อยเจ็ดสิบบาทถ้วน">
            <text:p>แปดร้อยเจ็ดสิบบาทถ้วน</text:p>
          </table:table-cell>
          <table:table-cell table:number-columns-repeated="2"/>
          <table:table-cell table:formula="of:=IF([.$C876]=[.$F8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1">
            <text:p>871</text:p>
          </table:table-cell>
          <table:table-cell/>
          <table:table-cell table:formula="of:=ORG.OPENOFFICE.ADDIN.SAMPLE.PYTHON.NUMBERTEXT.NUMBERTEXT.MONEYTEXT([.$A877];&quot;THB&quot;)" office:value-type="string" office:string-value="แปดร้อยเจ็ดสิบเอ็ดบาทถ้วน">
            <text:p>แปดร้อยเจ็ดสิบเอ็ดบาทถ้วน</text:p>
          </table:table-cell>
          <table:table-cell table:number-columns-repeated="2"/>
          <table:table-cell table:formula="of:=COM.MICROSOFT.BAHTTEXT([.$A877])" office:value-type="string" office:string-value="แปดร้อยเจ็ดสิบเอ็ดบาทถ้วน">
            <text:p>แปดร้อยเจ็ดสิบเอ็ดบาทถ้วน</text:p>
          </table:table-cell>
          <table:table-cell table:number-columns-repeated="2"/>
          <table:table-cell table:formula="of:=IF([.$C877]=[.$F8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2">
            <text:p>872</text:p>
          </table:table-cell>
          <table:table-cell/>
          <table:table-cell table:formula="of:=ORG.OPENOFFICE.ADDIN.SAMPLE.PYTHON.NUMBERTEXT.NUMBERTEXT.MONEYTEXT([.$A878];&quot;THB&quot;)" office:value-type="string" office:string-value="แปดร้อยเจ็ดสิบสองบาทถ้วน">
            <text:p>แปดร้อยเจ็ดสิบสองบาทถ้วน</text:p>
          </table:table-cell>
          <table:table-cell table:number-columns-repeated="2"/>
          <table:table-cell table:formula="of:=COM.MICROSOFT.BAHTTEXT([.$A878])" office:value-type="string" office:string-value="แปดร้อยเจ็ดสิบสองบาทถ้วน">
            <text:p>แปดร้อยเจ็ดสิบสองบาทถ้วน</text:p>
          </table:table-cell>
          <table:table-cell table:number-columns-repeated="2"/>
          <table:table-cell table:formula="of:=IF([.$C878]=[.$F8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3">
            <text:p>873</text:p>
          </table:table-cell>
          <table:table-cell/>
          <table:table-cell table:formula="of:=ORG.OPENOFFICE.ADDIN.SAMPLE.PYTHON.NUMBERTEXT.NUMBERTEXT.MONEYTEXT([.$A879];&quot;THB&quot;)" office:value-type="string" office:string-value="แปดร้อยเจ็ดสิบสามบาทถ้วน">
            <text:p>แปดร้อยเจ็ดสิบสามบาทถ้วน</text:p>
          </table:table-cell>
          <table:table-cell table:number-columns-repeated="2"/>
          <table:table-cell table:formula="of:=COM.MICROSOFT.BAHTTEXT([.$A879])" office:value-type="string" office:string-value="แปดร้อยเจ็ดสิบสามบาทถ้วน">
            <text:p>แปดร้อยเจ็ดสิบสามบาทถ้วน</text:p>
          </table:table-cell>
          <table:table-cell table:number-columns-repeated="2"/>
          <table:table-cell table:formula="of:=IF([.$C879]=[.$F8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4">
            <text:p>874</text:p>
          </table:table-cell>
          <table:table-cell/>
          <table:table-cell table:formula="of:=ORG.OPENOFFICE.ADDIN.SAMPLE.PYTHON.NUMBERTEXT.NUMBERTEXT.MONEYTEXT([.$A880];&quot;THB&quot;)" office:value-type="string" office:string-value="แปดร้อยเจ็ดสิบสี่บาทถ้วน">
            <text:p>แปดร้อยเจ็ดสิบสี่บาทถ้วน</text:p>
          </table:table-cell>
          <table:table-cell table:number-columns-repeated="2"/>
          <table:table-cell table:formula="of:=COM.MICROSOFT.BAHTTEXT([.$A880])" office:value-type="string" office:string-value="แปดร้อยเจ็ดสิบสี่บาทถ้วน">
            <text:p>แปดร้อยเจ็ดสิบสี่บาทถ้วน</text:p>
          </table:table-cell>
          <table:table-cell table:number-columns-repeated="2"/>
          <table:table-cell table:formula="of:=IF([.$C880]=[.$F8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5">
            <text:p>875</text:p>
          </table:table-cell>
          <table:table-cell/>
          <table:table-cell table:formula="of:=ORG.OPENOFFICE.ADDIN.SAMPLE.PYTHON.NUMBERTEXT.NUMBERTEXT.MONEYTEXT([.$A881];&quot;THB&quot;)" office:value-type="string" office:string-value="แปดร้อยเจ็ดสิบห้าบาทถ้วน">
            <text:p>แปดร้อยเจ็ดสิบห้าบาทถ้วน</text:p>
          </table:table-cell>
          <table:table-cell table:number-columns-repeated="2"/>
          <table:table-cell table:formula="of:=COM.MICROSOFT.BAHTTEXT([.$A881])" office:value-type="string" office:string-value="แปดร้อยเจ็ดสิบห้าบาทถ้วน">
            <text:p>แปดร้อยเจ็ดสิบห้าบาทถ้วน</text:p>
          </table:table-cell>
          <table:table-cell table:number-columns-repeated="2"/>
          <table:table-cell table:formula="of:=IF([.$C881]=[.$F8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6">
            <text:p>876</text:p>
          </table:table-cell>
          <table:table-cell/>
          <table:table-cell table:formula="of:=ORG.OPENOFFICE.ADDIN.SAMPLE.PYTHON.NUMBERTEXT.NUMBERTEXT.MONEYTEXT([.$A882];&quot;THB&quot;)" office:value-type="string" office:string-value="แปดร้อยเจ็ดสิบหกบาทถ้วน">
            <text:p>แปดร้อยเจ็ดสิบหกบาทถ้วน</text:p>
          </table:table-cell>
          <table:table-cell table:number-columns-repeated="2"/>
          <table:table-cell table:formula="of:=COM.MICROSOFT.BAHTTEXT([.$A882])" office:value-type="string" office:string-value="แปดร้อยเจ็ดสิบหกบาทถ้วน">
            <text:p>แปดร้อยเจ็ดสิบหกบาทถ้วน</text:p>
          </table:table-cell>
          <table:table-cell table:number-columns-repeated="2"/>
          <table:table-cell table:formula="of:=IF([.$C882]=[.$F8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7">
            <text:p>877</text:p>
          </table:table-cell>
          <table:table-cell/>
          <table:table-cell table:formula="of:=ORG.OPENOFFICE.ADDIN.SAMPLE.PYTHON.NUMBERTEXT.NUMBERTEXT.MONEYTEXT([.$A883];&quot;THB&quot;)" office:value-type="string" office:string-value="แปดร้อยเจ็ดสิบเจ็ดบาทถ้วน">
            <text:p>แปดร้อยเจ็ดสิบเจ็ดบาทถ้วน</text:p>
          </table:table-cell>
          <table:table-cell table:number-columns-repeated="2"/>
          <table:table-cell table:formula="of:=COM.MICROSOFT.BAHTTEXT([.$A883])" office:value-type="string" office:string-value="แปดร้อยเจ็ดสิบเจ็ดบาทถ้วน">
            <text:p>แปดร้อยเจ็ดสิบเจ็ดบาทถ้วน</text:p>
          </table:table-cell>
          <table:table-cell table:number-columns-repeated="2"/>
          <table:table-cell table:formula="of:=IF([.$C883]=[.$F8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8">
            <text:p>878</text:p>
          </table:table-cell>
          <table:table-cell/>
          <table:table-cell table:formula="of:=ORG.OPENOFFICE.ADDIN.SAMPLE.PYTHON.NUMBERTEXT.NUMBERTEXT.MONEYTEXT([.$A884];&quot;THB&quot;)" office:value-type="string" office:string-value="แปดร้อยเจ็ดสิบแปดบาทถ้วน">
            <text:p>แปดร้อยเจ็ดสิบแปดบาทถ้วน</text:p>
          </table:table-cell>
          <table:table-cell table:number-columns-repeated="2"/>
          <table:table-cell table:formula="of:=COM.MICROSOFT.BAHTTEXT([.$A884])" office:value-type="string" office:string-value="แปดร้อยเจ็ดสิบแปดบาทถ้วน">
            <text:p>แปดร้อยเจ็ดสิบแปดบาทถ้วน</text:p>
          </table:table-cell>
          <table:table-cell table:number-columns-repeated="2"/>
          <table:table-cell table:formula="of:=IF([.$C884]=[.$F8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79">
            <text:p>879</text:p>
          </table:table-cell>
          <table:table-cell/>
          <table:table-cell table:formula="of:=ORG.OPENOFFICE.ADDIN.SAMPLE.PYTHON.NUMBERTEXT.NUMBERTEXT.MONEYTEXT([.$A885];&quot;THB&quot;)" office:value-type="string" office:string-value="แปดร้อยเจ็ดสิบเก้าบาทถ้วน">
            <text:p>แปดร้อยเจ็ดสิบเก้าบาทถ้วน</text:p>
          </table:table-cell>
          <table:table-cell table:number-columns-repeated="2"/>
          <table:table-cell table:formula="of:=COM.MICROSOFT.BAHTTEXT([.$A885])" office:value-type="string" office:string-value="แปดร้อยเจ็ดสิบเก้าบาทถ้วน">
            <text:p>แปดร้อยเจ็ดสิบเก้าบาทถ้วน</text:p>
          </table:table-cell>
          <table:table-cell table:number-columns-repeated="2"/>
          <table:table-cell table:formula="of:=IF([.$C885]=[.$F8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0">
            <text:p>880</text:p>
          </table:table-cell>
          <table:table-cell/>
          <table:table-cell table:formula="of:=ORG.OPENOFFICE.ADDIN.SAMPLE.PYTHON.NUMBERTEXT.NUMBERTEXT.MONEYTEXT([.$A886];&quot;THB&quot;)" office:value-type="string" office:string-value="แปดร้อยแปดสิบบาทถ้วน">
            <text:p>แปดร้อยแปดสิบบาทถ้วน</text:p>
          </table:table-cell>
          <table:table-cell table:number-columns-repeated="2"/>
          <table:table-cell table:formula="of:=COM.MICROSOFT.BAHTTEXT([.$A886])" office:value-type="string" office:string-value="แปดร้อยแปดสิบบาทถ้วน">
            <text:p>แปดร้อยแปดสิบบาทถ้วน</text:p>
          </table:table-cell>
          <table:table-cell table:number-columns-repeated="2"/>
          <table:table-cell table:formula="of:=IF([.$C886]=[.$F8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1">
            <text:p>881</text:p>
          </table:table-cell>
          <table:table-cell/>
          <table:table-cell table:formula="of:=ORG.OPENOFFICE.ADDIN.SAMPLE.PYTHON.NUMBERTEXT.NUMBERTEXT.MONEYTEXT([.$A887];&quot;THB&quot;)" office:value-type="string" office:string-value="แปดร้อยแปดสิบเอ็ดบาทถ้วน">
            <text:p>แปดร้อยแปดสิบเอ็ดบาทถ้วน</text:p>
          </table:table-cell>
          <table:table-cell table:number-columns-repeated="2"/>
          <table:table-cell table:formula="of:=COM.MICROSOFT.BAHTTEXT([.$A887])" office:value-type="string" office:string-value="แปดร้อยแปดสิบเอ็ดบาทถ้วน">
            <text:p>แปดร้อยแปดสิบเอ็ดบาทถ้วน</text:p>
          </table:table-cell>
          <table:table-cell table:number-columns-repeated="2"/>
          <table:table-cell table:formula="of:=IF([.$C887]=[.$F8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2">
            <text:p>882</text:p>
          </table:table-cell>
          <table:table-cell/>
          <table:table-cell table:formula="of:=ORG.OPENOFFICE.ADDIN.SAMPLE.PYTHON.NUMBERTEXT.NUMBERTEXT.MONEYTEXT([.$A888];&quot;THB&quot;)" office:value-type="string" office:string-value="แปดร้อยแปดสิบสองบาทถ้วน">
            <text:p>แปดร้อยแปดสิบสองบาทถ้วน</text:p>
          </table:table-cell>
          <table:table-cell table:number-columns-repeated="2"/>
          <table:table-cell table:formula="of:=COM.MICROSOFT.BAHTTEXT([.$A888])" office:value-type="string" office:string-value="แปดร้อยแปดสิบสองบาทถ้วน">
            <text:p>แปดร้อยแปดสิบสองบาทถ้วน</text:p>
          </table:table-cell>
          <table:table-cell table:number-columns-repeated="2"/>
          <table:table-cell table:formula="of:=IF([.$C888]=[.$F8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3">
            <text:p>883</text:p>
          </table:table-cell>
          <table:table-cell/>
          <table:table-cell table:formula="of:=ORG.OPENOFFICE.ADDIN.SAMPLE.PYTHON.NUMBERTEXT.NUMBERTEXT.MONEYTEXT([.$A889];&quot;THB&quot;)" office:value-type="string" office:string-value="แปดร้อยแปดสิบสามบาทถ้วน">
            <text:p>แปดร้อยแปดสิบสามบาทถ้วน</text:p>
          </table:table-cell>
          <table:table-cell table:number-columns-repeated="2"/>
          <table:table-cell table:formula="of:=COM.MICROSOFT.BAHTTEXT([.$A889])" office:value-type="string" office:string-value="แปดร้อยแปดสิบสามบาทถ้วน">
            <text:p>แปดร้อยแปดสิบสามบาทถ้วน</text:p>
          </table:table-cell>
          <table:table-cell table:number-columns-repeated="2"/>
          <table:table-cell table:formula="of:=IF([.$C889]=[.$F8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4">
            <text:p>884</text:p>
          </table:table-cell>
          <table:table-cell/>
          <table:table-cell table:formula="of:=ORG.OPENOFFICE.ADDIN.SAMPLE.PYTHON.NUMBERTEXT.NUMBERTEXT.MONEYTEXT([.$A890];&quot;THB&quot;)" office:value-type="string" office:string-value="แปดร้อยแปดสิบสี่บาทถ้วน">
            <text:p>แปดร้อยแปดสิบสี่บาทถ้วน</text:p>
          </table:table-cell>
          <table:table-cell table:number-columns-repeated="2"/>
          <table:table-cell table:formula="of:=COM.MICROSOFT.BAHTTEXT([.$A890])" office:value-type="string" office:string-value="แปดร้อยแปดสิบสี่บาทถ้วน">
            <text:p>แปดร้อยแปดสิบสี่บาทถ้วน</text:p>
          </table:table-cell>
          <table:table-cell table:number-columns-repeated="2"/>
          <table:table-cell table:formula="of:=IF([.$C890]=[.$F8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5">
            <text:p>885</text:p>
          </table:table-cell>
          <table:table-cell/>
          <table:table-cell table:formula="of:=ORG.OPENOFFICE.ADDIN.SAMPLE.PYTHON.NUMBERTEXT.NUMBERTEXT.MONEYTEXT([.$A891];&quot;THB&quot;)" office:value-type="string" office:string-value="แปดร้อยแปดสิบห้าบาทถ้วน">
            <text:p>แปดร้อยแปดสิบห้าบาทถ้วน</text:p>
          </table:table-cell>
          <table:table-cell table:number-columns-repeated="2"/>
          <table:table-cell table:formula="of:=COM.MICROSOFT.BAHTTEXT([.$A891])" office:value-type="string" office:string-value="แปดร้อยแปดสิบห้าบาทถ้วน">
            <text:p>แปดร้อยแปดสิบห้าบาทถ้วน</text:p>
          </table:table-cell>
          <table:table-cell table:number-columns-repeated="2"/>
          <table:table-cell table:formula="of:=IF([.$C891]=[.$F8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6">
            <text:p>886</text:p>
          </table:table-cell>
          <table:table-cell/>
          <table:table-cell table:formula="of:=ORG.OPENOFFICE.ADDIN.SAMPLE.PYTHON.NUMBERTEXT.NUMBERTEXT.MONEYTEXT([.$A892];&quot;THB&quot;)" office:value-type="string" office:string-value="แปดร้อยแปดสิบหกบาทถ้วน">
            <text:p>แปดร้อยแปดสิบหกบาทถ้วน</text:p>
          </table:table-cell>
          <table:table-cell table:number-columns-repeated="2"/>
          <table:table-cell table:formula="of:=COM.MICROSOFT.BAHTTEXT([.$A892])" office:value-type="string" office:string-value="แปดร้อยแปดสิบหกบาทถ้วน">
            <text:p>แปดร้อยแปดสิบหกบาทถ้วน</text:p>
          </table:table-cell>
          <table:table-cell table:number-columns-repeated="2"/>
          <table:table-cell table:formula="of:=IF([.$C892]=[.$F8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7">
            <text:p>887</text:p>
          </table:table-cell>
          <table:table-cell/>
          <table:table-cell table:formula="of:=ORG.OPENOFFICE.ADDIN.SAMPLE.PYTHON.NUMBERTEXT.NUMBERTEXT.MONEYTEXT([.$A893];&quot;THB&quot;)" office:value-type="string" office:string-value="แปดร้อยแปดสิบเจ็ดบาทถ้วน">
            <text:p>แปดร้อยแปดสิบเจ็ดบาทถ้วน</text:p>
          </table:table-cell>
          <table:table-cell table:number-columns-repeated="2"/>
          <table:table-cell table:formula="of:=COM.MICROSOFT.BAHTTEXT([.$A893])" office:value-type="string" office:string-value="แปดร้อยแปดสิบเจ็ดบาทถ้วน">
            <text:p>แปดร้อยแปดสิบเจ็ดบาทถ้วน</text:p>
          </table:table-cell>
          <table:table-cell table:number-columns-repeated="2"/>
          <table:table-cell table:formula="of:=IF([.$C893]=[.$F8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8">
            <text:p>888</text:p>
          </table:table-cell>
          <table:table-cell/>
          <table:table-cell table:formula="of:=ORG.OPENOFFICE.ADDIN.SAMPLE.PYTHON.NUMBERTEXT.NUMBERTEXT.MONEYTEXT([.$A894];&quot;THB&quot;)" office:value-type="string" office:string-value="แปดร้อยแปดสิบแปดบาทถ้วน">
            <text:p>แปดร้อยแปดสิบแปดบาทถ้วน</text:p>
          </table:table-cell>
          <table:table-cell table:number-columns-repeated="2"/>
          <table:table-cell table:formula="of:=COM.MICROSOFT.BAHTTEXT([.$A894])" office:value-type="string" office:string-value="แปดร้อยแปดสิบแปดบาทถ้วน">
            <text:p>แปดร้อยแปดสิบแปดบาทถ้วน</text:p>
          </table:table-cell>
          <table:table-cell table:number-columns-repeated="2"/>
          <table:table-cell table:formula="of:=IF([.$C894]=[.$F8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89">
            <text:p>889</text:p>
          </table:table-cell>
          <table:table-cell/>
          <table:table-cell table:formula="of:=ORG.OPENOFFICE.ADDIN.SAMPLE.PYTHON.NUMBERTEXT.NUMBERTEXT.MONEYTEXT([.$A895];&quot;THB&quot;)" office:value-type="string" office:string-value="แปดร้อยแปดสิบเก้าบาทถ้วน">
            <text:p>แปดร้อยแปดสิบเก้าบาทถ้วน</text:p>
          </table:table-cell>
          <table:table-cell table:number-columns-repeated="2"/>
          <table:table-cell table:formula="of:=COM.MICROSOFT.BAHTTEXT([.$A895])" office:value-type="string" office:string-value="แปดร้อยแปดสิบเก้าบาทถ้วน">
            <text:p>แปดร้อยแปดสิบเก้าบาทถ้วน</text:p>
          </table:table-cell>
          <table:table-cell table:number-columns-repeated="2"/>
          <table:table-cell table:formula="of:=IF([.$C895]=[.$F8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0">
            <text:p>890</text:p>
          </table:table-cell>
          <table:table-cell/>
          <table:table-cell table:formula="of:=ORG.OPENOFFICE.ADDIN.SAMPLE.PYTHON.NUMBERTEXT.NUMBERTEXT.MONEYTEXT([.$A896];&quot;THB&quot;)" office:value-type="string" office:string-value="แปดร้อยเก้าสิบบาทถ้วน">
            <text:p>แปดร้อยเก้าสิบบาทถ้วน</text:p>
          </table:table-cell>
          <table:table-cell table:number-columns-repeated="2"/>
          <table:table-cell table:formula="of:=COM.MICROSOFT.BAHTTEXT([.$A896])" office:value-type="string" office:string-value="แปดร้อยเก้าสิบบาทถ้วน">
            <text:p>แปดร้อยเก้าสิบบาทถ้วน</text:p>
          </table:table-cell>
          <table:table-cell table:number-columns-repeated="2"/>
          <table:table-cell table:formula="of:=IF([.$C896]=[.$F8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1">
            <text:p>891</text:p>
          </table:table-cell>
          <table:table-cell/>
          <table:table-cell table:formula="of:=ORG.OPENOFFICE.ADDIN.SAMPLE.PYTHON.NUMBERTEXT.NUMBERTEXT.MONEYTEXT([.$A897];&quot;THB&quot;)" office:value-type="string" office:string-value="แปดร้อยเก้าสิบเอ็ดบาทถ้วน">
            <text:p>แปดร้อยเก้าสิบเอ็ดบาทถ้วน</text:p>
          </table:table-cell>
          <table:table-cell table:number-columns-repeated="2"/>
          <table:table-cell table:formula="of:=COM.MICROSOFT.BAHTTEXT([.$A897])" office:value-type="string" office:string-value="แปดร้อยเก้าสิบเอ็ดบาทถ้วน">
            <text:p>แปดร้อยเก้าสิบเอ็ดบาทถ้วน</text:p>
          </table:table-cell>
          <table:table-cell table:number-columns-repeated="2"/>
          <table:table-cell table:formula="of:=IF([.$C897]=[.$F8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2">
            <text:p>892</text:p>
          </table:table-cell>
          <table:table-cell/>
          <table:table-cell table:formula="of:=ORG.OPENOFFICE.ADDIN.SAMPLE.PYTHON.NUMBERTEXT.NUMBERTEXT.MONEYTEXT([.$A898];&quot;THB&quot;)" office:value-type="string" office:string-value="แปดร้อยเก้าสิบสองบาทถ้วน">
            <text:p>แปดร้อยเก้าสิบสองบาทถ้วน</text:p>
          </table:table-cell>
          <table:table-cell table:number-columns-repeated="2"/>
          <table:table-cell table:formula="of:=COM.MICROSOFT.BAHTTEXT([.$A898])" office:value-type="string" office:string-value="แปดร้อยเก้าสิบสองบาทถ้วน">
            <text:p>แปดร้อยเก้าสิบสองบาทถ้วน</text:p>
          </table:table-cell>
          <table:table-cell table:number-columns-repeated="2"/>
          <table:table-cell table:formula="of:=IF([.$C898]=[.$F8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3">
            <text:p>893</text:p>
          </table:table-cell>
          <table:table-cell/>
          <table:table-cell table:formula="of:=ORG.OPENOFFICE.ADDIN.SAMPLE.PYTHON.NUMBERTEXT.NUMBERTEXT.MONEYTEXT([.$A899];&quot;THB&quot;)" office:value-type="string" office:string-value="แปดร้อยเก้าสิบสามบาทถ้วน">
            <text:p>แปดร้อยเก้าสิบสามบาทถ้วน</text:p>
          </table:table-cell>
          <table:table-cell table:number-columns-repeated="2"/>
          <table:table-cell table:formula="of:=COM.MICROSOFT.BAHTTEXT([.$A899])" office:value-type="string" office:string-value="แปดร้อยเก้าสิบสามบาทถ้วน">
            <text:p>แปดร้อยเก้าสิบสามบาทถ้วน</text:p>
          </table:table-cell>
          <table:table-cell table:number-columns-repeated="2"/>
          <table:table-cell table:formula="of:=IF([.$C899]=[.$F8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4">
            <text:p>894</text:p>
          </table:table-cell>
          <table:table-cell/>
          <table:table-cell table:formula="of:=ORG.OPENOFFICE.ADDIN.SAMPLE.PYTHON.NUMBERTEXT.NUMBERTEXT.MONEYTEXT([.$A900];&quot;THB&quot;)" office:value-type="string" office:string-value="แปดร้อยเก้าสิบสี่บาทถ้วน">
            <text:p>แปดร้อยเก้าสิบสี่บาทถ้วน</text:p>
          </table:table-cell>
          <table:table-cell table:number-columns-repeated="2"/>
          <table:table-cell table:formula="of:=COM.MICROSOFT.BAHTTEXT([.$A900])" office:value-type="string" office:string-value="แปดร้อยเก้าสิบสี่บาทถ้วน">
            <text:p>แปดร้อยเก้าสิบสี่บาทถ้วน</text:p>
          </table:table-cell>
          <table:table-cell table:number-columns-repeated="2"/>
          <table:table-cell table:formula="of:=IF([.$C900]=[.$F9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5">
            <text:p>895</text:p>
          </table:table-cell>
          <table:table-cell/>
          <table:table-cell table:formula="of:=ORG.OPENOFFICE.ADDIN.SAMPLE.PYTHON.NUMBERTEXT.NUMBERTEXT.MONEYTEXT([.$A901];&quot;THB&quot;)" office:value-type="string" office:string-value="แปดร้อยเก้าสิบห้าบาทถ้วน">
            <text:p>แปดร้อยเก้าสิบห้าบาทถ้วน</text:p>
          </table:table-cell>
          <table:table-cell table:number-columns-repeated="2"/>
          <table:table-cell table:formula="of:=COM.MICROSOFT.BAHTTEXT([.$A901])" office:value-type="string" office:string-value="แปดร้อยเก้าสิบห้าบาทถ้วน">
            <text:p>แปดร้อยเก้าสิบห้าบาทถ้วน</text:p>
          </table:table-cell>
          <table:table-cell table:number-columns-repeated="2"/>
          <table:table-cell table:formula="of:=IF([.$C901]=[.$F9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6">
            <text:p>896</text:p>
          </table:table-cell>
          <table:table-cell/>
          <table:table-cell table:formula="of:=ORG.OPENOFFICE.ADDIN.SAMPLE.PYTHON.NUMBERTEXT.NUMBERTEXT.MONEYTEXT([.$A902];&quot;THB&quot;)" office:value-type="string" office:string-value="แปดร้อยเก้าสิบหกบาทถ้วน">
            <text:p>แปดร้อยเก้าสิบหกบาทถ้วน</text:p>
          </table:table-cell>
          <table:table-cell table:number-columns-repeated="2"/>
          <table:table-cell table:formula="of:=COM.MICROSOFT.BAHTTEXT([.$A902])" office:value-type="string" office:string-value="แปดร้อยเก้าสิบหกบาทถ้วน">
            <text:p>แปดร้อยเก้าสิบหกบาทถ้วน</text:p>
          </table:table-cell>
          <table:table-cell table:number-columns-repeated="2"/>
          <table:table-cell table:formula="of:=IF([.$C902]=[.$F9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7">
            <text:p>897</text:p>
          </table:table-cell>
          <table:table-cell/>
          <table:table-cell table:formula="of:=ORG.OPENOFFICE.ADDIN.SAMPLE.PYTHON.NUMBERTEXT.NUMBERTEXT.MONEYTEXT([.$A903];&quot;THB&quot;)" office:value-type="string" office:string-value="แปดร้อยเก้าสิบเจ็ดบาทถ้วน">
            <text:p>แปดร้อยเก้าสิบเจ็ดบาทถ้วน</text:p>
          </table:table-cell>
          <table:table-cell table:number-columns-repeated="2"/>
          <table:table-cell table:formula="of:=COM.MICROSOFT.BAHTTEXT([.$A903])" office:value-type="string" office:string-value="แปดร้อยเก้าสิบเจ็ดบาทถ้วน">
            <text:p>แปดร้อยเก้าสิบเจ็ดบาทถ้วน</text:p>
          </table:table-cell>
          <table:table-cell table:number-columns-repeated="2"/>
          <table:table-cell table:formula="of:=IF([.$C903]=[.$F9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8">
            <text:p>898</text:p>
          </table:table-cell>
          <table:table-cell/>
          <table:table-cell table:formula="of:=ORG.OPENOFFICE.ADDIN.SAMPLE.PYTHON.NUMBERTEXT.NUMBERTEXT.MONEYTEXT([.$A904];&quot;THB&quot;)" office:value-type="string" office:string-value="แปดร้อยเก้าสิบแปดบาทถ้วน">
            <text:p>แปดร้อยเก้าสิบแปดบาทถ้วน</text:p>
          </table:table-cell>
          <table:table-cell table:number-columns-repeated="2"/>
          <table:table-cell table:formula="of:=COM.MICROSOFT.BAHTTEXT([.$A904])" office:value-type="string" office:string-value="แปดร้อยเก้าสิบแปดบาทถ้วน">
            <text:p>แปดร้อยเก้าสิบแปดบาทถ้วน</text:p>
          </table:table-cell>
          <table:table-cell table:number-columns-repeated="2"/>
          <table:table-cell table:formula="of:=IF([.$C904]=[.$F9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899">
            <text:p>899</text:p>
          </table:table-cell>
          <table:table-cell/>
          <table:table-cell table:formula="of:=ORG.OPENOFFICE.ADDIN.SAMPLE.PYTHON.NUMBERTEXT.NUMBERTEXT.MONEYTEXT([.$A905];&quot;THB&quot;)" office:value-type="string" office:string-value="แปดร้อยเก้าสิบเก้าบาทถ้วน">
            <text:p>แปดร้อยเก้าสิบเก้าบาทถ้วน</text:p>
          </table:table-cell>
          <table:table-cell table:number-columns-repeated="2"/>
          <table:table-cell table:formula="of:=COM.MICROSOFT.BAHTTEXT([.$A905])" office:value-type="string" office:string-value="แปดร้อยเก้าสิบเก้าบาทถ้วน">
            <text:p>แปดร้อยเก้าสิบเก้าบาทถ้วน</text:p>
          </table:table-cell>
          <table:table-cell table:number-columns-repeated="2"/>
          <table:table-cell table:formula="of:=IF([.$C905]=[.$F9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0">
            <text:p>900</text:p>
          </table:table-cell>
          <table:table-cell/>
          <table:table-cell table:formula="of:=ORG.OPENOFFICE.ADDIN.SAMPLE.PYTHON.NUMBERTEXT.NUMBERTEXT.MONEYTEXT([.$A906];&quot;THB&quot;)" office:value-type="string" office:string-value="เก้าร้อยบาทถ้วน">
            <text:p>เก้าร้อยบาทถ้วน</text:p>
          </table:table-cell>
          <table:table-cell table:number-columns-repeated="2"/>
          <table:table-cell table:formula="of:=COM.MICROSOFT.BAHTTEXT([.$A906])" office:value-type="string" office:string-value="เก้าร้อยบาทถ้วน">
            <text:p>เก้าร้อยบาทถ้วน</text:p>
          </table:table-cell>
          <table:table-cell table:number-columns-repeated="2"/>
          <table:table-cell table:formula="of:=IF([.$C906]=[.$F9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1">
            <text:p>901</text:p>
          </table:table-cell>
          <table:table-cell/>
          <table:table-cell table:formula="of:=ORG.OPENOFFICE.ADDIN.SAMPLE.PYTHON.NUMBERTEXT.NUMBERTEXT.MONEYTEXT([.$A907];&quot;THB&quot;)" office:value-type="string" office:string-value="เก้าร้อยหนึ่งบาทถ้วน">
            <text:p>เก้าร้อยหนึ่งบาทถ้วน</text:p>
          </table:table-cell>
          <table:table-cell table:number-columns-repeated="2"/>
          <table:table-cell table:formula="of:=COM.MICROSOFT.BAHTTEXT([.$A907])" office:value-type="string" office:string-value="เก้าร้อยหนึ่งบาทถ้วน">
            <text:p>เก้าร้อยหนึ่งบาทถ้วน</text:p>
          </table:table-cell>
          <table:table-cell table:number-columns-repeated="2"/>
          <table:table-cell table:formula="of:=IF([.$C907]=[.$F9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2">
            <text:p>902</text:p>
          </table:table-cell>
          <table:table-cell/>
          <table:table-cell table:formula="of:=ORG.OPENOFFICE.ADDIN.SAMPLE.PYTHON.NUMBERTEXT.NUMBERTEXT.MONEYTEXT([.$A908];&quot;THB&quot;)" office:value-type="string" office:string-value="เก้าร้อยสองบาทถ้วน">
            <text:p>เก้าร้อยสองบาทถ้วน</text:p>
          </table:table-cell>
          <table:table-cell table:number-columns-repeated="2"/>
          <table:table-cell table:formula="of:=COM.MICROSOFT.BAHTTEXT([.$A908])" office:value-type="string" office:string-value="เก้าร้อยสองบาทถ้วน">
            <text:p>เก้าร้อยสองบาทถ้วน</text:p>
          </table:table-cell>
          <table:table-cell table:number-columns-repeated="2"/>
          <table:table-cell table:formula="of:=IF([.$C908]=[.$F9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3">
            <text:p>903</text:p>
          </table:table-cell>
          <table:table-cell/>
          <table:table-cell table:formula="of:=ORG.OPENOFFICE.ADDIN.SAMPLE.PYTHON.NUMBERTEXT.NUMBERTEXT.MONEYTEXT([.$A909];&quot;THB&quot;)" office:value-type="string" office:string-value="เก้าร้อยสามบาทถ้วน">
            <text:p>เก้าร้อยสามบาทถ้วน</text:p>
          </table:table-cell>
          <table:table-cell table:number-columns-repeated="2"/>
          <table:table-cell table:formula="of:=COM.MICROSOFT.BAHTTEXT([.$A909])" office:value-type="string" office:string-value="เก้าร้อยสามบาทถ้วน">
            <text:p>เก้าร้อยสามบาทถ้วน</text:p>
          </table:table-cell>
          <table:table-cell table:number-columns-repeated="2"/>
          <table:table-cell table:formula="of:=IF([.$C909]=[.$F9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4">
            <text:p>904</text:p>
          </table:table-cell>
          <table:table-cell/>
          <table:table-cell table:formula="of:=ORG.OPENOFFICE.ADDIN.SAMPLE.PYTHON.NUMBERTEXT.NUMBERTEXT.MONEYTEXT([.$A910];&quot;THB&quot;)" office:value-type="string" office:string-value="เก้าร้อยสี่บาทถ้วน">
            <text:p>เก้าร้อยสี่บาทถ้วน</text:p>
          </table:table-cell>
          <table:table-cell table:number-columns-repeated="2"/>
          <table:table-cell table:formula="of:=COM.MICROSOFT.BAHTTEXT([.$A910])" office:value-type="string" office:string-value="เก้าร้อยสี่บาทถ้วน">
            <text:p>เก้าร้อยสี่บาทถ้วน</text:p>
          </table:table-cell>
          <table:table-cell table:number-columns-repeated="2"/>
          <table:table-cell table:formula="of:=IF([.$C910]=[.$F9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5">
            <text:p>905</text:p>
          </table:table-cell>
          <table:table-cell/>
          <table:table-cell table:formula="of:=ORG.OPENOFFICE.ADDIN.SAMPLE.PYTHON.NUMBERTEXT.NUMBERTEXT.MONEYTEXT([.$A911];&quot;THB&quot;)" office:value-type="string" office:string-value="เก้าร้อยห้าบาทถ้วน">
            <text:p>เก้าร้อยห้าบาทถ้วน</text:p>
          </table:table-cell>
          <table:table-cell table:number-columns-repeated="2"/>
          <table:table-cell table:formula="of:=COM.MICROSOFT.BAHTTEXT([.$A911])" office:value-type="string" office:string-value="เก้าร้อยห้าบาทถ้วน">
            <text:p>เก้าร้อยห้าบาทถ้วน</text:p>
          </table:table-cell>
          <table:table-cell table:number-columns-repeated="2"/>
          <table:table-cell table:formula="of:=IF([.$C911]=[.$F9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6">
            <text:p>906</text:p>
          </table:table-cell>
          <table:table-cell/>
          <table:table-cell table:formula="of:=ORG.OPENOFFICE.ADDIN.SAMPLE.PYTHON.NUMBERTEXT.NUMBERTEXT.MONEYTEXT([.$A912];&quot;THB&quot;)" office:value-type="string" office:string-value="เก้าร้อยหกบาทถ้วน">
            <text:p>เก้าร้อยหกบาทถ้วน</text:p>
          </table:table-cell>
          <table:table-cell table:number-columns-repeated="2"/>
          <table:table-cell table:formula="of:=COM.MICROSOFT.BAHTTEXT([.$A912])" office:value-type="string" office:string-value="เก้าร้อยหกบาทถ้วน">
            <text:p>เก้าร้อยหกบาทถ้วน</text:p>
          </table:table-cell>
          <table:table-cell table:number-columns-repeated="2"/>
          <table:table-cell table:formula="of:=IF([.$C912]=[.$F9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7">
            <text:p>907</text:p>
          </table:table-cell>
          <table:table-cell/>
          <table:table-cell table:formula="of:=ORG.OPENOFFICE.ADDIN.SAMPLE.PYTHON.NUMBERTEXT.NUMBERTEXT.MONEYTEXT([.$A913];&quot;THB&quot;)" office:value-type="string" office:string-value="เก้าร้อยเจ็ดบาทถ้วน">
            <text:p>เก้าร้อยเจ็ดบาทถ้วน</text:p>
          </table:table-cell>
          <table:table-cell table:number-columns-repeated="2"/>
          <table:table-cell table:formula="of:=COM.MICROSOFT.BAHTTEXT([.$A913])" office:value-type="string" office:string-value="เก้าร้อยเจ็ดบาทถ้วน">
            <text:p>เก้าร้อยเจ็ดบาทถ้วน</text:p>
          </table:table-cell>
          <table:table-cell table:number-columns-repeated="2"/>
          <table:table-cell table:formula="of:=IF([.$C913]=[.$F9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8">
            <text:p>908</text:p>
          </table:table-cell>
          <table:table-cell/>
          <table:table-cell table:formula="of:=ORG.OPENOFFICE.ADDIN.SAMPLE.PYTHON.NUMBERTEXT.NUMBERTEXT.MONEYTEXT([.$A914];&quot;THB&quot;)" office:value-type="string" office:string-value="เก้าร้อยแปดบาทถ้วน">
            <text:p>เก้าร้อยแปดบาทถ้วน</text:p>
          </table:table-cell>
          <table:table-cell table:number-columns-repeated="2"/>
          <table:table-cell table:formula="of:=COM.MICROSOFT.BAHTTEXT([.$A914])" office:value-type="string" office:string-value="เก้าร้อยแปดบาทถ้วน">
            <text:p>เก้าร้อยแปดบาทถ้วน</text:p>
          </table:table-cell>
          <table:table-cell table:number-columns-repeated="2"/>
          <table:table-cell table:formula="of:=IF([.$C914]=[.$F9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09">
            <text:p>909</text:p>
          </table:table-cell>
          <table:table-cell/>
          <table:table-cell table:formula="of:=ORG.OPENOFFICE.ADDIN.SAMPLE.PYTHON.NUMBERTEXT.NUMBERTEXT.MONEYTEXT([.$A915];&quot;THB&quot;)" office:value-type="string" office:string-value="เก้าร้อยเก้าบาทถ้วน">
            <text:p>เก้าร้อยเก้าบาทถ้วน</text:p>
          </table:table-cell>
          <table:table-cell table:number-columns-repeated="2"/>
          <table:table-cell table:formula="of:=COM.MICROSOFT.BAHTTEXT([.$A915])" office:value-type="string" office:string-value="เก้าร้อยเก้าบาทถ้วน">
            <text:p>เก้าร้อยเก้าบาทถ้วน</text:p>
          </table:table-cell>
          <table:table-cell table:number-columns-repeated="2"/>
          <table:table-cell table:formula="of:=IF([.$C915]=[.$F9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0">
            <text:p>910</text:p>
          </table:table-cell>
          <table:table-cell/>
          <table:table-cell table:formula="of:=ORG.OPENOFFICE.ADDIN.SAMPLE.PYTHON.NUMBERTEXT.NUMBERTEXT.MONEYTEXT([.$A916];&quot;THB&quot;)" office:value-type="string" office:string-value="เก้าร้อยสิบบาทถ้วน">
            <text:p>เก้าร้อยสิบบาทถ้วน</text:p>
          </table:table-cell>
          <table:table-cell table:number-columns-repeated="2"/>
          <table:table-cell table:formula="of:=COM.MICROSOFT.BAHTTEXT([.$A916])" office:value-type="string" office:string-value="เก้าร้อยสิบบาทถ้วน">
            <text:p>เก้าร้อยสิบบาทถ้วน</text:p>
          </table:table-cell>
          <table:table-cell table:number-columns-repeated="2"/>
          <table:table-cell table:formula="of:=IF([.$C916]=[.$F9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1">
            <text:p>911</text:p>
          </table:table-cell>
          <table:table-cell/>
          <table:table-cell table:formula="of:=ORG.OPENOFFICE.ADDIN.SAMPLE.PYTHON.NUMBERTEXT.NUMBERTEXT.MONEYTEXT([.$A917];&quot;THB&quot;)" office:value-type="string" office:string-value="เก้าร้อยสิบเอ็ดบาทถ้วน">
            <text:p>เก้าร้อยสิบเอ็ดบาทถ้วน</text:p>
          </table:table-cell>
          <table:table-cell table:number-columns-repeated="2"/>
          <table:table-cell table:formula="of:=COM.MICROSOFT.BAHTTEXT([.$A917])" office:value-type="string" office:string-value="เก้าร้อยสิบเอ็ดบาทถ้วน">
            <text:p>เก้าร้อยสิบเอ็ดบาทถ้วน</text:p>
          </table:table-cell>
          <table:table-cell table:number-columns-repeated="2"/>
          <table:table-cell table:formula="of:=IF([.$C917]=[.$F9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2">
            <text:p>912</text:p>
          </table:table-cell>
          <table:table-cell/>
          <table:table-cell table:formula="of:=ORG.OPENOFFICE.ADDIN.SAMPLE.PYTHON.NUMBERTEXT.NUMBERTEXT.MONEYTEXT([.$A918];&quot;THB&quot;)" office:value-type="string" office:string-value="เก้าร้อยสิบสองบาทถ้วน">
            <text:p>เก้าร้อยสิบสองบาทถ้วน</text:p>
          </table:table-cell>
          <table:table-cell table:number-columns-repeated="2"/>
          <table:table-cell table:formula="of:=COM.MICROSOFT.BAHTTEXT([.$A918])" office:value-type="string" office:string-value="เก้าร้อยสิบสองบาทถ้วน">
            <text:p>เก้าร้อยสิบสองบาทถ้วน</text:p>
          </table:table-cell>
          <table:table-cell table:number-columns-repeated="2"/>
          <table:table-cell table:formula="of:=IF([.$C918]=[.$F9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3">
            <text:p>913</text:p>
          </table:table-cell>
          <table:table-cell/>
          <table:table-cell table:formula="of:=ORG.OPENOFFICE.ADDIN.SAMPLE.PYTHON.NUMBERTEXT.NUMBERTEXT.MONEYTEXT([.$A919];&quot;THB&quot;)" office:value-type="string" office:string-value="เก้าร้อยสิบสามบาทถ้วน">
            <text:p>เก้าร้อยสิบสามบาทถ้วน</text:p>
          </table:table-cell>
          <table:table-cell table:number-columns-repeated="2"/>
          <table:table-cell table:formula="of:=COM.MICROSOFT.BAHTTEXT([.$A919])" office:value-type="string" office:string-value="เก้าร้อยสิบสามบาทถ้วน">
            <text:p>เก้าร้อยสิบสามบาทถ้วน</text:p>
          </table:table-cell>
          <table:table-cell table:number-columns-repeated="2"/>
          <table:table-cell table:formula="of:=IF([.$C919]=[.$F9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4">
            <text:p>914</text:p>
          </table:table-cell>
          <table:table-cell/>
          <table:table-cell table:formula="of:=ORG.OPENOFFICE.ADDIN.SAMPLE.PYTHON.NUMBERTEXT.NUMBERTEXT.MONEYTEXT([.$A920];&quot;THB&quot;)" office:value-type="string" office:string-value="เก้าร้อยสิบสี่บาทถ้วน">
            <text:p>เก้าร้อยสิบสี่บาทถ้วน</text:p>
          </table:table-cell>
          <table:table-cell table:number-columns-repeated="2"/>
          <table:table-cell table:formula="of:=COM.MICROSOFT.BAHTTEXT([.$A920])" office:value-type="string" office:string-value="เก้าร้อยสิบสี่บาทถ้วน">
            <text:p>เก้าร้อยสิบสี่บาทถ้วน</text:p>
          </table:table-cell>
          <table:table-cell table:number-columns-repeated="2"/>
          <table:table-cell table:formula="of:=IF([.$C920]=[.$F9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5">
            <text:p>915</text:p>
          </table:table-cell>
          <table:table-cell/>
          <table:table-cell table:formula="of:=ORG.OPENOFFICE.ADDIN.SAMPLE.PYTHON.NUMBERTEXT.NUMBERTEXT.MONEYTEXT([.$A921];&quot;THB&quot;)" office:value-type="string" office:string-value="เก้าร้อยสิบห้าบาทถ้วน">
            <text:p>เก้าร้อยสิบห้าบาทถ้วน</text:p>
          </table:table-cell>
          <table:table-cell table:number-columns-repeated="2"/>
          <table:table-cell table:formula="of:=COM.MICROSOFT.BAHTTEXT([.$A921])" office:value-type="string" office:string-value="เก้าร้อยสิบห้าบาทถ้วน">
            <text:p>เก้าร้อยสิบห้าบาทถ้วน</text:p>
          </table:table-cell>
          <table:table-cell table:number-columns-repeated="2"/>
          <table:table-cell table:formula="of:=IF([.$C921]=[.$F9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6">
            <text:p>916</text:p>
          </table:table-cell>
          <table:table-cell/>
          <table:table-cell table:formula="of:=ORG.OPENOFFICE.ADDIN.SAMPLE.PYTHON.NUMBERTEXT.NUMBERTEXT.MONEYTEXT([.$A922];&quot;THB&quot;)" office:value-type="string" office:string-value="เก้าร้อยสิบหกบาทถ้วน">
            <text:p>เก้าร้อยสิบหกบาทถ้วน</text:p>
          </table:table-cell>
          <table:table-cell table:number-columns-repeated="2"/>
          <table:table-cell table:formula="of:=COM.MICROSOFT.BAHTTEXT([.$A922])" office:value-type="string" office:string-value="เก้าร้อยสิบหกบาทถ้วน">
            <text:p>เก้าร้อยสิบหกบาทถ้วน</text:p>
          </table:table-cell>
          <table:table-cell table:number-columns-repeated="2"/>
          <table:table-cell table:formula="of:=IF([.$C922]=[.$F9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7">
            <text:p>917</text:p>
          </table:table-cell>
          <table:table-cell/>
          <table:table-cell table:formula="of:=ORG.OPENOFFICE.ADDIN.SAMPLE.PYTHON.NUMBERTEXT.NUMBERTEXT.MONEYTEXT([.$A923];&quot;THB&quot;)" office:value-type="string" office:string-value="เก้าร้อยสิบเจ็ดบาทถ้วน">
            <text:p>เก้าร้อยสิบเจ็ดบาทถ้วน</text:p>
          </table:table-cell>
          <table:table-cell table:number-columns-repeated="2"/>
          <table:table-cell table:formula="of:=COM.MICROSOFT.BAHTTEXT([.$A923])" office:value-type="string" office:string-value="เก้าร้อยสิบเจ็ดบาทถ้วน">
            <text:p>เก้าร้อยสิบเจ็ดบาทถ้วน</text:p>
          </table:table-cell>
          <table:table-cell table:number-columns-repeated="2"/>
          <table:table-cell table:formula="of:=IF([.$C923]=[.$F9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8">
            <text:p>918</text:p>
          </table:table-cell>
          <table:table-cell/>
          <table:table-cell table:formula="of:=ORG.OPENOFFICE.ADDIN.SAMPLE.PYTHON.NUMBERTEXT.NUMBERTEXT.MONEYTEXT([.$A924];&quot;THB&quot;)" office:value-type="string" office:string-value="เก้าร้อยสิบแปดบาทถ้วน">
            <text:p>เก้าร้อยสิบแปดบาทถ้วน</text:p>
          </table:table-cell>
          <table:table-cell table:number-columns-repeated="2"/>
          <table:table-cell table:formula="of:=COM.MICROSOFT.BAHTTEXT([.$A924])" office:value-type="string" office:string-value="เก้าร้อยสิบแปดบาทถ้วน">
            <text:p>เก้าร้อยสิบแปดบาทถ้วน</text:p>
          </table:table-cell>
          <table:table-cell table:number-columns-repeated="2"/>
          <table:table-cell table:formula="of:=IF([.$C924]=[.$F9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19">
            <text:p>919</text:p>
          </table:table-cell>
          <table:table-cell/>
          <table:table-cell table:formula="of:=ORG.OPENOFFICE.ADDIN.SAMPLE.PYTHON.NUMBERTEXT.NUMBERTEXT.MONEYTEXT([.$A925];&quot;THB&quot;)" office:value-type="string" office:string-value="เก้าร้อยสิบเก้าบาทถ้วน">
            <text:p>เก้าร้อยสิบเก้าบาทถ้วน</text:p>
          </table:table-cell>
          <table:table-cell table:number-columns-repeated="2"/>
          <table:table-cell table:formula="of:=COM.MICROSOFT.BAHTTEXT([.$A925])" office:value-type="string" office:string-value="เก้าร้อยสิบเก้าบาทถ้วน">
            <text:p>เก้าร้อยสิบเก้าบาทถ้วน</text:p>
          </table:table-cell>
          <table:table-cell table:number-columns-repeated="2"/>
          <table:table-cell table:formula="of:=IF([.$C925]=[.$F9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0">
            <text:p>920</text:p>
          </table:table-cell>
          <table:table-cell/>
          <table:table-cell table:formula="of:=ORG.OPENOFFICE.ADDIN.SAMPLE.PYTHON.NUMBERTEXT.NUMBERTEXT.MONEYTEXT([.$A926];&quot;THB&quot;)" office:value-type="string" office:string-value="เก้าร้อยยี่สิบบาทถ้วน">
            <text:p>เก้าร้อยยี่สิบบาทถ้วน</text:p>
          </table:table-cell>
          <table:table-cell table:number-columns-repeated="2"/>
          <table:table-cell table:formula="of:=COM.MICROSOFT.BAHTTEXT([.$A926])" office:value-type="string" office:string-value="เก้าร้อยยี่สิบบาทถ้วน">
            <text:p>เก้าร้อยยี่สิบบาทถ้วน</text:p>
          </table:table-cell>
          <table:table-cell table:number-columns-repeated="2"/>
          <table:table-cell table:formula="of:=IF([.$C926]=[.$F9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1">
            <text:p>921</text:p>
          </table:table-cell>
          <table:table-cell/>
          <table:table-cell table:formula="of:=ORG.OPENOFFICE.ADDIN.SAMPLE.PYTHON.NUMBERTEXT.NUMBERTEXT.MONEYTEXT([.$A927];&quot;THB&quot;)" office:value-type="string" office:string-value="เก้าร้อยยี่สิบเอ็ดบาทถ้วน">
            <text:p>เก้าร้อยยี่สิบเอ็ดบาทถ้วน</text:p>
          </table:table-cell>
          <table:table-cell table:number-columns-repeated="2"/>
          <table:table-cell table:formula="of:=COM.MICROSOFT.BAHTTEXT([.$A927])" office:value-type="string" office:string-value="เก้าร้อยยี่สิบเอ็ดบาทถ้วน">
            <text:p>เก้าร้อยยี่สิบเอ็ดบาทถ้วน</text:p>
          </table:table-cell>
          <table:table-cell table:number-columns-repeated="2"/>
          <table:table-cell table:formula="of:=IF([.$C927]=[.$F9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2">
            <text:p>922</text:p>
          </table:table-cell>
          <table:table-cell/>
          <table:table-cell table:formula="of:=ORG.OPENOFFICE.ADDIN.SAMPLE.PYTHON.NUMBERTEXT.NUMBERTEXT.MONEYTEXT([.$A928];&quot;THB&quot;)" office:value-type="string" office:string-value="เก้าร้อยยี่สิบสองบาทถ้วน">
            <text:p>เก้าร้อยยี่สิบสองบาทถ้วน</text:p>
          </table:table-cell>
          <table:table-cell table:number-columns-repeated="2"/>
          <table:table-cell table:formula="of:=COM.MICROSOFT.BAHTTEXT([.$A928])" office:value-type="string" office:string-value="เก้าร้อยยี่สิบสองบาทถ้วน">
            <text:p>เก้าร้อยยี่สิบสองบาทถ้วน</text:p>
          </table:table-cell>
          <table:table-cell table:number-columns-repeated="2"/>
          <table:table-cell table:formula="of:=IF([.$C928]=[.$F9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3">
            <text:p>923</text:p>
          </table:table-cell>
          <table:table-cell/>
          <table:table-cell table:formula="of:=ORG.OPENOFFICE.ADDIN.SAMPLE.PYTHON.NUMBERTEXT.NUMBERTEXT.MONEYTEXT([.$A929];&quot;THB&quot;)" office:value-type="string" office:string-value="เก้าร้อยยี่สิบสามบาทถ้วน">
            <text:p>เก้าร้อยยี่สิบสามบาทถ้วน</text:p>
          </table:table-cell>
          <table:table-cell table:number-columns-repeated="2"/>
          <table:table-cell table:formula="of:=COM.MICROSOFT.BAHTTEXT([.$A929])" office:value-type="string" office:string-value="เก้าร้อยยี่สิบสามบาทถ้วน">
            <text:p>เก้าร้อยยี่สิบสามบาทถ้วน</text:p>
          </table:table-cell>
          <table:table-cell table:number-columns-repeated="2"/>
          <table:table-cell table:formula="of:=IF([.$C929]=[.$F9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4">
            <text:p>924</text:p>
          </table:table-cell>
          <table:table-cell/>
          <table:table-cell table:formula="of:=ORG.OPENOFFICE.ADDIN.SAMPLE.PYTHON.NUMBERTEXT.NUMBERTEXT.MONEYTEXT([.$A930];&quot;THB&quot;)" office:value-type="string" office:string-value="เก้าร้อยยี่สิบสี่บาทถ้วน">
            <text:p>เก้าร้อยยี่สิบสี่บาทถ้วน</text:p>
          </table:table-cell>
          <table:table-cell table:number-columns-repeated="2"/>
          <table:table-cell table:formula="of:=COM.MICROSOFT.BAHTTEXT([.$A930])" office:value-type="string" office:string-value="เก้าร้อยยี่สิบสี่บาทถ้วน">
            <text:p>เก้าร้อยยี่สิบสี่บาทถ้วน</text:p>
          </table:table-cell>
          <table:table-cell table:number-columns-repeated="2"/>
          <table:table-cell table:formula="of:=IF([.$C930]=[.$F9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5">
            <text:p>925</text:p>
          </table:table-cell>
          <table:table-cell/>
          <table:table-cell table:formula="of:=ORG.OPENOFFICE.ADDIN.SAMPLE.PYTHON.NUMBERTEXT.NUMBERTEXT.MONEYTEXT([.$A931];&quot;THB&quot;)" office:value-type="string" office:string-value="เก้าร้อยยี่สิบห้าบาทถ้วน">
            <text:p>เก้าร้อยยี่สิบห้าบาทถ้วน</text:p>
          </table:table-cell>
          <table:table-cell table:number-columns-repeated="2"/>
          <table:table-cell table:formula="of:=COM.MICROSOFT.BAHTTEXT([.$A931])" office:value-type="string" office:string-value="เก้าร้อยยี่สิบห้าบาทถ้วน">
            <text:p>เก้าร้อยยี่สิบห้าบาทถ้วน</text:p>
          </table:table-cell>
          <table:table-cell table:number-columns-repeated="2"/>
          <table:table-cell table:formula="of:=IF([.$C931]=[.$F9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6">
            <text:p>926</text:p>
          </table:table-cell>
          <table:table-cell/>
          <table:table-cell table:formula="of:=ORG.OPENOFFICE.ADDIN.SAMPLE.PYTHON.NUMBERTEXT.NUMBERTEXT.MONEYTEXT([.$A932];&quot;THB&quot;)" office:value-type="string" office:string-value="เก้าร้อยยี่สิบหกบาทถ้วน">
            <text:p>เก้าร้อยยี่สิบหกบาทถ้วน</text:p>
          </table:table-cell>
          <table:table-cell table:number-columns-repeated="2"/>
          <table:table-cell table:formula="of:=COM.MICROSOFT.BAHTTEXT([.$A932])" office:value-type="string" office:string-value="เก้าร้อยยี่สิบหกบาทถ้วน">
            <text:p>เก้าร้อยยี่สิบหกบาทถ้วน</text:p>
          </table:table-cell>
          <table:table-cell table:number-columns-repeated="2"/>
          <table:table-cell table:formula="of:=IF([.$C932]=[.$F9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7">
            <text:p>927</text:p>
          </table:table-cell>
          <table:table-cell/>
          <table:table-cell table:formula="of:=ORG.OPENOFFICE.ADDIN.SAMPLE.PYTHON.NUMBERTEXT.NUMBERTEXT.MONEYTEXT([.$A933];&quot;THB&quot;)" office:value-type="string" office:string-value="เก้าร้อยยี่สิบเจ็ดบาทถ้วน">
            <text:p>เก้าร้อยยี่สิบเจ็ดบาทถ้วน</text:p>
          </table:table-cell>
          <table:table-cell table:number-columns-repeated="2"/>
          <table:table-cell table:formula="of:=COM.MICROSOFT.BAHTTEXT([.$A933])" office:value-type="string" office:string-value="เก้าร้อยยี่สิบเจ็ดบาทถ้วน">
            <text:p>เก้าร้อยยี่สิบเจ็ดบาทถ้วน</text:p>
          </table:table-cell>
          <table:table-cell table:number-columns-repeated="2"/>
          <table:table-cell table:formula="of:=IF([.$C933]=[.$F9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8">
            <text:p>928</text:p>
          </table:table-cell>
          <table:table-cell/>
          <table:table-cell table:formula="of:=ORG.OPENOFFICE.ADDIN.SAMPLE.PYTHON.NUMBERTEXT.NUMBERTEXT.MONEYTEXT([.$A934];&quot;THB&quot;)" office:value-type="string" office:string-value="เก้าร้อยยี่สิบแปดบาทถ้วน">
            <text:p>เก้าร้อยยี่สิบแปดบาทถ้วน</text:p>
          </table:table-cell>
          <table:table-cell table:number-columns-repeated="2"/>
          <table:table-cell table:formula="of:=COM.MICROSOFT.BAHTTEXT([.$A934])" office:value-type="string" office:string-value="เก้าร้อยยี่สิบแปดบาทถ้วน">
            <text:p>เก้าร้อยยี่สิบแปดบาทถ้วน</text:p>
          </table:table-cell>
          <table:table-cell table:number-columns-repeated="2"/>
          <table:table-cell table:formula="of:=IF([.$C934]=[.$F9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29">
            <text:p>929</text:p>
          </table:table-cell>
          <table:table-cell/>
          <table:table-cell table:formula="of:=ORG.OPENOFFICE.ADDIN.SAMPLE.PYTHON.NUMBERTEXT.NUMBERTEXT.MONEYTEXT([.$A935];&quot;THB&quot;)" office:value-type="string" office:string-value="เก้าร้อยยี่สิบเก้าบาทถ้วน">
            <text:p>เก้าร้อยยี่สิบเก้าบาทถ้วน</text:p>
          </table:table-cell>
          <table:table-cell table:number-columns-repeated="2"/>
          <table:table-cell table:formula="of:=COM.MICROSOFT.BAHTTEXT([.$A935])" office:value-type="string" office:string-value="เก้าร้อยยี่สิบเก้าบาทถ้วน">
            <text:p>เก้าร้อยยี่สิบเก้าบาทถ้วน</text:p>
          </table:table-cell>
          <table:table-cell table:number-columns-repeated="2"/>
          <table:table-cell table:formula="of:=IF([.$C935]=[.$F9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0">
            <text:p>930</text:p>
          </table:table-cell>
          <table:table-cell/>
          <table:table-cell table:formula="of:=ORG.OPENOFFICE.ADDIN.SAMPLE.PYTHON.NUMBERTEXT.NUMBERTEXT.MONEYTEXT([.$A936];&quot;THB&quot;)" office:value-type="string" office:string-value="เก้าร้อยสามสิบบาทถ้วน">
            <text:p>เก้าร้อยสามสิบบาทถ้วน</text:p>
          </table:table-cell>
          <table:table-cell table:number-columns-repeated="2"/>
          <table:table-cell table:formula="of:=COM.MICROSOFT.BAHTTEXT([.$A936])" office:value-type="string" office:string-value="เก้าร้อยสามสิบบาทถ้วน">
            <text:p>เก้าร้อยสามสิบบาทถ้วน</text:p>
          </table:table-cell>
          <table:table-cell table:number-columns-repeated="2"/>
          <table:table-cell table:formula="of:=IF([.$C936]=[.$F9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1">
            <text:p>931</text:p>
          </table:table-cell>
          <table:table-cell/>
          <table:table-cell table:formula="of:=ORG.OPENOFFICE.ADDIN.SAMPLE.PYTHON.NUMBERTEXT.NUMBERTEXT.MONEYTEXT([.$A937];&quot;THB&quot;)" office:value-type="string" office:string-value="เก้าร้อยสามสิบเอ็ดบาทถ้วน">
            <text:p>เก้าร้อยสามสิบเอ็ดบาทถ้วน</text:p>
          </table:table-cell>
          <table:table-cell table:number-columns-repeated="2"/>
          <table:table-cell table:formula="of:=COM.MICROSOFT.BAHTTEXT([.$A937])" office:value-type="string" office:string-value="เก้าร้อยสามสิบเอ็ดบาทถ้วน">
            <text:p>เก้าร้อยสามสิบเอ็ดบาทถ้วน</text:p>
          </table:table-cell>
          <table:table-cell table:number-columns-repeated="2"/>
          <table:table-cell table:formula="of:=IF([.$C937]=[.$F9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2">
            <text:p>932</text:p>
          </table:table-cell>
          <table:table-cell/>
          <table:table-cell table:formula="of:=ORG.OPENOFFICE.ADDIN.SAMPLE.PYTHON.NUMBERTEXT.NUMBERTEXT.MONEYTEXT([.$A938];&quot;THB&quot;)" office:value-type="string" office:string-value="เก้าร้อยสามสิบสองบาทถ้วน">
            <text:p>เก้าร้อยสามสิบสองบาทถ้วน</text:p>
          </table:table-cell>
          <table:table-cell table:number-columns-repeated="2"/>
          <table:table-cell table:formula="of:=COM.MICROSOFT.BAHTTEXT([.$A938])" office:value-type="string" office:string-value="เก้าร้อยสามสิบสองบาทถ้วน">
            <text:p>เก้าร้อยสามสิบสองบาทถ้วน</text:p>
          </table:table-cell>
          <table:table-cell table:number-columns-repeated="2"/>
          <table:table-cell table:formula="of:=IF([.$C938]=[.$F9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3">
            <text:p>933</text:p>
          </table:table-cell>
          <table:table-cell/>
          <table:table-cell table:formula="of:=ORG.OPENOFFICE.ADDIN.SAMPLE.PYTHON.NUMBERTEXT.NUMBERTEXT.MONEYTEXT([.$A939];&quot;THB&quot;)" office:value-type="string" office:string-value="เก้าร้อยสามสิบสามบาทถ้วน">
            <text:p>เก้าร้อยสามสิบสามบาทถ้วน</text:p>
          </table:table-cell>
          <table:table-cell table:number-columns-repeated="2"/>
          <table:table-cell table:formula="of:=COM.MICROSOFT.BAHTTEXT([.$A939])" office:value-type="string" office:string-value="เก้าร้อยสามสิบสามบาทถ้วน">
            <text:p>เก้าร้อยสามสิบสามบาทถ้วน</text:p>
          </table:table-cell>
          <table:table-cell table:number-columns-repeated="2"/>
          <table:table-cell table:formula="of:=IF([.$C939]=[.$F9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4">
            <text:p>934</text:p>
          </table:table-cell>
          <table:table-cell/>
          <table:table-cell table:formula="of:=ORG.OPENOFFICE.ADDIN.SAMPLE.PYTHON.NUMBERTEXT.NUMBERTEXT.MONEYTEXT([.$A940];&quot;THB&quot;)" office:value-type="string" office:string-value="เก้าร้อยสามสิบสี่บาทถ้วน">
            <text:p>เก้าร้อยสามสิบสี่บาทถ้วน</text:p>
          </table:table-cell>
          <table:table-cell table:number-columns-repeated="2"/>
          <table:table-cell table:formula="of:=COM.MICROSOFT.BAHTTEXT([.$A940])" office:value-type="string" office:string-value="เก้าร้อยสามสิบสี่บาทถ้วน">
            <text:p>เก้าร้อยสามสิบสี่บาทถ้วน</text:p>
          </table:table-cell>
          <table:table-cell table:number-columns-repeated="2"/>
          <table:table-cell table:formula="of:=IF([.$C940]=[.$F9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5">
            <text:p>935</text:p>
          </table:table-cell>
          <table:table-cell/>
          <table:table-cell table:formula="of:=ORG.OPENOFFICE.ADDIN.SAMPLE.PYTHON.NUMBERTEXT.NUMBERTEXT.MONEYTEXT([.$A941];&quot;THB&quot;)" office:value-type="string" office:string-value="เก้าร้อยสามสิบห้าบาทถ้วน">
            <text:p>เก้าร้อยสามสิบห้าบาทถ้วน</text:p>
          </table:table-cell>
          <table:table-cell table:number-columns-repeated="2"/>
          <table:table-cell table:formula="of:=COM.MICROSOFT.BAHTTEXT([.$A941])" office:value-type="string" office:string-value="เก้าร้อยสามสิบห้าบาทถ้วน">
            <text:p>เก้าร้อยสามสิบห้าบาทถ้วน</text:p>
          </table:table-cell>
          <table:table-cell table:number-columns-repeated="2"/>
          <table:table-cell table:formula="of:=IF([.$C941]=[.$F9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6">
            <text:p>936</text:p>
          </table:table-cell>
          <table:table-cell/>
          <table:table-cell table:formula="of:=ORG.OPENOFFICE.ADDIN.SAMPLE.PYTHON.NUMBERTEXT.NUMBERTEXT.MONEYTEXT([.$A942];&quot;THB&quot;)" office:value-type="string" office:string-value="เก้าร้อยสามสิบหกบาทถ้วน">
            <text:p>เก้าร้อยสามสิบหกบาทถ้วน</text:p>
          </table:table-cell>
          <table:table-cell table:number-columns-repeated="2"/>
          <table:table-cell table:formula="of:=COM.MICROSOFT.BAHTTEXT([.$A942])" office:value-type="string" office:string-value="เก้าร้อยสามสิบหกบาทถ้วน">
            <text:p>เก้าร้อยสามสิบหกบาทถ้วน</text:p>
          </table:table-cell>
          <table:table-cell table:number-columns-repeated="2"/>
          <table:table-cell table:formula="of:=IF([.$C942]=[.$F9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7">
            <text:p>937</text:p>
          </table:table-cell>
          <table:table-cell/>
          <table:table-cell table:formula="of:=ORG.OPENOFFICE.ADDIN.SAMPLE.PYTHON.NUMBERTEXT.NUMBERTEXT.MONEYTEXT([.$A943];&quot;THB&quot;)" office:value-type="string" office:string-value="เก้าร้อยสามสิบเจ็ดบาทถ้วน">
            <text:p>เก้าร้อยสามสิบเจ็ดบาทถ้วน</text:p>
          </table:table-cell>
          <table:table-cell table:number-columns-repeated="2"/>
          <table:table-cell table:formula="of:=COM.MICROSOFT.BAHTTEXT([.$A943])" office:value-type="string" office:string-value="เก้าร้อยสามสิบเจ็ดบาทถ้วน">
            <text:p>เก้าร้อยสามสิบเจ็ดบาทถ้วน</text:p>
          </table:table-cell>
          <table:table-cell table:number-columns-repeated="2"/>
          <table:table-cell table:formula="of:=IF([.$C943]=[.$F9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8">
            <text:p>938</text:p>
          </table:table-cell>
          <table:table-cell/>
          <table:table-cell table:formula="of:=ORG.OPENOFFICE.ADDIN.SAMPLE.PYTHON.NUMBERTEXT.NUMBERTEXT.MONEYTEXT([.$A944];&quot;THB&quot;)" office:value-type="string" office:string-value="เก้าร้อยสามสิบแปดบาทถ้วน">
            <text:p>เก้าร้อยสามสิบแปดบาทถ้วน</text:p>
          </table:table-cell>
          <table:table-cell table:number-columns-repeated="2"/>
          <table:table-cell table:formula="of:=COM.MICROSOFT.BAHTTEXT([.$A944])" office:value-type="string" office:string-value="เก้าร้อยสามสิบแปดบาทถ้วน">
            <text:p>เก้าร้อยสามสิบแปดบาทถ้วน</text:p>
          </table:table-cell>
          <table:table-cell table:number-columns-repeated="2"/>
          <table:table-cell table:formula="of:=IF([.$C944]=[.$F9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39">
            <text:p>939</text:p>
          </table:table-cell>
          <table:table-cell/>
          <table:table-cell table:formula="of:=ORG.OPENOFFICE.ADDIN.SAMPLE.PYTHON.NUMBERTEXT.NUMBERTEXT.MONEYTEXT([.$A945];&quot;THB&quot;)" office:value-type="string" office:string-value="เก้าร้อยสามสิบเก้าบาทถ้วน">
            <text:p>เก้าร้อยสามสิบเก้าบาทถ้วน</text:p>
          </table:table-cell>
          <table:table-cell table:number-columns-repeated="2"/>
          <table:table-cell table:formula="of:=COM.MICROSOFT.BAHTTEXT([.$A945])" office:value-type="string" office:string-value="เก้าร้อยสามสิบเก้าบาทถ้วน">
            <text:p>เก้าร้อยสามสิบเก้าบาทถ้วน</text:p>
          </table:table-cell>
          <table:table-cell table:number-columns-repeated="2"/>
          <table:table-cell table:formula="of:=IF([.$C945]=[.$F9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0">
            <text:p>940</text:p>
          </table:table-cell>
          <table:table-cell/>
          <table:table-cell table:formula="of:=ORG.OPENOFFICE.ADDIN.SAMPLE.PYTHON.NUMBERTEXT.NUMBERTEXT.MONEYTEXT([.$A946];&quot;THB&quot;)" office:value-type="string" office:string-value="เก้าร้อยสี่สิบบาทถ้วน">
            <text:p>เก้าร้อยสี่สิบบาทถ้วน</text:p>
          </table:table-cell>
          <table:table-cell table:number-columns-repeated="2"/>
          <table:table-cell table:formula="of:=COM.MICROSOFT.BAHTTEXT([.$A946])" office:value-type="string" office:string-value="เก้าร้อยสี่สิบบาทถ้วน">
            <text:p>เก้าร้อยสี่สิบบาทถ้วน</text:p>
          </table:table-cell>
          <table:table-cell table:number-columns-repeated="2"/>
          <table:table-cell table:formula="of:=IF([.$C946]=[.$F9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1">
            <text:p>941</text:p>
          </table:table-cell>
          <table:table-cell/>
          <table:table-cell table:formula="of:=ORG.OPENOFFICE.ADDIN.SAMPLE.PYTHON.NUMBERTEXT.NUMBERTEXT.MONEYTEXT([.$A947];&quot;THB&quot;)" office:value-type="string" office:string-value="เก้าร้อยสี่สิบเอ็ดบาทถ้วน">
            <text:p>เก้าร้อยสี่สิบเอ็ดบาทถ้วน</text:p>
          </table:table-cell>
          <table:table-cell table:number-columns-repeated="2"/>
          <table:table-cell table:formula="of:=COM.MICROSOFT.BAHTTEXT([.$A947])" office:value-type="string" office:string-value="เก้าร้อยสี่สิบเอ็ดบาทถ้วน">
            <text:p>เก้าร้อยสี่สิบเอ็ดบาทถ้วน</text:p>
          </table:table-cell>
          <table:table-cell table:number-columns-repeated="2"/>
          <table:table-cell table:formula="of:=IF([.$C947]=[.$F9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2">
            <text:p>942</text:p>
          </table:table-cell>
          <table:table-cell/>
          <table:table-cell table:formula="of:=ORG.OPENOFFICE.ADDIN.SAMPLE.PYTHON.NUMBERTEXT.NUMBERTEXT.MONEYTEXT([.$A948];&quot;THB&quot;)" office:value-type="string" office:string-value="เก้าร้อยสี่สิบสองบาทถ้วน">
            <text:p>เก้าร้อยสี่สิบสองบาทถ้วน</text:p>
          </table:table-cell>
          <table:table-cell table:number-columns-repeated="2"/>
          <table:table-cell table:formula="of:=COM.MICROSOFT.BAHTTEXT([.$A948])" office:value-type="string" office:string-value="เก้าร้อยสี่สิบสองบาทถ้วน">
            <text:p>เก้าร้อยสี่สิบสองบาทถ้วน</text:p>
          </table:table-cell>
          <table:table-cell table:number-columns-repeated="2"/>
          <table:table-cell table:formula="of:=IF([.$C948]=[.$F9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3">
            <text:p>943</text:p>
          </table:table-cell>
          <table:table-cell/>
          <table:table-cell table:formula="of:=ORG.OPENOFFICE.ADDIN.SAMPLE.PYTHON.NUMBERTEXT.NUMBERTEXT.MONEYTEXT([.$A949];&quot;THB&quot;)" office:value-type="string" office:string-value="เก้าร้อยสี่สิบสามบาทถ้วน">
            <text:p>เก้าร้อยสี่สิบสามบาทถ้วน</text:p>
          </table:table-cell>
          <table:table-cell table:number-columns-repeated="2"/>
          <table:table-cell table:formula="of:=COM.MICROSOFT.BAHTTEXT([.$A949])" office:value-type="string" office:string-value="เก้าร้อยสี่สิบสามบาทถ้วน">
            <text:p>เก้าร้อยสี่สิบสามบาทถ้วน</text:p>
          </table:table-cell>
          <table:table-cell table:number-columns-repeated="2"/>
          <table:table-cell table:formula="of:=IF([.$C949]=[.$F9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4">
            <text:p>944</text:p>
          </table:table-cell>
          <table:table-cell/>
          <table:table-cell table:formula="of:=ORG.OPENOFFICE.ADDIN.SAMPLE.PYTHON.NUMBERTEXT.NUMBERTEXT.MONEYTEXT([.$A950];&quot;THB&quot;)" office:value-type="string" office:string-value="เก้าร้อยสี่สิบสี่บาทถ้วน">
            <text:p>เก้าร้อยสี่สิบสี่บาทถ้วน</text:p>
          </table:table-cell>
          <table:table-cell table:number-columns-repeated="2"/>
          <table:table-cell table:formula="of:=COM.MICROSOFT.BAHTTEXT([.$A950])" office:value-type="string" office:string-value="เก้าร้อยสี่สิบสี่บาทถ้วน">
            <text:p>เก้าร้อยสี่สิบสี่บาทถ้วน</text:p>
          </table:table-cell>
          <table:table-cell table:number-columns-repeated="2"/>
          <table:table-cell table:formula="of:=IF([.$C950]=[.$F9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5">
            <text:p>945</text:p>
          </table:table-cell>
          <table:table-cell/>
          <table:table-cell table:formula="of:=ORG.OPENOFFICE.ADDIN.SAMPLE.PYTHON.NUMBERTEXT.NUMBERTEXT.MONEYTEXT([.$A951];&quot;THB&quot;)" office:value-type="string" office:string-value="เก้าร้อยสี่สิบห้าบาทถ้วน">
            <text:p>เก้าร้อยสี่สิบห้าบาทถ้วน</text:p>
          </table:table-cell>
          <table:table-cell table:number-columns-repeated="2"/>
          <table:table-cell table:formula="of:=COM.MICROSOFT.BAHTTEXT([.$A951])" office:value-type="string" office:string-value="เก้าร้อยสี่สิบห้าบาทถ้วน">
            <text:p>เก้าร้อยสี่สิบห้าบาทถ้วน</text:p>
          </table:table-cell>
          <table:table-cell table:number-columns-repeated="2"/>
          <table:table-cell table:formula="of:=IF([.$C951]=[.$F9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6">
            <text:p>946</text:p>
          </table:table-cell>
          <table:table-cell/>
          <table:table-cell table:formula="of:=ORG.OPENOFFICE.ADDIN.SAMPLE.PYTHON.NUMBERTEXT.NUMBERTEXT.MONEYTEXT([.$A952];&quot;THB&quot;)" office:value-type="string" office:string-value="เก้าร้อยสี่สิบหกบาทถ้วน">
            <text:p>เก้าร้อยสี่สิบหกบาทถ้วน</text:p>
          </table:table-cell>
          <table:table-cell table:number-columns-repeated="2"/>
          <table:table-cell table:formula="of:=COM.MICROSOFT.BAHTTEXT([.$A952])" office:value-type="string" office:string-value="เก้าร้อยสี่สิบหกบาทถ้วน">
            <text:p>เก้าร้อยสี่สิบหกบาทถ้วน</text:p>
          </table:table-cell>
          <table:table-cell table:number-columns-repeated="2"/>
          <table:table-cell table:formula="of:=IF([.$C952]=[.$F9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7">
            <text:p>947</text:p>
          </table:table-cell>
          <table:table-cell/>
          <table:table-cell table:formula="of:=ORG.OPENOFFICE.ADDIN.SAMPLE.PYTHON.NUMBERTEXT.NUMBERTEXT.MONEYTEXT([.$A953];&quot;THB&quot;)" office:value-type="string" office:string-value="เก้าร้อยสี่สิบเจ็ดบาทถ้วน">
            <text:p>เก้าร้อยสี่สิบเจ็ดบาทถ้วน</text:p>
          </table:table-cell>
          <table:table-cell table:number-columns-repeated="2"/>
          <table:table-cell table:formula="of:=COM.MICROSOFT.BAHTTEXT([.$A953])" office:value-type="string" office:string-value="เก้าร้อยสี่สิบเจ็ดบาทถ้วน">
            <text:p>เก้าร้อยสี่สิบเจ็ดบาทถ้วน</text:p>
          </table:table-cell>
          <table:table-cell table:number-columns-repeated="2"/>
          <table:table-cell table:formula="of:=IF([.$C953]=[.$F9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8">
            <text:p>948</text:p>
          </table:table-cell>
          <table:table-cell/>
          <table:table-cell table:formula="of:=ORG.OPENOFFICE.ADDIN.SAMPLE.PYTHON.NUMBERTEXT.NUMBERTEXT.MONEYTEXT([.$A954];&quot;THB&quot;)" office:value-type="string" office:string-value="เก้าร้อยสี่สิบแปดบาทถ้วน">
            <text:p>เก้าร้อยสี่สิบแปดบาทถ้วน</text:p>
          </table:table-cell>
          <table:table-cell table:number-columns-repeated="2"/>
          <table:table-cell table:formula="of:=COM.MICROSOFT.BAHTTEXT([.$A954])" office:value-type="string" office:string-value="เก้าร้อยสี่สิบแปดบาทถ้วน">
            <text:p>เก้าร้อยสี่สิบแปดบาทถ้วน</text:p>
          </table:table-cell>
          <table:table-cell table:number-columns-repeated="2"/>
          <table:table-cell table:formula="of:=IF([.$C954]=[.$F9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49">
            <text:p>949</text:p>
          </table:table-cell>
          <table:table-cell/>
          <table:table-cell table:formula="of:=ORG.OPENOFFICE.ADDIN.SAMPLE.PYTHON.NUMBERTEXT.NUMBERTEXT.MONEYTEXT([.$A955];&quot;THB&quot;)" office:value-type="string" office:string-value="เก้าร้อยสี่สิบเก้าบาทถ้วน">
            <text:p>เก้าร้อยสี่สิบเก้าบาทถ้วน</text:p>
          </table:table-cell>
          <table:table-cell table:number-columns-repeated="2"/>
          <table:table-cell table:formula="of:=COM.MICROSOFT.BAHTTEXT([.$A955])" office:value-type="string" office:string-value="เก้าร้อยสี่สิบเก้าบาทถ้วน">
            <text:p>เก้าร้อยสี่สิบเก้าบาทถ้วน</text:p>
          </table:table-cell>
          <table:table-cell table:number-columns-repeated="2"/>
          <table:table-cell table:formula="of:=IF([.$C955]=[.$F9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0">
            <text:p>950</text:p>
          </table:table-cell>
          <table:table-cell/>
          <table:table-cell table:formula="of:=ORG.OPENOFFICE.ADDIN.SAMPLE.PYTHON.NUMBERTEXT.NUMBERTEXT.MONEYTEXT([.$A956];&quot;THB&quot;)" office:value-type="string" office:string-value="เก้าร้อยห้าสิบบาทถ้วน">
            <text:p>เก้าร้อยห้าสิบบาทถ้วน</text:p>
          </table:table-cell>
          <table:table-cell table:number-columns-repeated="2"/>
          <table:table-cell table:formula="of:=COM.MICROSOFT.BAHTTEXT([.$A956])" office:value-type="string" office:string-value="เก้าร้อยห้าสิบบาทถ้วน">
            <text:p>เก้าร้อยห้าสิบบาทถ้วน</text:p>
          </table:table-cell>
          <table:table-cell table:number-columns-repeated="2"/>
          <table:table-cell table:formula="of:=IF([.$C956]=[.$F9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1">
            <text:p>951</text:p>
          </table:table-cell>
          <table:table-cell/>
          <table:table-cell table:formula="of:=ORG.OPENOFFICE.ADDIN.SAMPLE.PYTHON.NUMBERTEXT.NUMBERTEXT.MONEYTEXT([.$A957];&quot;THB&quot;)" office:value-type="string" office:string-value="เก้าร้อยห้าสิบเอ็ดบาทถ้วน">
            <text:p>เก้าร้อยห้าสิบเอ็ดบาทถ้วน</text:p>
          </table:table-cell>
          <table:table-cell table:number-columns-repeated="2"/>
          <table:table-cell table:formula="of:=COM.MICROSOFT.BAHTTEXT([.$A957])" office:value-type="string" office:string-value="เก้าร้อยห้าสิบเอ็ดบาทถ้วน">
            <text:p>เก้าร้อยห้าสิบเอ็ดบาทถ้วน</text:p>
          </table:table-cell>
          <table:table-cell table:number-columns-repeated="2"/>
          <table:table-cell table:formula="of:=IF([.$C957]=[.$F9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2">
            <text:p>952</text:p>
          </table:table-cell>
          <table:table-cell/>
          <table:table-cell table:formula="of:=ORG.OPENOFFICE.ADDIN.SAMPLE.PYTHON.NUMBERTEXT.NUMBERTEXT.MONEYTEXT([.$A958];&quot;THB&quot;)" office:value-type="string" office:string-value="เก้าร้อยห้าสิบสองบาทถ้วน">
            <text:p>เก้าร้อยห้าสิบสองบาทถ้วน</text:p>
          </table:table-cell>
          <table:table-cell table:number-columns-repeated="2"/>
          <table:table-cell table:formula="of:=COM.MICROSOFT.BAHTTEXT([.$A958])" office:value-type="string" office:string-value="เก้าร้อยห้าสิบสองบาทถ้วน">
            <text:p>เก้าร้อยห้าสิบสองบาทถ้วน</text:p>
          </table:table-cell>
          <table:table-cell table:number-columns-repeated="2"/>
          <table:table-cell table:formula="of:=IF([.$C958]=[.$F9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3">
            <text:p>953</text:p>
          </table:table-cell>
          <table:table-cell/>
          <table:table-cell table:formula="of:=ORG.OPENOFFICE.ADDIN.SAMPLE.PYTHON.NUMBERTEXT.NUMBERTEXT.MONEYTEXT([.$A959];&quot;THB&quot;)" office:value-type="string" office:string-value="เก้าร้อยห้าสิบสามบาทถ้วน">
            <text:p>เก้าร้อยห้าสิบสามบาทถ้วน</text:p>
          </table:table-cell>
          <table:table-cell table:number-columns-repeated="2"/>
          <table:table-cell table:formula="of:=COM.MICROSOFT.BAHTTEXT([.$A959])" office:value-type="string" office:string-value="เก้าร้อยห้าสิบสามบาทถ้วน">
            <text:p>เก้าร้อยห้าสิบสามบาทถ้วน</text:p>
          </table:table-cell>
          <table:table-cell table:number-columns-repeated="2"/>
          <table:table-cell table:formula="of:=IF([.$C959]=[.$F9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4">
            <text:p>954</text:p>
          </table:table-cell>
          <table:table-cell/>
          <table:table-cell table:formula="of:=ORG.OPENOFFICE.ADDIN.SAMPLE.PYTHON.NUMBERTEXT.NUMBERTEXT.MONEYTEXT([.$A960];&quot;THB&quot;)" office:value-type="string" office:string-value="เก้าร้อยห้าสิบสี่บาทถ้วน">
            <text:p>เก้าร้อยห้าสิบสี่บาทถ้วน</text:p>
          </table:table-cell>
          <table:table-cell table:number-columns-repeated="2"/>
          <table:table-cell table:formula="of:=COM.MICROSOFT.BAHTTEXT([.$A960])" office:value-type="string" office:string-value="เก้าร้อยห้าสิบสี่บาทถ้วน">
            <text:p>เก้าร้อยห้าสิบสี่บาทถ้วน</text:p>
          </table:table-cell>
          <table:table-cell table:number-columns-repeated="2"/>
          <table:table-cell table:formula="of:=IF([.$C960]=[.$F9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5">
            <text:p>955</text:p>
          </table:table-cell>
          <table:table-cell/>
          <table:table-cell table:formula="of:=ORG.OPENOFFICE.ADDIN.SAMPLE.PYTHON.NUMBERTEXT.NUMBERTEXT.MONEYTEXT([.$A961];&quot;THB&quot;)" office:value-type="string" office:string-value="เก้าร้อยห้าสิบห้าบาทถ้วน">
            <text:p>เก้าร้อยห้าสิบห้าบาทถ้วน</text:p>
          </table:table-cell>
          <table:table-cell table:number-columns-repeated="2"/>
          <table:table-cell table:formula="of:=COM.MICROSOFT.BAHTTEXT([.$A961])" office:value-type="string" office:string-value="เก้าร้อยห้าสิบห้าบาทถ้วน">
            <text:p>เก้าร้อยห้าสิบห้าบาทถ้วน</text:p>
          </table:table-cell>
          <table:table-cell table:number-columns-repeated="2"/>
          <table:table-cell table:formula="of:=IF([.$C961]=[.$F9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6">
            <text:p>956</text:p>
          </table:table-cell>
          <table:table-cell/>
          <table:table-cell table:formula="of:=ORG.OPENOFFICE.ADDIN.SAMPLE.PYTHON.NUMBERTEXT.NUMBERTEXT.MONEYTEXT([.$A962];&quot;THB&quot;)" office:value-type="string" office:string-value="เก้าร้อยห้าสิบหกบาทถ้วน">
            <text:p>เก้าร้อยห้าสิบหกบาทถ้วน</text:p>
          </table:table-cell>
          <table:table-cell table:number-columns-repeated="2"/>
          <table:table-cell table:formula="of:=COM.MICROSOFT.BAHTTEXT([.$A962])" office:value-type="string" office:string-value="เก้าร้อยห้าสิบหกบาทถ้วน">
            <text:p>เก้าร้อยห้าสิบหกบาทถ้วน</text:p>
          </table:table-cell>
          <table:table-cell table:number-columns-repeated="2"/>
          <table:table-cell table:formula="of:=IF([.$C962]=[.$F9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7">
            <text:p>957</text:p>
          </table:table-cell>
          <table:table-cell/>
          <table:table-cell table:formula="of:=ORG.OPENOFFICE.ADDIN.SAMPLE.PYTHON.NUMBERTEXT.NUMBERTEXT.MONEYTEXT([.$A963];&quot;THB&quot;)" office:value-type="string" office:string-value="เก้าร้อยห้าสิบเจ็ดบาทถ้วน">
            <text:p>เก้าร้อยห้าสิบเจ็ดบาทถ้วน</text:p>
          </table:table-cell>
          <table:table-cell table:number-columns-repeated="2"/>
          <table:table-cell table:formula="of:=COM.MICROSOFT.BAHTTEXT([.$A963])" office:value-type="string" office:string-value="เก้าร้อยห้าสิบเจ็ดบาทถ้วน">
            <text:p>เก้าร้อยห้าสิบเจ็ดบาทถ้วน</text:p>
          </table:table-cell>
          <table:table-cell table:number-columns-repeated="2"/>
          <table:table-cell table:formula="of:=IF([.$C963]=[.$F9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8">
            <text:p>958</text:p>
          </table:table-cell>
          <table:table-cell/>
          <table:table-cell table:formula="of:=ORG.OPENOFFICE.ADDIN.SAMPLE.PYTHON.NUMBERTEXT.NUMBERTEXT.MONEYTEXT([.$A964];&quot;THB&quot;)" office:value-type="string" office:string-value="เก้าร้อยห้าสิบแปดบาทถ้วน">
            <text:p>เก้าร้อยห้าสิบแปดบาทถ้วน</text:p>
          </table:table-cell>
          <table:table-cell table:number-columns-repeated="2"/>
          <table:table-cell table:formula="of:=COM.MICROSOFT.BAHTTEXT([.$A964])" office:value-type="string" office:string-value="เก้าร้อยห้าสิบแปดบาทถ้วน">
            <text:p>เก้าร้อยห้าสิบแปดบาทถ้วน</text:p>
          </table:table-cell>
          <table:table-cell table:number-columns-repeated="2"/>
          <table:table-cell table:formula="of:=IF([.$C964]=[.$F9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59">
            <text:p>959</text:p>
          </table:table-cell>
          <table:table-cell/>
          <table:table-cell table:formula="of:=ORG.OPENOFFICE.ADDIN.SAMPLE.PYTHON.NUMBERTEXT.NUMBERTEXT.MONEYTEXT([.$A965];&quot;THB&quot;)" office:value-type="string" office:string-value="เก้าร้อยห้าสิบเก้าบาทถ้วน">
            <text:p>เก้าร้อยห้าสิบเก้าบาทถ้วน</text:p>
          </table:table-cell>
          <table:table-cell table:number-columns-repeated="2"/>
          <table:table-cell table:formula="of:=COM.MICROSOFT.BAHTTEXT([.$A965])" office:value-type="string" office:string-value="เก้าร้อยห้าสิบเก้าบาทถ้วน">
            <text:p>เก้าร้อยห้าสิบเก้าบาทถ้วน</text:p>
          </table:table-cell>
          <table:table-cell table:number-columns-repeated="2"/>
          <table:table-cell table:formula="of:=IF([.$C965]=[.$F9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0">
            <text:p>960</text:p>
          </table:table-cell>
          <table:table-cell/>
          <table:table-cell table:formula="of:=ORG.OPENOFFICE.ADDIN.SAMPLE.PYTHON.NUMBERTEXT.NUMBERTEXT.MONEYTEXT([.$A966];&quot;THB&quot;)" office:value-type="string" office:string-value="เก้าร้อยหกสิบบาทถ้วน">
            <text:p>เก้าร้อยหกสิบบาทถ้วน</text:p>
          </table:table-cell>
          <table:table-cell table:number-columns-repeated="2"/>
          <table:table-cell table:formula="of:=COM.MICROSOFT.BAHTTEXT([.$A966])" office:value-type="string" office:string-value="เก้าร้อยหกสิบบาทถ้วน">
            <text:p>เก้าร้อยหกสิบบาทถ้วน</text:p>
          </table:table-cell>
          <table:table-cell table:number-columns-repeated="2"/>
          <table:table-cell table:formula="of:=IF([.$C966]=[.$F9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1">
            <text:p>961</text:p>
          </table:table-cell>
          <table:table-cell/>
          <table:table-cell table:formula="of:=ORG.OPENOFFICE.ADDIN.SAMPLE.PYTHON.NUMBERTEXT.NUMBERTEXT.MONEYTEXT([.$A967];&quot;THB&quot;)" office:value-type="string" office:string-value="เก้าร้อยหกสิบเอ็ดบาทถ้วน">
            <text:p>เก้าร้อยหกสิบเอ็ดบาทถ้วน</text:p>
          </table:table-cell>
          <table:table-cell table:number-columns-repeated="2"/>
          <table:table-cell table:formula="of:=COM.MICROSOFT.BAHTTEXT([.$A967])" office:value-type="string" office:string-value="เก้าร้อยหกสิบเอ็ดบาทถ้วน">
            <text:p>เก้าร้อยหกสิบเอ็ดบาทถ้วน</text:p>
          </table:table-cell>
          <table:table-cell table:number-columns-repeated="2"/>
          <table:table-cell table:formula="of:=IF([.$C967]=[.$F9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2">
            <text:p>962</text:p>
          </table:table-cell>
          <table:table-cell/>
          <table:table-cell table:formula="of:=ORG.OPENOFFICE.ADDIN.SAMPLE.PYTHON.NUMBERTEXT.NUMBERTEXT.MONEYTEXT([.$A968];&quot;THB&quot;)" office:value-type="string" office:string-value="เก้าร้อยหกสิบสองบาทถ้วน">
            <text:p>เก้าร้อยหกสิบสองบาทถ้วน</text:p>
          </table:table-cell>
          <table:table-cell table:number-columns-repeated="2"/>
          <table:table-cell table:formula="of:=COM.MICROSOFT.BAHTTEXT([.$A968])" office:value-type="string" office:string-value="เก้าร้อยหกสิบสองบาทถ้วน">
            <text:p>เก้าร้อยหกสิบสองบาทถ้วน</text:p>
          </table:table-cell>
          <table:table-cell table:number-columns-repeated="2"/>
          <table:table-cell table:formula="of:=IF([.$C968]=[.$F9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3">
            <text:p>963</text:p>
          </table:table-cell>
          <table:table-cell/>
          <table:table-cell table:formula="of:=ORG.OPENOFFICE.ADDIN.SAMPLE.PYTHON.NUMBERTEXT.NUMBERTEXT.MONEYTEXT([.$A969];&quot;THB&quot;)" office:value-type="string" office:string-value="เก้าร้อยหกสิบสามบาทถ้วน">
            <text:p>เก้าร้อยหกสิบสามบาทถ้วน</text:p>
          </table:table-cell>
          <table:table-cell table:number-columns-repeated="2"/>
          <table:table-cell table:formula="of:=COM.MICROSOFT.BAHTTEXT([.$A969])" office:value-type="string" office:string-value="เก้าร้อยหกสิบสามบาทถ้วน">
            <text:p>เก้าร้อยหกสิบสามบาทถ้วน</text:p>
          </table:table-cell>
          <table:table-cell table:number-columns-repeated="2"/>
          <table:table-cell table:formula="of:=IF([.$C969]=[.$F96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4">
            <text:p>964</text:p>
          </table:table-cell>
          <table:table-cell/>
          <table:table-cell table:formula="of:=ORG.OPENOFFICE.ADDIN.SAMPLE.PYTHON.NUMBERTEXT.NUMBERTEXT.MONEYTEXT([.$A970];&quot;THB&quot;)" office:value-type="string" office:string-value="เก้าร้อยหกสิบสี่บาทถ้วน">
            <text:p>เก้าร้อยหกสิบสี่บาทถ้วน</text:p>
          </table:table-cell>
          <table:table-cell table:number-columns-repeated="2"/>
          <table:table-cell table:formula="of:=COM.MICROSOFT.BAHTTEXT([.$A970])" office:value-type="string" office:string-value="เก้าร้อยหกสิบสี่บาทถ้วน">
            <text:p>เก้าร้อยหกสิบสี่บาทถ้วน</text:p>
          </table:table-cell>
          <table:table-cell table:number-columns-repeated="2"/>
          <table:table-cell table:formula="of:=IF([.$C970]=[.$F97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5">
            <text:p>965</text:p>
          </table:table-cell>
          <table:table-cell/>
          <table:table-cell table:formula="of:=ORG.OPENOFFICE.ADDIN.SAMPLE.PYTHON.NUMBERTEXT.NUMBERTEXT.MONEYTEXT([.$A971];&quot;THB&quot;)" office:value-type="string" office:string-value="เก้าร้อยหกสิบห้าบาทถ้วน">
            <text:p>เก้าร้อยหกสิบห้าบาทถ้วน</text:p>
          </table:table-cell>
          <table:table-cell table:number-columns-repeated="2"/>
          <table:table-cell table:formula="of:=COM.MICROSOFT.BAHTTEXT([.$A971])" office:value-type="string" office:string-value="เก้าร้อยหกสิบห้าบาทถ้วน">
            <text:p>เก้าร้อยหกสิบห้าบาทถ้วน</text:p>
          </table:table-cell>
          <table:table-cell table:number-columns-repeated="2"/>
          <table:table-cell table:formula="of:=IF([.$C971]=[.$F97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6">
            <text:p>966</text:p>
          </table:table-cell>
          <table:table-cell/>
          <table:table-cell table:formula="of:=ORG.OPENOFFICE.ADDIN.SAMPLE.PYTHON.NUMBERTEXT.NUMBERTEXT.MONEYTEXT([.$A972];&quot;THB&quot;)" office:value-type="string" office:string-value="เก้าร้อยหกสิบหกบาทถ้วน">
            <text:p>เก้าร้อยหกสิบหกบาทถ้วน</text:p>
          </table:table-cell>
          <table:table-cell table:number-columns-repeated="2"/>
          <table:table-cell table:formula="of:=COM.MICROSOFT.BAHTTEXT([.$A972])" office:value-type="string" office:string-value="เก้าร้อยหกสิบหกบาทถ้วน">
            <text:p>เก้าร้อยหกสิบหกบาทถ้วน</text:p>
          </table:table-cell>
          <table:table-cell table:number-columns-repeated="2"/>
          <table:table-cell table:formula="of:=IF([.$C972]=[.$F97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7">
            <text:p>967</text:p>
          </table:table-cell>
          <table:table-cell/>
          <table:table-cell table:formula="of:=ORG.OPENOFFICE.ADDIN.SAMPLE.PYTHON.NUMBERTEXT.NUMBERTEXT.MONEYTEXT([.$A973];&quot;THB&quot;)" office:value-type="string" office:string-value="เก้าร้อยหกสิบเจ็ดบาทถ้วน">
            <text:p>เก้าร้อยหกสิบเจ็ดบาทถ้วน</text:p>
          </table:table-cell>
          <table:table-cell table:number-columns-repeated="2"/>
          <table:table-cell table:formula="of:=COM.MICROSOFT.BAHTTEXT([.$A973])" office:value-type="string" office:string-value="เก้าร้อยหกสิบเจ็ดบาทถ้วน">
            <text:p>เก้าร้อยหกสิบเจ็ดบาทถ้วน</text:p>
          </table:table-cell>
          <table:table-cell table:number-columns-repeated="2"/>
          <table:table-cell table:formula="of:=IF([.$C973]=[.$F97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8">
            <text:p>968</text:p>
          </table:table-cell>
          <table:table-cell/>
          <table:table-cell table:formula="of:=ORG.OPENOFFICE.ADDIN.SAMPLE.PYTHON.NUMBERTEXT.NUMBERTEXT.MONEYTEXT([.$A974];&quot;THB&quot;)" office:value-type="string" office:string-value="เก้าร้อยหกสิบแปดบาทถ้วน">
            <text:p>เก้าร้อยหกสิบแปดบาทถ้วน</text:p>
          </table:table-cell>
          <table:table-cell table:number-columns-repeated="2"/>
          <table:table-cell table:formula="of:=COM.MICROSOFT.BAHTTEXT([.$A974])" office:value-type="string" office:string-value="เก้าร้อยหกสิบแปดบาทถ้วน">
            <text:p>เก้าร้อยหกสิบแปดบาทถ้วน</text:p>
          </table:table-cell>
          <table:table-cell table:number-columns-repeated="2"/>
          <table:table-cell table:formula="of:=IF([.$C974]=[.$F97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69">
            <text:p>969</text:p>
          </table:table-cell>
          <table:table-cell/>
          <table:table-cell table:formula="of:=ORG.OPENOFFICE.ADDIN.SAMPLE.PYTHON.NUMBERTEXT.NUMBERTEXT.MONEYTEXT([.$A975];&quot;THB&quot;)" office:value-type="string" office:string-value="เก้าร้อยหกสิบเก้าบาทถ้วน">
            <text:p>เก้าร้อยหกสิบเก้าบาทถ้วน</text:p>
          </table:table-cell>
          <table:table-cell table:number-columns-repeated="2"/>
          <table:table-cell table:formula="of:=COM.MICROSOFT.BAHTTEXT([.$A975])" office:value-type="string" office:string-value="เก้าร้อยหกสิบเก้าบาทถ้วน">
            <text:p>เก้าร้อยหกสิบเก้าบาทถ้วน</text:p>
          </table:table-cell>
          <table:table-cell table:number-columns-repeated="2"/>
          <table:table-cell table:formula="of:=IF([.$C975]=[.$F97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0">
            <text:p>970</text:p>
          </table:table-cell>
          <table:table-cell/>
          <table:table-cell table:formula="of:=ORG.OPENOFFICE.ADDIN.SAMPLE.PYTHON.NUMBERTEXT.NUMBERTEXT.MONEYTEXT([.$A976];&quot;THB&quot;)" office:value-type="string" office:string-value="เก้าร้อยเจ็ดสิบบาทถ้วน">
            <text:p>เก้าร้อยเจ็ดสิบบาทถ้วน</text:p>
          </table:table-cell>
          <table:table-cell table:number-columns-repeated="2"/>
          <table:table-cell table:formula="of:=COM.MICROSOFT.BAHTTEXT([.$A976])" office:value-type="string" office:string-value="เก้าร้อยเจ็ดสิบบาทถ้วน">
            <text:p>เก้าร้อยเจ็ดสิบบาทถ้วน</text:p>
          </table:table-cell>
          <table:table-cell table:number-columns-repeated="2"/>
          <table:table-cell table:formula="of:=IF([.$C976]=[.$F97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1">
            <text:p>971</text:p>
          </table:table-cell>
          <table:table-cell/>
          <table:table-cell table:formula="of:=ORG.OPENOFFICE.ADDIN.SAMPLE.PYTHON.NUMBERTEXT.NUMBERTEXT.MONEYTEXT([.$A977];&quot;THB&quot;)" office:value-type="string" office:string-value="เก้าร้อยเจ็ดสิบเอ็ดบาทถ้วน">
            <text:p>เก้าร้อยเจ็ดสิบเอ็ดบาทถ้วน</text:p>
          </table:table-cell>
          <table:table-cell table:number-columns-repeated="2"/>
          <table:table-cell table:formula="of:=COM.MICROSOFT.BAHTTEXT([.$A977])" office:value-type="string" office:string-value="เก้าร้อยเจ็ดสิบเอ็ดบาทถ้วน">
            <text:p>เก้าร้อยเจ็ดสิบเอ็ดบาทถ้วน</text:p>
          </table:table-cell>
          <table:table-cell table:number-columns-repeated="2"/>
          <table:table-cell table:formula="of:=IF([.$C977]=[.$F97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2">
            <text:p>972</text:p>
          </table:table-cell>
          <table:table-cell/>
          <table:table-cell table:formula="of:=ORG.OPENOFFICE.ADDIN.SAMPLE.PYTHON.NUMBERTEXT.NUMBERTEXT.MONEYTEXT([.$A978];&quot;THB&quot;)" office:value-type="string" office:string-value="เก้าร้อยเจ็ดสิบสองบาทถ้วน">
            <text:p>เก้าร้อยเจ็ดสิบสองบาทถ้วน</text:p>
          </table:table-cell>
          <table:table-cell table:number-columns-repeated="2"/>
          <table:table-cell table:formula="of:=COM.MICROSOFT.BAHTTEXT([.$A978])" office:value-type="string" office:string-value="เก้าร้อยเจ็ดสิบสองบาทถ้วน">
            <text:p>เก้าร้อยเจ็ดสิบสองบาทถ้วน</text:p>
          </table:table-cell>
          <table:table-cell table:number-columns-repeated="2"/>
          <table:table-cell table:formula="of:=IF([.$C978]=[.$F97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3">
            <text:p>973</text:p>
          </table:table-cell>
          <table:table-cell/>
          <table:table-cell table:formula="of:=ORG.OPENOFFICE.ADDIN.SAMPLE.PYTHON.NUMBERTEXT.NUMBERTEXT.MONEYTEXT([.$A979];&quot;THB&quot;)" office:value-type="string" office:string-value="เก้าร้อยเจ็ดสิบสามบาทถ้วน">
            <text:p>เก้าร้อยเจ็ดสิบสามบาทถ้วน</text:p>
          </table:table-cell>
          <table:table-cell table:number-columns-repeated="2"/>
          <table:table-cell table:formula="of:=COM.MICROSOFT.BAHTTEXT([.$A979])" office:value-type="string" office:string-value="เก้าร้อยเจ็ดสิบสามบาทถ้วน">
            <text:p>เก้าร้อยเจ็ดสิบสามบาทถ้วน</text:p>
          </table:table-cell>
          <table:table-cell table:number-columns-repeated="2"/>
          <table:table-cell table:formula="of:=IF([.$C979]=[.$F97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4">
            <text:p>974</text:p>
          </table:table-cell>
          <table:table-cell/>
          <table:table-cell table:formula="of:=ORG.OPENOFFICE.ADDIN.SAMPLE.PYTHON.NUMBERTEXT.NUMBERTEXT.MONEYTEXT([.$A980];&quot;THB&quot;)" office:value-type="string" office:string-value="เก้าร้อยเจ็ดสิบสี่บาทถ้วน">
            <text:p>เก้าร้อยเจ็ดสิบสี่บาทถ้วน</text:p>
          </table:table-cell>
          <table:table-cell table:number-columns-repeated="2"/>
          <table:table-cell table:formula="of:=COM.MICROSOFT.BAHTTEXT([.$A980])" office:value-type="string" office:string-value="เก้าร้อยเจ็ดสิบสี่บาทถ้วน">
            <text:p>เก้าร้อยเจ็ดสิบสี่บาทถ้วน</text:p>
          </table:table-cell>
          <table:table-cell table:number-columns-repeated="2"/>
          <table:table-cell table:formula="of:=IF([.$C980]=[.$F98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5">
            <text:p>975</text:p>
          </table:table-cell>
          <table:table-cell/>
          <table:table-cell table:formula="of:=ORG.OPENOFFICE.ADDIN.SAMPLE.PYTHON.NUMBERTEXT.NUMBERTEXT.MONEYTEXT([.$A981];&quot;THB&quot;)" office:value-type="string" office:string-value="เก้าร้อยเจ็ดสิบห้าบาทถ้วน">
            <text:p>เก้าร้อยเจ็ดสิบห้าบาทถ้วน</text:p>
          </table:table-cell>
          <table:table-cell table:number-columns-repeated="2"/>
          <table:table-cell table:formula="of:=COM.MICROSOFT.BAHTTEXT([.$A981])" office:value-type="string" office:string-value="เก้าร้อยเจ็ดสิบห้าบาทถ้วน">
            <text:p>เก้าร้อยเจ็ดสิบห้าบาทถ้วน</text:p>
          </table:table-cell>
          <table:table-cell table:number-columns-repeated="2"/>
          <table:table-cell table:formula="of:=IF([.$C981]=[.$F98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6">
            <text:p>976</text:p>
          </table:table-cell>
          <table:table-cell/>
          <table:table-cell table:formula="of:=ORG.OPENOFFICE.ADDIN.SAMPLE.PYTHON.NUMBERTEXT.NUMBERTEXT.MONEYTEXT([.$A982];&quot;THB&quot;)" office:value-type="string" office:string-value="เก้าร้อยเจ็ดสิบหกบาทถ้วน">
            <text:p>เก้าร้อยเจ็ดสิบหกบาทถ้วน</text:p>
          </table:table-cell>
          <table:table-cell table:number-columns-repeated="2"/>
          <table:table-cell table:formula="of:=COM.MICROSOFT.BAHTTEXT([.$A982])" office:value-type="string" office:string-value="เก้าร้อยเจ็ดสิบหกบาทถ้วน">
            <text:p>เก้าร้อยเจ็ดสิบหกบาทถ้วน</text:p>
          </table:table-cell>
          <table:table-cell table:number-columns-repeated="2"/>
          <table:table-cell table:formula="of:=IF([.$C982]=[.$F98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7">
            <text:p>977</text:p>
          </table:table-cell>
          <table:table-cell/>
          <table:table-cell table:formula="of:=ORG.OPENOFFICE.ADDIN.SAMPLE.PYTHON.NUMBERTEXT.NUMBERTEXT.MONEYTEXT([.$A983];&quot;THB&quot;)" office:value-type="string" office:string-value="เก้าร้อยเจ็ดสิบเจ็ดบาทถ้วน">
            <text:p>เก้าร้อยเจ็ดสิบเจ็ดบาทถ้วน</text:p>
          </table:table-cell>
          <table:table-cell table:number-columns-repeated="2"/>
          <table:table-cell table:formula="of:=COM.MICROSOFT.BAHTTEXT([.$A983])" office:value-type="string" office:string-value="เก้าร้อยเจ็ดสิบเจ็ดบาทถ้วน">
            <text:p>เก้าร้อยเจ็ดสิบเจ็ดบาทถ้วน</text:p>
          </table:table-cell>
          <table:table-cell table:number-columns-repeated="2"/>
          <table:table-cell table:formula="of:=IF([.$C983]=[.$F98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8">
            <text:p>978</text:p>
          </table:table-cell>
          <table:table-cell/>
          <table:table-cell table:formula="of:=ORG.OPENOFFICE.ADDIN.SAMPLE.PYTHON.NUMBERTEXT.NUMBERTEXT.MONEYTEXT([.$A984];&quot;THB&quot;)" office:value-type="string" office:string-value="เก้าร้อยเจ็ดสิบแปดบาทถ้วน">
            <text:p>เก้าร้อยเจ็ดสิบแปดบาทถ้วน</text:p>
          </table:table-cell>
          <table:table-cell table:number-columns-repeated="2"/>
          <table:table-cell table:formula="of:=COM.MICROSOFT.BAHTTEXT([.$A984])" office:value-type="string" office:string-value="เก้าร้อยเจ็ดสิบแปดบาทถ้วน">
            <text:p>เก้าร้อยเจ็ดสิบแปดบาทถ้วน</text:p>
          </table:table-cell>
          <table:table-cell table:number-columns-repeated="2"/>
          <table:table-cell table:formula="of:=IF([.$C984]=[.$F98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79">
            <text:p>979</text:p>
          </table:table-cell>
          <table:table-cell/>
          <table:table-cell table:formula="of:=ORG.OPENOFFICE.ADDIN.SAMPLE.PYTHON.NUMBERTEXT.NUMBERTEXT.MONEYTEXT([.$A985];&quot;THB&quot;)" office:value-type="string" office:string-value="เก้าร้อยเจ็ดสิบเก้าบาทถ้วน">
            <text:p>เก้าร้อยเจ็ดสิบเก้าบาทถ้วน</text:p>
          </table:table-cell>
          <table:table-cell table:number-columns-repeated="2"/>
          <table:table-cell table:formula="of:=COM.MICROSOFT.BAHTTEXT([.$A985])" office:value-type="string" office:string-value="เก้าร้อยเจ็ดสิบเก้าบาทถ้วน">
            <text:p>เก้าร้อยเจ็ดสิบเก้าบาทถ้วน</text:p>
          </table:table-cell>
          <table:table-cell table:number-columns-repeated="2"/>
          <table:table-cell table:formula="of:=IF([.$C985]=[.$F98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0">
            <text:p>980</text:p>
          </table:table-cell>
          <table:table-cell/>
          <table:table-cell table:formula="of:=ORG.OPENOFFICE.ADDIN.SAMPLE.PYTHON.NUMBERTEXT.NUMBERTEXT.MONEYTEXT([.$A986];&quot;THB&quot;)" office:value-type="string" office:string-value="เก้าร้อยแปดสิบบาทถ้วน">
            <text:p>เก้าร้อยแปดสิบบาทถ้วน</text:p>
          </table:table-cell>
          <table:table-cell table:number-columns-repeated="2"/>
          <table:table-cell table:formula="of:=COM.MICROSOFT.BAHTTEXT([.$A986])" office:value-type="string" office:string-value="เก้าร้อยแปดสิบบาทถ้วน">
            <text:p>เก้าร้อยแปดสิบบาทถ้วน</text:p>
          </table:table-cell>
          <table:table-cell table:number-columns-repeated="2"/>
          <table:table-cell table:formula="of:=IF([.$C986]=[.$F98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1">
            <text:p>981</text:p>
          </table:table-cell>
          <table:table-cell/>
          <table:table-cell table:formula="of:=ORG.OPENOFFICE.ADDIN.SAMPLE.PYTHON.NUMBERTEXT.NUMBERTEXT.MONEYTEXT([.$A987];&quot;THB&quot;)" office:value-type="string" office:string-value="เก้าร้อยแปดสิบเอ็ดบาทถ้วน">
            <text:p>เก้าร้อยแปดสิบเอ็ดบาทถ้วน</text:p>
          </table:table-cell>
          <table:table-cell table:number-columns-repeated="2"/>
          <table:table-cell table:formula="of:=COM.MICROSOFT.BAHTTEXT([.$A987])" office:value-type="string" office:string-value="เก้าร้อยแปดสิบเอ็ดบาทถ้วน">
            <text:p>เก้าร้อยแปดสิบเอ็ดบาทถ้วน</text:p>
          </table:table-cell>
          <table:table-cell table:number-columns-repeated="2"/>
          <table:table-cell table:formula="of:=IF([.$C987]=[.$F98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2">
            <text:p>982</text:p>
          </table:table-cell>
          <table:table-cell/>
          <table:table-cell table:formula="of:=ORG.OPENOFFICE.ADDIN.SAMPLE.PYTHON.NUMBERTEXT.NUMBERTEXT.MONEYTEXT([.$A988];&quot;THB&quot;)" office:value-type="string" office:string-value="เก้าร้อยแปดสิบสองบาทถ้วน">
            <text:p>เก้าร้อยแปดสิบสองบาทถ้วน</text:p>
          </table:table-cell>
          <table:table-cell table:number-columns-repeated="2"/>
          <table:table-cell table:formula="of:=COM.MICROSOFT.BAHTTEXT([.$A988])" office:value-type="string" office:string-value="เก้าร้อยแปดสิบสองบาทถ้วน">
            <text:p>เก้าร้อยแปดสิบสองบาทถ้วน</text:p>
          </table:table-cell>
          <table:table-cell table:number-columns-repeated="2"/>
          <table:table-cell table:formula="of:=IF([.$C988]=[.$F98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3">
            <text:p>983</text:p>
          </table:table-cell>
          <table:table-cell/>
          <table:table-cell table:formula="of:=ORG.OPENOFFICE.ADDIN.SAMPLE.PYTHON.NUMBERTEXT.NUMBERTEXT.MONEYTEXT([.$A989];&quot;THB&quot;)" office:value-type="string" office:string-value="เก้าร้อยแปดสิบสามบาทถ้วน">
            <text:p>เก้าร้อยแปดสิบสามบาทถ้วน</text:p>
          </table:table-cell>
          <table:table-cell table:number-columns-repeated="2"/>
          <table:table-cell table:formula="of:=COM.MICROSOFT.BAHTTEXT([.$A989])" office:value-type="string" office:string-value="เก้าร้อยแปดสิบสามบาทถ้วน">
            <text:p>เก้าร้อยแปดสิบสามบาทถ้วน</text:p>
          </table:table-cell>
          <table:table-cell table:number-columns-repeated="2"/>
          <table:table-cell table:formula="of:=IF([.$C989]=[.$F98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4">
            <text:p>984</text:p>
          </table:table-cell>
          <table:table-cell/>
          <table:table-cell table:formula="of:=ORG.OPENOFFICE.ADDIN.SAMPLE.PYTHON.NUMBERTEXT.NUMBERTEXT.MONEYTEXT([.$A990];&quot;THB&quot;)" office:value-type="string" office:string-value="เก้าร้อยแปดสิบสี่บาทถ้วน">
            <text:p>เก้าร้อยแปดสิบสี่บาทถ้วน</text:p>
          </table:table-cell>
          <table:table-cell table:number-columns-repeated="2"/>
          <table:table-cell table:formula="of:=COM.MICROSOFT.BAHTTEXT([.$A990])" office:value-type="string" office:string-value="เก้าร้อยแปดสิบสี่บาทถ้วน">
            <text:p>เก้าร้อยแปดสิบสี่บาทถ้วน</text:p>
          </table:table-cell>
          <table:table-cell table:number-columns-repeated="2"/>
          <table:table-cell table:formula="of:=IF([.$C990]=[.$F99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5">
            <text:p>985</text:p>
          </table:table-cell>
          <table:table-cell/>
          <table:table-cell table:formula="of:=ORG.OPENOFFICE.ADDIN.SAMPLE.PYTHON.NUMBERTEXT.NUMBERTEXT.MONEYTEXT([.$A991];&quot;THB&quot;)" office:value-type="string" office:string-value="เก้าร้อยแปดสิบห้าบาทถ้วน">
            <text:p>เก้าร้อยแปดสิบห้าบาทถ้วน</text:p>
          </table:table-cell>
          <table:table-cell table:number-columns-repeated="2"/>
          <table:table-cell table:formula="of:=COM.MICROSOFT.BAHTTEXT([.$A991])" office:value-type="string" office:string-value="เก้าร้อยแปดสิบห้าบาทถ้วน">
            <text:p>เก้าร้อยแปดสิบห้าบาทถ้วน</text:p>
          </table:table-cell>
          <table:table-cell table:number-columns-repeated="2"/>
          <table:table-cell table:formula="of:=IF([.$C991]=[.$F99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6">
            <text:p>986</text:p>
          </table:table-cell>
          <table:table-cell/>
          <table:table-cell table:formula="of:=ORG.OPENOFFICE.ADDIN.SAMPLE.PYTHON.NUMBERTEXT.NUMBERTEXT.MONEYTEXT([.$A992];&quot;THB&quot;)" office:value-type="string" office:string-value="เก้าร้อยแปดสิบหกบาทถ้วน">
            <text:p>เก้าร้อยแปดสิบหกบาทถ้วน</text:p>
          </table:table-cell>
          <table:table-cell table:number-columns-repeated="2"/>
          <table:table-cell table:formula="of:=COM.MICROSOFT.BAHTTEXT([.$A992])" office:value-type="string" office:string-value="เก้าร้อยแปดสิบหกบาทถ้วน">
            <text:p>เก้าร้อยแปดสิบหกบาทถ้วน</text:p>
          </table:table-cell>
          <table:table-cell table:number-columns-repeated="2"/>
          <table:table-cell table:formula="of:=IF([.$C992]=[.$F99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7">
            <text:p>987</text:p>
          </table:table-cell>
          <table:table-cell/>
          <table:table-cell table:formula="of:=ORG.OPENOFFICE.ADDIN.SAMPLE.PYTHON.NUMBERTEXT.NUMBERTEXT.MONEYTEXT([.$A993];&quot;THB&quot;)" office:value-type="string" office:string-value="เก้าร้อยแปดสิบเจ็ดบาทถ้วน">
            <text:p>เก้าร้อยแปดสิบเจ็ดบาทถ้วน</text:p>
          </table:table-cell>
          <table:table-cell table:number-columns-repeated="2"/>
          <table:table-cell table:formula="of:=COM.MICROSOFT.BAHTTEXT([.$A993])" office:value-type="string" office:string-value="เก้าร้อยแปดสิบเจ็ดบาทถ้วน">
            <text:p>เก้าร้อยแปดสิบเจ็ดบาทถ้วน</text:p>
          </table:table-cell>
          <table:table-cell table:number-columns-repeated="2"/>
          <table:table-cell table:formula="of:=IF([.$C993]=[.$F99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8">
            <text:p>988</text:p>
          </table:table-cell>
          <table:table-cell/>
          <table:table-cell table:formula="of:=ORG.OPENOFFICE.ADDIN.SAMPLE.PYTHON.NUMBERTEXT.NUMBERTEXT.MONEYTEXT([.$A994];&quot;THB&quot;)" office:value-type="string" office:string-value="เก้าร้อยแปดสิบแปดบาทถ้วน">
            <text:p>เก้าร้อยแปดสิบแปดบาทถ้วน</text:p>
          </table:table-cell>
          <table:table-cell table:number-columns-repeated="2"/>
          <table:table-cell table:formula="of:=COM.MICROSOFT.BAHTTEXT([.$A994])" office:value-type="string" office:string-value="เก้าร้อยแปดสิบแปดบาทถ้วน">
            <text:p>เก้าร้อยแปดสิบแปดบาทถ้วน</text:p>
          </table:table-cell>
          <table:table-cell table:number-columns-repeated="2"/>
          <table:table-cell table:formula="of:=IF([.$C994]=[.$F99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89">
            <text:p>989</text:p>
          </table:table-cell>
          <table:table-cell/>
          <table:table-cell table:formula="of:=ORG.OPENOFFICE.ADDIN.SAMPLE.PYTHON.NUMBERTEXT.NUMBERTEXT.MONEYTEXT([.$A995];&quot;THB&quot;)" office:value-type="string" office:string-value="เก้าร้อยแปดสิบเก้าบาทถ้วน">
            <text:p>เก้าร้อยแปดสิบเก้าบาทถ้วน</text:p>
          </table:table-cell>
          <table:table-cell table:number-columns-repeated="2"/>
          <table:table-cell table:formula="of:=COM.MICROSOFT.BAHTTEXT([.$A995])" office:value-type="string" office:string-value="เก้าร้อยแปดสิบเก้าบาทถ้วน">
            <text:p>เก้าร้อยแปดสิบเก้าบาทถ้วน</text:p>
          </table:table-cell>
          <table:table-cell table:number-columns-repeated="2"/>
          <table:table-cell table:formula="of:=IF([.$C995]=[.$F99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0">
            <text:p>990</text:p>
          </table:table-cell>
          <table:table-cell/>
          <table:table-cell table:formula="of:=ORG.OPENOFFICE.ADDIN.SAMPLE.PYTHON.NUMBERTEXT.NUMBERTEXT.MONEYTEXT([.$A996];&quot;THB&quot;)" office:value-type="string" office:string-value="เก้าร้อยเก้าสิบบาทถ้วน">
            <text:p>เก้าร้อยเก้าสิบบาทถ้วน</text:p>
          </table:table-cell>
          <table:table-cell table:number-columns-repeated="2"/>
          <table:table-cell table:formula="of:=COM.MICROSOFT.BAHTTEXT([.$A996])" office:value-type="string" office:string-value="เก้าร้อยเก้าสิบบาทถ้วน">
            <text:p>เก้าร้อยเก้าสิบบาทถ้วน</text:p>
          </table:table-cell>
          <table:table-cell table:number-columns-repeated="2"/>
          <table:table-cell table:formula="of:=IF([.$C996]=[.$F99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1">
            <text:p>991</text:p>
          </table:table-cell>
          <table:table-cell/>
          <table:table-cell table:formula="of:=ORG.OPENOFFICE.ADDIN.SAMPLE.PYTHON.NUMBERTEXT.NUMBERTEXT.MONEYTEXT([.$A997];&quot;THB&quot;)" office:value-type="string" office:string-value="เก้าร้อยเก้าสิบเอ็ดบาทถ้วน">
            <text:p>เก้าร้อยเก้าสิบเอ็ดบาทถ้วน</text:p>
          </table:table-cell>
          <table:table-cell table:number-columns-repeated="2"/>
          <table:table-cell table:formula="of:=COM.MICROSOFT.BAHTTEXT([.$A997])" office:value-type="string" office:string-value="เก้าร้อยเก้าสิบเอ็ดบาทถ้วน">
            <text:p>เก้าร้อยเก้าสิบเอ็ดบาทถ้วน</text:p>
          </table:table-cell>
          <table:table-cell table:number-columns-repeated="2"/>
          <table:table-cell table:formula="of:=IF([.$C997]=[.$F99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2">
            <text:p>992</text:p>
          </table:table-cell>
          <table:table-cell/>
          <table:table-cell table:formula="of:=ORG.OPENOFFICE.ADDIN.SAMPLE.PYTHON.NUMBERTEXT.NUMBERTEXT.MONEYTEXT([.$A998];&quot;THB&quot;)" office:value-type="string" office:string-value="เก้าร้อยเก้าสิบสองบาทถ้วน">
            <text:p>เก้าร้อยเก้าสิบสองบาทถ้วน</text:p>
          </table:table-cell>
          <table:table-cell table:number-columns-repeated="2"/>
          <table:table-cell table:formula="of:=COM.MICROSOFT.BAHTTEXT([.$A998])" office:value-type="string" office:string-value="เก้าร้อยเก้าสิบสองบาทถ้วน">
            <text:p>เก้าร้อยเก้าสิบสองบาทถ้วน</text:p>
          </table:table-cell>
          <table:table-cell table:number-columns-repeated="2"/>
          <table:table-cell table:formula="of:=IF([.$C998]=[.$F99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3">
            <text:p>993</text:p>
          </table:table-cell>
          <table:table-cell/>
          <table:table-cell table:formula="of:=ORG.OPENOFFICE.ADDIN.SAMPLE.PYTHON.NUMBERTEXT.NUMBERTEXT.MONEYTEXT([.$A999];&quot;THB&quot;)" office:value-type="string" office:string-value="เก้าร้อยเก้าสิบสามบาทถ้วน">
            <text:p>เก้าร้อยเก้าสิบสามบาทถ้วน</text:p>
          </table:table-cell>
          <table:table-cell table:number-columns-repeated="2"/>
          <table:table-cell table:formula="of:=COM.MICROSOFT.BAHTTEXT([.$A999])" office:value-type="string" office:string-value="เก้าร้อยเก้าสิบสามบาทถ้วน">
            <text:p>เก้าร้อยเก้าสิบสามบาทถ้วน</text:p>
          </table:table-cell>
          <table:table-cell table:number-columns-repeated="2"/>
          <table:table-cell table:formula="of:=IF([.$C999]=[.$F99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4">
            <text:p>994</text:p>
          </table:table-cell>
          <table:table-cell/>
          <table:table-cell table:formula="of:=ORG.OPENOFFICE.ADDIN.SAMPLE.PYTHON.NUMBERTEXT.NUMBERTEXT.MONEYTEXT([.$A1000];&quot;THB&quot;)" office:value-type="string" office:string-value="เก้าร้อยเก้าสิบสี่บาทถ้วน">
            <text:p>เก้าร้อยเก้าสิบสี่บาทถ้วน</text:p>
          </table:table-cell>
          <table:table-cell table:number-columns-repeated="2"/>
          <table:table-cell table:formula="of:=COM.MICROSOFT.BAHTTEXT([.$A1000])" office:value-type="string" office:string-value="เก้าร้อยเก้าสิบสี่บาทถ้วน">
            <text:p>เก้าร้อยเก้าสิบสี่บาทถ้วน</text:p>
          </table:table-cell>
          <table:table-cell table:number-columns-repeated="2"/>
          <table:table-cell table:formula="of:=IF([.$C1000]=[.$F100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5">
            <text:p>995</text:p>
          </table:table-cell>
          <table:table-cell/>
          <table:table-cell table:formula="of:=ORG.OPENOFFICE.ADDIN.SAMPLE.PYTHON.NUMBERTEXT.NUMBERTEXT.MONEYTEXT([.$A1001];&quot;THB&quot;)" office:value-type="string" office:string-value="เก้าร้อยเก้าสิบห้าบาทถ้วน">
            <text:p>เก้าร้อยเก้าสิบห้าบาทถ้วน</text:p>
          </table:table-cell>
          <table:table-cell table:number-columns-repeated="2"/>
          <table:table-cell table:formula="of:=COM.MICROSOFT.BAHTTEXT([.$A1001])" office:value-type="string" office:string-value="เก้าร้อยเก้าสิบห้าบาทถ้วน">
            <text:p>เก้าร้อยเก้าสิบห้าบาทถ้วน</text:p>
          </table:table-cell>
          <table:table-cell table:number-columns-repeated="2"/>
          <table:table-cell table:formula="of:=IF([.$C1001]=[.$F100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6">
            <text:p>996</text:p>
          </table:table-cell>
          <table:table-cell/>
          <table:table-cell table:formula="of:=ORG.OPENOFFICE.ADDIN.SAMPLE.PYTHON.NUMBERTEXT.NUMBERTEXT.MONEYTEXT([.$A1002];&quot;THB&quot;)" office:value-type="string" office:string-value="เก้าร้อยเก้าสิบหกบาทถ้วน">
            <text:p>เก้าร้อยเก้าสิบหกบาทถ้วน</text:p>
          </table:table-cell>
          <table:table-cell table:number-columns-repeated="2"/>
          <table:table-cell table:formula="of:=COM.MICROSOFT.BAHTTEXT([.$A1002])" office:value-type="string" office:string-value="เก้าร้อยเก้าสิบหกบาทถ้วน">
            <text:p>เก้าร้อยเก้าสิบหกบาทถ้วน</text:p>
          </table:table-cell>
          <table:table-cell table:number-columns-repeated="2"/>
          <table:table-cell table:formula="of:=IF([.$C1002]=[.$F100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7">
            <text:p>997</text:p>
          </table:table-cell>
          <table:table-cell/>
          <table:table-cell table:formula="of:=ORG.OPENOFFICE.ADDIN.SAMPLE.PYTHON.NUMBERTEXT.NUMBERTEXT.MONEYTEXT([.$A1003];&quot;THB&quot;)" office:value-type="string" office:string-value="เก้าร้อยเก้าสิบเจ็ดบาทถ้วน">
            <text:p>เก้าร้อยเก้าสิบเจ็ดบาทถ้วน</text:p>
          </table:table-cell>
          <table:table-cell table:number-columns-repeated="2"/>
          <table:table-cell table:formula="of:=COM.MICROSOFT.BAHTTEXT([.$A1003])" office:value-type="string" office:string-value="เก้าร้อยเก้าสิบเจ็ดบาทถ้วน">
            <text:p>เก้าร้อยเก้าสิบเจ็ดบาทถ้วน</text:p>
          </table:table-cell>
          <table:table-cell table:number-columns-repeated="2"/>
          <table:table-cell table:formula="of:=IF([.$C1003]=[.$F100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8">
            <text:p>998</text:p>
          </table:table-cell>
          <table:table-cell/>
          <table:table-cell table:formula="of:=ORG.OPENOFFICE.ADDIN.SAMPLE.PYTHON.NUMBERTEXT.NUMBERTEXT.MONEYTEXT([.$A1004];&quot;THB&quot;)" office:value-type="string" office:string-value="เก้าร้อยเก้าสิบแปดบาทถ้วน">
            <text:p>เก้าร้อยเก้าสิบแปดบาทถ้วน</text:p>
          </table:table-cell>
          <table:table-cell table:number-columns-repeated="2"/>
          <table:table-cell table:formula="of:=COM.MICROSOFT.BAHTTEXT([.$A1004])" office:value-type="string" office:string-value="เก้าร้อยเก้าสิบแปดบาทถ้วน">
            <text:p>เก้าร้อยเก้าสิบแปดบาทถ้วน</text:p>
          </table:table-cell>
          <table:table-cell table:number-columns-repeated="2"/>
          <table:table-cell table:formula="of:=IF([.$C1004]=[.$F100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999">
            <text:p>999</text:p>
          </table:table-cell>
          <table:table-cell/>
          <table:table-cell table:formula="of:=ORG.OPENOFFICE.ADDIN.SAMPLE.PYTHON.NUMBERTEXT.NUMBERTEXT.MONEYTEXT([.$A1005];&quot;THB&quot;)" office:value-type="string" office:string-value="เก้าร้อยเก้าสิบเก้าบาทถ้วน">
            <text:p>เก้าร้อยเก้าสิบเก้าบาทถ้วน</text:p>
          </table:table-cell>
          <table:table-cell table:number-columns-repeated="2"/>
          <table:table-cell table:formula="of:=COM.MICROSOFT.BAHTTEXT([.$A1005])" office:value-type="string" office:string-value="เก้าร้อยเก้าสิบเก้าบาทถ้วน">
            <text:p>เก้าร้อยเก้าสิบเก้าบาทถ้วน</text:p>
          </table:table-cell>
          <table:table-cell table:number-columns-repeated="2"/>
          <table:table-cell table:formula="of:=IF([.$C1005]=[.$F100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0">
            <text:p>1000</text:p>
          </table:table-cell>
          <table:table-cell/>
          <table:table-cell table:formula="of:=ORG.OPENOFFICE.ADDIN.SAMPLE.PYTHON.NUMBERTEXT.NUMBERTEXT.MONEYTEXT([.$A1006];&quot;THB&quot;)" office:value-type="string" office:string-value="หนึ่งพันบาทถ้วน">
            <text:p>หนึ่งพันบาทถ้วน</text:p>
          </table:table-cell>
          <table:table-cell table:number-columns-repeated="2"/>
          <table:table-cell table:formula="of:=COM.MICROSOFT.BAHTTEXT([.$A1006])" office:value-type="string" office:string-value="หนึ่งพันบาทถ้วน">
            <text:p>หนึ่งพันบาทถ้วน</text:p>
          </table:table-cell>
          <table:table-cell table:number-columns-repeated="2"/>
          <table:table-cell table:formula="of:=IF([.$C1006]=[.$F100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1">
            <text:p>1001</text:p>
          </table:table-cell>
          <table:table-cell/>
          <table:table-cell table:formula="of:=ORG.OPENOFFICE.ADDIN.SAMPLE.PYTHON.NUMBERTEXT.NUMBERTEXT.MONEYTEXT([.$A1007];&quot;THB&quot;)" office:value-type="string" office:string-value="หนึ่งพันหนึ่งบาทถ้วน">
            <text:p>หนึ่งพันหนึ่งบาทถ้วน</text:p>
          </table:table-cell>
          <table:table-cell table:number-columns-repeated="2"/>
          <table:table-cell table:formula="of:=COM.MICROSOFT.BAHTTEXT([.$A1007])" office:value-type="string" office:string-value="หนึ่งพันหนึ่งบาทถ้วน">
            <text:p>หนึ่งพันหนึ่งบาทถ้วน</text:p>
          </table:table-cell>
          <table:table-cell table:number-columns-repeated="2"/>
          <table:table-cell table:formula="of:=IF([.$C1007]=[.$F100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2">
            <text:p>1002</text:p>
          </table:table-cell>
          <table:table-cell/>
          <table:table-cell table:formula="of:=ORG.OPENOFFICE.ADDIN.SAMPLE.PYTHON.NUMBERTEXT.NUMBERTEXT.MONEYTEXT([.$A1008];&quot;THB&quot;)" office:value-type="string" office:string-value="หนึ่งพันสองบาทถ้วน">
            <text:p>หนึ่งพันสองบาทถ้วน</text:p>
          </table:table-cell>
          <table:table-cell table:number-columns-repeated="2"/>
          <table:table-cell table:formula="of:=COM.MICROSOFT.BAHTTEXT([.$A1008])" office:value-type="string" office:string-value="หนึ่งพันสองบาทถ้วน">
            <text:p>หนึ่งพันสองบาทถ้วน</text:p>
          </table:table-cell>
          <table:table-cell table:number-columns-repeated="2"/>
          <table:table-cell table:formula="of:=IF([.$C1008]=[.$F100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3">
            <text:p>1003</text:p>
          </table:table-cell>
          <table:table-cell/>
          <table:table-cell table:formula="of:=ORG.OPENOFFICE.ADDIN.SAMPLE.PYTHON.NUMBERTEXT.NUMBERTEXT.MONEYTEXT([.$A1009];&quot;THB&quot;)" office:value-type="string" office:string-value="หนึ่งพันสามบาทถ้วน">
            <text:p>หนึ่งพันสามบาทถ้วน</text:p>
          </table:table-cell>
          <table:table-cell table:number-columns-repeated="2"/>
          <table:table-cell table:formula="of:=COM.MICROSOFT.BAHTTEXT([.$A1009])" office:value-type="string" office:string-value="หนึ่งพันสามบาทถ้วน">
            <text:p>หนึ่งพันสามบาทถ้วน</text:p>
          </table:table-cell>
          <table:table-cell table:number-columns-repeated="2"/>
          <table:table-cell table:formula="of:=IF([.$C1009]=[.$F100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4">
            <text:p>1004</text:p>
          </table:table-cell>
          <table:table-cell/>
          <table:table-cell table:formula="of:=ORG.OPENOFFICE.ADDIN.SAMPLE.PYTHON.NUMBERTEXT.NUMBERTEXT.MONEYTEXT([.$A1010];&quot;THB&quot;)" office:value-type="string" office:string-value="หนึ่งพันสี่บาทถ้วน">
            <text:p>หนึ่งพันสี่บาทถ้วน</text:p>
          </table:table-cell>
          <table:table-cell table:number-columns-repeated="2"/>
          <table:table-cell table:formula="of:=COM.MICROSOFT.BAHTTEXT([.$A1010])" office:value-type="string" office:string-value="หนึ่งพันสี่บาทถ้วน">
            <text:p>หนึ่งพันสี่บาทถ้วน</text:p>
          </table:table-cell>
          <table:table-cell table:number-columns-repeated="2"/>
          <table:table-cell table:formula="of:=IF([.$C1010]=[.$F101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5">
            <text:p>1005</text:p>
          </table:table-cell>
          <table:table-cell/>
          <table:table-cell table:formula="of:=ORG.OPENOFFICE.ADDIN.SAMPLE.PYTHON.NUMBERTEXT.NUMBERTEXT.MONEYTEXT([.$A1011];&quot;THB&quot;)" office:value-type="string" office:string-value="หนึ่งพันห้าบาทถ้วน">
            <text:p>หนึ่งพันห้าบาทถ้วน</text:p>
          </table:table-cell>
          <table:table-cell table:number-columns-repeated="2"/>
          <table:table-cell table:formula="of:=COM.MICROSOFT.BAHTTEXT([.$A1011])" office:value-type="string" office:string-value="หนึ่งพันห้าบาทถ้วน">
            <text:p>หนึ่งพันห้าบาทถ้วน</text:p>
          </table:table-cell>
          <table:table-cell table:number-columns-repeated="2"/>
          <table:table-cell table:formula="of:=IF([.$C1011]=[.$F101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6">
            <text:p>1006</text:p>
          </table:table-cell>
          <table:table-cell/>
          <table:table-cell table:formula="of:=ORG.OPENOFFICE.ADDIN.SAMPLE.PYTHON.NUMBERTEXT.NUMBERTEXT.MONEYTEXT([.$A1012];&quot;THB&quot;)" office:value-type="string" office:string-value="หนึ่งพันหกบาทถ้วน">
            <text:p>หนึ่งพันหกบาทถ้วน</text:p>
          </table:table-cell>
          <table:table-cell table:number-columns-repeated="2"/>
          <table:table-cell table:formula="of:=COM.MICROSOFT.BAHTTEXT([.$A1012])" office:value-type="string" office:string-value="หนึ่งพันหกบาทถ้วน">
            <text:p>หนึ่งพันหกบาทถ้วน</text:p>
          </table:table-cell>
          <table:table-cell table:number-columns-repeated="2"/>
          <table:table-cell table:formula="of:=IF([.$C1012]=[.$F101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7">
            <text:p>1007</text:p>
          </table:table-cell>
          <table:table-cell/>
          <table:table-cell table:formula="of:=ORG.OPENOFFICE.ADDIN.SAMPLE.PYTHON.NUMBERTEXT.NUMBERTEXT.MONEYTEXT([.$A1013];&quot;THB&quot;)" office:value-type="string" office:string-value="หนึ่งพันเจ็ดบาทถ้วน">
            <text:p>หนึ่งพันเจ็ดบาทถ้วน</text:p>
          </table:table-cell>
          <table:table-cell table:number-columns-repeated="2"/>
          <table:table-cell table:formula="of:=COM.MICROSOFT.BAHTTEXT([.$A1013])" office:value-type="string" office:string-value="หนึ่งพันเจ็ดบาทถ้วน">
            <text:p>หนึ่งพันเจ็ดบาทถ้วน</text:p>
          </table:table-cell>
          <table:table-cell table:number-columns-repeated="2"/>
          <table:table-cell table:formula="of:=IF([.$C1013]=[.$F101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8">
            <text:p>1008</text:p>
          </table:table-cell>
          <table:table-cell/>
          <table:table-cell table:formula="of:=ORG.OPENOFFICE.ADDIN.SAMPLE.PYTHON.NUMBERTEXT.NUMBERTEXT.MONEYTEXT([.$A1014];&quot;THB&quot;)" office:value-type="string" office:string-value="หนึ่งพันแปดบาทถ้วน">
            <text:p>หนึ่งพันแปดบาทถ้วน</text:p>
          </table:table-cell>
          <table:table-cell table:number-columns-repeated="2"/>
          <table:table-cell table:formula="of:=COM.MICROSOFT.BAHTTEXT([.$A1014])" office:value-type="string" office:string-value="หนึ่งพันแปดบาทถ้วน">
            <text:p>หนึ่งพันแปดบาทถ้วน</text:p>
          </table:table-cell>
          <table:table-cell table:number-columns-repeated="2"/>
          <table:table-cell table:formula="of:=IF([.$C1014]=[.$F101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09">
            <text:p>1009</text:p>
          </table:table-cell>
          <table:table-cell/>
          <table:table-cell table:formula="of:=ORG.OPENOFFICE.ADDIN.SAMPLE.PYTHON.NUMBERTEXT.NUMBERTEXT.MONEYTEXT([.$A1015];&quot;THB&quot;)" office:value-type="string" office:string-value="หนึ่งพันเก้าบาทถ้วน">
            <text:p>หนึ่งพันเก้าบาทถ้วน</text:p>
          </table:table-cell>
          <table:table-cell table:number-columns-repeated="2"/>
          <table:table-cell table:formula="of:=COM.MICROSOFT.BAHTTEXT([.$A1015])" office:value-type="string" office:string-value="หนึ่งพันเก้าบาทถ้วน">
            <text:p>หนึ่งพันเก้าบาทถ้วน</text:p>
          </table:table-cell>
          <table:table-cell table:number-columns-repeated="2"/>
          <table:table-cell table:formula="of:=IF([.$C1015]=[.$F101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0">
            <text:p>1010</text:p>
          </table:table-cell>
          <table:table-cell/>
          <table:table-cell table:formula="of:=ORG.OPENOFFICE.ADDIN.SAMPLE.PYTHON.NUMBERTEXT.NUMBERTEXT.MONEYTEXT([.$A1016];&quot;THB&quot;)" office:value-type="string" office:string-value="หนึ่งพันสิบบาทถ้วน">
            <text:p>หนึ่งพันสิบบาทถ้วน</text:p>
          </table:table-cell>
          <table:table-cell table:number-columns-repeated="2"/>
          <table:table-cell table:formula="of:=COM.MICROSOFT.BAHTTEXT([.$A1016])" office:value-type="string" office:string-value="หนึ่งพันสิบบาทถ้วน">
            <text:p>หนึ่งพันสิบบาทถ้วน</text:p>
          </table:table-cell>
          <table:table-cell table:number-columns-repeated="2"/>
          <table:table-cell table:formula="of:=IF([.$C1016]=[.$F101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1">
            <text:p>1011</text:p>
          </table:table-cell>
          <table:table-cell/>
          <table:table-cell table:formula="of:=ORG.OPENOFFICE.ADDIN.SAMPLE.PYTHON.NUMBERTEXT.NUMBERTEXT.MONEYTEXT([.$A1017];&quot;THB&quot;)" office:value-type="string" office:string-value="หนึ่งพันสิบเอ็ดบาทถ้วน">
            <text:p>หนึ่งพันสิบเอ็ดบาทถ้วน</text:p>
          </table:table-cell>
          <table:table-cell table:number-columns-repeated="2"/>
          <table:table-cell table:formula="of:=COM.MICROSOFT.BAHTTEXT([.$A1017])" office:value-type="string" office:string-value="หนึ่งพันสิบเอ็ดบาทถ้วน">
            <text:p>หนึ่งพันสิบเอ็ดบาทถ้วน</text:p>
          </table:table-cell>
          <table:table-cell table:number-columns-repeated="2"/>
          <table:table-cell table:formula="of:=IF([.$C1017]=[.$F101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2">
            <text:p>1012</text:p>
          </table:table-cell>
          <table:table-cell/>
          <table:table-cell table:formula="of:=ORG.OPENOFFICE.ADDIN.SAMPLE.PYTHON.NUMBERTEXT.NUMBERTEXT.MONEYTEXT([.$A1018];&quot;THB&quot;)" office:value-type="string" office:string-value="หนึ่งพันสิบสองบาทถ้วน">
            <text:p>หนึ่งพันสิบสองบาทถ้วน</text:p>
          </table:table-cell>
          <table:table-cell table:number-columns-repeated="2"/>
          <table:table-cell table:formula="of:=COM.MICROSOFT.BAHTTEXT([.$A1018])" office:value-type="string" office:string-value="หนึ่งพันสิบสองบาทถ้วน">
            <text:p>หนึ่งพันสิบสองบาทถ้วน</text:p>
          </table:table-cell>
          <table:table-cell table:number-columns-repeated="2"/>
          <table:table-cell table:formula="of:=IF([.$C1018]=[.$F101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3">
            <text:p>1013</text:p>
          </table:table-cell>
          <table:table-cell/>
          <table:table-cell table:formula="of:=ORG.OPENOFFICE.ADDIN.SAMPLE.PYTHON.NUMBERTEXT.NUMBERTEXT.MONEYTEXT([.$A1019];&quot;THB&quot;)" office:value-type="string" office:string-value="หนึ่งพันสิบสามบาทถ้วน">
            <text:p>หนึ่งพันสิบสามบาทถ้วน</text:p>
          </table:table-cell>
          <table:table-cell table:number-columns-repeated="2"/>
          <table:table-cell table:formula="of:=COM.MICROSOFT.BAHTTEXT([.$A1019])" office:value-type="string" office:string-value="หนึ่งพันสิบสามบาทถ้วน">
            <text:p>หนึ่งพันสิบสามบาทถ้วน</text:p>
          </table:table-cell>
          <table:table-cell table:number-columns-repeated="2"/>
          <table:table-cell table:formula="of:=IF([.$C1019]=[.$F101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4">
            <text:p>1014</text:p>
          </table:table-cell>
          <table:table-cell/>
          <table:table-cell table:formula="of:=ORG.OPENOFFICE.ADDIN.SAMPLE.PYTHON.NUMBERTEXT.NUMBERTEXT.MONEYTEXT([.$A1020];&quot;THB&quot;)" office:value-type="string" office:string-value="หนึ่งพันสิบสี่บาทถ้วน">
            <text:p>หนึ่งพันสิบสี่บาทถ้วน</text:p>
          </table:table-cell>
          <table:table-cell table:number-columns-repeated="2"/>
          <table:table-cell table:formula="of:=COM.MICROSOFT.BAHTTEXT([.$A1020])" office:value-type="string" office:string-value="หนึ่งพันสิบสี่บาทถ้วน">
            <text:p>หนึ่งพันสิบสี่บาทถ้วน</text:p>
          </table:table-cell>
          <table:table-cell table:number-columns-repeated="2"/>
          <table:table-cell table:formula="of:=IF([.$C1020]=[.$F102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5">
            <text:p>1015</text:p>
          </table:table-cell>
          <table:table-cell/>
          <table:table-cell table:formula="of:=ORG.OPENOFFICE.ADDIN.SAMPLE.PYTHON.NUMBERTEXT.NUMBERTEXT.MONEYTEXT([.$A1021];&quot;THB&quot;)" office:value-type="string" office:string-value="หนึ่งพันสิบห้าบาทถ้วน">
            <text:p>หนึ่งพันสิบห้าบาทถ้วน</text:p>
          </table:table-cell>
          <table:table-cell table:number-columns-repeated="2"/>
          <table:table-cell table:formula="of:=COM.MICROSOFT.BAHTTEXT([.$A1021])" office:value-type="string" office:string-value="หนึ่งพันสิบห้าบาทถ้วน">
            <text:p>หนึ่งพันสิบห้าบาทถ้วน</text:p>
          </table:table-cell>
          <table:table-cell table:number-columns-repeated="2"/>
          <table:table-cell table:formula="of:=IF([.$C1021]=[.$F102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6">
            <text:p>1016</text:p>
          </table:table-cell>
          <table:table-cell/>
          <table:table-cell table:formula="of:=ORG.OPENOFFICE.ADDIN.SAMPLE.PYTHON.NUMBERTEXT.NUMBERTEXT.MONEYTEXT([.$A1022];&quot;THB&quot;)" office:value-type="string" office:string-value="หนึ่งพันสิบหกบาทถ้วน">
            <text:p>หนึ่งพันสิบหกบาทถ้วน</text:p>
          </table:table-cell>
          <table:table-cell table:number-columns-repeated="2"/>
          <table:table-cell table:formula="of:=COM.MICROSOFT.BAHTTEXT([.$A1022])" office:value-type="string" office:string-value="หนึ่งพันสิบหกบาทถ้วน">
            <text:p>หนึ่งพันสิบหกบาทถ้วน</text:p>
          </table:table-cell>
          <table:table-cell table:number-columns-repeated="2"/>
          <table:table-cell table:formula="of:=IF([.$C1022]=[.$F102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7">
            <text:p>1017</text:p>
          </table:table-cell>
          <table:table-cell/>
          <table:table-cell table:formula="of:=ORG.OPENOFFICE.ADDIN.SAMPLE.PYTHON.NUMBERTEXT.NUMBERTEXT.MONEYTEXT([.$A1023];&quot;THB&quot;)" office:value-type="string" office:string-value="หนึ่งพันสิบเจ็ดบาทถ้วน">
            <text:p>หนึ่งพันสิบเจ็ดบาทถ้วน</text:p>
          </table:table-cell>
          <table:table-cell table:number-columns-repeated="2"/>
          <table:table-cell table:formula="of:=COM.MICROSOFT.BAHTTEXT([.$A1023])" office:value-type="string" office:string-value="หนึ่งพันสิบเจ็ดบาทถ้วน">
            <text:p>หนึ่งพันสิบเจ็ดบาทถ้วน</text:p>
          </table:table-cell>
          <table:table-cell table:number-columns-repeated="2"/>
          <table:table-cell table:formula="of:=IF([.$C1023]=[.$F102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8">
            <text:p>1018</text:p>
          </table:table-cell>
          <table:table-cell/>
          <table:table-cell table:formula="of:=ORG.OPENOFFICE.ADDIN.SAMPLE.PYTHON.NUMBERTEXT.NUMBERTEXT.MONEYTEXT([.$A1024];&quot;THB&quot;)" office:value-type="string" office:string-value="หนึ่งพันสิบแปดบาทถ้วน">
            <text:p>หนึ่งพันสิบแปดบาทถ้วน</text:p>
          </table:table-cell>
          <table:table-cell table:number-columns-repeated="2"/>
          <table:table-cell table:formula="of:=COM.MICROSOFT.BAHTTEXT([.$A1024])" office:value-type="string" office:string-value="หนึ่งพันสิบแปดบาทถ้วน">
            <text:p>หนึ่งพันสิบแปดบาทถ้วน</text:p>
          </table:table-cell>
          <table:table-cell table:number-columns-repeated="2"/>
          <table:table-cell table:formula="of:=IF([.$C1024]=[.$F102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19">
            <text:p>1019</text:p>
          </table:table-cell>
          <table:table-cell/>
          <table:table-cell table:formula="of:=ORG.OPENOFFICE.ADDIN.SAMPLE.PYTHON.NUMBERTEXT.NUMBERTEXT.MONEYTEXT([.$A1025];&quot;THB&quot;)" office:value-type="string" office:string-value="หนึ่งพันสิบเก้าบาทถ้วน">
            <text:p>หนึ่งพันสิบเก้าบาทถ้วน</text:p>
          </table:table-cell>
          <table:table-cell table:number-columns-repeated="2"/>
          <table:table-cell table:formula="of:=COM.MICROSOFT.BAHTTEXT([.$A1025])" office:value-type="string" office:string-value="หนึ่งพันสิบเก้าบาทถ้วน">
            <text:p>หนึ่งพันสิบเก้าบาทถ้วน</text:p>
          </table:table-cell>
          <table:table-cell table:number-columns-repeated="2"/>
          <table:table-cell table:formula="of:=IF([.$C1025]=[.$F102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0">
            <text:p>1020</text:p>
          </table:table-cell>
          <table:table-cell/>
          <table:table-cell table:formula="of:=ORG.OPENOFFICE.ADDIN.SAMPLE.PYTHON.NUMBERTEXT.NUMBERTEXT.MONEYTEXT([.$A1026];&quot;THB&quot;)" office:value-type="string" office:string-value="หนึ่งพันยี่สิบบาทถ้วน">
            <text:p>หนึ่งพันยี่สิบบาทถ้วน</text:p>
          </table:table-cell>
          <table:table-cell table:number-columns-repeated="2"/>
          <table:table-cell table:formula="of:=COM.MICROSOFT.BAHTTEXT([.$A1026])" office:value-type="string" office:string-value="หนึ่งพันยี่สิบบาทถ้วน">
            <text:p>หนึ่งพันยี่สิบบาทถ้วน</text:p>
          </table:table-cell>
          <table:table-cell table:number-columns-repeated="2"/>
          <table:table-cell table:formula="of:=IF([.$C1026]=[.$F102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1">
            <text:p>1021</text:p>
          </table:table-cell>
          <table:table-cell/>
          <table:table-cell table:formula="of:=ORG.OPENOFFICE.ADDIN.SAMPLE.PYTHON.NUMBERTEXT.NUMBERTEXT.MONEYTEXT([.$A1027];&quot;THB&quot;)" office:value-type="string" office:string-value="หนึ่งพันยี่สิบเอ็ดบาทถ้วน">
            <text:p>หนึ่งพันยี่สิบเอ็ดบาทถ้วน</text:p>
          </table:table-cell>
          <table:table-cell table:number-columns-repeated="2"/>
          <table:table-cell table:formula="of:=COM.MICROSOFT.BAHTTEXT([.$A1027])" office:value-type="string" office:string-value="หนึ่งพันยี่สิบเอ็ดบาทถ้วน">
            <text:p>หนึ่งพันยี่สิบเอ็ดบาทถ้วน</text:p>
          </table:table-cell>
          <table:table-cell table:number-columns-repeated="2"/>
          <table:table-cell table:formula="of:=IF([.$C1027]=[.$F102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2">
            <text:p>1022</text:p>
          </table:table-cell>
          <table:table-cell/>
          <table:table-cell table:formula="of:=ORG.OPENOFFICE.ADDIN.SAMPLE.PYTHON.NUMBERTEXT.NUMBERTEXT.MONEYTEXT([.$A1028];&quot;THB&quot;)" office:value-type="string" office:string-value="หนึ่งพันยี่สิบสองบาทถ้วน">
            <text:p>หนึ่งพันยี่สิบสองบาทถ้วน</text:p>
          </table:table-cell>
          <table:table-cell table:number-columns-repeated="2"/>
          <table:table-cell table:formula="of:=COM.MICROSOFT.BAHTTEXT([.$A1028])" office:value-type="string" office:string-value="หนึ่งพันยี่สิบสองบาทถ้วน">
            <text:p>หนึ่งพันยี่สิบสองบาทถ้วน</text:p>
          </table:table-cell>
          <table:table-cell table:number-columns-repeated="2"/>
          <table:table-cell table:formula="of:=IF([.$C1028]=[.$F102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3">
            <text:p>1023</text:p>
          </table:table-cell>
          <table:table-cell/>
          <table:table-cell table:formula="of:=ORG.OPENOFFICE.ADDIN.SAMPLE.PYTHON.NUMBERTEXT.NUMBERTEXT.MONEYTEXT([.$A1029];&quot;THB&quot;)" office:value-type="string" office:string-value="หนึ่งพันยี่สิบสามบาทถ้วน">
            <text:p>หนึ่งพันยี่สิบสามบาทถ้วน</text:p>
          </table:table-cell>
          <table:table-cell table:number-columns-repeated="2"/>
          <table:table-cell table:formula="of:=COM.MICROSOFT.BAHTTEXT([.$A1029])" office:value-type="string" office:string-value="หนึ่งพันยี่สิบสามบาทถ้วน">
            <text:p>หนึ่งพันยี่สิบสามบาทถ้วน</text:p>
          </table:table-cell>
          <table:table-cell table:number-columns-repeated="2"/>
          <table:table-cell table:formula="of:=IF([.$C1029]=[.$F102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4">
            <text:p>1024</text:p>
          </table:table-cell>
          <table:table-cell/>
          <table:table-cell table:formula="of:=ORG.OPENOFFICE.ADDIN.SAMPLE.PYTHON.NUMBERTEXT.NUMBERTEXT.MONEYTEXT([.$A1030];&quot;THB&quot;)" office:value-type="string" office:string-value="หนึ่งพันยี่สิบสี่บาทถ้วน">
            <text:p>หนึ่งพันยี่สิบสี่บาทถ้วน</text:p>
          </table:table-cell>
          <table:table-cell table:number-columns-repeated="2"/>
          <table:table-cell table:formula="of:=COM.MICROSOFT.BAHTTEXT([.$A1030])" office:value-type="string" office:string-value="หนึ่งพันยี่สิบสี่บาทถ้วน">
            <text:p>หนึ่งพันยี่สิบสี่บาทถ้วน</text:p>
          </table:table-cell>
          <table:table-cell table:number-columns-repeated="2"/>
          <table:table-cell table:formula="of:=IF([.$C1030]=[.$F103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5">
            <text:p>1025</text:p>
          </table:table-cell>
          <table:table-cell/>
          <table:table-cell table:formula="of:=ORG.OPENOFFICE.ADDIN.SAMPLE.PYTHON.NUMBERTEXT.NUMBERTEXT.MONEYTEXT([.$A1031];&quot;THB&quot;)" office:value-type="string" office:string-value="หนึ่งพันยี่สิบห้าบาทถ้วน">
            <text:p>หนึ่งพันยี่สิบห้าบาทถ้วน</text:p>
          </table:table-cell>
          <table:table-cell table:number-columns-repeated="2"/>
          <table:table-cell table:formula="of:=COM.MICROSOFT.BAHTTEXT([.$A1031])" office:value-type="string" office:string-value="หนึ่งพันยี่สิบห้าบาทถ้วน">
            <text:p>หนึ่งพันยี่สิบห้าบาทถ้วน</text:p>
          </table:table-cell>
          <table:table-cell table:number-columns-repeated="2"/>
          <table:table-cell table:formula="of:=IF([.$C1031]=[.$F103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6">
            <text:p>1026</text:p>
          </table:table-cell>
          <table:table-cell/>
          <table:table-cell table:formula="of:=ORG.OPENOFFICE.ADDIN.SAMPLE.PYTHON.NUMBERTEXT.NUMBERTEXT.MONEYTEXT([.$A1032];&quot;THB&quot;)" office:value-type="string" office:string-value="หนึ่งพันยี่สิบหกบาทถ้วน">
            <text:p>หนึ่งพันยี่สิบหกบาทถ้วน</text:p>
          </table:table-cell>
          <table:table-cell table:number-columns-repeated="2"/>
          <table:table-cell table:formula="of:=COM.MICROSOFT.BAHTTEXT([.$A1032])" office:value-type="string" office:string-value="หนึ่งพันยี่สิบหกบาทถ้วน">
            <text:p>หนึ่งพันยี่สิบหกบาทถ้วน</text:p>
          </table:table-cell>
          <table:table-cell table:number-columns-repeated="2"/>
          <table:table-cell table:formula="of:=IF([.$C1032]=[.$F103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7">
            <text:p>1027</text:p>
          </table:table-cell>
          <table:table-cell/>
          <table:table-cell table:formula="of:=ORG.OPENOFFICE.ADDIN.SAMPLE.PYTHON.NUMBERTEXT.NUMBERTEXT.MONEYTEXT([.$A1033];&quot;THB&quot;)" office:value-type="string" office:string-value="หนึ่งพันยี่สิบเจ็ดบาทถ้วน">
            <text:p>หนึ่งพันยี่สิบเจ็ดบาทถ้วน</text:p>
          </table:table-cell>
          <table:table-cell table:number-columns-repeated="2"/>
          <table:table-cell table:formula="of:=COM.MICROSOFT.BAHTTEXT([.$A1033])" office:value-type="string" office:string-value="หนึ่งพันยี่สิบเจ็ดบาทถ้วน">
            <text:p>หนึ่งพันยี่สิบเจ็ดบาทถ้วน</text:p>
          </table:table-cell>
          <table:table-cell table:number-columns-repeated="2"/>
          <table:table-cell table:formula="of:=IF([.$C1033]=[.$F103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8">
            <text:p>1028</text:p>
          </table:table-cell>
          <table:table-cell/>
          <table:table-cell table:formula="of:=ORG.OPENOFFICE.ADDIN.SAMPLE.PYTHON.NUMBERTEXT.NUMBERTEXT.MONEYTEXT([.$A1034];&quot;THB&quot;)" office:value-type="string" office:string-value="หนึ่งพันยี่สิบแปดบาทถ้วน">
            <text:p>หนึ่งพันยี่สิบแปดบาทถ้วน</text:p>
          </table:table-cell>
          <table:table-cell table:number-columns-repeated="2"/>
          <table:table-cell table:formula="of:=COM.MICROSOFT.BAHTTEXT([.$A1034])" office:value-type="string" office:string-value="หนึ่งพันยี่สิบแปดบาทถ้วน">
            <text:p>หนึ่งพันยี่สิบแปดบาทถ้วน</text:p>
          </table:table-cell>
          <table:table-cell table:number-columns-repeated="2"/>
          <table:table-cell table:formula="of:=IF([.$C1034]=[.$F103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29">
            <text:p>1029</text:p>
          </table:table-cell>
          <table:table-cell/>
          <table:table-cell table:formula="of:=ORG.OPENOFFICE.ADDIN.SAMPLE.PYTHON.NUMBERTEXT.NUMBERTEXT.MONEYTEXT([.$A1035];&quot;THB&quot;)" office:value-type="string" office:string-value="หนึ่งพันยี่สิบเก้าบาทถ้วน">
            <text:p>หนึ่งพันยี่สิบเก้าบาทถ้วน</text:p>
          </table:table-cell>
          <table:table-cell table:number-columns-repeated="2"/>
          <table:table-cell table:formula="of:=COM.MICROSOFT.BAHTTEXT([.$A1035])" office:value-type="string" office:string-value="หนึ่งพันยี่สิบเก้าบาทถ้วน">
            <text:p>หนึ่งพันยี่สิบเก้าบาทถ้วน</text:p>
          </table:table-cell>
          <table:table-cell table:number-columns-repeated="2"/>
          <table:table-cell table:formula="of:=IF([.$C1035]=[.$F103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0">
            <text:p>1030</text:p>
          </table:table-cell>
          <table:table-cell/>
          <table:table-cell table:formula="of:=ORG.OPENOFFICE.ADDIN.SAMPLE.PYTHON.NUMBERTEXT.NUMBERTEXT.MONEYTEXT([.$A1036];&quot;THB&quot;)" office:value-type="string" office:string-value="หนึ่งพันสามสิบบาทถ้วน">
            <text:p>หนึ่งพันสามสิบบาทถ้วน</text:p>
          </table:table-cell>
          <table:table-cell table:number-columns-repeated="2"/>
          <table:table-cell table:formula="of:=COM.MICROSOFT.BAHTTEXT([.$A1036])" office:value-type="string" office:string-value="หนึ่งพันสามสิบบาทถ้วน">
            <text:p>หนึ่งพันสามสิบบาทถ้วน</text:p>
          </table:table-cell>
          <table:table-cell table:number-columns-repeated="2"/>
          <table:table-cell table:formula="of:=IF([.$C1036]=[.$F103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1">
            <text:p>1031</text:p>
          </table:table-cell>
          <table:table-cell/>
          <table:table-cell table:formula="of:=ORG.OPENOFFICE.ADDIN.SAMPLE.PYTHON.NUMBERTEXT.NUMBERTEXT.MONEYTEXT([.$A1037];&quot;THB&quot;)" office:value-type="string" office:string-value="หนึ่งพันสามสิบเอ็ดบาทถ้วน">
            <text:p>หนึ่งพันสามสิบเอ็ดบาทถ้วน</text:p>
          </table:table-cell>
          <table:table-cell table:number-columns-repeated="2"/>
          <table:table-cell table:formula="of:=COM.MICROSOFT.BAHTTEXT([.$A1037])" office:value-type="string" office:string-value="หนึ่งพันสามสิบเอ็ดบาทถ้วน">
            <text:p>หนึ่งพันสามสิบเอ็ดบาทถ้วน</text:p>
          </table:table-cell>
          <table:table-cell table:number-columns-repeated="2"/>
          <table:table-cell table:formula="of:=IF([.$C1037]=[.$F103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2">
            <text:p>1032</text:p>
          </table:table-cell>
          <table:table-cell/>
          <table:table-cell table:formula="of:=ORG.OPENOFFICE.ADDIN.SAMPLE.PYTHON.NUMBERTEXT.NUMBERTEXT.MONEYTEXT([.$A1038];&quot;THB&quot;)" office:value-type="string" office:string-value="หนึ่งพันสามสิบสองบาทถ้วน">
            <text:p>หนึ่งพันสามสิบสองบาทถ้วน</text:p>
          </table:table-cell>
          <table:table-cell table:number-columns-repeated="2"/>
          <table:table-cell table:formula="of:=COM.MICROSOFT.BAHTTEXT([.$A1038])" office:value-type="string" office:string-value="หนึ่งพันสามสิบสองบาทถ้วน">
            <text:p>หนึ่งพันสามสิบสองบาทถ้วน</text:p>
          </table:table-cell>
          <table:table-cell table:number-columns-repeated="2"/>
          <table:table-cell table:formula="of:=IF([.$C1038]=[.$F103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3">
            <text:p>1033</text:p>
          </table:table-cell>
          <table:table-cell/>
          <table:table-cell table:formula="of:=ORG.OPENOFFICE.ADDIN.SAMPLE.PYTHON.NUMBERTEXT.NUMBERTEXT.MONEYTEXT([.$A1039];&quot;THB&quot;)" office:value-type="string" office:string-value="หนึ่งพันสามสิบสามบาทถ้วน">
            <text:p>หนึ่งพันสามสิบสามบาทถ้วน</text:p>
          </table:table-cell>
          <table:table-cell table:number-columns-repeated="2"/>
          <table:table-cell table:formula="of:=COM.MICROSOFT.BAHTTEXT([.$A1039])" office:value-type="string" office:string-value="หนึ่งพันสามสิบสามบาทถ้วน">
            <text:p>หนึ่งพันสามสิบสามบาทถ้วน</text:p>
          </table:table-cell>
          <table:table-cell table:number-columns-repeated="2"/>
          <table:table-cell table:formula="of:=IF([.$C1039]=[.$F103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4">
            <text:p>1034</text:p>
          </table:table-cell>
          <table:table-cell/>
          <table:table-cell table:formula="of:=ORG.OPENOFFICE.ADDIN.SAMPLE.PYTHON.NUMBERTEXT.NUMBERTEXT.MONEYTEXT([.$A1040];&quot;THB&quot;)" office:value-type="string" office:string-value="หนึ่งพันสามสิบสี่บาทถ้วน">
            <text:p>หนึ่งพันสามสิบสี่บาทถ้วน</text:p>
          </table:table-cell>
          <table:table-cell table:number-columns-repeated="2"/>
          <table:table-cell table:formula="of:=COM.MICROSOFT.BAHTTEXT([.$A1040])" office:value-type="string" office:string-value="หนึ่งพันสามสิบสี่บาทถ้วน">
            <text:p>หนึ่งพันสามสิบสี่บาทถ้วน</text:p>
          </table:table-cell>
          <table:table-cell table:number-columns-repeated="2"/>
          <table:table-cell table:formula="of:=IF([.$C1040]=[.$F104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5">
            <text:p>1035</text:p>
          </table:table-cell>
          <table:table-cell/>
          <table:table-cell table:formula="of:=ORG.OPENOFFICE.ADDIN.SAMPLE.PYTHON.NUMBERTEXT.NUMBERTEXT.MONEYTEXT([.$A1041];&quot;THB&quot;)" office:value-type="string" office:string-value="หนึ่งพันสามสิบห้าบาทถ้วน">
            <text:p>หนึ่งพันสามสิบห้าบาทถ้วน</text:p>
          </table:table-cell>
          <table:table-cell table:number-columns-repeated="2"/>
          <table:table-cell table:formula="of:=COM.MICROSOFT.BAHTTEXT([.$A1041])" office:value-type="string" office:string-value="หนึ่งพันสามสิบห้าบาทถ้วน">
            <text:p>หนึ่งพันสามสิบห้าบาทถ้วน</text:p>
          </table:table-cell>
          <table:table-cell table:number-columns-repeated="2"/>
          <table:table-cell table:formula="of:=IF([.$C1041]=[.$F104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6">
            <text:p>1036</text:p>
          </table:table-cell>
          <table:table-cell/>
          <table:table-cell table:formula="of:=ORG.OPENOFFICE.ADDIN.SAMPLE.PYTHON.NUMBERTEXT.NUMBERTEXT.MONEYTEXT([.$A1042];&quot;THB&quot;)" office:value-type="string" office:string-value="หนึ่งพันสามสิบหกบาทถ้วน">
            <text:p>หนึ่งพันสามสิบหกบาทถ้วน</text:p>
          </table:table-cell>
          <table:table-cell table:number-columns-repeated="2"/>
          <table:table-cell table:formula="of:=COM.MICROSOFT.BAHTTEXT([.$A1042])" office:value-type="string" office:string-value="หนึ่งพันสามสิบหกบาทถ้วน">
            <text:p>หนึ่งพันสามสิบหกบาทถ้วน</text:p>
          </table:table-cell>
          <table:table-cell table:number-columns-repeated="2"/>
          <table:table-cell table:formula="of:=IF([.$C1042]=[.$F104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7">
            <text:p>1037</text:p>
          </table:table-cell>
          <table:table-cell/>
          <table:table-cell table:formula="of:=ORG.OPENOFFICE.ADDIN.SAMPLE.PYTHON.NUMBERTEXT.NUMBERTEXT.MONEYTEXT([.$A1043];&quot;THB&quot;)" office:value-type="string" office:string-value="หนึ่งพันสามสิบเจ็ดบาทถ้วน">
            <text:p>หนึ่งพันสามสิบเจ็ดบาทถ้วน</text:p>
          </table:table-cell>
          <table:table-cell table:number-columns-repeated="2"/>
          <table:table-cell table:formula="of:=COM.MICROSOFT.BAHTTEXT([.$A1043])" office:value-type="string" office:string-value="หนึ่งพันสามสิบเจ็ดบาทถ้วน">
            <text:p>หนึ่งพันสามสิบเจ็ดบาทถ้วน</text:p>
          </table:table-cell>
          <table:table-cell table:number-columns-repeated="2"/>
          <table:table-cell table:formula="of:=IF([.$C1043]=[.$F104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8">
            <text:p>1038</text:p>
          </table:table-cell>
          <table:table-cell/>
          <table:table-cell table:formula="of:=ORG.OPENOFFICE.ADDIN.SAMPLE.PYTHON.NUMBERTEXT.NUMBERTEXT.MONEYTEXT([.$A1044];&quot;THB&quot;)" office:value-type="string" office:string-value="หนึ่งพันสามสิบแปดบาทถ้วน">
            <text:p>หนึ่งพันสามสิบแปดบาทถ้วน</text:p>
          </table:table-cell>
          <table:table-cell table:number-columns-repeated="2"/>
          <table:table-cell table:formula="of:=COM.MICROSOFT.BAHTTEXT([.$A1044])" office:value-type="string" office:string-value="หนึ่งพันสามสิบแปดบาทถ้วน">
            <text:p>หนึ่งพันสามสิบแปดบาทถ้วน</text:p>
          </table:table-cell>
          <table:table-cell table:number-columns-repeated="2"/>
          <table:table-cell table:formula="of:=IF([.$C1044]=[.$F104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39">
            <text:p>1039</text:p>
          </table:table-cell>
          <table:table-cell/>
          <table:table-cell table:formula="of:=ORG.OPENOFFICE.ADDIN.SAMPLE.PYTHON.NUMBERTEXT.NUMBERTEXT.MONEYTEXT([.$A1045];&quot;THB&quot;)" office:value-type="string" office:string-value="หนึ่งพันสามสิบเก้าบาทถ้วน">
            <text:p>หนึ่งพันสามสิบเก้าบาทถ้วน</text:p>
          </table:table-cell>
          <table:table-cell table:number-columns-repeated="2"/>
          <table:table-cell table:formula="of:=COM.MICROSOFT.BAHTTEXT([.$A1045])" office:value-type="string" office:string-value="หนึ่งพันสามสิบเก้าบาทถ้วน">
            <text:p>หนึ่งพันสามสิบเก้าบาทถ้วน</text:p>
          </table:table-cell>
          <table:table-cell table:number-columns-repeated="2"/>
          <table:table-cell table:formula="of:=IF([.$C1045]=[.$F104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0">
            <text:p>1040</text:p>
          </table:table-cell>
          <table:table-cell/>
          <table:table-cell table:formula="of:=ORG.OPENOFFICE.ADDIN.SAMPLE.PYTHON.NUMBERTEXT.NUMBERTEXT.MONEYTEXT([.$A1046];&quot;THB&quot;)" office:value-type="string" office:string-value="หนึ่งพันสี่สิบบาทถ้วน">
            <text:p>หนึ่งพันสี่สิบบาทถ้วน</text:p>
          </table:table-cell>
          <table:table-cell table:number-columns-repeated="2"/>
          <table:table-cell table:formula="of:=COM.MICROSOFT.BAHTTEXT([.$A1046])" office:value-type="string" office:string-value="หนึ่งพันสี่สิบบาทถ้วน">
            <text:p>หนึ่งพันสี่สิบบาทถ้วน</text:p>
          </table:table-cell>
          <table:table-cell table:number-columns-repeated="2"/>
          <table:table-cell table:formula="of:=IF([.$C1046]=[.$F104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1">
            <text:p>1041</text:p>
          </table:table-cell>
          <table:table-cell/>
          <table:table-cell table:formula="of:=ORG.OPENOFFICE.ADDIN.SAMPLE.PYTHON.NUMBERTEXT.NUMBERTEXT.MONEYTEXT([.$A1047];&quot;THB&quot;)" office:value-type="string" office:string-value="หนึ่งพันสี่สิบเอ็ดบาทถ้วน">
            <text:p>หนึ่งพันสี่สิบเอ็ดบาทถ้วน</text:p>
          </table:table-cell>
          <table:table-cell table:number-columns-repeated="2"/>
          <table:table-cell table:formula="of:=COM.MICROSOFT.BAHTTEXT([.$A1047])" office:value-type="string" office:string-value="หนึ่งพันสี่สิบเอ็ดบาทถ้วน">
            <text:p>หนึ่งพันสี่สิบเอ็ดบาทถ้วน</text:p>
          </table:table-cell>
          <table:table-cell table:number-columns-repeated="2"/>
          <table:table-cell table:formula="of:=IF([.$C1047]=[.$F104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2">
            <text:p>1042</text:p>
          </table:table-cell>
          <table:table-cell/>
          <table:table-cell table:formula="of:=ORG.OPENOFFICE.ADDIN.SAMPLE.PYTHON.NUMBERTEXT.NUMBERTEXT.MONEYTEXT([.$A1048];&quot;THB&quot;)" office:value-type="string" office:string-value="หนึ่งพันสี่สิบสองบาทถ้วน">
            <text:p>หนึ่งพันสี่สิบสองบาทถ้วน</text:p>
          </table:table-cell>
          <table:table-cell table:number-columns-repeated="2"/>
          <table:table-cell table:formula="of:=COM.MICROSOFT.BAHTTEXT([.$A1048])" office:value-type="string" office:string-value="หนึ่งพันสี่สิบสองบาทถ้วน">
            <text:p>หนึ่งพันสี่สิบสองบาทถ้วน</text:p>
          </table:table-cell>
          <table:table-cell table:number-columns-repeated="2"/>
          <table:table-cell table:formula="of:=IF([.$C1048]=[.$F104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3">
            <text:p>1043</text:p>
          </table:table-cell>
          <table:table-cell/>
          <table:table-cell table:formula="of:=ORG.OPENOFFICE.ADDIN.SAMPLE.PYTHON.NUMBERTEXT.NUMBERTEXT.MONEYTEXT([.$A1049];&quot;THB&quot;)" office:value-type="string" office:string-value="หนึ่งพันสี่สิบสามบาทถ้วน">
            <text:p>หนึ่งพันสี่สิบสามบาทถ้วน</text:p>
          </table:table-cell>
          <table:table-cell table:number-columns-repeated="2"/>
          <table:table-cell table:formula="of:=COM.MICROSOFT.BAHTTEXT([.$A1049])" office:value-type="string" office:string-value="หนึ่งพันสี่สิบสามบาทถ้วน">
            <text:p>หนึ่งพันสี่สิบสามบาทถ้วน</text:p>
          </table:table-cell>
          <table:table-cell table:number-columns-repeated="2"/>
          <table:table-cell table:formula="of:=IF([.$C1049]=[.$F104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4">
            <text:p>1044</text:p>
          </table:table-cell>
          <table:table-cell/>
          <table:table-cell table:formula="of:=ORG.OPENOFFICE.ADDIN.SAMPLE.PYTHON.NUMBERTEXT.NUMBERTEXT.MONEYTEXT([.$A1050];&quot;THB&quot;)" office:value-type="string" office:string-value="หนึ่งพันสี่สิบสี่บาทถ้วน">
            <text:p>หนึ่งพันสี่สิบสี่บาทถ้วน</text:p>
          </table:table-cell>
          <table:table-cell table:number-columns-repeated="2"/>
          <table:table-cell table:formula="of:=COM.MICROSOFT.BAHTTEXT([.$A1050])" office:value-type="string" office:string-value="หนึ่งพันสี่สิบสี่บาทถ้วน">
            <text:p>หนึ่งพันสี่สิบสี่บาทถ้วน</text:p>
          </table:table-cell>
          <table:table-cell table:number-columns-repeated="2"/>
          <table:table-cell table:formula="of:=IF([.$C1050]=[.$F105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5">
            <text:p>1045</text:p>
          </table:table-cell>
          <table:table-cell/>
          <table:table-cell table:formula="of:=ORG.OPENOFFICE.ADDIN.SAMPLE.PYTHON.NUMBERTEXT.NUMBERTEXT.MONEYTEXT([.$A1051];&quot;THB&quot;)" office:value-type="string" office:string-value="หนึ่งพันสี่สิบห้าบาทถ้วน">
            <text:p>หนึ่งพันสี่สิบห้าบาทถ้วน</text:p>
          </table:table-cell>
          <table:table-cell table:number-columns-repeated="2"/>
          <table:table-cell table:formula="of:=COM.MICROSOFT.BAHTTEXT([.$A1051])" office:value-type="string" office:string-value="หนึ่งพันสี่สิบห้าบาทถ้วน">
            <text:p>หนึ่งพันสี่สิบห้าบาทถ้วน</text:p>
          </table:table-cell>
          <table:table-cell table:number-columns-repeated="2"/>
          <table:table-cell table:formula="of:=IF([.$C1051]=[.$F105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6">
            <text:p>1046</text:p>
          </table:table-cell>
          <table:table-cell/>
          <table:table-cell table:formula="of:=ORG.OPENOFFICE.ADDIN.SAMPLE.PYTHON.NUMBERTEXT.NUMBERTEXT.MONEYTEXT([.$A1052];&quot;THB&quot;)" office:value-type="string" office:string-value="หนึ่งพันสี่สิบหกบาทถ้วน">
            <text:p>หนึ่งพันสี่สิบหกบาทถ้วน</text:p>
          </table:table-cell>
          <table:table-cell table:number-columns-repeated="2"/>
          <table:table-cell table:formula="of:=COM.MICROSOFT.BAHTTEXT([.$A1052])" office:value-type="string" office:string-value="หนึ่งพันสี่สิบหกบาทถ้วน">
            <text:p>หนึ่งพันสี่สิบหกบาทถ้วน</text:p>
          </table:table-cell>
          <table:table-cell table:number-columns-repeated="2"/>
          <table:table-cell table:formula="of:=IF([.$C1052]=[.$F105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7">
            <text:p>1047</text:p>
          </table:table-cell>
          <table:table-cell/>
          <table:table-cell table:formula="of:=ORG.OPENOFFICE.ADDIN.SAMPLE.PYTHON.NUMBERTEXT.NUMBERTEXT.MONEYTEXT([.$A1053];&quot;THB&quot;)" office:value-type="string" office:string-value="หนึ่งพันสี่สิบเจ็ดบาทถ้วน">
            <text:p>หนึ่งพันสี่สิบเจ็ดบาทถ้วน</text:p>
          </table:table-cell>
          <table:table-cell table:number-columns-repeated="2"/>
          <table:table-cell table:formula="of:=COM.MICROSOFT.BAHTTEXT([.$A1053])" office:value-type="string" office:string-value="หนึ่งพันสี่สิบเจ็ดบาทถ้วน">
            <text:p>หนึ่งพันสี่สิบเจ็ดบาทถ้วน</text:p>
          </table:table-cell>
          <table:table-cell table:number-columns-repeated="2"/>
          <table:table-cell table:formula="of:=IF([.$C1053]=[.$F105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8">
            <text:p>1048</text:p>
          </table:table-cell>
          <table:table-cell/>
          <table:table-cell table:formula="of:=ORG.OPENOFFICE.ADDIN.SAMPLE.PYTHON.NUMBERTEXT.NUMBERTEXT.MONEYTEXT([.$A1054];&quot;THB&quot;)" office:value-type="string" office:string-value="หนึ่งพันสี่สิบแปดบาทถ้วน">
            <text:p>หนึ่งพันสี่สิบแปดบาทถ้วน</text:p>
          </table:table-cell>
          <table:table-cell table:number-columns-repeated="2"/>
          <table:table-cell table:formula="of:=COM.MICROSOFT.BAHTTEXT([.$A1054])" office:value-type="string" office:string-value="หนึ่งพันสี่สิบแปดบาทถ้วน">
            <text:p>หนึ่งพันสี่สิบแปดบาทถ้วน</text:p>
          </table:table-cell>
          <table:table-cell table:number-columns-repeated="2"/>
          <table:table-cell table:formula="of:=IF([.$C1054]=[.$F105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49">
            <text:p>1049</text:p>
          </table:table-cell>
          <table:table-cell/>
          <table:table-cell table:formula="of:=ORG.OPENOFFICE.ADDIN.SAMPLE.PYTHON.NUMBERTEXT.NUMBERTEXT.MONEYTEXT([.$A1055];&quot;THB&quot;)" office:value-type="string" office:string-value="หนึ่งพันสี่สิบเก้าบาทถ้วน">
            <text:p>หนึ่งพันสี่สิบเก้าบาทถ้วน</text:p>
          </table:table-cell>
          <table:table-cell table:number-columns-repeated="2"/>
          <table:table-cell table:formula="of:=COM.MICROSOFT.BAHTTEXT([.$A1055])" office:value-type="string" office:string-value="หนึ่งพันสี่สิบเก้าบาทถ้วน">
            <text:p>หนึ่งพันสี่สิบเก้าบาทถ้วน</text:p>
          </table:table-cell>
          <table:table-cell table:number-columns-repeated="2"/>
          <table:table-cell table:formula="of:=IF([.$C1055]=[.$F105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0">
            <text:p>1050</text:p>
          </table:table-cell>
          <table:table-cell/>
          <table:table-cell table:formula="of:=ORG.OPENOFFICE.ADDIN.SAMPLE.PYTHON.NUMBERTEXT.NUMBERTEXT.MONEYTEXT([.$A1056];&quot;THB&quot;)" office:value-type="string" office:string-value="หนึ่งพันห้าสิบบาทถ้วน">
            <text:p>หนึ่งพันห้าสิบบาทถ้วน</text:p>
          </table:table-cell>
          <table:table-cell table:number-columns-repeated="2"/>
          <table:table-cell table:formula="of:=COM.MICROSOFT.BAHTTEXT([.$A1056])" office:value-type="string" office:string-value="หนึ่งพันห้าสิบบาทถ้วน">
            <text:p>หนึ่งพันห้าสิบบาทถ้วน</text:p>
          </table:table-cell>
          <table:table-cell table:number-columns-repeated="2"/>
          <table:table-cell table:formula="of:=IF([.$C1056]=[.$F105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1">
            <text:p>1051</text:p>
          </table:table-cell>
          <table:table-cell/>
          <table:table-cell table:formula="of:=ORG.OPENOFFICE.ADDIN.SAMPLE.PYTHON.NUMBERTEXT.NUMBERTEXT.MONEYTEXT([.$A1057];&quot;THB&quot;)" office:value-type="string" office:string-value="หนึ่งพันห้าสิบเอ็ดบาทถ้วน">
            <text:p>หนึ่งพันห้าสิบเอ็ดบาทถ้วน</text:p>
          </table:table-cell>
          <table:table-cell table:number-columns-repeated="2"/>
          <table:table-cell table:formula="of:=COM.MICROSOFT.BAHTTEXT([.$A1057])" office:value-type="string" office:string-value="หนึ่งพันห้าสิบเอ็ดบาทถ้วน">
            <text:p>หนึ่งพันห้าสิบเอ็ดบาทถ้วน</text:p>
          </table:table-cell>
          <table:table-cell table:number-columns-repeated="2"/>
          <table:table-cell table:formula="of:=IF([.$C1057]=[.$F105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2">
            <text:p>1052</text:p>
          </table:table-cell>
          <table:table-cell/>
          <table:table-cell table:formula="of:=ORG.OPENOFFICE.ADDIN.SAMPLE.PYTHON.NUMBERTEXT.NUMBERTEXT.MONEYTEXT([.$A1058];&quot;THB&quot;)" office:value-type="string" office:string-value="หนึ่งพันห้าสิบสองบาทถ้วน">
            <text:p>หนึ่งพันห้าสิบสองบาทถ้วน</text:p>
          </table:table-cell>
          <table:table-cell table:number-columns-repeated="2"/>
          <table:table-cell table:formula="of:=COM.MICROSOFT.BAHTTEXT([.$A1058])" office:value-type="string" office:string-value="หนึ่งพันห้าสิบสองบาทถ้วน">
            <text:p>หนึ่งพันห้าสิบสองบาทถ้วน</text:p>
          </table:table-cell>
          <table:table-cell table:number-columns-repeated="2"/>
          <table:table-cell table:formula="of:=IF([.$C1058]=[.$F105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3">
            <text:p>1053</text:p>
          </table:table-cell>
          <table:table-cell/>
          <table:table-cell table:formula="of:=ORG.OPENOFFICE.ADDIN.SAMPLE.PYTHON.NUMBERTEXT.NUMBERTEXT.MONEYTEXT([.$A1059];&quot;THB&quot;)" office:value-type="string" office:string-value="หนึ่งพันห้าสิบสามบาทถ้วน">
            <text:p>หนึ่งพันห้าสิบสามบาทถ้วน</text:p>
          </table:table-cell>
          <table:table-cell table:number-columns-repeated="2"/>
          <table:table-cell table:formula="of:=COM.MICROSOFT.BAHTTEXT([.$A1059])" office:value-type="string" office:string-value="หนึ่งพันห้าสิบสามบาทถ้วน">
            <text:p>หนึ่งพันห้าสิบสามบาทถ้วน</text:p>
          </table:table-cell>
          <table:table-cell table:number-columns-repeated="2"/>
          <table:table-cell table:formula="of:=IF([.$C1059]=[.$F1059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4">
            <text:p>1054</text:p>
          </table:table-cell>
          <table:table-cell/>
          <table:table-cell table:formula="of:=ORG.OPENOFFICE.ADDIN.SAMPLE.PYTHON.NUMBERTEXT.NUMBERTEXT.MONEYTEXT([.$A1060];&quot;THB&quot;)" office:value-type="string" office:string-value="หนึ่งพันห้าสิบสี่บาทถ้วน">
            <text:p>หนึ่งพันห้าสิบสี่บาทถ้วน</text:p>
          </table:table-cell>
          <table:table-cell table:number-columns-repeated="2"/>
          <table:table-cell table:formula="of:=COM.MICROSOFT.BAHTTEXT([.$A1060])" office:value-type="string" office:string-value="หนึ่งพันห้าสิบสี่บาทถ้วน">
            <text:p>หนึ่งพันห้าสิบสี่บาทถ้วน</text:p>
          </table:table-cell>
          <table:table-cell table:number-columns-repeated="2"/>
          <table:table-cell table:formula="of:=IF([.$C1060]=[.$F1060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5">
            <text:p>1055</text:p>
          </table:table-cell>
          <table:table-cell/>
          <table:table-cell table:formula="of:=ORG.OPENOFFICE.ADDIN.SAMPLE.PYTHON.NUMBERTEXT.NUMBERTEXT.MONEYTEXT([.$A1061];&quot;THB&quot;)" office:value-type="string" office:string-value="หนึ่งพันห้าสิบห้าบาทถ้วน">
            <text:p>หนึ่งพันห้าสิบห้าบาทถ้วน</text:p>
          </table:table-cell>
          <table:table-cell table:number-columns-repeated="2"/>
          <table:table-cell table:formula="of:=COM.MICROSOFT.BAHTTEXT([.$A1061])" office:value-type="string" office:string-value="หนึ่งพันห้าสิบห้าบาทถ้วน">
            <text:p>หนึ่งพันห้าสิบห้าบาทถ้วน</text:p>
          </table:table-cell>
          <table:table-cell table:number-columns-repeated="2"/>
          <table:table-cell table:formula="of:=IF([.$C1061]=[.$F1061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6">
            <text:p>1056</text:p>
          </table:table-cell>
          <table:table-cell/>
          <table:table-cell table:formula="of:=ORG.OPENOFFICE.ADDIN.SAMPLE.PYTHON.NUMBERTEXT.NUMBERTEXT.MONEYTEXT([.$A1062];&quot;THB&quot;)" office:value-type="string" office:string-value="หนึ่งพันห้าสิบหกบาทถ้วน">
            <text:p>หนึ่งพันห้าสิบหกบาทถ้วน</text:p>
          </table:table-cell>
          <table:table-cell table:number-columns-repeated="2"/>
          <table:table-cell table:formula="of:=COM.MICROSOFT.BAHTTEXT([.$A1062])" office:value-type="string" office:string-value="หนึ่งพันห้าสิบหกบาทถ้วน">
            <text:p>หนึ่งพันห้าสิบหกบาทถ้วน</text:p>
          </table:table-cell>
          <table:table-cell table:number-columns-repeated="2"/>
          <table:table-cell table:formula="of:=IF([.$C1062]=[.$F1062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7">
            <text:p>1057</text:p>
          </table:table-cell>
          <table:table-cell/>
          <table:table-cell table:formula="of:=ORG.OPENOFFICE.ADDIN.SAMPLE.PYTHON.NUMBERTEXT.NUMBERTEXT.MONEYTEXT([.$A1063];&quot;THB&quot;)" office:value-type="string" office:string-value="หนึ่งพันห้าสิบเจ็ดบาทถ้วน">
            <text:p>หนึ่งพันห้าสิบเจ็ดบาทถ้วน</text:p>
          </table:table-cell>
          <table:table-cell table:number-columns-repeated="2"/>
          <table:table-cell table:formula="of:=COM.MICROSOFT.BAHTTEXT([.$A1063])" office:value-type="string" office:string-value="หนึ่งพันห้าสิบเจ็ดบาทถ้วน">
            <text:p>หนึ่งพันห้าสิบเจ็ดบาทถ้วน</text:p>
          </table:table-cell>
          <table:table-cell table:number-columns-repeated="2"/>
          <table:table-cell table:formula="of:=IF([.$C1063]=[.$F1063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8">
            <text:p>1058</text:p>
          </table:table-cell>
          <table:table-cell/>
          <table:table-cell table:formula="of:=ORG.OPENOFFICE.ADDIN.SAMPLE.PYTHON.NUMBERTEXT.NUMBERTEXT.MONEYTEXT([.$A1064];&quot;THB&quot;)" office:value-type="string" office:string-value="หนึ่งพันห้าสิบแปดบาทถ้วน">
            <text:p>หนึ่งพันห้าสิบแปดบาทถ้วน</text:p>
          </table:table-cell>
          <table:table-cell table:number-columns-repeated="2"/>
          <table:table-cell table:formula="of:=COM.MICROSOFT.BAHTTEXT([.$A1064])" office:value-type="string" office:string-value="หนึ่งพันห้าสิบแปดบาทถ้วน">
            <text:p>หนึ่งพันห้าสิบแปดบาทถ้วน</text:p>
          </table:table-cell>
          <table:table-cell table:number-columns-repeated="2"/>
          <table:table-cell table:formula="of:=IF([.$C1064]=[.$F1064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59">
            <text:p>1059</text:p>
          </table:table-cell>
          <table:table-cell/>
          <table:table-cell table:formula="of:=ORG.OPENOFFICE.ADDIN.SAMPLE.PYTHON.NUMBERTEXT.NUMBERTEXT.MONEYTEXT([.$A1065];&quot;THB&quot;)" office:value-type="string" office:string-value="หนึ่งพันห้าสิบเก้าบาทถ้วน">
            <text:p>หนึ่งพันห้าสิบเก้าบาทถ้วน</text:p>
          </table:table-cell>
          <table:table-cell table:number-columns-repeated="2"/>
          <table:table-cell table:formula="of:=COM.MICROSOFT.BAHTTEXT([.$A1065])" office:value-type="string" office:string-value="หนึ่งพันห้าสิบเก้าบาทถ้วน">
            <text:p>หนึ่งพันห้าสิบเก้าบาทถ้วน</text:p>
          </table:table-cell>
          <table:table-cell table:number-columns-repeated="2"/>
          <table:table-cell table:formula="of:=IF([.$C1065]=[.$F1065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60">
            <text:p>1060</text:p>
          </table:table-cell>
          <table:table-cell/>
          <table:table-cell table:formula="of:=ORG.OPENOFFICE.ADDIN.SAMPLE.PYTHON.NUMBERTEXT.NUMBERTEXT.MONEYTEXT([.$A1066];&quot;THB&quot;)" office:value-type="string" office:string-value="หนึ่งพันหกสิบบาทถ้วน">
            <text:p>หนึ่งพันหกสิบบาทถ้วน</text:p>
          </table:table-cell>
          <table:table-cell table:number-columns-repeated="2"/>
          <table:table-cell table:formula="of:=COM.MICROSOFT.BAHTTEXT([.$A1066])" office:value-type="string" office:string-value="หนึ่งพันหกสิบบาทถ้วน">
            <text:p>หนึ่งพันหกสิบบาทถ้วน</text:p>
          </table:table-cell>
          <table:table-cell table:number-columns-repeated="2"/>
          <table:table-cell table:formula="of:=IF([.$C1066]=[.$F1066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61">
            <text:p>1061</text:p>
          </table:table-cell>
          <table:table-cell/>
          <table:table-cell table:formula="of:=ORG.OPENOFFICE.ADDIN.SAMPLE.PYTHON.NUMBERTEXT.NUMBERTEXT.MONEYTEXT([.$A1067];&quot;THB&quot;)" office:value-type="string" office:string-value="หนึ่งพันหกสิบเอ็ดบาทถ้วน">
            <text:p>หนึ่งพันหกสิบเอ็ดบาทถ้วน</text:p>
          </table:table-cell>
          <table:table-cell table:number-columns-repeated="2"/>
          <table:table-cell table:formula="of:=COM.MICROSOFT.BAHTTEXT([.$A1067])" office:value-type="string" office:string-value="หนึ่งพันหกสิบเอ็ดบาทถ้วน">
            <text:p>หนึ่งพันหกสิบเอ็ดบาทถ้วน</text:p>
          </table:table-cell>
          <table:table-cell table:number-columns-repeated="2"/>
          <table:table-cell table:formula="of:=IF([.$C1067]=[.$F1067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>
          <table:table-cell office:value-type="float" office:value="1062">
            <text:p>1062</text:p>
          </table:table-cell>
          <table:table-cell/>
          <table:table-cell table:formula="of:=ORG.OPENOFFICE.ADDIN.SAMPLE.PYTHON.NUMBERTEXT.NUMBERTEXT.MONEYTEXT([.$A1068];&quot;THB&quot;)" office:value-type="string" office:string-value="หนึ่งพันหกสิบสองบาทถ้วน">
            <text:p>หนึ่งพันหกสิบสองบาทถ้วน</text:p>
          </table:table-cell>
          <table:table-cell table:number-columns-repeated="2"/>
          <table:table-cell table:formula="of:=COM.MICROSOFT.BAHTTEXT([.$A1068])" office:value-type="string" office:string-value="หนึ่งพันหกสิบสองบาทถ้วน">
            <text:p>หนึ่งพันหกสิบสองบาทถ้วน</text:p>
          </table:table-cell>
          <table:table-cell table:number-columns-repeated="2"/>
          <table:table-cell table:formula="of:=IF([.$C1068]=[.$F1068];&quot;equal&quot;;&quot; ERROR!!!!!!!!!!!!&quot;)" office:value-type="string" office:string-value="equal">
            <text:p>equal</text:p>
          </table:table-cell>
          <table:table-cell table:number-columns-repeated="1015"/>
        </table:table-row>
        <table:table-row table:style-name="ro1" table:number-rows-repeated="64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2">2009.05.22</text:date>, <text:time>10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3T15:40:43</meta:creation-date>
    <dc:date>2009-05-22T10:57:06</dc:date>
    <meta:editing-duration>PT06H55M22S</meta:editing-duration>
    <meta:editing-cycles>6</meta:editing-cycles>
    <meta:generator>OpenOffice.org/3.0$Linux OpenOffice.org_project/300m15$Build-9379</meta:generator>
    <meta:document-statistic meta:table-count="3" meta:cell-count="4269" meta:object-count="0"/>
    <meta:user-defined meta:name="Info 1"/>
    <meta:user-defined meta:name="Info 2"/>
    <meta:user-defined meta:name="Info 3"/>
    <meta:user-defined meta:name="Info 4"/>
  </office:meta>
</office:document-meta>
</file>